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62782" calcext:value-type="float">
            <text:p>-0,362782</text:p>
          </table:table-cell>
          <table:table-cell office:value-type="float" office:value="-0.221148" calcext:value-type="float">
            <text:p>-0,221148</text:p>
          </table:table-cell>
          <table:table-cell office:value-type="float" office:value="-0.100127" calcext:value-type="float">
            <text:p>-0,100127</text:p>
          </table:table-cell>
          <table:table-cell office:value-type="float" office:value="-0.033937" calcext:value-type="float">
            <text:p>-0,033937</text:p>
          </table:table-cell>
          <table:table-cell office:value-type="float" office:value="-0.007011" calcext:value-type="float">
            <text:p>-0,007011</text:p>
          </table:table-cell>
          <table:table-cell office:value-type="float" office:value="-0.001591" calcext:value-type="float">
            <text:p>-0,001591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0.006789" calcext:value-type="float">
            <text:p>0,006789</text:p>
          </table:table-cell>
          <table:table-cell office:value-type="float" office:value="0.033925" calcext:value-type="float">
            <text:p>0,033925</text:p>
          </table:table-cell>
          <table:table-cell office:value-type="float" office:value="0.099006" calcext:value-type="float">
            <text:p>0,099006</text:p>
          </table:table-cell>
          <table:table-cell office:value-type="float" office:value="0.209578" calcext:value-type="float">
            <text:p>0,209578</text:p>
          </table:table-cell>
          <table:table-cell office:value-type="float" office:value="0.438555" calcext:value-type="float">
            <text:p>0,438555</text:p>
          </table:table-cell>
          <table:table-cell office:value-type="float" office:value="-0.001354" calcext:value-type="float">
            <text:p>-0,0013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4922" calcext:value-type="float">
            <text:p>-0,34922</text:p>
          </table:table-cell>
          <table:table-cell office:value-type="float" office:value="-0.212846" calcext:value-type="float">
            <text:p>-0,212846</text:p>
          </table:table-cell>
          <table:table-cell office:value-type="float" office:value="-0.085227" calcext:value-type="float">
            <text:p>-0,085227</text:p>
          </table:table-cell>
          <table:table-cell office:value-type="float" office:value="-0.02976" calcext:value-type="float">
            <text:p>-0,02976</text:p>
          </table:table-cell>
          <table:table-cell office:value-type="float" office:value="-0.008623" calcext:value-type="float">
            <text:p>-0,008623</text:p>
          </table:table-cell>
          <table:table-cell office:value-type="float" office:value="-0.002191" calcext:value-type="float">
            <text:p>-0,002191</text:p>
          </table:table-cell>
          <table:table-cell office:value-type="float" office:value="0.001225" calcext:value-type="float">
            <text:p>0,001225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0.063152" calcext:value-type="float">
            <text:p>0,063152</text:p>
          </table:table-cell>
          <table:table-cell office:value-type="float" office:value="0.131038" calcext:value-type="float">
            <text:p>0,131038</text:p>
          </table:table-cell>
          <table:table-cell office:value-type="float" office:value="0.255703" calcext:value-type="float">
            <text:p>0,255703</text:p>
          </table:table-cell>
          <table:table-cell office:value-type="float" office:value="0.438555" calcext:value-type="float">
            <text:p>0,438555</text:p>
          </table:table-cell>
          <table:table-cell office:value-type="float" office:value="0.012205" calcext:value-type="float">
            <text:p>0,0122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00574" calcext:value-type="float">
            <text:p>-0,400574</text:p>
          </table:table-cell>
          <table:table-cell office:value-type="float" office:value="-0.145218" calcext:value-type="float">
            <text:p>-0,145218</text:p>
          </table:table-cell>
          <table:table-cell office:value-type="float" office:value="-0.058927" calcext:value-type="float">
            <text:p>-0,058927</text:p>
          </table:table-cell>
          <table:table-cell office:value-type="float" office:value="-0.018446" calcext:value-type="float">
            <text:p>-0,018446</text:p>
          </table:table-cell>
          <table:table-cell office:value-type="float" office:value="-0.006719" calcext:value-type="float">
            <text:p>-0,006719</text:p>
          </table:table-cell>
          <table:table-cell office:value-type="float" office:value="-0.002001" calcext:value-type="float">
            <text:p>-0,002001</text:p>
          </table:table-cell>
          <table:table-cell office:value-type="float" office:value="0.001071" calcext:value-type="float">
            <text:p>0,001071</text:p>
          </table:table-cell>
          <table:table-cell office:value-type="float" office:value="0.010716" calcext:value-type="float">
            <text:p>0,010716</text:p>
          </table:table-cell>
          <table:table-cell office:value-type="float" office:value="0.059492" calcext:value-type="float">
            <text:p>0,059492</text:p>
          </table:table-cell>
          <table:table-cell office:value-type="float" office:value="0.121252" calcext:value-type="float">
            <text:p>0,121252</text:p>
          </table:table-cell>
          <table:table-cell office:value-type="float" office:value="0.293207" calcext:value-type="float">
            <text:p>0,293207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25443" calcext:value-type="float">
            <text:p>0,0254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00391" calcext:value-type="float">
            <text:p>-0,300391</text:p>
          </table:table-cell>
          <table:table-cell office:value-type="float" office:value="-0.167609" calcext:value-type="float">
            <text:p>-0,167609</text:p>
          </table:table-cell>
          <table:table-cell office:value-type="float" office:value="-0.057079" calcext:value-type="float">
            <text:p>-0,057079</text:p>
          </table:table-cell>
          <table:table-cell office:value-type="float" office:value="-0.011235" calcext:value-type="float">
            <text:p>-0,011235</text:p>
          </table:table-cell>
          <table:table-cell office:value-type="float" office:value="-0.003593" calcext:value-type="float">
            <text:p>-0,003593</text:p>
          </table:table-cell>
          <table:table-cell office:value-type="float" office:value="-0.000814" calcext:value-type="float">
            <text:p>-0,000814</text:p>
          </table:table-cell>
          <table:table-cell office:value-type="float" office:value="0.001777" calcext:value-type="float">
            <text:p>0,001777</text:p>
          </table:table-cell>
          <table:table-cell office:value-type="float" office:value="0.014238" calcext:value-type="float">
            <text:p>0,014238</text:p>
          </table:table-cell>
          <table:table-cell office:value-type="float" office:value="0.061068" calcext:value-type="float">
            <text:p>0,061068</text:p>
          </table:table-cell>
          <table:table-cell office:value-type="float" office:value="0.119996" calcext:value-type="float">
            <text:p>0,119996</text:p>
          </table:table-cell>
          <table:table-cell office:value-type="float" office:value="0.285923" calcext:value-type="float">
            <text:p>0,285923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24267" calcext:value-type="float">
            <text:p>0,0242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85351" calcext:value-type="float">
            <text:p>-0,385351</text:p>
          </table:table-cell>
          <table:table-cell office:value-type="float" office:value="-0.169878" calcext:value-type="float">
            <text:p>-0,169878</text:p>
          </table:table-cell>
          <table:table-cell office:value-type="float" office:value="-0.052013" calcext:value-type="float">
            <text:p>-0,052013</text:p>
          </table:table-cell>
          <table:table-cell office:value-type="float" office:value="-0.009462" calcext:value-type="float">
            <text:p>-0,009462</text:p>
          </table:table-cell>
          <table:table-cell office:value-type="float" office:value="-0.002937" calcext:value-type="float">
            <text:p>-0,002937</text:p>
          </table:table-cell>
          <table:table-cell office:value-type="float" office:value="-0.000448" calcext:value-type="float">
            <text:p>-0,000448</text:p>
          </table:table-cell>
          <table:table-cell office:value-type="float" office:value="0.003734" calcext:value-type="float">
            <text:p>0,003734</text:p>
          </table:table-cell>
          <table:table-cell office:value-type="float" office:value="0.021519" calcext:value-type="float">
            <text:p>0,021519</text:p>
          </table:table-cell>
          <table:table-cell office:value-type="float" office:value="0.063954" calcext:value-type="float">
            <text:p>0,063954</text:p>
          </table:table-cell>
          <table:table-cell office:value-type="float" office:value="0.141173" calcext:value-type="float">
            <text:p>0,141173</text:p>
          </table:table-cell>
          <table:table-cell office:value-type="float" office:value="0.300676" calcext:value-type="float">
            <text:p>0,300676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29632" calcext:value-type="float">
            <text:p>0,0296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2704" calcext:value-type="float">
            <text:p>-0,452704</text:p>
          </table:table-cell>
          <table:table-cell office:value-type="float" office:value="-0.153527" calcext:value-type="float">
            <text:p>-0,153527</text:p>
          </table:table-cell>
          <table:table-cell office:value-type="float" office:value="-0.038668" calcext:value-type="float">
            <text:p>-0,038668</text:p>
          </table:table-cell>
          <table:table-cell office:value-type="float" office:value="-0.00836" calcext:value-type="float">
            <text:p>-0,00836</text:p>
          </table:table-cell>
          <table:table-cell office:value-type="float" office:value="-0.002712" calcext:value-type="float">
            <text:p>-0,002712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4874" calcext:value-type="float">
            <text:p>0,004874</text:p>
          </table:table-cell>
          <table:table-cell office:value-type="float" office:value="0.021583" calcext:value-type="float">
            <text:p>0,021583</text:p>
          </table:table-cell>
          <table:table-cell office:value-type="float" office:value="0.070287" calcext:value-type="float">
            <text:p>0,070287</text:p>
          </table:table-cell>
          <table:table-cell office:value-type="float" office:value="0.147202" calcext:value-type="float">
            <text:p>0,147202</text:p>
          </table:table-cell>
          <table:table-cell office:value-type="float" office:value="0.31802" calcext:value-type="float">
            <text:p>0,31802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35886" calcext:value-type="float">
            <text:p>0,0358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67421" calcext:value-type="float">
            <text:p>-0,267421</text:p>
          </table:table-cell>
          <table:table-cell office:value-type="float" office:value="-0.1493" calcext:value-type="float">
            <text:p>-0,1493</text:p>
          </table:table-cell>
          <table:table-cell office:value-type="float" office:value="-0.055986" calcext:value-type="float">
            <text:p>-0,055986</text:p>
          </table:table-cell>
          <table:table-cell office:value-type="float" office:value="-0.009896" calcext:value-type="float">
            <text:p>-0,009896</text:p>
          </table:table-cell>
          <table:table-cell office:value-type="float" office:value="-0.002436" calcext:value-type="float">
            <text:p>-0,002436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4739" calcext:value-type="float">
            <text:p>0,004739</text:p>
          </table:table-cell>
          <table:table-cell office:value-type="float" office:value="0.025301" calcext:value-type="float">
            <text:p>0,025301</text:p>
          </table:table-cell>
          <table:table-cell office:value-type="float" office:value="0.072617" calcext:value-type="float">
            <text:p>0,072617</text:p>
          </table:table-cell>
          <table:table-cell office:value-type="float" office:value="0.152011" calcext:value-type="float">
            <text:p>0,152011</text:p>
          </table:table-cell>
          <table:table-cell office:value-type="float" office:value="0.326059" calcext:value-type="float">
            <text:p>0,326059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36335" calcext:value-type="float">
            <text:p>0,0363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90725" calcext:value-type="float">
            <text:p>-0,390725</text:p>
          </table:table-cell>
          <table:table-cell office:value-type="float" office:value="-0.157584" calcext:value-type="float">
            <text:p>-0,157584</text:p>
          </table:table-cell>
          <table:table-cell office:value-type="float" office:value="-0.053515" calcext:value-type="float">
            <text:p>-0,053515</text:p>
          </table:table-cell>
          <table:table-cell office:value-type="float" office:value="-0.008403" calcext:value-type="float">
            <text:p>-0,008403</text:p>
          </table:table-cell>
          <table:table-cell office:value-type="float" office:value="-0.001377" calcext:value-type="float">
            <text:p>-0,001377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0.007049" calcext:value-type="float">
            <text:p>0,007049</text:p>
          </table:table-cell>
          <table:table-cell office:value-type="float" office:value="0.032729" calcext:value-type="float">
            <text:p>0,032729</text:p>
          </table:table-cell>
          <table:table-cell office:value-type="float" office:value="0.089415" calcext:value-type="float">
            <text:p>0,089415</text:p>
          </table:table-cell>
          <table:table-cell office:value-type="float" office:value="0.165561" calcext:value-type="float">
            <text:p>0,165561</text:p>
          </table:table-cell>
          <table:table-cell office:value-type="float" office:value="0.330846" calcext:value-type="float">
            <text:p>0,330846</text:p>
          </table:table-cell>
          <table:table-cell office:value-type="float" office:value="0.443543" calcext:value-type="float">
            <text:p>0,443543</text:p>
          </table:table-cell>
          <table:table-cell office:value-type="float" office:value="0.040613" calcext:value-type="float">
            <text:p>0,040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8522" calcext:value-type="float">
            <text:p>-0,28522</text:p>
          </table:table-cell>
          <table:table-cell office:value-type="float" office:value="-0.142503" calcext:value-type="float">
            <text:p>-0,142503</text:p>
          </table:table-cell>
          <table:table-cell office:value-type="float" office:value="-0.031986" calcext:value-type="float">
            <text:p>-0,031986</text:p>
          </table:table-cell>
          <table:table-cell office:value-type="float" office:value="-0.004491" calcext:value-type="float">
            <text:p>-0,004491</text:p>
          </table:table-cell>
          <table:table-cell office:value-type="float" office:value="-0.00037" calcext:value-type="float">
            <text:p>-0,00037</text:p>
          </table:table-cell>
          <table:table-cell office:value-type="float" office:value="0.003296" calcext:value-type="float">
            <text:p>0,003296</text:p>
          </table:table-cell>
          <table:table-cell office:value-type="float" office:value="0.018042" calcext:value-type="float">
            <text:p>0,018042</text:p>
          </table:table-cell>
          <table:table-cell office:value-type="float" office:value="0.055053" calcext:value-type="float">
            <text:p>0,055053</text:p>
          </table:table-cell>
          <table:table-cell office:value-type="float" office:value="0.109394" calcext:value-type="float">
            <text:p>0,109394</text:p>
          </table:table-cell>
          <table:table-cell office:value-type="float" office:value="0.192702" calcext:value-type="float">
            <text:p>0,192702</text:p>
          </table:table-cell>
          <table:table-cell office:value-type="float" office:value="0.353461" calcext:value-type="float">
            <text:p>0,353461</text:p>
          </table:table-cell>
          <table:table-cell office:value-type="float" office:value="0.484807" calcext:value-type="float">
            <text:p>0,484807</text:p>
          </table:table-cell>
          <table:table-cell office:value-type="float" office:value="0.05526" calcext:value-type="float">
            <text:p>0,055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71265" calcext:value-type="float">
            <text:p>-0,371265</text:p>
          </table:table-cell>
          <table:table-cell office:value-type="float" office:value="-0.164195" calcext:value-type="float">
            <text:p>-0,164195</text:p>
          </table:table-cell>
          <table:table-cell office:value-type="float" office:value="-0.031351" calcext:value-type="float">
            <text:p>-0,031351</text:p>
          </table:table-cell>
          <table:table-cell office:value-type="float" office:value="-0.003824" calcext:value-type="float">
            <text:p>-0,003824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.005581" calcext:value-type="float">
            <text:p>0,005581</text:p>
          </table:table-cell>
          <table:table-cell office:value-type="float" office:value="0.023885" calcext:value-type="float">
            <text:p>0,023885</text:p>
          </table:table-cell>
          <table:table-cell office:value-type="float" office:value="0.067053" calcext:value-type="float">
            <text:p>0,067053</text:p>
          </table:table-cell>
          <table:table-cell office:value-type="float" office:value="0.141683" calcext:value-type="float">
            <text:p>0,141683</text:p>
          </table:table-cell>
          <table:table-cell office:value-type="float" office:value="0.236483" calcext:value-type="float">
            <text:p>0,236483</text:p>
          </table:table-cell>
          <table:table-cell office:value-type="float" office:value="0.372092" calcext:value-type="float">
            <text:p>0,372092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064726" calcext:value-type="float">
            <text:p>0,0647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71265" calcext:value-type="float">
            <text:p>-0,371265</text:p>
          </table:table-cell>
          <table:table-cell office:value-type="float" office:value="-0.168576" calcext:value-type="float">
            <text:p>-0,168576</text:p>
          </table:table-cell>
          <table:table-cell office:value-type="float" office:value="-0.021895" calcext:value-type="float">
            <text:p>-0,021895</text:p>
          </table:table-cell>
          <table:table-cell office:value-type="float" office:value="-0.003511" calcext:value-type="float">
            <text:p>-0,003511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7889" calcext:value-type="float">
            <text:p>0,007889</text:p>
          </table:table-cell>
          <table:table-cell office:value-type="float" office:value="0.025907" calcext:value-type="float">
            <text:p>0,025907</text:p>
          </table:table-cell>
          <table:table-cell office:value-type="float" office:value="0.068653" calcext:value-type="float">
            <text:p>0,068653</text:p>
          </table:table-cell>
          <table:table-cell office:value-type="float" office:value="0.134873" calcext:value-type="float">
            <text:p>0,134873</text:p>
          </table:table-cell>
          <table:table-cell office:value-type="float" office:value="0.236609" calcext:value-type="float">
            <text:p>0,236609</text:p>
          </table:table-cell>
          <table:table-cell office:value-type="float" office:value="0.368936" calcext:value-type="float">
            <text:p>0,368936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064931" calcext:value-type="float">
            <text:p>0,06493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45539" calcext:value-type="float">
            <text:p>-0,45539</text:p>
          </table:table-cell>
          <table:table-cell office:value-type="float" office:value="-0.146274" calcext:value-type="float">
            <text:p>-0,146274</text:p>
          </table:table-cell>
          <table:table-cell office:value-type="float" office:value="-0.021752" calcext:value-type="float">
            <text:p>-0,021752</text:p>
          </table:table-cell>
          <table:table-cell office:value-type="float" office:value="-0.003098" calcext:value-type="float">
            <text:p>-0,003098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14969" calcext:value-type="float">
            <text:p>0,014969</text:p>
          </table:table-cell>
          <table:table-cell office:value-type="float" office:value="0.044129" calcext:value-type="float">
            <text:p>0,044129</text:p>
          </table:table-cell>
          <table:table-cell office:value-type="float" office:value="0.103772" calcext:value-type="float">
            <text:p>0,103772</text:p>
          </table:table-cell>
          <table:table-cell office:value-type="float" office:value="0.167266" calcext:value-type="float">
            <text:p>0,167266</text:p>
          </table:table-cell>
          <table:table-cell office:value-type="float" office:value="0.242611" calcext:value-type="float">
            <text:p>0,242611</text:p>
          </table:table-cell>
          <table:table-cell office:value-type="float" office:value="0.367139" calcext:value-type="float">
            <text:p>0,367139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077071" calcext:value-type="float">
            <text:p>0,0770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45539" calcext:value-type="float">
            <text:p>-0,45539</text:p>
          </table:table-cell>
          <table:table-cell office:value-type="float" office:value="-0.152165" calcext:value-type="float">
            <text:p>-0,152165</text:p>
          </table:table-cell>
          <table:table-cell office:value-type="float" office:value="-0.024031" calcext:value-type="float">
            <text:p>-0,024031</text:p>
          </table:table-cell>
          <table:table-cell office:value-type="float" office:value="-0.00271" calcext:value-type="float">
            <text:p>-0,00271</text:p>
          </table:table-cell>
          <table:table-cell office:value-type="float" office:value="0.007383" calcext:value-type="float">
            <text:p>0,007383</text:p>
          </table:table-cell>
          <table:table-cell office:value-type="float" office:value="0.025458" calcext:value-type="float">
            <text:p>0,025458</text:p>
          </table:table-cell>
          <table:table-cell office:value-type="float" office:value="0.063258" calcext:value-type="float">
            <text:p>0,063258</text:p>
          </table:table-cell>
          <table:table-cell office:value-type="float" office:value="0.121478" calcext:value-type="float">
            <text:p>0,121478</text:p>
          </table:table-cell>
          <table:table-cell office:value-type="float" office:value="0.181035" calcext:value-type="float">
            <text:p>0,181035</text:p>
          </table:table-cell>
          <table:table-cell office:value-type="float" office:value="0.254445" calcext:value-type="float">
            <text:p>0,254445</text:p>
          </table:table-cell>
          <table:table-cell office:value-type="float" office:value="0.375216" calcext:value-type="float">
            <text:p>0,375216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084937" calcext:value-type="float">
            <text:p>0,0849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383734" calcext:value-type="float">
            <text:p>-0,383734</text:p>
          </table:table-cell>
          <table:table-cell office:value-type="float" office:value="-0.1201" calcext:value-type="float">
            <text:p>-0,1201</text:p>
          </table:table-cell>
          <table:table-cell office:value-type="float" office:value="-0.00909" calcext:value-type="float">
            <text:p>-0,00909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14577" calcext:value-type="float">
            <text:p>0,014577</text:p>
          </table:table-cell>
          <table:table-cell office:value-type="float" office:value="0.037902" calcext:value-type="float">
            <text:p>0,037902</text:p>
          </table:table-cell>
          <table:table-cell office:value-type="float" office:value="0.078892" calcext:value-type="float">
            <text:p>0,078892</text:p>
          </table:table-cell>
          <table:table-cell office:value-type="float" office:value="0.137413" calcext:value-type="float">
            <text:p>0,137413</text:p>
          </table:table-cell>
          <table:table-cell office:value-type="float" office:value="0.203" calcext:value-type="float">
            <text:p>0,203</text:p>
          </table:table-cell>
          <table:table-cell office:value-type="float" office:value="0.301611" calcext:value-type="float">
            <text:p>0,301611</text:p>
          </table:table-cell>
          <table:table-cell office:value-type="float" office:value="0.411189" calcext:value-type="float">
            <text:p>0,411189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05604" calcext:value-type="float">
            <text:p>0,1056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97931" calcext:value-type="float">
            <text:p>-0,297931</text:p>
          </table:table-cell>
          <table:table-cell office:value-type="float" office:value="-0.090006" calcext:value-type="float">
            <text:p>-0,090006</text:p>
          </table:table-cell>
          <table:table-cell office:value-type="float" office:value="-0.004602" calcext:value-type="float">
            <text:p>-0,004602</text:p>
          </table:table-cell>
          <table:table-cell office:value-type="float" office:value="0.003509" calcext:value-type="float">
            <text:p>0,003509</text:p>
          </table:table-cell>
          <table:table-cell office:value-type="float" office:value="0.022592" calcext:value-type="float">
            <text:p>0,022592</text:p>
          </table:table-cell>
          <table:table-cell office:value-type="float" office:value="0.056637" calcext:value-type="float">
            <text:p>0,056637</text:p>
          </table:table-cell>
          <table:table-cell office:value-type="float" office:value="0.11486" calcext:value-type="float">
            <text:p>0,11486</text:p>
          </table:table-cell>
          <table:table-cell office:value-type="float" office:value="0.165113" calcext:value-type="float">
            <text:p>0,165113</text:p>
          </table:table-cell>
          <table:table-cell office:value-type="float" office:value="0.248096" calcext:value-type="float">
            <text:p>0,248096</text:p>
          </table:table-cell>
          <table:table-cell office:value-type="float" office:value="0.329004" calcext:value-type="float">
            <text:p>0,329004</text:p>
          </table:table-cell>
          <table:table-cell office:value-type="float" office:value="0.427123" calcext:value-type="float">
            <text:p>0,427123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27233" calcext:value-type="float">
            <text:p>0,1272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5011" calcext:value-type="float">
            <text:p>-0,25011</text:p>
          </table:table-cell>
          <table:table-cell office:value-type="float" office:value="-0.070869" calcext:value-type="float">
            <text:p>-0,070869</text:p>
          </table:table-cell>
          <table:table-cell office:value-type="float" office:value="-0.003398" calcext:value-type="float">
            <text:p>-0,003398</text:p>
          </table:table-cell>
          <table:table-cell office:value-type="float" office:value="0.009619" calcext:value-type="float">
            <text:p>0,009619</text:p>
          </table:table-cell>
          <table:table-cell office:value-type="float" office:value="0.030583" calcext:value-type="float">
            <text:p>0,030583</text:p>
          </table:table-cell>
          <table:table-cell office:value-type="float" office:value="0.072445" calcext:value-type="float">
            <text:p>0,072445</text:p>
          </table:table-cell>
          <table:table-cell office:value-type="float" office:value="0.1298" calcext:value-type="float">
            <text:p>0,1298</text:p>
          </table:table-cell>
          <table:table-cell office:value-type="float" office:value="0.172786" calcext:value-type="float">
            <text:p>0,172786</text:p>
          </table:table-cell>
          <table:table-cell office:value-type="float" office:value="0.24807" calcext:value-type="float">
            <text:p>0,24807</text:p>
          </table:table-cell>
          <table:table-cell office:value-type="float" office:value="0.313265" calcext:value-type="float">
            <text:p>0,313265</text:p>
          </table:table-cell>
          <table:table-cell office:value-type="float" office:value="0.423761" calcext:value-type="float">
            <text:p>0,423761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32606" calcext:value-type="float">
            <text:p>0,1326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03966" calcext:value-type="float">
            <text:p>-0,203966</text:p>
          </table:table-cell>
          <table:table-cell office:value-type="float" office:value="-0.091626" calcext:value-type="float">
            <text:p>-0,091626</text:p>
          </table:table-cell>
          <table:table-cell office:value-type="float" office:value="-0.010295" calcext:value-type="float">
            <text:p>-0,010295</text:p>
          </table:table-cell>
          <table:table-cell office:value-type="float" office:value="0.005985" calcext:value-type="float">
            <text:p>0,005985</text:p>
          </table:table-cell>
          <table:table-cell office:value-type="float" office:value="0.026265" calcext:value-type="float">
            <text:p>0,026265</text:p>
          </table:table-cell>
          <table:table-cell office:value-type="float" office:value="0.064866" calcext:value-type="float">
            <text:p>0,064866</text:p>
          </table:table-cell>
          <table:table-cell office:value-type="float" office:value="0.114853" calcext:value-type="float">
            <text:p>0,114853</text:p>
          </table:table-cell>
          <table:table-cell office:value-type="float" office:value="0.165824" calcext:value-type="float">
            <text:p>0,165824</text:p>
          </table:table-cell>
          <table:table-cell office:value-type="float" office:value="0.239764" calcext:value-type="float">
            <text:p>0,239764</text:p>
          </table:table-cell>
          <table:table-cell office:value-type="float" office:value="0.305736" calcext:value-type="float">
            <text:p>0,305736</text:p>
          </table:table-cell>
          <table:table-cell office:value-type="float" office:value="0.419068" calcext:value-type="float">
            <text:p>0,419068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24044" calcext:value-type="float">
            <text:p>0,1240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259724" calcext:value-type="float">
            <text:p>-0,259724</text:p>
          </table:table-cell>
          <table:table-cell office:value-type="float" office:value="-0.092108" calcext:value-type="float">
            <text:p>-0,092108</text:p>
          </table:table-cell>
          <table:table-cell office:value-type="float" office:value="-0.005521" calcext:value-type="float">
            <text:p>-0,005521</text:p>
          </table:table-cell>
          <table:table-cell office:value-type="float" office:value="0.008321" calcext:value-type="float">
            <text:p>0,008321</text:p>
          </table:table-cell>
          <table:table-cell office:value-type="float" office:value="0.025215" calcext:value-type="float">
            <text:p>0,025215</text:p>
          </table:table-cell>
          <table:table-cell office:value-type="float" office:value="0.063844" calcext:value-type="float">
            <text:p>0,063844</text:p>
          </table:table-cell>
          <table:table-cell office:value-type="float" office:value="0.125908" calcext:value-type="float">
            <text:p>0,125908</text:p>
          </table:table-cell>
          <table:table-cell office:value-type="float" office:value="0.172856" calcext:value-type="float">
            <text:p>0,172856</text:p>
          </table:table-cell>
          <table:table-cell office:value-type="float" office:value="0.238917" calcext:value-type="float">
            <text:p>0,238917</text:p>
          </table:table-cell>
          <table:table-cell office:value-type="float" office:value="0.311706" calcext:value-type="float">
            <text:p>0,311706</text:p>
          </table:table-cell>
          <table:table-cell office:value-type="float" office:value="0.420076" calcext:value-type="float">
            <text:p>0,420076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26921" calcext:value-type="float">
            <text:p>0,1269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89533" calcext:value-type="float">
            <text:p>-0,289533</text:p>
          </table:table-cell>
          <table:table-cell office:value-type="float" office:value="-0.129631" calcext:value-type="float">
            <text:p>-0,129631</text:p>
          </table:table-cell>
          <table:table-cell office:value-type="float" office:value="-0.01274" calcext:value-type="float">
            <text:p>-0,01274</text:p>
          </table:table-cell>
          <table:table-cell office:value-type="float" office:value="0.008064" calcext:value-type="float">
            <text:p>0,008064</text:p>
          </table:table-cell>
          <table:table-cell office:value-type="float" office:value="0.02827" calcext:value-type="float">
            <text:p>0,02827</text:p>
          </table:table-cell>
          <table:table-cell office:value-type="float" office:value="0.077368" calcext:value-type="float">
            <text:p>0,077368</text:p>
          </table:table-cell>
          <table:table-cell office:value-type="float" office:value="0.133087" calcext:value-type="float">
            <text:p>0,133087</text:p>
          </table:table-cell>
          <table:table-cell office:value-type="float" office:value="0.178853" calcext:value-type="float">
            <text:p>0,178853</text:p>
          </table:table-cell>
          <table:table-cell office:value-type="float" office:value="0.239453" calcext:value-type="float">
            <text:p>0,239453</text:p>
          </table:table-cell>
          <table:table-cell office:value-type="float" office:value="0.314552" calcext:value-type="float">
            <text:p>0,314552</text:p>
          </table:table-cell>
          <table:table-cell office:value-type="float" office:value="0.420811" calcext:value-type="float">
            <text:p>0,420811</text:p>
          </table:table-cell>
          <table:table-cell office:value-type="float" office:value="0.507018" calcext:value-type="float">
            <text:p>0,507018</text:p>
          </table:table-cell>
          <table:table-cell office:value-type="float" office:value="0.125809" calcext:value-type="float">
            <text:p>0,1258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317222" calcext:value-type="float">
            <text:p>-0,317222</text:p>
          </table:table-cell>
          <table:table-cell office:value-type="float" office:value="-0.102254" calcext:value-type="float">
            <text:p>-0,102254</text:p>
          </table:table-cell>
          <table:table-cell office:value-type="float" office:value="-0.00563" calcext:value-type="float">
            <text:p>-0,00563</text:p>
          </table:table-cell>
          <table:table-cell office:value-type="float" office:value="0.011361" calcext:value-type="float">
            <text:p>0,011361</text:p>
          </table:table-cell>
          <table:table-cell office:value-type="float" office:value="0.029209" calcext:value-type="float">
            <text:p>0,029209</text:p>
          </table:table-cell>
          <table:table-cell office:value-type="float" office:value="0.078625" calcext:value-type="float">
            <text:p>0,078625</text:p>
          </table:table-cell>
          <table:table-cell office:value-type="float" office:value="0.138015" calcext:value-type="float">
            <text:p>0,138015</text:p>
          </table:table-cell>
          <table:table-cell office:value-type="float" office:value="0.198246" calcext:value-type="float">
            <text:p>0,198246</text:p>
          </table:table-cell>
          <table:table-cell office:value-type="float" office:value="0.257769" calcext:value-type="float">
            <text:p>0,257769</text:p>
          </table:table-cell>
          <table:table-cell office:value-type="float" office:value="0.335658" calcext:value-type="float">
            <text:p>0,335658</text:p>
          </table:table-cell>
          <table:table-cell office:value-type="float" office:value="0.437823" calcext:value-type="float">
            <text:p>0,437823</text:p>
          </table:table-cell>
          <table:table-cell office:value-type="float" office:value="0.517834" calcext:value-type="float">
            <text:p>0,517834</text:p>
          </table:table-cell>
          <table:table-cell office:value-type="float" office:value="0.137882" calcext:value-type="float">
            <text:p>0,1378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317222" calcext:value-type="float">
            <text:p>-0,317222</text:p>
          </table:table-cell>
          <table:table-cell office:value-type="float" office:value="-0.109348" calcext:value-type="float">
            <text:p>-0,109348</text:p>
          </table:table-cell>
          <table:table-cell office:value-type="float" office:value="-0.001285" calcext:value-type="float">
            <text:p>-0,001285</text:p>
          </table:table-cell>
          <table:table-cell office:value-type="float" office:value="0.018182" calcext:value-type="float">
            <text:p>0,018182</text:p>
          </table:table-cell>
          <table:table-cell office:value-type="float" office:value="0.048443" calcext:value-type="float">
            <text:p>0,048443</text:p>
          </table:table-cell>
          <table:table-cell office:value-type="float" office:value="0.107681" calcext:value-type="float">
            <text:p>0,107681</text:p>
          </table:table-cell>
          <table:table-cell office:value-type="float" office:value="0.163542" calcext:value-type="float">
            <text:p>0,163542</text:p>
          </table:table-cell>
          <table:table-cell office:value-type="float" office:value="0.230703" calcext:value-type="float">
            <text:p>0,230703</text:p>
          </table:table-cell>
          <table:table-cell office:value-type="float" office:value="0.283052" calcext:value-type="float">
            <text:p>0,283052</text:p>
          </table:table-cell>
          <table:table-cell office:value-type="float" office:value="0.35798" calcext:value-type="float">
            <text:p>0,35798</text:p>
          </table:table-cell>
          <table:table-cell office:value-type="float" office:value="0.456863" calcext:value-type="float">
            <text:p>0,456863</text:p>
          </table:table-cell>
          <table:table-cell office:value-type="float" office:value="0.517834" calcext:value-type="float">
            <text:p>0,517834</text:p>
          </table:table-cell>
          <table:table-cell office:value-type="float" office:value="0.155581" calcext:value-type="float">
            <text:p>0,1555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229596" calcext:value-type="float">
            <text:p>-0,229596</text:p>
          </table:table-cell>
          <table:table-cell office:value-type="float" office:value="-0.069785" calcext:value-type="float">
            <text:p>-0,069785</text:p>
          </table:table-cell>
          <table:table-cell office:value-type="float" office:value="0.00348" calcext:value-type="float">
            <text:p>0,00348</text:p>
          </table:table-cell>
          <table:table-cell office:value-type="float" office:value="0.020682" calcext:value-type="float">
            <text:p>0,020682</text:p>
          </table:table-cell>
          <table:table-cell office:value-type="float" office:value="0.075134" calcext:value-type="float">
            <text:p>0,075134</text:p>
          </table:table-cell>
          <table:table-cell office:value-type="float" office:value="0.130233" calcext:value-type="float">
            <text:p>0,130233</text:p>
          </table:table-cell>
          <table:table-cell office:value-type="float" office:value="0.189695" calcext:value-type="float">
            <text:p>0,189695</text:p>
          </table:table-cell>
          <table:table-cell office:value-type="float" office:value="0.248254" calcext:value-type="float">
            <text:p>0,248254</text:p>
          </table:table-cell>
          <table:table-cell office:value-type="float" office:value="0.305803" calcext:value-type="float">
            <text:p>0,305803</text:p>
          </table:table-cell>
          <table:table-cell office:value-type="float" office:value="0.37116" calcext:value-type="float">
            <text:p>0,37116</text:p>
          </table:table-cell>
          <table:table-cell office:value-type="float" office:value="0.457846" calcext:value-type="float">
            <text:p>0,457846</text:p>
          </table:table-cell>
          <table:table-cell office:value-type="float" office:value="0.517834" calcext:value-type="float">
            <text:p>0,517834</text:p>
          </table:table-cell>
          <table:table-cell office:value-type="float" office:value="0.17325" calcext:value-type="float">
            <text:p>0,173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345588" calcext:value-type="float">
            <text:p>-0,345588</text:p>
          </table:table-cell>
          <table:table-cell office:value-type="float" office:value="-0.054105" calcext:value-type="float">
            <text:p>-0,054105</text:p>
          </table:table-cell>
          <table:table-cell office:value-type="float" office:value="0.008402" calcext:value-type="float">
            <text:p>0,008402</text:p>
          </table:table-cell>
          <table:table-cell office:value-type="float" office:value="0.036165" calcext:value-type="float">
            <text:p>0,036165</text:p>
          </table:table-cell>
          <table:table-cell office:value-type="float" office:value="0.104584" calcext:value-type="float">
            <text:p>0,104584</text:p>
          </table:table-cell>
          <table:table-cell office:value-type="float" office:value="0.155971" calcext:value-type="float">
            <text:p>0,155971</text:p>
          </table:table-cell>
          <table:table-cell office:value-type="float" office:value="0.215738" calcext:value-type="float">
            <text:p>0,215738</text:p>
          </table:table-cell>
          <table:table-cell office:value-type="float" office:value="0.267547" calcext:value-type="float">
            <text:p>0,267547</text:p>
          </table:table-cell>
          <table:table-cell office:value-type="float" office:value="0.32532" calcext:value-type="float">
            <text:p>0,32532</text:p>
          </table:table-cell>
          <table:table-cell office:value-type="float" office:value="0.387211" calcext:value-type="float">
            <text:p>0,387211</text:p>
          </table:table-cell>
          <table:table-cell office:value-type="float" office:value="0.460716" calcext:value-type="float">
            <text:p>0,460716</text:p>
          </table:table-cell>
          <table:table-cell office:value-type="float" office:value="0.517834" calcext:value-type="float">
            <text:p>0,517834</text:p>
          </table:table-cell>
          <table:table-cell office:value-type="float" office:value="0.190755" calcext:value-type="float">
            <text:p>0,1907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345588" calcext:value-type="float">
            <text:p>-0,345588</text:p>
          </table:table-cell>
          <table:table-cell office:value-type="float" office:value="-0.052345" calcext:value-type="float">
            <text:p>-0,052345</text:p>
          </table:table-cell>
          <table:table-cell office:value-type="float" office:value="0.006945" calcext:value-type="float">
            <text:p>0,006945</text:p>
          </table:table-cell>
          <table:table-cell office:value-type="float" office:value="0.026929" calcext:value-type="float">
            <text:p>0,026929</text:p>
          </table:table-cell>
          <table:table-cell office:value-type="float" office:value="0.094751" calcext:value-type="float">
            <text:p>0,094751</text:p>
          </table:table-cell>
          <table:table-cell office:value-type="float" office:value="0.144827" calcext:value-type="float">
            <text:p>0,144827</text:p>
          </table:table-cell>
          <table:table-cell office:value-type="float" office:value="0.212292" calcext:value-type="float">
            <text:p>0,212292</text:p>
          </table:table-cell>
          <table:table-cell office:value-type="float" office:value="0.270322" calcext:value-type="float">
            <text:p>0,270322</text:p>
          </table:table-cell>
          <table:table-cell office:value-type="float" office:value="0.32003" calcext:value-type="float">
            <text:p>0,32003</text:p>
          </table:table-cell>
          <table:table-cell office:value-type="float" office:value="0.379864" calcext:value-type="float">
            <text:p>0,379864</text:p>
          </table:table-cell>
          <table:table-cell office:value-type="float" office:value="0.457319" calcext:value-type="float">
            <text:p>0,457319</text:p>
          </table:table-cell>
          <table:table-cell office:value-type="float" office:value="0.522014" calcext:value-type="float">
            <text:p>0,522014</text:p>
          </table:table-cell>
          <table:table-cell office:value-type="float" office:value="0.186093" calcext:value-type="float">
            <text:p>0,18609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345588" calcext:value-type="float">
            <text:p>-0,345588</text:p>
          </table:table-cell>
          <table:table-cell office:value-type="float" office:value="-0.053401" calcext:value-type="float">
            <text:p>-0,053401</text:p>
          </table:table-cell>
          <table:table-cell office:value-type="float" office:value="0.008187" calcext:value-type="float">
            <text:p>0,008187</text:p>
          </table:table-cell>
          <table:table-cell office:value-type="float" office:value="0.033487" calcext:value-type="float">
            <text:p>0,033487</text:p>
          </table:table-cell>
          <table:table-cell office:value-type="float" office:value="0.101564" calcext:value-type="float">
            <text:p>0,101564</text:p>
          </table:table-cell>
          <table:table-cell office:value-type="float" office:value="0.157503" calcext:value-type="float">
            <text:p>0,157503</text:p>
          </table:table-cell>
          <table:table-cell office:value-type="float" office:value="0.217272" calcext:value-type="float">
            <text:p>0,217272</text:p>
          </table:table-cell>
          <table:table-cell office:value-type="float" office:value="0.269995" calcext:value-type="float">
            <text:p>0,269995</text:p>
          </table:table-cell>
          <table:table-cell office:value-type="float" office:value="0.321332" calcext:value-type="float">
            <text:p>0,321332</text:p>
          </table:table-cell>
          <table:table-cell office:value-type="float" office:value="0.391592" calcext:value-type="float">
            <text:p>0,391592</text:p>
          </table:table-cell>
          <table:table-cell office:value-type="float" office:value="0.461267" calcext:value-type="float">
            <text:p>0,461267</text:p>
          </table:table-cell>
          <table:table-cell office:value-type="float" office:value="0.522014" calcext:value-type="float">
            <text:p>0,522014</text:p>
          </table:table-cell>
          <table:table-cell office:value-type="float" office:value="0.19088" calcext:value-type="float">
            <text:p>0,1908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369457" calcext:value-type="float">
            <text:p>-0,369457</text:p>
          </table:table-cell>
          <table:table-cell office:value-type="float" office:value="-0.079045" calcext:value-type="float">
            <text:p>-0,079045</text:p>
          </table:table-cell>
          <table:table-cell office:value-type="float" office:value="0.004866" calcext:value-type="float">
            <text:p>0,004866</text:p>
          </table:table-cell>
          <table:table-cell office:value-type="float" office:value="0.032045" calcext:value-type="float">
            <text:p>0,032045</text:p>
          </table:table-cell>
          <table:table-cell office:value-type="float" office:value="0.09664" calcext:value-type="float">
            <text:p>0,09664</text:p>
          </table:table-cell>
          <table:table-cell office:value-type="float" office:value="0.152324" calcext:value-type="float">
            <text:p>0,152324</text:p>
          </table:table-cell>
          <table:table-cell office:value-type="float" office:value="0.226268" calcext:value-type="float">
            <text:p>0,226268</text:p>
          </table:table-cell>
          <table:table-cell office:value-type="float" office:value="0.283298" calcext:value-type="float">
            <text:p>0,283298</text:p>
          </table:table-cell>
          <table:table-cell office:value-type="float" office:value="0.334406" calcext:value-type="float">
            <text:p>0,334406</text:p>
          </table:table-cell>
          <table:table-cell office:value-type="float" office:value="0.401564" calcext:value-type="float">
            <text:p>0,401564</text:p>
          </table:table-cell>
          <table:table-cell office:value-type="float" office:value="0.473706" calcext:value-type="float">
            <text:p>0,473706</text:p>
          </table:table-cell>
          <table:table-cell office:value-type="float" office:value="0.543149" calcext:value-type="float">
            <text:p>0,543149</text:p>
          </table:table-cell>
          <table:table-cell office:value-type="float" office:value="0.192607" calcext:value-type="float">
            <text:p>0,1926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73695" calcext:value-type="float">
            <text:p>-0,173695</text:p>
          </table:table-cell>
          <table:table-cell office:value-type="float" office:value="-0.03498" calcext:value-type="float">
            <text:p>-0,03498</text:p>
          </table:table-cell>
          <table:table-cell office:value-type="float" office:value="0.008562" calcext:value-type="float">
            <text:p>0,008562</text:p>
          </table:table-cell>
          <table:table-cell office:value-type="float" office:value="0.06164" calcext:value-type="float">
            <text:p>0,06164</text:p>
          </table:table-cell>
          <table:table-cell office:value-type="float" office:value="0.126541" calcext:value-type="float">
            <text:p>0,126541</text:p>
          </table:table-cell>
          <table:table-cell office:value-type="float" office:value="0.196114" calcext:value-type="float">
            <text:p>0,196114</text:p>
          </table:table-cell>
          <table:table-cell office:value-type="float" office:value="0.252055" calcext:value-type="float">
            <text:p>0,252055</text:p>
          </table:table-cell>
          <table:table-cell office:value-type="float" office:value="0.303971" calcext:value-type="float">
            <text:p>0,303971</text:p>
          </table:table-cell>
          <table:table-cell office:value-type="float" office:value="0.352922" calcext:value-type="float">
            <text:p>0,352922</text:p>
          </table:table-cell>
          <table:table-cell office:value-type="float" office:value="0.404201" calcext:value-type="float">
            <text:p>0,404201</text:p>
          </table:table-cell>
          <table:table-cell office:value-type="float" office:value="0.469791" calcext:value-type="float">
            <text:p>0,469791</text:p>
          </table:table-cell>
          <table:table-cell office:value-type="float" office:value="0.543149" calcext:value-type="float">
            <text:p>0,543149</text:p>
          </table:table-cell>
          <table:table-cell office:value-type="float" office:value="0.214082" calcext:value-type="float">
            <text:p>0,2140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295933" calcext:value-type="float">
            <text:p>-0,295933</text:p>
          </table:table-cell>
          <table:table-cell office:value-type="float" office:value="-0.036927" calcext:value-type="float">
            <text:p>-0,036927</text:p>
          </table:table-cell>
          <table:table-cell office:value-type="float" office:value="0.01459" calcext:value-type="float">
            <text:p>0,01459</text:p>
          </table:table-cell>
          <table:table-cell office:value-type="float" office:value="0.071972" calcext:value-type="float">
            <text:p>0,071972</text:p>
          </table:table-cell>
          <table:table-cell office:value-type="float" office:value="0.125089" calcext:value-type="float">
            <text:p>0,125089</text:p>
          </table:table-cell>
          <table:table-cell office:value-type="float" office:value="0.181425" calcext:value-type="float">
            <text:p>0,181425</text:p>
          </table:table-cell>
          <table:table-cell office:value-type="float" office:value="0.250379" calcext:value-type="float">
            <text:p>0,250379</text:p>
          </table:table-cell>
          <table:table-cell office:value-type="float" office:value="0.306816" calcext:value-type="float">
            <text:p>0,306816</text:p>
          </table:table-cell>
          <table:table-cell office:value-type="float" office:value="0.368006" calcext:value-type="float">
            <text:p>0,368006</text:p>
          </table:table-cell>
          <table:table-cell office:value-type="float" office:value="0.412868" calcext:value-type="float">
            <text:p>0,412868</text:p>
          </table:table-cell>
          <table:table-cell office:value-type="float" office:value="0.479514" calcext:value-type="float">
            <text:p>0,479514</text:p>
          </table:table-cell>
          <table:table-cell office:value-type="float" office:value="0.615234" calcext:value-type="float">
            <text:p>0,615234</text:p>
          </table:table-cell>
          <table:table-cell office:value-type="float" office:value="0.217373" calcext:value-type="float">
            <text:p>0,2173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295933" calcext:value-type="float">
            <text:p>-0,295933</text:p>
          </table:table-cell>
          <table:table-cell office:value-type="float" office:value="-0.053154" calcext:value-type="float">
            <text:p>-0,053154</text:p>
          </table:table-cell>
          <table:table-cell office:value-type="float" office:value="0.009326" calcext:value-type="float">
            <text:p>0,009326</text:p>
          </table:table-cell>
          <table:table-cell office:value-type="float" office:value="0.059029" calcext:value-type="float">
            <text:p>0,059029</text:p>
          </table:table-cell>
          <table:table-cell office:value-type="float" office:value="0.121261" calcext:value-type="float">
            <text:p>0,121261</text:p>
          </table:table-cell>
          <table:table-cell office:value-type="float" office:value="0.171972" calcext:value-type="float">
            <text:p>0,171972</text:p>
          </table:table-cell>
          <table:table-cell office:value-type="float" office:value="0.244062" calcext:value-type="float">
            <text:p>0,244062</text:p>
          </table:table-cell>
          <table:table-cell office:value-type="float" office:value="0.300258" calcext:value-type="float">
            <text:p>0,300258</text:p>
          </table:table-cell>
          <table:table-cell office:value-type="float" office:value="0.36471" calcext:value-type="float">
            <text:p>0,36471</text:p>
          </table:table-cell>
          <table:table-cell office:value-type="float" office:value="0.410578" calcext:value-type="float">
            <text:p>0,410578</text:p>
          </table:table-cell>
          <table:table-cell office:value-type="float" office:value="0.473725" calcext:value-type="float">
            <text:p>0,473725</text:p>
          </table:table-cell>
          <table:table-cell office:value-type="float" office:value="0.615234" calcext:value-type="float">
            <text:p>0,615234</text:p>
          </table:table-cell>
          <table:table-cell office:value-type="float" office:value="0.210177" calcext:value-type="float">
            <text:p>0,21017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48268" calcext:value-type="float">
            <text:p>-0,148268</text:p>
          </table:table-cell>
          <table:table-cell office:value-type="float" office:value="-0.033275" calcext:value-type="float">
            <text:p>-0,033275</text:p>
          </table:table-cell>
          <table:table-cell office:value-type="float" office:value="0.020343" calcext:value-type="float">
            <text:p>0,020343</text:p>
          </table:table-cell>
          <table:table-cell office:value-type="float" office:value="0.075281" calcext:value-type="float">
            <text:p>0,075281</text:p>
          </table:table-cell>
          <table:table-cell office:value-type="float" office:value="0.128318" calcext:value-type="float">
            <text:p>0,128318</text:p>
          </table:table-cell>
          <table:table-cell office:value-type="float" office:value="0.189008" calcext:value-type="float">
            <text:p>0,189008</text:p>
          </table:table-cell>
          <table:table-cell office:value-type="float" office:value="0.262294" calcext:value-type="float">
            <text:p>0,262294</text:p>
          </table:table-cell>
          <table:table-cell office:value-type="float" office:value="0.321317" calcext:value-type="float">
            <text:p>0,321317</text:p>
          </table:table-cell>
          <table:table-cell office:value-type="float" office:value="0.389641" calcext:value-type="float">
            <text:p>0,389641</text:p>
          </table:table-cell>
          <table:table-cell office:value-type="float" office:value="0.417227" calcext:value-type="float">
            <text:p>0,417227</text:p>
          </table:table-cell>
          <table:table-cell office:value-type="float" office:value="0.483637" calcext:value-type="float">
            <text:p>0,483637</text:p>
          </table:table-cell>
          <table:table-cell office:value-type="float" office:value="0.615234" calcext:value-type="float">
            <text:p>0,615234</text:p>
          </table:table-cell>
          <table:table-cell office:value-type="float" office:value="0.225379" calcext:value-type="float">
            <text:p>0,2253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48268" calcext:value-type="float">
            <text:p>-0,148268</text:p>
          </table:table-cell>
          <table:table-cell office:value-type="float" office:value="-0.03554" calcext:value-type="float">
            <text:p>-0,03554</text:p>
          </table:table-cell>
          <table:table-cell office:value-type="float" office:value="0.010473" calcext:value-type="float">
            <text:p>0,010473</text:p>
          </table:table-cell>
          <table:table-cell office:value-type="float" office:value="0.064336" calcext:value-type="float">
            <text:p>0,064336</text:p>
          </table:table-cell>
          <table:table-cell office:value-type="float" office:value="0.127243" calcext:value-type="float">
            <text:p>0,127243</text:p>
          </table:table-cell>
          <table:table-cell office:value-type="float" office:value="0.192243" calcext:value-type="float">
            <text:p>0,192243</text:p>
          </table:table-cell>
          <table:table-cell office:value-type="float" office:value="0.266497" calcext:value-type="float">
            <text:p>0,266497</text:p>
          </table:table-cell>
          <table:table-cell office:value-type="float" office:value="0.325997" calcext:value-type="float">
            <text:p>0,325997</text:p>
          </table:table-cell>
          <table:table-cell office:value-type="float" office:value="0.393988" calcext:value-type="float">
            <text:p>0,393988</text:p>
          </table:table-cell>
          <table:table-cell office:value-type="float" office:value="0.422458" calcext:value-type="float">
            <text:p>0,422458</text:p>
          </table:table-cell>
          <table:table-cell office:value-type="float" office:value="0.495438" calcext:value-type="float">
            <text:p>0,495438</text:p>
          </table:table-cell>
          <table:table-cell office:value-type="float" office:value="0.615234" calcext:value-type="float">
            <text:p>0,615234</text:p>
          </table:table-cell>
          <table:table-cell office:value-type="float" office:value="0.226313" calcext:value-type="float">
            <text:p>0,2263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4652" calcext:value-type="float">
            <text:p>-0,24652</text:p>
          </table:table-cell>
          <table:table-cell office:value-type="float" office:value="-0.046967" calcext:value-type="float">
            <text:p>-0,046967</text:p>
          </table:table-cell>
          <table:table-cell office:value-type="float" office:value="0.006593" calcext:value-type="float">
            <text:p>0,006593</text:p>
          </table:table-cell>
          <table:table-cell office:value-type="float" office:value="0.05113" calcext:value-type="float">
            <text:p>0,05113</text:p>
          </table:table-cell>
          <table:table-cell office:value-type="float" office:value="0.118392" calcext:value-type="float">
            <text:p>0,118392</text:p>
          </table:table-cell>
          <table:table-cell office:value-type="float" office:value="0.179125" calcext:value-type="float">
            <text:p>0,179125</text:p>
          </table:table-cell>
          <table:table-cell office:value-type="float" office:value="0.257545" calcext:value-type="float">
            <text:p>0,257545</text:p>
          </table:table-cell>
          <table:table-cell office:value-type="float" office:value="0.315689" calcext:value-type="float">
            <text:p>0,315689</text:p>
          </table:table-cell>
          <table:table-cell office:value-type="float" office:value="0.383327" calcext:value-type="float">
            <text:p>0,383327</text:p>
          </table:table-cell>
          <table:table-cell office:value-type="float" office:value="0.421325" calcext:value-type="float">
            <text:p>0,421325</text:p>
          </table:table-cell>
          <table:table-cell office:value-type="float" office:value="0.501703" calcext:value-type="float">
            <text:p>0,501703</text:p>
          </table:table-cell>
          <table:table-cell office:value-type="float" office:value="0.633171" calcext:value-type="float">
            <text:p>0,633171</text:p>
          </table:table-cell>
          <table:table-cell office:value-type="float" office:value="0.218786" calcext:value-type="float">
            <text:p>0,2187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24652" calcext:value-type="float">
            <text:p>-0,24652</text:p>
          </table:table-cell>
          <table:table-cell office:value-type="float" office:value="-0.029968" calcext:value-type="float">
            <text:p>-0,029968</text:p>
          </table:table-cell>
          <table:table-cell office:value-type="float" office:value="0.022976" calcext:value-type="float">
            <text:p>0,022976</text:p>
          </table:table-cell>
          <table:table-cell office:value-type="float" office:value="0.095907" calcext:value-type="float">
            <text:p>0,095907</text:p>
          </table:table-cell>
          <table:table-cell office:value-type="float" office:value="0.155691" calcext:value-type="float">
            <text:p>0,155691</text:p>
          </table:table-cell>
          <table:table-cell office:value-type="float" office:value="0.221264" calcext:value-type="float">
            <text:p>0,221264</text:p>
          </table:table-cell>
          <table:table-cell office:value-type="float" office:value="0.285297" calcext:value-type="float">
            <text:p>0,285297</text:p>
          </table:table-cell>
          <table:table-cell office:value-type="float" office:value="0.331259" calcext:value-type="float">
            <text:p>0,331259</text:p>
          </table:table-cell>
          <table:table-cell office:value-type="float" office:value="0.395919" calcext:value-type="float">
            <text:p>0,395919</text:p>
          </table:table-cell>
          <table:table-cell office:value-type="float" office:value="0.427778" calcext:value-type="float">
            <text:p>0,427778</text:p>
          </table:table-cell>
          <table:table-cell office:value-type="float" office:value="0.506233" calcext:value-type="float">
            <text:p>0,506233</text:p>
          </table:table-cell>
          <table:table-cell office:value-type="float" office:value="0.633171" calcext:value-type="float">
            <text:p>0,633171</text:p>
          </table:table-cell>
          <table:table-cell office:value-type="float" office:value="0.241236" calcext:value-type="float">
            <text:p>0,24123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24652" calcext:value-type="float">
            <text:p>-0,24652</text:p>
          </table:table-cell>
          <table:table-cell office:value-type="float" office:value="-0.018855" calcext:value-type="float">
            <text:p>-0,018855</text:p>
          </table:table-cell>
          <table:table-cell office:value-type="float" office:value="0.02375" calcext:value-type="float">
            <text:p>0,02375</text:p>
          </table:table-cell>
          <table:table-cell office:value-type="float" office:value="0.101057" calcext:value-type="float">
            <text:p>0,101057</text:p>
          </table:table-cell>
          <table:table-cell office:value-type="float" office:value="0.175925" calcext:value-type="float">
            <text:p>0,175925</text:p>
          </table:table-cell>
          <table:table-cell office:value-type="float" office:value="0.256684" calcext:value-type="float">
            <text:p>0,256684</text:p>
          </table:table-cell>
          <table:table-cell office:value-type="float" office:value="0.306287" calcext:value-type="float">
            <text:p>0,306287</text:p>
          </table:table-cell>
          <table:table-cell office:value-type="float" office:value="0.358436" calcext:value-type="float">
            <text:p>0,358436</text:p>
          </table:table-cell>
          <table:table-cell office:value-type="float" office:value="0.406269" calcext:value-type="float">
            <text:p>0,406269</text:p>
          </table:table-cell>
          <table:table-cell office:value-type="float" office:value="0.438572" calcext:value-type="float">
            <text:p>0,438572</text:p>
          </table:table-cell>
          <table:table-cell office:value-type="float" office:value="0.51744" calcext:value-type="float">
            <text:p>0,51744</text:p>
          </table:table-cell>
          <table:table-cell office:value-type="float" office:value="0.656553" calcext:value-type="float">
            <text:p>0,656553</text:p>
          </table:table-cell>
          <table:table-cell office:value-type="float" office:value="0.256556" calcext:value-type="float">
            <text:p>0,2565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56614" calcext:value-type="float">
            <text:p>-0,056614</text:p>
          </table:table-cell>
          <table:table-cell office:value-type="float" office:value="-0.009118" calcext:value-type="float">
            <text:p>-0,009118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093528" calcext:value-type="float">
            <text:p>0,093528</text:p>
          </table:table-cell>
          <table:table-cell office:value-type="float" office:value="0.15799" calcext:value-type="float">
            <text:p>0,15799</text:p>
          </table:table-cell>
          <table:table-cell office:value-type="float" office:value="0.241501" calcext:value-type="float">
            <text:p>0,241501</text:p>
          </table:table-cell>
          <table:table-cell office:value-type="float" office:value="0.301893" calcext:value-type="float">
            <text:p>0,301893</text:p>
          </table:table-cell>
          <table:table-cell office:value-type="float" office:value="0.350535" calcext:value-type="float">
            <text:p>0,350535</text:p>
          </table:table-cell>
          <table:table-cell office:value-type="float" office:value="0.407414" calcext:value-type="float">
            <text:p>0,407414</text:p>
          </table:table-cell>
          <table:table-cell office:value-type="float" office:value="0.441483" calcext:value-type="float">
            <text:p>0,441483</text:p>
          </table:table-cell>
          <table:table-cell office:value-type="float" office:value="0.512936" calcext:value-type="float">
            <text:p>0,512936</text:p>
          </table:table-cell>
          <table:table-cell office:value-type="float" office:value="0.656553" calcext:value-type="float">
            <text:p>0,656553</text:p>
          </table:table-cell>
          <table:table-cell office:value-type="float" office:value="0.252038" calcext:value-type="float">
            <text:p>0,25203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52671" calcext:value-type="float">
            <text:p>-0,152671</text:p>
          </table:table-cell>
          <table:table-cell office:value-type="float" office:value="-0.01816" calcext:value-type="float">
            <text:p>-0,01816</text:p>
          </table:table-cell>
          <table:table-cell office:value-type="float" office:value="0.029326" calcext:value-type="float">
            <text:p>0,029326</text:p>
          </table:table-cell>
          <table:table-cell office:value-type="float" office:value="0.109185" calcext:value-type="float">
            <text:p>0,109185</text:p>
          </table:table-cell>
          <table:table-cell office:value-type="float" office:value="0.191509" calcext:value-type="float">
            <text:p>0,191509</text:p>
          </table:table-cell>
          <table:table-cell office:value-type="float" office:value="0.276194" calcext:value-type="float">
            <text:p>0,276194</text:p>
          </table:table-cell>
          <table:table-cell office:value-type="float" office:value="0.319751" calcext:value-type="float">
            <text:p>0,319751</text:p>
          </table:table-cell>
          <table:table-cell office:value-type="float" office:value="0.363595" calcext:value-type="float">
            <text:p>0,363595</text:p>
          </table:table-cell>
          <table:table-cell office:value-type="float" office:value="0.404182" calcext:value-type="float">
            <text:p>0,404182</text:p>
          </table:table-cell>
          <table:table-cell office:value-type="float" office:value="0.448023" calcext:value-type="float">
            <text:p>0,448023</text:p>
          </table:table-cell>
          <table:table-cell office:value-type="float" office:value="0.514047" calcext:value-type="float">
            <text:p>0,514047</text:p>
          </table:table-cell>
          <table:table-cell office:value-type="float" office:value="0.656553" calcext:value-type="float">
            <text:p>0,656553</text:p>
          </table:table-cell>
          <table:table-cell office:value-type="float" office:value="0.263765" calcext:value-type="float">
            <text:p>0,26376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47416" calcext:value-type="float">
            <text:p>-0,147416</text:p>
          </table:table-cell>
          <table:table-cell office:value-type="float" office:value="-0.007925" calcext:value-type="float">
            <text:p>-0,007925</text:p>
          </table:table-cell>
          <table:table-cell office:value-type="float" office:value="0.072115" calcext:value-type="float">
            <text:p>0,072115</text:p>
          </table:table-cell>
          <table:table-cell office:value-type="float" office:value="0.147664" calcext:value-type="float">
            <text:p>0,147664</text:p>
          </table:table-cell>
          <table:table-cell office:value-type="float" office:value="0.243139" calcext:value-type="float">
            <text:p>0,243139</text:p>
          </table:table-cell>
          <table:table-cell office:value-type="float" office:value="0.294622" calcext:value-type="float">
            <text:p>0,294622</text:p>
          </table:table-cell>
          <table:table-cell office:value-type="float" office:value="0.340529" calcext:value-type="float">
            <text:p>0,340529</text:p>
          </table:table-cell>
          <table:table-cell office:value-type="float" office:value="0.38565" calcext:value-type="float">
            <text:p>0,38565</text:p>
          </table:table-cell>
          <table:table-cell office:value-type="float" office:value="0.418364" calcext:value-type="float">
            <text:p>0,418364</text:p>
          </table:table-cell>
          <table:table-cell office:value-type="float" office:value="0.447514" calcext:value-type="float">
            <text:p>0,447514</text:p>
          </table:table-cell>
          <table:table-cell office:value-type="float" office:value="0.507719" calcext:value-type="float">
            <text:p>0,507719</text:p>
          </table:table-cell>
          <table:table-cell office:value-type="float" office:value="0.656553" calcext:value-type="float">
            <text:p>0,656553</text:p>
          </table:table-cell>
          <table:table-cell office:value-type="float" office:value="0.284939" calcext:value-type="float">
            <text:p>0,28493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47416" calcext:value-type="float">
            <text:p>-0,147416</text:p>
          </table:table-cell>
          <table:table-cell office:value-type="float" office:value="0.004108" calcext:value-type="float">
            <text:p>0,004108</text:p>
          </table:table-cell>
          <table:table-cell office:value-type="float" office:value="0.101521" calcext:value-type="float">
            <text:p>0,101521</text:p>
          </table:table-cell>
          <table:table-cell office:value-type="float" office:value="0.204837" calcext:value-type="float">
            <text:p>0,204837</text:p>
          </table:table-cell>
          <table:table-cell office:value-type="float" office:value="0.281345" calcext:value-type="float">
            <text:p>0,281345</text:p>
          </table:table-cell>
          <table:table-cell office:value-type="float" office:value="0.324677" calcext:value-type="float">
            <text:p>0,324677</text:p>
          </table:table-cell>
          <table:table-cell office:value-type="float" office:value="0.37602" calcext:value-type="float">
            <text:p>0,37602</text:p>
          </table:table-cell>
          <table:table-cell office:value-type="float" office:value="0.409867" calcext:value-type="float">
            <text:p>0,409867</text:p>
          </table:table-cell>
          <table:table-cell office:value-type="float" office:value="0.432645" calcext:value-type="float">
            <text:p>0,432645</text:p>
          </table:table-cell>
          <table:table-cell office:value-type="float" office:value="0.469019" calcext:value-type="float">
            <text:p>0,469019</text:p>
          </table:table-cell>
          <table:table-cell office:value-type="float" office:value="0.536793" calcext:value-type="float">
            <text:p>0,536793</text:p>
          </table:table-cell>
          <table:table-cell office:value-type="float" office:value="0.663356" calcext:value-type="float">
            <text:p>0,663356</text:p>
          </table:table-cell>
          <table:table-cell office:value-type="float" office:value="0.314083" calcext:value-type="float">
            <text:p>0,31408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47416" calcext:value-type="float">
            <text:p>-0,147416</text:p>
          </table:table-cell>
          <table:table-cell office:value-type="float" office:value="0.01613" calcext:value-type="float">
            <text:p>0,01613</text:p>
          </table:table-cell>
          <table:table-cell office:value-type="float" office:value="0.127451" calcext:value-type="float">
            <text:p>0,127451</text:p>
          </table:table-cell>
          <table:table-cell office:value-type="float" office:value="0.239773" calcext:value-type="float">
            <text:p>0,239773</text:p>
          </table:table-cell>
          <table:table-cell office:value-type="float" office:value="0.292449" calcext:value-type="float">
            <text:p>0,292449</text:p>
          </table:table-cell>
          <table:table-cell office:value-type="float" office:value="0.333739" calcext:value-type="float">
            <text:p>0,333739</text:p>
          </table:table-cell>
          <table:table-cell office:value-type="float" office:value="0.38268" calcext:value-type="float">
            <text:p>0,38268</text:p>
          </table:table-cell>
          <table:table-cell office:value-type="float" office:value="0.414667" calcext:value-type="float">
            <text:p>0,414667</text:p>
          </table:table-cell>
          <table:table-cell office:value-type="float" office:value="0.436193" calcext:value-type="float">
            <text:p>0,436193</text:p>
          </table:table-cell>
          <table:table-cell office:value-type="float" office:value="0.469133" calcext:value-type="float">
            <text:p>0,469133</text:p>
          </table:table-cell>
          <table:table-cell office:value-type="float" office:value="0.54263" calcext:value-type="float">
            <text:p>0,54263</text:p>
          </table:table-cell>
          <table:table-cell office:value-type="float" office:value="0.663356" calcext:value-type="float">
            <text:p>0,663356</text:p>
          </table:table-cell>
          <table:table-cell office:value-type="float" office:value="0.325484" calcext:value-type="float">
            <text:p>0,32548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273328" calcext:value-type="float">
            <text:p>-0,273328</text:p>
          </table:table-cell>
          <table:table-cell office:value-type="float" office:value="0.009927" calcext:value-type="float">
            <text:p>0,009927</text:p>
          </table:table-cell>
          <table:table-cell office:value-type="float" office:value="0.138433" calcext:value-type="float">
            <text:p>0,138433</text:p>
          </table:table-cell>
          <table:table-cell office:value-type="float" office:value="0.240208" calcext:value-type="float">
            <text:p>0,240208</text:p>
          </table:table-cell>
          <table:table-cell office:value-type="float" office:value="0.296748" calcext:value-type="float">
            <text:p>0,296748</text:p>
          </table:table-cell>
          <table:table-cell office:value-type="float" office:value="0.340429" calcext:value-type="float">
            <text:p>0,340429</text:p>
          </table:table-cell>
          <table:table-cell office:value-type="float" office:value="0.380389" calcext:value-type="float">
            <text:p>0,380389</text:p>
          </table:table-cell>
          <table:table-cell office:value-type="float" office:value="0.417811" calcext:value-type="float">
            <text:p>0,417811</text:p>
          </table:table-cell>
          <table:table-cell office:value-type="float" office:value="0.439711" calcext:value-type="float">
            <text:p>0,439711</text:p>
          </table:table-cell>
          <table:table-cell office:value-type="float" office:value="0.469098" calcext:value-type="float">
            <text:p>0,469098</text:p>
          </table:table-cell>
          <table:table-cell office:value-type="float" office:value="0.548892" calcext:value-type="float">
            <text:p>0,548892</text:p>
          </table:table-cell>
          <table:table-cell office:value-type="float" office:value="0.663356" calcext:value-type="float">
            <text:p>0,663356</text:p>
          </table:table-cell>
          <table:table-cell office:value-type="float" office:value="0.328165" calcext:value-type="float">
            <text:p>0,3281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273328" calcext:value-type="float">
            <text:p>-0,273328</text:p>
          </table:table-cell>
          <table:table-cell office:value-type="float" office:value="0.033282" calcext:value-type="float">
            <text:p>0,033282</text:p>
          </table:table-cell>
          <table:table-cell office:value-type="float" office:value="0.151927" calcext:value-type="float">
            <text:p>0,151927</text:p>
          </table:table-cell>
          <table:table-cell office:value-type="float" office:value="0.250586" calcext:value-type="float">
            <text:p>0,250586</text:p>
          </table:table-cell>
          <table:table-cell office:value-type="float" office:value="0.310351" calcext:value-type="float">
            <text:p>0,310351</text:p>
          </table:table-cell>
          <table:table-cell office:value-type="float" office:value="0.355723" calcext:value-type="float">
            <text:p>0,355723</text:p>
          </table:table-cell>
          <table:table-cell office:value-type="float" office:value="0.391608" calcext:value-type="float">
            <text:p>0,391608</text:p>
          </table:table-cell>
          <table:table-cell office:value-type="float" office:value="0.419915" calcext:value-type="float">
            <text:p>0,419915</text:p>
          </table:table-cell>
          <table:table-cell office:value-type="float" office:value="0.441342" calcext:value-type="float">
            <text:p>0,441342</text:p>
          </table:table-cell>
          <table:table-cell office:value-type="float" office:value="0.473731" calcext:value-type="float">
            <text:p>0,473731</text:p>
          </table:table-cell>
          <table:table-cell office:value-type="float" office:value="0.557057" calcext:value-type="float">
            <text:p>0,557057</text:p>
          </table:table-cell>
          <table:table-cell office:value-type="float" office:value="0.663356" calcext:value-type="float">
            <text:p>0,663356</text:p>
          </table:table-cell>
          <table:table-cell office:value-type="float" office:value="0.338552" calcext:value-type="float">
            <text:p>0,3385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7773" calcext:value-type="float">
            <text:p>-0,07773</text:p>
          </table:table-cell>
          <table:table-cell office:value-type="float" office:value="0.045223" calcext:value-type="float">
            <text:p>0,045223</text:p>
          </table:table-cell>
          <table:table-cell office:value-type="float" office:value="0.163374" calcext:value-type="float">
            <text:p>0,163374</text:p>
          </table:table-cell>
          <table:table-cell office:value-type="float" office:value="0.266314" calcext:value-type="float">
            <text:p>0,266314</text:p>
          </table:table-cell>
          <table:table-cell office:value-type="float" office:value="0.318906" calcext:value-type="float">
            <text:p>0,318906</text:p>
          </table:table-cell>
          <table:table-cell office:value-type="float" office:value="0.355535" calcext:value-type="float">
            <text:p>0,355535</text:p>
          </table:table-cell>
          <table:table-cell office:value-type="float" office:value="0.395263" calcext:value-type="float">
            <text:p>0,395263</text:p>
          </table:table-cell>
          <table:table-cell office:value-type="float" office:value="0.420705" calcext:value-type="float">
            <text:p>0,420705</text:p>
          </table:table-cell>
          <table:table-cell office:value-type="float" office:value="0.444208" calcext:value-type="float">
            <text:p>0,444208</text:p>
          </table:table-cell>
          <table:table-cell office:value-type="float" office:value="0.477219" calcext:value-type="float">
            <text:p>0,477219</text:p>
          </table:table-cell>
          <table:table-cell office:value-type="float" office:value="0.569237" calcext:value-type="float">
            <text:p>0,569237</text:p>
          </table:table-cell>
          <table:table-cell office:value-type="float" office:value="0.663356" calcext:value-type="float">
            <text:p>0,663356</text:p>
          </table:table-cell>
          <table:table-cell office:value-type="float" office:value="0.345599" calcext:value-type="float">
            <text:p>0,34559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7773" calcext:value-type="float">
            <text:p>-0,07773</text:p>
          </table:table-cell>
          <table:table-cell office:value-type="float" office:value="0.032103" calcext:value-type="float">
            <text:p>0,032103</text:p>
          </table:table-cell>
          <table:table-cell office:value-type="float" office:value="0.154053" calcext:value-type="float">
            <text:p>0,154053</text:p>
          </table:table-cell>
          <table:table-cell office:value-type="float" office:value="0.264965" calcext:value-type="float">
            <text:p>0,264965</text:p>
          </table:table-cell>
          <table:table-cell office:value-type="float" office:value="0.317111" calcext:value-type="float">
            <text:p>0,317111</text:p>
          </table:table-cell>
          <table:table-cell office:value-type="float" office:value="0.360536" calcext:value-type="float">
            <text:p>0,360536</text:p>
          </table:table-cell>
          <table:table-cell office:value-type="float" office:value="0.402356" calcext:value-type="float">
            <text:p>0,402356</text:p>
          </table:table-cell>
          <table:table-cell office:value-type="float" office:value="0.421445" calcext:value-type="float">
            <text:p>0,421445</text:p>
          </table:table-cell>
          <table:table-cell office:value-type="float" office:value="0.451743" calcext:value-type="float">
            <text:p>0,451743</text:p>
          </table:table-cell>
          <table:table-cell office:value-type="float" office:value="0.49744" calcext:value-type="float">
            <text:p>0,49744</text:p>
          </table:table-cell>
          <table:table-cell office:value-type="float" office:value="0.58699" calcext:value-type="float">
            <text:p>0,58699</text:p>
          </table:table-cell>
          <table:table-cell office:value-type="float" office:value="0.697828" calcext:value-type="float">
            <text:p>0,697828</text:p>
          </table:table-cell>
          <table:table-cell office:value-type="float" office:value="0.348874" calcext:value-type="float">
            <text:p>0,34887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71191" calcext:value-type="float">
            <text:p>-0,071191</text:p>
          </table:table-cell>
          <table:table-cell office:value-type="float" office:value="0.047884" calcext:value-type="float">
            <text:p>0,047884</text:p>
          </table:table-cell>
          <table:table-cell office:value-type="float" office:value="0.165166" calcext:value-type="float">
            <text:p>0,165166</text:p>
          </table:table-cell>
          <table:table-cell office:value-type="float" office:value="0.25569" calcext:value-type="float">
            <text:p>0,25569</text:p>
          </table:table-cell>
          <table:table-cell office:value-type="float" office:value="0.321165" calcext:value-type="float">
            <text:p>0,321165</text:p>
          </table:table-cell>
          <table:table-cell office:value-type="float" office:value="0.37014" calcext:value-type="float">
            <text:p>0,37014</text:p>
          </table:table-cell>
          <table:table-cell office:value-type="float" office:value="0.410599" calcext:value-type="float">
            <text:p>0,410599</text:p>
          </table:table-cell>
          <table:table-cell office:value-type="float" office:value="0.429883" calcext:value-type="float">
            <text:p>0,429883</text:p>
          </table:table-cell>
          <table:table-cell office:value-type="float" office:value="0.46117" calcext:value-type="float">
            <text:p>0,46117</text:p>
          </table:table-cell>
          <table:table-cell office:value-type="float" office:value="0.498491" calcext:value-type="float">
            <text:p>0,498491</text:p>
          </table:table-cell>
          <table:table-cell office:value-type="float" office:value="0.585783" calcext:value-type="float">
            <text:p>0,585783</text:p>
          </table:table-cell>
          <table:table-cell office:value-type="float" office:value="0.697828" calcext:value-type="float">
            <text:p>0,697828</text:p>
          </table:table-cell>
          <table:table-cell office:value-type="float" office:value="0.354597" calcext:value-type="float">
            <text:p>0,3545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71191" calcext:value-type="float">
            <text:p>-0,071191</text:p>
          </table:table-cell>
          <table:table-cell office:value-type="float" office:value="0.054941" calcext:value-type="float">
            <text:p>0,054941</text:p>
          </table:table-cell>
          <table:table-cell office:value-type="float" office:value="0.19151" calcext:value-type="float">
            <text:p>0,19151</text:p>
          </table:table-cell>
          <table:table-cell office:value-type="float" office:value="0.286065" calcext:value-type="float">
            <text:p>0,286065</text:p>
          </table:table-cell>
          <table:table-cell office:value-type="float" office:value="0.353783" calcext:value-type="float">
            <text:p>0,353783</text:p>
          </table:table-cell>
          <table:table-cell office:value-type="float" office:value="0.400324" calcext:value-type="float">
            <text:p>0,400324</text:p>
          </table:table-cell>
          <table:table-cell office:value-type="float" office:value="0.424105" calcext:value-type="float">
            <text:p>0,424105</text:p>
          </table:table-cell>
          <table:table-cell office:value-type="float" office:value="0.450133" calcext:value-type="float">
            <text:p>0,450133</text:p>
          </table:table-cell>
          <table:table-cell office:value-type="float" office:value="0.477316" calcext:value-type="float">
            <text:p>0,477316</text:p>
          </table:table-cell>
          <table:table-cell office:value-type="float" office:value="0.505772" calcext:value-type="float">
            <text:p>0,505772</text:p>
          </table:table-cell>
          <table:table-cell office:value-type="float" office:value="0.594504" calcext:value-type="float">
            <text:p>0,594504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73845" calcext:value-type="float">
            <text:p>0,3738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71191" calcext:value-type="float">
            <text:p>-0,071191</text:p>
          </table:table-cell>
          <table:table-cell office:value-type="float" office:value="0.064457" calcext:value-type="float">
            <text:p>0,064457</text:p>
          </table:table-cell>
          <table:table-cell office:value-type="float" office:value="0.199225" calcext:value-type="float">
            <text:p>0,199225</text:p>
          </table:table-cell>
          <table:table-cell office:value-type="float" office:value="0.295151" calcext:value-type="float">
            <text:p>0,295151</text:p>
          </table:table-cell>
          <table:table-cell office:value-type="float" office:value="0.353062" calcext:value-type="float">
            <text:p>0,353062</text:p>
          </table:table-cell>
          <table:table-cell office:value-type="float" office:value="0.393808" calcext:value-type="float">
            <text:p>0,393808</text:p>
          </table:table-cell>
          <table:table-cell office:value-type="float" office:value="0.417039" calcext:value-type="float">
            <text:p>0,417039</text:p>
          </table:table-cell>
          <table:table-cell office:value-type="float" office:value="0.434844" calcext:value-type="float">
            <text:p>0,434844</text:p>
          </table:table-cell>
          <table:table-cell office:value-type="float" office:value="0.46489" calcext:value-type="float">
            <text:p>0,46489</text:p>
          </table:table-cell>
          <table:table-cell office:value-type="float" office:value="0.502183" calcext:value-type="float">
            <text:p>0,502183</text:p>
          </table:table-cell>
          <table:table-cell office:value-type="float" office:value="0.573401" calcext:value-type="float">
            <text:p>0,573401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69806" calcext:value-type="float">
            <text:p>0,3698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70038" calcext:value-type="float">
            <text:p>-0,070038</text:p>
          </table:table-cell>
          <table:table-cell office:value-type="float" office:value="0.052937" calcext:value-type="float">
            <text:p>0,052937</text:p>
          </table:table-cell>
          <table:table-cell office:value-type="float" office:value="0.201826" calcext:value-type="float">
            <text:p>0,201826</text:p>
          </table:table-cell>
          <table:table-cell office:value-type="float" office:value="0.295338" calcext:value-type="float">
            <text:p>0,295338</text:p>
          </table:table-cell>
          <table:table-cell office:value-type="float" office:value="0.358007" calcext:value-type="float">
            <text:p>0,358007</text:p>
          </table:table-cell>
          <table:table-cell office:value-type="float" office:value="0.397829" calcext:value-type="float">
            <text:p>0,397829</text:p>
          </table:table-cell>
          <table:table-cell office:value-type="float" office:value="0.416759" calcext:value-type="float">
            <text:p>0,416759</text:p>
          </table:table-cell>
          <table:table-cell office:value-type="float" office:value="0.434552" calcext:value-type="float">
            <text:p>0,434552</text:p>
          </table:table-cell>
          <table:table-cell office:value-type="float" office:value="0.464423" calcext:value-type="float">
            <text:p>0,464423</text:p>
          </table:table-cell>
          <table:table-cell office:value-type="float" office:value="0.506595" calcext:value-type="float">
            <text:p>0,506595</text:p>
          </table:table-cell>
          <table:table-cell office:value-type="float" office:value="0.581641" calcext:value-type="float">
            <text:p>0,581641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70991" calcext:value-type="float">
            <text:p>0,37099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5203" calcext:value-type="float">
            <text:p>-0,05203</text:p>
          </table:table-cell>
          <table:table-cell office:value-type="float" office:value="0.059233" calcext:value-type="float">
            <text:p>0,059233</text:p>
          </table:table-cell>
          <table:table-cell office:value-type="float" office:value="0.190479" calcext:value-type="float">
            <text:p>0,190479</text:p>
          </table:table-cell>
          <table:table-cell office:value-type="float" office:value="0.27352" calcext:value-type="float">
            <text:p>0,27352</text:p>
          </table:table-cell>
          <table:table-cell office:value-type="float" office:value="0.35124" calcext:value-type="float">
            <text:p>0,35124</text:p>
          </table:table-cell>
          <table:table-cell office:value-type="float" office:value="0.401755" calcext:value-type="float">
            <text:p>0,401755</text:p>
          </table:table-cell>
          <table:table-cell office:value-type="float" office:value="0.420944" calcext:value-type="float">
            <text:p>0,420944</text:p>
          </table:table-cell>
          <table:table-cell office:value-type="float" office:value="0.440837" calcext:value-type="float">
            <text:p>0,440837</text:p>
          </table:table-cell>
          <table:table-cell office:value-type="float" office:value="0.472404" calcext:value-type="float">
            <text:p>0,472404</text:p>
          </table:table-cell>
          <table:table-cell office:value-type="float" office:value="0.514307" calcext:value-type="float">
            <text:p>0,514307</text:p>
          </table:table-cell>
          <table:table-cell office:value-type="float" office:value="0.597453" calcext:value-type="float">
            <text:p>0,597453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72217" calcext:value-type="float">
            <text:p>0,37221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291413" calcext:value-type="float">
            <text:p>-0,291413</text:p>
          </table:table-cell>
          <table:table-cell office:value-type="float" office:value="0.028438" calcext:value-type="float">
            <text:p>0,028438</text:p>
          </table:table-cell>
          <table:table-cell office:value-type="float" office:value="0.177661" calcext:value-type="float">
            <text:p>0,177661</text:p>
          </table:table-cell>
          <table:table-cell office:value-type="float" office:value="0.275041" calcext:value-type="float">
            <text:p>0,275041</text:p>
          </table:table-cell>
          <table:table-cell office:value-type="float" office:value="0.34739" calcext:value-type="float">
            <text:p>0,34739</text:p>
          </table:table-cell>
          <table:table-cell office:value-type="float" office:value="0.400001" calcext:value-type="float">
            <text:p>0,400001</text:p>
          </table:table-cell>
          <table:table-cell office:value-type="float" office:value="0.421863" calcext:value-type="float">
            <text:p>0,421863</text:p>
          </table:table-cell>
          <table:table-cell office:value-type="float" office:value="0.441358" calcext:value-type="float">
            <text:p>0,441358</text:p>
          </table:table-cell>
          <table:table-cell office:value-type="float" office:value="0.469604" calcext:value-type="float">
            <text:p>0,469604</text:p>
          </table:table-cell>
          <table:table-cell office:value-type="float" office:value="0.511522" calcext:value-type="float">
            <text:p>0,511522</text:p>
          </table:table-cell>
          <table:table-cell office:value-type="float" office:value="0.596604" calcext:value-type="float">
            <text:p>0,596604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66948" calcext:value-type="float">
            <text:p>0,3669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83013" calcext:value-type="float">
            <text:p>-0,083013</text:p>
          </table:table-cell>
          <table:table-cell office:value-type="float" office:value="0.031789" calcext:value-type="float">
            <text:p>0,031789</text:p>
          </table:table-cell>
          <table:table-cell office:value-type="float" office:value="0.196469" calcext:value-type="float">
            <text:p>0,196469</text:p>
          </table:table-cell>
          <table:table-cell office:value-type="float" office:value="0.290492" calcext:value-type="float">
            <text:p>0,290492</text:p>
          </table:table-cell>
          <table:table-cell office:value-type="float" office:value="0.354273" calcext:value-type="float">
            <text:p>0,354273</text:p>
          </table:table-cell>
          <table:table-cell office:value-type="float" office:value="0.40127" calcext:value-type="float">
            <text:p>0,40127</text:p>
          </table:table-cell>
          <table:table-cell office:value-type="float" office:value="0.421856" calcext:value-type="float">
            <text:p>0,421856</text:p>
          </table:table-cell>
          <table:table-cell office:value-type="float" office:value="0.441198" calcext:value-type="float">
            <text:p>0,441198</text:p>
          </table:table-cell>
          <table:table-cell office:value-type="float" office:value="0.465862" calcext:value-type="float">
            <text:p>0,465862</text:p>
          </table:table-cell>
          <table:table-cell office:value-type="float" office:value="0.508276" calcext:value-type="float">
            <text:p>0,508276</text:p>
          </table:table-cell>
          <table:table-cell office:value-type="float" office:value="0.599835" calcext:value-type="float">
            <text:p>0,599835</text:p>
          </table:table-cell>
          <table:table-cell office:value-type="float" office:value="0.718621" calcext:value-type="float">
            <text:p>0,718621</text:p>
          </table:table-cell>
          <table:table-cell office:value-type="float" office:value="0.371132" calcext:value-type="float">
            <text:p>0,37113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81509" calcext:value-type="float">
            <text:p>-0,081509</text:p>
          </table:table-cell>
          <table:table-cell office:value-type="float" office:value="0.060774" calcext:value-type="float">
            <text:p>0,060774</text:p>
          </table:table-cell>
          <table:table-cell office:value-type="float" office:value="0.201912" calcext:value-type="float">
            <text:p>0,201912</text:p>
          </table:table-cell>
          <table:table-cell office:value-type="float" office:value="0.306542" calcext:value-type="float">
            <text:p>0,306542</text:p>
          </table:table-cell>
          <table:table-cell office:value-type="float" office:value="0.371869" calcext:value-type="float">
            <text:p>0,371869</text:p>
          </table:table-cell>
          <table:table-cell office:value-type="float" office:value="0.406872" calcext:value-type="float">
            <text:p>0,406872</text:p>
          </table:table-cell>
          <table:table-cell office:value-type="float" office:value="0.425207" calcext:value-type="float">
            <text:p>0,425207</text:p>
          </table:table-cell>
          <table:table-cell office:value-type="float" office:value="0.448886" calcext:value-type="float">
            <text:p>0,448886</text:p>
          </table:table-cell>
          <table:table-cell office:value-type="float" office:value="0.469873" calcext:value-type="float">
            <text:p>0,469873</text:p>
          </table:table-cell>
          <table:table-cell office:value-type="float" office:value="0.506115" calcext:value-type="float">
            <text:p>0,506115</text:p>
          </table:table-cell>
          <table:table-cell office:value-type="float" office:value="0.599207" calcext:value-type="float">
            <text:p>0,599207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379726" calcext:value-type="float">
            <text:p>0,37972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122529" calcext:value-type="float">
            <text:p>-0,122529</text:p>
          </table:table-cell>
          <table:table-cell office:value-type="float" office:value="0.076393" calcext:value-type="float">
            <text:p>0,076393</text:p>
          </table:table-cell>
          <table:table-cell office:value-type="float" office:value="0.233977" calcext:value-type="float">
            <text:p>0,233977</text:p>
          </table:table-cell>
          <table:table-cell office:value-type="float" office:value="0.334104" calcext:value-type="float">
            <text:p>0,334104</text:p>
          </table:table-cell>
          <table:table-cell office:value-type="float" office:value="0.389217" calcext:value-type="float">
            <text:p>0,389217</text:p>
          </table:table-cell>
          <table:table-cell office:value-type="float" office:value="0.412885" calcext:value-type="float">
            <text:p>0,412885</text:p>
          </table:table-cell>
          <table:table-cell office:value-type="float" office:value="0.427342" calcext:value-type="float">
            <text:p>0,427342</text:p>
          </table:table-cell>
          <table:table-cell office:value-type="float" office:value="0.453889" calcext:value-type="float">
            <text:p>0,453889</text:p>
          </table:table-cell>
          <table:table-cell office:value-type="float" office:value="0.475609" calcext:value-type="float">
            <text:p>0,475609</text:p>
          </table:table-cell>
          <table:table-cell office:value-type="float" office:value="0.517329" calcext:value-type="float">
            <text:p>0,517329</text:p>
          </table:table-cell>
          <table:table-cell office:value-type="float" office:value="0.621142" calcext:value-type="float">
            <text:p>0,621142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394189" calcext:value-type="float">
            <text:p>0,3941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92311" calcext:value-type="float">
            <text:p>-0,092311</text:p>
          </table:table-cell>
          <table:table-cell office:value-type="float" office:value="0.088421" calcext:value-type="float">
            <text:p>0,088421</text:p>
          </table:table-cell>
          <table:table-cell office:value-type="float" office:value="0.243582" calcext:value-type="float">
            <text:p>0,243582</text:p>
          </table:table-cell>
          <table:table-cell office:value-type="float" office:value="0.331051" calcext:value-type="float">
            <text:p>0,331051</text:p>
          </table:table-cell>
          <table:table-cell office:value-type="float" office:value="0.38524" calcext:value-type="float">
            <text:p>0,38524</text:p>
          </table:table-cell>
          <table:table-cell office:value-type="float" office:value="0.41234" calcext:value-type="float">
            <text:p>0,41234</text:p>
          </table:table-cell>
          <table:table-cell office:value-type="float" office:value="0.4254" calcext:value-type="float">
            <text:p>0,4254</text:p>
          </table:table-cell>
          <table:table-cell office:value-type="float" office:value="0.449443" calcext:value-type="float">
            <text:p>0,449443</text:p>
          </table:table-cell>
          <table:table-cell office:value-type="float" office:value="0.475587" calcext:value-type="float">
            <text:p>0,475587</text:p>
          </table:table-cell>
          <table:table-cell office:value-type="float" office:value="0.515805" calcext:value-type="float">
            <text:p>0,515805</text:p>
          </table:table-cell>
          <table:table-cell office:value-type="float" office:value="0.611288" calcext:value-type="float">
            <text:p>0,611288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393816" calcext:value-type="float">
            <text:p>0,3938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92311" calcext:value-type="float">
            <text:p>-0,092311</text:p>
          </table:table-cell>
          <table:table-cell office:value-type="float" office:value="0.107437" calcext:value-type="float">
            <text:p>0,107437</text:p>
          </table:table-cell>
          <table:table-cell office:value-type="float" office:value="0.285771" calcext:value-type="float">
            <text:p>0,285771</text:p>
          </table:table-cell>
          <table:table-cell office:value-type="float" office:value="0.36287" calcext:value-type="float">
            <text:p>0,36287</text:p>
          </table:table-cell>
          <table:table-cell office:value-type="float" office:value="0.402291" calcext:value-type="float">
            <text:p>0,402291</text:p>
          </table:table-cell>
          <table:table-cell office:value-type="float" office:value="0.420628" calcext:value-type="float">
            <text:p>0,420628</text:p>
          </table:table-cell>
          <table:table-cell office:value-type="float" office:value="0.43942" calcext:value-type="float">
            <text:p>0,43942</text:p>
          </table:table-cell>
          <table:table-cell office:value-type="float" office:value="0.467246" calcext:value-type="float">
            <text:p>0,467246</text:p>
          </table:table-cell>
          <table:table-cell office:value-type="float" office:value="0.494872" calcext:value-type="float">
            <text:p>0,494872</text:p>
          </table:table-cell>
          <table:table-cell office:value-type="float" office:value="0.542324" calcext:value-type="float">
            <text:p>0,542324</text:p>
          </table:table-cell>
          <table:table-cell office:value-type="float" office:value="0.636677" calcext:value-type="float">
            <text:p>0,636677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15953" calcext:value-type="float">
            <text:p>0,4159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81509" calcext:value-type="float">
            <text:p>-0,081509</text:p>
          </table:table-cell>
          <table:table-cell office:value-type="float" office:value="0.136246" calcext:value-type="float">
            <text:p>0,136246</text:p>
          </table:table-cell>
          <table:table-cell office:value-type="float" office:value="0.295477" calcext:value-type="float">
            <text:p>0,295477</text:p>
          </table:table-cell>
          <table:table-cell office:value-type="float" office:value="0.374516" calcext:value-type="float">
            <text:p>0,374516</text:p>
          </table:table-cell>
          <table:table-cell office:value-type="float" office:value="0.407321" calcext:value-type="float">
            <text:p>0,407321</text:p>
          </table:table-cell>
          <table:table-cell office:value-type="float" office:value="0.421666" calcext:value-type="float">
            <text:p>0,421666</text:p>
          </table:table-cell>
          <table:table-cell office:value-type="float" office:value="0.436214" calcext:value-type="float">
            <text:p>0,436214</text:p>
          </table:table-cell>
          <table:table-cell office:value-type="float" office:value="0.464039" calcext:value-type="float">
            <text:p>0,464039</text:p>
          </table:table-cell>
          <table:table-cell office:value-type="float" office:value="0.495316" calcext:value-type="float">
            <text:p>0,495316</text:p>
          </table:table-cell>
          <table:table-cell office:value-type="float" office:value="0.537426" calcext:value-type="float">
            <text:p>0,537426</text:p>
          </table:table-cell>
          <table:table-cell office:value-type="float" office:value="0.628254" calcext:value-type="float">
            <text:p>0,628254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19647" calcext:value-type="float">
            <text:p>0,4196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3141" calcext:value-type="float">
            <text:p>0,013141</text:p>
          </table:table-cell>
          <table:table-cell office:value-type="float" office:value="0.102821" calcext:value-type="float">
            <text:p>0,102821</text:p>
          </table:table-cell>
          <table:table-cell office:value-type="float" office:value="0.279541" calcext:value-type="float">
            <text:p>0,279541</text:p>
          </table:table-cell>
          <table:table-cell office:value-type="float" office:value="0.360647" calcext:value-type="float">
            <text:p>0,360647</text:p>
          </table:table-cell>
          <table:table-cell office:value-type="float" office:value="0.408325" calcext:value-type="float">
            <text:p>0,408325</text:p>
          </table:table-cell>
          <table:table-cell office:value-type="float" office:value="0.425268" calcext:value-type="float">
            <text:p>0,425268</text:p>
          </table:table-cell>
          <table:table-cell office:value-type="float" office:value="0.441111" calcext:value-type="float">
            <text:p>0,441111</text:p>
          </table:table-cell>
          <table:table-cell office:value-type="float" office:value="0.463408" calcext:value-type="float">
            <text:p>0,463408</text:p>
          </table:table-cell>
          <table:table-cell office:value-type="float" office:value="0.496009" calcext:value-type="float">
            <text:p>0,496009</text:p>
          </table:table-cell>
          <table:table-cell office:value-type="float" office:value="0.541767" calcext:value-type="float">
            <text:p>0,541767</text:p>
          </table:table-cell>
          <table:table-cell office:value-type="float" office:value="0.620505" calcext:value-type="float">
            <text:p>0,620505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1394" calcext:value-type="float">
            <text:p>0,4139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141" calcext:value-type="float">
            <text:p>0,013141</text:p>
          </table:table-cell>
          <table:table-cell office:value-type="float" office:value="0.149428" calcext:value-type="float">
            <text:p>0,149428</text:p>
          </table:table-cell>
          <table:table-cell office:value-type="float" office:value="0.313141" calcext:value-type="float">
            <text:p>0,313141</text:p>
          </table:table-cell>
          <table:table-cell office:value-type="float" office:value="0.391498" calcext:value-type="float">
            <text:p>0,391498</text:p>
          </table:table-cell>
          <table:table-cell office:value-type="float" office:value="0.418283" calcext:value-type="float">
            <text:p>0,418283</text:p>
          </table:table-cell>
          <table:table-cell office:value-type="float" office:value="0.430183" calcext:value-type="float">
            <text:p>0,430183</text:p>
          </table:table-cell>
          <table:table-cell office:value-type="float" office:value="0.447554" calcext:value-type="float">
            <text:p>0,447554</text:p>
          </table:table-cell>
          <table:table-cell office:value-type="float" office:value="0.470115" calcext:value-type="float">
            <text:p>0,470115</text:p>
          </table:table-cell>
          <table:table-cell office:value-type="float" office:value="0.498632" calcext:value-type="float">
            <text:p>0,498632</text:p>
          </table:table-cell>
          <table:table-cell office:value-type="float" office:value="0.541012" calcext:value-type="float">
            <text:p>0,541012</text:p>
          </table:table-cell>
          <table:table-cell office:value-type="float" office:value="0.613752" calcext:value-type="float">
            <text:p>0,613752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2736" calcext:value-type="float">
            <text:p>0,4273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048" calcext:value-type="float">
            <text:p>0,015048</text:p>
          </table:table-cell>
          <table:table-cell office:value-type="float" office:value="0.164215" calcext:value-type="float">
            <text:p>0,164215</text:p>
          </table:table-cell>
          <table:table-cell office:value-type="float" office:value="0.335522" calcext:value-type="float">
            <text:p>0,335522</text:p>
          </table:table-cell>
          <table:table-cell office:value-type="float" office:value="0.397779" calcext:value-type="float">
            <text:p>0,397779</text:p>
          </table:table-cell>
          <table:table-cell office:value-type="float" office:value="0.418716" calcext:value-type="float">
            <text:p>0,418716</text:p>
          </table:table-cell>
          <table:table-cell office:value-type="float" office:value="0.432488" calcext:value-type="float">
            <text:p>0,432488</text:p>
          </table:table-cell>
          <table:table-cell office:value-type="float" office:value="0.453771" calcext:value-type="float">
            <text:p>0,453771</text:p>
          </table:table-cell>
          <table:table-cell office:value-type="float" office:value="0.475596" calcext:value-type="float">
            <text:p>0,475596</text:p>
          </table:table-cell>
          <table:table-cell office:value-type="float" office:value="0.505434" calcext:value-type="float">
            <text:p>0,505434</text:p>
          </table:table-cell>
          <table:table-cell office:value-type="float" office:value="0.547955" calcext:value-type="float">
            <text:p>0,547955</text:p>
          </table:table-cell>
          <table:table-cell office:value-type="float" office:value="0.628563" calcext:value-type="float">
            <text:p>0,628563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36004" calcext:value-type="float">
            <text:p>0,4360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1867" calcext:value-type="float">
            <text:p>0,011867</text:p>
          </table:table-cell>
          <table:table-cell office:value-type="float" office:value="0.185251" calcext:value-type="float">
            <text:p>0,185251</text:p>
          </table:table-cell>
          <table:table-cell office:value-type="float" office:value="0.334879" calcext:value-type="float">
            <text:p>0,334879</text:p>
          </table:table-cell>
          <table:table-cell office:value-type="float" office:value="0.399758" calcext:value-type="float">
            <text:p>0,399758</text:p>
          </table:table-cell>
          <table:table-cell office:value-type="float" office:value="0.418912" calcext:value-type="float">
            <text:p>0,418912</text:p>
          </table:table-cell>
          <table:table-cell office:value-type="float" office:value="0.434053" calcext:value-type="float">
            <text:p>0,434053</text:p>
          </table:table-cell>
          <table:table-cell office:value-type="float" office:value="0.454763" calcext:value-type="float">
            <text:p>0,454763</text:p>
          </table:table-cell>
          <table:table-cell office:value-type="float" office:value="0.4704" calcext:value-type="float">
            <text:p>0,4704</text:p>
          </table:table-cell>
          <table:table-cell office:value-type="float" office:value="0.495119" calcext:value-type="float">
            <text:p>0,495119</text:p>
          </table:table-cell>
          <table:table-cell office:value-type="float" office:value="0.537167" calcext:value-type="float">
            <text:p>0,537167</text:p>
          </table:table-cell>
          <table:table-cell office:value-type="float" office:value="0.625574" calcext:value-type="float">
            <text:p>0,625574</text:p>
          </table:table-cell>
          <table:table-cell office:value-type="float" office:value="0.727313" calcext:value-type="float">
            <text:p>0,727313</text:p>
          </table:table-cell>
          <table:table-cell office:value-type="float" office:value="0.435587" calcext:value-type="float">
            <text:p>0,43558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588" calcext:value-type="float">
            <text:p>0,007588</text:p>
          </table:table-cell>
          <table:table-cell office:value-type="float" office:value="0.149303" calcext:value-type="float">
            <text:p>0,149303</text:p>
          </table:table-cell>
          <table:table-cell office:value-type="float" office:value="0.345825" calcext:value-type="float">
            <text:p>0,345825</text:p>
          </table:table-cell>
          <table:table-cell office:value-type="float" office:value="0.405724" calcext:value-type="float">
            <text:p>0,405724</text:p>
          </table:table-cell>
          <table:table-cell office:value-type="float" office:value="0.421794" calcext:value-type="float">
            <text:p>0,421794</text:p>
          </table:table-cell>
          <table:table-cell office:value-type="float" office:value="0.440598" calcext:value-type="float">
            <text:p>0,440598</text:p>
          </table:table-cell>
          <table:table-cell office:value-type="float" office:value="0.459668" calcext:value-type="float">
            <text:p>0,459668</text:p>
          </table:table-cell>
          <table:table-cell office:value-type="float" office:value="0.482275" calcext:value-type="float">
            <text:p>0,482275</text:p>
          </table:table-cell>
          <table:table-cell office:value-type="float" office:value="0.516076" calcext:value-type="float">
            <text:p>0,516076</text:p>
          </table:table-cell>
          <table:table-cell office:value-type="float" office:value="0.559971" calcext:value-type="float">
            <text:p>0,559971</text:p>
          </table:table-cell>
          <table:table-cell office:value-type="float" office:value="0.640597" calcext:value-type="float">
            <text:p>0,640597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42183" calcext:value-type="float">
            <text:p>0,44218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588" calcext:value-type="float">
            <text:p>0,007588</text:p>
          </table:table-cell>
          <table:table-cell office:value-type="float" office:value="0.171446" calcext:value-type="float">
            <text:p>0,171446</text:p>
          </table:table-cell>
          <table:table-cell office:value-type="float" office:value="0.362419" calcext:value-type="float">
            <text:p>0,362419</text:p>
          </table:table-cell>
          <table:table-cell office:value-type="float" office:value="0.410498" calcext:value-type="float">
            <text:p>0,410498</text:p>
          </table:table-cell>
          <table:table-cell office:value-type="float" office:value="0.423932" calcext:value-type="float">
            <text:p>0,423932</text:p>
          </table:table-cell>
          <table:table-cell office:value-type="float" office:value="0.440745" calcext:value-type="float">
            <text:p>0,440745</text:p>
          </table:table-cell>
          <table:table-cell office:value-type="float" office:value="0.462654" calcext:value-type="float">
            <text:p>0,462654</text:p>
          </table:table-cell>
          <table:table-cell office:value-type="float" office:value="0.488262" calcext:value-type="float">
            <text:p>0,488262</text:p>
          </table:table-cell>
          <table:table-cell office:value-type="float" office:value="0.524439" calcext:value-type="float">
            <text:p>0,524439</text:p>
          </table:table-cell>
          <table:table-cell office:value-type="float" office:value="0.575661" calcext:value-type="float">
            <text:p>0,575661</text:p>
          </table:table-cell>
          <table:table-cell office:value-type="float" office:value="0.647045" calcext:value-type="float">
            <text:p>0,647045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5071" calcext:value-type="float">
            <text:p>0,4507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588" calcext:value-type="float">
            <text:p>0,007588</text:p>
          </table:table-cell>
          <table:table-cell office:value-type="float" office:value="0.184493" calcext:value-type="float">
            <text:p>0,184493</text:p>
          </table:table-cell>
          <table:table-cell office:value-type="float" office:value="0.378313" calcext:value-type="float">
            <text:p>0,378313</text:p>
          </table:table-cell>
          <table:table-cell office:value-type="float" office:value="0.412897" calcext:value-type="float">
            <text:p>0,412897</text:p>
          </table:table-cell>
          <table:table-cell office:value-type="float" office:value="0.426497" calcext:value-type="float">
            <text:p>0,426497</text:p>
          </table:table-cell>
          <table:table-cell office:value-type="float" office:value="0.446866" calcext:value-type="float">
            <text:p>0,446866</text:p>
          </table:table-cell>
          <table:table-cell office:value-type="float" office:value="0.469854" calcext:value-type="float">
            <text:p>0,469854</text:p>
          </table:table-cell>
          <table:table-cell office:value-type="float" office:value="0.498289" calcext:value-type="float">
            <text:p>0,498289</text:p>
          </table:table-cell>
          <table:table-cell office:value-type="float" office:value="0.534699" calcext:value-type="float">
            <text:p>0,534699</text:p>
          </table:table-cell>
          <table:table-cell office:value-type="float" office:value="0.586593" calcext:value-type="float">
            <text:p>0,586593</text:p>
          </table:table-cell>
          <table:table-cell office:value-type="float" office:value="0.663268" calcext:value-type="float">
            <text:p>0,663268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60177" calcext:value-type="float">
            <text:p>0,46017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672" calcext:value-type="float">
            <text:p>0,006672</text:p>
          </table:table-cell>
          <table:table-cell office:value-type="float" office:value="0.174508" calcext:value-type="float">
            <text:p>0,174508</text:p>
          </table:table-cell>
          <table:table-cell office:value-type="float" office:value="0.348218" calcext:value-type="float">
            <text:p>0,348218</text:p>
          </table:table-cell>
          <table:table-cell office:value-type="float" office:value="0.405062" calcext:value-type="float">
            <text:p>0,405062</text:p>
          </table:table-cell>
          <table:table-cell office:value-type="float" office:value="0.4209" calcext:value-type="float">
            <text:p>0,4209</text:p>
          </table:table-cell>
          <table:table-cell office:value-type="float" office:value="0.437742" calcext:value-type="float">
            <text:p>0,437742</text:p>
          </table:table-cell>
          <table:table-cell office:value-type="float" office:value="0.457952" calcext:value-type="float">
            <text:p>0,457952</text:p>
          </table:table-cell>
          <table:table-cell office:value-type="float" office:value="0.485261" calcext:value-type="float">
            <text:p>0,485261</text:p>
          </table:table-cell>
          <table:table-cell office:value-type="float" office:value="0.516868" calcext:value-type="float">
            <text:p>0,516868</text:p>
          </table:table-cell>
          <table:table-cell office:value-type="float" office:value="0.575064" calcext:value-type="float">
            <text:p>0,575064</text:p>
          </table:table-cell>
          <table:table-cell office:value-type="float" office:value="0.65085" calcext:value-type="float">
            <text:p>0,65085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47243" calcext:value-type="float">
            <text:p>0,44724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672" calcext:value-type="float">
            <text:p>0,006672</text:p>
          </table:table-cell>
          <table:table-cell office:value-type="float" office:value="0.161688" calcext:value-type="float">
            <text:p>0,161688</text:p>
          </table:table-cell>
          <table:table-cell office:value-type="float" office:value="0.339318" calcext:value-type="float">
            <text:p>0,339318</text:p>
          </table:table-cell>
          <table:table-cell office:value-type="float" office:value="0.404474" calcext:value-type="float">
            <text:p>0,404474</text:p>
          </table:table-cell>
          <table:table-cell office:value-type="float" office:value="0.422907" calcext:value-type="float">
            <text:p>0,422907</text:p>
          </table:table-cell>
          <table:table-cell office:value-type="float" office:value="0.44395" calcext:value-type="float">
            <text:p>0,44395</text:p>
          </table:table-cell>
          <table:table-cell office:value-type="float" office:value="0.469362" calcext:value-type="float">
            <text:p>0,469362</text:p>
          </table:table-cell>
          <table:table-cell office:value-type="float" office:value="0.498989" calcext:value-type="float">
            <text:p>0,498989</text:p>
          </table:table-cell>
          <table:table-cell office:value-type="float" office:value="0.530086" calcext:value-type="float">
            <text:p>0,530086</text:p>
          </table:table-cell>
          <table:table-cell office:value-type="float" office:value="0.584636" calcext:value-type="float">
            <text:p>0,584636</text:p>
          </table:table-cell>
          <table:table-cell office:value-type="float" office:value="0.651494" calcext:value-type="float">
            <text:p>0,651494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5069" calcext:value-type="float">
            <text:p>0,450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59406" calcext:value-type="float">
            <text:p>-0,059406</text:p>
          </table:table-cell>
          <table:table-cell office:value-type="float" office:value="0.142991" calcext:value-type="float">
            <text:p>0,142991</text:p>
          </table:table-cell>
          <table:table-cell office:value-type="float" office:value="0.327707" calcext:value-type="float">
            <text:p>0,327707</text:p>
          </table:table-cell>
          <table:table-cell office:value-type="float" office:value="0.405573" calcext:value-type="float">
            <text:p>0,405573</text:p>
          </table:table-cell>
          <table:table-cell office:value-type="float" office:value="0.422684" calcext:value-type="float">
            <text:p>0,422684</text:p>
          </table:table-cell>
          <table:table-cell office:value-type="float" office:value="0.445405" calcext:value-type="float">
            <text:p>0,445405</text:p>
          </table:table-cell>
          <table:table-cell office:value-type="float" office:value="0.46588" calcext:value-type="float">
            <text:p>0,46588</text:p>
          </table:table-cell>
          <table:table-cell office:value-type="float" office:value="0.490992" calcext:value-type="float">
            <text:p>0,490992</text:p>
          </table:table-cell>
          <table:table-cell office:value-type="float" office:value="0.523137" calcext:value-type="float">
            <text:p>0,523137</text:p>
          </table:table-cell>
          <table:table-cell office:value-type="float" office:value="0.574822" calcext:value-type="float">
            <text:p>0,574822</text:p>
          </table:table-cell>
          <table:table-cell office:value-type="float" office:value="0.638034" calcext:value-type="float">
            <text:p>0,638034</text:p>
          </table:table-cell>
          <table:table-cell office:value-type="float" office:value="0.733436" calcext:value-type="float">
            <text:p>0,733436</text:p>
          </table:table-cell>
          <table:table-cell office:value-type="float" office:value="0.443723" calcext:value-type="float">
            <text:p>0,4437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558" calcext:value-type="float">
            <text:p>0,012558</text:p>
          </table:table-cell>
          <table:table-cell office:value-type="float" office:value="0.194265" calcext:value-type="float">
            <text:p>0,194265</text:p>
          </table:table-cell>
          <table:table-cell office:value-type="float" office:value="0.368799" calcext:value-type="float">
            <text:p>0,368799</text:p>
          </table:table-cell>
          <table:table-cell office:value-type="float" office:value="0.413259" calcext:value-type="float">
            <text:p>0,413259</text:p>
          </table:table-cell>
          <table:table-cell office:value-type="float" office:value="0.431693" calcext:value-type="float">
            <text:p>0,431693</text:p>
          </table:table-cell>
          <table:table-cell office:value-type="float" office:value="0.452545" calcext:value-type="float">
            <text:p>0,452545</text:p>
          </table:table-cell>
          <table:table-cell office:value-type="float" office:value="0.471911" calcext:value-type="float">
            <text:p>0,471911</text:p>
          </table:table-cell>
          <table:table-cell office:value-type="float" office:value="0.500406" calcext:value-type="float">
            <text:p>0,500406</text:p>
          </table:table-cell>
          <table:table-cell office:value-type="float" office:value="0.532426" calcext:value-type="float">
            <text:p>0,532426</text:p>
          </table:table-cell>
          <table:table-cell office:value-type="float" office:value="0.573575" calcext:value-type="float">
            <text:p>0,573575</text:p>
          </table:table-cell>
          <table:table-cell office:value-type="float" office:value="0.644461" calcext:value-type="float">
            <text:p>0,644461</text:p>
          </table:table-cell>
          <table:table-cell office:value-type="float" office:value="0.743742" calcext:value-type="float">
            <text:p>0,743742</text:p>
          </table:table-cell>
          <table:table-cell office:value-type="float" office:value="0.458334" calcext:value-type="float">
            <text:p>0,4583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738" calcext:value-type="float">
            <text:p>0,017738</text:p>
          </table:table-cell>
          <table:table-cell office:value-type="float" office:value="0.218253" calcext:value-type="float">
            <text:p>0,218253</text:p>
          </table:table-cell>
          <table:table-cell office:value-type="float" office:value="0.37841" calcext:value-type="float">
            <text:p>0,37841</text:p>
          </table:table-cell>
          <table:table-cell office:value-type="float" office:value="0.418838" calcext:value-type="float">
            <text:p>0,418838</text:p>
          </table:table-cell>
          <table:table-cell office:value-type="float" office:value="0.437981" calcext:value-type="float">
            <text:p>0,437981</text:p>
          </table:table-cell>
          <table:table-cell office:value-type="float" office:value="0.4568" calcext:value-type="float">
            <text:p>0,4568</text:p>
          </table:table-cell>
          <table:table-cell office:value-type="float" office:value="0.477365" calcext:value-type="float">
            <text:p>0,477365</text:p>
          </table:table-cell>
          <table:table-cell office:value-type="float" office:value="0.50254" calcext:value-type="float">
            <text:p>0,50254</text:p>
          </table:table-cell>
          <table:table-cell office:value-type="float" office:value="0.541798" calcext:value-type="float">
            <text:p>0,541798</text:p>
          </table:table-cell>
          <table:table-cell office:value-type="float" office:value="0.581798" calcext:value-type="float">
            <text:p>0,581798</text:p>
          </table:table-cell>
          <table:table-cell office:value-type="float" office:value="0.655365" calcext:value-type="float">
            <text:p>0,655365</text:p>
          </table:table-cell>
          <table:table-cell office:value-type="float" office:value="0.743742" calcext:value-type="float">
            <text:p>0,743742</text:p>
          </table:table-cell>
          <table:table-cell office:value-type="float" office:value="0.466915" calcext:value-type="float">
            <text:p>0,46691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08605" calcext:value-type="float">
            <text:p>-0,008605</text:p>
          </table:table-cell>
          <table:table-cell office:value-type="float" office:value="0.168283" calcext:value-type="float">
            <text:p>0,168283</text:p>
          </table:table-cell>
          <table:table-cell office:value-type="float" office:value="0.347863" calcext:value-type="float">
            <text:p>0,347863</text:p>
          </table:table-cell>
          <table:table-cell office:value-type="float" office:value="0.409448" calcext:value-type="float">
            <text:p>0,409448</text:p>
          </table:table-cell>
          <table:table-cell office:value-type="float" office:value="0.426058" calcext:value-type="float">
            <text:p>0,426058</text:p>
          </table:table-cell>
          <table:table-cell office:value-type="float" office:value="0.446963" calcext:value-type="float">
            <text:p>0,446963</text:p>
          </table:table-cell>
          <table:table-cell office:value-type="float" office:value="0.476627" calcext:value-type="float">
            <text:p>0,476627</text:p>
          </table:table-cell>
          <table:table-cell office:value-type="float" office:value="0.508507" calcext:value-type="float">
            <text:p>0,508507</text:p>
          </table:table-cell>
          <table:table-cell office:value-type="float" office:value="0.549139" calcext:value-type="float">
            <text:p>0,549139</text:p>
          </table:table-cell>
          <table:table-cell office:value-type="float" office:value="0.581212" calcext:value-type="float">
            <text:p>0,581212</text:p>
          </table:table-cell>
          <table:table-cell office:value-type="float" office:value="0.645555" calcext:value-type="float">
            <text:p>0,645555</text:p>
          </table:table-cell>
          <table:table-cell office:value-type="float" office:value="0.743742" calcext:value-type="float">
            <text:p>0,743742</text:p>
          </table:table-cell>
          <table:table-cell office:value-type="float" office:value="0.455966" calcext:value-type="float">
            <text:p>0,45596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37439" calcext:value-type="float">
            <text:p>-0,037439</text:p>
          </table:table-cell>
          <table:table-cell office:value-type="float" office:value="0.14878" calcext:value-type="float">
            <text:p>0,14878</text:p>
          </table:table-cell>
          <table:table-cell office:value-type="float" office:value="0.349415" calcext:value-type="float">
            <text:p>0,349415</text:p>
          </table:table-cell>
          <table:table-cell office:value-type="float" office:value="0.4113" calcext:value-type="float">
            <text:p>0,4113</text:p>
          </table:table-cell>
          <table:table-cell office:value-type="float" office:value="0.427404" calcext:value-type="float">
            <text:p>0,427404</text:p>
          </table:table-cell>
          <table:table-cell office:value-type="float" office:value="0.445745" calcext:value-type="float">
            <text:p>0,445745</text:p>
          </table:table-cell>
          <table:table-cell office:value-type="float" office:value="0.473404" calcext:value-type="float">
            <text:p>0,473404</text:p>
          </table:table-cell>
          <table:table-cell office:value-type="float" office:value="0.499881" calcext:value-type="float">
            <text:p>0,499881</text:p>
          </table:table-cell>
          <table:table-cell office:value-type="float" office:value="0.537144" calcext:value-type="float">
            <text:p>0,537144</text:p>
          </table:table-cell>
          <table:table-cell office:value-type="float" office:value="0.573113" calcext:value-type="float">
            <text:p>0,573113</text:p>
          </table:table-cell>
          <table:table-cell office:value-type="float" office:value="0.634334" calcext:value-type="float">
            <text:p>0,634334</text:p>
          </table:table-cell>
          <table:table-cell office:value-type="float" office:value="0.743742" calcext:value-type="float">
            <text:p>0,743742</text:p>
          </table:table-cell>
          <table:table-cell office:value-type="float" office:value="0.450052" calcext:value-type="float">
            <text:p>0,45005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037439" calcext:value-type="float">
            <text:p>-0,037439</text:p>
          </table:table-cell>
          <table:table-cell office:value-type="float" office:value="0.173172" calcext:value-type="float">
            <text:p>0,173172</text:p>
          </table:table-cell>
          <table:table-cell office:value-type="float" office:value="0.356049" calcext:value-type="float">
            <text:p>0,356049</text:p>
          </table:table-cell>
          <table:table-cell office:value-type="float" office:value="0.413823" calcext:value-type="float">
            <text:p>0,413823</text:p>
          </table:table-cell>
          <table:table-cell office:value-type="float" office:value="0.432223" calcext:value-type="float">
            <text:p>0,432223</text:p>
          </table:table-cell>
          <table:table-cell office:value-type="float" office:value="0.456494" calcext:value-type="float">
            <text:p>0,456494</text:p>
          </table:table-cell>
          <table:table-cell office:value-type="float" office:value="0.481888" calcext:value-type="float">
            <text:p>0,481888</text:p>
          </table:table-cell>
          <table:table-cell office:value-type="float" office:value="0.508732" calcext:value-type="float">
            <text:p>0,508732</text:p>
          </table:table-cell>
          <table:table-cell office:value-type="float" office:value="0.54581" calcext:value-type="float">
            <text:p>0,54581</text:p>
          </table:table-cell>
          <table:table-cell office:value-type="float" office:value="0.582112" calcext:value-type="float">
            <text:p>0,582112</text:p>
          </table:table-cell>
          <table:table-cell office:value-type="float" office:value="0.637764" calcext:value-type="float">
            <text:p>0,637764</text:p>
          </table:table-cell>
          <table:table-cell office:value-type="float" office:value="0.743742" calcext:value-type="float">
            <text:p>0,743742</text:p>
          </table:table-cell>
          <table:table-cell office:value-type="float" office:value="0.458807" calcext:value-type="float">
            <text:p>0,4588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164" calcext:value-type="float">
            <text:p>0,017164</text:p>
          </table:table-cell>
          <table:table-cell office:value-type="float" office:value="0.15792" calcext:value-type="float">
            <text:p>0,15792</text:p>
          </table:table-cell>
          <table:table-cell office:value-type="float" office:value="0.359297" calcext:value-type="float">
            <text:p>0,359297</text:p>
          </table:table-cell>
          <table:table-cell office:value-type="float" office:value="0.413056" calcext:value-type="float">
            <text:p>0,413056</text:p>
          </table:table-cell>
          <table:table-cell office:value-type="float" office:value="0.42834" calcext:value-type="float">
            <text:p>0,42834</text:p>
          </table:table-cell>
          <table:table-cell office:value-type="float" office:value="0.459518" calcext:value-type="float">
            <text:p>0,459518</text:p>
          </table:table-cell>
          <table:table-cell office:value-type="float" office:value="0.488219" calcext:value-type="float">
            <text:p>0,488219</text:p>
          </table:table-cell>
          <table:table-cell office:value-type="float" office:value="0.515648" calcext:value-type="float">
            <text:p>0,515648</text:p>
          </table:table-cell>
          <table:table-cell office:value-type="float" office:value="0.55157" calcext:value-type="float">
            <text:p>0,55157</text:p>
          </table:table-cell>
          <table:table-cell office:value-type="float" office:value="0.589334" calcext:value-type="float">
            <text:p>0,589334</text:p>
          </table:table-cell>
          <table:table-cell office:value-type="float" office:value="0.656817" calcext:value-type="float">
            <text:p>0,656817</text:p>
          </table:table-cell>
          <table:table-cell office:value-type="float" office:value="0.744831" calcext:value-type="float">
            <text:p>0,744831</text:p>
          </table:table-cell>
          <table:table-cell office:value-type="float" office:value="0.461972" calcext:value-type="float">
            <text:p>0,4619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2848" calcext:value-type="float">
            <text:p>0,022848</text:p>
          </table:table-cell>
          <table:table-cell office:value-type="float" office:value="0.211087" calcext:value-type="float">
            <text:p>0,211087</text:p>
          </table:table-cell>
          <table:table-cell office:value-type="float" office:value="0.389712" calcext:value-type="float">
            <text:p>0,389712</text:p>
          </table:table-cell>
          <table:table-cell office:value-type="float" office:value="0.419363" calcext:value-type="float">
            <text:p>0,419363</text:p>
          </table:table-cell>
          <table:table-cell office:value-type="float" office:value="0.436668" calcext:value-type="float">
            <text:p>0,436668</text:p>
          </table:table-cell>
          <table:table-cell office:value-type="float" office:value="0.471593" calcext:value-type="float">
            <text:p>0,471593</text:p>
          </table:table-cell>
          <table:table-cell office:value-type="float" office:value="0.499388" calcext:value-type="float">
            <text:p>0,499388</text:p>
          </table:table-cell>
          <table:table-cell office:value-type="float" office:value="0.519437" calcext:value-type="float">
            <text:p>0,519437</text:p>
          </table:table-cell>
          <table:table-cell office:value-type="float" office:value="0.554149" calcext:value-type="float">
            <text:p>0,554149</text:p>
          </table:table-cell>
          <table:table-cell office:value-type="float" office:value="0.594227" calcext:value-type="float">
            <text:p>0,594227</text:p>
          </table:table-cell>
          <table:table-cell office:value-type="float" office:value="0.666802" calcext:value-type="float">
            <text:p>0,666802</text:p>
          </table:table-cell>
          <table:table-cell office:value-type="float" office:value="0.777197" calcext:value-type="float">
            <text:p>0,777197</text:p>
          </table:table-cell>
          <table:table-cell office:value-type="float" office:value="0.476243" calcext:value-type="float">
            <text:p>0,47624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251882" calcext:value-type="float">
            <text:p>-0,251882</text:p>
          </table:table-cell>
          <table:table-cell office:value-type="float" office:value="0.218875" calcext:value-type="float">
            <text:p>0,218875</text:p>
          </table:table-cell>
          <table:table-cell office:value-type="float" office:value="0.401863" calcext:value-type="float">
            <text:p>0,401863</text:p>
          </table:table-cell>
          <table:table-cell office:value-type="float" office:value="0.425319" calcext:value-type="float">
            <text:p>0,425319</text:p>
          </table:table-cell>
          <table:table-cell office:value-type="float" office:value="0.450968" calcext:value-type="float">
            <text:p>0,450968</text:p>
          </table:table-cell>
          <table:table-cell office:value-type="float" office:value="0.478918" calcext:value-type="float">
            <text:p>0,478918</text:p>
          </table:table-cell>
          <table:table-cell office:value-type="float" office:value="0.505863" calcext:value-type="float">
            <text:p>0,505863</text:p>
          </table:table-cell>
          <table:table-cell office:value-type="float" office:value="0.530349" calcext:value-type="float">
            <text:p>0,530349</text:p>
          </table:table-cell>
          <table:table-cell office:value-type="float" office:value="0.570791" calcext:value-type="float">
            <text:p>0,570791</text:p>
          </table:table-cell>
          <table:table-cell office:value-type="float" office:value="0.613434" calcext:value-type="float">
            <text:p>0,613434</text:p>
          </table:table-cell>
          <table:table-cell office:value-type="float" office:value="0.687576" calcext:value-type="float">
            <text:p>0,687576</text:p>
          </table:table-cell>
          <table:table-cell office:value-type="float" office:value="0.777197" calcext:value-type="float">
            <text:p>0,777197</text:p>
          </table:table-cell>
          <table:table-cell office:value-type="float" office:value="0.488396" calcext:value-type="float">
            <text:p>0,48839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1566" calcext:value-type="float">
            <text:p>0,011566</text:p>
          </table:table-cell>
          <table:table-cell office:value-type="float" office:value="0.196681" calcext:value-type="float">
            <text:p>0,196681</text:p>
          </table:table-cell>
          <table:table-cell office:value-type="float" office:value="0.390246" calcext:value-type="float">
            <text:p>0,390246</text:p>
          </table:table-cell>
          <table:table-cell office:value-type="float" office:value="0.421007" calcext:value-type="float">
            <text:p>0,421007</text:p>
          </table:table-cell>
          <table:table-cell office:value-type="float" office:value="0.4427" calcext:value-type="float">
            <text:p>0,4427</text:p>
          </table:table-cell>
          <table:table-cell office:value-type="float" office:value="0.47063" calcext:value-type="float">
            <text:p>0,47063</text:p>
          </table:table-cell>
          <table:table-cell office:value-type="float" office:value="0.497297" calcext:value-type="float">
            <text:p>0,497297</text:p>
          </table:table-cell>
          <table:table-cell office:value-type="float" office:value="0.519624" calcext:value-type="float">
            <text:p>0,519624</text:p>
          </table:table-cell>
          <table:table-cell office:value-type="float" office:value="0.559112" calcext:value-type="float">
            <text:p>0,559112</text:p>
          </table:table-cell>
          <table:table-cell office:value-type="float" office:value="0.606188" calcext:value-type="float">
            <text:p>0,606188</text:p>
          </table:table-cell>
          <table:table-cell office:value-type="float" office:value="0.689721" calcext:value-type="float">
            <text:p>0,689721</text:p>
          </table:table-cell>
          <table:table-cell office:value-type="float" office:value="0.777197" calcext:value-type="float">
            <text:p>0,777197</text:p>
          </table:table-cell>
          <table:table-cell office:value-type="float" office:value="0.479321" calcext:value-type="float">
            <text:p>0,47932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1566" calcext:value-type="float">
            <text:p>0,011566</text:p>
          </table:table-cell>
          <table:table-cell office:value-type="float" office:value="0.190593" calcext:value-type="float">
            <text:p>0,190593</text:p>
          </table:table-cell>
          <table:table-cell office:value-type="float" office:value="0.391977" calcext:value-type="float">
            <text:p>0,391977</text:p>
          </table:table-cell>
          <table:table-cell office:value-type="float" office:value="0.423075" calcext:value-type="float">
            <text:p>0,423075</text:p>
          </table:table-cell>
          <table:table-cell office:value-type="float" office:value="0.443668" calcext:value-type="float">
            <text:p>0,443668</text:p>
          </table:table-cell>
          <table:table-cell office:value-type="float" office:value="0.46933" calcext:value-type="float">
            <text:p>0,46933</text:p>
          </table:table-cell>
          <table:table-cell office:value-type="float" office:value="0.496076" calcext:value-type="float">
            <text:p>0,496076</text:p>
          </table:table-cell>
          <table:table-cell office:value-type="float" office:value="0.523948" calcext:value-type="float">
            <text:p>0,523948</text:p>
          </table:table-cell>
          <table:table-cell office:value-type="float" office:value="0.564477" calcext:value-type="float">
            <text:p>0,564477</text:p>
          </table:table-cell>
          <table:table-cell office:value-type="float" office:value="0.608395" calcext:value-type="float">
            <text:p>0,608395</text:p>
          </table:table-cell>
          <table:table-cell office:value-type="float" office:value="0.691232" calcext:value-type="float">
            <text:p>0,69123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80277" calcext:value-type="float">
            <text:p>0,48027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0.212721" calcext:value-type="float">
            <text:p>0,212721</text:p>
          </table:table-cell>
          <table:table-cell office:value-type="float" office:value="0.400546" calcext:value-type="float">
            <text:p>0,400546</text:p>
          </table:table-cell>
          <table:table-cell office:value-type="float" office:value="0.425963" calcext:value-type="float">
            <text:p>0,425963</text:p>
          </table:table-cell>
          <table:table-cell office:value-type="float" office:value="0.449623" calcext:value-type="float">
            <text:p>0,449623</text:p>
          </table:table-cell>
          <table:table-cell office:value-type="float" office:value="0.473295" calcext:value-type="float">
            <text:p>0,473295</text:p>
          </table:table-cell>
          <table:table-cell office:value-type="float" office:value="0.496633" calcext:value-type="float">
            <text:p>0,496633</text:p>
          </table:table-cell>
          <table:table-cell office:value-type="float" office:value="0.51802" calcext:value-type="float">
            <text:p>0,51802</text:p>
          </table:table-cell>
          <table:table-cell office:value-type="float" office:value="0.555449" calcext:value-type="float">
            <text:p>0,555449</text:p>
          </table:table-cell>
          <table:table-cell office:value-type="float" office:value="0.603184" calcext:value-type="float">
            <text:p>0,603184</text:p>
          </table:table-cell>
          <table:table-cell office:value-type="float" office:value="0.685062" calcext:value-type="float">
            <text:p>0,68506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8205" calcext:value-type="float">
            <text:p>0,4820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6565" calcext:value-type="float">
            <text:p>0,016565</text:p>
          </table:table-cell>
          <table:table-cell office:value-type="float" office:value="0.277266" calcext:value-type="float">
            <text:p>0,277266</text:p>
          </table:table-cell>
          <table:table-cell office:value-type="float" office:value="0.411263" calcext:value-type="float">
            <text:p>0,411263</text:p>
          </table:table-cell>
          <table:table-cell office:value-type="float" office:value="0.428413" calcext:value-type="float">
            <text:p>0,428413</text:p>
          </table:table-cell>
          <table:table-cell office:value-type="float" office:value="0.452945" calcext:value-type="float">
            <text:p>0,452945</text:p>
          </table:table-cell>
          <table:table-cell office:value-type="float" office:value="0.478766" calcext:value-type="float">
            <text:p>0,478766</text:p>
          </table:table-cell>
          <table:table-cell office:value-type="float" office:value="0.502584" calcext:value-type="float">
            <text:p>0,502584</text:p>
          </table:table-cell>
          <table:table-cell office:value-type="float" office:value="0.528977" calcext:value-type="float">
            <text:p>0,528977</text:p>
          </table:table-cell>
          <table:table-cell office:value-type="float" office:value="0.567426" calcext:value-type="float">
            <text:p>0,567426</text:p>
          </table:table-cell>
          <table:table-cell office:value-type="float" office:value="0.612145" calcext:value-type="float">
            <text:p>0,612145</text:p>
          </table:table-cell>
          <table:table-cell office:value-type="float" office:value="0.686547" calcext:value-type="float">
            <text:p>0,68654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94633" calcext:value-type="float">
            <text:p>0,49463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565" calcext:value-type="float">
            <text:p>0,016565</text:p>
          </table:table-cell>
          <table:table-cell office:value-type="float" office:value="0.250724" calcext:value-type="float">
            <text:p>0,250724</text:p>
          </table:table-cell>
          <table:table-cell office:value-type="float" office:value="0.40976" calcext:value-type="float">
            <text:p>0,40976</text:p>
          </table:table-cell>
          <table:table-cell office:value-type="float" office:value="0.428309" calcext:value-type="float">
            <text:p>0,428309</text:p>
          </table:table-cell>
          <table:table-cell office:value-type="float" office:value="0.449483" calcext:value-type="float">
            <text:p>0,449483</text:p>
          </table:table-cell>
          <table:table-cell office:value-type="float" office:value="0.478408" calcext:value-type="float">
            <text:p>0,478408</text:p>
          </table:table-cell>
          <table:table-cell office:value-type="float" office:value="0.503324" calcext:value-type="float">
            <text:p>0,503324</text:p>
          </table:table-cell>
          <table:table-cell office:value-type="float" office:value="0.525613" calcext:value-type="float">
            <text:p>0,525613</text:p>
          </table:table-cell>
          <table:table-cell office:value-type="float" office:value="0.559486" calcext:value-type="float">
            <text:p>0,559486</text:p>
          </table:table-cell>
          <table:table-cell office:value-type="float" office:value="0.604051" calcext:value-type="float">
            <text:p>0,604051</text:p>
          </table:table-cell>
          <table:table-cell office:value-type="float" office:value="0.681298" calcext:value-type="float">
            <text:p>0,68129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89046" calcext:value-type="float">
            <text:p>0,48904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6565" calcext:value-type="float">
            <text:p>0,016565</text:p>
          </table:table-cell>
          <table:table-cell office:value-type="float" office:value="0.307806" calcext:value-type="float">
            <text:p>0,307806</text:p>
          </table:table-cell>
          <table:table-cell office:value-type="float" office:value="0.413336" calcext:value-type="float">
            <text:p>0,413336</text:p>
          </table:table-cell>
          <table:table-cell office:value-type="float" office:value="0.430988" calcext:value-type="float">
            <text:p>0,430988</text:p>
          </table:table-cell>
          <table:table-cell office:value-type="float" office:value="0.451978" calcext:value-type="float">
            <text:p>0,451978</text:p>
          </table:table-cell>
          <table:table-cell office:value-type="float" office:value="0.479619" calcext:value-type="float">
            <text:p>0,479619</text:p>
          </table:table-cell>
          <table:table-cell office:value-type="float" office:value="0.502258" calcext:value-type="float">
            <text:p>0,502258</text:p>
          </table:table-cell>
          <table:table-cell office:value-type="float" office:value="0.527688" calcext:value-type="float">
            <text:p>0,527688</text:p>
          </table:table-cell>
          <table:table-cell office:value-type="float" office:value="0.563242" calcext:value-type="float">
            <text:p>0,563242</text:p>
          </table:table-cell>
          <table:table-cell office:value-type="float" office:value="0.60708" calcext:value-type="float">
            <text:p>0,60708</text:p>
          </table:table-cell>
          <table:table-cell office:value-type="float" office:value="0.683853" calcext:value-type="float">
            <text:p>0,68385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96785" calcext:value-type="float">
            <text:p>0,49678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4611" calcext:value-type="float">
            <text:p>0,014611</text:p>
          </table:table-cell>
          <table:table-cell office:value-type="float" office:value="0.291022" calcext:value-type="float">
            <text:p>0,291022</text:p>
          </table:table-cell>
          <table:table-cell office:value-type="float" office:value="0.41597" calcext:value-type="float">
            <text:p>0,41597</text:p>
          </table:table-cell>
          <table:table-cell office:value-type="float" office:value="0.436834" calcext:value-type="float">
            <text:p>0,436834</text:p>
          </table:table-cell>
          <table:table-cell office:value-type="float" office:value="0.461153" calcext:value-type="float">
            <text:p>0,461153</text:p>
          </table:table-cell>
          <table:table-cell office:value-type="float" office:value="0.487143" calcext:value-type="float">
            <text:p>0,487143</text:p>
          </table:table-cell>
          <table:table-cell office:value-type="float" office:value="0.509267" calcext:value-type="float">
            <text:p>0,509267</text:p>
          </table:table-cell>
          <table:table-cell office:value-type="float" office:value="0.532905" calcext:value-type="float">
            <text:p>0,532905</text:p>
          </table:table-cell>
          <table:table-cell office:value-type="float" office:value="0.567831" calcext:value-type="float">
            <text:p>0,567831</text:p>
          </table:table-cell>
          <table:table-cell office:value-type="float" office:value="0.620976" calcext:value-type="float">
            <text:p>0,620976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01576" calcext:value-type="float">
            <text:p>0,50157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537" calcext:value-type="float">
            <text:p>0,007537</text:p>
          </table:table-cell>
          <table:table-cell office:value-type="float" office:value="0.314344" calcext:value-type="float">
            <text:p>0,314344</text:p>
          </table:table-cell>
          <table:table-cell office:value-type="float" office:value="0.420204" calcext:value-type="float">
            <text:p>0,420204</text:p>
          </table:table-cell>
          <table:table-cell office:value-type="float" office:value="0.443151" calcext:value-type="float">
            <text:p>0,443151</text:p>
          </table:table-cell>
          <table:table-cell office:value-type="float" office:value="0.463272" calcext:value-type="float">
            <text:p>0,463272</text:p>
          </table:table-cell>
          <table:table-cell office:value-type="float" office:value="0.485917" calcext:value-type="float">
            <text:p>0,485917</text:p>
          </table:table-cell>
          <table:table-cell office:value-type="float" office:value="0.512262" calcext:value-type="float">
            <text:p>0,512262</text:p>
          </table:table-cell>
          <table:table-cell office:value-type="float" office:value="0.535897" calcext:value-type="float">
            <text:p>0,535897</text:p>
          </table:table-cell>
          <table:table-cell office:value-type="float" office:value="0.568716" calcext:value-type="float">
            <text:p>0,568716</text:p>
          </table:table-cell>
          <table:table-cell office:value-type="float" office:value="0.617114" calcext:value-type="float">
            <text:p>0,617114</text:p>
          </table:table-cell>
          <table:table-cell office:value-type="float" office:value="0.681339" calcext:value-type="float">
            <text:p>0,68133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04221" calcext:value-type="float">
            <text:p>0,50422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3153" calcext:value-type="float">
            <text:p>0,033153</text:p>
          </table:table-cell>
          <table:table-cell office:value-type="float" office:value="0.317877" calcext:value-type="float">
            <text:p>0,317877</text:p>
          </table:table-cell>
          <table:table-cell office:value-type="float" office:value="0.419087" calcext:value-type="float">
            <text:p>0,419087</text:p>
          </table:table-cell>
          <table:table-cell office:value-type="float" office:value="0.43536" calcext:value-type="float">
            <text:p>0,43536</text:p>
          </table:table-cell>
          <table:table-cell office:value-type="float" office:value="0.454839" calcext:value-type="float">
            <text:p>0,454839</text:p>
          </table:table-cell>
          <table:table-cell office:value-type="float" office:value="0.480563" calcext:value-type="float">
            <text:p>0,480563</text:p>
          </table:table-cell>
          <table:table-cell office:value-type="float" office:value="0.50727" calcext:value-type="float">
            <text:p>0,50727</text:p>
          </table:table-cell>
          <table:table-cell office:value-type="float" office:value="0.52723" calcext:value-type="float">
            <text:p>0,52723</text:p>
          </table:table-cell>
          <table:table-cell office:value-type="float" office:value="0.560126" calcext:value-type="float">
            <text:p>0,560126</text:p>
          </table:table-cell>
          <table:table-cell office:value-type="float" office:value="0.600568" calcext:value-type="float">
            <text:p>0,600568</text:p>
          </table:table-cell>
          <table:table-cell office:value-type="float" office:value="0.674644" calcext:value-type="float">
            <text:p>0,67464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497756" calcext:value-type="float">
            <text:p>0,49775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7176" calcext:value-type="float">
            <text:p>0,017176</text:p>
          </table:table-cell>
          <table:table-cell office:value-type="float" office:value="0.336654" calcext:value-type="float">
            <text:p>0,336654</text:p>
          </table:table-cell>
          <table:table-cell office:value-type="float" office:value="0.424667" calcext:value-type="float">
            <text:p>0,424667</text:p>
          </table:table-cell>
          <table:table-cell office:value-type="float" office:value="0.444768" calcext:value-type="float">
            <text:p>0,444768</text:p>
          </table:table-cell>
          <table:table-cell office:value-type="float" office:value="0.469285" calcext:value-type="float">
            <text:p>0,469285</text:p>
          </table:table-cell>
          <table:table-cell office:value-type="float" office:value="0.494531" calcext:value-type="float">
            <text:p>0,494531</text:p>
          </table:table-cell>
          <table:table-cell office:value-type="float" office:value="0.515658" calcext:value-type="float">
            <text:p>0,515658</text:p>
          </table:table-cell>
          <table:table-cell office:value-type="float" office:value="0.534352" calcext:value-type="float">
            <text:p>0,534352</text:p>
          </table:table-cell>
          <table:table-cell office:value-type="float" office:value="0.573319" calcext:value-type="float">
            <text:p>0,573319</text:p>
          </table:table-cell>
          <table:table-cell office:value-type="float" office:value="0.622809" calcext:value-type="float">
            <text:p>0,622809</text:p>
          </table:table-cell>
          <table:table-cell office:value-type="float" office:value="0.691231" calcext:value-type="float">
            <text:p>0,69123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10727" calcext:value-type="float">
            <text:p>0,51072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9367" calcext:value-type="float">
            <text:p>0,019367</text:p>
          </table:table-cell>
          <table:table-cell office:value-type="float" office:value="0.338755" calcext:value-type="float">
            <text:p>0,338755</text:p>
          </table:table-cell>
          <table:table-cell office:value-type="float" office:value="0.427077" calcext:value-type="float">
            <text:p>0,427077</text:p>
          </table:table-cell>
          <table:table-cell office:value-type="float" office:value="0.451554" calcext:value-type="float">
            <text:p>0,451554</text:p>
          </table:table-cell>
          <table:table-cell office:value-type="float" office:value="0.477221" calcext:value-type="float">
            <text:p>0,477221</text:p>
          </table:table-cell>
          <table:table-cell office:value-type="float" office:value="0.500368" calcext:value-type="float">
            <text:p>0,500368</text:p>
          </table:table-cell>
          <table:table-cell office:value-type="float" office:value="0.521106" calcext:value-type="float">
            <text:p>0,521106</text:p>
          </table:table-cell>
          <table:table-cell office:value-type="float" office:value="0.549302" calcext:value-type="float">
            <text:p>0,549302</text:p>
          </table:table-cell>
          <table:table-cell office:value-type="float" office:value="0.597718" calcext:value-type="float">
            <text:p>0,597718</text:p>
          </table:table-cell>
          <table:table-cell office:value-type="float" office:value="0.645552" calcext:value-type="float">
            <text:p>0,645552</text:p>
          </table:table-cell>
          <table:table-cell office:value-type="float" office:value="0.708865" calcext:value-type="float">
            <text:p>0,70886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21752" calcext:value-type="float">
            <text:p>0,52175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9367" calcext:value-type="float">
            <text:p>0,019367</text:p>
          </table:table-cell>
          <table:table-cell office:value-type="float" office:value="0.343929" calcext:value-type="float">
            <text:p>0,343929</text:p>
          </table:table-cell>
          <table:table-cell office:value-type="float" office:value="0.430644" calcext:value-type="float">
            <text:p>0,430644</text:p>
          </table:table-cell>
          <table:table-cell office:value-type="float" office:value="0.454262" calcext:value-type="float">
            <text:p>0,454262</text:p>
          </table:table-cell>
          <table:table-cell office:value-type="float" office:value="0.484446" calcext:value-type="float">
            <text:p>0,484446</text:p>
          </table:table-cell>
          <table:table-cell office:value-type="float" office:value="0.51096" calcext:value-type="float">
            <text:p>0,51096</text:p>
          </table:table-cell>
          <table:table-cell office:value-type="float" office:value="0.535431" calcext:value-type="float">
            <text:p>0,535431</text:p>
          </table:table-cell>
          <table:table-cell office:value-type="float" office:value="0.574134" calcext:value-type="float">
            <text:p>0,574134</text:p>
          </table:table-cell>
          <table:table-cell office:value-type="float" office:value="0.614944" calcext:value-type="float">
            <text:p>0,614944</text:p>
          </table:table-cell>
          <table:table-cell office:value-type="float" office:value="0.646895" calcext:value-type="float">
            <text:p>0,646895</text:p>
          </table:table-cell>
          <table:table-cell office:value-type="float" office:value="0.710261" calcext:value-type="float">
            <text:p>0,71026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0591" calcext:value-type="float">
            <text:p>0,53059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11296" calcext:value-type="float">
            <text:p>-0,011296</text:p>
          </table:table-cell>
          <table:table-cell office:value-type="float" office:value="0.351416" calcext:value-type="float">
            <text:p>0,351416</text:p>
          </table:table-cell>
          <table:table-cell office:value-type="float" office:value="0.432639" calcext:value-type="float">
            <text:p>0,432639</text:p>
          </table:table-cell>
          <table:table-cell office:value-type="float" office:value="0.462357" calcext:value-type="float">
            <text:p>0,462357</text:p>
          </table:table-cell>
          <table:table-cell office:value-type="float" office:value="0.487417" calcext:value-type="float">
            <text:p>0,487417</text:p>
          </table:table-cell>
          <table:table-cell office:value-type="float" office:value="0.509215" calcext:value-type="float">
            <text:p>0,509215</text:p>
          </table:table-cell>
          <table:table-cell office:value-type="float" office:value="0.525308" calcext:value-type="float">
            <text:p>0,525308</text:p>
          </table:table-cell>
          <table:table-cell office:value-type="float" office:value="0.559108" calcext:value-type="float">
            <text:p>0,559108</text:p>
          </table:table-cell>
          <table:table-cell office:value-type="float" office:value="0.603989" calcext:value-type="float">
            <text:p>0,603989</text:p>
          </table:table-cell>
          <table:table-cell office:value-type="float" office:value="0.644399" calcext:value-type="float">
            <text:p>0,644399</text:p>
          </table:table-cell>
          <table:table-cell office:value-type="float" office:value="0.70867" calcext:value-type="float">
            <text:p>0,7086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28452" calcext:value-type="float">
            <text:p>0,52845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367" calcext:value-type="float">
            <text:p>0,019367</text:p>
          </table:table-cell>
          <table:table-cell office:value-type="float" office:value="0.337929" calcext:value-type="float">
            <text:p>0,337929</text:p>
          </table:table-cell>
          <table:table-cell office:value-type="float" office:value="0.442218" calcext:value-type="float">
            <text:p>0,442218</text:p>
          </table:table-cell>
          <table:table-cell office:value-type="float" office:value="0.474407" calcext:value-type="float">
            <text:p>0,474407</text:p>
          </table:table-cell>
          <table:table-cell office:value-type="float" office:value="0.498754" calcext:value-type="float">
            <text:p>0,498754</text:p>
          </table:table-cell>
          <table:table-cell office:value-type="float" office:value="0.515196" calcext:value-type="float">
            <text:p>0,515196</text:p>
          </table:table-cell>
          <table:table-cell office:value-type="float" office:value="0.528151" calcext:value-type="float">
            <text:p>0,528151</text:p>
          </table:table-cell>
          <table:table-cell office:value-type="float" office:value="0.563323" calcext:value-type="float">
            <text:p>0,563323</text:p>
          </table:table-cell>
          <table:table-cell office:value-type="float" office:value="0.604856" calcext:value-type="float">
            <text:p>0,604856</text:p>
          </table:table-cell>
          <table:table-cell office:value-type="float" office:value="0.644268" calcext:value-type="float">
            <text:p>0,644268</text:p>
          </table:table-cell>
          <table:table-cell office:value-type="float" office:value="0.713537" calcext:value-type="float">
            <text:p>0,71353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2264" calcext:value-type="float">
            <text:p>0,53226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561" calcext:value-type="float">
            <text:p>0,11561</text:p>
          </table:table-cell>
          <table:table-cell office:value-type="float" office:value="0.361658" calcext:value-type="float">
            <text:p>0,361658</text:p>
          </table:table-cell>
          <table:table-cell office:value-type="float" office:value="0.448309" calcext:value-type="float">
            <text:p>0,448309</text:p>
          </table:table-cell>
          <table:table-cell office:value-type="float" office:value="0.473541" calcext:value-type="float">
            <text:p>0,473541</text:p>
          </table:table-cell>
          <table:table-cell office:value-type="float" office:value="0.498793" calcext:value-type="float">
            <text:p>0,498793</text:p>
          </table:table-cell>
          <table:table-cell office:value-type="float" office:value="0.518405" calcext:value-type="float">
            <text:p>0,518405</text:p>
          </table:table-cell>
          <table:table-cell office:value-type="float" office:value="0.540641" calcext:value-type="float">
            <text:p>0,540641</text:p>
          </table:table-cell>
          <table:table-cell office:value-type="float" office:value="0.578047" calcext:value-type="float">
            <text:p>0,578047</text:p>
          </table:table-cell>
          <table:table-cell office:value-type="float" office:value="0.614926" calcext:value-type="float">
            <text:p>0,614926</text:p>
          </table:table-cell>
          <table:table-cell office:value-type="float" office:value="0.651075" calcext:value-type="float">
            <text:p>0,651075</text:p>
          </table:table-cell>
          <table:table-cell office:value-type="float" office:value="0.712508" calcext:value-type="float">
            <text:p>0,71250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979" calcext:value-type="float">
            <text:p>0,539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70932" calcext:value-type="float">
            <text:p>-0,070932</text:p>
          </table:table-cell>
          <table:table-cell office:value-type="float" office:value="0.350326" calcext:value-type="float">
            <text:p>0,350326</text:p>
          </table:table-cell>
          <table:table-cell office:value-type="float" office:value="0.439" calcext:value-type="float">
            <text:p>0,439</text:p>
          </table:table-cell>
          <table:table-cell office:value-type="float" office:value="0.463303" calcext:value-type="float">
            <text:p>0,463303</text:p>
          </table:table-cell>
          <table:table-cell office:value-type="float" office:value="0.491346" calcext:value-type="float">
            <text:p>0,491346</text:p>
          </table:table-cell>
          <table:table-cell office:value-type="float" office:value="0.512449" calcext:value-type="float">
            <text:p>0,512449</text:p>
          </table:table-cell>
          <table:table-cell office:value-type="float" office:value="0.525386" calcext:value-type="float">
            <text:p>0,525386</text:p>
          </table:table-cell>
          <table:table-cell office:value-type="float" office:value="0.55479" calcext:value-type="float">
            <text:p>0,55479</text:p>
          </table:table-cell>
          <table:table-cell office:value-type="float" office:value="0.597567" calcext:value-type="float">
            <text:p>0,597567</text:p>
          </table:table-cell>
          <table:table-cell office:value-type="float" office:value="0.636634" calcext:value-type="float">
            <text:p>0,636634</text:p>
          </table:table-cell>
          <table:table-cell office:value-type="float" office:value="0.701543" calcext:value-type="float">
            <text:p>0,70154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27234" calcext:value-type="float">
            <text:p>0,52723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70932" calcext:value-type="float">
            <text:p>-0,070932</text:p>
          </table:table-cell>
          <table:table-cell office:value-type="float" office:value="0.350024" calcext:value-type="float">
            <text:p>0,350024</text:p>
          </table:table-cell>
          <table:table-cell office:value-type="float" office:value="0.443048" calcext:value-type="float">
            <text:p>0,443048</text:p>
          </table:table-cell>
          <table:table-cell office:value-type="float" office:value="0.47761" calcext:value-type="float">
            <text:p>0,47761</text:p>
          </table:table-cell>
          <table:table-cell office:value-type="float" office:value="0.501113" calcext:value-type="float">
            <text:p>0,501113</text:p>
          </table:table-cell>
          <table:table-cell office:value-type="float" office:value="0.515255" calcext:value-type="float">
            <text:p>0,515255</text:p>
          </table:table-cell>
          <table:table-cell office:value-type="float" office:value="0.527917" calcext:value-type="float">
            <text:p>0,527917</text:p>
          </table:table-cell>
          <table:table-cell office:value-type="float" office:value="0.553672" calcext:value-type="float">
            <text:p>0,553672</text:p>
          </table:table-cell>
          <table:table-cell office:value-type="float" office:value="0.589805" calcext:value-type="float">
            <text:p>0,589805</text:p>
          </table:table-cell>
          <table:table-cell office:value-type="float" office:value="0.634485" calcext:value-type="float">
            <text:p>0,634485</text:p>
          </table:table-cell>
          <table:table-cell office:value-type="float" office:value="0.696678" calcext:value-type="float">
            <text:p>0,69667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28961" calcext:value-type="float">
            <text:p>0,5289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70932" calcext:value-type="float">
            <text:p>-0,070932</text:p>
          </table:table-cell>
          <table:table-cell office:value-type="float" office:value="0.332494" calcext:value-type="float">
            <text:p>0,332494</text:p>
          </table:table-cell>
          <table:table-cell office:value-type="float" office:value="0.440465" calcext:value-type="float">
            <text:p>0,440465</text:p>
          </table:table-cell>
          <table:table-cell office:value-type="float" office:value="0.476131" calcext:value-type="float">
            <text:p>0,476131</text:p>
          </table:table-cell>
          <table:table-cell office:value-type="float" office:value="0.498995" calcext:value-type="float">
            <text:p>0,498995</text:p>
          </table:table-cell>
          <table:table-cell office:value-type="float" office:value="0.518219" calcext:value-type="float">
            <text:p>0,518219</text:p>
          </table:table-cell>
          <table:table-cell office:value-type="float" office:value="0.537137" calcext:value-type="float">
            <text:p>0,537137</text:p>
          </table:table-cell>
          <table:table-cell office:value-type="float" office:value="0.570598" calcext:value-type="float">
            <text:p>0,570598</text:p>
          </table:table-cell>
          <table:table-cell office:value-type="float" office:value="0.606873" calcext:value-type="float">
            <text:p>0,606873</text:p>
          </table:table-cell>
          <table:table-cell office:value-type="float" office:value="0.643754" calcext:value-type="float">
            <text:p>0,643754</text:p>
          </table:table-cell>
          <table:table-cell office:value-type="float" office:value="0.707507" calcext:value-type="float">
            <text:p>0,70750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3217" calcext:value-type="float">
            <text:p>0,5332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3701" calcext:value-type="float">
            <text:p>0,013701</text:p>
          </table:table-cell>
          <table:table-cell office:value-type="float" office:value="0.297376" calcext:value-type="float">
            <text:p>0,297376</text:p>
          </table:table-cell>
          <table:table-cell office:value-type="float" office:value="0.434547" calcext:value-type="float">
            <text:p>0,434547</text:p>
          </table:table-cell>
          <table:table-cell office:value-type="float" office:value="0.467941" calcext:value-type="float">
            <text:p>0,467941</text:p>
          </table:table-cell>
          <table:table-cell office:value-type="float" office:value="0.50218" calcext:value-type="float">
            <text:p>0,50218</text:p>
          </table:table-cell>
          <table:table-cell office:value-type="float" office:value="0.521118" calcext:value-type="float">
            <text:p>0,521118</text:p>
          </table:table-cell>
          <table:table-cell office:value-type="float" office:value="0.549261" calcext:value-type="float">
            <text:p>0,549261</text:p>
          </table:table-cell>
          <table:table-cell office:value-type="float" office:value="0.58785" calcext:value-type="float">
            <text:p>0,58785</text:p>
          </table:table-cell>
          <table:table-cell office:value-type="float" office:value="0.620173" calcext:value-type="float">
            <text:p>0,620173</text:p>
          </table:table-cell>
          <table:table-cell office:value-type="float" office:value="0.656083" calcext:value-type="float">
            <text:p>0,656083</text:p>
          </table:table-cell>
          <table:table-cell office:value-type="float" office:value="0.712179" calcext:value-type="float">
            <text:p>0,71217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4871" calcext:value-type="float">
            <text:p>0,53487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3701" calcext:value-type="float">
            <text:p>0,013701</text:p>
          </table:table-cell>
          <table:table-cell office:value-type="float" office:value="0.32108" calcext:value-type="float">
            <text:p>0,32108</text:p>
          </table:table-cell>
          <table:table-cell office:value-type="float" office:value="0.441645" calcext:value-type="float">
            <text:p>0,441645</text:p>
          </table:table-cell>
          <table:table-cell office:value-type="float" office:value="0.481493" calcext:value-type="float">
            <text:p>0,481493</text:p>
          </table:table-cell>
          <table:table-cell office:value-type="float" office:value="0.509938" calcext:value-type="float">
            <text:p>0,509938</text:p>
          </table:table-cell>
          <table:table-cell office:value-type="float" office:value="0.531226" calcext:value-type="float">
            <text:p>0,531226</text:p>
          </table:table-cell>
          <table:table-cell office:value-type="float" office:value="0.567428" calcext:value-type="float">
            <text:p>0,567428</text:p>
          </table:table-cell>
          <table:table-cell office:value-type="float" office:value="0.605811" calcext:value-type="float">
            <text:p>0,605811</text:p>
          </table:table-cell>
          <table:table-cell office:value-type="float" office:value="0.626421" calcext:value-type="float">
            <text:p>0,626421</text:p>
          </table:table-cell>
          <table:table-cell office:value-type="float" office:value="0.657976" calcext:value-type="float">
            <text:p>0,657976</text:p>
          </table:table-cell>
          <table:table-cell office:value-type="float" office:value="0.715269" calcext:value-type="float">
            <text:p>0,71526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5829" calcext:value-type="float">
            <text:p>0,5458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46372" calcext:value-type="float">
            <text:p>0,146372</text:p>
          </table:table-cell>
          <table:table-cell office:value-type="float" office:value="0.359887" calcext:value-type="float">
            <text:p>0,359887</text:p>
          </table:table-cell>
          <table:table-cell office:value-type="float" office:value="0.443962" calcext:value-type="float">
            <text:p>0,443962</text:p>
          </table:table-cell>
          <table:table-cell office:value-type="float" office:value="0.480326" calcext:value-type="float">
            <text:p>0,480326</text:p>
          </table:table-cell>
          <table:table-cell office:value-type="float" office:value="0.50625" calcext:value-type="float">
            <text:p>0,50625</text:p>
          </table:table-cell>
          <table:table-cell office:value-type="float" office:value="0.525544" calcext:value-type="float">
            <text:p>0,525544</text:p>
          </table:table-cell>
          <table:table-cell office:value-type="float" office:value="0.555512" calcext:value-type="float">
            <text:p>0,555512</text:p>
          </table:table-cell>
          <table:table-cell office:value-type="float" office:value="0.588824" calcext:value-type="float">
            <text:p>0,588824</text:p>
          </table:table-cell>
          <table:table-cell office:value-type="float" office:value="0.620259" calcext:value-type="float">
            <text:p>0,620259</text:p>
          </table:table-cell>
          <table:table-cell office:value-type="float" office:value="0.652748" calcext:value-type="float">
            <text:p>0,652748</text:p>
          </table:table-cell>
          <table:table-cell office:value-type="float" office:value="0.711951" calcext:value-type="float">
            <text:p>0,71195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4526" calcext:value-type="float">
            <text:p>0,54452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35092" calcext:value-type="float">
            <text:p>-0,035092</text:p>
          </table:table-cell>
          <table:table-cell office:value-type="float" office:value="0.325954" calcext:value-type="float">
            <text:p>0,325954</text:p>
          </table:table-cell>
          <table:table-cell office:value-type="float" office:value="0.444354" calcext:value-type="float">
            <text:p>0,444354</text:p>
          </table:table-cell>
          <table:table-cell office:value-type="float" office:value="0.483242" calcext:value-type="float">
            <text:p>0,483242</text:p>
          </table:table-cell>
          <table:table-cell office:value-type="float" office:value="0.504276" calcext:value-type="float">
            <text:p>0,504276</text:p>
          </table:table-cell>
          <table:table-cell office:value-type="float" office:value="0.523243" calcext:value-type="float">
            <text:p>0,523243</text:p>
          </table:table-cell>
          <table:table-cell office:value-type="float" office:value="0.550739" calcext:value-type="float">
            <text:p>0,550739</text:p>
          </table:table-cell>
          <table:table-cell office:value-type="float" office:value="0.587988" calcext:value-type="float">
            <text:p>0,587988</text:p>
          </table:table-cell>
          <table:table-cell office:value-type="float" office:value="0.614301" calcext:value-type="float">
            <text:p>0,614301</text:p>
          </table:table-cell>
          <table:table-cell office:value-type="float" office:value="0.644274" calcext:value-type="float">
            <text:p>0,644274</text:p>
          </table:table-cell>
          <table:table-cell office:value-type="float" office:value="0.705302" calcext:value-type="float">
            <text:p>0,70530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38367" calcext:value-type="float">
            <text:p>0,53836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35092" calcext:value-type="float">
            <text:p>-0,035092</text:p>
          </table:table-cell>
          <table:table-cell office:value-type="float" office:value="0.333813" calcext:value-type="float">
            <text:p>0,333813</text:p>
          </table:table-cell>
          <table:table-cell office:value-type="float" office:value="0.444406" calcext:value-type="float">
            <text:p>0,444406</text:p>
          </table:table-cell>
          <table:table-cell office:value-type="float" office:value="0.48373" calcext:value-type="float">
            <text:p>0,48373</text:p>
          </table:table-cell>
          <table:table-cell office:value-type="float" office:value="0.507622" calcext:value-type="float">
            <text:p>0,507622</text:p>
          </table:table-cell>
          <table:table-cell office:value-type="float" office:value="0.521474" calcext:value-type="float">
            <text:p>0,521474</text:p>
          </table:table-cell>
          <table:table-cell office:value-type="float" office:value="0.554062" calcext:value-type="float">
            <text:p>0,554062</text:p>
          </table:table-cell>
          <table:table-cell office:value-type="float" office:value="0.592763" calcext:value-type="float">
            <text:p>0,592763</text:p>
          </table:table-cell>
          <table:table-cell office:value-type="float" office:value="0.620466" calcext:value-type="float">
            <text:p>0,620466</text:p>
          </table:table-cell>
          <table:table-cell office:value-type="float" office:value="0.646387" calcext:value-type="float">
            <text:p>0,646387</text:p>
          </table:table-cell>
          <table:table-cell office:value-type="float" office:value="0.699938" calcext:value-type="float">
            <text:p>0,69993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0466" calcext:value-type="float">
            <text:p>0,5404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6819" calcext:value-type="float">
            <text:p>0,136819</text:p>
          </table:table-cell>
          <table:table-cell office:value-type="float" office:value="0.350976" calcext:value-type="float">
            <text:p>0,350976</text:p>
          </table:table-cell>
          <table:table-cell office:value-type="float" office:value="0.444613" calcext:value-type="float">
            <text:p>0,444613</text:p>
          </table:table-cell>
          <table:table-cell office:value-type="float" office:value="0.486368" calcext:value-type="float">
            <text:p>0,486368</text:p>
          </table:table-cell>
          <table:table-cell office:value-type="float" office:value="0.510267" calcext:value-type="float">
            <text:p>0,510267</text:p>
          </table:table-cell>
          <table:table-cell office:value-type="float" office:value="0.526235" calcext:value-type="float">
            <text:p>0,526235</text:p>
          </table:table-cell>
          <table:table-cell office:value-type="float" office:value="0.563983" calcext:value-type="float">
            <text:p>0,563983</text:p>
          </table:table-cell>
          <table:table-cell office:value-type="float" office:value="0.598368" calcext:value-type="float">
            <text:p>0,598368</text:p>
          </table:table-cell>
          <table:table-cell office:value-type="float" office:value="0.622648" calcext:value-type="float">
            <text:p>0,622648</text:p>
          </table:table-cell>
          <table:table-cell office:value-type="float" office:value="0.648091" calcext:value-type="float">
            <text:p>0,648091</text:p>
          </table:table-cell>
          <table:table-cell office:value-type="float" office:value="0.704923" calcext:value-type="float">
            <text:p>0,70492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5647" calcext:value-type="float">
            <text:p>0,54564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4378" calcext:value-type="float">
            <text:p>0,074378</text:p>
          </table:table-cell>
          <table:table-cell office:value-type="float" office:value="0.351234" calcext:value-type="float">
            <text:p>0,351234</text:p>
          </table:table-cell>
          <table:table-cell office:value-type="float" office:value="0.43891" calcext:value-type="float">
            <text:p>0,43891</text:p>
          </table:table-cell>
          <table:table-cell office:value-type="float" office:value="0.475577" calcext:value-type="float">
            <text:p>0,475577</text:p>
          </table:table-cell>
          <table:table-cell office:value-type="float" office:value="0.506774" calcext:value-type="float">
            <text:p>0,506774</text:p>
          </table:table-cell>
          <table:table-cell office:value-type="float" office:value="0.522864" calcext:value-type="float">
            <text:p>0,522864</text:p>
          </table:table-cell>
          <table:table-cell office:value-type="float" office:value="0.551598" calcext:value-type="float">
            <text:p>0,551598</text:p>
          </table:table-cell>
          <table:table-cell office:value-type="float" office:value="0.5896" calcext:value-type="float">
            <text:p>0,5896</text:p>
          </table:table-cell>
          <table:table-cell office:value-type="float" office:value="0.618931" calcext:value-type="float">
            <text:p>0,618931</text:p>
          </table:table-cell>
          <table:table-cell office:value-type="float" office:value="0.648459" calcext:value-type="float">
            <text:p>0,648459</text:p>
          </table:table-cell>
          <table:table-cell office:value-type="float" office:value="0.705849" calcext:value-type="float">
            <text:p>0,70584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098" calcext:value-type="float">
            <text:p>0,540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901" calcext:value-type="float">
            <text:p>0,02901</text:p>
          </table:table-cell>
          <table:table-cell office:value-type="float" office:value="0.345942" calcext:value-type="float">
            <text:p>0,345942</text:p>
          </table:table-cell>
          <table:table-cell office:value-type="float" office:value="0.433703" calcext:value-type="float">
            <text:p>0,433703</text:p>
          </table:table-cell>
          <table:table-cell office:value-type="float" office:value="0.471661" calcext:value-type="float">
            <text:p>0,471661</text:p>
          </table:table-cell>
          <table:table-cell office:value-type="float" office:value="0.507749" calcext:value-type="float">
            <text:p>0,507749</text:p>
          </table:table-cell>
          <table:table-cell office:value-type="float" office:value="0.524176" calcext:value-type="float">
            <text:p>0,524176</text:p>
          </table:table-cell>
          <table:table-cell office:value-type="float" office:value="0.555283" calcext:value-type="float">
            <text:p>0,555283</text:p>
          </table:table-cell>
          <table:table-cell office:value-type="float" office:value="0.591562" calcext:value-type="float">
            <text:p>0,591562</text:p>
          </table:table-cell>
          <table:table-cell office:value-type="float" office:value="0.620702" calcext:value-type="float">
            <text:p>0,620702</text:p>
          </table:table-cell>
          <table:table-cell office:value-type="float" office:value="0.644007" calcext:value-type="float">
            <text:p>0,644007</text:p>
          </table:table-cell>
          <table:table-cell office:value-type="float" office:value="0.706073" calcext:value-type="float">
            <text:p>0,70607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40086" calcext:value-type="float">
            <text:p>0,5400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16232" calcext:value-type="float">
            <text:p>0,116232</text:p>
          </table:table-cell>
          <table:table-cell office:value-type="float" office:value="0.374203" calcext:value-type="float">
            <text:p>0,374203</text:p>
          </table:table-cell>
          <table:table-cell office:value-type="float" office:value="0.457427" calcext:value-type="float">
            <text:p>0,457427</text:p>
          </table:table-cell>
          <table:table-cell office:value-type="float" office:value="0.496985" calcext:value-type="float">
            <text:p>0,496985</text:p>
          </table:table-cell>
          <table:table-cell office:value-type="float" office:value="0.516997" calcext:value-type="float">
            <text:p>0,516997</text:p>
          </table:table-cell>
          <table:table-cell office:value-type="float" office:value="0.536071" calcext:value-type="float">
            <text:p>0,536071</text:p>
          </table:table-cell>
          <table:table-cell office:value-type="float" office:value="0.570036" calcext:value-type="float">
            <text:p>0,570036</text:p>
          </table:table-cell>
          <table:table-cell office:value-type="float" office:value="0.602695" calcext:value-type="float">
            <text:p>0,602695</text:p>
          </table:table-cell>
          <table:table-cell office:value-type="float" office:value="0.626788" calcext:value-type="float">
            <text:p>0,626788</text:p>
          </table:table-cell>
          <table:table-cell office:value-type="float" office:value="0.649858" calcext:value-type="float">
            <text:p>0,649858</text:p>
          </table:table-cell>
          <table:table-cell office:value-type="float" office:value="0.70966" calcext:value-type="float">
            <text:p>0,7096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54072" calcext:value-type="float">
            <text:p>0,5540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6232" calcext:value-type="float">
            <text:p>0,116232</text:p>
          </table:table-cell>
          <table:table-cell office:value-type="float" office:value="0.381198" calcext:value-type="float">
            <text:p>0,381198</text:p>
          </table:table-cell>
          <table:table-cell office:value-type="float" office:value="0.464752" calcext:value-type="float">
            <text:p>0,464752</text:p>
          </table:table-cell>
          <table:table-cell office:value-type="float" office:value="0.497054" calcext:value-type="float">
            <text:p>0,497054</text:p>
          </table:table-cell>
          <table:table-cell office:value-type="float" office:value="0.519073" calcext:value-type="float">
            <text:p>0,519073</text:p>
          </table:table-cell>
          <table:table-cell office:value-type="float" office:value="0.54332" calcext:value-type="float">
            <text:p>0,54332</text:p>
          </table:table-cell>
          <table:table-cell office:value-type="float" office:value="0.574794" calcext:value-type="float">
            <text:p>0,574794</text:p>
          </table:table-cell>
          <table:table-cell office:value-type="float" office:value="0.605662" calcext:value-type="float">
            <text:p>0,605662</text:p>
          </table:table-cell>
          <table:table-cell office:value-type="float" office:value="0.630345" calcext:value-type="float">
            <text:p>0,630345</text:p>
          </table:table-cell>
          <table:table-cell office:value-type="float" office:value="0.656515" calcext:value-type="float">
            <text:p>0,656515</text:p>
          </table:table-cell>
          <table:table-cell office:value-type="float" office:value="0.7113" calcext:value-type="float">
            <text:p>0,711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58401" calcext:value-type="float">
            <text:p>0,55840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89378" calcext:value-type="float">
            <text:p>0,089378</text:p>
          </table:table-cell>
          <table:table-cell office:value-type="float" office:value="0.38467" calcext:value-type="float">
            <text:p>0,38467</text:p>
          </table:table-cell>
          <table:table-cell office:value-type="float" office:value="0.45744" calcext:value-type="float">
            <text:p>0,45744</text:p>
          </table:table-cell>
          <table:table-cell office:value-type="float" office:value="0.49654" calcext:value-type="float">
            <text:p>0,49654</text:p>
          </table:table-cell>
          <table:table-cell office:value-type="float" office:value="0.521232" calcext:value-type="float">
            <text:p>0,521232</text:p>
          </table:table-cell>
          <table:table-cell office:value-type="float" office:value="0.547575" calcext:value-type="float">
            <text:p>0,547575</text:p>
          </table:table-cell>
          <table:table-cell office:value-type="float" office:value="0.58272" calcext:value-type="float">
            <text:p>0,58272</text:p>
          </table:table-cell>
          <table:table-cell office:value-type="float" office:value="0.616598" calcext:value-type="float">
            <text:p>0,616598</text:p>
          </table:table-cell>
          <table:table-cell office:value-type="float" office:value="0.635815" calcext:value-type="float">
            <text:p>0,635815</text:p>
          </table:table-cell>
          <table:table-cell office:value-type="float" office:value="0.672353" calcext:value-type="float">
            <text:p>0,672353</text:p>
          </table:table-cell>
          <table:table-cell office:value-type="float" office:value="0.720392" calcext:value-type="float">
            <text:p>0,72039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63534" calcext:value-type="float">
            <text:p>0,56353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7972" calcext:value-type="float">
            <text:p>0,037972</text:p>
          </table:table-cell>
          <table:table-cell office:value-type="float" office:value="0.392769" calcext:value-type="float">
            <text:p>0,392769</text:p>
          </table:table-cell>
          <table:table-cell office:value-type="float" office:value="0.456212" calcext:value-type="float">
            <text:p>0,456212</text:p>
          </table:table-cell>
          <table:table-cell office:value-type="float" office:value="0.495159" calcext:value-type="float">
            <text:p>0,495159</text:p>
          </table:table-cell>
          <table:table-cell office:value-type="float" office:value="0.520586" calcext:value-type="float">
            <text:p>0,520586</text:p>
          </table:table-cell>
          <table:table-cell office:value-type="float" office:value="0.551381" calcext:value-type="float">
            <text:p>0,551381</text:p>
          </table:table-cell>
          <table:table-cell office:value-type="float" office:value="0.579859" calcext:value-type="float">
            <text:p>0,579859</text:p>
          </table:table-cell>
          <table:table-cell office:value-type="float" office:value="0.611581" calcext:value-type="float">
            <text:p>0,611581</text:p>
          </table:table-cell>
          <table:table-cell office:value-type="float" office:value="0.635444" calcext:value-type="float">
            <text:p>0,635444</text:p>
          </table:table-cell>
          <table:table-cell office:value-type="float" office:value="0.665565" calcext:value-type="float">
            <text:p>0,665565</text:p>
          </table:table-cell>
          <table:table-cell office:value-type="float" office:value="0.719725" calcext:value-type="float">
            <text:p>0,71972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62828" calcext:value-type="float">
            <text:p>0,56282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4281" calcext:value-type="float">
            <text:p>0,104281</text:p>
          </table:table-cell>
          <table:table-cell office:value-type="float" office:value="0.390782" calcext:value-type="float">
            <text:p>0,390782</text:p>
          </table:table-cell>
          <table:table-cell office:value-type="float" office:value="0.455815" calcext:value-type="float">
            <text:p>0,455815</text:p>
          </table:table-cell>
          <table:table-cell office:value-type="float" office:value="0.504135" calcext:value-type="float">
            <text:p>0,504135</text:p>
          </table:table-cell>
          <table:table-cell office:value-type="float" office:value="0.535268" calcext:value-type="float">
            <text:p>0,535268</text:p>
          </table:table-cell>
          <table:table-cell office:value-type="float" office:value="0.56756" calcext:value-type="float">
            <text:p>0,56756</text:p>
          </table:table-cell>
          <table:table-cell office:value-type="float" office:value="0.595577" calcext:value-type="float">
            <text:p>0,595577</text:p>
          </table:table-cell>
          <table:table-cell office:value-type="float" office:value="0.62228" calcext:value-type="float">
            <text:p>0,62228</text:p>
          </table:table-cell>
          <table:table-cell office:value-type="float" office:value="0.643461" calcext:value-type="float">
            <text:p>0,643461</text:p>
          </table:table-cell>
          <table:table-cell office:value-type="float" office:value="0.677853" calcext:value-type="float">
            <text:p>0,677853</text:p>
          </table:table-cell>
          <table:table-cell office:value-type="float" office:value="0.728578" calcext:value-type="float">
            <text:p>0,72857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72131" calcext:value-type="float">
            <text:p>0,57213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19484" calcext:value-type="float">
            <text:p>0,319484</text:p>
          </table:table-cell>
          <table:table-cell office:value-type="float" office:value="0.417744" calcext:value-type="float">
            <text:p>0,417744</text:p>
          </table:table-cell>
          <table:table-cell office:value-type="float" office:value="0.477553" calcext:value-type="float">
            <text:p>0,477553</text:p>
          </table:table-cell>
          <table:table-cell office:value-type="float" office:value="0.518396" calcext:value-type="float">
            <text:p>0,518396</text:p>
          </table:table-cell>
          <table:table-cell office:value-type="float" office:value="0.547626" calcext:value-type="float">
            <text:p>0,547626</text:p>
          </table:table-cell>
          <table:table-cell office:value-type="float" office:value="0.577536" calcext:value-type="float">
            <text:p>0,577536</text:p>
          </table:table-cell>
          <table:table-cell office:value-type="float" office:value="0.607914" calcext:value-type="float">
            <text:p>0,607914</text:p>
          </table:table-cell>
          <table:table-cell office:value-type="float" office:value="0.627758" calcext:value-type="float">
            <text:p>0,627758</text:p>
          </table:table-cell>
          <table:table-cell office:value-type="float" office:value="0.650119" calcext:value-type="float">
            <text:p>0,650119</text:p>
          </table:table-cell>
          <table:table-cell office:value-type="float" office:value="0.689841" calcext:value-type="float">
            <text:p>0,689841</text:p>
          </table:table-cell>
          <table:table-cell office:value-type="float" office:value="0.725265" calcext:value-type="float">
            <text:p>0,72526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3975" calcext:value-type="float">
            <text:p>0,58397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237" calcext:value-type="float">
            <text:p>0,36237</text:p>
          </table:table-cell>
          <table:table-cell office:value-type="float" office:value="0.42197" calcext:value-type="float">
            <text:p>0,42197</text:p>
          </table:table-cell>
          <table:table-cell office:value-type="float" office:value="0.483515" calcext:value-type="float">
            <text:p>0,483515</text:p>
          </table:table-cell>
          <table:table-cell office:value-type="float" office:value="0.513895" calcext:value-type="float">
            <text:p>0,513895</text:p>
          </table:table-cell>
          <table:table-cell office:value-type="float" office:value="0.538083" calcext:value-type="float">
            <text:p>0,538083</text:p>
          </table:table-cell>
          <table:table-cell office:value-type="float" office:value="0.578839" calcext:value-type="float">
            <text:p>0,578839</text:p>
          </table:table-cell>
          <table:table-cell office:value-type="float" office:value="0.610077" calcext:value-type="float">
            <text:p>0,610077</text:p>
          </table:table-cell>
          <table:table-cell office:value-type="float" office:value="0.624772" calcext:value-type="float">
            <text:p>0,624772</text:p>
          </table:table-cell>
          <table:table-cell office:value-type="float" office:value="0.646497" calcext:value-type="float">
            <text:p>0,646497</text:p>
          </table:table-cell>
          <table:table-cell office:value-type="float" office:value="0.681872" calcext:value-type="float">
            <text:p>0,681872</text:p>
          </table:table-cell>
          <table:table-cell office:value-type="float" office:value="0.724617" calcext:value-type="float">
            <text:p>0,72461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2414" calcext:value-type="float">
            <text:p>0,5824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1112" calcext:value-type="float">
            <text:p>0,371112</text:p>
          </table:table-cell>
          <table:table-cell office:value-type="float" office:value="0.428437" calcext:value-type="float">
            <text:p>0,428437</text:p>
          </table:table-cell>
          <table:table-cell office:value-type="float" office:value="0.484894" calcext:value-type="float">
            <text:p>0,484894</text:p>
          </table:table-cell>
          <table:table-cell office:value-type="float" office:value="0.517898" calcext:value-type="float">
            <text:p>0,517898</text:p>
          </table:table-cell>
          <table:table-cell office:value-type="float" office:value="0.538752" calcext:value-type="float">
            <text:p>0,538752</text:p>
          </table:table-cell>
          <table:table-cell office:value-type="float" office:value="0.57397" calcext:value-type="float">
            <text:p>0,57397</text:p>
          </table:table-cell>
          <table:table-cell office:value-type="float" office:value="0.600131" calcext:value-type="float">
            <text:p>0,600131</text:p>
          </table:table-cell>
          <table:table-cell office:value-type="float" office:value="0.62147" calcext:value-type="float">
            <text:p>0,62147</text:p>
          </table:table-cell>
          <table:table-cell office:value-type="float" office:value="0.64463" calcext:value-type="float">
            <text:p>0,64463</text:p>
          </table:table-cell>
          <table:table-cell office:value-type="float" office:value="0.682071" calcext:value-type="float">
            <text:p>0,682071</text:p>
          </table:table-cell>
          <table:table-cell office:value-type="float" office:value="0.721727" calcext:value-type="float">
            <text:p>0,72172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1398" calcext:value-type="float">
            <text:p>0,58139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49364" calcext:value-type="float">
            <text:p>0,249364</text:p>
          </table:table-cell>
          <table:table-cell office:value-type="float" office:value="0.415206" calcext:value-type="float">
            <text:p>0,415206</text:p>
          </table:table-cell>
          <table:table-cell office:value-type="float" office:value="0.46985" calcext:value-type="float">
            <text:p>0,46985</text:p>
          </table:table-cell>
          <table:table-cell office:value-type="float" office:value="0.514572" calcext:value-type="float">
            <text:p>0,514572</text:p>
          </table:table-cell>
          <table:table-cell office:value-type="float" office:value="0.537335" calcext:value-type="float">
            <text:p>0,537335</text:p>
          </table:table-cell>
          <table:table-cell office:value-type="float" office:value="0.571719" calcext:value-type="float">
            <text:p>0,571719</text:p>
          </table:table-cell>
          <table:table-cell office:value-type="float" office:value="0.602241" calcext:value-type="float">
            <text:p>0,602241</text:p>
          </table:table-cell>
          <table:table-cell office:value-type="float" office:value="0.624717" calcext:value-type="float">
            <text:p>0,624717</text:p>
          </table:table-cell>
          <table:table-cell office:value-type="float" office:value="0.647239" calcext:value-type="float">
            <text:p>0,647239</text:p>
          </table:table-cell>
          <table:table-cell office:value-type="float" office:value="0.685349" calcext:value-type="float">
            <text:p>0,685349</text:p>
          </table:table-cell>
          <table:table-cell office:value-type="float" office:value="0.723653" calcext:value-type="float">
            <text:p>0,72365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79188" calcext:value-type="float">
            <text:p>0,57918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49364" calcext:value-type="float">
            <text:p>0,249364</text:p>
          </table:table-cell>
          <table:table-cell office:value-type="float" office:value="0.417426" calcext:value-type="float">
            <text:p>0,417426</text:p>
          </table:table-cell>
          <table:table-cell office:value-type="float" office:value="0.480316" calcext:value-type="float">
            <text:p>0,480316</text:p>
          </table:table-cell>
          <table:table-cell office:value-type="float" office:value="0.517044" calcext:value-type="float">
            <text:p>0,517044</text:p>
          </table:table-cell>
          <table:table-cell office:value-type="float" office:value="0.544067" calcext:value-type="float">
            <text:p>0,544067</text:p>
          </table:table-cell>
          <table:table-cell office:value-type="float" office:value="0.577334" calcext:value-type="float">
            <text:p>0,577334</text:p>
          </table:table-cell>
          <table:table-cell office:value-type="float" office:value="0.602107" calcext:value-type="float">
            <text:p>0,602107</text:p>
          </table:table-cell>
          <table:table-cell office:value-type="float" office:value="0.625615" calcext:value-type="float">
            <text:p>0,625615</text:p>
          </table:table-cell>
          <table:table-cell office:value-type="float" office:value="0.649775" calcext:value-type="float">
            <text:p>0,649775</text:p>
          </table:table-cell>
          <table:table-cell office:value-type="float" office:value="0.6859" calcext:value-type="float">
            <text:p>0,6859</text:p>
          </table:table-cell>
          <table:table-cell office:value-type="float" office:value="0.725784" calcext:value-type="float">
            <text:p>0,72578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2537" calcext:value-type="float">
            <text:p>0,58253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30864" calcext:value-type="float">
            <text:p>0,230864</text:p>
          </table:table-cell>
          <table:table-cell office:value-type="float" office:value="0.420832" calcext:value-type="float">
            <text:p>0,420832</text:p>
          </table:table-cell>
          <table:table-cell office:value-type="float" office:value="0.493529" calcext:value-type="float">
            <text:p>0,493529</text:p>
          </table:table-cell>
          <table:table-cell office:value-type="float" office:value="0.524739" calcext:value-type="float">
            <text:p>0,524739</text:p>
          </table:table-cell>
          <table:table-cell office:value-type="float" office:value="0.54949" calcext:value-type="float">
            <text:p>0,54949</text:p>
          </table:table-cell>
          <table:table-cell office:value-type="float" office:value="0.580886" calcext:value-type="float">
            <text:p>0,580886</text:p>
          </table:table-cell>
          <table:table-cell office:value-type="float" office:value="0.60162" calcext:value-type="float">
            <text:p>0,60162</text:p>
          </table:table-cell>
          <table:table-cell office:value-type="float" office:value="0.624282" calcext:value-type="float">
            <text:p>0,624282</text:p>
          </table:table-cell>
          <table:table-cell office:value-type="float" office:value="0.652574" calcext:value-type="float">
            <text:p>0,652574</text:p>
          </table:table-cell>
          <table:table-cell office:value-type="float" office:value="0.68839" calcext:value-type="float">
            <text:p>0,68839</text:p>
          </table:table-cell>
          <table:table-cell office:value-type="float" office:value="0.728336" calcext:value-type="float">
            <text:p>0,72833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6468" calcext:value-type="float">
            <text:p>0,5864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51063" calcext:value-type="float">
            <text:p>0,251063</text:p>
          </table:table-cell>
          <table:table-cell office:value-type="float" office:value="0.418315" calcext:value-type="float">
            <text:p>0,418315</text:p>
          </table:table-cell>
          <table:table-cell office:value-type="float" office:value="0.489681" calcext:value-type="float">
            <text:p>0,489681</text:p>
          </table:table-cell>
          <table:table-cell office:value-type="float" office:value="0.522797" calcext:value-type="float">
            <text:p>0,522797</text:p>
          </table:table-cell>
          <table:table-cell office:value-type="float" office:value="0.557987" calcext:value-type="float">
            <text:p>0,557987</text:p>
          </table:table-cell>
          <table:table-cell office:value-type="float" office:value="0.586977" calcext:value-type="float">
            <text:p>0,586977</text:p>
          </table:table-cell>
          <table:table-cell office:value-type="float" office:value="0.609901" calcext:value-type="float">
            <text:p>0,609901</text:p>
          </table:table-cell>
          <table:table-cell office:value-type="float" office:value="0.631416" calcext:value-type="float">
            <text:p>0,631416</text:p>
          </table:table-cell>
          <table:table-cell office:value-type="float" office:value="0.669281" calcext:value-type="float">
            <text:p>0,669281</text:p>
          </table:table-cell>
          <table:table-cell office:value-type="float" office:value="0.70018" calcext:value-type="float">
            <text:p>0,70018</text:p>
          </table:table-cell>
          <table:table-cell office:value-type="float" office:value="0.733952" calcext:value-type="float">
            <text:p>0,7339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92049" calcext:value-type="float">
            <text:p>0,59204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11602" calcext:value-type="float">
            <text:p>0,111602</text:p>
          </table:table-cell>
          <table:table-cell office:value-type="float" office:value="0.400604" calcext:value-type="float">
            <text:p>0,400604</text:p>
          </table:table-cell>
          <table:table-cell office:value-type="float" office:value="0.492453" calcext:value-type="float">
            <text:p>0,492453</text:p>
          </table:table-cell>
          <table:table-cell office:value-type="float" office:value="0.524268" calcext:value-type="float">
            <text:p>0,524268</text:p>
          </table:table-cell>
          <table:table-cell office:value-type="float" office:value="0.554004" calcext:value-type="float">
            <text:p>0,554004</text:p>
          </table:table-cell>
          <table:table-cell office:value-type="float" office:value="0.586159" calcext:value-type="float">
            <text:p>0,586159</text:p>
          </table:table-cell>
          <table:table-cell office:value-type="float" office:value="0.608412" calcext:value-type="float">
            <text:p>0,608412</text:p>
          </table:table-cell>
          <table:table-cell office:value-type="float" office:value="0.634238" calcext:value-type="float">
            <text:p>0,634238</text:p>
          </table:table-cell>
          <table:table-cell office:value-type="float" office:value="0.663166" calcext:value-type="float">
            <text:p>0,663166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729772" calcext:value-type="float">
            <text:p>0,72977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88638" calcext:value-type="float">
            <text:p>0,58863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45834" calcext:value-type="float">
            <text:p>0,345834</text:p>
          </table:table-cell>
          <table:table-cell office:value-type="float" office:value="0.436041" calcext:value-type="float">
            <text:p>0,436041</text:p>
          </table:table-cell>
          <table:table-cell office:value-type="float" office:value="0.500789" calcext:value-type="float">
            <text:p>0,500789</text:p>
          </table:table-cell>
          <table:table-cell office:value-type="float" office:value="0.532236" calcext:value-type="float">
            <text:p>0,532236</text:p>
          </table:table-cell>
          <table:table-cell office:value-type="float" office:value="0.5656" calcext:value-type="float">
            <text:p>0,5656</text:p>
          </table:table-cell>
          <table:table-cell office:value-type="float" office:value="0.591969" calcext:value-type="float">
            <text:p>0,591969</text:p>
          </table:table-cell>
          <table:table-cell office:value-type="float" office:value="0.619079" calcext:value-type="float">
            <text:p>0,619079</text:p>
          </table:table-cell>
          <table:table-cell office:value-type="float" office:value="0.641958" calcext:value-type="float">
            <text:p>0,641958</text:p>
          </table:table-cell>
          <table:table-cell office:value-type="float" office:value="0.66212" calcext:value-type="float">
            <text:p>0,66212</text:p>
          </table:table-cell>
          <table:table-cell office:value-type="float" office:value="0.688287" calcext:value-type="float">
            <text:p>0,688287</text:p>
          </table:table-cell>
          <table:table-cell office:value-type="float" office:value="0.729214" calcext:value-type="float">
            <text:p>0,7292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596729" calcext:value-type="float">
            <text:p>0,5967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61406" calcext:value-type="float">
            <text:p>0,161406</text:p>
          </table:table-cell>
          <table:table-cell office:value-type="float" office:value="0.443416" calcext:value-type="float">
            <text:p>0,443416</text:p>
          </table:table-cell>
          <table:table-cell office:value-type="float" office:value="0.506186" calcext:value-type="float">
            <text:p>0,506186</text:p>
          </table:table-cell>
          <table:table-cell office:value-type="float" office:value="0.538332" calcext:value-type="float">
            <text:p>0,538332</text:p>
          </table:table-cell>
          <table:table-cell office:value-type="float" office:value="0.569534" calcext:value-type="float">
            <text:p>0,569534</text:p>
          </table:table-cell>
          <table:table-cell office:value-type="float" office:value="0.597379" calcext:value-type="float">
            <text:p>0,597379</text:p>
          </table:table-cell>
          <table:table-cell office:value-type="float" office:value="0.623938" calcext:value-type="float">
            <text:p>0,623938</text:p>
          </table:table-cell>
          <table:table-cell office:value-type="float" office:value="0.64705" calcext:value-type="float">
            <text:p>0,64705</text:p>
          </table:table-cell>
          <table:table-cell office:value-type="float" office:value="0.670522" calcext:value-type="float">
            <text:p>0,670522</text:p>
          </table:table-cell>
          <table:table-cell office:value-type="float" office:value="0.698397" calcext:value-type="float">
            <text:p>0,698397</text:p>
          </table:table-cell>
          <table:table-cell office:value-type="float" office:value="0.728273" calcext:value-type="float">
            <text:p>0,72827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02303" calcext:value-type="float">
            <text:p>0,60230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61406" calcext:value-type="float">
            <text:p>0,161406</text:p>
          </table:table-cell>
          <table:table-cell office:value-type="float" office:value="0.443272" calcext:value-type="float">
            <text:p>0,443272</text:p>
          </table:table-cell>
          <table:table-cell office:value-type="float" office:value="0.517069" calcext:value-type="float">
            <text:p>0,517069</text:p>
          </table:table-cell>
          <table:table-cell office:value-type="float" office:value="0.553068" calcext:value-type="float">
            <text:p>0,553068</text:p>
          </table:table-cell>
          <table:table-cell office:value-type="float" office:value="0.584955" calcext:value-type="float">
            <text:p>0,584955</text:p>
          </table:table-cell>
          <table:table-cell office:value-type="float" office:value="0.610749" calcext:value-type="float">
            <text:p>0,610749</text:p>
          </table:table-cell>
          <table:table-cell office:value-type="float" office:value="0.638406" calcext:value-type="float">
            <text:p>0,638406</text:p>
          </table:table-cell>
          <table:table-cell office:value-type="float" office:value="0.658982" calcext:value-type="float">
            <text:p>0,658982</text:p>
          </table:table-cell>
          <table:table-cell office:value-type="float" office:value="0.677541" calcext:value-type="float">
            <text:p>0,677541</text:p>
          </table:table-cell>
          <table:table-cell office:value-type="float" office:value="0.702718" calcext:value-type="float">
            <text:p>0,702718</text:p>
          </table:table-cell>
          <table:table-cell office:value-type="float" office:value="0.727303" calcext:value-type="float">
            <text:p>0,72730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11406" calcext:value-type="float">
            <text:p>0,6114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9192" calcext:value-type="float">
            <text:p>0,19192</text:p>
          </table:table-cell>
          <table:table-cell office:value-type="float" office:value="0.445706" calcext:value-type="float">
            <text:p>0,445706</text:p>
          </table:table-cell>
          <table:table-cell office:value-type="float" office:value="0.51967" calcext:value-type="float">
            <text:p>0,51967</text:p>
          </table:table-cell>
          <table:table-cell office:value-type="float" office:value="0.548867" calcext:value-type="float">
            <text:p>0,548867</text:p>
          </table:table-cell>
          <table:table-cell office:value-type="float" office:value="0.577189" calcext:value-type="float">
            <text:p>0,577189</text:p>
          </table:table-cell>
          <table:table-cell office:value-type="float" office:value="0.604466" calcext:value-type="float">
            <text:p>0,604466</text:p>
          </table:table-cell>
          <table:table-cell office:value-type="float" office:value="0.634553" calcext:value-type="float">
            <text:p>0,634553</text:p>
          </table:table-cell>
          <table:table-cell office:value-type="float" office:value="0.659264" calcext:value-type="float">
            <text:p>0,659264</text:p>
          </table:table-cell>
          <table:table-cell office:value-type="float" office:value="0.679988" calcext:value-type="float">
            <text:p>0,679988</text:p>
          </table:table-cell>
          <table:table-cell office:value-type="float" office:value="0.70396" calcext:value-type="float">
            <text:p>0,70396</text:p>
          </table:table-cell>
          <table:table-cell office:value-type="float" office:value="0.734291" calcext:value-type="float">
            <text:p>0,73429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10795" calcext:value-type="float">
            <text:p>0,61079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47668" calcext:value-type="float">
            <text:p>0,347668</text:p>
          </table:table-cell>
          <table:table-cell office:value-type="float" office:value="0.458666" calcext:value-type="float">
            <text:p>0,458666</text:p>
          </table:table-cell>
          <table:table-cell office:value-type="float" office:value="0.524202" calcext:value-type="float">
            <text:p>0,524202</text:p>
          </table:table-cell>
          <table:table-cell office:value-type="float" office:value="0.55377" calcext:value-type="float">
            <text:p>0,55377</text:p>
          </table:table-cell>
          <table:table-cell office:value-type="float" office:value="0.579537" calcext:value-type="float">
            <text:p>0,579537</text:p>
          </table:table-cell>
          <table:table-cell office:value-type="float" office:value="0.602666" calcext:value-type="float">
            <text:p>0,602666</text:p>
          </table:table-cell>
          <table:table-cell office:value-type="float" office:value="0.626387" calcext:value-type="float">
            <text:p>0,626387</text:p>
          </table:table-cell>
          <table:table-cell office:value-type="float" office:value="0.652907" calcext:value-type="float">
            <text:p>0,652907</text:p>
          </table:table-cell>
          <table:table-cell office:value-type="float" office:value="0.673232" calcext:value-type="float">
            <text:p>0,673232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30164" calcext:value-type="float">
            <text:p>0,73016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10161" calcext:value-type="float">
            <text:p>0,61016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3439" calcext:value-type="float">
            <text:p>0,23439</text:p>
          </table:table-cell>
          <table:table-cell office:value-type="float" office:value="0.451418" calcext:value-type="float">
            <text:p>0,451418</text:p>
          </table:table-cell>
          <table:table-cell office:value-type="float" office:value="0.527496" calcext:value-type="float">
            <text:p>0,527496</text:p>
          </table:table-cell>
          <table:table-cell office:value-type="float" office:value="0.560499" calcext:value-type="float">
            <text:p>0,560499</text:p>
          </table:table-cell>
          <table:table-cell office:value-type="float" office:value="0.587724" calcext:value-type="float">
            <text:p>0,587724</text:p>
          </table:table-cell>
          <table:table-cell office:value-type="float" office:value="0.61584" calcext:value-type="float">
            <text:p>0,61584</text:p>
          </table:table-cell>
          <table:table-cell office:value-type="float" office:value="0.635105" calcext:value-type="float">
            <text:p>0,635105</text:p>
          </table:table-cell>
          <table:table-cell office:value-type="float" office:value="0.658194" calcext:value-type="float">
            <text:p>0,658194</text:p>
          </table:table-cell>
          <table:table-cell office:value-type="float" office:value="0.675825" calcext:value-type="float">
            <text:p>0,675825</text:p>
          </table:table-cell>
          <table:table-cell office:value-type="float" office:value="0.70069" calcext:value-type="float">
            <text:p>0,70069</text:p>
          </table:table-cell>
          <table:table-cell office:value-type="float" office:value="0.734094" calcext:value-type="float">
            <text:p>0,73409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14688" calcext:value-type="float">
            <text:p>0,6146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0766" calcext:value-type="float">
            <text:p>0,20766</text:p>
          </table:table-cell>
          <table:table-cell office:value-type="float" office:value="0.444808" calcext:value-type="float">
            <text:p>0,444808</text:p>
          </table:table-cell>
          <table:table-cell office:value-type="float" office:value="0.522333" calcext:value-type="float">
            <text:p>0,522333</text:p>
          </table:table-cell>
          <table:table-cell office:value-type="float" office:value="0.551202" calcext:value-type="float">
            <text:p>0,551202</text:p>
          </table:table-cell>
          <table:table-cell office:value-type="float" office:value="0.5831" calcext:value-type="float">
            <text:p>0,5831</text:p>
          </table:table-cell>
          <table:table-cell office:value-type="float" office:value="0.612316" calcext:value-type="float">
            <text:p>0,612316</text:p>
          </table:table-cell>
          <table:table-cell office:value-type="float" office:value="0.635358" calcext:value-type="float">
            <text:p>0,635358</text:p>
          </table:table-cell>
          <table:table-cell office:value-type="float" office:value="0.658553" calcext:value-type="float">
            <text:p>0,658553</text:p>
          </table:table-cell>
          <table:table-cell office:value-type="float" office:value="0.676191" calcext:value-type="float">
            <text:p>0,676191</text:p>
          </table:table-cell>
          <table:table-cell office:value-type="float" office:value="0.700168" calcext:value-type="float">
            <text:p>0,700168</text:p>
          </table:table-cell>
          <table:table-cell office:value-type="float" office:value="0.728389" calcext:value-type="float">
            <text:p>0,72838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11242" calcext:value-type="float">
            <text:p>0,6112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0766" calcext:value-type="float">
            <text:p>0,20766</text:p>
          </table:table-cell>
          <table:table-cell office:value-type="float" office:value="0.468781" calcext:value-type="float">
            <text:p>0,468781</text:p>
          </table:table-cell>
          <table:table-cell office:value-type="float" office:value="0.539772" calcext:value-type="float">
            <text:p>0,539772</text:p>
          </table:table-cell>
          <table:table-cell office:value-type="float" office:value="0.577305" calcext:value-type="float">
            <text:p>0,577305</text:p>
          </table:table-cell>
          <table:table-cell office:value-type="float" office:value="0.606326" calcext:value-type="float">
            <text:p>0,606326</text:p>
          </table:table-cell>
          <table:table-cell office:value-type="float" office:value="0.633459" calcext:value-type="float">
            <text:p>0,633459</text:p>
          </table:table-cell>
          <table:table-cell office:value-type="float" office:value="0.655112" calcext:value-type="float">
            <text:p>0,655112</text:p>
          </table:table-cell>
          <table:table-cell office:value-type="float" office:value="0.67466" calcext:value-type="float">
            <text:p>0,67466</text:p>
          </table:table-cell>
          <table:table-cell office:value-type="float" office:value="0.694633" calcext:value-type="float">
            <text:p>0,694633</text:p>
          </table:table-cell>
          <table:table-cell office:value-type="float" office:value="0.712422" calcext:value-type="float">
            <text:p>0,712422</text:p>
          </table:table-cell>
          <table:table-cell office:value-type="float" office:value="0.732457" calcext:value-type="float">
            <text:p>0,73245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29493" calcext:value-type="float">
            <text:p>0,62949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03683" calcext:value-type="float">
            <text:p>0,303683</text:p>
          </table:table-cell>
          <table:table-cell office:value-type="float" office:value="0.479899" calcext:value-type="float">
            <text:p>0,479899</text:p>
          </table:table-cell>
          <table:table-cell office:value-type="float" office:value="0.544364" calcext:value-type="float">
            <text:p>0,544364</text:p>
          </table:table-cell>
          <table:table-cell office:value-type="float" office:value="0.578654" calcext:value-type="float">
            <text:p>0,578654</text:p>
          </table:table-cell>
          <table:table-cell office:value-type="float" office:value="0.604947" calcext:value-type="float">
            <text:p>0,604947</text:p>
          </table:table-cell>
          <table:table-cell office:value-type="float" office:value="0.630532" calcext:value-type="float">
            <text:p>0,630532</text:p>
          </table:table-cell>
          <table:table-cell office:value-type="float" office:value="0.65482" calcext:value-type="float">
            <text:p>0,65482</text:p>
          </table:table-cell>
          <table:table-cell office:value-type="float" office:value="0.67382" calcext:value-type="float">
            <text:p>0,67382</text:p>
          </table:table-cell>
          <table:table-cell office:value-type="float" office:value="0.692145" calcext:value-type="float">
            <text:p>0,692145</text:p>
          </table:table-cell>
          <table:table-cell office:value-type="float" office:value="0.710774" calcext:value-type="float">
            <text:p>0,710774</text:p>
          </table:table-cell>
          <table:table-cell office:value-type="float" office:value="0.734472" calcext:value-type="float">
            <text:p>0,73447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30443" calcext:value-type="float">
            <text:p>0,6304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6186" calcext:value-type="float">
            <text:p>0,456186</text:p>
          </table:table-cell>
          <table:table-cell office:value-type="float" office:value="0.516833" calcext:value-type="float">
            <text:p>0,516833</text:p>
          </table:table-cell>
          <table:table-cell office:value-type="float" office:value="0.577214" calcext:value-type="float">
            <text:p>0,577214</text:p>
          </table:table-cell>
          <table:table-cell office:value-type="float" office:value="0.605877" calcext:value-type="float">
            <text:p>0,605877</text:p>
          </table:table-cell>
          <table:table-cell office:value-type="float" office:value="0.624819" calcext:value-type="float">
            <text:p>0,624819</text:p>
          </table:table-cell>
          <table:table-cell office:value-type="float" office:value="0.645685" calcext:value-type="float">
            <text:p>0,645685</text:p>
          </table:table-cell>
          <table:table-cell office:value-type="float" office:value="0.664809" calcext:value-type="float">
            <text:p>0,664809</text:p>
          </table:table-cell>
          <table:table-cell office:value-type="float" office:value="0.681824" calcext:value-type="float">
            <text:p>0,681824</text:p>
          </table:table-cell>
          <table:table-cell office:value-type="float" office:value="0.700951" calcext:value-type="float">
            <text:p>0,700951</text:p>
          </table:table-cell>
          <table:table-cell office:value-type="float" office:value="0.716135" calcext:value-type="float">
            <text:p>0,716135</text:p>
          </table:table-cell>
          <table:table-cell office:value-type="float" office:value="0.735711" calcext:value-type="float">
            <text:p>0,73571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6986" calcext:value-type="float">
            <text:p>0,64698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41766" calcext:value-type="float">
            <text:p>0,441766</text:p>
          </table:table-cell>
          <table:table-cell office:value-type="float" office:value="0.513966" calcext:value-type="float">
            <text:p>0,513966</text:p>
          </table:table-cell>
          <table:table-cell office:value-type="float" office:value="0.571714" calcext:value-type="float">
            <text:p>0,571714</text:p>
          </table:table-cell>
          <table:table-cell office:value-type="float" office:value="0.606378" calcext:value-type="float">
            <text:p>0,606378</text:p>
          </table:table-cell>
          <table:table-cell office:value-type="float" office:value="0.629276" calcext:value-type="float">
            <text:p>0,629276</text:p>
          </table:table-cell>
          <table:table-cell office:value-type="float" office:value="0.651159" calcext:value-type="float">
            <text:p>0,651159</text:p>
          </table:table-cell>
          <table:table-cell office:value-type="float" office:value="0.666563" calcext:value-type="float">
            <text:p>0,666563</text:p>
          </table:table-cell>
          <table:table-cell office:value-type="float" office:value="0.688031" calcext:value-type="float">
            <text:p>0,688031</text:p>
          </table:table-cell>
          <table:table-cell office:value-type="float" office:value="0.705086" calcext:value-type="float">
            <text:p>0,705086</text:p>
          </table:table-cell>
          <table:table-cell office:value-type="float" office:value="0.715921" calcext:value-type="float">
            <text:p>0,715921</text:p>
          </table:table-cell>
          <table:table-cell office:value-type="float" office:value="0.739985" calcext:value-type="float">
            <text:p>0,73998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8808" calcext:value-type="float">
            <text:p>0,64880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47416" calcext:value-type="float">
            <text:p>0,447416</text:p>
          </table:table-cell>
          <table:table-cell office:value-type="float" office:value="0.51425" calcext:value-type="float">
            <text:p>0,51425</text:p>
          </table:table-cell>
          <table:table-cell office:value-type="float" office:value="0.576722" calcext:value-type="float">
            <text:p>0,576722</text:p>
          </table:table-cell>
          <table:table-cell office:value-type="float" office:value="0.610893" calcext:value-type="float">
            <text:p>0,610893</text:p>
          </table:table-cell>
          <table:table-cell office:value-type="float" office:value="0.636728" calcext:value-type="float">
            <text:p>0,636728</text:p>
          </table:table-cell>
          <table:table-cell office:value-type="float" office:value="0.656562" calcext:value-type="float">
            <text:p>0,656562</text:p>
          </table:table-cell>
          <table:table-cell office:value-type="float" office:value="0.674567" calcext:value-type="float">
            <text:p>0,674567</text:p>
          </table:table-cell>
          <table:table-cell office:value-type="float" office:value="0.693591" calcext:value-type="float">
            <text:p>0,693591</text:p>
          </table:table-cell>
          <table:table-cell office:value-type="float" office:value="0.707405" calcext:value-type="float">
            <text:p>0,707405</text:p>
          </table:table-cell>
          <table:table-cell office:value-type="float" office:value="0.716842" calcext:value-type="float">
            <text:p>0,716842</text:p>
          </table:table-cell>
          <table:table-cell office:value-type="float" office:value="0.745241" calcext:value-type="float">
            <text:p>0,74524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328" calcext:value-type="float">
            <text:p>0,653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4945" calcext:value-type="float">
            <text:p>0,334945</text:p>
          </table:table-cell>
          <table:table-cell office:value-type="float" office:value="0.49739" calcext:value-type="float">
            <text:p>0,49739</text:p>
          </table:table-cell>
          <table:table-cell office:value-type="float" office:value="0.557636" calcext:value-type="float">
            <text:p>0,557636</text:p>
          </table:table-cell>
          <table:table-cell office:value-type="float" office:value="0.600597" calcext:value-type="float">
            <text:p>0,600597</text:p>
          </table:table-cell>
          <table:table-cell office:value-type="float" office:value="0.626098" calcext:value-type="float">
            <text:p>0,626098</text:p>
          </table:table-cell>
          <table:table-cell office:value-type="float" office:value="0.646664" calcext:value-type="float">
            <text:p>0,646664</text:p>
          </table:table-cell>
          <table:table-cell office:value-type="float" office:value="0.665781" calcext:value-type="float">
            <text:p>0,665781</text:p>
          </table:table-cell>
          <table:table-cell office:value-type="float" office:value="0.684868" calcext:value-type="float">
            <text:p>0,684868</text:p>
          </table:table-cell>
          <table:table-cell office:value-type="float" office:value="0.705164" calcext:value-type="float">
            <text:p>0,705164</text:p>
          </table:table-cell>
          <table:table-cell office:value-type="float" office:value="0.71624" calcext:value-type="float">
            <text:p>0,71624</text:p>
          </table:table-cell>
          <table:table-cell office:value-type="float" office:value="0.742062" calcext:value-type="float">
            <text:p>0,74206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425" calcext:value-type="float">
            <text:p>0,644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5385" calcext:value-type="float">
            <text:p>0,275385</text:p>
          </table:table-cell>
          <table:table-cell office:value-type="float" office:value="0.48048" calcext:value-type="float">
            <text:p>0,48048</text:p>
          </table:table-cell>
          <table:table-cell office:value-type="float" office:value="0.540762" calcext:value-type="float">
            <text:p>0,540762</text:p>
          </table:table-cell>
          <table:table-cell office:value-type="float" office:value="0.584795" calcext:value-type="float">
            <text:p>0,584795</text:p>
          </table:table-cell>
          <table:table-cell office:value-type="float" office:value="0.614694" calcext:value-type="float">
            <text:p>0,614694</text:p>
          </table:table-cell>
          <table:table-cell office:value-type="float" office:value="0.636726" calcext:value-type="float">
            <text:p>0,636726</text:p>
          </table:table-cell>
          <table:table-cell office:value-type="float" office:value="0.658182" calcext:value-type="float">
            <text:p>0,658182</text:p>
          </table:table-cell>
          <table:table-cell office:value-type="float" office:value="0.67581" calcext:value-type="float">
            <text:p>0,6758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712706" calcext:value-type="float">
            <text:p>0,712706</text:p>
          </table:table-cell>
          <table:table-cell office:value-type="float" office:value="0.736276" calcext:value-type="float">
            <text:p>0,73627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34033" calcext:value-type="float">
            <text:p>0,63403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32345" calcext:value-type="float">
            <text:p>0,432345</text:p>
          </table:table-cell>
          <table:table-cell office:value-type="float" office:value="0.512239" calcext:value-type="float">
            <text:p>0,512239</text:p>
          </table:table-cell>
          <table:table-cell office:value-type="float" office:value="0.571104" calcext:value-type="float">
            <text:p>0,571104</text:p>
          </table:table-cell>
          <table:table-cell office:value-type="float" office:value="0.603232" calcext:value-type="float">
            <text:p>0,603232</text:p>
          </table:table-cell>
          <table:table-cell office:value-type="float" office:value="0.624707" calcext:value-type="float">
            <text:p>0,624707</text:p>
          </table:table-cell>
          <table:table-cell office:value-type="float" office:value="0.646035" calcext:value-type="float">
            <text:p>0,646035</text:p>
          </table:table-cell>
          <table:table-cell office:value-type="float" office:value="0.662706" calcext:value-type="float">
            <text:p>0,662706</text:p>
          </table:table-cell>
          <table:table-cell office:value-type="float" office:value="0.685355" calcext:value-type="float">
            <text:p>0,685355</text:p>
          </table:table-cell>
          <table:table-cell office:value-type="float" office:value="0.705424" calcext:value-type="float">
            <text:p>0,705424</text:p>
          </table:table-cell>
          <table:table-cell office:value-type="float" office:value="0.716237" calcext:value-type="float">
            <text:p>0,716237</text:p>
          </table:table-cell>
          <table:table-cell office:value-type="float" office:value="0.741422" calcext:value-type="float">
            <text:p>0,7414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6846" calcext:value-type="float">
            <text:p>0,6468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308" calcext:value-type="float">
            <text:p>0,01308</text:p>
          </table:table-cell>
          <table:table-cell office:value-type="float" office:value="0.497334" calcext:value-type="float">
            <text:p>0,497334</text:p>
          </table:table-cell>
          <table:table-cell office:value-type="float" office:value="0.569528" calcext:value-type="float">
            <text:p>0,569528</text:p>
          </table:table-cell>
          <table:table-cell office:value-type="float" office:value="0.60548" calcext:value-type="float">
            <text:p>0,60548</text:p>
          </table:table-cell>
          <table:table-cell office:value-type="float" office:value="0.625823" calcext:value-type="float">
            <text:p>0,625823</text:p>
          </table:table-cell>
          <table:table-cell office:value-type="float" office:value="0.646188" calcext:value-type="float">
            <text:p>0,646188</text:p>
          </table:table-cell>
          <table:table-cell office:value-type="float" office:value="0.666503" calcext:value-type="float">
            <text:p>0,666503</text:p>
          </table:table-cell>
          <table:table-cell office:value-type="float" office:value="0.68817" calcext:value-type="float">
            <text:p>0,68817</text:p>
          </table:table-cell>
          <table:table-cell office:value-type="float" office:value="0.70515" calcext:value-type="float">
            <text:p>0,70515</text:p>
          </table:table-cell>
          <table:table-cell office:value-type="float" office:value="0.716516" calcext:value-type="float">
            <text:p>0,716516</text:p>
          </table:table-cell>
          <table:table-cell office:value-type="float" office:value="0.736554" calcext:value-type="float">
            <text:p>0,73655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5725" calcext:value-type="float">
            <text:p>0,6457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3476" calcext:value-type="float">
            <text:p>0,393476</text:p>
          </table:table-cell>
          <table:table-cell office:value-type="float" office:value="0.4927" calcext:value-type="float">
            <text:p>0,4927</text:p>
          </table:table-cell>
          <table:table-cell office:value-type="float" office:value="0.563361" calcext:value-type="float">
            <text:p>0,563361</text:p>
          </table:table-cell>
          <table:table-cell office:value-type="float" office:value="0.60582" calcext:value-type="float">
            <text:p>0,60582</text:p>
          </table:table-cell>
          <table:table-cell office:value-type="float" office:value="0.626364" calcext:value-type="float">
            <text:p>0,626364</text:p>
          </table:table-cell>
          <table:table-cell office:value-type="float" office:value="0.647498" calcext:value-type="float">
            <text:p>0,647498</text:p>
          </table:table-cell>
          <table:table-cell office:value-type="float" office:value="0.666836" calcext:value-type="float">
            <text:p>0,666836</text:p>
          </table:table-cell>
          <table:table-cell office:value-type="float" office:value="0.692341" calcext:value-type="float">
            <text:p>0,692341</text:p>
          </table:table-cell>
          <table:table-cell office:value-type="float" office:value="0.709421" calcext:value-type="float">
            <text:p>0,709421</text:p>
          </table:table-cell>
          <table:table-cell office:value-type="float" office:value="0.718055" calcext:value-type="float">
            <text:p>0,718055</text:p>
          </table:table-cell>
          <table:table-cell office:value-type="float" office:value="0.738653" calcext:value-type="float">
            <text:p>0,73865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6105" calcext:value-type="float">
            <text:p>0,6461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71376" calcext:value-type="float">
            <text:p>0,271376</text:p>
          </table:table-cell>
          <table:table-cell office:value-type="float" office:value="0.48231" calcext:value-type="float">
            <text:p>0,48231</text:p>
          </table:table-cell>
          <table:table-cell office:value-type="float" office:value="0.564546" calcext:value-type="float">
            <text:p>0,564546</text:p>
          </table:table-cell>
          <table:table-cell office:value-type="float" office:value="0.615208" calcext:value-type="float">
            <text:p>0,615208</text:p>
          </table:table-cell>
          <table:table-cell office:value-type="float" office:value="0.634461" calcext:value-type="float">
            <text:p>0,634461</text:p>
          </table:table-cell>
          <table:table-cell office:value-type="float" office:value="0.654682" calcext:value-type="float">
            <text:p>0,654682</text:p>
          </table:table-cell>
          <table:table-cell office:value-type="float" office:value="0.673239" calcext:value-type="float">
            <text:p>0,673239</text:p>
          </table:table-cell>
          <table:table-cell office:value-type="float" office:value="0.695006" calcext:value-type="float">
            <text:p>0,695006</text:p>
          </table:table-cell>
          <table:table-cell office:value-type="float" office:value="0.709027" calcext:value-type="float">
            <text:p>0,709027</text:p>
          </table:table-cell>
          <table:table-cell office:value-type="float" office:value="0.717401" calcext:value-type="float">
            <text:p>0,717401</text:p>
          </table:table-cell>
          <table:table-cell office:value-type="float" office:value="0.735035" calcext:value-type="float">
            <text:p>0,73503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8091" calcext:value-type="float">
            <text:p>0,64809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60179" calcext:value-type="float">
            <text:p>0,160179</text:p>
          </table:table-cell>
          <table:table-cell office:value-type="float" office:value="0.479932" calcext:value-type="float">
            <text:p>0,479932</text:p>
          </table:table-cell>
          <table:table-cell office:value-type="float" office:value="0.567973" calcext:value-type="float">
            <text:p>0,567973</text:p>
          </table:table-cell>
          <table:table-cell office:value-type="float" office:value="0.614726" calcext:value-type="float">
            <text:p>0,614726</text:p>
          </table:table-cell>
          <table:table-cell office:value-type="float" office:value="0.636747" calcext:value-type="float">
            <text:p>0,636747</text:p>
          </table:table-cell>
          <table:table-cell office:value-type="float" office:value="0.658565" calcext:value-type="float">
            <text:p>0,658565</text:p>
          </table:table-cell>
          <table:table-cell office:value-type="float" office:value="0.678896" calcext:value-type="float">
            <text:p>0,678896</text:p>
          </table:table-cell>
          <table:table-cell office:value-type="float" office:value="0.697683" calcext:value-type="float">
            <text:p>0,697683</text:p>
          </table:table-cell>
          <table:table-cell office:value-type="float" office:value="0.708776" calcext:value-type="float">
            <text:p>0,708776</text:p>
          </table:table-cell>
          <table:table-cell office:value-type="float" office:value="0.718174" calcext:value-type="float">
            <text:p>0,718174</text:p>
          </table:table-cell>
          <table:table-cell office:value-type="float" office:value="0.734394" calcext:value-type="float">
            <text:p>0,73439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9587" calcext:value-type="float">
            <text:p>0,649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95889" calcext:value-type="float">
            <text:p>0,295889</text:p>
          </table:table-cell>
          <table:table-cell office:value-type="float" office:value="0.472175" calcext:value-type="float">
            <text:p>0,472175</text:p>
          </table:table-cell>
          <table:table-cell office:value-type="float" office:value="0.542005" calcext:value-type="float">
            <text:p>0,542005</text:p>
          </table:table-cell>
          <table:table-cell office:value-type="float" office:value="0.603153" calcext:value-type="float">
            <text:p>0,603153</text:p>
          </table:table-cell>
          <table:table-cell office:value-type="float" office:value="0.634672" calcext:value-type="float">
            <text:p>0,634672</text:p>
          </table:table-cell>
          <table:table-cell office:value-type="float" office:value="0.657392" calcext:value-type="float">
            <text:p>0,657392</text:p>
          </table:table-cell>
          <table:table-cell office:value-type="float" office:value="0.676458" calcext:value-type="float">
            <text:p>0,676458</text:p>
          </table:table-cell>
          <table:table-cell office:value-type="float" office:value="0.69597" calcext:value-type="float">
            <text:p>0,69597</text:p>
          </table:table-cell>
          <table:table-cell office:value-type="float" office:value="0.708947" calcext:value-type="float">
            <text:p>0,708947</text:p>
          </table:table-cell>
          <table:table-cell office:value-type="float" office:value="0.719892" calcext:value-type="float">
            <text:p>0,719892</text:p>
          </table:table-cell>
          <table:table-cell office:value-type="float" office:value="0.738367" calcext:value-type="float">
            <text:p>0,73836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4903" calcext:value-type="float">
            <text:p>0,64490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4964" calcext:value-type="float">
            <text:p>0,324964</text:p>
          </table:table-cell>
          <table:table-cell office:value-type="float" office:value="0.482618" calcext:value-type="float">
            <text:p>0,482618</text:p>
          </table:table-cell>
          <table:table-cell office:value-type="float" office:value="0.559177" calcext:value-type="float">
            <text:p>0,559177</text:p>
          </table:table-cell>
          <table:table-cell office:value-type="float" office:value="0.614855" calcext:value-type="float">
            <text:p>0,614855</text:p>
          </table:table-cell>
          <table:table-cell office:value-type="float" office:value="0.63811" calcext:value-type="float">
            <text:p>0,63811</text:p>
          </table:table-cell>
          <table:table-cell office:value-type="float" office:value="0.658382" calcext:value-type="float">
            <text:p>0,658382</text:p>
          </table:table-cell>
          <table:table-cell office:value-type="float" office:value="0.677362" calcext:value-type="float">
            <text:p>0,677362</text:p>
          </table:table-cell>
          <table:table-cell office:value-type="float" office:value="0.696174" calcext:value-type="float">
            <text:p>0,696174</text:p>
          </table:table-cell>
          <table:table-cell office:value-type="float" office:value="0.708155" calcext:value-type="float">
            <text:p>0,708155</text:p>
          </table:table-cell>
          <table:table-cell office:value-type="float" office:value="0.716757" calcext:value-type="float">
            <text:p>0,716757</text:p>
          </table:table-cell>
          <table:table-cell office:value-type="float" office:value="0.730607" calcext:value-type="float">
            <text:p>0,73060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8219" calcext:value-type="float">
            <text:p>0,64821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93476" calcext:value-type="float">
            <text:p>0,393476</text:p>
          </table:table-cell>
          <table:table-cell office:value-type="float" office:value="0.493244" calcext:value-type="float">
            <text:p>0,493244</text:p>
          </table:table-cell>
          <table:table-cell office:value-type="float" office:value="0.555574" calcext:value-type="float">
            <text:p>0,555574</text:p>
          </table:table-cell>
          <table:table-cell office:value-type="float" office:value="0.605105" calcext:value-type="float">
            <text:p>0,605105</text:p>
          </table:table-cell>
          <table:table-cell office:value-type="float" office:value="0.629478" calcext:value-type="float">
            <text:p>0,629478</text:p>
          </table:table-cell>
          <table:table-cell office:value-type="float" office:value="0.654511" calcext:value-type="float">
            <text:p>0,654511</text:p>
          </table:table-cell>
          <table:table-cell office:value-type="float" office:value="0.678029" calcext:value-type="float">
            <text:p>0,678029</text:p>
          </table:table-cell>
          <table:table-cell office:value-type="float" office:value="0.696128" calcext:value-type="float">
            <text:p>0,696128</text:p>
          </table:table-cell>
          <table:table-cell office:value-type="float" office:value="0.706159" calcext:value-type="float">
            <text:p>0,706159</text:p>
          </table:table-cell>
          <table:table-cell office:value-type="float" office:value="0.714548" calcext:value-type="float">
            <text:p>0,714548</text:p>
          </table:table-cell>
          <table:table-cell office:value-type="float" office:value="0.730186" calcext:value-type="float">
            <text:p>0,73018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6296" calcext:value-type="float">
            <text:p>0,64629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10374" calcext:value-type="float">
            <text:p>0,410374</text:p>
          </table:table-cell>
          <table:table-cell office:value-type="float" office:value="0.495598" calcext:value-type="float">
            <text:p>0,495598</text:p>
          </table:table-cell>
          <table:table-cell office:value-type="float" office:value="0.560087" calcext:value-type="float">
            <text:p>0,560087</text:p>
          </table:table-cell>
          <table:table-cell office:value-type="float" office:value="0.612761" calcext:value-type="float">
            <text:p>0,612761</text:p>
          </table:table-cell>
          <table:table-cell office:value-type="float" office:value="0.639334" calcext:value-type="float">
            <text:p>0,639334</text:p>
          </table:table-cell>
          <table:table-cell office:value-type="float" office:value="0.664576" calcext:value-type="float">
            <text:p>0,664576</text:p>
          </table:table-cell>
          <table:table-cell office:value-type="float" office:value="0.686496" calcext:value-type="float">
            <text:p>0,686496</text:p>
          </table:table-cell>
          <table:table-cell office:value-type="float" office:value="0.698606" calcext:value-type="float">
            <text:p>0,698606</text:p>
          </table:table-cell>
          <table:table-cell office:value-type="float" office:value="0.706748" calcext:value-type="float">
            <text:p>0,706748</text:p>
          </table:table-cell>
          <table:table-cell office:value-type="float" office:value="0.71457" calcext:value-type="float">
            <text:p>0,71457</text:p>
          </table:table-cell>
          <table:table-cell office:value-type="float" office:value="0.731289" calcext:value-type="float">
            <text:p>0,73128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1007" calcext:value-type="float">
            <text:p>0,65100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0374" calcext:value-type="float">
            <text:p>0,410374</text:p>
          </table:table-cell>
          <table:table-cell office:value-type="float" office:value="0.482416" calcext:value-type="float">
            <text:p>0,482416</text:p>
          </table:table-cell>
          <table:table-cell office:value-type="float" office:value="0.545447" calcext:value-type="float">
            <text:p>0,545447</text:p>
          </table:table-cell>
          <table:table-cell office:value-type="float" office:value="0.610287" calcext:value-type="float">
            <text:p>0,610287</text:p>
          </table:table-cell>
          <table:table-cell office:value-type="float" office:value="0.645721" calcext:value-type="float">
            <text:p>0,645721</text:p>
          </table:table-cell>
          <table:table-cell office:value-type="float" office:value="0.672413" calcext:value-type="float">
            <text:p>0,672413</text:p>
          </table:table-cell>
          <table:table-cell office:value-type="float" office:value="0.691812" calcext:value-type="float">
            <text:p>0,691812</text:p>
          </table:table-cell>
          <table:table-cell office:value-type="float" office:value="0.70168" calcext:value-type="float">
            <text:p>0,70168</text:p>
          </table:table-cell>
          <table:table-cell office:value-type="float" office:value="0.709572" calcext:value-type="float">
            <text:p>0,709572</text:p>
          </table:table-cell>
          <table:table-cell office:value-type="float" office:value="0.717132" calcext:value-type="float">
            <text:p>0,717132</text:p>
          </table:table-cell>
          <table:table-cell office:value-type="float" office:value="0.732554" calcext:value-type="float">
            <text:p>0,73255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0903" calcext:value-type="float">
            <text:p>0,6509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15819" calcext:value-type="float">
            <text:p>0,415819</text:p>
          </table:table-cell>
          <table:table-cell office:value-type="float" office:value="0.488514" calcext:value-type="float">
            <text:p>0,488514</text:p>
          </table:table-cell>
          <table:table-cell office:value-type="float" office:value="0.540736" calcext:value-type="float">
            <text:p>0,540736</text:p>
          </table:table-cell>
          <table:table-cell office:value-type="float" office:value="0.61099" calcext:value-type="float">
            <text:p>0,61099</text:p>
          </table:table-cell>
          <table:table-cell office:value-type="float" office:value="0.642776" calcext:value-type="float">
            <text:p>0,642776</text:p>
          </table:table-cell>
          <table:table-cell office:value-type="float" office:value="0.667268" calcext:value-type="float">
            <text:p>0,667268</text:p>
          </table:table-cell>
          <table:table-cell office:value-type="float" office:value="0.689431" calcext:value-type="float">
            <text:p>0,689431</text:p>
          </table:table-cell>
          <table:table-cell office:value-type="float" office:value="0.701155" calcext:value-type="float">
            <text:p>0,701155</text:p>
          </table:table-cell>
          <table:table-cell office:value-type="float" office:value="0.709623" calcext:value-type="float">
            <text:p>0,709623</text:p>
          </table:table-cell>
          <table:table-cell office:value-type="float" office:value="0.716747" calcext:value-type="float">
            <text:p>0,716747</text:p>
          </table:table-cell>
          <table:table-cell office:value-type="float" office:value="0.731543" calcext:value-type="float">
            <text:p>0,73154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49878" calcext:value-type="float">
            <text:p>0,64987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28823" calcext:value-type="float">
            <text:p>0,428823</text:p>
          </table:table-cell>
          <table:table-cell office:value-type="float" office:value="0.485538" calcext:value-type="float">
            <text:p>0,485538</text:p>
          </table:table-cell>
          <table:table-cell office:value-type="float" office:value="0.541605" calcext:value-type="float">
            <text:p>0,541605</text:p>
          </table:table-cell>
          <table:table-cell office:value-type="float" office:value="0.62156" calcext:value-type="float">
            <text:p>0,62156</text:p>
          </table:table-cell>
          <table:table-cell office:value-type="float" office:value="0.64715" calcext:value-type="float">
            <text:p>0,64715</text:p>
          </table:table-cell>
          <table:table-cell office:value-type="float" office:value="0.670037" calcext:value-type="float">
            <text:p>0,670037</text:p>
          </table:table-cell>
          <table:table-cell office:value-type="float" office:value="0.690077" calcext:value-type="float">
            <text:p>0,690077</text:p>
          </table:table-cell>
          <table:table-cell office:value-type="float" office:value="0.701122" calcext:value-type="float">
            <text:p>0,701122</text:p>
          </table:table-cell>
          <table:table-cell office:value-type="float" office:value="0.710098" calcext:value-type="float">
            <text:p>0,710098</text:p>
          </table:table-cell>
          <table:table-cell office:value-type="float" office:value="0.716223" calcext:value-type="float">
            <text:p>0,716223</text:p>
          </table:table-cell>
          <table:table-cell office:value-type="float" office:value="0.733552" calcext:value-type="float">
            <text:p>0,7335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1696" calcext:value-type="float">
            <text:p>0,65169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28823" calcext:value-type="float">
            <text:p>0,428823</text:p>
          </table:table-cell>
          <table:table-cell office:value-type="float" office:value="0.492595" calcext:value-type="float">
            <text:p>0,492595</text:p>
          </table:table-cell>
          <table:table-cell office:value-type="float" office:value="0.564766" calcext:value-type="float">
            <text:p>0,564766</text:p>
          </table:table-cell>
          <table:table-cell office:value-type="float" office:value="0.633731" calcext:value-type="float">
            <text:p>0,633731</text:p>
          </table:table-cell>
          <table:table-cell office:value-type="float" office:value="0.660648" calcext:value-type="float">
            <text:p>0,660648</text:p>
          </table:table-cell>
          <table:table-cell office:value-type="float" office:value="0.677031" calcext:value-type="float">
            <text:p>0,677031</text:p>
          </table:table-cell>
          <table:table-cell office:value-type="float" office:value="0.692503" calcext:value-type="float">
            <text:p>0,692503</text:p>
          </table:table-cell>
          <table:table-cell office:value-type="float" office:value="0.701316" calcext:value-type="float">
            <text:p>0,701316</text:p>
          </table:table-cell>
          <table:table-cell office:value-type="float" office:value="0.709456" calcext:value-type="float">
            <text:p>0,709456</text:p>
          </table:table-cell>
          <table:table-cell office:value-type="float" office:value="0.717113" calcext:value-type="float">
            <text:p>0,717113</text:p>
          </table:table-cell>
          <table:table-cell office:value-type="float" office:value="0.73414" calcext:value-type="float">
            <text:p>0,734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833" calcext:value-type="float">
            <text:p>0,658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28823" calcext:value-type="float">
            <text:p>0,428823</text:p>
          </table:table-cell>
          <table:table-cell office:value-type="float" office:value="0.493555" calcext:value-type="float">
            <text:p>0,493555</text:p>
          </table:table-cell>
          <table:table-cell office:value-type="float" office:value="0.556283" calcext:value-type="float">
            <text:p>0,556283</text:p>
          </table:table-cell>
          <table:table-cell office:value-type="float" office:value="0.620921" calcext:value-type="float">
            <text:p>0,620921</text:p>
          </table:table-cell>
          <table:table-cell office:value-type="float" office:value="0.653254" calcext:value-type="float">
            <text:p>0,653254</text:p>
          </table:table-cell>
          <table:table-cell office:value-type="float" office:value="0.674142" calcext:value-type="float">
            <text:p>0,674142</text:p>
          </table:table-cell>
          <table:table-cell office:value-type="float" office:value="0.690972" calcext:value-type="float">
            <text:p>0,690972</text:p>
          </table:table-cell>
          <table:table-cell office:value-type="float" office:value="0.701411" calcext:value-type="float">
            <text:p>0,701411</text:p>
          </table:table-cell>
          <table:table-cell office:value-type="float" office:value="0.708216" calcext:value-type="float">
            <text:p>0,708216</text:p>
          </table:table-cell>
          <table:table-cell office:value-type="float" office:value="0.716828" calcext:value-type="float">
            <text:p>0,716828</text:p>
          </table:table-cell>
          <table:table-cell office:value-type="float" office:value="0.732756" calcext:value-type="float">
            <text:p>0,73275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4834" calcext:value-type="float">
            <text:p>0,65483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7001" calcext:value-type="float">
            <text:p>0,367001</text:p>
          </table:table-cell>
          <table:table-cell office:value-type="float" office:value="0.486179" calcext:value-type="float">
            <text:p>0,486179</text:p>
          </table:table-cell>
          <table:table-cell office:value-type="float" office:value="0.555502" calcext:value-type="float">
            <text:p>0,555502</text:p>
          </table:table-cell>
          <table:table-cell office:value-type="float" office:value="0.619861" calcext:value-type="float">
            <text:p>0,619861</text:p>
          </table:table-cell>
          <table:table-cell office:value-type="float" office:value="0.649293" calcext:value-type="float">
            <text:p>0,649293</text:p>
          </table:table-cell>
          <table:table-cell office:value-type="float" office:value="0.669257" calcext:value-type="float">
            <text:p>0,669257</text:p>
          </table:table-cell>
          <table:table-cell office:value-type="float" office:value="0.684426" calcext:value-type="float">
            <text:p>0,684426</text:p>
          </table:table-cell>
          <table:table-cell office:value-type="float" office:value="0.697251" calcext:value-type="float">
            <text:p>0,697251</text:p>
          </table:table-cell>
          <table:table-cell office:value-type="float" office:value="0.705722" calcext:value-type="float">
            <text:p>0,705722</text:p>
          </table:table-cell>
          <table:table-cell office:value-type="float" office:value="0.713715" calcext:value-type="float">
            <text:p>0,713715</text:p>
          </table:table-cell>
          <table:table-cell office:value-type="float" office:value="0.731674" calcext:value-type="float">
            <text:p>0,73167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1288" calcext:value-type="float">
            <text:p>0,65128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7001" calcext:value-type="float">
            <text:p>0,367001</text:p>
          </table:table-cell>
          <table:table-cell office:value-type="float" office:value="0.488888" calcext:value-type="float">
            <text:p>0,488888</text:p>
          </table:table-cell>
          <table:table-cell office:value-type="float" office:value="0.575134" calcext:value-type="float">
            <text:p>0,575134</text:p>
          </table:table-cell>
          <table:table-cell office:value-type="float" office:value="0.624069" calcext:value-type="float">
            <text:p>0,624069</text:p>
          </table:table-cell>
          <table:table-cell office:value-type="float" office:value="0.651306" calcext:value-type="float">
            <text:p>0,651306</text:p>
          </table:table-cell>
          <table:table-cell office:value-type="float" office:value="0.669194" calcext:value-type="float">
            <text:p>0,669194</text:p>
          </table:table-cell>
          <table:table-cell office:value-type="float" office:value="0.68855" calcext:value-type="float">
            <text:p>0,68855</text:p>
          </table:table-cell>
          <table:table-cell office:value-type="float" office:value="0.700523" calcext:value-type="float">
            <text:p>0,700523</text:p>
          </table:table-cell>
          <table:table-cell office:value-type="float" office:value="0.707713" calcext:value-type="float">
            <text:p>0,707713</text:p>
          </table:table-cell>
          <table:table-cell office:value-type="float" office:value="0.716304" calcext:value-type="float">
            <text:p>0,716304</text:p>
          </table:table-cell>
          <table:table-cell office:value-type="float" office:value="0.732751" calcext:value-type="float">
            <text:p>0,73275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5443" calcext:value-type="float">
            <text:p>0,65544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0917" calcext:value-type="float">
            <text:p>0,430917</text:p>
          </table:table-cell>
          <table:table-cell office:value-type="float" office:value="0.498839" calcext:value-type="float">
            <text:p>0,498839</text:p>
          </table:table-cell>
          <table:table-cell office:value-type="float" office:value="0.581141" calcext:value-type="float">
            <text:p>0,581141</text:p>
          </table:table-cell>
          <table:table-cell office:value-type="float" office:value="0.629283" calcext:value-type="float">
            <text:p>0,629283</text:p>
          </table:table-cell>
          <table:table-cell office:value-type="float" office:value="0.653651" calcext:value-type="float">
            <text:p>0,653651</text:p>
          </table:table-cell>
          <table:table-cell office:value-type="float" office:value="0.671881" calcext:value-type="float">
            <text:p>0,671881</text:p>
          </table:table-cell>
          <table:table-cell office:value-type="float" office:value="0.690755" calcext:value-type="float">
            <text:p>0,690755</text:p>
          </table:table-cell>
          <table:table-cell office:value-type="float" office:value="0.701842" calcext:value-type="float">
            <text:p>0,701842</text:p>
          </table:table-cell>
          <table:table-cell office:value-type="float" office:value="0.709176" calcext:value-type="float">
            <text:p>0,709176</text:p>
          </table:table-cell>
          <table:table-cell office:value-type="float" office:value="0.7174" calcext:value-type="float">
            <text:p>0,7174</text:p>
          </table:table-cell>
          <table:table-cell office:value-type="float" office:value="0.732486" calcext:value-type="float">
            <text:p>0,73248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8646" calcext:value-type="float">
            <text:p>0,65864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32362" calcext:value-type="float">
            <text:p>0,432362</text:p>
          </table:table-cell>
          <table:table-cell office:value-type="float" office:value="0.501696" calcext:value-type="float">
            <text:p>0,501696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62346" calcext:value-type="float">
            <text:p>0,62346</text:p>
          </table:table-cell>
          <table:table-cell office:value-type="float" office:value="0.652614" calcext:value-type="float">
            <text:p>0,652614</text:p>
          </table:table-cell>
          <table:table-cell office:value-type="float" office:value="0.672206" calcext:value-type="float">
            <text:p>0,672206</text:p>
          </table:table-cell>
          <table:table-cell office:value-type="float" office:value="0.691083" calcext:value-type="float">
            <text:p>0,691083</text:p>
          </table:table-cell>
          <table:table-cell office:value-type="float" office:value="0.702369" calcext:value-type="float">
            <text:p>0,702369</text:p>
          </table:table-cell>
          <table:table-cell office:value-type="float" office:value="0.709221" calcext:value-type="float">
            <text:p>0,709221</text:p>
          </table:table-cell>
          <table:table-cell office:value-type="float" office:value="0.717808" calcext:value-type="float">
            <text:p>0,717808</text:p>
          </table:table-cell>
          <table:table-cell office:value-type="float" office:value="0.735839" calcext:value-type="float">
            <text:p>0,73583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826" calcext:value-type="float">
            <text:p>0,6582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50066" calcext:value-type="float">
            <text:p>0,450066</text:p>
          </table:table-cell>
          <table:table-cell office:value-type="float" office:value="0.516208" calcext:value-type="float">
            <text:p>0,516208</text:p>
          </table:table-cell>
          <table:table-cell office:value-type="float" office:value="0.576888" calcext:value-type="float">
            <text:p>0,576888</text:p>
          </table:table-cell>
          <table:table-cell office:value-type="float" office:value="0.630689" calcext:value-type="float">
            <text:p>0,630689</text:p>
          </table:table-cell>
          <table:table-cell office:value-type="float" office:value="0.655873" calcext:value-type="float">
            <text:p>0,655873</text:p>
          </table:table-cell>
          <table:table-cell office:value-type="float" office:value="0.676663" calcext:value-type="float">
            <text:p>0,676663</text:p>
          </table:table-cell>
          <table:table-cell office:value-type="float" office:value="0.693127" calcext:value-type="float">
            <text:p>0,693127</text:p>
          </table:table-cell>
          <table:table-cell office:value-type="float" office:value="0.702593" calcext:value-type="float">
            <text:p>0,702593</text:p>
          </table:table-cell>
          <table:table-cell office:value-type="float" office:value="0.710728" calcext:value-type="float">
            <text:p>0,710728</text:p>
          </table:table-cell>
          <table:table-cell office:value-type="float" office:value="0.718553" calcext:value-type="float">
            <text:p>0,718553</text:p>
          </table:table-cell>
          <table:table-cell office:value-type="float" office:value="0.737964" calcext:value-type="float">
            <text:p>0,73796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1929" calcext:value-type="float">
            <text:p>0,66192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635" calcext:value-type="float">
            <text:p>0,4635</text:p>
          </table:table-cell>
          <table:table-cell office:value-type="float" office:value="0.507593" calcext:value-type="float">
            <text:p>0,507593</text:p>
          </table:table-cell>
          <table:table-cell office:value-type="float" office:value="0.561885" calcext:value-type="float">
            <text:p>0,561885</text:p>
          </table:table-cell>
          <table:table-cell office:value-type="float" office:value="0.62134" calcext:value-type="float">
            <text:p>0,62134</text:p>
          </table:table-cell>
          <table:table-cell office:value-type="float" office:value="0.654291" calcext:value-type="float">
            <text:p>0,654291</text:p>
          </table:table-cell>
          <table:table-cell office:value-type="float" office:value="0.677096" calcext:value-type="float">
            <text:p>0,677096</text:p>
          </table:table-cell>
          <table:table-cell office:value-type="float" office:value="0.692041" calcext:value-type="float">
            <text:p>0,692041</text:p>
          </table:table-cell>
          <table:table-cell office:value-type="float" office:value="0.703719" calcext:value-type="float">
            <text:p>0,703719</text:p>
          </table:table-cell>
          <table:table-cell office:value-type="float" office:value="0.711082" calcext:value-type="float">
            <text:p>0,711082</text:p>
          </table:table-cell>
          <table:table-cell office:value-type="float" office:value="0.718952" calcext:value-type="float">
            <text:p>0,718952</text:p>
          </table:table-cell>
          <table:table-cell office:value-type="float" office:value="0.741731" calcext:value-type="float">
            <text:p>0,74173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8973" calcext:value-type="float">
            <text:p>0,65897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8831" calcext:value-type="float">
            <text:p>0,448831</text:p>
          </table:table-cell>
          <table:table-cell office:value-type="float" office:value="0.503849" calcext:value-type="float">
            <text:p>0,503849</text:p>
          </table:table-cell>
          <table:table-cell office:value-type="float" office:value="0.559865" calcext:value-type="float">
            <text:p>0,559865</text:p>
          </table:table-cell>
          <table:table-cell office:value-type="float" office:value="0.608418" calcext:value-type="float">
            <text:p>0,608418</text:p>
          </table:table-cell>
          <table:table-cell office:value-type="float" office:value="0.641327" calcext:value-type="float">
            <text:p>0,641327</text:p>
          </table:table-cell>
          <table:table-cell office:value-type="float" office:value="0.661493" calcext:value-type="float">
            <text:p>0,661493</text:p>
          </table:table-cell>
          <table:table-cell office:value-type="float" office:value="0.682317" calcext:value-type="float">
            <text:p>0,682317</text:p>
          </table:table-cell>
          <table:table-cell office:value-type="float" office:value="0.697703" calcext:value-type="float">
            <text:p>0,697703</text:p>
          </table:table-cell>
          <table:table-cell office:value-type="float" office:value="0.707038" calcext:value-type="float">
            <text:p>0,707038</text:p>
          </table:table-cell>
          <table:table-cell office:value-type="float" office:value="0.717466" calcext:value-type="float">
            <text:p>0,717466</text:p>
          </table:table-cell>
          <table:table-cell office:value-type="float" office:value="0.737837" calcext:value-type="float">
            <text:p>0,73783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1731" calcext:value-type="float">
            <text:p>0,65173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64911" calcext:value-type="float">
            <text:p>0,464911</text:p>
          </table:table-cell>
          <table:table-cell office:value-type="float" office:value="0.509939" calcext:value-type="float">
            <text:p>0,50993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13789" calcext:value-type="float">
            <text:p>0,613789</text:p>
          </table:table-cell>
          <table:table-cell office:value-type="float" office:value="0.649492" calcext:value-type="float">
            <text:p>0,649492</text:p>
          </table:table-cell>
          <table:table-cell office:value-type="float" office:value="0.676291" calcext:value-type="float">
            <text:p>0,676291</text:p>
          </table:table-cell>
          <table:table-cell office:value-type="float" office:value="0.692269" calcext:value-type="float">
            <text:p>0,692269</text:p>
          </table:table-cell>
          <table:table-cell office:value-type="float" office:value="0.703111" calcext:value-type="float">
            <text:p>0,703111</text:p>
          </table:table-cell>
          <table:table-cell office:value-type="float" office:value="0.710625" calcext:value-type="float">
            <text:p>0,710625</text:p>
          </table:table-cell>
          <table:table-cell office:value-type="float" office:value="0.718987" calcext:value-type="float">
            <text:p>0,718987</text:p>
          </table:table-cell>
          <table:table-cell office:value-type="float" office:value="0.738613" calcext:value-type="float">
            <text:p>0,73861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7562" calcext:value-type="float">
            <text:p>0,65756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28156" calcext:value-type="float">
            <text:p>0,328156</text:p>
          </table:table-cell>
          <table:table-cell office:value-type="float" office:value="0.493046" calcext:value-type="float">
            <text:p>0,493046</text:p>
          </table:table-cell>
          <table:table-cell office:value-type="float" office:value="0.5561" calcext:value-type="float">
            <text:p>0,5561</text:p>
          </table:table-cell>
          <table:table-cell office:value-type="float" office:value="0.610067" calcext:value-type="float">
            <text:p>0,610067</text:p>
          </table:table-cell>
          <table:table-cell office:value-type="float" office:value="0.652814" calcext:value-type="float">
            <text:p>0,652814</text:p>
          </table:table-cell>
          <table:table-cell office:value-type="float" office:value="0.679242" calcext:value-type="float">
            <text:p>0,679242</text:p>
          </table:table-cell>
          <table:table-cell office:value-type="float" office:value="0.694631" calcext:value-type="float">
            <text:p>0,694631</text:p>
          </table:table-cell>
          <table:table-cell office:value-type="float" office:value="0.705383" calcext:value-type="float">
            <text:p>0,705383</text:p>
          </table:table-cell>
          <table:table-cell office:value-type="float" office:value="0.713127" calcext:value-type="float">
            <text:p>0,713127</text:p>
          </table:table-cell>
          <table:table-cell office:value-type="float" office:value="0.721571" calcext:value-type="float">
            <text:p>0,721571</text:p>
          </table:table-cell>
          <table:table-cell office:value-type="float" office:value="0.741476" calcext:value-type="float">
            <text:p>0,74147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6746" calcext:value-type="float">
            <text:p>0,65674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93709" calcext:value-type="float">
            <text:p>0,293709</text:p>
          </table:table-cell>
          <table:table-cell office:value-type="float" office:value="0.492081" calcext:value-type="float">
            <text:p>0,492081</text:p>
          </table:table-cell>
          <table:table-cell office:value-type="float" office:value="0.559278" calcext:value-type="float">
            <text:p>0,559278</text:p>
          </table:table-cell>
          <table:table-cell office:value-type="float" office:value="0.619656" calcext:value-type="float">
            <text:p>0,619656</text:p>
          </table:table-cell>
          <table:table-cell office:value-type="float" office:value="0.651523" calcext:value-type="float">
            <text:p>0,651523</text:p>
          </table:table-cell>
          <table:table-cell office:value-type="float" office:value="0.676637" calcext:value-type="float">
            <text:p>0,676637</text:p>
          </table:table-cell>
          <table:table-cell office:value-type="float" office:value="0.693686" calcext:value-type="float">
            <text:p>0,693686</text:p>
          </table:table-cell>
          <table:table-cell office:value-type="float" office:value="0.704177" calcext:value-type="float">
            <text:p>0,704177</text:p>
          </table:table-cell>
          <table:table-cell office:value-type="float" office:value="0.712735" calcext:value-type="float">
            <text:p>0,712735</text:p>
          </table:table-cell>
          <table:table-cell office:value-type="float" office:value="0.720125" calcext:value-type="float">
            <text:p>0,720125</text:p>
          </table:table-cell>
          <table:table-cell office:value-type="float" office:value="0.741047" calcext:value-type="float">
            <text:p>0,74104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7094" calcext:value-type="float">
            <text:p>0,6570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87701" calcext:value-type="float">
            <text:p>0,487701</text:p>
          </table:table-cell>
          <table:table-cell office:value-type="float" office:value="0.518708" calcext:value-type="float">
            <text:p>0,518708</text:p>
          </table:table-cell>
          <table:table-cell office:value-type="float" office:value="0.585748" calcext:value-type="float">
            <text:p>0,585748</text:p>
          </table:table-cell>
          <table:table-cell office:value-type="float" office:value="0.631275" calcext:value-type="float">
            <text:p>0,631275</text:p>
          </table:table-cell>
          <table:table-cell office:value-type="float" office:value="0.658604" calcext:value-type="float">
            <text:p>0,658604</text:p>
          </table:table-cell>
          <table:table-cell office:value-type="float" office:value="0.682604" calcext:value-type="float">
            <text:p>0,682604</text:p>
          </table:table-cell>
          <table:table-cell office:value-type="float" office:value="0.69523" calcext:value-type="float">
            <text:p>0,69523</text:p>
          </table:table-cell>
          <table:table-cell office:value-type="float" office:value="0.705354" calcext:value-type="float">
            <text:p>0,705354</text:p>
          </table:table-cell>
          <table:table-cell office:value-type="float" office:value="0.71263" calcext:value-type="float">
            <text:p>0,71263</text:p>
          </table:table-cell>
          <table:table-cell office:value-type="float" office:value="0.721516" calcext:value-type="float">
            <text:p>0,721516</text:p>
          </table:table-cell>
          <table:table-cell office:value-type="float" office:value="0.742265" calcext:value-type="float">
            <text:p>0,74226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393" calcext:value-type="float">
            <text:p>0,66539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00979" calcext:value-type="float">
            <text:p>0,500979</text:p>
          </table:table-cell>
          <table:table-cell office:value-type="float" office:value="0.536488" calcext:value-type="float">
            <text:p>0,536488</text:p>
          </table:table-cell>
          <table:table-cell office:value-type="float" office:value="0.62145" calcext:value-type="float">
            <text:p>0,62145</text:p>
          </table:table-cell>
          <table:table-cell office:value-type="float" office:value="0.655388" calcext:value-type="float">
            <text:p>0,655388</text:p>
          </table:table-cell>
          <table:table-cell office:value-type="float" office:value="0.678587" calcext:value-type="float">
            <text:p>0,678587</text:p>
          </table:table-cell>
          <table:table-cell office:value-type="float" office:value="0.693026" calcext:value-type="float">
            <text:p>0,693026</text:p>
          </table:table-cell>
          <table:table-cell office:value-type="float" office:value="0.702419" calcext:value-type="float">
            <text:p>0,702419</text:p>
          </table:table-cell>
          <table:table-cell office:value-type="float" office:value="0.710014" calcext:value-type="float">
            <text:p>0,710014</text:p>
          </table:table-cell>
          <table:table-cell office:value-type="float" office:value="0.715068" calcext:value-type="float">
            <text:p>0,715068</text:p>
          </table:table-cell>
          <table:table-cell office:value-type="float" office:value="0.723189" calcext:value-type="float">
            <text:p>0,723189</text:p>
          </table:table-cell>
          <table:table-cell office:value-type="float" office:value="0.742935" calcext:value-type="float">
            <text:p>0,74293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7857" calcext:value-type="float">
            <text:p>0,67785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92084" calcext:value-type="float">
            <text:p>0,492084</text:p>
          </table:table-cell>
          <table:table-cell office:value-type="float" office:value="0.538939" calcext:value-type="float">
            <text:p>0,538939</text:p>
          </table:table-cell>
          <table:table-cell office:value-type="float" office:value="0.62935" calcext:value-type="float">
            <text:p>0,62935</text:p>
          </table:table-cell>
          <table:table-cell office:value-type="float" office:value="0.659405" calcext:value-type="float">
            <text:p>0,659405</text:p>
          </table:table-cell>
          <table:table-cell office:value-type="float" office:value="0.678008" calcext:value-type="float">
            <text:p>0,678008</text:p>
          </table:table-cell>
          <table:table-cell office:value-type="float" office:value="0.691616" calcext:value-type="float">
            <text:p>0,691616</text:p>
          </table:table-cell>
          <table:table-cell office:value-type="float" office:value="0.701263" calcext:value-type="float">
            <text:p>0,701263</text:p>
          </table:table-cell>
          <table:table-cell office:value-type="float" office:value="0.708421" calcext:value-type="float">
            <text:p>0,708421</text:p>
          </table:table-cell>
          <table:table-cell office:value-type="float" office:value="0.714487" calcext:value-type="float">
            <text:p>0,714487</text:p>
          </table:table-cell>
          <table:table-cell office:value-type="float" office:value="0.720796" calcext:value-type="float">
            <text:p>0,720796</text:p>
          </table:table-cell>
          <table:table-cell office:value-type="float" office:value="0.740265" calcext:value-type="float">
            <text:p>0,74026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8255" calcext:value-type="float">
            <text:p>0,67825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86916" calcext:value-type="float">
            <text:p>0,486916</text:p>
          </table:table-cell>
          <table:table-cell office:value-type="float" office:value="0.521355" calcext:value-type="float">
            <text:p>0,521355</text:p>
          </table:table-cell>
          <table:table-cell office:value-type="float" office:value="0.613456" calcext:value-type="float">
            <text:p>0,613456</text:p>
          </table:table-cell>
          <table:table-cell office:value-type="float" office:value="0.653134" calcext:value-type="float">
            <text:p>0,653134</text:p>
          </table:table-cell>
          <table:table-cell office:value-type="float" office:value="0.672141" calcext:value-type="float">
            <text:p>0,672141</text:p>
          </table:table-cell>
          <table:table-cell office:value-type="float" office:value="0.688673" calcext:value-type="float">
            <text:p>0,688673</text:p>
          </table:table-cell>
          <table:table-cell office:value-type="float" office:value="0.699842" calcext:value-type="float">
            <text:p>0,699842</text:p>
          </table:table-cell>
          <table:table-cell office:value-type="float" office:value="0.707782" calcext:value-type="float">
            <text:p>0,707782</text:p>
          </table:table-cell>
          <table:table-cell office:value-type="float" office:value="0.714771" calcext:value-type="float">
            <text:p>0,714771</text:p>
          </table:table-cell>
          <table:table-cell office:value-type="float" office:value="0.720756" calcext:value-type="float">
            <text:p>0,720756</text:p>
          </table:table-cell>
          <table:table-cell office:value-type="float" office:value="0.743167" calcext:value-type="float">
            <text:p>0,74316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3508" calcext:value-type="float">
            <text:p>0,67350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83116" calcext:value-type="float">
            <text:p>0,483116</text:p>
          </table:table-cell>
          <table:table-cell office:value-type="float" office:value="0.511236" calcext:value-type="float">
            <text:p>0,511236</text:p>
          </table:table-cell>
          <table:table-cell office:value-type="float" office:value="0.573795" calcext:value-type="float">
            <text:p>0,573795</text:p>
          </table:table-cell>
          <table:table-cell office:value-type="float" office:value="0.638156" calcext:value-type="float">
            <text:p>0,638156</text:p>
          </table:table-cell>
          <table:table-cell office:value-type="float" office:value="0.662611" calcext:value-type="float">
            <text:p>0,662611</text:p>
          </table:table-cell>
          <table:table-cell office:value-type="float" office:value="0.681428" calcext:value-type="float">
            <text:p>0,681428</text:p>
          </table:table-cell>
          <table:table-cell office:value-type="float" office:value="0.695601" calcext:value-type="float">
            <text:p>0,695601</text:p>
          </table:table-cell>
          <table:table-cell office:value-type="float" office:value="0.705131" calcext:value-type="float">
            <text:p>0,705131</text:p>
          </table:table-cell>
          <table:table-cell office:value-type="float" office:value="0.712671" calcext:value-type="float">
            <text:p>0,712671</text:p>
          </table:table-cell>
          <table:table-cell office:value-type="float" office:value="0.719982" calcext:value-type="float">
            <text:p>0,719982</text:p>
          </table:table-cell>
          <table:table-cell office:value-type="float" office:value="0.740914" calcext:value-type="float">
            <text:p>0,7409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4152" calcext:value-type="float">
            <text:p>0,66415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92476" calcext:value-type="float">
            <text:p>0,292476</text:p>
          </table:table-cell>
          <table:table-cell office:value-type="float" office:value="0.50462" calcext:value-type="float">
            <text:p>0,50462</text:p>
          </table:table-cell>
          <table:table-cell office:value-type="float" office:value="0.560585" calcext:value-type="float">
            <text:p>0,560585</text:p>
          </table:table-cell>
          <table:table-cell office:value-type="float" office:value="0.631296" calcext:value-type="float">
            <text:p>0,631296</text:p>
          </table:table-cell>
          <table:table-cell office:value-type="float" office:value="0.657813" calcext:value-type="float">
            <text:p>0,657813</text:p>
          </table:table-cell>
          <table:table-cell office:value-type="float" office:value="0.679289" calcext:value-type="float">
            <text:p>0,679289</text:p>
          </table:table-cell>
          <table:table-cell office:value-type="float" office:value="0.694439" calcext:value-type="float">
            <text:p>0,694439</text:p>
          </table:table-cell>
          <table:table-cell office:value-type="float" office:value="0.704642" calcext:value-type="float">
            <text:p>0,704642</text:p>
          </table:table-cell>
          <table:table-cell office:value-type="float" office:value="0.712561" calcext:value-type="float">
            <text:p>0,712561</text:p>
          </table:table-cell>
          <table:table-cell office:value-type="float" office:value="0.721325" calcext:value-type="float">
            <text:p>0,721325</text:p>
          </table:table-cell>
          <table:table-cell office:value-type="float" office:value="0.743468" calcext:value-type="float">
            <text:p>0,74346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1004" calcext:value-type="float">
            <text:p>0,66100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56063" calcext:value-type="float">
            <text:p>0,456063</text:p>
          </table:table-cell>
          <table:table-cell office:value-type="float" office:value="0.511292" calcext:value-type="float">
            <text:p>0,511292</text:p>
          </table:table-cell>
          <table:table-cell office:value-type="float" office:value="0.5793" calcext:value-type="float">
            <text:p>0,5793</text:p>
          </table:table-cell>
          <table:table-cell office:value-type="float" office:value="0.638024" calcext:value-type="float">
            <text:p>0,638024</text:p>
          </table:table-cell>
          <table:table-cell office:value-type="float" office:value="0.65931" calcext:value-type="float">
            <text:p>0,65931</text:p>
          </table:table-cell>
          <table:table-cell office:value-type="float" office:value="0.681478" calcext:value-type="float">
            <text:p>0,681478</text:p>
          </table:table-cell>
          <table:table-cell office:value-type="float" office:value="0.69728" calcext:value-type="float">
            <text:p>0,69728</text:p>
          </table:table-cell>
          <table:table-cell office:value-type="float" office:value="0.707285" calcext:value-type="float">
            <text:p>0,707285</text:p>
          </table:table-cell>
          <table:table-cell office:value-type="float" office:value="0.715569" calcext:value-type="float">
            <text:p>0,715569</text:p>
          </table:table-cell>
          <table:table-cell office:value-type="float" office:value="0.724533" calcext:value-type="float">
            <text:p>0,724533</text:p>
          </table:table-cell>
          <table:table-cell office:value-type="float" office:value="0.743343" calcext:value-type="float">
            <text:p>0,74334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741" calcext:value-type="float">
            <text:p>0,66574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85878" calcext:value-type="float">
            <text:p>0,285878</text:p>
          </table:table-cell>
          <table:table-cell office:value-type="float" office:value="0.509802" calcext:value-type="float">
            <text:p>0,509802</text:p>
          </table:table-cell>
          <table:table-cell office:value-type="float" office:value="0.609796" calcext:value-type="float">
            <text:p>0,609796</text:p>
          </table:table-cell>
          <table:table-cell office:value-type="float" office:value="0.650257" calcext:value-type="float">
            <text:p>0,650257</text:p>
          </table:table-cell>
          <table:table-cell office:value-type="float" office:value="0.669527" calcext:value-type="float">
            <text:p>0,669527</text:p>
          </table:table-cell>
          <table:table-cell office:value-type="float" office:value="0.686196" calcext:value-type="float">
            <text:p>0,686196</text:p>
          </table:table-cell>
          <table:table-cell office:value-type="float" office:value="0.699415" calcext:value-type="float">
            <text:p>0,699415</text:p>
          </table:table-cell>
          <table:table-cell office:value-type="float" office:value="0.707264" calcext:value-type="float">
            <text:p>0,707264</text:p>
          </table:table-cell>
          <table:table-cell office:value-type="float" office:value="0.714646" calcext:value-type="float">
            <text:p>0,714646</text:p>
          </table:table-cell>
          <table:table-cell office:value-type="float" office:value="0.7232" calcext:value-type="float">
            <text:p>0,7232</text:p>
          </table:table-cell>
          <table:table-cell office:value-type="float" office:value="0.741314" calcext:value-type="float">
            <text:p>0,7413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1142" calcext:value-type="float">
            <text:p>0,67114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4301" calcext:value-type="float">
            <text:p>0,494301</text:p>
          </table:table-cell>
          <table:table-cell office:value-type="float" office:value="0.529129" calcext:value-type="float">
            <text:p>0,529129</text:p>
          </table:table-cell>
          <table:table-cell office:value-type="float" office:value="0.614155" calcext:value-type="float">
            <text:p>0,614155</text:p>
          </table:table-cell>
          <table:table-cell office:value-type="float" office:value="0.651191" calcext:value-type="float">
            <text:p>0,651191</text:p>
          </table:table-cell>
          <table:table-cell office:value-type="float" office:value="0.675975" calcext:value-type="float">
            <text:p>0,675975</text:p>
          </table:table-cell>
          <table:table-cell office:value-type="float" office:value="0.692079" calcext:value-type="float">
            <text:p>0,692079</text:p>
          </table:table-cell>
          <table:table-cell office:value-type="float" office:value="0.703218" calcext:value-type="float">
            <text:p>0,703218</text:p>
          </table:table-cell>
          <table:table-cell office:value-type="float" office:value="0.708613" calcext:value-type="float">
            <text:p>0,708613</text:p>
          </table:table-cell>
          <table:table-cell office:value-type="float" office:value="0.715845" calcext:value-type="float">
            <text:p>0,715845</text:p>
          </table:table-cell>
          <table:table-cell office:value-type="float" office:value="0.722895" calcext:value-type="float">
            <text:p>0,722895</text:p>
          </table:table-cell>
          <table:table-cell office:value-type="float" office:value="0.743457" calcext:value-type="float">
            <text:p>0,74345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5656" calcext:value-type="float">
            <text:p>0,67565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20688" calcext:value-type="float">
            <text:p>0,420688</text:p>
          </table:table-cell>
          <table:table-cell office:value-type="float" office:value="0.532281" calcext:value-type="float">
            <text:p>0,532281</text:p>
          </table:table-cell>
          <table:table-cell office:value-type="float" office:value="0.637231" calcext:value-type="float">
            <text:p>0,637231</text:p>
          </table:table-cell>
          <table:table-cell office:value-type="float" office:value="0.67531" calcext:value-type="float">
            <text:p>0,67531</text:p>
          </table:table-cell>
          <table:table-cell office:value-type="float" office:value="0.691358" calcext:value-type="float">
            <text:p>0,691358</text:p>
          </table:table-cell>
          <table:table-cell office:value-type="float" office:value="0.700033" calcext:value-type="float">
            <text:p>0,700033</text:p>
          </table:table-cell>
          <table:table-cell office:value-type="float" office:value="0.70605" calcext:value-type="float">
            <text:p>0,70605</text:p>
          </table:table-cell>
          <table:table-cell office:value-type="float" office:value="0.711837" calcext:value-type="float">
            <text:p>0,711837</text:p>
          </table:table-cell>
          <table:table-cell office:value-type="float" office:value="0.717596" calcext:value-type="float">
            <text:p>0,717596</text:p>
          </table:table-cell>
          <table:table-cell office:value-type="float" office:value="0.72429" calcext:value-type="float">
            <text:p>0,72429</text:p>
          </table:table-cell>
          <table:table-cell office:value-type="float" office:value="0.744539" calcext:value-type="float">
            <text:p>0,74453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4052" calcext:value-type="float">
            <text:p>0,68405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20688" calcext:value-type="float">
            <text:p>0,420688</text:p>
          </table:table-cell>
          <table:table-cell office:value-type="float" office:value="0.520343" calcext:value-type="float">
            <text:p>0,520343</text:p>
          </table:table-cell>
          <table:table-cell office:value-type="float" office:value="0.612426" calcext:value-type="float">
            <text:p>0,612426</text:p>
          </table:table-cell>
          <table:table-cell office:value-type="float" office:value="0.660297" calcext:value-type="float">
            <text:p>0,660297</text:p>
          </table:table-cell>
          <table:table-cell office:value-type="float" office:value="0.680964" calcext:value-type="float">
            <text:p>0,680964</text:p>
          </table:table-cell>
          <table:table-cell office:value-type="float" office:value="0.694386" calcext:value-type="float">
            <text:p>0,694386</text:p>
          </table:table-cell>
          <table:table-cell office:value-type="float" office:value="0.702575" calcext:value-type="float">
            <text:p>0,702575</text:p>
          </table:table-cell>
          <table:table-cell office:value-type="float" office:value="0.709451" calcext:value-type="float">
            <text:p>0,709451</text:p>
          </table:table-cell>
          <table:table-cell office:value-type="float" office:value="0.715268" calcext:value-type="float">
            <text:p>0,715268</text:p>
          </table:table-cell>
          <table:table-cell office:value-type="float" office:value="0.722935" calcext:value-type="float">
            <text:p>0,722935</text:p>
          </table:table-cell>
          <table:table-cell office:value-type="float" office:value="0.744322" calcext:value-type="float">
            <text:p>0,7443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6297" calcext:value-type="float">
            <text:p>0,6762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62771" calcext:value-type="float">
            <text:p>0,362771</text:p>
          </table:table-cell>
          <table:table-cell office:value-type="float" office:value="0.505294" calcext:value-type="float">
            <text:p>0,505294</text:p>
          </table:table-cell>
          <table:table-cell office:value-type="float" office:value="0.603113" calcext:value-type="float">
            <text:p>0,603113</text:p>
          </table:table-cell>
          <table:table-cell office:value-type="float" office:value="0.661014" calcext:value-type="float">
            <text:p>0,661014</text:p>
          </table:table-cell>
          <table:table-cell office:value-type="float" office:value="0.683801" calcext:value-type="float">
            <text:p>0,683801</text:p>
          </table:table-cell>
          <table:table-cell office:value-type="float" office:value="0.696213" calcext:value-type="float">
            <text:p>0,696213</text:p>
          </table:table-cell>
          <table:table-cell office:value-type="float" office:value="0.704263" calcext:value-type="float">
            <text:p>0,704263</text:p>
          </table:table-cell>
          <table:table-cell office:value-type="float" office:value="0.710035" calcext:value-type="float">
            <text:p>0,710035</text:p>
          </table:table-cell>
          <table:table-cell office:value-type="float" office:value="0.71611" calcext:value-type="float">
            <text:p>0,71611</text:p>
          </table:table-cell>
          <table:table-cell office:value-type="float" office:value="0.725888" calcext:value-type="float">
            <text:p>0,725888</text:p>
          </table:table-cell>
          <table:table-cell office:value-type="float" office:value="0.746022" calcext:value-type="float">
            <text:p>0,7460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5175" calcext:value-type="float">
            <text:p>0,67517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55454" calcext:value-type="float">
            <text:p>0,355454</text:p>
          </table:table-cell>
          <table:table-cell office:value-type="float" office:value="0.537151" calcext:value-type="float">
            <text:p>0,537151</text:p>
          </table:table-cell>
          <table:table-cell office:value-type="float" office:value="0.640124" calcext:value-type="float">
            <text:p>0,640124</text:p>
          </table:table-cell>
          <table:table-cell office:value-type="float" office:value="0.668692" calcext:value-type="float">
            <text:p>0,668692</text:p>
          </table:table-cell>
          <table:table-cell office:value-type="float" office:value="0.689221" calcext:value-type="float">
            <text:p>0,689221</text:p>
          </table:table-cell>
          <table:table-cell office:value-type="float" office:value="0.700855" calcext:value-type="float">
            <text:p>0,700855</text:p>
          </table:table-cell>
          <table:table-cell office:value-type="float" office:value="0.708013" calcext:value-type="float">
            <text:p>0,708013</text:p>
          </table:table-cell>
          <table:table-cell office:value-type="float" office:value="0.713317" calcext:value-type="float">
            <text:p>0,713317</text:p>
          </table:table-cell>
          <table:table-cell office:value-type="float" office:value="0.718409" calcext:value-type="float">
            <text:p>0,718409</text:p>
          </table:table-cell>
          <table:table-cell office:value-type="float" office:value="0.727194" calcext:value-type="float">
            <text:p>0,727194</text:p>
          </table:table-cell>
          <table:table-cell office:value-type="float" office:value="0.748669" calcext:value-type="float">
            <text:p>0,74866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5165" calcext:value-type="float">
            <text:p>0,68516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93649" calcext:value-type="float">
            <text:p>0,493649</text:p>
          </table:table-cell>
          <table:table-cell office:value-type="float" office:value="0.5853" calcext:value-type="float">
            <text:p>0,5853</text:p>
          </table:table-cell>
          <table:table-cell office:value-type="float" office:value="0.656139" calcext:value-type="float">
            <text:p>0,656139</text:p>
          </table:table-cell>
          <table:table-cell office:value-type="float" office:value="0.677214" calcext:value-type="float">
            <text:p>0,677214</text:p>
          </table:table-cell>
          <table:table-cell office:value-type="float" office:value="0.693501" calcext:value-type="float">
            <text:p>0,693501</text:p>
          </table:table-cell>
          <table:table-cell office:value-type="float" office:value="0.702643" calcext:value-type="float">
            <text:p>0,702643</text:p>
          </table:table-cell>
          <table:table-cell office:value-type="float" office:value="0.70827" calcext:value-type="float">
            <text:p>0,70827</text:p>
          </table:table-cell>
          <table:table-cell office:value-type="float" office:value="0.713178" calcext:value-type="float">
            <text:p>0,713178</text:p>
          </table:table-cell>
          <table:table-cell office:value-type="float" office:value="0.719053" calcext:value-type="float">
            <text:p>0,719053</text:p>
          </table:table-cell>
          <table:table-cell office:value-type="float" office:value="0.727832" calcext:value-type="float">
            <text:p>0,727832</text:p>
          </table:table-cell>
          <table:table-cell office:value-type="float" office:value="0.745827" calcext:value-type="float">
            <text:p>0,74582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2896" calcext:value-type="float">
            <text:p>0,69289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58221" calcext:value-type="float">
            <text:p>0,458221</text:p>
          </table:table-cell>
          <table:table-cell office:value-type="float" office:value="0.574562" calcext:value-type="float">
            <text:p>0,574562</text:p>
          </table:table-cell>
          <table:table-cell office:value-type="float" office:value="0.656595" calcext:value-type="float">
            <text:p>0,656595</text:p>
          </table:table-cell>
          <table:table-cell office:value-type="float" office:value="0.67984" calcext:value-type="float">
            <text:p>0,67984</text:p>
          </table:table-cell>
          <table:table-cell office:value-type="float" office:value="0.695339" calcext:value-type="float">
            <text:p>0,695339</text:p>
          </table:table-cell>
          <table:table-cell office:value-type="float" office:value="0.703997" calcext:value-type="float">
            <text:p>0,703997</text:p>
          </table:table-cell>
          <table:table-cell office:value-type="float" office:value="0.709341" calcext:value-type="float">
            <text:p>0,709341</text:p>
          </table:table-cell>
          <table:table-cell office:value-type="float" office:value="0.714221" calcext:value-type="float">
            <text:p>0,714221</text:p>
          </table:table-cell>
          <table:table-cell office:value-type="float" office:value="0.719101" calcext:value-type="float">
            <text:p>0,719101</text:p>
          </table:table-cell>
          <table:table-cell office:value-type="float" office:value="0.727609" calcext:value-type="float">
            <text:p>0,727609</text:p>
          </table:table-cell>
          <table:table-cell office:value-type="float" office:value="0.750252" calcext:value-type="float">
            <text:p>0,7502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3086" calcext:value-type="float">
            <text:p>0,69308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07186" calcext:value-type="float">
            <text:p>0,307186</text:p>
          </table:table-cell>
          <table:table-cell office:value-type="float" office:value="0.545377" calcext:value-type="float">
            <text:p>0,545377</text:p>
          </table:table-cell>
          <table:table-cell office:value-type="float" office:value="0.646175" calcext:value-type="float">
            <text:p>0,646175</text:p>
          </table:table-cell>
          <table:table-cell office:value-type="float" office:value="0.676307" calcext:value-type="float">
            <text:p>0,676307</text:p>
          </table:table-cell>
          <table:table-cell office:value-type="float" office:value="0.692605" calcext:value-type="float">
            <text:p>0,692605</text:p>
          </table:table-cell>
          <table:table-cell office:value-type="float" office:value="0.704488" calcext:value-type="float">
            <text:p>0,704488</text:p>
          </table:table-cell>
          <table:table-cell office:value-type="float" office:value="0.710062" calcext:value-type="float">
            <text:p>0,710062</text:p>
          </table:table-cell>
          <table:table-cell office:value-type="float" office:value="0.715347" calcext:value-type="float">
            <text:p>0,715347</text:p>
          </table:table-cell>
          <table:table-cell office:value-type="float" office:value="0.720985" calcext:value-type="float">
            <text:p>0,720985</text:p>
          </table:table-cell>
          <table:table-cell office:value-type="float" office:value="0.731513" calcext:value-type="float">
            <text:p>0,731513</text:p>
          </table:table-cell>
          <table:table-cell office:value-type="float" office:value="0.752197" calcext:value-type="float">
            <text:p>0,75219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9506" calcext:value-type="float">
            <text:p>0,6895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07186" calcext:value-type="float">
            <text:p>0,307186</text:p>
          </table:table-cell>
          <table:table-cell office:value-type="float" office:value="0.539492" calcext:value-type="float">
            <text:p>0,539492</text:p>
          </table:table-cell>
          <table:table-cell office:value-type="float" office:value="0.635525" calcext:value-type="float">
            <text:p>0,635525</text:p>
          </table:table-cell>
          <table:table-cell office:value-type="float" office:value="0.679446" calcext:value-type="float">
            <text:p>0,679446</text:p>
          </table:table-cell>
          <table:table-cell office:value-type="float" office:value="0.696767" calcext:value-type="float">
            <text:p>0,696767</text:p>
          </table:table-cell>
          <table:table-cell office:value-type="float" office:value="0.705711" calcext:value-type="float">
            <text:p>0,705711</text:p>
          </table:table-cell>
          <table:table-cell office:value-type="float" office:value="0.71152" calcext:value-type="float">
            <text:p>0,71152</text:p>
          </table:table-cell>
          <table:table-cell office:value-type="float" office:value="0.716431" calcext:value-type="float">
            <text:p>0,716431</text:p>
          </table:table-cell>
          <table:table-cell office:value-type="float" office:value="0.723524" calcext:value-type="float">
            <text:p>0,723524</text:p>
          </table:table-cell>
          <table:table-cell office:value-type="float" office:value="0.732972" calcext:value-type="float">
            <text:p>0,732972</text:p>
          </table:table-cell>
          <table:table-cell office:value-type="float" office:value="0.753566" calcext:value-type="float">
            <text:p>0,75356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9495" calcext:value-type="float">
            <text:p>0,6894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54722" calcext:value-type="float">
            <text:p>0,254722</text:p>
          </table:table-cell>
          <table:table-cell office:value-type="float" office:value="0.512438" calcext:value-type="float">
            <text:p>0,512438</text:p>
          </table:table-cell>
          <table:table-cell office:value-type="float" office:value="0.613288" calcext:value-type="float">
            <text:p>0,613288</text:p>
          </table:table-cell>
          <table:table-cell office:value-type="float" office:value="0.670033" calcext:value-type="float">
            <text:p>0,670033</text:p>
          </table:table-cell>
          <table:table-cell office:value-type="float" office:value="0.69141" calcext:value-type="float">
            <text:p>0,69141</text:p>
          </table:table-cell>
          <table:table-cell office:value-type="float" office:value="0.702804" calcext:value-type="float">
            <text:p>0,702804</text:p>
          </table:table-cell>
          <table:table-cell office:value-type="float" office:value="0.709531" calcext:value-type="float">
            <text:p>0,709531</text:p>
          </table:table-cell>
          <table:table-cell office:value-type="float" office:value="0.714538" calcext:value-type="float">
            <text:p>0,714538</text:p>
          </table:table-cell>
          <table:table-cell office:value-type="float" office:value="0.720265" calcext:value-type="float">
            <text:p>0,720265</text:p>
          </table:table-cell>
          <table:table-cell office:value-type="float" office:value="0.728075" calcext:value-type="float">
            <text:p>0,728075</text:p>
          </table:table-cell>
          <table:table-cell office:value-type="float" office:value="0.747392" calcext:value-type="float">
            <text:p>0,74739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0977" calcext:value-type="float">
            <text:p>0,6809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03159" calcext:value-type="float">
            <text:p>0,303159</text:p>
          </table:table-cell>
          <table:table-cell office:value-type="float" office:value="0.516768" calcext:value-type="float">
            <text:p>0,516768</text:p>
          </table:table-cell>
          <table:table-cell office:value-type="float" office:value="0.618181" calcext:value-type="float">
            <text:p>0,618181</text:p>
          </table:table-cell>
          <table:table-cell office:value-type="float" office:value="0.667931" calcext:value-type="float">
            <text:p>0,667931</text:p>
          </table:table-cell>
          <table:table-cell office:value-type="float" office:value="0.691123" calcext:value-type="float">
            <text:p>0,691123</text:p>
          </table:table-cell>
          <table:table-cell office:value-type="float" office:value="0.702162" calcext:value-type="float">
            <text:p>0,702162</text:p>
          </table:table-cell>
          <table:table-cell office:value-type="float" office:value="0.708294" calcext:value-type="float">
            <text:p>0,708294</text:p>
          </table:table-cell>
          <table:table-cell office:value-type="float" office:value="0.7141" calcext:value-type="float">
            <text:p>0,7141</text:p>
          </table:table-cell>
          <table:table-cell office:value-type="float" office:value="0.719786" calcext:value-type="float">
            <text:p>0,719786</text:p>
          </table:table-cell>
          <table:table-cell office:value-type="float" office:value="0.726905" calcext:value-type="float">
            <text:p>0,726905</text:p>
          </table:table-cell>
          <table:table-cell office:value-type="float" office:value="0.745939" calcext:value-type="float">
            <text:p>0,74593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1119" calcext:value-type="float">
            <text:p>0,68111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7251" calcext:value-type="float">
            <text:p>0,27251</text:p>
          </table:table-cell>
          <table:table-cell office:value-type="float" office:value="0.511069" calcext:value-type="float">
            <text:p>0,511069</text:p>
          </table:table-cell>
          <table:table-cell office:value-type="float" office:value="0.616116" calcext:value-type="float">
            <text:p>0,616116</text:p>
          </table:table-cell>
          <table:table-cell office:value-type="float" office:value="0.666529" calcext:value-type="float">
            <text:p>0,666529</text:p>
          </table:table-cell>
          <table:table-cell office:value-type="float" office:value="0.690671" calcext:value-type="float">
            <text:p>0,690671</text:p>
          </table:table-cell>
          <table:table-cell office:value-type="float" office:value="0.701968" calcext:value-type="float">
            <text:p>0,701968</text:p>
          </table:table-cell>
          <table:table-cell office:value-type="float" office:value="0.708929" calcext:value-type="float">
            <text:p>0,708929</text:p>
          </table:table-cell>
          <table:table-cell office:value-type="float" office:value="0.714807" calcext:value-type="float">
            <text:p>0,714807</text:p>
          </table:table-cell>
          <table:table-cell office:value-type="float" office:value="0.721162" calcext:value-type="float">
            <text:p>0,721162</text:p>
          </table:table-cell>
          <table:table-cell office:value-type="float" office:value="0.729378" calcext:value-type="float">
            <text:p>0,729378</text:p>
          </table:table-cell>
          <table:table-cell office:value-type="float" office:value="0.748105" calcext:value-type="float">
            <text:p>0,74810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0873" calcext:value-type="float">
            <text:p>0,68087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343" calcext:value-type="float">
            <text:p>0,45343</text:p>
          </table:table-cell>
          <table:table-cell office:value-type="float" office:value="0.525441" calcext:value-type="float">
            <text:p>0,525441</text:p>
          </table:table-cell>
          <table:table-cell office:value-type="float" office:value="0.613624" calcext:value-type="float">
            <text:p>0,613624</text:p>
          </table:table-cell>
          <table:table-cell office:value-type="float" office:value="0.665997" calcext:value-type="float">
            <text:p>0,665997</text:p>
          </table:table-cell>
          <table:table-cell office:value-type="float" office:value="0.688333" calcext:value-type="float">
            <text:p>0,688333</text:p>
          </table:table-cell>
          <table:table-cell office:value-type="float" office:value="0.701349" calcext:value-type="float">
            <text:p>0,701349</text:p>
          </table:table-cell>
          <table:table-cell office:value-type="float" office:value="0.7087" calcext:value-type="float">
            <text:p>0,7087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720866" calcext:value-type="float">
            <text:p>0,720866</text:p>
          </table:table-cell>
          <table:table-cell office:value-type="float" office:value="0.727519" calcext:value-type="float">
            <text:p>0,727519</text:p>
          </table:table-cell>
          <table:table-cell office:value-type="float" office:value="0.746982" calcext:value-type="float">
            <text:p>0,74698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1421" calcext:value-type="float">
            <text:p>0,68142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44817" calcext:value-type="float">
            <text:p>0,444817</text:p>
          </table:table-cell>
          <table:table-cell office:value-type="float" office:value="0.51758" calcext:value-type="float">
            <text:p>0,5175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657849" calcext:value-type="float">
            <text:p>0,657849</text:p>
          </table:table-cell>
          <table:table-cell office:value-type="float" office:value="0.685683" calcext:value-type="float">
            <text:p>0,685683</text:p>
          </table:table-cell>
          <table:table-cell office:value-type="float" office:value="0.7005" calcext:value-type="float">
            <text:p>0,7005</text:p>
          </table:table-cell>
          <table:table-cell office:value-type="float" office:value="0.706981" calcext:value-type="float">
            <text:p>0,706981</text:p>
          </table:table-cell>
          <table:table-cell office:value-type="float" office:value="0.712448" calcext:value-type="float">
            <text:p>0,712448</text:p>
          </table:table-cell>
          <table:table-cell office:value-type="float" office:value="0.718048" calcext:value-type="float">
            <text:p>0,718048</text:p>
          </table:table-cell>
          <table:table-cell office:value-type="float" office:value="0.725019" calcext:value-type="float">
            <text:p>0,725019</text:p>
          </table:table-cell>
          <table:table-cell office:value-type="float" office:value="0.743248" calcext:value-type="float">
            <text:p>0,74324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721" calcext:value-type="float">
            <text:p>0,6772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73123" calcext:value-type="float">
            <text:p>0,373123</text:p>
          </table:table-cell>
          <table:table-cell office:value-type="float" office:value="0.505313" calcext:value-type="float">
            <text:p>0,505313</text:p>
          </table:table-cell>
          <table:table-cell office:value-type="float" office:value="0.590801" calcext:value-type="float">
            <text:p>0,590801</text:p>
          </table:table-cell>
          <table:table-cell office:value-type="float" office:value="0.653409" calcext:value-type="float">
            <text:p>0,653409</text:p>
          </table:table-cell>
          <table:table-cell office:value-type="float" office:value="0.680762" calcext:value-type="float">
            <text:p>0,680762</text:p>
          </table:table-cell>
          <table:table-cell office:value-type="float" office:value="0.698651" calcext:value-type="float">
            <text:p>0,698651</text:p>
          </table:table-cell>
          <table:table-cell office:value-type="float" office:value="0.705743" calcext:value-type="float">
            <text:p>0,705743</text:p>
          </table:table-cell>
          <table:table-cell office:value-type="float" office:value="0.711822" calcext:value-type="float">
            <text:p>0,711822</text:p>
          </table:table-cell>
          <table:table-cell office:value-type="float" office:value="0.718636" calcext:value-type="float">
            <text:p>0,718636</text:p>
          </table:table-cell>
          <table:table-cell office:value-type="float" office:value="0.725756" calcext:value-type="float">
            <text:p>0,725756</text:p>
          </table:table-cell>
          <table:table-cell office:value-type="float" office:value="0.745746" calcext:value-type="float">
            <text:p>0,74574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3664" calcext:value-type="float">
            <text:p>0,67366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73123" calcext:value-type="float">
            <text:p>0,373123</text:p>
          </table:table-cell>
          <table:table-cell office:value-type="float" office:value="0.504601" calcext:value-type="float">
            <text:p>0,504601</text:p>
          </table:table-cell>
          <table:table-cell office:value-type="float" office:value="0.578571" calcext:value-type="float">
            <text:p>0,578571</text:p>
          </table:table-cell>
          <table:table-cell office:value-type="float" office:value="0.653738" calcext:value-type="float">
            <text:p>0,653738</text:p>
          </table:table-cell>
          <table:table-cell office:value-type="float" office:value="0.683168" calcext:value-type="float">
            <text:p>0,683168</text:p>
          </table:table-cell>
          <table:table-cell office:value-type="float" office:value="0.698858" calcext:value-type="float">
            <text:p>0,698858</text:p>
          </table:table-cell>
          <table:table-cell office:value-type="float" office:value="0.70667" calcext:value-type="float">
            <text:p>0,70667</text:p>
          </table:table-cell>
          <table:table-cell office:value-type="float" office:value="0.712459" calcext:value-type="float">
            <text:p>0,712459</text:p>
          </table:table-cell>
          <table:table-cell office:value-type="float" office:value="0.718834" calcext:value-type="float">
            <text:p>0,718834</text:p>
          </table:table-cell>
          <table:table-cell office:value-type="float" office:value="0.726255" calcext:value-type="float">
            <text:p>0,726255</text:p>
          </table:table-cell>
          <table:table-cell office:value-type="float" office:value="0.746952" calcext:value-type="float">
            <text:p>0,7469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3011" calcext:value-type="float">
            <text:p>0,6730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87508" calcext:value-type="float">
            <text:p>0,387508</text:p>
          </table:table-cell>
          <table:table-cell office:value-type="float" office:value="0.509414" calcext:value-type="float">
            <text:p>0,509414</text:p>
          </table:table-cell>
          <table:table-cell office:value-type="float" office:value="0.577084" calcext:value-type="float">
            <text:p>0,577084</text:p>
          </table:table-cell>
          <table:table-cell office:value-type="float" office:value="0.640665" calcext:value-type="float">
            <text:p>0,640665</text:p>
          </table:table-cell>
          <table:table-cell office:value-type="float" office:value="0.678693" calcext:value-type="float">
            <text:p>0,678693</text:p>
          </table:table-cell>
          <table:table-cell office:value-type="float" office:value="0.697405" calcext:value-type="float">
            <text:p>0,697405</text:p>
          </table:table-cell>
          <table:table-cell office:value-type="float" office:value="0.707306" calcext:value-type="float">
            <text:p>0,707306</text:p>
          </table:table-cell>
          <table:table-cell office:value-type="float" office:value="0.71335" calcext:value-type="float">
            <text:p>0,71335</text:p>
          </table:table-cell>
          <table:table-cell office:value-type="float" office:value="0.719602" calcext:value-type="float">
            <text:p>0,719602</text:p>
          </table:table-cell>
          <table:table-cell office:value-type="float" office:value="0.726196" calcext:value-type="float">
            <text:p>0,726196</text:p>
          </table:table-cell>
          <table:table-cell office:value-type="float" office:value="0.744911" calcext:value-type="float">
            <text:p>0,74491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1463" calcext:value-type="float">
            <text:p>0,67146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47261" calcext:value-type="float">
            <text:p>0,447261</text:p>
          </table:table-cell>
          <table:table-cell office:value-type="float" office:value="0.518763" calcext:value-type="float">
            <text:p>0,518763</text:p>
          </table:table-cell>
          <table:table-cell office:value-type="float" office:value="0.577039" calcext:value-type="float">
            <text:p>0,577039</text:p>
          </table:table-cell>
          <table:table-cell office:value-type="float" office:value="0.643527" calcext:value-type="float">
            <text:p>0,643527</text:p>
          </table:table-cell>
          <table:table-cell office:value-type="float" office:value="0.676603" calcext:value-type="float">
            <text:p>0,676603</text:p>
          </table:table-cell>
          <table:table-cell office:value-type="float" office:value="0.694878" calcext:value-type="float">
            <text:p>0,694878</text:p>
          </table:table-cell>
          <table:table-cell office:value-type="float" office:value="0.705463" calcext:value-type="float">
            <text:p>0,705463</text:p>
          </table:table-cell>
          <table:table-cell office:value-type="float" office:value="0.713595" calcext:value-type="float">
            <text:p>0,713595</text:p>
          </table:table-cell>
          <table:table-cell office:value-type="float" office:value="0.720075" calcext:value-type="float">
            <text:p>0,720075</text:p>
          </table:table-cell>
          <table:table-cell office:value-type="float" office:value="0.725819" calcext:value-type="float">
            <text:p>0,725819</text:p>
          </table:table-cell>
          <table:table-cell office:value-type="float" office:value="0.744572" calcext:value-type="float">
            <text:p>0,74457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2033" calcext:value-type="float">
            <text:p>0,67203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08346" calcext:value-type="float">
            <text:p>0,408346</text:p>
          </table:table-cell>
          <table:table-cell office:value-type="float" office:value="0.514647" calcext:value-type="float">
            <text:p>0,514647</text:p>
          </table:table-cell>
          <table:table-cell office:value-type="float" office:value="0.591365" calcext:value-type="float">
            <text:p>0,591365</text:p>
          </table:table-cell>
          <table:table-cell office:value-type="float" office:value="0.655197" calcext:value-type="float">
            <text:p>0,655197</text:p>
          </table:table-cell>
          <table:table-cell office:value-type="float" office:value="0.683517" calcext:value-type="float">
            <text:p>0,683517</text:p>
          </table:table-cell>
          <table:table-cell office:value-type="float" office:value="0.701092" calcext:value-type="float">
            <text:p>0,701092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713551" calcext:value-type="float">
            <text:p>0,713551</text:p>
          </table:table-cell>
          <table:table-cell office:value-type="float" office:value="0.719209" calcext:value-type="float">
            <text:p>0,719209</text:p>
          </table:table-cell>
          <table:table-cell office:value-type="float" office:value="0.724803" calcext:value-type="float">
            <text:p>0,724803</text:p>
          </table:table-cell>
          <table:table-cell office:value-type="float" office:value="0.743288" calcext:value-type="float">
            <text:p>0,74328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5457" calcext:value-type="float">
            <text:p>0,67545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12358" calcext:value-type="float">
            <text:p>0,312358</text:p>
          </table:table-cell>
          <table:table-cell office:value-type="float" office:value="0.492896" calcext:value-type="float">
            <text:p>0,492896</text:p>
          </table:table-cell>
          <table:table-cell office:value-type="float" office:value="0.571921" calcext:value-type="float">
            <text:p>0,571921</text:p>
          </table:table-cell>
          <table:table-cell office:value-type="float" office:value="0.642802" calcext:value-type="float">
            <text:p>0,642802</text:p>
          </table:table-cell>
          <table:table-cell office:value-type="float" office:value="0.676195" calcext:value-type="float">
            <text:p>0,676195</text:p>
          </table:table-cell>
          <table:table-cell office:value-type="float" office:value="0.699349" calcext:value-type="float">
            <text:p>0,699349</text:p>
          </table:table-cell>
          <table:table-cell office:value-type="float" office:value="0.707459" calcext:value-type="float">
            <text:p>0,707459</text:p>
          </table:table-cell>
          <table:table-cell office:value-type="float" office:value="0.712616" calcext:value-type="float">
            <text:p>0,712616</text:p>
          </table:table-cell>
          <table:table-cell office:value-type="float" office:value="0.718252" calcext:value-type="float">
            <text:p>0,718252</text:p>
          </table:table-cell>
          <table:table-cell office:value-type="float" office:value="0.724821" calcext:value-type="float">
            <text:p>0,724821</text:p>
          </table:table-cell>
          <table:table-cell office:value-type="float" office:value="0.74531" calcext:value-type="float">
            <text:p>0,7453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9162" calcext:value-type="float">
            <text:p>0,66916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12358" calcext:value-type="float">
            <text:p>0,312358</text:p>
          </table:table-cell>
          <table:table-cell office:value-type="float" office:value="0.487539" calcext:value-type="float">
            <text:p>0,487539</text:p>
          </table:table-cell>
          <table:table-cell office:value-type="float" office:value="0.557174" calcext:value-type="float">
            <text:p>0,557174</text:p>
          </table:table-cell>
          <table:table-cell office:value-type="float" office:value="0.62008" calcext:value-type="float">
            <text:p>0,62008</text:p>
          </table:table-cell>
          <table:table-cell office:value-type="float" office:value="0.66438" calcext:value-type="float">
            <text:p>0,66438</text:p>
          </table:table-cell>
          <table:table-cell office:value-type="float" office:value="0.693381" calcext:value-type="float">
            <text:p>0,693381</text:p>
          </table:table-cell>
          <table:table-cell office:value-type="float" office:value="0.706331" calcext:value-type="float">
            <text:p>0,706331</text:p>
          </table:table-cell>
          <table:table-cell office:value-type="float" office:value="0.713389" calcext:value-type="float">
            <text:p>0,713389</text:p>
          </table:table-cell>
          <table:table-cell office:value-type="float" office:value="0.719668" calcext:value-type="float">
            <text:p>0,719668</text:p>
          </table:table-cell>
          <table:table-cell office:value-type="float" office:value="0.727094" calcext:value-type="float">
            <text:p>0,727094</text:p>
          </table:table-cell>
          <table:table-cell office:value-type="float" office:value="0.746375" calcext:value-type="float">
            <text:p>0,74637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3541" calcext:value-type="float">
            <text:p>0,66354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12358" calcext:value-type="float">
            <text:p>0,312358</text:p>
          </table:table-cell>
          <table:table-cell office:value-type="float" office:value="0.49582" calcext:value-type="float">
            <text:p>0,49582</text:p>
          </table:table-cell>
          <table:table-cell office:value-type="float" office:value="0.577341" calcext:value-type="float">
            <text:p>0,577341</text:p>
          </table:table-cell>
          <table:table-cell office:value-type="float" office:value="0.627693" calcext:value-type="float">
            <text:p>0,627693</text:p>
          </table:table-cell>
          <table:table-cell office:value-type="float" office:value="0.665113" calcext:value-type="float">
            <text:p>0,665113</text:p>
          </table:table-cell>
          <table:table-cell office:value-type="float" office:value="0.690195" calcext:value-type="float">
            <text:p>0,690195</text:p>
          </table:table-cell>
          <table:table-cell office:value-type="float" office:value="0.703408" calcext:value-type="float">
            <text:p>0,703408</text:p>
          </table:table-cell>
          <table:table-cell office:value-type="float" office:value="0.710432" calcext:value-type="float">
            <text:p>0,710432</text:p>
          </table:table-cell>
          <table:table-cell office:value-type="float" office:value="0.716562" calcext:value-type="float">
            <text:p>0,716562</text:p>
          </table:table-cell>
          <table:table-cell office:value-type="float" office:value="0.723727" calcext:value-type="float">
            <text:p>0,723727</text:p>
          </table:table-cell>
          <table:table-cell office:value-type="float" office:value="0.743891" calcext:value-type="float">
            <text:p>0,74389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418" calcext:value-type="float">
            <text:p>0,66541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12358" calcext:value-type="float">
            <text:p>0,312358</text:p>
          </table:table-cell>
          <table:table-cell office:value-type="float" office:value="0.506173" calcext:value-type="float">
            <text:p>0,506173</text:p>
          </table:table-cell>
          <table:table-cell office:value-type="float" office:value="0.5698" calcext:value-type="float">
            <text:p>0,5698</text:p>
          </table:table-cell>
          <table:table-cell office:value-type="float" office:value="0.625411" calcext:value-type="float">
            <text:p>0,625411</text:p>
          </table:table-cell>
          <table:table-cell office:value-type="float" office:value="0.66123" calcext:value-type="float">
            <text:p>0,66123</text:p>
          </table:table-cell>
          <table:table-cell office:value-type="float" office:value="0.689276" calcext:value-type="float">
            <text:p>0,689276</text:p>
          </table:table-cell>
          <table:table-cell office:value-type="float" office:value="0.703501" calcext:value-type="float">
            <text:p>0,703501</text:p>
          </table:table-cell>
          <table:table-cell office:value-type="float" office:value="0.711692" calcext:value-type="float">
            <text:p>0,711692</text:p>
          </table:table-cell>
          <table:table-cell office:value-type="float" office:value="0.717726" calcext:value-type="float">
            <text:p>0,717726</text:p>
          </table:table-cell>
          <table:table-cell office:value-type="float" office:value="0.723961" calcext:value-type="float">
            <text:p>0,723961</text:p>
          </table:table-cell>
          <table:table-cell office:value-type="float" office:value="0.743215" calcext:value-type="float">
            <text:p>0,74321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198" calcext:value-type="float">
            <text:p>0,66519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12358" calcext:value-type="float">
            <text:p>0,312358</text:p>
          </table:table-cell>
          <table:table-cell office:value-type="float" office:value="0.490431" calcext:value-type="float">
            <text:p>0,490431</text:p>
          </table:table-cell>
          <table:table-cell office:value-type="float" office:value="0.555359" calcext:value-type="float">
            <text:p>0,555359</text:p>
          </table:table-cell>
          <table:table-cell office:value-type="float" office:value="0.621247" calcext:value-type="float">
            <text:p>0,621247</text:p>
          </table:table-cell>
          <table:table-cell office:value-type="float" office:value="0.654463" calcext:value-type="float">
            <text:p>0,654463</text:p>
          </table:table-cell>
          <table:table-cell office:value-type="float" office:value="0.682125" calcext:value-type="float">
            <text:p>0,682125</text:p>
          </table:table-cell>
          <table:table-cell office:value-type="float" office:value="0.7017" calcext:value-type="float">
            <text:p>0,7017</text:p>
          </table:table-cell>
          <table:table-cell office:value-type="float" office:value="0.709398" calcext:value-type="float">
            <text:p>0,709398</text:p>
          </table:table-cell>
          <table:table-cell office:value-type="float" office:value="0.716256" calcext:value-type="float">
            <text:p>0,716256</text:p>
          </table:table-cell>
          <table:table-cell office:value-type="float" office:value="0.724514" calcext:value-type="float">
            <text:p>0,724514</text:p>
          </table:table-cell>
          <table:table-cell office:value-type="float" office:value="0.748003" calcext:value-type="float">
            <text:p>0,74800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035" calcext:value-type="float">
            <text:p>0,6603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40936" calcext:value-type="float">
            <text:p>0,240936</text:p>
          </table:table-cell>
          <table:table-cell office:value-type="float" office:value="0.49484" calcext:value-type="float">
            <text:p>0,49484</text:p>
          </table:table-cell>
          <table:table-cell office:value-type="float" office:value="0.567943" calcext:value-type="float">
            <text:p>0,567943</text:p>
          </table:table-cell>
          <table:table-cell office:value-type="float" office:value="0.629821" calcext:value-type="float">
            <text:p>0,629821</text:p>
          </table:table-cell>
          <table:table-cell office:value-type="float" office:value="0.662301" calcext:value-type="float">
            <text:p>0,662301</text:p>
          </table:table-cell>
          <table:table-cell office:value-type="float" office:value="0.689932" calcext:value-type="float">
            <text:p>0,689932</text:p>
          </table:table-cell>
          <table:table-cell office:value-type="float" office:value="0.70311" calcext:value-type="float">
            <text:p>0,70311</text:p>
          </table:table-cell>
          <table:table-cell office:value-type="float" office:value="0.710604" calcext:value-type="float">
            <text:p>0,710604</text:p>
          </table:table-cell>
          <table:table-cell office:value-type="float" office:value="0.717789" calcext:value-type="float">
            <text:p>0,717789</text:p>
          </table:table-cell>
          <table:table-cell office:value-type="float" office:value="0.725948" calcext:value-type="float">
            <text:p>0,725948</text:p>
          </table:table-cell>
          <table:table-cell office:value-type="float" office:value="0.748085" calcext:value-type="float">
            <text:p>0,74808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037" calcext:value-type="float">
            <text:p>0,66503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0936" calcext:value-type="float">
            <text:p>0,240936</text:p>
          </table:table-cell>
          <table:table-cell office:value-type="float" office:value="0.498621" calcext:value-type="float">
            <text:p>0,498621</text:p>
          </table:table-cell>
          <table:table-cell office:value-type="float" office:value="0.582087" calcext:value-type="float">
            <text:p>0,582087</text:p>
          </table:table-cell>
          <table:table-cell office:value-type="float" office:value="0.648234" calcext:value-type="float">
            <text:p>0,648234</text:p>
          </table:table-cell>
          <table:table-cell office:value-type="float" office:value="0.68133" calcext:value-type="float">
            <text:p>0,68133</text:p>
          </table:table-cell>
          <table:table-cell office:value-type="float" office:value="0.699743" calcext:value-type="float">
            <text:p>0,699743</text:p>
          </table:table-cell>
          <table:table-cell office:value-type="float" office:value="0.70814" calcext:value-type="float">
            <text:p>0,70814</text:p>
          </table:table-cell>
          <table:table-cell office:value-type="float" office:value="0.713676" calcext:value-type="float">
            <text:p>0,713676</text:p>
          </table:table-cell>
          <table:table-cell office:value-type="float" office:value="0.719905" calcext:value-type="float">
            <text:p>0,719905</text:p>
          </table:table-cell>
          <table:table-cell office:value-type="float" office:value="0.728371" calcext:value-type="float">
            <text:p>0,728371</text:p>
          </table:table-cell>
          <table:table-cell office:value-type="float" office:value="0.752226" calcext:value-type="float">
            <text:p>0,75222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3233" calcext:value-type="float">
            <text:p>0,67323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7657" calcext:value-type="float">
            <text:p>0,27657</text:p>
          </table:table-cell>
          <table:table-cell office:value-type="float" office:value="0.490586" calcext:value-type="float">
            <text:p>0,490586</text:p>
          </table:table-cell>
          <table:table-cell office:value-type="float" office:value="0.557501" calcext:value-type="float">
            <text:p>0,557501</text:p>
          </table:table-cell>
          <table:table-cell office:value-type="float" office:value="0.631736" calcext:value-type="float">
            <text:p>0,631736</text:p>
          </table:table-cell>
          <table:table-cell office:value-type="float" office:value="0.668464" calcext:value-type="float">
            <text:p>0,668464</text:p>
          </table:table-cell>
          <table:table-cell office:value-type="float" office:value="0.694232" calcext:value-type="float">
            <text:p>0,694232</text:p>
          </table:table-cell>
          <table:table-cell office:value-type="float" office:value="0.70682" calcext:value-type="float">
            <text:p>0,70682</text:p>
          </table:table-cell>
          <table:table-cell office:value-type="float" office:value="0.71205" calcext:value-type="float">
            <text:p>0,71205</text:p>
          </table:table-cell>
          <table:table-cell office:value-type="float" office:value="0.717737" calcext:value-type="float">
            <text:p>0,717737</text:p>
          </table:table-cell>
          <table:table-cell office:value-type="float" office:value="0.725159" calcext:value-type="float">
            <text:p>0,725159</text:p>
          </table:table-cell>
          <table:table-cell office:value-type="float" office:value="0.748851" calcext:value-type="float">
            <text:p>0,74885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314" calcext:value-type="float">
            <text:p>0,6653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23194" calcext:value-type="float">
            <text:p>0,423194</text:p>
          </table:table-cell>
          <table:table-cell office:value-type="float" office:value="0.507894" calcext:value-type="float">
            <text:p>0,507894</text:p>
          </table:table-cell>
          <table:table-cell office:value-type="float" office:value="0.559873" calcext:value-type="float">
            <text:p>0,559873</text:p>
          </table:table-cell>
          <table:table-cell office:value-type="float" office:value="0.622991" calcext:value-type="float">
            <text:p>0,622991</text:p>
          </table:table-cell>
          <table:table-cell office:value-type="float" office:value="0.664018" calcext:value-type="float">
            <text:p>0,664018</text:p>
          </table:table-cell>
          <table:table-cell office:value-type="float" office:value="0.693208" calcext:value-type="float">
            <text:p>0,693208</text:p>
          </table:table-cell>
          <table:table-cell office:value-type="float" office:value="0.706084" calcext:value-type="float">
            <text:p>0,706084</text:p>
          </table:table-cell>
          <table:table-cell office:value-type="float" office:value="0.712153" calcext:value-type="float">
            <text:p>0,712153</text:p>
          </table:table-cell>
          <table:table-cell office:value-type="float" office:value="0.718423" calcext:value-type="float">
            <text:p>0,718423</text:p>
          </table:table-cell>
          <table:table-cell office:value-type="float" office:value="0.725828" calcext:value-type="float">
            <text:p>0,725828</text:p>
          </table:table-cell>
          <table:table-cell office:value-type="float" office:value="0.746881" calcext:value-type="float">
            <text:p>0,74688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5735" calcext:value-type="float">
            <text:p>0,6657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14452" calcext:value-type="float">
            <text:p>0,214452</text:p>
          </table:table-cell>
          <table:table-cell office:value-type="float" office:value="0.505766" calcext:value-type="float">
            <text:p>0,505766</text:p>
          </table:table-cell>
          <table:table-cell office:value-type="float" office:value="0.559068" calcext:value-type="float">
            <text:p>0,559068</text:p>
          </table:table-cell>
          <table:table-cell office:value-type="float" office:value="0.619272" calcext:value-type="float">
            <text:p>0,619272</text:p>
          </table:table-cell>
          <table:table-cell office:value-type="float" office:value="0.659707" calcext:value-type="float">
            <text:p>0,659707</text:p>
          </table:table-cell>
          <table:table-cell office:value-type="float" office:value="0.690662" calcext:value-type="float">
            <text:p>0,690662</text:p>
          </table:table-cell>
          <table:table-cell office:value-type="float" office:value="0.705493" calcext:value-type="float">
            <text:p>0,705493</text:p>
          </table:table-cell>
          <table:table-cell office:value-type="float" office:value="0.711333" calcext:value-type="float">
            <text:p>0,711333</text:p>
          </table:table-cell>
          <table:table-cell office:value-type="float" office:value="0.718219" calcext:value-type="float">
            <text:p>0,718219</text:p>
          </table:table-cell>
          <table:table-cell office:value-type="float" office:value="0.725141" calcext:value-type="float">
            <text:p>0,725141</text:p>
          </table:table-cell>
          <table:table-cell office:value-type="float" office:value="0.747531" calcext:value-type="float">
            <text:p>0,74753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4219" calcext:value-type="float">
            <text:p>0,66421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76395" calcext:value-type="float">
            <text:p>0,276395</text:p>
          </table:table-cell>
          <table:table-cell office:value-type="float" office:value="0.492836" calcext:value-type="float">
            <text:p>0,492836</text:p>
          </table:table-cell>
          <table:table-cell office:value-type="float" office:value="0.56274" calcext:value-type="float">
            <text:p>0,56274</text:p>
          </table:table-cell>
          <table:table-cell office:value-type="float" office:value="0.627142" calcext:value-type="float">
            <text:p>0,627142</text:p>
          </table:table-cell>
          <table:table-cell office:value-type="float" office:value="0.666289" calcext:value-type="float">
            <text:p>0,666289</text:p>
          </table:table-cell>
          <table:table-cell office:value-type="float" office:value="0.690341" calcext:value-type="float">
            <text:p>0,690341</text:p>
          </table:table-cell>
          <table:table-cell office:value-type="float" office:value="0.705456" calcext:value-type="float">
            <text:p>0,705456</text:p>
          </table:table-cell>
          <table:table-cell office:value-type="float" office:value="0.710738" calcext:value-type="float">
            <text:p>0,710738</text:p>
          </table:table-cell>
          <table:table-cell office:value-type="float" office:value="0.717342" calcext:value-type="float">
            <text:p>0,717342</text:p>
          </table:table-cell>
          <table:table-cell office:value-type="float" office:value="0.725318" calcext:value-type="float">
            <text:p>0,725318</text:p>
          </table:table-cell>
          <table:table-cell office:value-type="float" office:value="0.746878" calcext:value-type="float">
            <text:p>0,74687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4508" calcext:value-type="float">
            <text:p>0,66450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8557" calcext:value-type="float">
            <text:p>0,038557</text:p>
          </table:table-cell>
          <table:table-cell office:value-type="float" office:value="0.460244" calcext:value-type="float">
            <text:p>0,460244</text:p>
          </table:table-cell>
          <table:table-cell office:value-type="float" office:value="0.544698" calcext:value-type="float">
            <text:p>0,544698</text:p>
          </table:table-cell>
          <table:table-cell office:value-type="float" office:value="0.60408" calcext:value-type="float">
            <text:p>0,60408</text:p>
          </table:table-cell>
          <table:table-cell office:value-type="float" office:value="0.647939" calcext:value-type="float">
            <text:p>0,647939</text:p>
          </table:table-cell>
          <table:table-cell office:value-type="float" office:value="0.683077" calcext:value-type="float">
            <text:p>0,683077</text:p>
          </table:table-cell>
          <table:table-cell office:value-type="float" office:value="0.701032" calcext:value-type="float">
            <text:p>0,701032</text:p>
          </table:table-cell>
          <table:table-cell office:value-type="float" office:value="0.709493" calcext:value-type="float">
            <text:p>0,709493</text:p>
          </table:table-cell>
          <table:table-cell office:value-type="float" office:value="0.71701" calcext:value-type="float">
            <text:p>0,71701</text:p>
          </table:table-cell>
          <table:table-cell office:value-type="float" office:value="0.726837" calcext:value-type="float">
            <text:p>0,726837</text:p>
          </table:table-cell>
          <table:table-cell office:value-type="float" office:value="0.74997" calcext:value-type="float">
            <text:p>0,7499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54438" calcext:value-type="float">
            <text:p>0,65443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3003" calcext:value-type="float">
            <text:p>0,273003</text:p>
          </table:table-cell>
          <table:table-cell office:value-type="float" office:value="0.478244" calcext:value-type="float">
            <text:p>0,478244</text:p>
          </table:table-cell>
          <table:table-cell office:value-type="float" office:value="0.565908" calcext:value-type="float">
            <text:p>0,565908</text:p>
          </table:table-cell>
          <table:table-cell office:value-type="float" office:value="0.625381" calcext:value-type="float">
            <text:p>0,625381</text:p>
          </table:table-cell>
          <table:table-cell office:value-type="float" office:value="0.667639" calcext:value-type="float">
            <text:p>0,667639</text:p>
          </table:table-cell>
          <table:table-cell office:value-type="float" office:value="0.691976" calcext:value-type="float">
            <text:p>0,691976</text:p>
          </table:table-cell>
          <table:table-cell office:value-type="float" office:value="0.705315" calcext:value-type="float">
            <text:p>0,705315</text:p>
          </table:table-cell>
          <table:table-cell office:value-type="float" office:value="0.711977" calcext:value-type="float">
            <text:p>0,711977</text:p>
          </table:table-cell>
          <table:table-cell office:value-type="float" office:value="0.719921" calcext:value-type="float">
            <text:p>0,719921</text:p>
          </table:table-cell>
          <table:table-cell office:value-type="float" office:value="0.728066" calcext:value-type="float">
            <text:p>0,728066</text:p>
          </table:table-cell>
          <table:table-cell office:value-type="float" office:value="0.751321" calcext:value-type="float">
            <text:p>0,75132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4575" calcext:value-type="float">
            <text:p>0,6645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7419" calcext:value-type="float">
            <text:p>0,27419</text:p>
          </table:table-cell>
          <table:table-cell office:value-type="float" office:value="0.495406" calcext:value-type="float">
            <text:p>0,495406</text:p>
          </table:table-cell>
          <table:table-cell office:value-type="float" office:value="0.585289" calcext:value-type="float">
            <text:p>0,585289</text:p>
          </table:table-cell>
          <table:table-cell office:value-type="float" office:value="0.64597" calcext:value-type="float">
            <text:p>0,64597</text:p>
          </table:table-cell>
          <table:table-cell office:value-type="float" office:value="0.677255" calcext:value-type="float">
            <text:p>0,677255</text:p>
          </table:table-cell>
          <table:table-cell office:value-type="float" office:value="0.69634" calcext:value-type="float">
            <text:p>0,69634</text:p>
          </table:table-cell>
          <table:table-cell office:value-type="float" office:value="0.707482" calcext:value-type="float">
            <text:p>0,707482</text:p>
          </table:table-cell>
          <table:table-cell office:value-type="float" office:value="0.71361" calcext:value-type="float">
            <text:p>0,71361</text:p>
          </table:table-cell>
          <table:table-cell office:value-type="float" office:value="0.719573" calcext:value-type="float">
            <text:p>0,719573</text:p>
          </table:table-cell>
          <table:table-cell office:value-type="float" office:value="0.726664" calcext:value-type="float">
            <text:p>0,726664</text:p>
          </table:table-cell>
          <table:table-cell office:value-type="float" office:value="0.747736" calcext:value-type="float">
            <text:p>0,74773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1533" calcext:value-type="float">
            <text:p>0,67153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36731" calcext:value-type="float">
            <text:p>0,136731</text:p>
          </table:table-cell>
          <table:table-cell office:value-type="float" office:value="0.500501" calcext:value-type="float">
            <text:p>0,500501</text:p>
          </table:table-cell>
          <table:table-cell office:value-type="float" office:value="0.594702" calcext:value-type="float">
            <text:p>0,594702</text:p>
          </table:table-cell>
          <table:table-cell office:value-type="float" office:value="0.649454" calcext:value-type="float">
            <text:p>0,649454</text:p>
          </table:table-cell>
          <table:table-cell office:value-type="float" office:value="0.678052" calcext:value-type="float">
            <text:p>0,678052</text:p>
          </table:table-cell>
          <table:table-cell office:value-type="float" office:value="0.695294" calcext:value-type="float">
            <text:p>0,695294</text:p>
          </table:table-cell>
          <table:table-cell office:value-type="float" office:value="0.70585" calcext:value-type="float">
            <text:p>0,70585</text:p>
          </table:table-cell>
          <table:table-cell office:value-type="float" office:value="0.711254" calcext:value-type="float">
            <text:p>0,711254</text:p>
          </table:table-cell>
          <table:table-cell office:value-type="float" office:value="0.717774" calcext:value-type="float">
            <text:p>0,717774</text:p>
          </table:table-cell>
          <table:table-cell office:value-type="float" office:value="0.72451" calcext:value-type="float">
            <text:p>0,72451</text:p>
          </table:table-cell>
          <table:table-cell office:value-type="float" office:value="0.744554" calcext:value-type="float">
            <text:p>0,74455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2195" calcext:value-type="float">
            <text:p>0,67219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37747" calcext:value-type="float">
            <text:p>0,437747</text:p>
          </table:table-cell>
          <table:table-cell office:value-type="float" office:value="0.522272" calcext:value-type="float">
            <text:p>0,522272</text:p>
          </table:table-cell>
          <table:table-cell office:value-type="float" office:value="0.603227" calcext:value-type="float">
            <text:p>0,603227</text:p>
          </table:table-cell>
          <table:table-cell office:value-type="float" office:value="0.659927" calcext:value-type="float">
            <text:p>0,659927</text:p>
          </table:table-cell>
          <table:table-cell office:value-type="float" office:value="0.686052" calcext:value-type="float">
            <text:p>0,686052</text:p>
          </table:table-cell>
          <table:table-cell office:value-type="float" office:value="0.700264" calcext:value-type="float">
            <text:p>0,700264</text:p>
          </table:table-cell>
          <table:table-cell office:value-type="float" office:value="0.707674" calcext:value-type="float">
            <text:p>0,707674</text:p>
          </table:table-cell>
          <table:table-cell office:value-type="float" office:value="0.712378" calcext:value-type="float">
            <text:p>0,712378</text:p>
          </table:table-cell>
          <table:table-cell office:value-type="float" office:value="0.718634" calcext:value-type="float">
            <text:p>0,718634</text:p>
          </table:table-cell>
          <table:table-cell office:value-type="float" office:value="0.725365" calcext:value-type="float">
            <text:p>0,725365</text:p>
          </table:table-cell>
          <table:table-cell office:value-type="float" office:value="0.746689" calcext:value-type="float">
            <text:p>0,74668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8248" calcext:value-type="float">
            <text:p>0,67824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34308" calcext:value-type="float">
            <text:p>0,434308</text:p>
          </table:table-cell>
          <table:table-cell office:value-type="float" office:value="0.517896" calcext:value-type="float">
            <text:p>0,517896</text:p>
          </table:table-cell>
          <table:table-cell office:value-type="float" office:value="0.610135" calcext:value-type="float">
            <text:p>0,610135</text:p>
          </table:table-cell>
          <table:table-cell office:value-type="float" office:value="0.659112" calcext:value-type="float">
            <text:p>0,659112</text:p>
          </table:table-cell>
          <table:table-cell office:value-type="float" office:value="0.683967" calcext:value-type="float">
            <text:p>0,683967</text:p>
          </table:table-cell>
          <table:table-cell office:value-type="float" office:value="0.697593" calcext:value-type="float">
            <text:p>0,697593</text:p>
          </table:table-cell>
          <table:table-cell office:value-type="float" office:value="0.707399" calcext:value-type="float">
            <text:p>0,707399</text:p>
          </table:table-cell>
          <table:table-cell office:value-type="float" office:value="0.712904" calcext:value-type="float">
            <text:p>0,712904</text:p>
          </table:table-cell>
          <table:table-cell office:value-type="float" office:value="0.719037" calcext:value-type="float">
            <text:p>0,719037</text:p>
          </table:table-cell>
          <table:table-cell office:value-type="float" office:value="0.725488" calcext:value-type="float">
            <text:p>0,725488</text:p>
          </table:table-cell>
          <table:table-cell office:value-type="float" office:value="0.749302" calcext:value-type="float">
            <text:p>0,74930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8283" calcext:value-type="float">
            <text:p>0,67828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07103" calcext:value-type="float">
            <text:p>0,407103</text:p>
          </table:table-cell>
          <table:table-cell office:value-type="float" office:value="0.515782" calcext:value-type="float">
            <text:p>0,515782</text:p>
          </table:table-cell>
          <table:table-cell office:value-type="float" office:value="0.599222" calcext:value-type="float">
            <text:p>0,599222</text:p>
          </table:table-cell>
          <table:table-cell office:value-type="float" office:value="0.655821" calcext:value-type="float">
            <text:p>0,655821</text:p>
          </table:table-cell>
          <table:table-cell office:value-type="float" office:value="0.684575" calcext:value-type="float">
            <text:p>0,684575</text:p>
          </table:table-cell>
          <table:table-cell office:value-type="float" office:value="0.69619" calcext:value-type="float">
            <text:p>0,69619</text:p>
          </table:table-cell>
          <table:table-cell office:value-type="float" office:value="0.704611" calcext:value-type="float">
            <text:p>0,704611</text:p>
          </table:table-cell>
          <table:table-cell office:value-type="float" office:value="0.711484" calcext:value-type="float">
            <text:p>0,711484</text:p>
          </table:table-cell>
          <table:table-cell office:value-type="float" office:value="0.718684" calcext:value-type="float">
            <text:p>0,718684</text:p>
          </table:table-cell>
          <table:table-cell office:value-type="float" office:value="0.727199" calcext:value-type="float">
            <text:p>0,727199</text:p>
          </table:table-cell>
          <table:table-cell office:value-type="float" office:value="0.749522" calcext:value-type="float">
            <text:p>0,7495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6309" calcext:value-type="float">
            <text:p>0,6763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64368" calcext:value-type="float">
            <text:p>0,464368</text:p>
          </table:table-cell>
          <table:table-cell office:value-type="float" office:value="0.526024" calcext:value-type="float">
            <text:p>0,526024</text:p>
          </table:table-cell>
          <table:table-cell office:value-type="float" office:value="0.626786" calcext:value-type="float">
            <text:p>0,626786</text:p>
          </table:table-cell>
          <table:table-cell office:value-type="float" office:value="0.671046" calcext:value-type="float">
            <text:p>0,671046</text:p>
          </table:table-cell>
          <table:table-cell office:value-type="float" office:value="0.691275" calcext:value-type="float">
            <text:p>0,691275</text:p>
          </table:table-cell>
          <table:table-cell office:value-type="float" office:value="0.701111" calcext:value-type="float">
            <text:p>0,701111</text:p>
          </table:table-cell>
          <table:table-cell office:value-type="float" office:value="0.707442" calcext:value-type="float">
            <text:p>0,707442</text:p>
          </table:table-cell>
          <table:table-cell office:value-type="float" office:value="0.712944" calcext:value-type="float">
            <text:p>0,712944</text:p>
          </table:table-cell>
          <table:table-cell office:value-type="float" office:value="0.718337" calcext:value-type="float">
            <text:p>0,718337</text:p>
          </table:table-cell>
          <table:table-cell office:value-type="float" office:value="0.723426" calcext:value-type="float">
            <text:p>0,723426</text:p>
          </table:table-cell>
          <table:table-cell office:value-type="float" office:value="0.73886" calcext:value-type="float">
            <text:p>0,7388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1725" calcext:value-type="float">
            <text:p>0,68172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88366" calcext:value-type="float">
            <text:p>0,488366</text:p>
          </table:table-cell>
          <table:table-cell office:value-type="float" office:value="0.536998" calcext:value-type="float">
            <text:p>0,536998</text:p>
          </table:table-cell>
          <table:table-cell office:value-type="float" office:value="0.633888" calcext:value-type="float">
            <text:p>0,633888</text:p>
          </table:table-cell>
          <table:table-cell office:value-type="float" office:value="0.671075" calcext:value-type="float">
            <text:p>0,671075</text:p>
          </table:table-cell>
          <table:table-cell office:value-type="float" office:value="0.691235" calcext:value-type="float">
            <text:p>0,691235</text:p>
          </table:table-cell>
          <table:table-cell office:value-type="float" office:value="0.702879" calcext:value-type="float">
            <text:p>0,702879</text:p>
          </table:table-cell>
          <table:table-cell office:value-type="float" office:value="0.708676" calcext:value-type="float">
            <text:p>0,708676</text:p>
          </table:table-cell>
          <table:table-cell office:value-type="float" office:value="0.713867" calcext:value-type="float">
            <text:p>0,713867</text:p>
          </table:table-cell>
          <table:table-cell office:value-type="float" office:value="0.718867" calcext:value-type="float">
            <text:p>0,718867</text:p>
          </table:table-cell>
          <table:table-cell office:value-type="float" office:value="0.724853" calcext:value-type="float">
            <text:p>0,724853</text:p>
          </table:table-cell>
          <table:table-cell office:value-type="float" office:value="0.744222" calcext:value-type="float">
            <text:p>0,7442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4656" calcext:value-type="float">
            <text:p>0,68465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9062" calcext:value-type="float">
            <text:p>0,39062</text:p>
          </table:table-cell>
          <table:table-cell office:value-type="float" office:value="0.54993" calcext:value-type="float">
            <text:p>0,54993</text:p>
          </table:table-cell>
          <table:table-cell office:value-type="float" office:value="0.64171" calcext:value-type="float">
            <text:p>0,64171</text:p>
          </table:table-cell>
          <table:table-cell office:value-type="float" office:value="0.670339" calcext:value-type="float">
            <text:p>0,670339</text:p>
          </table:table-cell>
          <table:table-cell office:value-type="float" office:value="0.691662" calcext:value-type="float">
            <text:p>0,691662</text:p>
          </table:table-cell>
          <table:table-cell office:value-type="float" office:value="0.703648" calcext:value-type="float">
            <text:p>0,703648</text:p>
          </table:table-cell>
          <table:table-cell office:value-type="float" office:value="0.710082" calcext:value-type="float">
            <text:p>0,710082</text:p>
          </table:table-cell>
          <table:table-cell office:value-type="float" office:value="0.714706" calcext:value-type="float">
            <text:p>0,714706</text:p>
          </table:table-cell>
          <table:table-cell office:value-type="float" office:value="0.719099" calcext:value-type="float">
            <text:p>0,719099</text:p>
          </table:table-cell>
          <table:table-cell office:value-type="float" office:value="0.724717" calcext:value-type="float">
            <text:p>0,724717</text:p>
          </table:table-cell>
          <table:table-cell office:value-type="float" office:value="0.746096" calcext:value-type="float">
            <text:p>0,74609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7199" calcext:value-type="float">
            <text:p>0,6871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75601" calcext:value-type="float">
            <text:p>0,375601</text:p>
          </table:table-cell>
          <table:table-cell office:value-type="float" office:value="0.526076" calcext:value-type="float">
            <text:p>0,526076</text:p>
          </table:table-cell>
          <table:table-cell office:value-type="float" office:value="0.62573" calcext:value-type="float">
            <text:p>0,62573</text:p>
          </table:table-cell>
          <table:table-cell office:value-type="float" office:value="0.665977" calcext:value-type="float">
            <text:p>0,665977</text:p>
          </table:table-cell>
          <table:table-cell office:value-type="float" office:value="0.694664" calcext:value-type="float">
            <text:p>0,694664</text:p>
          </table:table-cell>
          <table:table-cell office:value-type="float" office:value="0.706373" calcext:value-type="float">
            <text:p>0,706373</text:p>
          </table:table-cell>
          <table:table-cell office:value-type="float" office:value="0.71219" calcext:value-type="float">
            <text:p>0,71219</text:p>
          </table:table-cell>
          <table:table-cell office:value-type="float" office:value="0.7166" calcext:value-type="float">
            <text:p>0,7166</text:p>
          </table:table-cell>
          <table:table-cell office:value-type="float" office:value="0.721306" calcext:value-type="float">
            <text:p>0,721306</text:p>
          </table:table-cell>
          <table:table-cell office:value-type="float" office:value="0.727478" calcext:value-type="float">
            <text:p>0,727478</text:p>
          </table:table-cell>
          <table:table-cell office:value-type="float" office:value="0.746235" calcext:value-type="float">
            <text:p>0,74623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4263" calcext:value-type="float">
            <text:p>0,68426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77383" calcext:value-type="float">
            <text:p>0,377383</text:p>
          </table:table-cell>
          <table:table-cell office:value-type="float" office:value="0.52172" calcext:value-type="float">
            <text:p>0,52172</text:p>
          </table:table-cell>
          <table:table-cell office:value-type="float" office:value="0.619443" calcext:value-type="float">
            <text:p>0,619443</text:p>
          </table:table-cell>
          <table:table-cell office:value-type="float" office:value="0.665655" calcext:value-type="float">
            <text:p>0,665655</text:p>
          </table:table-cell>
          <table:table-cell office:value-type="float" office:value="0.694942" calcext:value-type="float">
            <text:p>0,694942</text:p>
          </table:table-cell>
          <table:table-cell office:value-type="float" office:value="0.707555" calcext:value-type="float">
            <text:p>0,707555</text:p>
          </table:table-cell>
          <table:table-cell office:value-type="float" office:value="0.71312" calcext:value-type="float">
            <text:p>0,71312</text:p>
          </table:table-cell>
          <table:table-cell office:value-type="float" office:value="0.718817" calcext:value-type="float">
            <text:p>0,718817</text:p>
          </table:table-cell>
          <table:table-cell office:value-type="float" office:value="0.724015" calcext:value-type="float">
            <text:p>0,724015</text:p>
          </table:table-cell>
          <table:table-cell office:value-type="float" office:value="0.729678" calcext:value-type="float">
            <text:p>0,729678</text:p>
          </table:table-cell>
          <table:table-cell office:value-type="float" office:value="0.750625" calcext:value-type="float">
            <text:p>0,75062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4557" calcext:value-type="float">
            <text:p>0,6845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80879" calcext:value-type="float">
            <text:p>0,380879</text:p>
          </table:table-cell>
          <table:table-cell office:value-type="float" office:value="0.532631" calcext:value-type="float">
            <text:p>0,532631</text:p>
          </table:table-cell>
          <table:table-cell office:value-type="float" office:value="0.636642" calcext:value-type="float">
            <text:p>0,636642</text:p>
          </table:table-cell>
          <table:table-cell office:value-type="float" office:value="0.674004" calcext:value-type="float">
            <text:p>0,674004</text:p>
          </table:table-cell>
          <table:table-cell office:value-type="float" office:value="0.697785" calcext:value-type="float">
            <text:p>0,697785</text:p>
          </table:table-cell>
          <table:table-cell office:value-type="float" office:value="0.707489" calcext:value-type="float">
            <text:p>0,707489</text:p>
          </table:table-cell>
          <table:table-cell office:value-type="float" office:value="0.713372" calcext:value-type="float">
            <text:p>0,713372</text:p>
          </table:table-cell>
          <table:table-cell office:value-type="float" office:value="0.718707" calcext:value-type="float">
            <text:p>0,718707</text:p>
          </table:table-cell>
          <table:table-cell office:value-type="float" office:value="0.723574" calcext:value-type="float">
            <text:p>0,723574</text:p>
          </table:table-cell>
          <table:table-cell office:value-type="float" office:value="0.730246" calcext:value-type="float">
            <text:p>0,730246</text:p>
          </table:table-cell>
          <table:table-cell office:value-type="float" office:value="0.74792" calcext:value-type="float">
            <text:p>0,7479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8237" calcext:value-type="float">
            <text:p>0,68823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70811" calcext:value-type="float">
            <text:p>0,370811</text:p>
          </table:table-cell>
          <table:table-cell office:value-type="float" office:value="0.535287" calcext:value-type="float">
            <text:p>0,535287</text:p>
          </table:table-cell>
          <table:table-cell office:value-type="float" office:value="0.636594" calcext:value-type="float">
            <text:p>0,636594</text:p>
          </table:table-cell>
          <table:table-cell office:value-type="float" office:value="0.673557" calcext:value-type="float">
            <text:p>0,673557</text:p>
          </table:table-cell>
          <table:table-cell office:value-type="float" office:value="0.698794" calcext:value-type="float">
            <text:p>0,698794</text:p>
          </table:table-cell>
          <table:table-cell office:value-type="float" office:value="0.707674" calcext:value-type="float">
            <text:p>0,707674</text:p>
          </table:table-cell>
          <table:table-cell office:value-type="float" office:value="0.713409" calcext:value-type="float">
            <text:p>0,713409</text:p>
          </table:table-cell>
          <table:table-cell office:value-type="float" office:value="0.718485" calcext:value-type="float">
            <text:p>0,718485</text:p>
          </table:table-cell>
          <table:table-cell office:value-type="float" office:value="0.723404" calcext:value-type="float">
            <text:p>0,723404</text:p>
          </table:table-cell>
          <table:table-cell office:value-type="float" office:value="0.729227" calcext:value-type="float">
            <text:p>0,729227</text:p>
          </table:table-cell>
          <table:table-cell office:value-type="float" office:value="0.751791" calcext:value-type="float">
            <text:p>0,75179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8822" calcext:value-type="float">
            <text:p>0,68882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97231" calcext:value-type="float">
            <text:p>0,397231</text:p>
          </table:table-cell>
          <table:table-cell office:value-type="float" office:value="0.546317" calcext:value-type="float">
            <text:p>0,546317</text:p>
          </table:table-cell>
          <table:table-cell office:value-type="float" office:value="0.640567" calcext:value-type="float">
            <text:p>0,640567</text:p>
          </table:table-cell>
          <table:table-cell office:value-type="float" office:value="0.674511" calcext:value-type="float">
            <text:p>0,674511</text:p>
          </table:table-cell>
          <table:table-cell office:value-type="float" office:value="0.695139" calcext:value-type="float">
            <text:p>0,695139</text:p>
          </table:table-cell>
          <table:table-cell office:value-type="float" office:value="0.70508" calcext:value-type="float">
            <text:p>0,70508</text:p>
          </table:table-cell>
          <table:table-cell office:value-type="float" office:value="0.712577" calcext:value-type="float">
            <text:p>0,712577</text:p>
          </table:table-cell>
          <table:table-cell office:value-type="float" office:value="0.719036" calcext:value-type="float">
            <text:p>0,719036</text:p>
          </table:table-cell>
          <table:table-cell office:value-type="float" office:value="0.723881" calcext:value-type="float">
            <text:p>0,723881</text:p>
          </table:table-cell>
          <table:table-cell office:value-type="float" office:value="0.730533" calcext:value-type="float">
            <text:p>0,730533</text:p>
          </table:table-cell>
          <table:table-cell office:value-type="float" office:value="0.755928" calcext:value-type="float">
            <text:p>0,75592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0357" calcext:value-type="float">
            <text:p>0,69035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80451" calcext:value-type="float">
            <text:p>0,180451</text:p>
          </table:table-cell>
          <table:table-cell office:value-type="float" office:value="0.511548" calcext:value-type="float">
            <text:p>0,511548</text:p>
          </table:table-cell>
          <table:table-cell office:value-type="float" office:value="0.628566" calcext:value-type="float">
            <text:p>0,628566</text:p>
          </table:table-cell>
          <table:table-cell office:value-type="float" office:value="0.668904" calcext:value-type="float">
            <text:p>0,668904</text:p>
          </table:table-cell>
          <table:table-cell office:value-type="float" office:value="0.692025" calcext:value-type="float">
            <text:p>0,692025</text:p>
          </table:table-cell>
          <table:table-cell office:value-type="float" office:value="0.702435" calcext:value-type="float">
            <text:p>0,702435</text:p>
          </table:table-cell>
          <table:table-cell office:value-type="float" office:value="0.709022" calcext:value-type="float">
            <text:p>0,709022</text:p>
          </table:table-cell>
          <table:table-cell office:value-type="float" office:value="0.714879" calcext:value-type="float">
            <text:p>0,714879</text:p>
          </table:table-cell>
          <table:table-cell office:value-type="float" office:value="0.719849" calcext:value-type="float">
            <text:p>0,719849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748234" calcext:value-type="float">
            <text:p>0,74823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2206" calcext:value-type="float">
            <text:p>0,68220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80451" calcext:value-type="float">
            <text:p>0,180451</text:p>
          </table:table-cell>
          <table:table-cell office:value-type="float" office:value="0.506418" calcext:value-type="float">
            <text:p>0,506418</text:p>
          </table:table-cell>
          <table:table-cell office:value-type="float" office:value="0.638803" calcext:value-type="float">
            <text:p>0,638803</text:p>
          </table:table-cell>
          <table:table-cell office:value-type="float" office:value="0.673037" calcext:value-type="float">
            <text:p>0,673037</text:p>
          </table:table-cell>
          <table:table-cell office:value-type="float" office:value="0.696733" calcext:value-type="float">
            <text:p>0,696733</text:p>
          </table:table-cell>
          <table:table-cell office:value-type="float" office:value="0.705101" calcext:value-type="float">
            <text:p>0,705101</text:p>
          </table:table-cell>
          <table:table-cell office:value-type="float" office:value="0.710297" calcext:value-type="float">
            <text:p>0,710297</text:p>
          </table:table-cell>
          <table:table-cell office:value-type="float" office:value="0.714503" calcext:value-type="float">
            <text:p>0,714503</text:p>
          </table:table-cell>
          <table:table-cell office:value-type="float" office:value="0.718798" calcext:value-type="float">
            <text:p>0,718798</text:p>
          </table:table-cell>
          <table:table-cell office:value-type="float" office:value="0.726018" calcext:value-type="float">
            <text:p>0,726018</text:p>
          </table:table-cell>
          <table:table-cell office:value-type="float" office:value="0.74316" calcext:value-type="float">
            <text:p>0,7431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3287" calcext:value-type="float">
            <text:p>0,68328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80451" calcext:value-type="float">
            <text:p>0,180451</text:p>
          </table:table-cell>
          <table:table-cell office:value-type="float" office:value="0.512306" calcext:value-type="float">
            <text:p>0,512306</text:p>
          </table:table-cell>
          <table:table-cell office:value-type="float" office:value="0.631926" calcext:value-type="float">
            <text:p>0,631926</text:p>
          </table:table-cell>
          <table:table-cell office:value-type="float" office:value="0.6659" calcext:value-type="float">
            <text:p>0,6659</text:p>
          </table:table-cell>
          <table:table-cell office:value-type="float" office:value="0.692061" calcext:value-type="float">
            <text:p>0,692061</text:p>
          </table:table-cell>
          <table:table-cell office:value-type="float" office:value="0.705519" calcext:value-type="float">
            <text:p>0,705519</text:p>
          </table:table-cell>
          <table:table-cell office:value-type="float" office:value="0.710835" calcext:value-type="float">
            <text:p>0,710835</text:p>
          </table:table-cell>
          <table:table-cell office:value-type="float" office:value="0.715468" calcext:value-type="float">
            <text:p>0,715468</text:p>
          </table:table-cell>
          <table:table-cell office:value-type="float" office:value="0.719328" calcext:value-type="float">
            <text:p>0,719328</text:p>
          </table:table-cell>
          <table:table-cell office:value-type="float" office:value="0.724905" calcext:value-type="float">
            <text:p>0,724905</text:p>
          </table:table-cell>
          <table:table-cell office:value-type="float" office:value="0.744887" calcext:value-type="float">
            <text:p>0,74488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2314" calcext:value-type="float">
            <text:p>0,68231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70475" calcext:value-type="float">
            <text:p>0,170475</text:p>
          </table:table-cell>
          <table:table-cell office:value-type="float" office:value="0.504946" calcext:value-type="float">
            <text:p>0,504946</text:p>
          </table:table-cell>
          <table:table-cell office:value-type="float" office:value="0.635188" calcext:value-type="float">
            <text:p>0,635188</text:p>
          </table:table-cell>
          <table:table-cell office:value-type="float" office:value="0.668648" calcext:value-type="float">
            <text:p>0,668648</text:p>
          </table:table-cell>
          <table:table-cell office:value-type="float" office:value="0.687699" calcext:value-type="float">
            <text:p>0,687699</text:p>
          </table:table-cell>
          <table:table-cell office:value-type="float" office:value="0.702936" calcext:value-type="float">
            <text:p>0,702936</text:p>
          </table:table-cell>
          <table:table-cell office:value-type="float" office:value="0.709456" calcext:value-type="float">
            <text:p>0,709456</text:p>
          </table:table-cell>
          <table:table-cell office:value-type="float" office:value="0.714878" calcext:value-type="float">
            <text:p>0,714878</text:p>
          </table:table-cell>
          <table:table-cell office:value-type="float" office:value="0.718586" calcext:value-type="float">
            <text:p>0,718586</text:p>
          </table:table-cell>
          <table:table-cell office:value-type="float" office:value="0.724475" calcext:value-type="float">
            <text:p>0,724475</text:p>
          </table:table-cell>
          <table:table-cell office:value-type="float" office:value="0.745952" calcext:value-type="float">
            <text:p>0,7459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1276" calcext:value-type="float">
            <text:p>0,68127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70475" calcext:value-type="float">
            <text:p>0,170475</text:p>
          </table:table-cell>
          <table:table-cell office:value-type="float" office:value="0.529324" calcext:value-type="float">
            <text:p>0,529324</text:p>
          </table:table-cell>
          <table:table-cell office:value-type="float" office:value="0.634335" calcext:value-type="float">
            <text:p>0,634335</text:p>
          </table:table-cell>
          <table:table-cell office:value-type="float" office:value="0.665652" calcext:value-type="float">
            <text:p>0,665652</text:p>
          </table:table-cell>
          <table:table-cell office:value-type="float" office:value="0.68924" calcext:value-type="float">
            <text:p>0,68924</text:p>
          </table:table-cell>
          <table:table-cell office:value-type="float" office:value="0.703682" calcext:value-type="float">
            <text:p>0,703682</text:p>
          </table:table-cell>
          <table:table-cell office:value-type="float" office:value="0.710992" calcext:value-type="float">
            <text:p>0,710992</text:p>
          </table:table-cell>
          <table:table-cell office:value-type="float" office:value="0.715778" calcext:value-type="float">
            <text:p>0,715778</text:p>
          </table:table-cell>
          <table:table-cell office:value-type="float" office:value="0.71945" calcext:value-type="float">
            <text:p>0,71945</text:p>
          </table:table-cell>
          <table:table-cell office:value-type="float" office:value="0.726175" calcext:value-type="float">
            <text:p>0,726175</text:p>
          </table:table-cell>
          <table:table-cell office:value-type="float" office:value="0.750027" calcext:value-type="float">
            <text:p>0,75002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4466" calcext:value-type="float">
            <text:p>0,68446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29502" calcext:value-type="float">
            <text:p>0,429502</text:p>
          </table:table-cell>
          <table:table-cell office:value-type="float" office:value="0.551521" calcext:value-type="float">
            <text:p>0,551521</text:p>
          </table:table-cell>
          <table:table-cell office:value-type="float" office:value="0.647403" calcext:value-type="float">
            <text:p>0,647403</text:p>
          </table:table-cell>
          <table:table-cell office:value-type="float" office:value="0.671535" calcext:value-type="float">
            <text:p>0,671535</text:p>
          </table:table-cell>
          <table:table-cell office:value-type="float" office:value="0.693638" calcext:value-type="float">
            <text:p>0,693638</text:p>
          </table:table-cell>
          <table:table-cell office:value-type="float" office:value="0.706348" calcext:value-type="float">
            <text:p>0,706348</text:p>
          </table:table-cell>
          <table:table-cell office:value-type="float" office:value="0.711441" calcext:value-type="float">
            <text:p>0,711441</text:p>
          </table:table-cell>
          <table:table-cell office:value-type="float" office:value="0.715915" calcext:value-type="float">
            <text:p>0,715915</text:p>
          </table:table-cell>
          <table:table-cell office:value-type="float" office:value="0.719973" calcext:value-type="float">
            <text:p>0,719973</text:p>
          </table:table-cell>
          <table:table-cell office:value-type="float" office:value="0.72594" calcext:value-type="float">
            <text:p>0,72594</text:p>
          </table:table-cell>
          <table:table-cell office:value-type="float" office:value="0.747818" calcext:value-type="float">
            <text:p>0,74781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9153" calcext:value-type="float">
            <text:p>0,68915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12833" calcext:value-type="float">
            <text:p>0,412833</text:p>
          </table:table-cell>
          <table:table-cell office:value-type="float" office:value="0.566411" calcext:value-type="float">
            <text:p>0,566411</text:p>
          </table:table-cell>
          <table:table-cell office:value-type="float" office:value="0.665943" calcext:value-type="float">
            <text:p>0,665943</text:p>
          </table:table-cell>
          <table:table-cell office:value-type="float" office:value="0.683153" calcext:value-type="float">
            <text:p>0,683153</text:p>
          </table:table-cell>
          <table:table-cell office:value-type="float" office:value="0.701869" calcext:value-type="float">
            <text:p>0,701869</text:p>
          </table:table-cell>
          <table:table-cell office:value-type="float" office:value="0.709558" calcext:value-type="float">
            <text:p>0,709558</text:p>
          </table:table-cell>
          <table:table-cell office:value-type="float" office:value="0.713591" calcext:value-type="float">
            <text:p>0,713591</text:p>
          </table:table-cell>
          <table:table-cell office:value-type="float" office:value="0.717991" calcext:value-type="float">
            <text:p>0,717991</text:p>
          </table:table-cell>
          <table:table-cell office:value-type="float" office:value="0.72192" calcext:value-type="float">
            <text:p>0,72192</text:p>
          </table:table-cell>
          <table:table-cell office:value-type="float" office:value="0.728218" calcext:value-type="float">
            <text:p>0,728218</text:p>
          </table:table-cell>
          <table:table-cell office:value-type="float" office:value="0.75187" calcext:value-type="float">
            <text:p>0,7518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6052" calcext:value-type="float">
            <text:p>0,6960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84146" calcext:value-type="float">
            <text:p>0,484146</text:p>
          </table:table-cell>
          <table:table-cell office:value-type="float" office:value="0.59081" calcext:value-type="float">
            <text:p>0,59081</text:p>
          </table:table-cell>
          <table:table-cell office:value-type="float" office:value="0.665221" calcext:value-type="float">
            <text:p>0,665221</text:p>
          </table:table-cell>
          <table:table-cell office:value-type="float" office:value="0.686117" calcext:value-type="float">
            <text:p>0,686117</text:p>
          </table:table-cell>
          <table:table-cell office:value-type="float" office:value="0.70495" calcext:value-type="float">
            <text:p>0,70495</text:p>
          </table:table-cell>
          <table:table-cell office:value-type="float" office:value="0.71138" calcext:value-type="float">
            <text:p>0,71138</text:p>
          </table:table-cell>
          <table:table-cell office:value-type="float" office:value="0.715217" calcext:value-type="float">
            <text:p>0,715217</text:p>
          </table:table-cell>
          <table:table-cell office:value-type="float" office:value="0.718634" calcext:value-type="float">
            <text:p>0,718634</text:p>
          </table:table-cell>
          <table:table-cell office:value-type="float" office:value="0.72337" calcext:value-type="float">
            <text:p>0,72337</text:p>
          </table:table-cell>
          <table:table-cell office:value-type="float" office:value="0.728797" calcext:value-type="float">
            <text:p>0,728797</text:p>
          </table:table-cell>
          <table:table-cell office:value-type="float" office:value="0.752355" calcext:value-type="float">
            <text:p>0,752355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9685" calcext:value-type="float">
            <text:p>0,69968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55646" calcext:value-type="float">
            <text:p>0,355646</text:p>
          </table:table-cell>
          <table:table-cell office:value-type="float" office:value="0.580141" calcext:value-type="float">
            <text:p>0,580141</text:p>
          </table:table-cell>
          <table:table-cell office:value-type="float" office:value="0.660378" calcext:value-type="float">
            <text:p>0,660378</text:p>
          </table:table-cell>
          <table:table-cell office:value-type="float" office:value="0.682367" calcext:value-type="float">
            <text:p>0,682367</text:p>
          </table:table-cell>
          <table:table-cell office:value-type="float" office:value="0.700843" calcext:value-type="float">
            <text:p>0,700843</text:p>
          </table:table-cell>
          <table:table-cell office:value-type="float" office:value="0.710176" calcext:value-type="float">
            <text:p>0,710176</text:p>
          </table:table-cell>
          <table:table-cell office:value-type="float" office:value="0.715005" calcext:value-type="float">
            <text:p>0,715005</text:p>
          </table:table-cell>
          <table:table-cell office:value-type="float" office:value="0.718056" calcext:value-type="float">
            <text:p>0,718056</text:p>
          </table:table-cell>
          <table:table-cell office:value-type="float" office:value="0.722781" calcext:value-type="float">
            <text:p>0,722781</text:p>
          </table:table-cell>
          <table:table-cell office:value-type="float" office:value="0.728435" calcext:value-type="float">
            <text:p>0,728435</text:p>
          </table:table-cell>
          <table:table-cell office:value-type="float" office:value="0.750442" calcext:value-type="float">
            <text:p>0,75044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6862" calcext:value-type="float">
            <text:p>0,69686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98831" calcext:value-type="float">
            <text:p>0,398831</text:p>
          </table:table-cell>
          <table:table-cell office:value-type="float" office:value="0.581212" calcext:value-type="float">
            <text:p>0,581212</text:p>
          </table:table-cell>
          <table:table-cell office:value-type="float" office:value="0.661667" calcext:value-type="float">
            <text:p>0,661667</text:p>
          </table:table-cell>
          <table:table-cell office:value-type="float" office:value="0.686694" calcext:value-type="float">
            <text:p>0,686694</text:p>
          </table:table-cell>
          <table:table-cell office:value-type="float" office:value="0.701178" calcext:value-type="float">
            <text:p>0,701178</text:p>
          </table:table-cell>
          <table:table-cell office:value-type="float" office:value="0.708959" calcext:value-type="float">
            <text:p>0,708959</text:p>
          </table:table-cell>
          <table:table-cell office:value-type="float" office:value="0.714212" calcext:value-type="float">
            <text:p>0,714212</text:p>
          </table:table-cell>
          <table:table-cell office:value-type="float" office:value="0.717524" calcext:value-type="float">
            <text:p>0,717524</text:p>
          </table:table-cell>
          <table:table-cell office:value-type="float" office:value="0.72174" calcext:value-type="float">
            <text:p>0,72174</text:p>
          </table:table-cell>
          <table:table-cell office:value-type="float" office:value="0.728069" calcext:value-type="float">
            <text:p>0,728069</text:p>
          </table:table-cell>
          <table:table-cell office:value-type="float" office:value="0.748562" calcext:value-type="float">
            <text:p>0,74856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6982" calcext:value-type="float">
            <text:p>0,69698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76187" calcext:value-type="float">
            <text:p>0,376187</text:p>
          </table:table-cell>
          <table:table-cell office:value-type="float" office:value="0.559058" calcext:value-type="float">
            <text:p>0,559058</text:p>
          </table:table-cell>
          <table:table-cell office:value-type="float" office:value="0.658252" calcext:value-type="float">
            <text:p>0,658252</text:p>
          </table:table-cell>
          <table:table-cell office:value-type="float" office:value="0.688026" calcext:value-type="float">
            <text:p>0,688026</text:p>
          </table:table-cell>
          <table:table-cell office:value-type="float" office:value="0.701967" calcext:value-type="float">
            <text:p>0,701967</text:p>
          </table:table-cell>
          <table:table-cell office:value-type="float" office:value="0.709701" calcext:value-type="float">
            <text:p>0,709701</text:p>
          </table:table-cell>
          <table:table-cell office:value-type="float" office:value="0.713955" calcext:value-type="float">
            <text:p>0,713955</text:p>
          </table:table-cell>
          <table:table-cell office:value-type="float" office:value="0.717257" calcext:value-type="float">
            <text:p>0,717257</text:p>
          </table:table-cell>
          <table:table-cell office:value-type="float" office:value="0.721508" calcext:value-type="float">
            <text:p>0,721508</text:p>
          </table:table-cell>
          <table:table-cell office:value-type="float" office:value="0.729336" calcext:value-type="float">
            <text:p>0,729336</text:p>
          </table:table-cell>
          <table:table-cell office:value-type="float" office:value="0.750573" calcext:value-type="float">
            <text:p>0,75057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4963" calcext:value-type="float">
            <text:p>0,69496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76187" calcext:value-type="float">
            <text:p>0,376187</text:p>
          </table:table-cell>
          <table:table-cell office:value-type="float" office:value="0.539107" calcext:value-type="float">
            <text:p>0,539107</text:p>
          </table:table-cell>
          <table:table-cell office:value-type="float" office:value="0.65655" calcext:value-type="float">
            <text:p>0,65655</text:p>
          </table:table-cell>
          <table:table-cell office:value-type="float" office:value="0.681214" calcext:value-type="float">
            <text:p>0,681214</text:p>
          </table:table-cell>
          <table:table-cell office:value-type="float" office:value="0.699962" calcext:value-type="float">
            <text:p>0,699962</text:p>
          </table:table-cell>
          <table:table-cell office:value-type="float" office:value="0.709757" calcext:value-type="float">
            <text:p>0,709757</text:p>
          </table:table-cell>
          <table:table-cell office:value-type="float" office:value="0.714343" calcext:value-type="float">
            <text:p>0,714343</text:p>
          </table:table-cell>
          <table:table-cell office:value-type="float" office:value="0.717529" calcext:value-type="float">
            <text:p>0,717529</text:p>
          </table:table-cell>
          <table:table-cell office:value-type="float" office:value="0.72123" calcext:value-type="float">
            <text:p>0,72123</text:p>
          </table:table-cell>
          <table:table-cell office:value-type="float" office:value="0.727459" calcext:value-type="float">
            <text:p>0,727459</text:p>
          </table:table-cell>
          <table:table-cell office:value-type="float" office:value="0.745222" calcext:value-type="float">
            <text:p>0,74522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1237" calcext:value-type="float">
            <text:p>0,6912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76187" calcext:value-type="float">
            <text:p>0,376187</text:p>
          </table:table-cell>
          <table:table-cell office:value-type="float" office:value="0.579508" calcext:value-type="float">
            <text:p>0,579508</text:p>
          </table:table-cell>
          <table:table-cell office:value-type="float" office:value="0.65796" calcext:value-type="float">
            <text:p>0,65796</text:p>
          </table:table-cell>
          <table:table-cell office:value-type="float" office:value="0.684519" calcext:value-type="float">
            <text:p>0,684519</text:p>
          </table:table-cell>
          <table:table-cell office:value-type="float" office:value="0.701112" calcext:value-type="float">
            <text:p>0,701112</text:p>
          </table:table-cell>
          <table:table-cell office:value-type="float" office:value="0.708852" calcext:value-type="float">
            <text:p>0,708852</text:p>
          </table:table-cell>
          <table:table-cell office:value-type="float" office:value="0.714125" calcext:value-type="float">
            <text:p>0,714125</text:p>
          </table:table-cell>
          <table:table-cell office:value-type="float" office:value="0.717782" calcext:value-type="float">
            <text:p>0,717782</text:p>
          </table:table-cell>
          <table:table-cell office:value-type="float" office:value="0.722293" calcext:value-type="float">
            <text:p>0,722293</text:p>
          </table:table-cell>
          <table:table-cell office:value-type="float" office:value="0.727316" calcext:value-type="float">
            <text:p>0,727316</text:p>
          </table:table-cell>
          <table:table-cell office:value-type="float" office:value="0.743947" calcext:value-type="float">
            <text:p>0,74394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5741" calcext:value-type="float">
            <text:p>0,69574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35368" calcext:value-type="float">
            <text:p>0,235368</text:p>
          </table:table-cell>
          <table:table-cell office:value-type="float" office:value="0.557681" calcext:value-type="float">
            <text:p>0,557681</text:p>
          </table:table-cell>
          <table:table-cell office:value-type="float" office:value="0.649684" calcext:value-type="float">
            <text:p>0,649684</text:p>
          </table:table-cell>
          <table:table-cell office:value-type="float" office:value="0.675894" calcext:value-type="float">
            <text:p>0,675894</text:p>
          </table:table-cell>
          <table:table-cell office:value-type="float" office:value="0.699117" calcext:value-type="float">
            <text:p>0,699117</text:p>
          </table:table-cell>
          <table:table-cell office:value-type="float" office:value="0.707037" calcext:value-type="float">
            <text:p>0,707037</text:p>
          </table:table-cell>
          <table:table-cell office:value-type="float" office:value="0.711835" calcext:value-type="float">
            <text:p>0,711835</text:p>
          </table:table-cell>
          <table:table-cell office:value-type="float" office:value="0.715875" calcext:value-type="float">
            <text:p>0,715875</text:p>
          </table:table-cell>
          <table:table-cell office:value-type="float" office:value="0.720144" calcext:value-type="float">
            <text:p>0,720144</text:p>
          </table:table-cell>
          <table:table-cell office:value-type="float" office:value="0.725246" calcext:value-type="float">
            <text:p>0,725246</text:p>
          </table:table-cell>
          <table:table-cell office:value-type="float" office:value="0.742153" calcext:value-type="float">
            <text:p>0,74215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0466" calcext:value-type="float">
            <text:p>0,69046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04898" calcext:value-type="float">
            <text:p>0,404898</text:p>
          </table:table-cell>
          <table:table-cell office:value-type="float" office:value="0.561854" calcext:value-type="float">
            <text:p>0,561854</text:p>
          </table:table-cell>
          <table:table-cell office:value-type="float" office:value="0.650435" calcext:value-type="float">
            <text:p>0,650435</text:p>
          </table:table-cell>
          <table:table-cell office:value-type="float" office:value="0.675375" calcext:value-type="float">
            <text:p>0,675375</text:p>
          </table:table-cell>
          <table:table-cell office:value-type="float" office:value="0.699273" calcext:value-type="float">
            <text:p>0,699273</text:p>
          </table:table-cell>
          <table:table-cell office:value-type="float" office:value="0.707826" calcext:value-type="float">
            <text:p>0,707826</text:p>
          </table:table-cell>
          <table:table-cell office:value-type="float" office:value="0.711781" calcext:value-type="float">
            <text:p>0,711781</text:p>
          </table:table-cell>
          <table:table-cell office:value-type="float" office:value="0.715939" calcext:value-type="float">
            <text:p>0,715939</text:p>
          </table:table-cell>
          <table:table-cell office:value-type="float" office:value="0.720098" calcext:value-type="float">
            <text:p>0,720098</text:p>
          </table:table-cell>
          <table:table-cell office:value-type="float" office:value="0.724983" calcext:value-type="float">
            <text:p>0,724983</text:p>
          </table:table-cell>
          <table:table-cell office:value-type="float" office:value="0.742841" calcext:value-type="float">
            <text:p>0,74284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9104" calcext:value-type="float">
            <text:p>0,6910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04898" calcext:value-type="float">
            <text:p>0,404898</text:p>
          </table:table-cell>
          <table:table-cell office:value-type="float" office:value="0.560938" calcext:value-type="float">
            <text:p>0,560938</text:p>
          </table:table-cell>
          <table:table-cell office:value-type="float" office:value="0.646863" calcext:value-type="float">
            <text:p>0,646863</text:p>
          </table:table-cell>
          <table:table-cell office:value-type="float" office:value="0.668749" calcext:value-type="float">
            <text:p>0,668749</text:p>
          </table:table-cell>
          <table:table-cell office:value-type="float" office:value="0.691176" calcext:value-type="float">
            <text:p>0,691176</text:p>
          </table:table-cell>
          <table:table-cell office:value-type="float" office:value="0.704745" calcext:value-type="float">
            <text:p>0,704745</text:p>
          </table:table-cell>
          <table:table-cell office:value-type="float" office:value="0.710769" calcext:value-type="float">
            <text:p>0,710769</text:p>
          </table:table-cell>
          <table:table-cell office:value-type="float" office:value="0.714803" calcext:value-type="float">
            <text:p>0,714803</text:p>
          </table:table-cell>
          <table:table-cell office:value-type="float" office:value="0.718346" calcext:value-type="float">
            <text:p>0,718346</text:p>
          </table:table-cell>
          <table:table-cell office:value-type="float" office:value="0.723715" calcext:value-type="float">
            <text:p>0,723715</text:p>
          </table:table-cell>
          <table:table-cell office:value-type="float" office:value="0.745052" calcext:value-type="float">
            <text:p>0,74505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8516" calcext:value-type="float">
            <text:p>0,68851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25163" calcext:value-type="float">
            <text:p>0,425163</text:p>
          </table:table-cell>
          <table:table-cell office:value-type="float" office:value="0.548982" calcext:value-type="float">
            <text:p>0,548982</text:p>
          </table:table-cell>
          <table:table-cell office:value-type="float" office:value="0.646557" calcext:value-type="float">
            <text:p>0,646557</text:p>
          </table:table-cell>
          <table:table-cell office:value-type="float" office:value="0.66857" calcext:value-type="float">
            <text:p>0,66857</text:p>
          </table:table-cell>
          <table:table-cell office:value-type="float" office:value="0.690541" calcext:value-type="float">
            <text:p>0,690541</text:p>
          </table:table-cell>
          <table:table-cell office:value-type="float" office:value="0.703855" calcext:value-type="float">
            <text:p>0,703855</text:p>
          </table:table-cell>
          <table:table-cell office:value-type="float" office:value="0.71152" calcext:value-type="float">
            <text:p>0,71152</text:p>
          </table:table-cell>
          <table:table-cell office:value-type="float" office:value="0.715312" calcext:value-type="float">
            <text:p>0,715312</text:p>
          </table:table-cell>
          <table:table-cell office:value-type="float" office:value="0.719286" calcext:value-type="float">
            <text:p>0,719286</text:p>
          </table:table-cell>
          <table:table-cell office:value-type="float" office:value="0.724509" calcext:value-type="float">
            <text:p>0,724509</text:p>
          </table:table-cell>
          <table:table-cell office:value-type="float" office:value="0.744014" calcext:value-type="float">
            <text:p>0,7440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7315" calcext:value-type="float">
            <text:p>0,68731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26232" calcext:value-type="float">
            <text:p>0,326232</text:p>
          </table:table-cell>
          <table:table-cell office:value-type="float" office:value="0.517487" calcext:value-type="float">
            <text:p>0,517487</text:p>
          </table:table-cell>
          <table:table-cell office:value-type="float" office:value="0.640883" calcext:value-type="float">
            <text:p>0,640883</text:p>
          </table:table-cell>
          <table:table-cell office:value-type="float" office:value="0.6669" calcext:value-type="float">
            <text:p>0,6669</text:p>
          </table:table-cell>
          <table:table-cell office:value-type="float" office:value="0.687267" calcext:value-type="float">
            <text:p>0,687267</text:p>
          </table:table-cell>
          <table:table-cell office:value-type="float" office:value="0.701773" calcext:value-type="float">
            <text:p>0,701773</text:p>
          </table:table-cell>
          <table:table-cell office:value-type="float" office:value="0.710243" calcext:value-type="float">
            <text:p>0,710243</text:p>
          </table:table-cell>
          <table:table-cell office:value-type="float" office:value="0.714452" calcext:value-type="float">
            <text:p>0,714452</text:p>
          </table:table-cell>
          <table:table-cell office:value-type="float" office:value="0.718047" calcext:value-type="float">
            <text:p>0,718047</text:p>
          </table:table-cell>
          <table:table-cell office:value-type="float" office:value="0.724062" calcext:value-type="float">
            <text:p>0,724062</text:p>
          </table:table-cell>
          <table:table-cell office:value-type="float" office:value="0.746141" calcext:value-type="float">
            <text:p>0,74614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2725" calcext:value-type="float">
            <text:p>0,6827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32362" calcext:value-type="float">
            <text:p>0,332362</text:p>
          </table:table-cell>
          <table:table-cell office:value-type="float" office:value="0.505353" calcext:value-type="float">
            <text:p>0,505353</text:p>
          </table:table-cell>
          <table:table-cell office:value-type="float" office:value="0.632269" calcext:value-type="float">
            <text:p>0,632269</text:p>
          </table:table-cell>
          <table:table-cell office:value-type="float" office:value="0.662517" calcext:value-type="float">
            <text:p>0,662517</text:p>
          </table:table-cell>
          <table:table-cell office:value-type="float" office:value="0.687293" calcext:value-type="float">
            <text:p>0,687293</text:p>
          </table:table-cell>
          <table:table-cell office:value-type="float" office:value="0.701599" calcext:value-type="float">
            <text:p>0,701599</text:p>
          </table:table-cell>
          <table:table-cell office:value-type="float" office:value="0.710116" calcext:value-type="float">
            <text:p>0,710116</text:p>
          </table:table-cell>
          <table:table-cell office:value-type="float" office:value="0.714552" calcext:value-type="float">
            <text:p>0,714552</text:p>
          </table:table-cell>
          <table:table-cell office:value-type="float" office:value="0.717943" calcext:value-type="float">
            <text:p>0,717943</text:p>
          </table:table-cell>
          <table:table-cell office:value-type="float" office:value="0.723823" calcext:value-type="float">
            <text:p>0,723823</text:p>
          </table:table-cell>
          <table:table-cell office:value-type="float" office:value="0.743323" calcext:value-type="float">
            <text:p>0,74332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9879" calcext:value-type="float">
            <text:p>0,6798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65314" calcext:value-type="float">
            <text:p>0,365314</text:p>
          </table:table-cell>
          <table:table-cell office:value-type="float" office:value="0.515984" calcext:value-type="float">
            <text:p>0,515984</text:p>
          </table:table-cell>
          <table:table-cell office:value-type="float" office:value="0.633049" calcext:value-type="float">
            <text:p>0,633049</text:p>
          </table:table-cell>
          <table:table-cell office:value-type="float" office:value="0.668954" calcext:value-type="float">
            <text:p>0,668954</text:p>
          </table:table-cell>
          <table:table-cell office:value-type="float" office:value="0.69647" calcext:value-type="float">
            <text:p>0,69647</text:p>
          </table:table-cell>
          <table:table-cell office:value-type="float" office:value="0.706578" calcext:value-type="float">
            <text:p>0,706578</text:p>
          </table:table-cell>
          <table:table-cell office:value-type="float" office:value="0.711562" calcext:value-type="float">
            <text:p>0,711562</text:p>
          </table:table-cell>
          <table:table-cell office:value-type="float" office:value="0.715276" calcext:value-type="float">
            <text:p>0,715276</text:p>
          </table:table-cell>
          <table:table-cell office:value-type="float" office:value="0.719063" calcext:value-type="float">
            <text:p>0,719063</text:p>
          </table:table-cell>
          <table:table-cell office:value-type="float" office:value="0.724556" calcext:value-type="float">
            <text:p>0,724556</text:p>
          </table:table-cell>
          <table:table-cell office:value-type="float" office:value="0.743132" calcext:value-type="float">
            <text:p>0,74313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3462" calcext:value-type="float">
            <text:p>0,68346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90754" calcext:value-type="float">
            <text:p>0,490754</text:p>
          </table:table-cell>
          <table:table-cell office:value-type="float" office:value="0.552514" calcext:value-type="float">
            <text:p>0,552514</text:p>
          </table:table-cell>
          <table:table-cell office:value-type="float" office:value="0.638136" calcext:value-type="float">
            <text:p>0,638136</text:p>
          </table:table-cell>
          <table:table-cell office:value-type="float" office:value="0.672038" calcext:value-type="float">
            <text:p>0,672038</text:p>
          </table:table-cell>
          <table:table-cell office:value-type="float" office:value="0.69475" calcext:value-type="float">
            <text:p>0,69475</text:p>
          </table:table-cell>
          <table:table-cell office:value-type="float" office:value="0.707564" calcext:value-type="float">
            <text:p>0,707564</text:p>
          </table:table-cell>
          <table:table-cell office:value-type="float" office:value="0.712215" calcext:value-type="float">
            <text:p>0,712215</text:p>
          </table:table-cell>
          <table:table-cell office:value-type="float" office:value="0.715629" calcext:value-type="float">
            <text:p>0,715629</text:p>
          </table:table-cell>
          <table:table-cell office:value-type="float" office:value="0.71974" calcext:value-type="float">
            <text:p>0,71974</text:p>
          </table:table-cell>
          <table:table-cell office:value-type="float" office:value="0.724838" calcext:value-type="float">
            <text:p>0,724838</text:p>
          </table:table-cell>
          <table:table-cell office:value-type="float" office:value="0.745868" calcext:value-type="float">
            <text:p>0,74586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8329" calcext:value-type="float">
            <text:p>0,6883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73598" calcext:value-type="float">
            <text:p>0,473598</text:p>
          </table:table-cell>
          <table:table-cell office:value-type="float" office:value="0.526997" calcext:value-type="float">
            <text:p>0,526997</text:p>
          </table:table-cell>
          <table:table-cell office:value-type="float" office:value="0.627282" calcext:value-type="float">
            <text:p>0,627282</text:p>
          </table:table-cell>
          <table:table-cell office:value-type="float" office:value="0.665439" calcext:value-type="float">
            <text:p>0,665439</text:p>
          </table:table-cell>
          <table:table-cell office:value-type="float" office:value="0.691764" calcext:value-type="float">
            <text:p>0,691764</text:p>
          </table:table-cell>
          <table:table-cell office:value-type="float" office:value="0.7028" calcext:value-type="float">
            <text:p>0,7028</text:p>
          </table:table-cell>
          <table:table-cell office:value-type="float" office:value="0.709948" calcext:value-type="float">
            <text:p>0,709948</text:p>
          </table:table-cell>
          <table:table-cell office:value-type="float" office:value="0.714611" calcext:value-type="float">
            <text:p>0,714611</text:p>
          </table:table-cell>
          <table:table-cell office:value-type="float" office:value="0.71928" calcext:value-type="float">
            <text:p>0,71928</text:p>
          </table:table-cell>
          <table:table-cell office:value-type="float" office:value="0.724569" calcext:value-type="float">
            <text:p>0,724569</text:p>
          </table:table-cell>
          <table:table-cell office:value-type="float" office:value="0.744562" calcext:value-type="float">
            <text:p>0,74456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2725" calcext:value-type="float">
            <text:p>0,6827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73598" calcext:value-type="float">
            <text:p>0,473598</text:p>
          </table:table-cell>
          <table:table-cell office:value-type="float" office:value="0.534875" calcext:value-type="float">
            <text:p>0,534875</text:p>
          </table:table-cell>
          <table:table-cell office:value-type="float" office:value="0.631951" calcext:value-type="float">
            <text:p>0,631951</text:p>
          </table:table-cell>
          <table:table-cell office:value-type="float" office:value="0.663943" calcext:value-type="float">
            <text:p>0,663943</text:p>
          </table:table-cell>
          <table:table-cell office:value-type="float" office:value="0.692203" calcext:value-type="float">
            <text:p>0,692203</text:p>
          </table:table-cell>
          <table:table-cell office:value-type="float" office:value="0.702725" calcext:value-type="float">
            <text:p>0,702725</text:p>
          </table:table-cell>
          <table:table-cell office:value-type="float" office:value="0.708732" calcext:value-type="float">
            <text:p>0,708732</text:p>
          </table:table-cell>
          <table:table-cell office:value-type="float" office:value="0.713299" calcext:value-type="float">
            <text:p>0,713299</text:p>
          </table:table-cell>
          <table:table-cell office:value-type="float" office:value="0.717502" calcext:value-type="float">
            <text:p>0,717502</text:p>
          </table:table-cell>
          <table:table-cell office:value-type="float" office:value="0.72249" calcext:value-type="float">
            <text:p>0,72249</text:p>
          </table:table-cell>
          <table:table-cell office:value-type="float" office:value="0.73791" calcext:value-type="float">
            <text:p>0,7379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2563" calcext:value-type="float">
            <text:p>0,68256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30819" calcext:value-type="float">
            <text:p>0,430819</text:p>
          </table:table-cell>
          <table:table-cell office:value-type="float" office:value="0.540804" calcext:value-type="float">
            <text:p>0,540804</text:p>
          </table:table-cell>
          <table:table-cell office:value-type="float" office:value="0.639957" calcext:value-type="float">
            <text:p>0,639957</text:p>
          </table:table-cell>
          <table:table-cell office:value-type="float" office:value="0.673288" calcext:value-type="float">
            <text:p>0,673288</text:p>
          </table:table-cell>
          <table:table-cell office:value-type="float" office:value="0.697035" calcext:value-type="float">
            <text:p>0,697035</text:p>
          </table:table-cell>
          <table:table-cell office:value-type="float" office:value="0.70502" calcext:value-type="float">
            <text:p>0,70502</text:p>
          </table:table-cell>
          <table:table-cell office:value-type="float" office:value="0.710575" calcext:value-type="float">
            <text:p>0,710575</text:p>
          </table:table-cell>
          <table:table-cell office:value-type="float" office:value="0.714005" calcext:value-type="float">
            <text:p>0,714005</text:p>
          </table:table-cell>
          <table:table-cell office:value-type="float" office:value="0.717914" calcext:value-type="float">
            <text:p>0,717914</text:p>
          </table:table-cell>
          <table:table-cell office:value-type="float" office:value="0.722384" calcext:value-type="float">
            <text:p>0,722384</text:p>
          </table:table-cell>
          <table:table-cell office:value-type="float" office:value="0.739143" calcext:value-type="float">
            <text:p>0,73914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6012" calcext:value-type="float">
            <text:p>0,6860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30819" calcext:value-type="float">
            <text:p>0,430819</text:p>
          </table:table-cell>
          <table:table-cell office:value-type="float" office:value="0.523816" calcext:value-type="float">
            <text:p>0,523816</text:p>
          </table:table-cell>
          <table:table-cell office:value-type="float" office:value="0.613064" calcext:value-type="float">
            <text:p>0,613064</text:p>
          </table:table-cell>
          <table:table-cell office:value-type="float" office:value="0.655635" calcext:value-type="float">
            <text:p>0,655635</text:p>
          </table:table-cell>
          <table:table-cell office:value-type="float" office:value="0.682989" calcext:value-type="float">
            <text:p>0,682989</text:p>
          </table:table-cell>
          <table:table-cell office:value-type="float" office:value="0.700374" calcext:value-type="float">
            <text:p>0,700374</text:p>
          </table:table-cell>
          <table:table-cell office:value-type="float" office:value="0.709029" calcext:value-type="float">
            <text:p>0,709029</text:p>
          </table:table-cell>
          <table:table-cell office:value-type="float" office:value="0.712981" calcext:value-type="float">
            <text:p>0,712981</text:p>
          </table:table-cell>
          <table:table-cell office:value-type="float" office:value="0.716941" calcext:value-type="float">
            <text:p>0,716941</text:p>
          </table:table-cell>
          <table:table-cell office:value-type="float" office:value="0.722002" calcext:value-type="float">
            <text:p>0,722002</text:p>
          </table:table-cell>
          <table:table-cell office:value-type="float" office:value="0.738961" calcext:value-type="float">
            <text:p>0,73896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7579" calcext:value-type="float">
            <text:p>0,6775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57062" calcext:value-type="float">
            <text:p>0,357062</text:p>
          </table:table-cell>
          <table:table-cell office:value-type="float" office:value="0.507038" calcext:value-type="float">
            <text:p>0,507038</text:p>
          </table:table-cell>
          <table:table-cell office:value-type="float" office:value="0.592687" calcext:value-type="float">
            <text:p>0,592687</text:p>
          </table:table-cell>
          <table:table-cell office:value-type="float" office:value="0.64972" calcext:value-type="float">
            <text:p>0,64972</text:p>
          </table:table-cell>
          <table:table-cell office:value-type="float" office:value="0.680197" calcext:value-type="float">
            <text:p>0,680197</text:p>
          </table:table-cell>
          <table:table-cell office:value-type="float" office:value="0.699834" calcext:value-type="float">
            <text:p>0,699834</text:p>
          </table:table-cell>
          <table:table-cell office:value-type="float" office:value="0.708526" calcext:value-type="float">
            <text:p>0,708526</text:p>
          </table:table-cell>
          <table:table-cell office:value-type="float" office:value="0.713164" calcext:value-type="float">
            <text:p>0,713164</text:p>
          </table:table-cell>
          <table:table-cell office:value-type="float" office:value="0.716721" calcext:value-type="float">
            <text:p>0,716721</text:p>
          </table:table-cell>
          <table:table-cell office:value-type="float" office:value="0.721593" calcext:value-type="float">
            <text:p>0,721593</text:p>
          </table:table-cell>
          <table:table-cell office:value-type="float" office:value="0.735463" calcext:value-type="float">
            <text:p>0,735463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2494" calcext:value-type="float">
            <text:p>0,67249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90603" calcext:value-type="float">
            <text:p>0,290603</text:p>
          </table:table-cell>
          <table:table-cell office:value-type="float" office:value="0.504958" calcext:value-type="float">
            <text:p>0,504958</text:p>
          </table:table-cell>
          <table:table-cell office:value-type="float" office:value="0.571476" calcext:value-type="float">
            <text:p>0,571476</text:p>
          </table:table-cell>
          <table:table-cell office:value-type="float" office:value="0.641438" calcext:value-type="float">
            <text:p>0,641438</text:p>
          </table:table-cell>
          <table:table-cell office:value-type="float" office:value="0.681186" calcext:value-type="float">
            <text:p>0,681186</text:p>
          </table:table-cell>
          <table:table-cell office:value-type="float" office:value="0.699438" calcext:value-type="float">
            <text:p>0,699438</text:p>
          </table:table-cell>
          <table:table-cell office:value-type="float" office:value="0.709264" calcext:value-type="float">
            <text:p>0,709264</text:p>
          </table:table-cell>
          <table:table-cell office:value-type="float" office:value="0.713857" calcext:value-type="float">
            <text:p>0,713857</text:p>
          </table:table-cell>
          <table:table-cell office:value-type="float" office:value="0.717688" calcext:value-type="float">
            <text:p>0,717688</text:p>
          </table:table-cell>
          <table:table-cell office:value-type="float" office:value="0.721896" calcext:value-type="float">
            <text:p>0,721896</text:p>
          </table:table-cell>
          <table:table-cell office:value-type="float" office:value="0.733891" calcext:value-type="float">
            <text:p>0,733891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69509" calcext:value-type="float">
            <text:p>0,66950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06467" calcext:value-type="float">
            <text:p>0,306467</text:p>
          </table:table-cell>
          <table:table-cell office:value-type="float" office:value="0.502973" calcext:value-type="float">
            <text:p>0,502973</text:p>
          </table:table-cell>
          <table:table-cell office:value-type="float" office:value="0.573723" calcext:value-type="float">
            <text:p>0,573723</text:p>
          </table:table-cell>
          <table:table-cell office:value-type="float" office:value="0.647654" calcext:value-type="float">
            <text:p>0,647654</text:p>
          </table:table-cell>
          <table:table-cell office:value-type="float" office:value="0.68249" calcext:value-type="float">
            <text:p>0,68249</text:p>
          </table:table-cell>
          <table:table-cell office:value-type="float" office:value="0.701435" calcext:value-type="float">
            <text:p>0,701435</text:p>
          </table:table-cell>
          <table:table-cell office:value-type="float" office:value="0.710467" calcext:value-type="float">
            <text:p>0,710467</text:p>
          </table:table-cell>
          <table:table-cell office:value-type="float" office:value="0.714216" calcext:value-type="float">
            <text:p>0,714216</text:p>
          </table:table-cell>
          <table:table-cell office:value-type="float" office:value="0.717562" calcext:value-type="float">
            <text:p>0,717562</text:p>
          </table:table-cell>
          <table:table-cell office:value-type="float" office:value="0.721906" calcext:value-type="float">
            <text:p>0,721906</text:p>
          </table:table-cell>
          <table:table-cell office:value-type="float" office:value="0.732799" calcext:value-type="float">
            <text:p>0,732799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0523" calcext:value-type="float">
            <text:p>0,67052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93119" calcext:value-type="float">
            <text:p>0,293119</text:p>
          </table:table-cell>
          <table:table-cell office:value-type="float" office:value="0.507743" calcext:value-type="float">
            <text:p>0,507743</text:p>
          </table:table-cell>
          <table:table-cell office:value-type="float" office:value="0.60024" calcext:value-type="float">
            <text:p>0,60024</text:p>
          </table:table-cell>
          <table:table-cell office:value-type="float" office:value="0.655877" calcext:value-type="float">
            <text:p>0,655877</text:p>
          </table:table-cell>
          <table:table-cell office:value-type="float" office:value="0.687167" calcext:value-type="float">
            <text:p>0,687167</text:p>
          </table:table-cell>
          <table:table-cell office:value-type="float" office:value="0.702991" calcext:value-type="float">
            <text:p>0,702991</text:p>
          </table:table-cell>
          <table:table-cell office:value-type="float" office:value="0.710741" calcext:value-type="float">
            <text:p>0,710741</text:p>
          </table:table-cell>
          <table:table-cell office:value-type="float" office:value="0.714751" calcext:value-type="float">
            <text:p>0,714751</text:p>
          </table:table-cell>
          <table:table-cell office:value-type="float" office:value="0.718811" calcext:value-type="float">
            <text:p>0,718811</text:p>
          </table:table-cell>
          <table:table-cell office:value-type="float" office:value="0.722937" calcext:value-type="float">
            <text:p>0,722937</text:p>
          </table:table-cell>
          <table:table-cell office:value-type="float" office:value="0.73226" calcext:value-type="float">
            <text:p>0,7322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5352" calcext:value-type="float">
            <text:p>0,67535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79879" calcext:value-type="float">
            <text:p>0,479879</text:p>
          </table:table-cell>
          <table:table-cell office:value-type="float" office:value="0.51162" calcext:value-type="float">
            <text:p>0,51162</text:p>
          </table:table-cell>
          <table:table-cell office:value-type="float" office:value="0.594342" calcext:value-type="float">
            <text:p>0,594342</text:p>
          </table:table-cell>
          <table:table-cell office:value-type="float" office:value="0.658409" calcext:value-type="float">
            <text:p>0,658409</text:p>
          </table:table-cell>
          <table:table-cell office:value-type="float" office:value="0.690331" calcext:value-type="float">
            <text:p>0,690331</text:p>
          </table:table-cell>
          <table:table-cell office:value-type="float" office:value="0.702545" calcext:value-type="float">
            <text:p>0,702545</text:p>
          </table:table-cell>
          <table:table-cell office:value-type="float" office:value="0.710295" calcext:value-type="float">
            <text:p>0,710295</text:p>
          </table:table-cell>
          <table:table-cell office:value-type="float" office:value="0.715458" calcext:value-type="float">
            <text:p>0,715458</text:p>
          </table:table-cell>
          <table:table-cell office:value-type="float" office:value="0.719535" calcext:value-type="float">
            <text:p>0,719535</text:p>
          </table:table-cell>
          <table:table-cell office:value-type="float" office:value="0.723511" calcext:value-type="float">
            <text:p>0,723511</text:p>
          </table:table-cell>
          <table:table-cell office:value-type="float" office:value="0.734626" calcext:value-type="float">
            <text:p>0,73462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6067" calcext:value-type="float">
            <text:p>0,67606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84039" calcext:value-type="float">
            <text:p>0,484039</text:p>
          </table:table-cell>
          <table:table-cell office:value-type="float" office:value="0.510235" calcext:value-type="float">
            <text:p>0,510235</text:p>
          </table:table-cell>
          <table:table-cell office:value-type="float" office:value="0.590695" calcext:value-type="float">
            <text:p>0,590695</text:p>
          </table:table-cell>
          <table:table-cell office:value-type="float" office:value="0.658099" calcext:value-type="float">
            <text:p>0,658099</text:p>
          </table:table-cell>
          <table:table-cell office:value-type="float" office:value="0.684712" calcext:value-type="float">
            <text:p>0,684712</text:p>
          </table:table-cell>
          <table:table-cell office:value-type="float" office:value="0.701407" calcext:value-type="float">
            <text:p>0,701407</text:p>
          </table:table-cell>
          <table:table-cell office:value-type="float" office:value="0.710332" calcext:value-type="float">
            <text:p>0,710332</text:p>
          </table:table-cell>
          <table:table-cell office:value-type="float" office:value="0.715427" calcext:value-type="float">
            <text:p>0,715427</text:p>
          </table:table-cell>
          <table:table-cell office:value-type="float" office:value="0.719905" calcext:value-type="float">
            <text:p>0,719905</text:p>
          </table:table-cell>
          <table:table-cell office:value-type="float" office:value="0.72374" calcext:value-type="float">
            <text:p>0,72374</text:p>
          </table:table-cell>
          <table:table-cell office:value-type="float" office:value="0.735246" calcext:value-type="float">
            <text:p>0,73524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498" calcext:value-type="float">
            <text:p>0,6749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48435" calcext:value-type="float">
            <text:p>0,448435</text:p>
          </table:table-cell>
          <table:table-cell office:value-type="float" office:value="0.508625" calcext:value-type="float">
            <text:p>0,508625</text:p>
          </table:table-cell>
          <table:table-cell office:value-type="float" office:value="0.568566" calcext:value-type="float">
            <text:p>0,568566</text:p>
          </table:table-cell>
          <table:table-cell office:value-type="float" office:value="0.650655" calcext:value-type="float">
            <text:p>0,650655</text:p>
          </table:table-cell>
          <table:table-cell office:value-type="float" office:value="0.686595" calcext:value-type="float">
            <text:p>0,686595</text:p>
          </table:table-cell>
          <table:table-cell office:value-type="float" office:value="0.705385" calcext:value-type="float">
            <text:p>0,705385</text:p>
          </table:table-cell>
          <table:table-cell office:value-type="float" office:value="0.712042" calcext:value-type="float">
            <text:p>0,712042</text:p>
          </table:table-cell>
          <table:table-cell office:value-type="float" office:value="0.716577" calcext:value-type="float">
            <text:p>0,716577</text:p>
          </table:table-cell>
          <table:table-cell office:value-type="float" office:value="0.720512" calcext:value-type="float">
            <text:p>0,720512</text:p>
          </table:table-cell>
          <table:table-cell office:value-type="float" office:value="0.724664" calcext:value-type="float">
            <text:p>0,724664</text:p>
          </table:table-cell>
          <table:table-cell office:value-type="float" office:value="0.73688" calcext:value-type="float">
            <text:p>0,7368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305" calcext:value-type="float">
            <text:p>0,6730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49278" calcext:value-type="float">
            <text:p>0,449278</text:p>
          </table:table-cell>
          <table:table-cell office:value-type="float" office:value="0.504733" calcext:value-type="float">
            <text:p>0,504733</text:p>
          </table:table-cell>
          <table:table-cell office:value-type="float" office:value="0.579685" calcext:value-type="float">
            <text:p>0,579685</text:p>
          </table:table-cell>
          <table:table-cell office:value-type="float" office:value="0.659239" calcext:value-type="float">
            <text:p>0,659239</text:p>
          </table:table-cell>
          <table:table-cell office:value-type="float" office:value="0.691763" calcext:value-type="float">
            <text:p>0,691763</text:p>
          </table:table-cell>
          <table:table-cell office:value-type="float" office:value="0.704965" calcext:value-type="float">
            <text:p>0,704965</text:p>
          </table:table-cell>
          <table:table-cell office:value-type="float" office:value="0.712389" calcext:value-type="float">
            <text:p>0,712389</text:p>
          </table:table-cell>
          <table:table-cell office:value-type="float" office:value="0.716964" calcext:value-type="float">
            <text:p>0,716964</text:p>
          </table:table-cell>
          <table:table-cell office:value-type="float" office:value="0.720382" calcext:value-type="float">
            <text:p>0,720382</text:p>
          </table:table-cell>
          <table:table-cell office:value-type="float" office:value="0.724469" calcext:value-type="float">
            <text:p>0,724469</text:p>
          </table:table-cell>
          <table:table-cell office:value-type="float" office:value="0.736614" calcext:value-type="float">
            <text:p>0,73661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512" calcext:value-type="float">
            <text:p>0,6751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7569" calcext:value-type="float">
            <text:p>0,47569</text:p>
          </table:table-cell>
          <table:table-cell office:value-type="float" office:value="0.507575" calcext:value-type="float">
            <text:p>0,507575</text:p>
          </table:table-cell>
          <table:table-cell office:value-type="float" office:value="0.587623" calcext:value-type="float">
            <text:p>0,587623</text:p>
          </table:table-cell>
          <table:table-cell office:value-type="float" office:value="0.659697" calcext:value-type="float">
            <text:p>0,659697</text:p>
          </table:table-cell>
          <table:table-cell office:value-type="float" office:value="0.688245" calcext:value-type="float">
            <text:p>0,688245</text:p>
          </table:table-cell>
          <table:table-cell office:value-type="float" office:value="0.706267" calcext:value-type="float">
            <text:p>0,706267</text:p>
          </table:table-cell>
          <table:table-cell office:value-type="float" office:value="0.713293" calcext:value-type="float">
            <text:p>0,713293</text:p>
          </table:table-cell>
          <table:table-cell office:value-type="float" office:value="0.717491" calcext:value-type="float">
            <text:p>0,717491</text:p>
          </table:table-cell>
          <table:table-cell office:value-type="float" office:value="0.721073" calcext:value-type="float">
            <text:p>0,721073</text:p>
          </table:table-cell>
          <table:table-cell office:value-type="float" office:value="0.727082" calcext:value-type="float">
            <text:p>0,727082</text:p>
          </table:table-cell>
          <table:table-cell office:value-type="float" office:value="0.73974" calcext:value-type="float">
            <text:p>0,73974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6809" calcext:value-type="float">
            <text:p>0,67680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80815" calcext:value-type="float">
            <text:p>0,480815</text:p>
          </table:table-cell>
          <table:table-cell office:value-type="float" office:value="0.520462" calcext:value-type="float">
            <text:p>0,520462</text:p>
          </table:table-cell>
          <table:table-cell office:value-type="float" office:value="0.617054" calcext:value-type="float">
            <text:p>0,617054</text:p>
          </table:table-cell>
          <table:table-cell office:value-type="float" office:value="0.66976" calcext:value-type="float">
            <text:p>0,66976</text:p>
          </table:table-cell>
          <table:table-cell office:value-type="float" office:value="0.692575" calcext:value-type="float">
            <text:p>0,692575</text:p>
          </table:table-cell>
          <table:table-cell office:value-type="float" office:value="0.706135" calcext:value-type="float">
            <text:p>0,706135</text:p>
          </table:table-cell>
          <table:table-cell office:value-type="float" office:value="0.713094" calcext:value-type="float">
            <text:p>0,713094</text:p>
          </table:table-cell>
          <table:table-cell office:value-type="float" office:value="0.716461" calcext:value-type="float">
            <text:p>0,716461</text:p>
          </table:table-cell>
          <table:table-cell office:value-type="float" office:value="0.720263" calcext:value-type="float">
            <text:p>0,720263</text:p>
          </table:table-cell>
          <table:table-cell office:value-type="float" office:value="0.725642" calcext:value-type="float">
            <text:p>0,725642</text:p>
          </table:table-cell>
          <table:table-cell office:value-type="float" office:value="0.737768" calcext:value-type="float">
            <text:p>0,73776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1922" calcext:value-type="float">
            <text:p>0,68192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88821" calcext:value-type="float">
            <text:p>0,488821</text:p>
          </table:table-cell>
          <table:table-cell office:value-type="float" office:value="0.531736" calcext:value-type="float">
            <text:p>0,531736</text:p>
          </table:table-cell>
          <table:table-cell office:value-type="float" office:value="0.632859" calcext:value-type="float">
            <text:p>0,632859</text:p>
          </table:table-cell>
          <table:table-cell office:value-type="float" office:value="0.676091" calcext:value-type="float">
            <text:p>0,676091</text:p>
          </table:table-cell>
          <table:table-cell office:value-type="float" office:value="0.696577" calcext:value-type="float">
            <text:p>0,696577</text:p>
          </table:table-cell>
          <table:table-cell office:value-type="float" office:value="0.706722" calcext:value-type="float">
            <text:p>0,706722</text:p>
          </table:table-cell>
          <table:table-cell office:value-type="float" office:value="0.713791" calcext:value-type="float">
            <text:p>0,713791</text:p>
          </table:table-cell>
          <table:table-cell office:value-type="float" office:value="0.71733" calcext:value-type="float">
            <text:p>0,71733</text:p>
          </table:table-cell>
          <table:table-cell office:value-type="float" office:value="0.721457" calcext:value-type="float">
            <text:p>0,721457</text:p>
          </table:table-cell>
          <table:table-cell office:value-type="float" office:value="0.725993" calcext:value-type="float">
            <text:p>0,725993</text:p>
          </table:table-cell>
          <table:table-cell office:value-type="float" office:value="0.738577" calcext:value-type="float">
            <text:p>0,738577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86113" calcext:value-type="float">
            <text:p>0,68611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38615" calcext:value-type="float">
            <text:p>0,038615</text:p>
          </table:table-cell>
          <table:table-cell office:value-type="float" office:value="0.504444" calcext:value-type="float">
            <text:p>0,504444</text:p>
          </table:table-cell>
          <table:table-cell office:value-type="float" office:value="0.601301" calcext:value-type="float">
            <text:p>0,601301</text:p>
          </table:table-cell>
          <table:table-cell office:value-type="float" office:value="0.667782" calcext:value-type="float">
            <text:p>0,667782</text:p>
          </table:table-cell>
          <table:table-cell office:value-type="float" office:value="0.689469" calcext:value-type="float">
            <text:p>0,689469</text:p>
          </table:table-cell>
          <table:table-cell office:value-type="float" office:value="0.702434" calcext:value-type="float">
            <text:p>0,702434</text:p>
          </table:table-cell>
          <table:table-cell office:value-type="float" office:value="0.711699" calcext:value-type="float">
            <text:p>0,711699</text:p>
          </table:table-cell>
          <table:table-cell office:value-type="float" office:value="0.716804" calcext:value-type="float">
            <text:p>0,716804</text:p>
          </table:table-cell>
          <table:table-cell office:value-type="float" office:value="0.721115" calcext:value-type="float">
            <text:p>0,721115</text:p>
          </table:table-cell>
          <table:table-cell office:value-type="float" office:value="0.72597" calcext:value-type="float">
            <text:p>0,72597</text:p>
          </table:table-cell>
          <table:table-cell office:value-type="float" office:value="0.737132" calcext:value-type="float">
            <text:p>0,737132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7815" calcext:value-type="float">
            <text:p>0,67781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2969" calcext:value-type="float">
            <text:p>0,022969</text:p>
          </table:table-cell>
          <table:table-cell office:value-type="float" office:value="0.492591" calcext:value-type="float">
            <text:p>0,492591</text:p>
          </table:table-cell>
          <table:table-cell office:value-type="float" office:value="0.578819" calcext:value-type="float">
            <text:p>0,578819</text:p>
          </table:table-cell>
          <table:table-cell office:value-type="float" office:value="0.65543" calcext:value-type="float">
            <text:p>0,65543</text:p>
          </table:table-cell>
          <table:table-cell office:value-type="float" office:value="0.681825" calcext:value-type="float">
            <text:p>0,681825</text:p>
          </table:table-cell>
          <table:table-cell office:value-type="float" office:value="0.69944" calcext:value-type="float">
            <text:p>0,69944</text:p>
          </table:table-cell>
          <table:table-cell office:value-type="float" office:value="0.709224" calcext:value-type="float">
            <text:p>0,709224</text:p>
          </table:table-cell>
          <table:table-cell office:value-type="float" office:value="0.715733" calcext:value-type="float">
            <text:p>0,715733</text:p>
          </table:table-cell>
          <table:table-cell office:value-type="float" office:value="0.72051" calcext:value-type="float">
            <text:p>0,72051</text:p>
          </table:table-cell>
          <table:table-cell office:value-type="float" office:value="0.725672" calcext:value-type="float">
            <text:p>0,725672</text:p>
          </table:table-cell>
          <table:table-cell office:value-type="float" office:value="0.739996" calcext:value-type="float">
            <text:p>0,739996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1924" calcext:value-type="float">
            <text:p>0,67192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8615" calcext:value-type="float">
            <text:p>0,038615</text:p>
          </table:table-cell>
          <table:table-cell office:value-type="float" office:value="0.497037" calcext:value-type="float">
            <text:p>0,497037</text:p>
          </table:table-cell>
          <table:table-cell office:value-type="float" office:value="0.58416" calcext:value-type="float">
            <text:p>0,58416</text:p>
          </table:table-cell>
          <table:table-cell office:value-type="float" office:value="0.660548" calcext:value-type="float">
            <text:p>0,660548</text:p>
          </table:table-cell>
          <table:table-cell office:value-type="float" office:value="0.688639" calcext:value-type="float">
            <text:p>0,688639</text:p>
          </table:table-cell>
          <table:table-cell office:value-type="float" office:value="0.702704" calcext:value-type="float">
            <text:p>0,702704</text:p>
          </table:table-cell>
          <table:table-cell office:value-type="float" office:value="0.710123" calcext:value-type="float">
            <text:p>0,710123</text:p>
          </table:table-cell>
          <table:table-cell office:value-type="float" office:value="0.715795" calcext:value-type="float">
            <text:p>0,715795</text:p>
          </table:table-cell>
          <table:table-cell office:value-type="float" office:value="0.720594" calcext:value-type="float">
            <text:p>0,720594</text:p>
          </table:table-cell>
          <table:table-cell office:value-type="float" office:value="0.724718" calcext:value-type="float">
            <text:p>0,724718</text:p>
          </table:table-cell>
          <table:table-cell office:value-type="float" office:value="0.738748" calcext:value-type="float">
            <text:p>0,73874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674307" calcext:value-type="float">
            <text:p>0,67430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35902" calcext:value-type="float">
            <text:p>0,435902</text:p>
          </table:table-cell>
          <table:table-cell office:value-type="float" office:value="0.503802" calcext:value-type="float">
            <text:p>0,503802</text:p>
          </table:table-cell>
          <table:table-cell office:value-type="float" office:value="0.567254" calcext:value-type="float">
            <text:p>0,567254</text:p>
          </table:table-cell>
          <table:table-cell office:value-type="float" office:value="0.651606" calcext:value-type="float">
            <text:p>0,651606</text:p>
          </table:table-cell>
          <table:table-cell office:value-type="float" office:value="0.683094" calcext:value-type="float">
            <text:p>0,683094</text:p>
          </table:table-cell>
          <table:table-cell office:value-type="float" office:value="0.699372" calcext:value-type="float">
            <text:p>0,699372</text:p>
          </table:table-cell>
          <table:table-cell office:value-type="float" office:value="0.708989" calcext:value-type="float">
            <text:p>0,708989</text:p>
          </table:table-cell>
          <table:table-cell office:value-type="float" office:value="0.714604" calcext:value-type="float">
            <text:p>0,714604</text:p>
          </table:table-cell>
          <table:table-cell office:value-type="float" office:value="0.720613" calcext:value-type="float">
            <text:p>0,720613</text:p>
          </table:table-cell>
          <table:table-cell office:value-type="float" office:value="0.726361" calcext:value-type="float">
            <text:p>0,726361</text:p>
          </table:table-cell>
          <table:table-cell office:value-type="float" office:value="0.738629" calcext:value-type="float">
            <text:p>0,738629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71432" calcext:value-type="float">
            <text:p>0,6714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62803" calcext:value-type="float">
            <text:p>0,362803</text:p>
          </table:table-cell>
          <table:table-cell office:value-type="float" office:value="0.494665" calcext:value-type="float">
            <text:p>0,494665</text:p>
          </table:table-cell>
          <table:table-cell office:value-type="float" office:value="0.558723" calcext:value-type="float">
            <text:p>0,558723</text:p>
          </table:table-cell>
          <table:table-cell office:value-type="float" office:value="0.652062" calcext:value-type="float">
            <text:p>0,652062</text:p>
          </table:table-cell>
          <table:table-cell office:value-type="float" office:value="0.681382" calcext:value-type="float">
            <text:p>0,681382</text:p>
          </table:table-cell>
          <table:table-cell office:value-type="float" office:value="0.69968" calcext:value-type="float">
            <text:p>0,69968</text:p>
          </table:table-cell>
          <table:table-cell office:value-type="float" office:value="0.709712" calcext:value-type="float">
            <text:p>0,709712</text:p>
          </table:table-cell>
          <table:table-cell office:value-type="float" office:value="0.716451" calcext:value-type="float">
            <text:p>0,716451</text:p>
          </table:table-cell>
          <table:table-cell office:value-type="float" office:value="0.722495" calcext:value-type="float">
            <text:p>0,722495</text:p>
          </table:table-cell>
          <table:table-cell office:value-type="float" office:value="0.727844" calcext:value-type="float">
            <text:p>0,727844</text:p>
          </table:table-cell>
          <table:table-cell office:value-type="float" office:value="0.740214" calcext:value-type="float">
            <text:p>0,740214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70323" calcext:value-type="float">
            <text:p>0,67032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2803" calcext:value-type="float">
            <text:p>0,362803</text:p>
          </table:table-cell>
          <table:table-cell office:value-type="float" office:value="0.488439" calcext:value-type="float">
            <text:p>0,488439</text:p>
          </table:table-cell>
          <table:table-cell office:value-type="float" office:value="0.538389" calcext:value-type="float">
            <text:p>0,538389</text:p>
          </table:table-cell>
          <table:table-cell office:value-type="float" office:value="0.630937" calcext:value-type="float">
            <text:p>0,630937</text:p>
          </table:table-cell>
          <table:table-cell office:value-type="float" office:value="0.67307" calcext:value-type="float">
            <text:p>0,67307</text:p>
          </table:table-cell>
          <table:table-cell office:value-type="float" office:value="0.692046" calcext:value-type="float">
            <text:p>0,692046</text:p>
          </table:table-cell>
          <table:table-cell office:value-type="float" office:value="0.70582" calcext:value-type="float">
            <text:p>0,70582</text:p>
          </table:table-cell>
          <table:table-cell office:value-type="float" office:value="0.713185" calcext:value-type="float">
            <text:p>0,713185</text:p>
          </table:table-cell>
          <table:table-cell office:value-type="float" office:value="0.719171" calcext:value-type="float">
            <text:p>0,719171</text:p>
          </table:table-cell>
          <table:table-cell office:value-type="float" office:value="0.724081" calcext:value-type="float">
            <text:p>0,724081</text:p>
          </table:table-cell>
          <table:table-cell office:value-type="float" office:value="0.740002" calcext:value-type="float">
            <text:p>0,74000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62514" calcext:value-type="float">
            <text:p>0,6625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62803" calcext:value-type="float">
            <text:p>0,362803</text:p>
          </table:table-cell>
          <table:table-cell office:value-type="float" office:value="0.507314" calcext:value-type="float">
            <text:p>0,507314</text:p>
          </table:table-cell>
          <table:table-cell office:value-type="float" office:value="0.602176" calcext:value-type="float">
            <text:p>0,602176</text:p>
          </table:table-cell>
          <table:table-cell office:value-type="float" office:value="0.664383" calcext:value-type="float">
            <text:p>0,664383</text:p>
          </table:table-cell>
          <table:table-cell office:value-type="float" office:value="0.687199" calcext:value-type="float">
            <text:p>0,687199</text:p>
          </table:table-cell>
          <table:table-cell office:value-type="float" office:value="0.701584" calcext:value-type="float">
            <text:p>0,701584</text:p>
          </table:table-cell>
          <table:table-cell office:value-type="float" office:value="0.709106" calcext:value-type="float">
            <text:p>0,709106</text:p>
          </table:table-cell>
          <table:table-cell office:value-type="float" office:value="0.714689" calcext:value-type="float">
            <text:p>0,714689</text:p>
          </table:table-cell>
          <table:table-cell office:value-type="float" office:value="0.719875" calcext:value-type="float">
            <text:p>0,719875</text:p>
          </table:table-cell>
          <table:table-cell office:value-type="float" office:value="0.725229" calcext:value-type="float">
            <text:p>0,725229</text:p>
          </table:table-cell>
          <table:table-cell office:value-type="float" office:value="0.741261" calcext:value-type="float">
            <text:p>0,741261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77282" calcext:value-type="float">
            <text:p>0,67728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75233" calcext:value-type="float">
            <text:p>0,275233</text:p>
          </table:table-cell>
          <table:table-cell office:value-type="float" office:value="0.49413" calcext:value-type="float">
            <text:p>0,49413</text:p>
          </table:table-cell>
          <table:table-cell office:value-type="float" office:value="0.586569" calcext:value-type="float">
            <text:p>0,586569</text:p>
          </table:table-cell>
          <table:table-cell office:value-type="float" office:value="0.662637" calcext:value-type="float">
            <text:p>0,662637</text:p>
          </table:table-cell>
          <table:table-cell office:value-type="float" office:value="0.688046" calcext:value-type="float">
            <text:p>0,688046</text:p>
          </table:table-cell>
          <table:table-cell office:value-type="float" office:value="0.70213" calcext:value-type="float">
            <text:p>0,70213</text:p>
          </table:table-cell>
          <table:table-cell office:value-type="float" office:value="0.710292" calcext:value-type="float">
            <text:p>0,710292</text:p>
          </table:table-cell>
          <table:table-cell office:value-type="float" office:value="0.716382" calcext:value-type="float">
            <text:p>0,716382</text:p>
          </table:table-cell>
          <table:table-cell office:value-type="float" office:value="0.721656" calcext:value-type="float">
            <text:p>0,721656</text:p>
          </table:table-cell>
          <table:table-cell office:value-type="float" office:value="0.728152" calcext:value-type="float">
            <text:p>0,728152</text:p>
          </table:table-cell>
          <table:table-cell office:value-type="float" office:value="0.745182" calcext:value-type="float">
            <text:p>0,74518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75518" calcext:value-type="float">
            <text:p>0,67551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34247" calcext:value-type="float">
            <text:p>0,334247</text:p>
          </table:table-cell>
          <table:table-cell office:value-type="float" office:value="0.492236" calcext:value-type="float">
            <text:p>0,492236</text:p>
          </table:table-cell>
          <table:table-cell office:value-type="float" office:value="0.609367" calcext:value-type="float">
            <text:p>0,609367</text:p>
          </table:table-cell>
          <table:table-cell office:value-type="float" office:value="0.673258" calcext:value-type="float">
            <text:p>0,673258</text:p>
          </table:table-cell>
          <table:table-cell office:value-type="float" office:value="0.693182" calcext:value-type="float">
            <text:p>0,693182</text:p>
          </table:table-cell>
          <table:table-cell office:value-type="float" office:value="0.706774" calcext:value-type="float">
            <text:p>0,706774</text:p>
          </table:table-cell>
          <table:table-cell office:value-type="float" office:value="0.713134" calcext:value-type="float">
            <text:p>0,713134</text:p>
          </table:table-cell>
          <table:table-cell office:value-type="float" office:value="0.717819" calcext:value-type="float">
            <text:p>0,717819</text:p>
          </table:table-cell>
          <table:table-cell office:value-type="float" office:value="0.722553" calcext:value-type="float">
            <text:p>0,722553</text:p>
          </table:table-cell>
          <table:table-cell office:value-type="float" office:value="0.72852" calcext:value-type="float">
            <text:p>0,72852</text:p>
          </table:table-cell>
          <table:table-cell office:value-type="float" office:value="0.745716" calcext:value-type="float">
            <text:p>0,74571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0256" calcext:value-type="float">
            <text:p>0,6802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98597" calcext:value-type="float">
            <text:p>0,298597</text:p>
          </table:table-cell>
          <table:table-cell office:value-type="float" office:value="0.505516" calcext:value-type="float">
            <text:p>0,505516</text:p>
          </table:table-cell>
          <table:table-cell office:value-type="float" office:value="0.625104" calcext:value-type="float">
            <text:p>0,625104</text:p>
          </table:table-cell>
          <table:table-cell office:value-type="float" office:value="0.678993" calcext:value-type="float">
            <text:p>0,678993</text:p>
          </table:table-cell>
          <table:table-cell office:value-type="float" office:value="0.696625" calcext:value-type="float">
            <text:p>0,696625</text:p>
          </table:table-cell>
          <table:table-cell office:value-type="float" office:value="0.707664" calcext:value-type="float">
            <text:p>0,707664</text:p>
          </table:table-cell>
          <table:table-cell office:value-type="float" office:value="0.713974" calcext:value-type="float">
            <text:p>0,713974</text:p>
          </table:table-cell>
          <table:table-cell office:value-type="float" office:value="0.718407" calcext:value-type="float">
            <text:p>0,718407</text:p>
          </table:table-cell>
          <table:table-cell office:value-type="float" office:value="0.722628" calcext:value-type="float">
            <text:p>0,722628</text:p>
          </table:table-cell>
          <table:table-cell office:value-type="float" office:value="0.729067" calcext:value-type="float">
            <text:p>0,729067</text:p>
          </table:table-cell>
          <table:table-cell office:value-type="float" office:value="0.742913" calcext:value-type="float">
            <text:p>0,742913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4089" calcext:value-type="float">
            <text:p>0,68408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23691" calcext:value-type="float">
            <text:p>0,423691</text:p>
          </table:table-cell>
          <table:table-cell office:value-type="float" office:value="0.514904" calcext:value-type="float">
            <text:p>0,514904</text:p>
          </table:table-cell>
          <table:table-cell office:value-type="float" office:value="0.603842" calcext:value-type="float">
            <text:p>0,603842</text:p>
          </table:table-cell>
          <table:table-cell office:value-type="float" office:value="0.669134" calcext:value-type="float">
            <text:p>0,669134</text:p>
          </table:table-cell>
          <table:table-cell office:value-type="float" office:value="0.692802" calcext:value-type="float">
            <text:p>0,692802</text:p>
          </table:table-cell>
          <table:table-cell office:value-type="float" office:value="0.705843" calcext:value-type="float">
            <text:p>0,705843</text:p>
          </table:table-cell>
          <table:table-cell office:value-type="float" office:value="0.713302" calcext:value-type="float">
            <text:p>0,713302</text:p>
          </table:table-cell>
          <table:table-cell office:value-type="float" office:value="0.718178" calcext:value-type="float">
            <text:p>0,718178</text:p>
          </table:table-cell>
          <table:table-cell office:value-type="float" office:value="0.722567" calcext:value-type="float">
            <text:p>0,722567</text:p>
          </table:table-cell>
          <table:table-cell office:value-type="float" office:value="0.728338" calcext:value-type="float">
            <text:p>0,728338</text:p>
          </table:table-cell>
          <table:table-cell office:value-type="float" office:value="0.745613" calcext:value-type="float">
            <text:p>0,745613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1452" calcext:value-type="float">
            <text:p>0,6814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80841" calcext:value-type="float">
            <text:p>0,480841</text:p>
          </table:table-cell>
          <table:table-cell office:value-type="float" office:value="0.52775" calcext:value-type="float">
            <text:p>0,52775</text:p>
          </table:table-cell>
          <table:table-cell office:value-type="float" office:value="0.619899" calcext:value-type="float">
            <text:p>0,619899</text:p>
          </table:table-cell>
          <table:table-cell office:value-type="float" office:value="0.671809" calcext:value-type="float">
            <text:p>0,671809</text:p>
          </table:table-cell>
          <table:table-cell office:value-type="float" office:value="0.693608" calcext:value-type="float">
            <text:p>0,693608</text:p>
          </table:table-cell>
          <table:table-cell office:value-type="float" office:value="0.707105" calcext:value-type="float">
            <text:p>0,707105</text:p>
          </table:table-cell>
          <table:table-cell office:value-type="float" office:value="0.713764" calcext:value-type="float">
            <text:p>0,713764</text:p>
          </table:table-cell>
          <table:table-cell office:value-type="float" office:value="0.718852" calcext:value-type="float">
            <text:p>0,718852</text:p>
          </table:table-cell>
          <table:table-cell office:value-type="float" office:value="0.723726" calcext:value-type="float">
            <text:p>0,723726</text:p>
          </table:table-cell>
          <table:table-cell office:value-type="float" office:value="0.729506" calcext:value-type="float">
            <text:p>0,729506</text:p>
          </table:table-cell>
          <table:table-cell office:value-type="float" office:value="0.748052" calcext:value-type="float">
            <text:p>0,74805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5407" calcext:value-type="float">
            <text:p>0,6854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48918" calcext:value-type="float">
            <text:p>0,448918</text:p>
          </table:table-cell>
          <table:table-cell office:value-type="float" office:value="0.538098" calcext:value-type="float">
            <text:p>0,538098</text:p>
          </table:table-cell>
          <table:table-cell office:value-type="float" office:value="0.644212" calcext:value-type="float">
            <text:p>0,644212</text:p>
          </table:table-cell>
          <table:table-cell office:value-type="float" office:value="0.683014" calcext:value-type="float">
            <text:p>0,683014</text:p>
          </table:table-cell>
          <table:table-cell office:value-type="float" office:value="0.697842" calcext:value-type="float">
            <text:p>0,697842</text:p>
          </table:table-cell>
          <table:table-cell office:value-type="float" office:value="0.709854" calcext:value-type="float">
            <text:p>0,709854</text:p>
          </table:table-cell>
          <table:table-cell office:value-type="float" office:value="0.716233" calcext:value-type="float">
            <text:p>0,716233</text:p>
          </table:table-cell>
          <table:table-cell office:value-type="float" office:value="0.720637" calcext:value-type="float">
            <text:p>0,720637</text:p>
          </table:table-cell>
          <table:table-cell office:value-type="float" office:value="0.724905" calcext:value-type="float">
            <text:p>0,724905</text:p>
          </table:table-cell>
          <table:table-cell office:value-type="float" office:value="0.73023" calcext:value-type="float">
            <text:p>0,73023</text:p>
          </table:table-cell>
          <table:table-cell office:value-type="float" office:value="0.748859" calcext:value-type="float">
            <text:p>0,748859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91388" calcext:value-type="float">
            <text:p>0,6913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18479" calcext:value-type="float">
            <text:p>0,018479</text:p>
          </table:table-cell>
          <table:table-cell office:value-type="float" office:value="0.508235" calcext:value-type="float">
            <text:p>0,508235</text:p>
          </table:table-cell>
          <table:table-cell office:value-type="float" office:value="0.63941" calcext:value-type="float">
            <text:p>0,63941</text:p>
          </table:table-cell>
          <table:table-cell office:value-type="float" office:value="0.675498" calcext:value-type="float">
            <text:p>0,675498</text:p>
          </table:table-cell>
          <table:table-cell office:value-type="float" office:value="0.695978" calcext:value-type="float">
            <text:p>0,695978</text:p>
          </table:table-cell>
          <table:table-cell office:value-type="float" office:value="0.70919" calcext:value-type="float">
            <text:p>0,70919</text:p>
          </table:table-cell>
          <table:table-cell office:value-type="float" office:value="0.71618" calcext:value-type="float">
            <text:p>0,71618</text:p>
          </table:table-cell>
          <table:table-cell office:value-type="float" office:value="0.720623" calcext:value-type="float">
            <text:p>0,720623</text:p>
          </table:table-cell>
          <table:table-cell office:value-type="float" office:value="0.725064" calcext:value-type="float">
            <text:p>0,725064</text:p>
          </table:table-cell>
          <table:table-cell office:value-type="float" office:value="0.730546" calcext:value-type="float">
            <text:p>0,730546</text:p>
          </table:table-cell>
          <table:table-cell office:value-type="float" office:value="0.748695" calcext:value-type="float">
            <text:p>0,748695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6942" calcext:value-type="float">
            <text:p>0,6869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49221" calcext:value-type="float">
            <text:p>0,349221</text:p>
          </table:table-cell>
          <table:table-cell office:value-type="float" office:value="0.521916" calcext:value-type="float">
            <text:p>0,521916</text:p>
          </table:table-cell>
          <table:table-cell office:value-type="float" office:value="0.632501" calcext:value-type="float">
            <text:p>0,632501</text:p>
          </table:table-cell>
          <table:table-cell office:value-type="float" office:value="0.674576" calcext:value-type="float">
            <text:p>0,674576</text:p>
          </table:table-cell>
          <table:table-cell office:value-type="float" office:value="0.695889" calcext:value-type="float">
            <text:p>0,695889</text:p>
          </table:table-cell>
          <table:table-cell office:value-type="float" office:value="0.709528" calcext:value-type="float">
            <text:p>0,709528</text:p>
          </table:table-cell>
          <table:table-cell office:value-type="float" office:value="0.716161" calcext:value-type="float">
            <text:p>0,716161</text:p>
          </table:table-cell>
          <table:table-cell office:value-type="float" office:value="0.720647" calcext:value-type="float">
            <text:p>0,720647</text:p>
          </table:table-cell>
          <table:table-cell office:value-type="float" office:value="0.725406" calcext:value-type="float">
            <text:p>0,725406</text:p>
          </table:table-cell>
          <table:table-cell office:value-type="float" office:value="0.730731" calcext:value-type="float">
            <text:p>0,730731</text:p>
          </table:table-cell>
          <table:table-cell office:value-type="float" office:value="0.747822" calcext:value-type="float">
            <text:p>0,74782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7518" calcext:value-type="float">
            <text:p>0,6875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12658" calcext:value-type="float">
            <text:p>0,412658</text:p>
          </table:table-cell>
          <table:table-cell office:value-type="float" office:value="0.518473" calcext:value-type="float">
            <text:p>0,518473</text:p>
          </table:table-cell>
          <table:table-cell office:value-type="float" office:value="0.631607" calcext:value-type="float">
            <text:p>0,631607</text:p>
          </table:table-cell>
          <table:table-cell office:value-type="float" office:value="0.678048" calcext:value-type="float">
            <text:p>0,678048</text:p>
          </table:table-cell>
          <table:table-cell office:value-type="float" office:value="0.698628" calcext:value-type="float">
            <text:p>0,698628</text:p>
          </table:table-cell>
          <table:table-cell office:value-type="float" office:value="0.709693" calcext:value-type="float">
            <text:p>0,709693</text:p>
          </table:table-cell>
          <table:table-cell office:value-type="float" office:value="0.716257" calcext:value-type="float">
            <text:p>0,716257</text:p>
          </table:table-cell>
          <table:table-cell office:value-type="float" office:value="0.72018" calcext:value-type="float">
            <text:p>0,72018</text:p>
          </table:table-cell>
          <table:table-cell office:value-type="float" office:value="0.724994" calcext:value-type="float">
            <text:p>0,724994</text:p>
          </table:table-cell>
          <table:table-cell office:value-type="float" office:value="0.730924" calcext:value-type="float">
            <text:p>0,730924</text:p>
          </table:table-cell>
          <table:table-cell office:value-type="float" office:value="0.747799" calcext:value-type="float">
            <text:p>0,747799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766" calcext:value-type="float">
            <text:p>0,6876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18312" calcext:value-type="float">
            <text:p>0,418312</text:p>
          </table:table-cell>
          <table:table-cell office:value-type="float" office:value="0.508295" calcext:value-type="float">
            <text:p>0,508295</text:p>
          </table:table-cell>
          <table:table-cell office:value-type="float" office:value="0.600964" calcext:value-type="float">
            <text:p>0,600964</text:p>
          </table:table-cell>
          <table:table-cell office:value-type="float" office:value="0.660758" calcext:value-type="float">
            <text:p>0,660758</text:p>
          </table:table-cell>
          <table:table-cell office:value-type="float" office:value="0.687526" calcext:value-type="float">
            <text:p>0,687526</text:p>
          </table:table-cell>
          <table:table-cell office:value-type="float" office:value="0.707107" calcext:value-type="float">
            <text:p>0,707107</text:p>
          </table:table-cell>
          <table:table-cell office:value-type="float" office:value="0.713913" calcext:value-type="float">
            <text:p>0,713913</text:p>
          </table:table-cell>
          <table:table-cell office:value-type="float" office:value="0.719087" calcext:value-type="float">
            <text:p>0,719087</text:p>
          </table:table-cell>
          <table:table-cell office:value-type="float" office:value="0.723885" calcext:value-type="float">
            <text:p>0,723885</text:p>
          </table:table-cell>
          <table:table-cell office:value-type="float" office:value="0.729879" calcext:value-type="float">
            <text:p>0,729879</text:p>
          </table:table-cell>
          <table:table-cell office:value-type="float" office:value="0.746176" calcext:value-type="float">
            <text:p>0,74617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79759" calcext:value-type="float">
            <text:p>0,6797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202" calcext:value-type="float">
            <text:p>0,49202</text:p>
          </table:table-cell>
          <table:table-cell office:value-type="float" office:value="0.534498" calcext:value-type="float">
            <text:p>0,534498</text:p>
          </table:table-cell>
          <table:table-cell office:value-type="float" office:value="0.62434" calcext:value-type="float">
            <text:p>0,62434</text:p>
          </table:table-cell>
          <table:table-cell office:value-type="float" office:value="0.662891" calcext:value-type="float">
            <text:p>0,662891</text:p>
          </table:table-cell>
          <table:table-cell office:value-type="float" office:value="0.683877" calcext:value-type="float">
            <text:p>0,683877</text:p>
          </table:table-cell>
          <table:table-cell office:value-type="float" office:value="0.704799" calcext:value-type="float">
            <text:p>0,704799</text:p>
          </table:table-cell>
          <table:table-cell office:value-type="float" office:value="0.71218" calcext:value-type="float">
            <text:p>0,71218</text:p>
          </table:table-cell>
          <table:table-cell office:value-type="float" office:value="0.717829" calcext:value-type="float">
            <text:p>0,717829</text:p>
          </table:table-cell>
          <table:table-cell office:value-type="float" office:value="0.722276" calcext:value-type="float">
            <text:p>0,722276</text:p>
          </table:table-cell>
          <table:table-cell office:value-type="float" office:value="0.727824" calcext:value-type="float">
            <text:p>0,727824</text:p>
          </table:table-cell>
          <table:table-cell office:value-type="float" office:value="0.743756" calcext:value-type="float">
            <text:p>0,74375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3427" calcext:value-type="float">
            <text:p>0,6834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37772" calcext:value-type="float">
            <text:p>0,437772</text:p>
          </table:table-cell>
          <table:table-cell office:value-type="float" office:value="0.55125" calcext:value-type="float">
            <text:p>0,55125</text:p>
          </table:table-cell>
          <table:table-cell office:value-type="float" office:value="0.646353" calcext:value-type="float">
            <text:p>0,646353</text:p>
          </table:table-cell>
          <table:table-cell office:value-type="float" office:value="0.672066" calcext:value-type="float">
            <text:p>0,672066</text:p>
          </table:table-cell>
          <table:table-cell office:value-type="float" office:value="0.695505" calcext:value-type="float">
            <text:p>0,695505</text:p>
          </table:table-cell>
          <table:table-cell office:value-type="float" office:value="0.709601" calcext:value-type="float">
            <text:p>0,709601</text:p>
          </table:table-cell>
          <table:table-cell office:value-type="float" office:value="0.715644" calcext:value-type="float">
            <text:p>0,715644</text:p>
          </table:table-cell>
          <table:table-cell office:value-type="float" office:value="0.720302" calcext:value-type="float">
            <text:p>0,720302</text:p>
          </table:table-cell>
          <table:table-cell office:value-type="float" office:value="0.72497" calcext:value-type="float">
            <text:p>0,72497</text:p>
          </table:table-cell>
          <table:table-cell office:value-type="float" office:value="0.730571" calcext:value-type="float">
            <text:p>0,730571</text:p>
          </table:table-cell>
          <table:table-cell office:value-type="float" office:value="0.747824" calcext:value-type="float">
            <text:p>0,747824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91409" calcext:value-type="float">
            <text:p>0,69140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76892" calcext:value-type="float">
            <text:p>0,476892</text:p>
          </table:table-cell>
          <table:table-cell office:value-type="float" office:value="0.554358" calcext:value-type="float">
            <text:p>0,554358</text:p>
          </table:table-cell>
          <table:table-cell office:value-type="float" office:value="0.650173" calcext:value-type="float">
            <text:p>0,650173</text:p>
          </table:table-cell>
          <table:table-cell office:value-type="float" office:value="0.679279" calcext:value-type="float">
            <text:p>0,679279</text:p>
          </table:table-cell>
          <table:table-cell office:value-type="float" office:value="0.699529" calcext:value-type="float">
            <text:p>0,699529</text:p>
          </table:table-cell>
          <table:table-cell office:value-type="float" office:value="0.709538" calcext:value-type="float">
            <text:p>0,709538</text:p>
          </table:table-cell>
          <table:table-cell office:value-type="float" office:value="0.715624" calcext:value-type="float">
            <text:p>0,715624</text:p>
          </table:table-cell>
          <table:table-cell office:value-type="float" office:value="0.721154" calcext:value-type="float">
            <text:p>0,721154</text:p>
          </table:table-cell>
          <table:table-cell office:value-type="float" office:value="0.725708" calcext:value-type="float">
            <text:p>0,725708</text:p>
          </table:table-cell>
          <table:table-cell office:value-type="float" office:value="0.730472" calcext:value-type="float">
            <text:p>0,730472</text:p>
          </table:table-cell>
          <table:table-cell office:value-type="float" office:value="0.743895" calcext:value-type="float">
            <text:p>0,743895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92973" calcext:value-type="float">
            <text:p>0,6929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51558" calcext:value-type="float">
            <text:p>0,451558</text:p>
          </table:table-cell>
          <table:table-cell office:value-type="float" office:value="0.550299" calcext:value-type="float">
            <text:p>0,550299</text:p>
          </table:table-cell>
          <table:table-cell office:value-type="float" office:value="0.647103" calcext:value-type="float">
            <text:p>0,647103</text:p>
          </table:table-cell>
          <table:table-cell office:value-type="float" office:value="0.676695" calcext:value-type="float">
            <text:p>0,676695</text:p>
          </table:table-cell>
          <table:table-cell office:value-type="float" office:value="0.695039" calcext:value-type="float">
            <text:p>0,695039</text:p>
          </table:table-cell>
          <table:table-cell office:value-type="float" office:value="0.707564" calcext:value-type="float">
            <text:p>0,707564</text:p>
          </table:table-cell>
          <table:table-cell office:value-type="float" office:value="0.712755" calcext:value-type="float">
            <text:p>0,712755</text:p>
          </table:table-cell>
          <table:table-cell office:value-type="float" office:value="0.717989" calcext:value-type="float">
            <text:p>0,717989</text:p>
          </table:table-cell>
          <table:table-cell office:value-type="float" office:value="0.72234" calcext:value-type="float">
            <text:p>0,72234</text:p>
          </table:table-cell>
          <table:table-cell office:value-type="float" office:value="0.728127" calcext:value-type="float">
            <text:p>0,728127</text:p>
          </table:table-cell>
          <table:table-cell office:value-type="float" office:value="0.743722" calcext:value-type="float">
            <text:p>0,74372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90163" calcext:value-type="float">
            <text:p>0,6901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30448" calcext:value-type="float">
            <text:p>0,330448</text:p>
          </table:table-cell>
          <table:table-cell office:value-type="float" office:value="0.539412" calcext:value-type="float">
            <text:p>0,539412</text:p>
          </table:table-cell>
          <table:table-cell office:value-type="float" office:value="0.640856" calcext:value-type="float">
            <text:p>0,640856</text:p>
          </table:table-cell>
          <table:table-cell office:value-type="float" office:value="0.675829" calcext:value-type="float">
            <text:p>0,675829</text:p>
          </table:table-cell>
          <table:table-cell office:value-type="float" office:value="0.692002" calcext:value-type="float">
            <text:p>0,692002</text:p>
          </table:table-cell>
          <table:table-cell office:value-type="float" office:value="0.702902" calcext:value-type="float">
            <text:p>0,702902</text:p>
          </table:table-cell>
          <table:table-cell office:value-type="float" office:value="0.711201" calcext:value-type="float">
            <text:p>0,711201</text:p>
          </table:table-cell>
          <table:table-cell office:value-type="float" office:value="0.717359" calcext:value-type="float">
            <text:p>0,717359</text:p>
          </table:table-cell>
          <table:table-cell office:value-type="float" office:value="0.723878" calcext:value-type="float">
            <text:p>0,723878</text:p>
          </table:table-cell>
          <table:table-cell office:value-type="float" office:value="0.729097" calcext:value-type="float">
            <text:p>0,729097</text:p>
          </table:table-cell>
          <table:table-cell office:value-type="float" office:value="0.743985" calcext:value-type="float">
            <text:p>0,743985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7652" calcext:value-type="float">
            <text:p>0,6876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30448" calcext:value-type="float">
            <text:p>0,330448</text:p>
          </table:table-cell>
          <table:table-cell office:value-type="float" office:value="0.541863" calcext:value-type="float">
            <text:p>0,541863</text:p>
          </table:table-cell>
          <table:table-cell office:value-type="float" office:value="0.641335" calcext:value-type="float">
            <text:p>0,641335</text:p>
          </table:table-cell>
          <table:table-cell office:value-type="float" office:value="0.672449" calcext:value-type="float">
            <text:p>0,672449</text:p>
          </table:table-cell>
          <table:table-cell office:value-type="float" office:value="0.691184" calcext:value-type="float">
            <text:p>0,691184</text:p>
          </table:table-cell>
          <table:table-cell office:value-type="float" office:value="0.702459" calcext:value-type="float">
            <text:p>0,702459</text:p>
          </table:table-cell>
          <table:table-cell office:value-type="float" office:value="0.71008" calcext:value-type="float">
            <text:p>0,71008</text:p>
          </table:table-cell>
          <table:table-cell office:value-type="float" office:value="0.715397" calcext:value-type="float">
            <text:p>0,715397</text:p>
          </table:table-cell>
          <table:table-cell office:value-type="float" office:value="0.722102" calcext:value-type="float">
            <text:p>0,722102</text:p>
          </table:table-cell>
          <table:table-cell office:value-type="float" office:value="0.728167" calcext:value-type="float">
            <text:p>0,728167</text:p>
          </table:table-cell>
          <table:table-cell office:value-type="float" office:value="0.741686" calcext:value-type="float">
            <text:p>0,74168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6672" calcext:value-type="float">
            <text:p>0,6866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94433" calcext:value-type="float">
            <text:p>0,294433</text:p>
          </table:table-cell>
          <table:table-cell office:value-type="float" office:value="0.508253" calcext:value-type="float">
            <text:p>0,508253</text:p>
          </table:table-cell>
          <table:table-cell office:value-type="float" office:value="0.634014" calcext:value-type="float">
            <text:p>0,634014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0.690901" calcext:value-type="float">
            <text:p>0,690901</text:p>
          </table:table-cell>
          <table:table-cell office:value-type="float" office:value="0.703875" calcext:value-type="float">
            <text:p>0,703875</text:p>
          </table:table-cell>
          <table:table-cell office:value-type="float" office:value="0.710253" calcext:value-type="float">
            <text:p>0,710253</text:p>
          </table:table-cell>
          <table:table-cell office:value-type="float" office:value="0.714593" calcext:value-type="float">
            <text:p>0,714593</text:p>
          </table:table-cell>
          <table:table-cell office:value-type="float" office:value="0.720397" calcext:value-type="float">
            <text:p>0,720397</text:p>
          </table:table-cell>
          <table:table-cell office:value-type="float" office:value="0.726513" calcext:value-type="float">
            <text:p>0,726513</text:p>
          </table:table-cell>
          <table:table-cell office:value-type="float" office:value="0.742466" calcext:value-type="float">
            <text:p>0,74246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1794" calcext:value-type="float">
            <text:p>0,68179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94433" calcext:value-type="float">
            <text:p>0,294433</text:p>
          </table:table-cell>
          <table:table-cell office:value-type="float" office:value="0.533911" calcext:value-type="float">
            <text:p>0,533911</text:p>
          </table:table-cell>
          <table:table-cell office:value-type="float" office:value="0.650435" calcext:value-type="float">
            <text:p>0,650435</text:p>
          </table:table-cell>
          <table:table-cell office:value-type="float" office:value="0.679621" calcext:value-type="float">
            <text:p>0,679621</text:p>
          </table:table-cell>
          <table:table-cell office:value-type="float" office:value="0.700729" calcext:value-type="float">
            <text:p>0,700729</text:p>
          </table:table-cell>
          <table:table-cell office:value-type="float" office:value="0.70878" calcext:value-type="float">
            <text:p>0,70878</text:p>
          </table:table-cell>
          <table:table-cell office:value-type="float" office:value="0.71261" calcext:value-type="float">
            <text:p>0,71261</text:p>
          </table:table-cell>
          <table:table-cell office:value-type="float" office:value="0.716945" calcext:value-type="float">
            <text:p>0,716945</text:p>
          </table:table-cell>
          <table:table-cell office:value-type="float" office:value="0.721897" calcext:value-type="float">
            <text:p>0,721897</text:p>
          </table:table-cell>
          <table:table-cell office:value-type="float" office:value="0.728045" calcext:value-type="float">
            <text:p>0,728045</text:p>
          </table:table-cell>
          <table:table-cell office:value-type="float" office:value="0.741173" calcext:value-type="float">
            <text:p>0,741173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9414" calcext:value-type="float">
            <text:p>0,68941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99638" calcext:value-type="float">
            <text:p>0,299638</text:p>
          </table:table-cell>
          <table:table-cell office:value-type="float" office:value="0.499922" calcext:value-type="float">
            <text:p>0,499922</text:p>
          </table:table-cell>
          <table:table-cell office:value-type="float" office:value="0.63697" calcext:value-type="float">
            <text:p>0,63697</text:p>
          </table:table-cell>
          <table:table-cell office:value-type="float" office:value="0.675633" calcext:value-type="float">
            <text:p>0,675633</text:p>
          </table:table-cell>
          <table:table-cell office:value-type="float" office:value="0.696916" calcext:value-type="float">
            <text:p>0,696916</text:p>
          </table:table-cell>
          <table:table-cell office:value-type="float" office:value="0.707323" calcext:value-type="float">
            <text:p>0,707323</text:p>
          </table:table-cell>
          <table:table-cell office:value-type="float" office:value="0.712024" calcext:value-type="float">
            <text:p>0,712024</text:p>
          </table:table-cell>
          <table:table-cell office:value-type="float" office:value="0.716048" calcext:value-type="float">
            <text:p>0,716048</text:p>
          </table:table-cell>
          <table:table-cell office:value-type="float" office:value="0.720206" calcext:value-type="float">
            <text:p>0,720206</text:p>
          </table:table-cell>
          <table:table-cell office:value-type="float" office:value="0.726924" calcext:value-type="float">
            <text:p>0,726924</text:p>
          </table:table-cell>
          <table:table-cell office:value-type="float" office:value="0.741725" calcext:value-type="float">
            <text:p>0,741725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3369" calcext:value-type="float">
            <text:p>0,68336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9286" calcext:value-type="float">
            <text:p>0,029286</text:p>
          </table:table-cell>
          <table:table-cell office:value-type="float" office:value="0.522319" calcext:value-type="float">
            <text:p>0,522319</text:p>
          </table:table-cell>
          <table:table-cell office:value-type="float" office:value="0.635866" calcext:value-type="float">
            <text:p>0,635866</text:p>
          </table:table-cell>
          <table:table-cell office:value-type="float" office:value="0.671405" calcext:value-type="float">
            <text:p>0,671405</text:p>
          </table:table-cell>
          <table:table-cell office:value-type="float" office:value="0.696584" calcext:value-type="float">
            <text:p>0,696584</text:p>
          </table:table-cell>
          <table:table-cell office:value-type="float" office:value="0.705652" calcext:value-type="float">
            <text:p>0,705652</text:p>
          </table:table-cell>
          <table:table-cell office:value-type="float" office:value="0.710453" calcext:value-type="float">
            <text:p>0,710453</text:p>
          </table:table-cell>
          <table:table-cell office:value-type="float" office:value="0.714977" calcext:value-type="float">
            <text:p>0,714977</text:p>
          </table:table-cell>
          <table:table-cell office:value-type="float" office:value="0.719435" calcext:value-type="float">
            <text:p>0,719435</text:p>
          </table:table-cell>
          <table:table-cell office:value-type="float" office:value="0.726064" calcext:value-type="float">
            <text:p>0,726064</text:p>
          </table:table-cell>
          <table:table-cell office:value-type="float" office:value="0.745532" calcext:value-type="float">
            <text:p>0,745532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4829" calcext:value-type="float">
            <text:p>0,6848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6425" calcext:value-type="float">
            <text:p>0,36425</text:p>
          </table:table-cell>
          <table:table-cell office:value-type="float" office:value="0.519012" calcext:value-type="float">
            <text:p>0,519012</text:p>
          </table:table-cell>
          <table:table-cell office:value-type="float" office:value="0.62437" calcext:value-type="float">
            <text:p>0,62437</text:p>
          </table:table-cell>
          <table:table-cell office:value-type="float" office:value="0.678321" calcext:value-type="float">
            <text:p>0,678321</text:p>
          </table:table-cell>
          <table:table-cell office:value-type="float" office:value="0.701572" calcext:value-type="float">
            <text:p>0,701572</text:p>
          </table:table-cell>
          <table:table-cell office:value-type="float" office:value="0.708286" calcext:value-type="float">
            <text:p>0,708286</text:p>
          </table:table-cell>
          <table:table-cell office:value-type="float" office:value="0.711561" calcext:value-type="float">
            <text:p>0,711561</text:p>
          </table:table-cell>
          <table:table-cell office:value-type="float" office:value="0.715635" calcext:value-type="float">
            <text:p>0,715635</text:p>
          </table:table-cell>
          <table:table-cell office:value-type="float" office:value="0.720059" calcext:value-type="float">
            <text:p>0,720059</text:p>
          </table:table-cell>
          <table:table-cell office:value-type="float" office:value="0.726085" calcext:value-type="float">
            <text:p>0,726085</text:p>
          </table:table-cell>
          <table:table-cell office:value-type="float" office:value="0.744811" calcext:value-type="float">
            <text:p>0,744811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4971" calcext:value-type="float">
            <text:p>0,6849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6425" calcext:value-type="float">
            <text:p>0,36425</text:p>
          </table:table-cell>
          <table:table-cell office:value-type="float" office:value="0.519079" calcext:value-type="float">
            <text:p>0,519079</text:p>
          </table:table-cell>
          <table:table-cell office:value-type="float" office:value="0.628834" calcext:value-type="float">
            <text:p>0,628834</text:p>
          </table:table-cell>
          <table:table-cell office:value-type="float" office:value="0.675476" calcext:value-type="float">
            <text:p>0,675476</text:p>
          </table:table-cell>
          <table:table-cell office:value-type="float" office:value="0.697243" calcext:value-type="float">
            <text:p>0,697243</text:p>
          </table:table-cell>
          <table:table-cell office:value-type="float" office:value="0.707096" calcext:value-type="float">
            <text:p>0,707096</text:p>
          </table:table-cell>
          <table:table-cell office:value-type="float" office:value="0.710793" calcext:value-type="float">
            <text:p>0,710793</text:p>
          </table:table-cell>
          <table:table-cell office:value-type="float" office:value="0.714492" calcext:value-type="float">
            <text:p>0,714492</text:p>
          </table:table-cell>
          <table:table-cell office:value-type="float" office:value="0.719487" calcext:value-type="float">
            <text:p>0,719487</text:p>
          </table:table-cell>
          <table:table-cell office:value-type="float" office:value="0.725525" calcext:value-type="float">
            <text:p>0,725525</text:p>
          </table:table-cell>
          <table:table-cell office:value-type="float" office:value="0.746856" calcext:value-type="float">
            <text:p>0,74685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4488" calcext:value-type="float">
            <text:p>0,68448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28175" calcext:value-type="float">
            <text:p>0,028175</text:p>
          </table:table-cell>
          <table:table-cell office:value-type="float" office:value="0.522436" calcext:value-type="float">
            <text:p>0,522436</text:p>
          </table:table-cell>
          <table:table-cell office:value-type="float" office:value="0.638783" calcext:value-type="float">
            <text:p>0,638783</text:p>
          </table:table-cell>
          <table:table-cell office:value-type="float" office:value="0.675845" calcext:value-type="float">
            <text:p>0,675845</text:p>
          </table:table-cell>
          <table:table-cell office:value-type="float" office:value="0.696717" calcext:value-type="float">
            <text:p>0,696717</text:p>
          </table:table-cell>
          <table:table-cell office:value-type="float" office:value="0.706174" calcext:value-type="float">
            <text:p>0,706174</text:p>
          </table:table-cell>
          <table:table-cell office:value-type="float" office:value="0.711454" calcext:value-type="float">
            <text:p>0,711454</text:p>
          </table:table-cell>
          <table:table-cell office:value-type="float" office:value="0.715785" calcext:value-type="float">
            <text:p>0,715785</text:p>
          </table:table-cell>
          <table:table-cell office:value-type="float" office:value="0.720384" calcext:value-type="float">
            <text:p>0,720384</text:p>
          </table:table-cell>
          <table:table-cell office:value-type="float" office:value="0.726157" calcext:value-type="float">
            <text:p>0,726157</text:p>
          </table:table-cell>
          <table:table-cell office:value-type="float" office:value="0.747876" calcext:value-type="float">
            <text:p>0,747876</text:p>
          </table:table-cell>
          <table:table-cell office:value-type="float" office:value="0.778976" calcext:value-type="float">
            <text:p>0,778976</text:p>
          </table:table-cell>
          <table:table-cell office:value-type="float" office:value="0.686161" calcext:value-type="float">
            <text:p>0,686161</text:p>
          </table:table-cell>
          <table:table-cell>
            <draw:frame draw:z-index="0" draw:style-name="gr1" draw:text-style-name="P1" svg:width="22.348cm" svg:height="12.57cm" svg:x="0.059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28175" calcext:value-type="float">
            <text:p>0,028175</text:p>
          </table:table-cell>
          <table:table-cell office:value-type="float" office:value="0.518661" calcext:value-type="float">
            <text:p>0,518661</text:p>
          </table:table-cell>
          <table:table-cell office:value-type="float" office:value="0.642313" calcext:value-type="float">
            <text:p>0,642313</text:p>
          </table:table-cell>
          <table:table-cell office:value-type="float" office:value="0.680409" calcext:value-type="float">
            <text:p>0,680409</text:p>
          </table:table-cell>
          <table:table-cell office:value-type="float" office:value="0.702342" calcext:value-type="float">
            <text:p>0,702342</text:p>
          </table:table-cell>
          <table:table-cell office:value-type="float" office:value="0.709844" calcext:value-type="float">
            <text:p>0,709844</text:p>
          </table:table-cell>
          <table:table-cell office:value-type="float" office:value="0.713648" calcext:value-type="float">
            <text:p>0,713648</text:p>
          </table:table-cell>
          <table:table-cell office:value-type="float" office:value="0.717396" calcext:value-type="float">
            <text:p>0,717396</text:p>
          </table:table-cell>
          <table:table-cell office:value-type="float" office:value="0.721772" calcext:value-type="float">
            <text:p>0,721772</text:p>
          </table:table-cell>
          <table:table-cell office:value-type="float" office:value="0.727929" calcext:value-type="float">
            <text:p>0,727929</text:p>
          </table:table-cell>
          <table:table-cell office:value-type="float" office:value="0.754308" calcext:value-type="float">
            <text:p>0,754308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88862" calcext:value-type="float">
            <text:p>0,68886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4935" calcext:value-type="float">
            <text:p>0,44935</text:p>
          </table:table-cell>
          <table:table-cell office:value-type="float" office:value="0.558335" calcext:value-type="float">
            <text:p>0,558335</text:p>
          </table:table-cell>
          <table:table-cell office:value-type="float" office:value="0.649282" calcext:value-type="float">
            <text:p>0,649282</text:p>
          </table:table-cell>
          <table:table-cell office:value-type="float" office:value="0.682594" calcext:value-type="float">
            <text:p>0,682594</text:p>
          </table:table-cell>
          <table:table-cell office:value-type="float" office:value="0.701462" calcext:value-type="float">
            <text:p>0,701462</text:p>
          </table:table-cell>
          <table:table-cell office:value-type="float" office:value="0.709614" calcext:value-type="float">
            <text:p>0,709614</text:p>
          </table:table-cell>
          <table:table-cell office:value-type="float" office:value="0.714531" calcext:value-type="float">
            <text:p>0,714531</text:p>
          </table:table-cell>
          <table:table-cell office:value-type="float" office:value="0.71777" calcext:value-type="float">
            <text:p>0,71777</text:p>
          </table:table-cell>
          <table:table-cell office:value-type="float" office:value="0.722678" calcext:value-type="float">
            <text:p>0,722678</text:p>
          </table:table-cell>
          <table:table-cell office:value-type="float" office:value="0.728813" calcext:value-type="float">
            <text:p>0,728813</text:p>
          </table:table-cell>
          <table:table-cell office:value-type="float" office:value="0.751226" calcext:value-type="float">
            <text:p>0,751226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363" calcext:value-type="float">
            <text:p>0,693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96612" calcext:value-type="float">
            <text:p>0,396612</text:p>
          </table:table-cell>
          <table:table-cell office:value-type="float" office:value="0.543888" calcext:value-type="float">
            <text:p>0,543888</text:p>
          </table:table-cell>
          <table:table-cell office:value-type="float" office:value="0.646113" calcext:value-type="float">
            <text:p>0,646113</text:p>
          </table:table-cell>
          <table:table-cell office:value-type="float" office:value="0.677236" calcext:value-type="float">
            <text:p>0,677236</text:p>
          </table:table-cell>
          <table:table-cell office:value-type="float" office:value="0.700118" calcext:value-type="float">
            <text:p>0,700118</text:p>
          </table:table-cell>
          <table:table-cell office:value-type="float" office:value="0.709646" calcext:value-type="float">
            <text:p>0,709646</text:p>
          </table:table-cell>
          <table:table-cell office:value-type="float" office:value="0.714227" calcext:value-type="float">
            <text:p>0,714227</text:p>
          </table:table-cell>
          <table:table-cell office:value-type="float" office:value="0.717435" calcext:value-type="float">
            <text:p>0,717435</text:p>
          </table:table-cell>
          <table:table-cell office:value-type="float" office:value="0.722331" calcext:value-type="float">
            <text:p>0,722331</text:p>
          </table:table-cell>
          <table:table-cell office:value-type="float" office:value="0.729145" calcext:value-type="float">
            <text:p>0,729145</text:p>
          </table:table-cell>
          <table:table-cell office:value-type="float" office:value="0.749602" calcext:value-type="float">
            <text:p>0,749602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0974" calcext:value-type="float">
            <text:p>0,69097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4935" calcext:value-type="float">
            <text:p>0,44935</text:p>
          </table:table-cell>
          <table:table-cell office:value-type="float" office:value="0.548802" calcext:value-type="float">
            <text:p>0,548802</text:p>
          </table:table-cell>
          <table:table-cell office:value-type="float" office:value="0.650893" calcext:value-type="float">
            <text:p>0,650893</text:p>
          </table:table-cell>
          <table:table-cell office:value-type="float" office:value="0.687911" calcext:value-type="float">
            <text:p>0,687911</text:p>
          </table:table-cell>
          <table:table-cell office:value-type="float" office:value="0.705326" calcext:value-type="float">
            <text:p>0,705326</text:p>
          </table:table-cell>
          <table:table-cell office:value-type="float" office:value="0.711671" calcext:value-type="float">
            <text:p>0,711671</text:p>
          </table:table-cell>
          <table:table-cell office:value-type="float" office:value="0.715022" calcext:value-type="float">
            <text:p>0,715022</text:p>
          </table:table-cell>
          <table:table-cell office:value-type="float" office:value="0.718497" calcext:value-type="float">
            <text:p>0,718497</text:p>
          </table:table-cell>
          <table:table-cell office:value-type="float" office:value="0.723914" calcext:value-type="float">
            <text:p>0,723914</text:p>
          </table:table-cell>
          <table:table-cell office:value-type="float" office:value="0.729666" calcext:value-type="float">
            <text:p>0,729666</text:p>
          </table:table-cell>
          <table:table-cell office:value-type="float" office:value="0.750123" calcext:value-type="float">
            <text:p>0,750123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4182" calcext:value-type="float">
            <text:p>0,69418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74686" calcext:value-type="float">
            <text:p>0,474686</text:p>
          </table:table-cell>
          <table:table-cell office:value-type="float" office:value="0.566318" calcext:value-type="float">
            <text:p>0,566318</text:p>
          </table:table-cell>
          <table:table-cell office:value-type="float" office:value="0.6478" calcext:value-type="float">
            <text:p>0,6478</text:p>
          </table:table-cell>
          <table:table-cell office:value-type="float" office:value="0.685902" calcext:value-type="float">
            <text:p>0,685902</text:p>
          </table:table-cell>
          <table:table-cell office:value-type="float" office:value="0.701728" calcext:value-type="float">
            <text:p>0,701728</text:p>
          </table:table-cell>
          <table:table-cell office:value-type="float" office:value="0.710705" calcext:value-type="float">
            <text:p>0,710705</text:p>
          </table:table-cell>
          <table:table-cell office:value-type="float" office:value="0.715269" calcext:value-type="float">
            <text:p>0,715269</text:p>
          </table:table-cell>
          <table:table-cell office:value-type="float" office:value="0.719532" calcext:value-type="float">
            <text:p>0,719532</text:p>
          </table:table-cell>
          <table:table-cell office:value-type="float" office:value="0.723902" calcext:value-type="float">
            <text:p>0,723902</text:p>
          </table:table-cell>
          <table:table-cell office:value-type="float" office:value="0.728868" calcext:value-type="float">
            <text:p>0,728868</text:p>
          </table:table-cell>
          <table:table-cell office:value-type="float" office:value="0.748896" calcext:value-type="float">
            <text:p>0,748896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4892" calcext:value-type="float">
            <text:p>0,69489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74686" calcext:value-type="float">
            <text:p>0,474686</text:p>
          </table:table-cell>
          <table:table-cell office:value-type="float" office:value="0.584417" calcext:value-type="float">
            <text:p>0,584417</text:p>
          </table:table-cell>
          <table:table-cell office:value-type="float" office:value="0.662703" calcext:value-type="float">
            <text:p>0,662703</text:p>
          </table:table-cell>
          <table:table-cell office:value-type="float" office:value="0.68886" calcext:value-type="float">
            <text:p>0,68886</text:p>
          </table:table-cell>
          <table:table-cell office:value-type="float" office:value="0.704281" calcext:value-type="float">
            <text:p>0,704281</text:p>
          </table:table-cell>
          <table:table-cell office:value-type="float" office:value="0.711255" calcext:value-type="float">
            <text:p>0,711255</text:p>
          </table:table-cell>
          <table:table-cell office:value-type="float" office:value="0.715652" calcext:value-type="float">
            <text:p>0,715652</text:p>
          </table:table-cell>
          <table:table-cell office:value-type="float" office:value="0.72085" calcext:value-type="float">
            <text:p>0,72085</text:p>
          </table:table-cell>
          <table:table-cell office:value-type="float" office:value="0.725264" calcext:value-type="float">
            <text:p>0,725264</text:p>
          </table:table-cell>
          <table:table-cell office:value-type="float" office:value="0.732346" calcext:value-type="float">
            <text:p>0,732346</text:p>
          </table:table-cell>
          <table:table-cell office:value-type="float" office:value="0.756972" calcext:value-type="float">
            <text:p>0,756972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70026" calcext:value-type="float">
            <text:p>0,7002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03457" calcext:value-type="float">
            <text:p>0,503457</text:p>
          </table:table-cell>
          <table:table-cell office:value-type="float" office:value="0.611026" calcext:value-type="float">
            <text:p>0,611026</text:p>
          </table:table-cell>
          <table:table-cell office:value-type="float" office:value="0.668342" calcext:value-type="float">
            <text:p>0,668342</text:p>
          </table:table-cell>
          <table:table-cell office:value-type="float" office:value="0.689165" calcext:value-type="float">
            <text:p>0,689165</text:p>
          </table:table-cell>
          <table:table-cell office:value-type="float" office:value="0.703754" calcext:value-type="float">
            <text:p>0,703754</text:p>
          </table:table-cell>
          <table:table-cell office:value-type="float" office:value="0.710975" calcext:value-type="float">
            <text:p>0,710975</text:p>
          </table:table-cell>
          <table:table-cell office:value-type="float" office:value="0.715345" calcext:value-type="float">
            <text:p>0,715345</text:p>
          </table:table-cell>
          <table:table-cell office:value-type="float" office:value="0.720105" calcext:value-type="float">
            <text:p>0,720105</text:p>
          </table:table-cell>
          <table:table-cell office:value-type="float" office:value="0.723657" calcext:value-type="float">
            <text:p>0,723657</text:p>
          </table:table-cell>
          <table:table-cell office:value-type="float" office:value="0.729953" calcext:value-type="float">
            <text:p>0,729953</text:p>
          </table:table-cell>
          <table:table-cell office:value-type="float" office:value="0.749053" calcext:value-type="float">
            <text:p>0,749053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702137" calcext:value-type="float">
            <text:p>0,70213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7302" calcext:value-type="float">
            <text:p>0,47302</text:p>
          </table:table-cell>
          <table:table-cell office:value-type="float" office:value="0.587278" calcext:value-type="float">
            <text:p>0,587278</text:p>
          </table:table-cell>
          <table:table-cell office:value-type="float" office:value="0.659988" calcext:value-type="float">
            <text:p>0,659988</text:p>
          </table:table-cell>
          <table:table-cell office:value-type="float" office:value="0.685125" calcext:value-type="float">
            <text:p>0,685125</text:p>
          </table:table-cell>
          <table:table-cell office:value-type="float" office:value="0.701702" calcext:value-type="float">
            <text:p>0,701702</text:p>
          </table:table-cell>
          <table:table-cell office:value-type="float" office:value="0.708962" calcext:value-type="float">
            <text:p>0,708962</text:p>
          </table:table-cell>
          <table:table-cell office:value-type="float" office:value="0.714296" calcext:value-type="float">
            <text:p>0,714296</text:p>
          </table:table-cell>
          <table:table-cell office:value-type="float" office:value="0.719714" calcext:value-type="float">
            <text:p>0,719714</text:p>
          </table:table-cell>
          <table:table-cell office:value-type="float" office:value="0.723905" calcext:value-type="float">
            <text:p>0,723905</text:p>
          </table:table-cell>
          <table:table-cell office:value-type="float" office:value="0.73011" calcext:value-type="float">
            <text:p>0,73011</text:p>
          </table:table-cell>
          <table:table-cell office:value-type="float" office:value="0.748463" calcext:value-type="float">
            <text:p>0,748463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7954" calcext:value-type="float">
            <text:p>0,69795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25421" calcext:value-type="float">
            <text:p>0,425421</text:p>
          </table:table-cell>
          <table:table-cell office:value-type="float" office:value="0.552354" calcext:value-type="float">
            <text:p>0,552354</text:p>
          </table:table-cell>
          <table:table-cell office:value-type="float" office:value="0.652547" calcext:value-type="float">
            <text:p>0,652547</text:p>
          </table:table-cell>
          <table:table-cell office:value-type="float" office:value="0.6795" calcext:value-type="float">
            <text:p>0,6795</text:p>
          </table:table-cell>
          <table:table-cell office:value-type="float" office:value="0.701263" calcext:value-type="float">
            <text:p>0,701263</text:p>
          </table:table-cell>
          <table:table-cell office:value-type="float" office:value="0.710843" calcext:value-type="float">
            <text:p>0,710843</text:p>
          </table:table-cell>
          <table:table-cell office:value-type="float" office:value="0.71679" calcext:value-type="float">
            <text:p>0,71679</text:p>
          </table:table-cell>
          <table:table-cell office:value-type="float" office:value="0.721165" calcext:value-type="float">
            <text:p>0,721165</text:p>
          </table:table-cell>
          <table:table-cell office:value-type="float" office:value="0.725468" calcext:value-type="float">
            <text:p>0,725468</text:p>
          </table:table-cell>
          <table:table-cell office:value-type="float" office:value="0.730835" calcext:value-type="float">
            <text:p>0,730835</text:p>
          </table:table-cell>
          <table:table-cell office:value-type="float" office:value="0.753337" calcext:value-type="float">
            <text:p>0,753337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441" calcext:value-type="float">
            <text:p>0,6944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25421" calcext:value-type="float">
            <text:p>0,425421</text:p>
          </table:table-cell>
          <table:table-cell office:value-type="float" office:value="0.550886" calcext:value-type="float">
            <text:p>0,550886</text:p>
          </table:table-cell>
          <table:table-cell office:value-type="float" office:value="0.640655" calcext:value-type="float">
            <text:p>0,640655</text:p>
          </table:table-cell>
          <table:table-cell office:value-type="float" office:value="0.675965" calcext:value-type="float">
            <text:p>0,675965</text:p>
          </table:table-cell>
          <table:table-cell office:value-type="float" office:value="0.702301" calcext:value-type="float">
            <text:p>0,702301</text:p>
          </table:table-cell>
          <table:table-cell office:value-type="float" office:value="0.712653" calcext:value-type="float">
            <text:p>0,712653</text:p>
          </table:table-cell>
          <table:table-cell office:value-type="float" office:value="0.717665" calcext:value-type="float">
            <text:p>0,717665</text:p>
          </table:table-cell>
          <table:table-cell office:value-type="float" office:value="0.721216" calcext:value-type="float">
            <text:p>0,721216</text:p>
          </table:table-cell>
          <table:table-cell office:value-type="float" office:value="0.72479" calcext:value-type="float">
            <text:p>0,72479</text:p>
          </table:table-cell>
          <table:table-cell office:value-type="float" office:value="0.730131" calcext:value-type="float">
            <text:p>0,730131</text:p>
          </table:table-cell>
          <table:table-cell office:value-type="float" office:value="0.751392" calcext:value-type="float">
            <text:p>0,751392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2765" calcext:value-type="float">
            <text:p>0,69276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45809" calcext:value-type="float">
            <text:p>0,445809</text:p>
          </table:table-cell>
          <table:table-cell office:value-type="float" office:value="0.559492" calcext:value-type="float">
            <text:p>0,559492</text:p>
          </table:table-cell>
          <table:table-cell office:value-type="float" office:value="0.650904" calcext:value-type="float">
            <text:p>0,650904</text:p>
          </table:table-cell>
          <table:table-cell office:value-type="float" office:value="0.675073" calcext:value-type="float">
            <text:p>0,675073</text:p>
          </table:table-cell>
          <table:table-cell office:value-type="float" office:value="0.693231" calcext:value-type="float">
            <text:p>0,693231</text:p>
          </table:table-cell>
          <table:table-cell office:value-type="float" office:value="0.707972" calcext:value-type="float">
            <text:p>0,707972</text:p>
          </table:table-cell>
          <table:table-cell office:value-type="float" office:value="0.714285" calcext:value-type="float">
            <text:p>0,714285</text:p>
          </table:table-cell>
          <table:table-cell office:value-type="float" office:value="0.719287" calcext:value-type="float">
            <text:p>0,719287</text:p>
          </table:table-cell>
          <table:table-cell office:value-type="float" office:value="0.723438" calcext:value-type="float">
            <text:p>0,723438</text:p>
          </table:table-cell>
          <table:table-cell office:value-type="float" office:value="0.7291" calcext:value-type="float">
            <text:p>0,7291</text:p>
          </table:table-cell>
          <table:table-cell office:value-type="float" office:value="0.749107" calcext:value-type="float">
            <text:p>0,749107</text:p>
          </table:table-cell>
          <table:table-cell office:value-type="float" office:value="0.779552" calcext:value-type="float">
            <text:p>0,779552</text:p>
          </table:table-cell>
          <table:table-cell office:value-type="float" office:value="0.692189" calcext:value-type="float">
            <text:p>0,69218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69203" calcext:value-type="float">
            <text:p>0,469203</text:p>
          </table:table-cell>
          <table:table-cell office:value-type="float" office:value="0.564363" calcext:value-type="float">
            <text:p>0,564363</text:p>
          </table:table-cell>
          <table:table-cell office:value-type="float" office:value="0.642598" calcext:value-type="float">
            <text:p>0,642598</text:p>
          </table:table-cell>
          <table:table-cell office:value-type="float" office:value="0.669576" calcext:value-type="float">
            <text:p>0,669576</text:p>
          </table:table-cell>
          <table:table-cell office:value-type="float" office:value="0.690091" calcext:value-type="float">
            <text:p>0,690091</text:p>
          </table:table-cell>
          <table:table-cell office:value-type="float" office:value="0.708121" calcext:value-type="float">
            <text:p>0,708121</text:p>
          </table:table-cell>
          <table:table-cell office:value-type="float" office:value="0.714463" calcext:value-type="float">
            <text:p>0,714463</text:p>
          </table:table-cell>
          <table:table-cell office:value-type="float" office:value="0.719611" calcext:value-type="float">
            <text:p>0,719611</text:p>
          </table:table-cell>
          <table:table-cell office:value-type="float" office:value="0.723832" calcext:value-type="float">
            <text:p>0,723832</text:p>
          </table:table-cell>
          <table:table-cell office:value-type="float" office:value="0.730236" calcext:value-type="float">
            <text:p>0,730236</text:p>
          </table:table-cell>
          <table:table-cell office:value-type="float" office:value="0.755274" calcext:value-type="float">
            <text:p>0,755274</text:p>
          </table:table-cell>
          <table:table-cell office:value-type="float" office:value="0.781703" calcext:value-type="float">
            <text:p>0,781703</text:p>
          </table:table-cell>
          <table:table-cell office:value-type="float" office:value="0.691816" calcext:value-type="float">
            <text:p>0,69181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69203" calcext:value-type="float">
            <text:p>0,469203</text:p>
          </table:table-cell>
          <table:table-cell office:value-type="float" office:value="0.575503" calcext:value-type="float">
            <text:p>0,575503</text:p>
          </table:table-cell>
          <table:table-cell office:value-type="float" office:value="0.647639" calcext:value-type="float">
            <text:p>0,647639</text:p>
          </table:table-cell>
          <table:table-cell office:value-type="float" office:value="0.672092" calcext:value-type="float">
            <text:p>0,672092</text:p>
          </table:table-cell>
          <table:table-cell office:value-type="float" office:value="0.691598" calcext:value-type="float">
            <text:p>0,691598</text:p>
          </table:table-cell>
          <table:table-cell office:value-type="float" office:value="0.707906" calcext:value-type="float">
            <text:p>0,707906</text:p>
          </table:table-cell>
          <table:table-cell office:value-type="float" office:value="0.715147" calcext:value-type="float">
            <text:p>0,715147</text:p>
          </table:table-cell>
          <table:table-cell office:value-type="float" office:value="0.720013" calcext:value-type="float">
            <text:p>0,720013</text:p>
          </table:table-cell>
          <table:table-cell office:value-type="float" office:value="0.724252" calcext:value-type="float">
            <text:p>0,724252</text:p>
          </table:table-cell>
          <table:table-cell office:value-type="float" office:value="0.730234" calcext:value-type="float">
            <text:p>0,730234</text:p>
          </table:table-cell>
          <table:table-cell office:value-type="float" office:value="0.750557" calcext:value-type="float">
            <text:p>0,750557</text:p>
          </table:table-cell>
          <table:table-cell office:value-type="float" office:value="0.781703" calcext:value-type="float">
            <text:p>0,781703</text:p>
          </table:table-cell>
          <table:table-cell office:value-type="float" office:value="0.693494" calcext:value-type="float">
            <text:p>0,69349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03" calcext:value-type="float">
            <text:p>0,469203</text:p>
          </table:table-cell>
          <table:table-cell office:value-type="float" office:value="0.554314" calcext:value-type="float">
            <text:p>0,554314</text:p>
          </table:table-cell>
          <table:table-cell office:value-type="float" office:value="0.640785" calcext:value-type="float">
            <text:p>0,640785</text:p>
          </table:table-cell>
          <table:table-cell office:value-type="float" office:value="0.668468" calcext:value-type="float">
            <text:p>0,668468</text:p>
          </table:table-cell>
          <table:table-cell office:value-type="float" office:value="0.693814" calcext:value-type="float">
            <text:p>0,693814</text:p>
          </table:table-cell>
          <table:table-cell office:value-type="float" office:value="0.708299" calcext:value-type="float">
            <text:p>0,708299</text:p>
          </table:table-cell>
          <table:table-cell office:value-type="float" office:value="0.713837" calcext:value-type="float">
            <text:p>0,713837</text:p>
          </table:table-cell>
          <table:table-cell office:value-type="float" office:value="0.717819" calcext:value-type="float">
            <text:p>0,717819</text:p>
          </table:table-cell>
          <table:table-cell office:value-type="float" office:value="0.722249" calcext:value-type="float">
            <text:p>0,722249</text:p>
          </table:table-cell>
          <table:table-cell office:value-type="float" office:value="0.728075" calcext:value-type="float">
            <text:p>0,728075</text:p>
          </table:table-cell>
          <table:table-cell office:value-type="float" office:value="0.748915" calcext:value-type="float">
            <text:p>0,748915</text:p>
          </table:table-cell>
          <table:table-cell office:value-type="float" office:value="0.781703" calcext:value-type="float">
            <text:p>0,781703</text:p>
          </table:table-cell>
          <table:table-cell office:value-type="float" office:value="0.689658" calcext:value-type="float">
            <text:p>0,68965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00664" calcext:value-type="float">
            <text:p>0,500664</text:p>
          </table:table-cell>
          <table:table-cell office:value-type="float" office:value="0.566657" calcext:value-type="float">
            <text:p>0,566657</text:p>
          </table:table-cell>
          <table:table-cell office:value-type="float" office:value="0.647284" calcext:value-type="float">
            <text:p>0,647284</text:p>
          </table:table-cell>
          <table:table-cell office:value-type="float" office:value="0.675697" calcext:value-type="float">
            <text:p>0,675697</text:p>
          </table:table-cell>
          <table:table-cell office:value-type="float" office:value="0.698238" calcext:value-type="float">
            <text:p>0,698238</text:p>
          </table:table-cell>
          <table:table-cell office:value-type="float" office:value="0.710213" calcext:value-type="float">
            <text:p>0,710213</text:p>
          </table:table-cell>
          <table:table-cell office:value-type="float" office:value="0.714425" calcext:value-type="float">
            <text:p>0,714425</text:p>
          </table:table-cell>
          <table:table-cell office:value-type="float" office:value="0.718986" calcext:value-type="float">
            <text:p>0,718986</text:p>
          </table:table-cell>
          <table:table-cell office:value-type="float" office:value="0.723955" calcext:value-type="float">
            <text:p>0,723955</text:p>
          </table:table-cell>
          <table:table-cell office:value-type="float" office:value="0.729219" calcext:value-type="float">
            <text:p>0,729219</text:p>
          </table:table-cell>
          <table:table-cell office:value-type="float" office:value="0.747291" calcext:value-type="float">
            <text:p>0,747291</text:p>
          </table:table-cell>
          <table:table-cell office:value-type="float" office:value="0.781703" calcext:value-type="float">
            <text:p>0,781703</text:p>
          </table:table-cell>
          <table:table-cell office:value-type="float" office:value="0.693197" calcext:value-type="float">
            <text:p>0,69319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16584" calcext:value-type="float">
            <text:p>0,416584</text:p>
          </table:table-cell>
          <table:table-cell office:value-type="float" office:value="0.567446" calcext:value-type="float">
            <text:p>0,567446</text:p>
          </table:table-cell>
          <table:table-cell office:value-type="float" office:value="0.649376" calcext:value-type="float">
            <text:p>0,649376</text:p>
          </table:table-cell>
          <table:table-cell office:value-type="float" office:value="0.677737" calcext:value-type="float">
            <text:p>0,677737</text:p>
          </table:table-cell>
          <table:table-cell office:value-type="float" office:value="0.695864" calcext:value-type="float">
            <text:p>0,695864</text:p>
          </table:table-cell>
          <table:table-cell office:value-type="float" office:value="0.708745" calcext:value-type="float">
            <text:p>0,708745</text:p>
          </table:table-cell>
          <table:table-cell office:value-type="float" office:value="0.713972" calcext:value-type="float">
            <text:p>0,713972</text:p>
          </table:table-cell>
          <table:table-cell office:value-type="float" office:value="0.719391" calcext:value-type="float">
            <text:p>0,719391</text:p>
          </table:table-cell>
          <table:table-cell office:value-type="float" office:value="0.723883" calcext:value-type="float">
            <text:p>0,723883</text:p>
          </table:table-cell>
          <table:table-cell office:value-type="float" office:value="0.72942" calcext:value-type="float">
            <text:p>0,72942</text:p>
          </table:table-cell>
          <table:table-cell office:value-type="float" office:value="0.75169" calcext:value-type="float">
            <text:p>0,75169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693753" calcext:value-type="float">
            <text:p>0,69375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14189" calcext:value-type="float">
            <text:p>-0,014189</text:p>
          </table:table-cell>
          <table:table-cell office:value-type="float" office:value="0.54258" calcext:value-type="float">
            <text:p>0,54258</text:p>
          </table:table-cell>
          <table:table-cell office:value-type="float" office:value="0.651997" calcext:value-type="float">
            <text:p>0,651997</text:p>
          </table:table-cell>
          <table:table-cell office:value-type="float" office:value="0.678303" calcext:value-type="float">
            <text:p>0,678303</text:p>
          </table:table-cell>
          <table:table-cell office:value-type="float" office:value="0.701826" calcext:value-type="float">
            <text:p>0,701826</text:p>
          </table:table-cell>
          <table:table-cell office:value-type="float" office:value="0.711456" calcext:value-type="float">
            <text:p>0,711456</text:p>
          </table:table-cell>
          <table:table-cell office:value-type="float" office:value="0.715556" calcext:value-type="float">
            <text:p>0,715556</text:p>
          </table:table-cell>
          <table:table-cell office:value-type="float" office:value="0.719684" calcext:value-type="float">
            <text:p>0,719684</text:p>
          </table:table-cell>
          <table:table-cell office:value-type="float" office:value="0.723909" calcext:value-type="float">
            <text:p>0,723909</text:p>
          </table:table-cell>
          <table:table-cell office:value-type="float" office:value="0.729294" calcext:value-type="float">
            <text:p>0,729294</text:p>
          </table:table-cell>
          <table:table-cell office:value-type="float" office:value="0.751206" calcext:value-type="float">
            <text:p>0,751206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692581" calcext:value-type="float">
            <text:p>0,69258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14189" calcext:value-type="float">
            <text:p>-0,014189</text:p>
          </table:table-cell>
          <table:table-cell office:value-type="float" office:value="0.525705" calcext:value-type="float">
            <text:p>0,525705</text:p>
          </table:table-cell>
          <table:table-cell office:value-type="float" office:value="0.637697" calcext:value-type="float">
            <text:p>0,637697</text:p>
          </table:table-cell>
          <table:table-cell office:value-type="float" office:value="0.668725" calcext:value-type="float">
            <text:p>0,668725</text:p>
          </table:table-cell>
          <table:table-cell office:value-type="float" office:value="0.694362" calcext:value-type="float">
            <text:p>0,694362</text:p>
          </table:table-cell>
          <table:table-cell office:value-type="float" office:value="0.707385" calcext:value-type="float">
            <text:p>0,707385</text:p>
          </table:table-cell>
          <table:table-cell office:value-type="float" office:value="0.714405" calcext:value-type="float">
            <text:p>0,714405</text:p>
          </table:table-cell>
          <table:table-cell office:value-type="float" office:value="0.719734" calcext:value-type="float">
            <text:p>0,719734</text:p>
          </table:table-cell>
          <table:table-cell office:value-type="float" office:value="0.724361" calcext:value-type="float">
            <text:p>0,724361</text:p>
          </table:table-cell>
          <table:table-cell office:value-type="float" office:value="0.73061" calcext:value-type="float">
            <text:p>0,73061</text:p>
          </table:table-cell>
          <table:table-cell office:value-type="float" office:value="0.75523" calcext:value-type="float">
            <text:p>0,75523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687821" calcext:value-type="float">
            <text:p>0,68782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42564" calcext:value-type="float">
            <text:p>0,342564</text:p>
          </table:table-cell>
          <table:table-cell office:value-type="float" office:value="0.551358" calcext:value-type="float">
            <text:p>0,551358</text:p>
          </table:table-cell>
          <table:table-cell office:value-type="float" office:value="0.644766" calcext:value-type="float">
            <text:p>0,644766</text:p>
          </table:table-cell>
          <table:table-cell office:value-type="float" office:value="0.670042" calcext:value-type="float">
            <text:p>0,670042</text:p>
          </table:table-cell>
          <table:table-cell office:value-type="float" office:value="0.693447" calcext:value-type="float">
            <text:p>0,693447</text:p>
          </table:table-cell>
          <table:table-cell office:value-type="float" office:value="0.707214" calcext:value-type="float">
            <text:p>0,707214</text:p>
          </table:table-cell>
          <table:table-cell office:value-type="float" office:value="0.714487" calcext:value-type="float">
            <text:p>0,714487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4178" calcext:value-type="float">
            <text:p>0,724178</text:p>
          </table:table-cell>
          <table:table-cell office:value-type="float" office:value="0.72966" calcext:value-type="float">
            <text:p>0,72966</text:p>
          </table:table-cell>
          <table:table-cell office:value-type="float" office:value="0.752638" calcext:value-type="float">
            <text:p>0,752638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690679" calcext:value-type="float">
            <text:p>0,69067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42564" calcext:value-type="float">
            <text:p>0,342564</text:p>
          </table:table-cell>
          <table:table-cell office:value-type="float" office:value="0.579606" calcext:value-type="float">
            <text:p>0,579606</text:p>
          </table:table-cell>
          <table:table-cell office:value-type="float" office:value="0.658298" calcext:value-type="float">
            <text:p>0,658298</text:p>
          </table:table-cell>
          <table:table-cell office:value-type="float" office:value="0.680371" calcext:value-type="float">
            <text:p>0,680371</text:p>
          </table:table-cell>
          <table:table-cell office:value-type="float" office:value="0.700808" calcext:value-type="float">
            <text:p>0,700808</text:p>
          </table:table-cell>
          <table:table-cell office:value-type="float" office:value="0.709954" calcext:value-type="float">
            <text:p>0,709954</text:p>
          </table:table-cell>
          <table:table-cell office:value-type="float" office:value="0.715827" calcext:value-type="float">
            <text:p>0,715827</text:p>
          </table:table-cell>
          <table:table-cell office:value-type="float" office:value="0.720837" calcext:value-type="float">
            <text:p>0,720837</text:p>
          </table:table-cell>
          <table:table-cell office:value-type="float" office:value="0.725105" calcext:value-type="float">
            <text:p>0,725105</text:p>
          </table:table-cell>
          <table:table-cell office:value-type="float" office:value="0.733911" calcext:value-type="float">
            <text:p>0,733911</text:p>
          </table:table-cell>
          <table:table-cell office:value-type="float" office:value="0.760161" calcext:value-type="float">
            <text:p>0,760161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698488" calcext:value-type="float">
            <text:p>0,69848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12951" calcext:value-type="float">
            <text:p>0,512951</text:p>
          </table:table-cell>
          <table:table-cell office:value-type="float" office:value="0.599256" calcext:value-type="float">
            <text:p>0,599256</text:p>
          </table:table-cell>
          <table:table-cell office:value-type="float" office:value="0.663798" calcext:value-type="float">
            <text:p>0,663798</text:p>
          </table:table-cell>
          <table:table-cell office:value-type="float" office:value="0.68952" calcext:value-type="float">
            <text:p>0,68952</text:p>
          </table:table-cell>
          <table:table-cell office:value-type="float" office:value="0.70292" calcext:value-type="float">
            <text:p>0,70292</text:p>
          </table:table-cell>
          <table:table-cell office:value-type="float" office:value="0.709746" calcext:value-type="float">
            <text:p>0,709746</text:p>
          </table:table-cell>
          <table:table-cell office:value-type="float" office:value="0.714815" calcext:value-type="float">
            <text:p>0,714815</text:p>
          </table:table-cell>
          <table:table-cell office:value-type="float" office:value="0.7192" calcext:value-type="float">
            <text:p>0,7192</text:p>
          </table:table-cell>
          <table:table-cell office:value-type="float" office:value="0.724162" calcext:value-type="float">
            <text:p>0,724162</text:p>
          </table:table-cell>
          <table:table-cell office:value-type="float" office:value="0.732151" calcext:value-type="float">
            <text:p>0,732151</text:p>
          </table:table-cell>
          <table:table-cell office:value-type="float" office:value="0.756803" calcext:value-type="float">
            <text:p>0,756803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1237" calcext:value-type="float">
            <text:p>0,70123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5698" calcext:value-type="float">
            <text:p>0,35698</text:p>
          </table:table-cell>
          <table:table-cell office:value-type="float" office:value="0.59269" calcext:value-type="float">
            <text:p>0,59269</text:p>
          </table:table-cell>
          <table:table-cell office:value-type="float" office:value="0.66822" calcext:value-type="float">
            <text:p>0,66822</text:p>
          </table:table-cell>
          <table:table-cell office:value-type="float" office:value="0.693294" calcext:value-type="float">
            <text:p>0,693294</text:p>
          </table:table-cell>
          <table:table-cell office:value-type="float" office:value="0.70536" calcext:value-type="float">
            <text:p>0,70536</text:p>
          </table:table-cell>
          <table:table-cell office:value-type="float" office:value="0.711149" calcext:value-type="float">
            <text:p>0,711149</text:p>
          </table:table-cell>
          <table:table-cell office:value-type="float" office:value="0.716067" calcext:value-type="float">
            <text:p>0,716067</text:p>
          </table:table-cell>
          <table:table-cell office:value-type="float" office:value="0.720593" calcext:value-type="float">
            <text:p>0,720593</text:p>
          </table:table-cell>
          <table:table-cell office:value-type="float" office:value="0.725561" calcext:value-type="float">
            <text:p>0,725561</text:p>
          </table:table-cell>
          <table:table-cell office:value-type="float" office:value="0.731459" calcext:value-type="float">
            <text:p>0,731459</text:p>
          </table:table-cell>
          <table:table-cell office:value-type="float" office:value="0.754686" calcext:value-type="float">
            <text:p>0,754686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1908" calcext:value-type="float">
            <text:p>0,70190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16999" calcext:value-type="float">
            <text:p>0,416999</text:p>
          </table:table-cell>
          <table:table-cell office:value-type="float" office:value="0.587618" calcext:value-type="float">
            <text:p>0,587618</text:p>
          </table:table-cell>
          <table:table-cell office:value-type="float" office:value="0.675062" calcext:value-type="float">
            <text:p>0,675062</text:p>
          </table:table-cell>
          <table:table-cell office:value-type="float" office:value="0.697241" calcext:value-type="float">
            <text:p>0,697241</text:p>
          </table:table-cell>
          <table:table-cell office:value-type="float" office:value="0.707015" calcext:value-type="float">
            <text:p>0,707015</text:p>
          </table:table-cell>
          <table:table-cell office:value-type="float" office:value="0.713001" calcext:value-type="float">
            <text:p>0,713001</text:p>
          </table:table-cell>
          <table:table-cell office:value-type="float" office:value="0.71756" calcext:value-type="float">
            <text:p>0,71756</text:p>
          </table:table-cell>
          <table:table-cell office:value-type="float" office:value="0.722163" calcext:value-type="float">
            <text:p>0,722163</text:p>
          </table:table-cell>
          <table:table-cell office:value-type="float" office:value="0.72649" calcext:value-type="float">
            <text:p>0,72649</text:p>
          </table:table-cell>
          <table:table-cell office:value-type="float" office:value="0.736366" calcext:value-type="float">
            <text:p>0,736366</text:p>
          </table:table-cell>
          <table:table-cell office:value-type="float" office:value="0.758238" calcext:value-type="float">
            <text:p>0,758238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4075" calcext:value-type="float">
            <text:p>0,70407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96351" calcext:value-type="float">
            <text:p>0,496351</text:p>
          </table:table-cell>
          <table:table-cell office:value-type="float" office:value="0.600722" calcext:value-type="float">
            <text:p>0,600722</text:p>
          </table:table-cell>
          <table:table-cell office:value-type="float" office:value="0.677164" calcext:value-type="float">
            <text:p>0,677164</text:p>
          </table:table-cell>
          <table:table-cell office:value-type="float" office:value="0.700714" calcext:value-type="float">
            <text:p>0,700714</text:p>
          </table:table-cell>
          <table:table-cell office:value-type="float" office:value="0.708821" calcext:value-type="float">
            <text:p>0,708821</text:p>
          </table:table-cell>
          <table:table-cell office:value-type="float" office:value="0.714745" calcext:value-type="float">
            <text:p>0,714745</text:p>
          </table:table-cell>
          <table:table-cell office:value-type="float" office:value="0.718406" calcext:value-type="float">
            <text:p>0,718406</text:p>
          </table:table-cell>
          <table:table-cell office:value-type="float" office:value="0.722838" calcext:value-type="float">
            <text:p>0,722838</text:p>
          </table:table-cell>
          <table:table-cell office:value-type="float" office:value="0.728824" calcext:value-type="float">
            <text:p>0,728824</text:p>
          </table:table-cell>
          <table:table-cell office:value-type="float" office:value="0.742691" calcext:value-type="float">
            <text:p>0,742691</text:p>
          </table:table-cell>
          <table:table-cell office:value-type="float" office:value="0.763459" calcext:value-type="float">
            <text:p>0,763459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7838" calcext:value-type="float">
            <text:p>0,70783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32301" calcext:value-type="float">
            <text:p>0,532301</text:p>
          </table:table-cell>
          <table:table-cell office:value-type="float" office:value="0.61211" calcext:value-type="float">
            <text:p>0,61211</text:p>
          </table:table-cell>
          <table:table-cell office:value-type="float" office:value="0.677189" calcext:value-type="float">
            <text:p>0,677189</text:p>
          </table:table-cell>
          <table:table-cell office:value-type="float" office:value="0.700641" calcext:value-type="float">
            <text:p>0,700641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714995" calcext:value-type="float">
            <text:p>0,714995</text:p>
          </table:table-cell>
          <table:table-cell office:value-type="float" office:value="0.71839" calcext:value-type="float">
            <text:p>0,71839</text:p>
          </table:table-cell>
          <table:table-cell office:value-type="float" office:value="0.722444" calcext:value-type="float">
            <text:p>0,722444</text:p>
          </table:table-cell>
          <table:table-cell office:value-type="float" office:value="0.728721" calcext:value-type="float">
            <text:p>0,728721</text:p>
          </table:table-cell>
          <table:table-cell office:value-type="float" office:value="0.742007" calcext:value-type="float">
            <text:p>0,742007</text:p>
          </table:table-cell>
          <table:table-cell office:value-type="float" office:value="0.761981" calcext:value-type="float">
            <text:p>0,761981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8686" calcext:value-type="float">
            <text:p>0,70868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29652" calcext:value-type="float">
            <text:p>0,429652</text:p>
          </table:table-cell>
          <table:table-cell office:value-type="float" office:value="0.610254" calcext:value-type="float">
            <text:p>0,610254</text:p>
          </table:table-cell>
          <table:table-cell office:value-type="float" office:value="0.67695" calcext:value-type="float">
            <text:p>0,67695</text:p>
          </table:table-cell>
          <table:table-cell office:value-type="float" office:value="0.695577" calcext:value-type="float">
            <text:p>0,695577</text:p>
          </table:table-cell>
          <table:table-cell office:value-type="float" office:value="0.707916" calcext:value-type="float">
            <text:p>0,707916</text:p>
          </table:table-cell>
          <table:table-cell office:value-type="float" office:value="0.714531" calcext:value-type="float">
            <text:p>0,714531</text:p>
          </table:table-cell>
          <table:table-cell office:value-type="float" office:value="0.718319" calcext:value-type="float">
            <text:p>0,718319</text:p>
          </table:table-cell>
          <table:table-cell office:value-type="float" office:value="0.723629" calcext:value-type="float">
            <text:p>0,723629</text:p>
          </table:table-cell>
          <table:table-cell office:value-type="float" office:value="0.730995" calcext:value-type="float">
            <text:p>0,730995</text:p>
          </table:table-cell>
          <table:table-cell office:value-type="float" office:value="0.750407" calcext:value-type="float">
            <text:p>0,750407</text:p>
          </table:table-cell>
          <table:table-cell office:value-type="float" office:value="0.764253" calcext:value-type="float">
            <text:p>0,764253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9283" calcext:value-type="float">
            <text:p>0,70928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06496" calcext:value-type="float">
            <text:p>0,506496</text:p>
          </table:table-cell>
          <table:table-cell office:value-type="float" office:value="0.598867" calcext:value-type="float">
            <text:p>0,598867</text:p>
          </table:table-cell>
          <table:table-cell office:value-type="float" office:value="0.668957" calcext:value-type="float">
            <text:p>0,668957</text:p>
          </table:table-cell>
          <table:table-cell office:value-type="float" office:value="0.688733" calcext:value-type="float">
            <text:p>0,688733</text:p>
          </table:table-cell>
          <table:table-cell office:value-type="float" office:value="0.703598" calcext:value-type="float">
            <text:p>0,703598</text:p>
          </table:table-cell>
          <table:table-cell office:value-type="float" office:value="0.714158" calcext:value-type="float">
            <text:p>0,714158</text:p>
          </table:table-cell>
          <table:table-cell office:value-type="float" office:value="0.719194" calcext:value-type="float">
            <text:p>0,719194</text:p>
          </table:table-cell>
          <table:table-cell office:value-type="float" office:value="0.725007" calcext:value-type="float">
            <text:p>0,725007</text:p>
          </table:table-cell>
          <table:table-cell office:value-type="float" office:value="0.731764" calcext:value-type="float">
            <text:p>0,731764</text:p>
          </table:table-cell>
          <table:table-cell office:value-type="float" office:value="0.749161" calcext:value-type="float">
            <text:p>0,749161</text:p>
          </table:table-cell>
          <table:table-cell office:value-type="float" office:value="0.763124" calcext:value-type="float">
            <text:p>0,763124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6256" calcext:value-type="float">
            <text:p>0,70625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95742" calcext:value-type="float">
            <text:p>0,295742</text:p>
          </table:table-cell>
          <table:table-cell office:value-type="float" office:value="0.601988" calcext:value-type="float">
            <text:p>0,601988</text:p>
          </table:table-cell>
          <table:table-cell office:value-type="float" office:value="0.678722" calcext:value-type="float">
            <text:p>0,678722</text:p>
          </table:table-cell>
          <table:table-cell office:value-type="float" office:value="0.697868" calcext:value-type="float">
            <text:p>0,697868</text:p>
          </table:table-cell>
          <table:table-cell office:value-type="float" office:value="0.709966" calcext:value-type="float">
            <text:p>0,709966</text:p>
          </table:table-cell>
          <table:table-cell office:value-type="float" office:value="0.71571" calcext:value-type="float">
            <text:p>0,71571</text:p>
          </table:table-cell>
          <table:table-cell office:value-type="float" office:value="0.719843" calcext:value-type="float">
            <text:p>0,719843</text:p>
          </table:table-cell>
          <table:table-cell office:value-type="float" office:value="0.725646" calcext:value-type="float">
            <text:p>0,725646</text:p>
          </table:table-cell>
          <table:table-cell office:value-type="float" office:value="0.730444" calcext:value-type="float">
            <text:p>0,730444</text:p>
          </table:table-cell>
          <table:table-cell office:value-type="float" office:value="0.744842" calcext:value-type="float">
            <text:p>0,744842</text:p>
          </table:table-cell>
          <table:table-cell office:value-type="float" office:value="0.761688" calcext:value-type="float">
            <text:p>0,761688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8672" calcext:value-type="float">
            <text:p>0,70867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95742" calcext:value-type="float">
            <text:p>0,295742</text:p>
          </table:table-cell>
          <table:table-cell office:value-type="float" office:value="0.58382" calcext:value-type="float">
            <text:p>0,58382</text:p>
          </table:table-cell>
          <table:table-cell office:value-type="float" office:value="0.679838" calcext:value-type="float">
            <text:p>0,679838</text:p>
          </table:table-cell>
          <table:table-cell office:value-type="float" office:value="0.701213" calcext:value-type="float">
            <text:p>0,701213</text:p>
          </table:table-cell>
          <table:table-cell office:value-type="float" office:value="0.711714" calcext:value-type="float">
            <text:p>0,711714</text:p>
          </table:table-cell>
          <table:table-cell office:value-type="float" office:value="0.716353" calcext:value-type="float">
            <text:p>0,716353</text:p>
          </table:table-cell>
          <table:table-cell office:value-type="float" office:value="0.720533" calcext:value-type="float">
            <text:p>0,720533</text:p>
          </table:table-cell>
          <table:table-cell office:value-type="float" office:value="0.725763" calcext:value-type="float">
            <text:p>0,725763</text:p>
          </table:table-cell>
          <table:table-cell office:value-type="float" office:value="0.73177" calcext:value-type="float">
            <text:p>0,73177</text:p>
          </table:table-cell>
          <table:table-cell office:value-type="float" office:value="0.744345" calcext:value-type="float">
            <text:p>0,744345</text:p>
          </table:table-cell>
          <table:table-cell office:value-type="float" office:value="0.762023" calcext:value-type="float">
            <text:p>0,762023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7737" calcext:value-type="float">
            <text:p>0,7077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24108" calcext:value-type="float">
            <text:p>0,224108</text:p>
          </table:table-cell>
          <table:table-cell office:value-type="float" office:value="0.531556" calcext:value-type="float">
            <text:p>0,531556</text:p>
          </table:table-cell>
          <table:table-cell office:value-type="float" office:value="0.679171" calcext:value-type="float">
            <text:p>0,679171</text:p>
          </table:table-cell>
          <table:table-cell office:value-type="float" office:value="0.699134" calcext:value-type="float">
            <text:p>0,699134</text:p>
          </table:table-cell>
          <table:table-cell office:value-type="float" office:value="0.710252" calcext:value-type="float">
            <text:p>0,710252</text:p>
          </table:table-cell>
          <table:table-cell office:value-type="float" office:value="0.715763" calcext:value-type="float">
            <text:p>0,715763</text:p>
          </table:table-cell>
          <table:table-cell office:value-type="float" office:value="0.720305" calcext:value-type="float">
            <text:p>0,720305</text:p>
          </table:table-cell>
          <table:table-cell office:value-type="float" office:value="0.725495" calcext:value-type="float">
            <text:p>0,725495</text:p>
          </table:table-cell>
          <table:table-cell office:value-type="float" office:value="0.731805" calcext:value-type="float">
            <text:p>0,731805</text:p>
          </table:table-cell>
          <table:table-cell office:value-type="float" office:value="0.744034" calcext:value-type="float">
            <text:p>0,744034</text:p>
          </table:table-cell>
          <table:table-cell office:value-type="float" office:value="0.761272" calcext:value-type="float">
            <text:p>0,761272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1879" calcext:value-type="float">
            <text:p>0,70187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97379" calcext:value-type="float">
            <text:p>0,297379</text:p>
          </table:table-cell>
          <table:table-cell office:value-type="float" office:value="0.560489" calcext:value-type="float">
            <text:p>0,560489</text:p>
          </table:table-cell>
          <table:table-cell office:value-type="float" office:value="0.681841" calcext:value-type="float">
            <text:p>0,681841</text:p>
          </table:table-cell>
          <table:table-cell office:value-type="float" office:value="0.702174" calcext:value-type="float">
            <text:p>0,702174</text:p>
          </table:table-cell>
          <table:table-cell office:value-type="float" office:value="0.71117" calcext:value-type="float">
            <text:p>0,71117</text:p>
          </table:table-cell>
          <table:table-cell office:value-type="float" office:value="0.715718" calcext:value-type="float">
            <text:p>0,715718</text:p>
          </table:table-cell>
          <table:table-cell office:value-type="float" office:value="0.719672" calcext:value-type="float">
            <text:p>0,719672</text:p>
          </table:table-cell>
          <table:table-cell office:value-type="float" office:value="0.72485" calcext:value-type="float">
            <text:p>0,72485</text:p>
          </table:table-cell>
          <table:table-cell office:value-type="float" office:value="0.7319" calcext:value-type="float">
            <text:p>0,7319</text:p>
          </table:table-cell>
          <table:table-cell office:value-type="float" office:value="0.746588" calcext:value-type="float">
            <text:p>0,746588</text:p>
          </table:table-cell>
          <table:table-cell office:value-type="float" office:value="0.762823" calcext:value-type="float">
            <text:p>0,762823</text:p>
          </table:table-cell>
          <table:table-cell office:value-type="float" office:value="0.785483" calcext:value-type="float">
            <text:p>0,785483</text:p>
          </table:table-cell>
          <table:table-cell office:value-type="float" office:value="0.705722" calcext:value-type="float">
            <text:p>0,7057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54:58.893279420</dc:date>
    <meta:editing-duration>PT49S</meta:editing-duration>
    <meta:editing-cycles>1</meta:editing-cycles>
    <meta:document-statistic meta:table-count="1" meta:cell-count="42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301 mcc.C1:mcc.N301" chart:data-source-has-labels="both" svg:x="1.457cm" svg:y="0.251cm" svg:width="17.567cm" svg:height="11.088cm">
          <chart:coordinate-region svg:x="2.29cm" svg:y="0.45cm" svg:width="16.705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0.221148">
                <text:p>-0.221148</text:p>
                <draw:g>
                  <svg:desc>mcc.C2:mcc.C301</svg:desc>
                </draw:g>
              </table:table-cell>
              <table:table-cell office:value-type="float" office:value="-0.100127">
                <text:p>-0.100127</text:p>
                <draw:g>
                  <svg:desc>mcc.D2:mcc.D301</svg:desc>
                </draw:g>
              </table:table-cell>
              <table:table-cell office:value-type="float" office:value="-0.033937">
                <text:p>-0.033937</text:p>
                <draw:g>
                  <svg:desc>mcc.E2:mcc.E301</svg:desc>
                </draw:g>
              </table:table-cell>
              <table:table-cell office:value-type="float" office:value="-0.007011">
                <text:p>-0.007011</text:p>
                <draw:g>
                  <svg:desc>mcc.F2:mcc.F301</svg:desc>
                </draw:g>
              </table:table-cell>
              <table:table-cell office:value-type="float" office:value="-0.001591">
                <text:p>-0.001591</text:p>
                <draw:g>
                  <svg:desc>mcc.G2:mcc.G301</svg:desc>
                </draw:g>
              </table:table-cell>
              <table:table-cell office:value-type="float" office:value="0.000977">
                <text:p>0.000977</text:p>
                <draw:g>
                  <svg:desc>mcc.H2:mcc.H301</svg:desc>
                </draw:g>
              </table:table-cell>
              <table:table-cell office:value-type="float" office:value="0.006789">
                <text:p>0.006789</text:p>
                <draw:g>
                  <svg:desc>mcc.I2:mcc.I301</svg:desc>
                </draw:g>
              </table:table-cell>
              <table:table-cell office:value-type="float" office:value="0.033925">
                <text:p>0.033925</text:p>
                <draw:g>
                  <svg:desc>mcc.J2:mcc.J301</svg:desc>
                </draw:g>
              </table:table-cell>
              <table:table-cell office:value-type="float" office:value="0.099006">
                <text:p>0.099006</text:p>
                <draw:g>
                  <svg:desc>mcc.K2:mcc.K301</svg:desc>
                </draw:g>
              </table:table-cell>
              <table:table-cell office:value-type="float" office:value="0.209578">
                <text:p>0.209578</text:p>
                <draw:g>
                  <svg:desc>mcc.L2:mcc.L301</svg:desc>
                </draw:g>
              </table:table-cell>
              <table:table-cell office:value-type="float" office:value="0.438555">
                <text:p>0.438555</text:p>
                <draw:g>
                  <svg:desc>mcc.M2:mcc.M301</svg:desc>
                </draw:g>
              </table:table-cell>
              <table:table-cell office:value-type="float" office:value="-0.001354">
                <text:p>-0.001354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212846">
                <text:p>-0.212846</text:p>
              </table:table-cell>
              <table:table-cell office:value-type="float" office:value="-0.085227">
                <text:p>-0.085227</text:p>
              </table:table-cell>
              <table:table-cell office:value-type="float" office:value="-0.02976">
                <text:p>-0.02976</text:p>
              </table:table-cell>
              <table:table-cell office:value-type="float" office:value="-0.008623">
                <text:p>-0.008623</text:p>
              </table:table-cell>
              <table:table-cell office:value-type="float" office:value="-0.002191">
                <text:p>-0.002191</text:p>
              </table:table-cell>
              <table:table-cell office:value-type="float" office:value="0.001225">
                <text:p>0.001225</text:p>
              </table:table-cell>
              <table:table-cell office:value-type="float" office:value="0.00958">
                <text:p>0.00958</text:p>
              </table:table-cell>
              <table:table-cell office:value-type="float" office:value="0.063152">
                <text:p>0.063152</text:p>
              </table:table-cell>
              <table:table-cell office:value-type="float" office:value="0.131038">
                <text:p>0.131038</text:p>
              </table:table-cell>
              <table:table-cell office:value-type="float" office:value="0.255703">
                <text:p>0.255703</text:p>
              </table:table-cell>
              <table:table-cell office:value-type="float" office:value="0.438555">
                <text:p>0.438555</text:p>
              </table:table-cell>
              <table:table-cell office:value-type="float" office:value="0.012205">
                <text:p>0.0122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145218">
                <text:p>-0.145218</text:p>
              </table:table-cell>
              <table:table-cell office:value-type="float" office:value="-0.058927">
                <text:p>-0.058927</text:p>
              </table:table-cell>
              <table:table-cell office:value-type="float" office:value="-0.018446">
                <text:p>-0.018446</text:p>
              </table:table-cell>
              <table:table-cell office:value-type="float" office:value="-0.006719">
                <text:p>-0.006719</text:p>
              </table:table-cell>
              <table:table-cell office:value-type="float" office:value="-0.002001">
                <text:p>-0.002001</text:p>
              </table:table-cell>
              <table:table-cell office:value-type="float" office:value="0.001071">
                <text:p>0.001071</text:p>
              </table:table-cell>
              <table:table-cell office:value-type="float" office:value="0.010716">
                <text:p>0.010716</text:p>
              </table:table-cell>
              <table:table-cell office:value-type="float" office:value="0.059492">
                <text:p>0.059492</text:p>
              </table:table-cell>
              <table:table-cell office:value-type="float" office:value="0.121252">
                <text:p>0.121252</text:p>
              </table:table-cell>
              <table:table-cell office:value-type="float" office:value="0.293207">
                <text:p>0.293207</text:p>
              </table:table-cell>
              <table:table-cell office:value-type="float" office:value="0.443543">
                <text:p>0.443543</text:p>
              </table:table-cell>
              <table:table-cell office:value-type="float" office:value="0.025443">
                <text:p>0.0254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167609">
                <text:p>-0.167609</text:p>
              </table:table-cell>
              <table:table-cell office:value-type="float" office:value="-0.057079">
                <text:p>-0.057079</text:p>
              </table:table-cell>
              <table:table-cell office:value-type="float" office:value="-0.011235">
                <text:p>-0.011235</text:p>
              </table:table-cell>
              <table:table-cell office:value-type="float" office:value="-0.003593">
                <text:p>-0.003593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01777">
                <text:p>0.001777</text:p>
              </table:table-cell>
              <table:table-cell office:value-type="float" office:value="0.014238">
                <text:p>0.014238</text:p>
              </table:table-cell>
              <table:table-cell office:value-type="float" office:value="0.061068">
                <text:p>0.061068</text:p>
              </table:table-cell>
              <table:table-cell office:value-type="float" office:value="0.119996">
                <text:p>0.119996</text:p>
              </table:table-cell>
              <table:table-cell office:value-type="float" office:value="0.285923">
                <text:p>0.285923</text:p>
              </table:table-cell>
              <table:table-cell office:value-type="float" office:value="0.443543">
                <text:p>0.443543</text:p>
              </table:table-cell>
              <table:table-cell office:value-type="float" office:value="0.024267">
                <text:p>0.024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169878">
                <text:p>-0.169878</text:p>
              </table:table-cell>
              <table:table-cell office:value-type="float" office:value="-0.052013">
                <text:p>-0.052013</text:p>
              </table:table-cell>
              <table:table-cell office:value-type="float" office:value="-0.009462">
                <text:p>-0.009462</text:p>
              </table:table-cell>
              <table:table-cell office:value-type="float" office:value="-0.002937">
                <text:p>-0.002937</text:p>
              </table:table-cell>
              <table:table-cell office:value-type="float" office:value="-0.000448">
                <text:p>-0.000448</text:p>
              </table:table-cell>
              <table:table-cell office:value-type="float" office:value="0.003734">
                <text:p>0.003734</text:p>
              </table:table-cell>
              <table:table-cell office:value-type="float" office:value="0.021519">
                <text:p>0.021519</text:p>
              </table:table-cell>
              <table:table-cell office:value-type="float" office:value="0.063954">
                <text:p>0.063954</text:p>
              </table:table-cell>
              <table:table-cell office:value-type="float" office:value="0.141173">
                <text:p>0.141173</text:p>
              </table:table-cell>
              <table:table-cell office:value-type="float" office:value="0.300676">
                <text:p>0.300676</text:p>
              </table:table-cell>
              <table:table-cell office:value-type="float" office:value="0.443543">
                <text:p>0.443543</text:p>
              </table:table-cell>
              <table:table-cell office:value-type="float" office:value="0.029632">
                <text:p>0.029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53527">
                <text:p>-0.153527</text:p>
              </table:table-cell>
              <table:table-cell office:value-type="float" office:value="-0.038668">
                <text:p>-0.038668</text:p>
              </table:table-cell>
              <table:table-cell office:value-type="float" office:value="-0.00836">
                <text:p>-0.00836</text:p>
              </table:table-cell>
              <table:table-cell office:value-type="float" office:value="-0.002712">
                <text:p>-0.002712</text:p>
              </table:table-cell>
              <table:table-cell office:value-type="float" office:value="0.000163">
                <text:p>0.000163</text:p>
              </table:table-cell>
              <table:table-cell office:value-type="float" office:value="0.004874">
                <text:p>0.004874</text:p>
              </table:table-cell>
              <table:table-cell office:value-type="float" office:value="0.021583">
                <text:p>0.021583</text:p>
              </table:table-cell>
              <table:table-cell office:value-type="float" office:value="0.070287">
                <text:p>0.070287</text:p>
              </table:table-cell>
              <table:table-cell office:value-type="float" office:value="0.147202">
                <text:p>0.147202</text:p>
              </table:table-cell>
              <table:table-cell office:value-type="float" office:value="0.31802">
                <text:p>0.31802</text:p>
              </table:table-cell>
              <table:table-cell office:value-type="float" office:value="0.443543">
                <text:p>0.443543</text:p>
              </table:table-cell>
              <table:table-cell office:value-type="float" office:value="0.035886">
                <text:p>0.035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1493">
                <text:p>-0.1493</text:p>
              </table:table-cell>
              <table:table-cell office:value-type="float" office:value="-0.055986">
                <text:p>-0.055986</text:p>
              </table:table-cell>
              <table:table-cell office:value-type="float" office:value="-0.009896">
                <text:p>-0.009896</text:p>
              </table:table-cell>
              <table:table-cell office:value-type="float" office:value="-0.002436">
                <text:p>-0.002436</text:p>
              </table:table-cell>
              <table:table-cell office:value-type="float" office:value="0.000237">
                <text:p>0.000237</text:p>
              </table:table-cell>
              <table:table-cell office:value-type="float" office:value="0.004739">
                <text:p>0.004739</text:p>
              </table:table-cell>
              <table:table-cell office:value-type="float" office:value="0.025301">
                <text:p>0.025301</text:p>
              </table:table-cell>
              <table:table-cell office:value-type="float" office:value="0.072617">
                <text:p>0.072617</text:p>
              </table:table-cell>
              <table:table-cell office:value-type="float" office:value="0.152011">
                <text:p>0.152011</text:p>
              </table:table-cell>
              <table:table-cell office:value-type="float" office:value="0.326059">
                <text:p>0.326059</text:p>
              </table:table-cell>
              <table:table-cell office:value-type="float" office:value="0.443543">
                <text:p>0.443543</text:p>
              </table:table-cell>
              <table:table-cell office:value-type="float" office:value="0.036335">
                <text:p>0.0363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157584">
                <text:p>-0.157584</text:p>
              </table:table-cell>
              <table:table-cell office:value-type="float" office:value="-0.053515">
                <text:p>-0.053515</text:p>
              </table:table-cell>
              <table:table-cell office:value-type="float" office:value="-0.008403">
                <text:p>-0.008403</text:p>
              </table:table-cell>
              <table:table-cell office:value-type="float" office:value="-0.001377">
                <text:p>-0.001377</text:p>
              </table:table-cell>
              <table:table-cell office:value-type="float" office:value="0.001415">
                <text:p>0.001415</text:p>
              </table:table-cell>
              <table:table-cell office:value-type="float" office:value="0.007049">
                <text:p>0.007049</text:p>
              </table:table-cell>
              <table:table-cell office:value-type="float" office:value="0.032729">
                <text:p>0.032729</text:p>
              </table:table-cell>
              <table:table-cell office:value-type="float" office:value="0.089415">
                <text:p>0.089415</text:p>
              </table:table-cell>
              <table:table-cell office:value-type="float" office:value="0.165561">
                <text:p>0.165561</text:p>
              </table:table-cell>
              <table:table-cell office:value-type="float" office:value="0.330846">
                <text:p>0.330846</text:p>
              </table:table-cell>
              <table:table-cell office:value-type="float" office:value="0.443543">
                <text:p>0.443543</text:p>
              </table:table-cell>
              <table:table-cell office:value-type="float" office:value="0.040613">
                <text:p>0.0406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42503">
                <text:p>-0.142503</text:p>
              </table:table-cell>
              <table:table-cell office:value-type="float" office:value="-0.031986">
                <text:p>-0.031986</text:p>
              </table:table-cell>
              <table:table-cell office:value-type="float" office:value="-0.004491">
                <text:p>-0.004491</text:p>
              </table:table-cell>
              <table:table-cell office:value-type="float" office:value="-0.00037">
                <text:p>-0.00037</text:p>
              </table:table-cell>
              <table:table-cell office:value-type="float" office:value="0.003296">
                <text:p>0.003296</text:p>
              </table:table-cell>
              <table:table-cell office:value-type="float" office:value="0.018042">
                <text:p>0.018042</text:p>
              </table:table-cell>
              <table:table-cell office:value-type="float" office:value="0.055053">
                <text:p>0.055053</text:p>
              </table:table-cell>
              <table:table-cell office:value-type="float" office:value="0.109394">
                <text:p>0.109394</text:p>
              </table:table-cell>
              <table:table-cell office:value-type="float" office:value="0.192702">
                <text:p>0.192702</text:p>
              </table:table-cell>
              <table:table-cell office:value-type="float" office:value="0.353461">
                <text:p>0.353461</text:p>
              </table:table-cell>
              <table:table-cell office:value-type="float" office:value="0.484807">
                <text:p>0.484807</text:p>
              </table:table-cell>
              <table:table-cell office:value-type="float" office:value="0.05526">
                <text:p>0.055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164195">
                <text:p>-0.164195</text:p>
              </table:table-cell>
              <table:table-cell office:value-type="float" office:value="-0.031351">
                <text:p>-0.031351</text:p>
              </table:table-cell>
              <table:table-cell office:value-type="float" office:value="-0.003824">
                <text:p>-0.003824</text:p>
              </table:table-cell>
              <table:table-cell office:value-type="float" office:value="-0.00015">
                <text:p>-0.00015</text:p>
              </table:table-cell>
              <table:table-cell office:value-type="float" office:value="0.005581">
                <text:p>0.005581</text:p>
              </table:table-cell>
              <table:table-cell office:value-type="float" office:value="0.023885">
                <text:p>0.023885</text:p>
              </table:table-cell>
              <table:table-cell office:value-type="float" office:value="0.067053">
                <text:p>0.067053</text:p>
              </table:table-cell>
              <table:table-cell office:value-type="float" office:value="0.141683">
                <text:p>0.141683</text:p>
              </table:table-cell>
              <table:table-cell office:value-type="float" office:value="0.236483">
                <text:p>0.236483</text:p>
              </table:table-cell>
              <table:table-cell office:value-type="float" office:value="0.372092">
                <text:p>0.372092</text:p>
              </table:table-cell>
              <table:table-cell office:value-type="float" office:value="0.507018">
                <text:p>0.507018</text:p>
              </table:table-cell>
              <table:table-cell office:value-type="float" office:value="0.064726">
                <text:p>0.0647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68576">
                <text:p>-0.168576</text:p>
              </table:table-cell>
              <table:table-cell office:value-type="float" office:value="-0.021895">
                <text:p>-0.021895</text:p>
              </table:table-cell>
              <table:table-cell office:value-type="float" office:value="-0.003511">
                <text:p>-0.003511</text:p>
              </table:table-cell>
              <table:table-cell office:value-type="float" office:value="0.000419">
                <text:p>0.000419</text:p>
              </table:table-cell>
              <table:table-cell office:value-type="float" office:value="0.007889">
                <text:p>0.007889</text:p>
              </table:table-cell>
              <table:table-cell office:value-type="float" office:value="0.025907">
                <text:p>0.025907</text:p>
              </table:table-cell>
              <table:table-cell office:value-type="float" office:value="0.068653">
                <text:p>0.068653</text:p>
              </table:table-cell>
              <table:table-cell office:value-type="float" office:value="0.134873">
                <text:p>0.134873</text:p>
              </table:table-cell>
              <table:table-cell office:value-type="float" office:value="0.236609">
                <text:p>0.236609</text:p>
              </table:table-cell>
              <table:table-cell office:value-type="float" office:value="0.368936">
                <text:p>0.368936</text:p>
              </table:table-cell>
              <table:table-cell office:value-type="float" office:value="0.507018">
                <text:p>0.507018</text:p>
              </table:table-cell>
              <table:table-cell office:value-type="float" office:value="0.064931">
                <text:p>0.064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46274">
                <text:p>-0.146274</text:p>
              </table:table-cell>
              <table:table-cell office:value-type="float" office:value="-0.021752">
                <text:p>-0.021752</text:p>
              </table:table-cell>
              <table:table-cell office:value-type="float" office:value="-0.003098">
                <text:p>-0.003098</text:p>
              </table:table-cell>
              <table:table-cell office:value-type="float" office:value="0.001948">
                <text:p>0.001948</text:p>
              </table:table-cell>
              <table:table-cell office:value-type="float" office:value="0.014969">
                <text:p>0.014969</text:p>
              </table:table-cell>
              <table:table-cell office:value-type="float" office:value="0.044129">
                <text:p>0.044129</text:p>
              </table:table-cell>
              <table:table-cell office:value-type="float" office:value="0.103772">
                <text:p>0.103772</text:p>
              </table:table-cell>
              <table:table-cell office:value-type="float" office:value="0.167266">
                <text:p>0.167266</text:p>
              </table:table-cell>
              <table:table-cell office:value-type="float" office:value="0.242611">
                <text:p>0.242611</text:p>
              </table:table-cell>
              <table:table-cell office:value-type="float" office:value="0.367139">
                <text:p>0.367139</text:p>
              </table:table-cell>
              <table:table-cell office:value-type="float" office:value="0.507018">
                <text:p>0.507018</text:p>
              </table:table-cell>
              <table:table-cell office:value-type="float" office:value="0.077071">
                <text:p>0.0770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152165">
                <text:p>-0.152165</text:p>
              </table:table-cell>
              <table:table-cell office:value-type="float" office:value="-0.024031">
                <text:p>-0.024031</text:p>
              </table:table-cell>
              <table:table-cell office:value-type="float" office:value="-0.00271">
                <text:p>-0.00271</text:p>
              </table:table-cell>
              <table:table-cell office:value-type="float" office:value="0.007383">
                <text:p>0.007383</text:p>
              </table:table-cell>
              <table:table-cell office:value-type="float" office:value="0.025458">
                <text:p>0.025458</text:p>
              </table:table-cell>
              <table:table-cell office:value-type="float" office:value="0.063258">
                <text:p>0.063258</text:p>
              </table:table-cell>
              <table:table-cell office:value-type="float" office:value="0.121478">
                <text:p>0.121478</text:p>
              </table:table-cell>
              <table:table-cell office:value-type="float" office:value="0.181035">
                <text:p>0.181035</text:p>
              </table:table-cell>
              <table:table-cell office:value-type="float" office:value="0.254445">
                <text:p>0.254445</text:p>
              </table:table-cell>
              <table:table-cell office:value-type="float" office:value="0.375216">
                <text:p>0.375216</text:p>
              </table:table-cell>
              <table:table-cell office:value-type="float" office:value="0.507018">
                <text:p>0.507018</text:p>
              </table:table-cell>
              <table:table-cell office:value-type="float" office:value="0.084937">
                <text:p>0.0849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1201">
                <text:p>-0.1201</text:p>
              </table:table-cell>
              <table:table-cell office:value-type="float" office:value="-0.00909">
                <text:p>-0.00909</text:p>
              </table:table-cell>
              <table:table-cell office:value-type="float" office:value="0.000647">
                <text:p>0.000647</text:p>
              </table:table-cell>
              <table:table-cell office:value-type="float" office:value="0.014577">
                <text:p>0.014577</text:p>
              </table:table-cell>
              <table:table-cell office:value-type="float" office:value="0.037902">
                <text:p>0.037902</text:p>
              </table:table-cell>
              <table:table-cell office:value-type="float" office:value="0.078892">
                <text:p>0.078892</text:p>
              </table:table-cell>
              <table:table-cell office:value-type="float" office:value="0.137413">
                <text:p>0.137413</text:p>
              </table:table-cell>
              <table:table-cell office:value-type="float" office:value="0.203">
                <text:p>0.203</text:p>
              </table:table-cell>
              <table:table-cell office:value-type="float" office:value="0.301611">
                <text:p>0.301611</text:p>
              </table:table-cell>
              <table:table-cell office:value-type="float" office:value="0.411189">
                <text:p>0.411189</text:p>
              </table:table-cell>
              <table:table-cell office:value-type="float" office:value="0.507018">
                <text:p>0.507018</text:p>
              </table:table-cell>
              <table:table-cell office:value-type="float" office:value="0.105604">
                <text:p>0.1056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90006">
                <text:p>-0.090006</text:p>
              </table:table-cell>
              <table:table-cell office:value-type="float" office:value="-0.004602">
                <text:p>-0.004602</text:p>
              </table:table-cell>
              <table:table-cell office:value-type="float" office:value="0.003509">
                <text:p>0.003509</text:p>
              </table:table-cell>
              <table:table-cell office:value-type="float" office:value="0.022592">
                <text:p>0.022592</text:p>
              </table:table-cell>
              <table:table-cell office:value-type="float" office:value="0.056637">
                <text:p>0.056637</text:p>
              </table:table-cell>
              <table:table-cell office:value-type="float" office:value="0.11486">
                <text:p>0.11486</text:p>
              </table:table-cell>
              <table:table-cell office:value-type="float" office:value="0.165113">
                <text:p>0.165113</text:p>
              </table:table-cell>
              <table:table-cell office:value-type="float" office:value="0.248096">
                <text:p>0.248096</text:p>
              </table:table-cell>
              <table:table-cell office:value-type="float" office:value="0.329004">
                <text:p>0.329004</text:p>
              </table:table-cell>
              <table:table-cell office:value-type="float" office:value="0.427123">
                <text:p>0.427123</text:p>
              </table:table-cell>
              <table:table-cell office:value-type="float" office:value="0.507018">
                <text:p>0.507018</text:p>
              </table:table-cell>
              <table:table-cell office:value-type="float" office:value="0.127233">
                <text:p>0.1272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70869">
                <text:p>-0.070869</text:p>
              </table:table-cell>
              <table:table-cell office:value-type="float" office:value="-0.003398">
                <text:p>-0.003398</text:p>
              </table:table-cell>
              <table:table-cell office:value-type="float" office:value="0.009619">
                <text:p>0.009619</text:p>
              </table:table-cell>
              <table:table-cell office:value-type="float" office:value="0.030583">
                <text:p>0.030583</text:p>
              </table:table-cell>
              <table:table-cell office:value-type="float" office:value="0.072445">
                <text:p>0.072445</text:p>
              </table:table-cell>
              <table:table-cell office:value-type="float" office:value="0.1298">
                <text:p>0.1298</text:p>
              </table:table-cell>
              <table:table-cell office:value-type="float" office:value="0.172786">
                <text:p>0.172786</text:p>
              </table:table-cell>
              <table:table-cell office:value-type="float" office:value="0.24807">
                <text:p>0.24807</text:p>
              </table:table-cell>
              <table:table-cell office:value-type="float" office:value="0.313265">
                <text:p>0.313265</text:p>
              </table:table-cell>
              <table:table-cell office:value-type="float" office:value="0.423761">
                <text:p>0.423761</text:p>
              </table:table-cell>
              <table:table-cell office:value-type="float" office:value="0.507018">
                <text:p>0.507018</text:p>
              </table:table-cell>
              <table:table-cell office:value-type="float" office:value="0.132606">
                <text:p>0.1326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91626">
                <text:p>-0.091626</text:p>
              </table:table-cell>
              <table:table-cell office:value-type="float" office:value="-0.010295">
                <text:p>-0.010295</text:p>
              </table:table-cell>
              <table:table-cell office:value-type="float" office:value="0.005985">
                <text:p>0.005985</text:p>
              </table:table-cell>
              <table:table-cell office:value-type="float" office:value="0.026265">
                <text:p>0.026265</text:p>
              </table:table-cell>
              <table:table-cell office:value-type="float" office:value="0.064866">
                <text:p>0.064866</text:p>
              </table:table-cell>
              <table:table-cell office:value-type="float" office:value="0.114853">
                <text:p>0.114853</text:p>
              </table:table-cell>
              <table:table-cell office:value-type="float" office:value="0.165824">
                <text:p>0.165824</text:p>
              </table:table-cell>
              <table:table-cell office:value-type="float" office:value="0.239764">
                <text:p>0.239764</text:p>
              </table:table-cell>
              <table:table-cell office:value-type="float" office:value="0.305736">
                <text:p>0.305736</text:p>
              </table:table-cell>
              <table:table-cell office:value-type="float" office:value="0.419068">
                <text:p>0.419068</text:p>
              </table:table-cell>
              <table:table-cell office:value-type="float" office:value="0.507018">
                <text:p>0.507018</text:p>
              </table:table-cell>
              <table:table-cell office:value-type="float" office:value="0.124044">
                <text:p>0.1240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92108">
                <text:p>-0.092108</text:p>
              </table:table-cell>
              <table:table-cell office:value-type="float" office:value="-0.005521">
                <text:p>-0.005521</text:p>
              </table:table-cell>
              <table:table-cell office:value-type="float" office:value="0.008321">
                <text:p>0.008321</text:p>
              </table:table-cell>
              <table:table-cell office:value-type="float" office:value="0.025215">
                <text:p>0.025215</text:p>
              </table:table-cell>
              <table:table-cell office:value-type="float" office:value="0.063844">
                <text:p>0.063844</text:p>
              </table:table-cell>
              <table:table-cell office:value-type="float" office:value="0.125908">
                <text:p>0.125908</text:p>
              </table:table-cell>
              <table:table-cell office:value-type="float" office:value="0.172856">
                <text:p>0.172856</text:p>
              </table:table-cell>
              <table:table-cell office:value-type="float" office:value="0.238917">
                <text:p>0.238917</text:p>
              </table:table-cell>
              <table:table-cell office:value-type="float" office:value="0.311706">
                <text:p>0.311706</text:p>
              </table:table-cell>
              <table:table-cell office:value-type="float" office:value="0.420076">
                <text:p>0.420076</text:p>
              </table:table-cell>
              <table:table-cell office:value-type="float" office:value="0.507018">
                <text:p>0.507018</text:p>
              </table:table-cell>
              <table:table-cell office:value-type="float" office:value="0.126921">
                <text:p>0.1269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29631">
                <text:p>-0.129631</text:p>
              </table:table-cell>
              <table:table-cell office:value-type="float" office:value="-0.01274">
                <text:p>-0.01274</text:p>
              </table:table-cell>
              <table:table-cell office:value-type="float" office:value="0.008064">
                <text:p>0.008064</text:p>
              </table:table-cell>
              <table:table-cell office:value-type="float" office:value="0.02827">
                <text:p>0.02827</text:p>
              </table:table-cell>
              <table:table-cell office:value-type="float" office:value="0.077368">
                <text:p>0.077368</text:p>
              </table:table-cell>
              <table:table-cell office:value-type="float" office:value="0.133087">
                <text:p>0.133087</text:p>
              </table:table-cell>
              <table:table-cell office:value-type="float" office:value="0.178853">
                <text:p>0.178853</text:p>
              </table:table-cell>
              <table:table-cell office:value-type="float" office:value="0.239453">
                <text:p>0.239453</text:p>
              </table:table-cell>
              <table:table-cell office:value-type="float" office:value="0.314552">
                <text:p>0.314552</text:p>
              </table:table-cell>
              <table:table-cell office:value-type="float" office:value="0.420811">
                <text:p>0.420811</text:p>
              </table:table-cell>
              <table:table-cell office:value-type="float" office:value="0.507018">
                <text:p>0.507018</text:p>
              </table:table-cell>
              <table:table-cell office:value-type="float" office:value="0.125809">
                <text:p>0.1258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102254">
                <text:p>-0.102254</text:p>
              </table:table-cell>
              <table:table-cell office:value-type="float" office:value="-0.00563">
                <text:p>-0.00563</text:p>
              </table:table-cell>
              <table:table-cell office:value-type="float" office:value="0.011361">
                <text:p>0.011361</text:p>
              </table:table-cell>
              <table:table-cell office:value-type="float" office:value="0.029209">
                <text:p>0.029209</text:p>
              </table:table-cell>
              <table:table-cell office:value-type="float" office:value="0.078625">
                <text:p>0.078625</text:p>
              </table:table-cell>
              <table:table-cell office:value-type="float" office:value="0.138015">
                <text:p>0.138015</text:p>
              </table:table-cell>
              <table:table-cell office:value-type="float" office:value="0.198246">
                <text:p>0.198246</text:p>
              </table:table-cell>
              <table:table-cell office:value-type="float" office:value="0.257769">
                <text:p>0.257769</text:p>
              </table:table-cell>
              <table:table-cell office:value-type="float" office:value="0.335658">
                <text:p>0.335658</text:p>
              </table:table-cell>
              <table:table-cell office:value-type="float" office:value="0.437823">
                <text:p>0.437823</text:p>
              </table:table-cell>
              <table:table-cell office:value-type="float" office:value="0.517834">
                <text:p>0.517834</text:p>
              </table:table-cell>
              <table:table-cell office:value-type="float" office:value="0.137882">
                <text:p>0.1378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09348">
                <text:p>-0.109348</text:p>
              </table:table-cell>
              <table:table-cell office:value-type="float" office:value="-0.001285">
                <text:p>-0.001285</text:p>
              </table:table-cell>
              <table:table-cell office:value-type="float" office:value="0.018182">
                <text:p>0.018182</text:p>
              </table:table-cell>
              <table:table-cell office:value-type="float" office:value="0.048443">
                <text:p>0.048443</text:p>
              </table:table-cell>
              <table:table-cell office:value-type="float" office:value="0.107681">
                <text:p>0.107681</text:p>
              </table:table-cell>
              <table:table-cell office:value-type="float" office:value="0.163542">
                <text:p>0.163542</text:p>
              </table:table-cell>
              <table:table-cell office:value-type="float" office:value="0.230703">
                <text:p>0.230703</text:p>
              </table:table-cell>
              <table:table-cell office:value-type="float" office:value="0.283052">
                <text:p>0.283052</text:p>
              </table:table-cell>
              <table:table-cell office:value-type="float" office:value="0.35798">
                <text:p>0.35798</text:p>
              </table:table-cell>
              <table:table-cell office:value-type="float" office:value="0.456863">
                <text:p>0.456863</text:p>
              </table:table-cell>
              <table:table-cell office:value-type="float" office:value="0.517834">
                <text:p>0.517834</text:p>
              </table:table-cell>
              <table:table-cell office:value-type="float" office:value="0.155581">
                <text:p>0.1555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69785">
                <text:p>-0.069785</text:p>
              </table:table-cell>
              <table:table-cell office:value-type="float" office:value="0.00348">
                <text:p>0.00348</text:p>
              </table:table-cell>
              <table:table-cell office:value-type="float" office:value="0.020682">
                <text:p>0.020682</text:p>
              </table:table-cell>
              <table:table-cell office:value-type="float" office:value="0.075134">
                <text:p>0.075134</text:p>
              </table:table-cell>
              <table:table-cell office:value-type="float" office:value="0.130233">
                <text:p>0.130233</text:p>
              </table:table-cell>
              <table:table-cell office:value-type="float" office:value="0.189695">
                <text:p>0.189695</text:p>
              </table:table-cell>
              <table:table-cell office:value-type="float" office:value="0.248254">
                <text:p>0.248254</text:p>
              </table:table-cell>
              <table:table-cell office:value-type="float" office:value="0.305803">
                <text:p>0.305803</text:p>
              </table:table-cell>
              <table:table-cell office:value-type="float" office:value="0.37116">
                <text:p>0.37116</text:p>
              </table:table-cell>
              <table:table-cell office:value-type="float" office:value="0.457846">
                <text:p>0.457846</text:p>
              </table:table-cell>
              <table:table-cell office:value-type="float" office:value="0.517834">
                <text:p>0.517834</text:p>
              </table:table-cell>
              <table:table-cell office:value-type="float" office:value="0.17325">
                <text:p>0.173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54105">
                <text:p>-0.054105</text:p>
              </table:table-cell>
              <table:table-cell office:value-type="float" office:value="0.008402">
                <text:p>0.008402</text:p>
              </table:table-cell>
              <table:table-cell office:value-type="float" office:value="0.036165">
                <text:p>0.036165</text:p>
              </table:table-cell>
              <table:table-cell office:value-type="float" office:value="0.104584">
                <text:p>0.104584</text:p>
              </table:table-cell>
              <table:table-cell office:value-type="float" office:value="0.155971">
                <text:p>0.155971</text:p>
              </table:table-cell>
              <table:table-cell office:value-type="float" office:value="0.215738">
                <text:p>0.215738</text:p>
              </table:table-cell>
              <table:table-cell office:value-type="float" office:value="0.267547">
                <text:p>0.267547</text:p>
              </table:table-cell>
              <table:table-cell office:value-type="float" office:value="0.32532">
                <text:p>0.32532</text:p>
              </table:table-cell>
              <table:table-cell office:value-type="float" office:value="0.387211">
                <text:p>0.387211</text:p>
              </table:table-cell>
              <table:table-cell office:value-type="float" office:value="0.460716">
                <text:p>0.460716</text:p>
              </table:table-cell>
              <table:table-cell office:value-type="float" office:value="0.517834">
                <text:p>0.517834</text:p>
              </table:table-cell>
              <table:table-cell office:value-type="float" office:value="0.190755">
                <text:p>0.1907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52345">
                <text:p>-0.052345</text:p>
              </table:table-cell>
              <table:table-cell office:value-type="float" office:value="0.006945">
                <text:p>0.006945</text:p>
              </table:table-cell>
              <table:table-cell office:value-type="float" office:value="0.026929">
                <text:p>0.026929</text:p>
              </table:table-cell>
              <table:table-cell office:value-type="float" office:value="0.094751">
                <text:p>0.094751</text:p>
              </table:table-cell>
              <table:table-cell office:value-type="float" office:value="0.144827">
                <text:p>0.144827</text:p>
              </table:table-cell>
              <table:table-cell office:value-type="float" office:value="0.212292">
                <text:p>0.212292</text:p>
              </table:table-cell>
              <table:table-cell office:value-type="float" office:value="0.270322">
                <text:p>0.270322</text:p>
              </table:table-cell>
              <table:table-cell office:value-type="float" office:value="0.32003">
                <text:p>0.32003</text:p>
              </table:table-cell>
              <table:table-cell office:value-type="float" office:value="0.379864">
                <text:p>0.379864</text:p>
              </table:table-cell>
              <table:table-cell office:value-type="float" office:value="0.457319">
                <text:p>0.457319</text:p>
              </table:table-cell>
              <table:table-cell office:value-type="float" office:value="0.522014">
                <text:p>0.522014</text:p>
              </table:table-cell>
              <table:table-cell office:value-type="float" office:value="0.186093">
                <text:p>0.1860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53401">
                <text:p>-0.053401</text:p>
              </table:table-cell>
              <table:table-cell office:value-type="float" office:value="0.008187">
                <text:p>0.008187</text:p>
              </table:table-cell>
              <table:table-cell office:value-type="float" office:value="0.033487">
                <text:p>0.033487</text:p>
              </table:table-cell>
              <table:table-cell office:value-type="float" office:value="0.101564">
                <text:p>0.101564</text:p>
              </table:table-cell>
              <table:table-cell office:value-type="float" office:value="0.157503">
                <text:p>0.157503</text:p>
              </table:table-cell>
              <table:table-cell office:value-type="float" office:value="0.217272">
                <text:p>0.217272</text:p>
              </table:table-cell>
              <table:table-cell office:value-type="float" office:value="0.269995">
                <text:p>0.269995</text:p>
              </table:table-cell>
              <table:table-cell office:value-type="float" office:value="0.321332">
                <text:p>0.321332</text:p>
              </table:table-cell>
              <table:table-cell office:value-type="float" office:value="0.391592">
                <text:p>0.391592</text:p>
              </table:table-cell>
              <table:table-cell office:value-type="float" office:value="0.461267">
                <text:p>0.461267</text:p>
              </table:table-cell>
              <table:table-cell office:value-type="float" office:value="0.522014">
                <text:p>0.522014</text:p>
              </table:table-cell>
              <table:table-cell office:value-type="float" office:value="0.19088">
                <text:p>0.190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79045">
                <text:p>-0.079045</text:p>
              </table:table-cell>
              <table:table-cell office:value-type="float" office:value="0.004866">
                <text:p>0.004866</text:p>
              </table:table-cell>
              <table:table-cell office:value-type="float" office:value="0.032045">
                <text:p>0.032045</text:p>
              </table:table-cell>
              <table:table-cell office:value-type="float" office:value="0.09664">
                <text:p>0.09664</text:p>
              </table:table-cell>
              <table:table-cell office:value-type="float" office:value="0.152324">
                <text:p>0.152324</text:p>
              </table:table-cell>
              <table:table-cell office:value-type="float" office:value="0.226268">
                <text:p>0.226268</text:p>
              </table:table-cell>
              <table:table-cell office:value-type="float" office:value="0.283298">
                <text:p>0.283298</text:p>
              </table:table-cell>
              <table:table-cell office:value-type="float" office:value="0.334406">
                <text:p>0.334406</text:p>
              </table:table-cell>
              <table:table-cell office:value-type="float" office:value="0.401564">
                <text:p>0.401564</text:p>
              </table:table-cell>
              <table:table-cell office:value-type="float" office:value="0.473706">
                <text:p>0.473706</text:p>
              </table:table-cell>
              <table:table-cell office:value-type="float" office:value="0.543149">
                <text:p>0.543149</text:p>
              </table:table-cell>
              <table:table-cell office:value-type="float" office:value="0.192607">
                <text:p>0.1926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3498">
                <text:p>-0.03498</text:p>
              </table:table-cell>
              <table:table-cell office:value-type="float" office:value="0.008562">
                <text:p>0.008562</text:p>
              </table:table-cell>
              <table:table-cell office:value-type="float" office:value="0.06164">
                <text:p>0.06164</text:p>
              </table:table-cell>
              <table:table-cell office:value-type="float" office:value="0.126541">
                <text:p>0.126541</text:p>
              </table:table-cell>
              <table:table-cell office:value-type="float" office:value="0.196114">
                <text:p>0.196114</text:p>
              </table:table-cell>
              <table:table-cell office:value-type="float" office:value="0.252055">
                <text:p>0.252055</text:p>
              </table:table-cell>
              <table:table-cell office:value-type="float" office:value="0.303971">
                <text:p>0.303971</text:p>
              </table:table-cell>
              <table:table-cell office:value-type="float" office:value="0.352922">
                <text:p>0.352922</text:p>
              </table:table-cell>
              <table:table-cell office:value-type="float" office:value="0.404201">
                <text:p>0.404201</text:p>
              </table:table-cell>
              <table:table-cell office:value-type="float" office:value="0.469791">
                <text:p>0.469791</text:p>
              </table:table-cell>
              <table:table-cell office:value-type="float" office:value="0.543149">
                <text:p>0.543149</text:p>
              </table:table-cell>
              <table:table-cell office:value-type="float" office:value="0.214082">
                <text:p>0.2140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036927">
                <text:p>-0.036927</text:p>
              </table:table-cell>
              <table:table-cell office:value-type="float" office:value="0.01459">
                <text:p>0.01459</text:p>
              </table:table-cell>
              <table:table-cell office:value-type="float" office:value="0.071972">
                <text:p>0.071972</text:p>
              </table:table-cell>
              <table:table-cell office:value-type="float" office:value="0.125089">
                <text:p>0.125089</text:p>
              </table:table-cell>
              <table:table-cell office:value-type="float" office:value="0.181425">
                <text:p>0.181425</text:p>
              </table:table-cell>
              <table:table-cell office:value-type="float" office:value="0.250379">
                <text:p>0.250379</text:p>
              </table:table-cell>
              <table:table-cell office:value-type="float" office:value="0.306816">
                <text:p>0.306816</text:p>
              </table:table-cell>
              <table:table-cell office:value-type="float" office:value="0.368006">
                <text:p>0.368006</text:p>
              </table:table-cell>
              <table:table-cell office:value-type="float" office:value="0.412868">
                <text:p>0.412868</text:p>
              </table:table-cell>
              <table:table-cell office:value-type="float" office:value="0.479514">
                <text:p>0.479514</text:p>
              </table:table-cell>
              <table:table-cell office:value-type="float" office:value="0.615234">
                <text:p>0.615234</text:p>
              </table:table-cell>
              <table:table-cell office:value-type="float" office:value="0.217373">
                <text:p>0.2173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53154">
                <text:p>-0.053154</text:p>
              </table:table-cell>
              <table:table-cell office:value-type="float" office:value="0.009326">
                <text:p>0.009326</text:p>
              </table:table-cell>
              <table:table-cell office:value-type="float" office:value="0.059029">
                <text:p>0.059029</text:p>
              </table:table-cell>
              <table:table-cell office:value-type="float" office:value="0.121261">
                <text:p>0.121261</text:p>
              </table:table-cell>
              <table:table-cell office:value-type="float" office:value="0.171972">
                <text:p>0.171972</text:p>
              </table:table-cell>
              <table:table-cell office:value-type="float" office:value="0.244062">
                <text:p>0.244062</text:p>
              </table:table-cell>
              <table:table-cell office:value-type="float" office:value="0.300258">
                <text:p>0.300258</text:p>
              </table:table-cell>
              <table:table-cell office:value-type="float" office:value="0.36471">
                <text:p>0.36471</text:p>
              </table:table-cell>
              <table:table-cell office:value-type="float" office:value="0.410578">
                <text:p>0.410578</text:p>
              </table:table-cell>
              <table:table-cell office:value-type="float" office:value="0.473725">
                <text:p>0.473725</text:p>
              </table:table-cell>
              <table:table-cell office:value-type="float" office:value="0.615234">
                <text:p>0.615234</text:p>
              </table:table-cell>
              <table:table-cell office:value-type="float" office:value="0.210177">
                <text:p>0.2101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33275">
                <text:p>-0.033275</text:p>
              </table:table-cell>
              <table:table-cell office:value-type="float" office:value="0.020343">
                <text:p>0.020343</text:p>
              </table:table-cell>
              <table:table-cell office:value-type="float" office:value="0.075281">
                <text:p>0.075281</text:p>
              </table:table-cell>
              <table:table-cell office:value-type="float" office:value="0.128318">
                <text:p>0.128318</text:p>
              </table:table-cell>
              <table:table-cell office:value-type="float" office:value="0.189008">
                <text:p>0.189008</text:p>
              </table:table-cell>
              <table:table-cell office:value-type="float" office:value="0.262294">
                <text:p>0.262294</text:p>
              </table:table-cell>
              <table:table-cell office:value-type="float" office:value="0.321317">
                <text:p>0.321317</text:p>
              </table:table-cell>
              <table:table-cell office:value-type="float" office:value="0.389641">
                <text:p>0.389641</text:p>
              </table:table-cell>
              <table:table-cell office:value-type="float" office:value="0.417227">
                <text:p>0.417227</text:p>
              </table:table-cell>
              <table:table-cell office:value-type="float" office:value="0.483637">
                <text:p>0.483637</text:p>
              </table:table-cell>
              <table:table-cell office:value-type="float" office:value="0.615234">
                <text:p>0.615234</text:p>
              </table:table-cell>
              <table:table-cell office:value-type="float" office:value="0.225379">
                <text:p>0.225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3554">
                <text:p>-0.03554</text:p>
              </table:table-cell>
              <table:table-cell office:value-type="float" office:value="0.010473">
                <text:p>0.010473</text:p>
              </table:table-cell>
              <table:table-cell office:value-type="float" office:value="0.064336">
                <text:p>0.064336</text:p>
              </table:table-cell>
              <table:table-cell office:value-type="float" office:value="0.127243">
                <text:p>0.127243</text:p>
              </table:table-cell>
              <table:table-cell office:value-type="float" office:value="0.192243">
                <text:p>0.192243</text:p>
              </table:table-cell>
              <table:table-cell office:value-type="float" office:value="0.266497">
                <text:p>0.266497</text:p>
              </table:table-cell>
              <table:table-cell office:value-type="float" office:value="0.325997">
                <text:p>0.325997</text:p>
              </table:table-cell>
              <table:table-cell office:value-type="float" office:value="0.393988">
                <text:p>0.393988</text:p>
              </table:table-cell>
              <table:table-cell office:value-type="float" office:value="0.422458">
                <text:p>0.422458</text:p>
              </table:table-cell>
              <table:table-cell office:value-type="float" office:value="0.495438">
                <text:p>0.495438</text:p>
              </table:table-cell>
              <table:table-cell office:value-type="float" office:value="0.615234">
                <text:p>0.615234</text:p>
              </table:table-cell>
              <table:table-cell office:value-type="float" office:value="0.226313">
                <text:p>0.2263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046967">
                <text:p>-0.046967</text:p>
              </table:table-cell>
              <table:table-cell office:value-type="float" office:value="0.006593">
                <text:p>0.006593</text:p>
              </table:table-cell>
              <table:table-cell office:value-type="float" office:value="0.05113">
                <text:p>0.05113</text:p>
              </table:table-cell>
              <table:table-cell office:value-type="float" office:value="0.118392">
                <text:p>0.118392</text:p>
              </table:table-cell>
              <table:table-cell office:value-type="float" office:value="0.179125">
                <text:p>0.179125</text:p>
              </table:table-cell>
              <table:table-cell office:value-type="float" office:value="0.257545">
                <text:p>0.257545</text:p>
              </table:table-cell>
              <table:table-cell office:value-type="float" office:value="0.315689">
                <text:p>0.315689</text:p>
              </table:table-cell>
              <table:table-cell office:value-type="float" office:value="0.383327">
                <text:p>0.383327</text:p>
              </table:table-cell>
              <table:table-cell office:value-type="float" office:value="0.421325">
                <text:p>0.421325</text:p>
              </table:table-cell>
              <table:table-cell office:value-type="float" office:value="0.501703">
                <text:p>0.501703</text:p>
              </table:table-cell>
              <table:table-cell office:value-type="float" office:value="0.633171">
                <text:p>0.633171</text:p>
              </table:table-cell>
              <table:table-cell office:value-type="float" office:value="0.218786">
                <text:p>0.2187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29968">
                <text:p>-0.029968</text:p>
              </table:table-cell>
              <table:table-cell office:value-type="float" office:value="0.022976">
                <text:p>0.022976</text:p>
              </table:table-cell>
              <table:table-cell office:value-type="float" office:value="0.095907">
                <text:p>0.095907</text:p>
              </table:table-cell>
              <table:table-cell office:value-type="float" office:value="0.155691">
                <text:p>0.155691</text:p>
              </table:table-cell>
              <table:table-cell office:value-type="float" office:value="0.221264">
                <text:p>0.221264</text:p>
              </table:table-cell>
              <table:table-cell office:value-type="float" office:value="0.285297">
                <text:p>0.285297</text:p>
              </table:table-cell>
              <table:table-cell office:value-type="float" office:value="0.331259">
                <text:p>0.331259</text:p>
              </table:table-cell>
              <table:table-cell office:value-type="float" office:value="0.395919">
                <text:p>0.395919</text:p>
              </table:table-cell>
              <table:table-cell office:value-type="float" office:value="0.427778">
                <text:p>0.427778</text:p>
              </table:table-cell>
              <table:table-cell office:value-type="float" office:value="0.506233">
                <text:p>0.506233</text:p>
              </table:table-cell>
              <table:table-cell office:value-type="float" office:value="0.633171">
                <text:p>0.633171</text:p>
              </table:table-cell>
              <table:table-cell office:value-type="float" office:value="0.241236">
                <text:p>0.2412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18855">
                <text:p>-0.018855</text:p>
              </table:table-cell>
              <table:table-cell office:value-type="float" office:value="0.02375">
                <text:p>0.02375</text:p>
              </table:table-cell>
              <table:table-cell office:value-type="float" office:value="0.101057">
                <text:p>0.101057</text:p>
              </table:table-cell>
              <table:table-cell office:value-type="float" office:value="0.175925">
                <text:p>0.175925</text:p>
              </table:table-cell>
              <table:table-cell office:value-type="float" office:value="0.256684">
                <text:p>0.256684</text:p>
              </table:table-cell>
              <table:table-cell office:value-type="float" office:value="0.306287">
                <text:p>0.306287</text:p>
              </table:table-cell>
              <table:table-cell office:value-type="float" office:value="0.358436">
                <text:p>0.358436</text:p>
              </table:table-cell>
              <table:table-cell office:value-type="float" office:value="0.406269">
                <text:p>0.406269</text:p>
              </table:table-cell>
              <table:table-cell office:value-type="float" office:value="0.438572">
                <text:p>0.438572</text:p>
              </table:table-cell>
              <table:table-cell office:value-type="float" office:value="0.51744">
                <text:p>0.51744</text:p>
              </table:table-cell>
              <table:table-cell office:value-type="float" office:value="0.656553">
                <text:p>0.656553</text:p>
              </table:table-cell>
              <table:table-cell office:value-type="float" office:value="0.256556">
                <text:p>0.2565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09118">
                <text:p>-0.009118</text:p>
              </table:table-cell>
              <table:table-cell office:value-type="float" office:value="0.02222">
                <text:p>0.02222</text:p>
              </table:table-cell>
              <table:table-cell office:value-type="float" office:value="0.093528">
                <text:p>0.093528</text:p>
              </table:table-cell>
              <table:table-cell office:value-type="float" office:value="0.15799">
                <text:p>0.15799</text:p>
              </table:table-cell>
              <table:table-cell office:value-type="float" office:value="0.241501">
                <text:p>0.241501</text:p>
              </table:table-cell>
              <table:table-cell office:value-type="float" office:value="0.301893">
                <text:p>0.301893</text:p>
              </table:table-cell>
              <table:table-cell office:value-type="float" office:value="0.350535">
                <text:p>0.350535</text:p>
              </table:table-cell>
              <table:table-cell office:value-type="float" office:value="0.407414">
                <text:p>0.407414</text:p>
              </table:table-cell>
              <table:table-cell office:value-type="float" office:value="0.441483">
                <text:p>0.441483</text:p>
              </table:table-cell>
              <table:table-cell office:value-type="float" office:value="0.512936">
                <text:p>0.512936</text:p>
              </table:table-cell>
              <table:table-cell office:value-type="float" office:value="0.656553">
                <text:p>0.656553</text:p>
              </table:table-cell>
              <table:table-cell office:value-type="float" office:value="0.252038">
                <text:p>0.2520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1816">
                <text:p>-0.01816</text:p>
              </table:table-cell>
              <table:table-cell office:value-type="float" office:value="0.029326">
                <text:p>0.029326</text:p>
              </table:table-cell>
              <table:table-cell office:value-type="float" office:value="0.109185">
                <text:p>0.109185</text:p>
              </table:table-cell>
              <table:table-cell office:value-type="float" office:value="0.191509">
                <text:p>0.191509</text:p>
              </table:table-cell>
              <table:table-cell office:value-type="float" office:value="0.276194">
                <text:p>0.276194</text:p>
              </table:table-cell>
              <table:table-cell office:value-type="float" office:value="0.319751">
                <text:p>0.319751</text:p>
              </table:table-cell>
              <table:table-cell office:value-type="float" office:value="0.363595">
                <text:p>0.363595</text:p>
              </table:table-cell>
              <table:table-cell office:value-type="float" office:value="0.404182">
                <text:p>0.404182</text:p>
              </table:table-cell>
              <table:table-cell office:value-type="float" office:value="0.448023">
                <text:p>0.448023</text:p>
              </table:table-cell>
              <table:table-cell office:value-type="float" office:value="0.514047">
                <text:p>0.514047</text:p>
              </table:table-cell>
              <table:table-cell office:value-type="float" office:value="0.656553">
                <text:p>0.656553</text:p>
              </table:table-cell>
              <table:table-cell office:value-type="float" office:value="0.263765">
                <text:p>0.263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07925">
                <text:p>-0.007925</text:p>
              </table:table-cell>
              <table:table-cell office:value-type="float" office:value="0.072115">
                <text:p>0.072115</text:p>
              </table:table-cell>
              <table:table-cell office:value-type="float" office:value="0.147664">
                <text:p>0.147664</text:p>
              </table:table-cell>
              <table:table-cell office:value-type="float" office:value="0.243139">
                <text:p>0.243139</text:p>
              </table:table-cell>
              <table:table-cell office:value-type="float" office:value="0.294622">
                <text:p>0.294622</text:p>
              </table:table-cell>
              <table:table-cell office:value-type="float" office:value="0.340529">
                <text:p>0.340529</text:p>
              </table:table-cell>
              <table:table-cell office:value-type="float" office:value="0.38565">
                <text:p>0.38565</text:p>
              </table:table-cell>
              <table:table-cell office:value-type="float" office:value="0.418364">
                <text:p>0.418364</text:p>
              </table:table-cell>
              <table:table-cell office:value-type="float" office:value="0.447514">
                <text:p>0.447514</text:p>
              </table:table-cell>
              <table:table-cell office:value-type="float" office:value="0.507719">
                <text:p>0.507719</text:p>
              </table:table-cell>
              <table:table-cell office:value-type="float" office:value="0.656553">
                <text:p>0.656553</text:p>
              </table:table-cell>
              <table:table-cell office:value-type="float" office:value="0.284939">
                <text:p>0.2849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108">
                <text:p>0.004108</text:p>
              </table:table-cell>
              <table:table-cell office:value-type="float" office:value="0.101521">
                <text:p>0.101521</text:p>
              </table:table-cell>
              <table:table-cell office:value-type="float" office:value="0.204837">
                <text:p>0.204837</text:p>
              </table:table-cell>
              <table:table-cell office:value-type="float" office:value="0.281345">
                <text:p>0.281345</text:p>
              </table:table-cell>
              <table:table-cell office:value-type="float" office:value="0.324677">
                <text:p>0.324677</text:p>
              </table:table-cell>
              <table:table-cell office:value-type="float" office:value="0.37602">
                <text:p>0.37602</text:p>
              </table:table-cell>
              <table:table-cell office:value-type="float" office:value="0.409867">
                <text:p>0.409867</text:p>
              </table:table-cell>
              <table:table-cell office:value-type="float" office:value="0.432645">
                <text:p>0.432645</text:p>
              </table:table-cell>
              <table:table-cell office:value-type="float" office:value="0.469019">
                <text:p>0.469019</text:p>
              </table:table-cell>
              <table:table-cell office:value-type="float" office:value="0.536793">
                <text:p>0.536793</text:p>
              </table:table-cell>
              <table:table-cell office:value-type="float" office:value="0.663356">
                <text:p>0.663356</text:p>
              </table:table-cell>
              <table:table-cell office:value-type="float" office:value="0.314083">
                <text:p>0.3140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613">
                <text:p>0.01613</text:p>
              </table:table-cell>
              <table:table-cell office:value-type="float" office:value="0.127451">
                <text:p>0.127451</text:p>
              </table:table-cell>
              <table:table-cell office:value-type="float" office:value="0.239773">
                <text:p>0.239773</text:p>
              </table:table-cell>
              <table:table-cell office:value-type="float" office:value="0.292449">
                <text:p>0.292449</text:p>
              </table:table-cell>
              <table:table-cell office:value-type="float" office:value="0.333739">
                <text:p>0.333739</text:p>
              </table:table-cell>
              <table:table-cell office:value-type="float" office:value="0.38268">
                <text:p>0.38268</text:p>
              </table:table-cell>
              <table:table-cell office:value-type="float" office:value="0.414667">
                <text:p>0.414667</text:p>
              </table:table-cell>
              <table:table-cell office:value-type="float" office:value="0.436193">
                <text:p>0.436193</text:p>
              </table:table-cell>
              <table:table-cell office:value-type="float" office:value="0.469133">
                <text:p>0.469133</text:p>
              </table:table-cell>
              <table:table-cell office:value-type="float" office:value="0.54263">
                <text:p>0.54263</text:p>
              </table:table-cell>
              <table:table-cell office:value-type="float" office:value="0.663356">
                <text:p>0.663356</text:p>
              </table:table-cell>
              <table:table-cell office:value-type="float" office:value="0.325484">
                <text:p>0.3254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9927">
                <text:p>0.009927</text:p>
              </table:table-cell>
              <table:table-cell office:value-type="float" office:value="0.138433">
                <text:p>0.138433</text:p>
              </table:table-cell>
              <table:table-cell office:value-type="float" office:value="0.240208">
                <text:p>0.240208</text:p>
              </table:table-cell>
              <table:table-cell office:value-type="float" office:value="0.296748">
                <text:p>0.296748</text:p>
              </table:table-cell>
              <table:table-cell office:value-type="float" office:value="0.340429">
                <text:p>0.340429</text:p>
              </table:table-cell>
              <table:table-cell office:value-type="float" office:value="0.380389">
                <text:p>0.380389</text:p>
              </table:table-cell>
              <table:table-cell office:value-type="float" office:value="0.417811">
                <text:p>0.417811</text:p>
              </table:table-cell>
              <table:table-cell office:value-type="float" office:value="0.439711">
                <text:p>0.439711</text:p>
              </table:table-cell>
              <table:table-cell office:value-type="float" office:value="0.469098">
                <text:p>0.469098</text:p>
              </table:table-cell>
              <table:table-cell office:value-type="float" office:value="0.548892">
                <text:p>0.548892</text:p>
              </table:table-cell>
              <table:table-cell office:value-type="float" office:value="0.663356">
                <text:p>0.663356</text:p>
              </table:table-cell>
              <table:table-cell office:value-type="float" office:value="0.328165">
                <text:p>0.3281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3282">
                <text:p>0.033282</text:p>
              </table:table-cell>
              <table:table-cell office:value-type="float" office:value="0.151927">
                <text:p>0.151927</text:p>
              </table:table-cell>
              <table:table-cell office:value-type="float" office:value="0.250586">
                <text:p>0.250586</text:p>
              </table:table-cell>
              <table:table-cell office:value-type="float" office:value="0.310351">
                <text:p>0.310351</text:p>
              </table:table-cell>
              <table:table-cell office:value-type="float" office:value="0.355723">
                <text:p>0.355723</text:p>
              </table:table-cell>
              <table:table-cell office:value-type="float" office:value="0.391608">
                <text:p>0.391608</text:p>
              </table:table-cell>
              <table:table-cell office:value-type="float" office:value="0.419915">
                <text:p>0.419915</text:p>
              </table:table-cell>
              <table:table-cell office:value-type="float" office:value="0.441342">
                <text:p>0.441342</text:p>
              </table:table-cell>
              <table:table-cell office:value-type="float" office:value="0.473731">
                <text:p>0.473731</text:p>
              </table:table-cell>
              <table:table-cell office:value-type="float" office:value="0.557057">
                <text:p>0.557057</text:p>
              </table:table-cell>
              <table:table-cell office:value-type="float" office:value="0.663356">
                <text:p>0.663356</text:p>
              </table:table-cell>
              <table:table-cell office:value-type="float" office:value="0.338552">
                <text:p>0.3385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45223">
                <text:p>0.045223</text:p>
              </table:table-cell>
              <table:table-cell office:value-type="float" office:value="0.163374">
                <text:p>0.163374</text:p>
              </table:table-cell>
              <table:table-cell office:value-type="float" office:value="0.266314">
                <text:p>0.266314</text:p>
              </table:table-cell>
              <table:table-cell office:value-type="float" office:value="0.318906">
                <text:p>0.318906</text:p>
              </table:table-cell>
              <table:table-cell office:value-type="float" office:value="0.355535">
                <text:p>0.355535</text:p>
              </table:table-cell>
              <table:table-cell office:value-type="float" office:value="0.395263">
                <text:p>0.395263</text:p>
              </table:table-cell>
              <table:table-cell office:value-type="float" office:value="0.420705">
                <text:p>0.420705</text:p>
              </table:table-cell>
              <table:table-cell office:value-type="float" office:value="0.444208">
                <text:p>0.444208</text:p>
              </table:table-cell>
              <table:table-cell office:value-type="float" office:value="0.477219">
                <text:p>0.477219</text:p>
              </table:table-cell>
              <table:table-cell office:value-type="float" office:value="0.569237">
                <text:p>0.569237</text:p>
              </table:table-cell>
              <table:table-cell office:value-type="float" office:value="0.663356">
                <text:p>0.663356</text:p>
              </table:table-cell>
              <table:table-cell office:value-type="float" office:value="0.345599">
                <text:p>0.3455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32103">
                <text:p>0.032103</text:p>
              </table:table-cell>
              <table:table-cell office:value-type="float" office:value="0.154053">
                <text:p>0.154053</text:p>
              </table:table-cell>
              <table:table-cell office:value-type="float" office:value="0.264965">
                <text:p>0.264965</text:p>
              </table:table-cell>
              <table:table-cell office:value-type="float" office:value="0.317111">
                <text:p>0.317111</text:p>
              </table:table-cell>
              <table:table-cell office:value-type="float" office:value="0.360536">
                <text:p>0.360536</text:p>
              </table:table-cell>
              <table:table-cell office:value-type="float" office:value="0.402356">
                <text:p>0.402356</text:p>
              </table:table-cell>
              <table:table-cell office:value-type="float" office:value="0.421445">
                <text:p>0.421445</text:p>
              </table:table-cell>
              <table:table-cell office:value-type="float" office:value="0.451743">
                <text:p>0.451743</text:p>
              </table:table-cell>
              <table:table-cell office:value-type="float" office:value="0.49744">
                <text:p>0.49744</text:p>
              </table:table-cell>
              <table:table-cell office:value-type="float" office:value="0.58699">
                <text:p>0.58699</text:p>
              </table:table-cell>
              <table:table-cell office:value-type="float" office:value="0.697828">
                <text:p>0.697828</text:p>
              </table:table-cell>
              <table:table-cell office:value-type="float" office:value="0.348874">
                <text:p>0.3488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47884">
                <text:p>0.047884</text:p>
              </table:table-cell>
              <table:table-cell office:value-type="float" office:value="0.165166">
                <text:p>0.165166</text:p>
              </table:table-cell>
              <table:table-cell office:value-type="float" office:value="0.25569">
                <text:p>0.25569</text:p>
              </table:table-cell>
              <table:table-cell office:value-type="float" office:value="0.321165">
                <text:p>0.321165</text:p>
              </table:table-cell>
              <table:table-cell office:value-type="float" office:value="0.37014">
                <text:p>0.37014</text:p>
              </table:table-cell>
              <table:table-cell office:value-type="float" office:value="0.410599">
                <text:p>0.410599</text:p>
              </table:table-cell>
              <table:table-cell office:value-type="float" office:value="0.429883">
                <text:p>0.429883</text:p>
              </table:table-cell>
              <table:table-cell office:value-type="float" office:value="0.46117">
                <text:p>0.46117</text:p>
              </table:table-cell>
              <table:table-cell office:value-type="float" office:value="0.498491">
                <text:p>0.498491</text:p>
              </table:table-cell>
              <table:table-cell office:value-type="float" office:value="0.585783">
                <text:p>0.585783</text:p>
              </table:table-cell>
              <table:table-cell office:value-type="float" office:value="0.697828">
                <text:p>0.697828</text:p>
              </table:table-cell>
              <table:table-cell office:value-type="float" office:value="0.354597">
                <text:p>0.3545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54941">
                <text:p>0.054941</text:p>
              </table:table-cell>
              <table:table-cell office:value-type="float" office:value="0.19151">
                <text:p>0.19151</text:p>
              </table:table-cell>
              <table:table-cell office:value-type="float" office:value="0.286065">
                <text:p>0.286065</text:p>
              </table:table-cell>
              <table:table-cell office:value-type="float" office:value="0.353783">
                <text:p>0.353783</text:p>
              </table:table-cell>
              <table:table-cell office:value-type="float" office:value="0.400324">
                <text:p>0.400324</text:p>
              </table:table-cell>
              <table:table-cell office:value-type="float" office:value="0.424105">
                <text:p>0.424105</text:p>
              </table:table-cell>
              <table:table-cell office:value-type="float" office:value="0.450133">
                <text:p>0.450133</text:p>
              </table:table-cell>
              <table:table-cell office:value-type="float" office:value="0.477316">
                <text:p>0.477316</text:p>
              </table:table-cell>
              <table:table-cell office:value-type="float" office:value="0.505772">
                <text:p>0.505772</text:p>
              </table:table-cell>
              <table:table-cell office:value-type="float" office:value="0.594504">
                <text:p>0.594504</text:p>
              </table:table-cell>
              <table:table-cell office:value-type="float" office:value="0.718621">
                <text:p>0.718621</text:p>
              </table:table-cell>
              <table:table-cell office:value-type="float" office:value="0.373845">
                <text:p>0.3738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64457">
                <text:p>0.064457</text:p>
              </table:table-cell>
              <table:table-cell office:value-type="float" office:value="0.199225">
                <text:p>0.199225</text:p>
              </table:table-cell>
              <table:table-cell office:value-type="float" office:value="0.295151">
                <text:p>0.295151</text:p>
              </table:table-cell>
              <table:table-cell office:value-type="float" office:value="0.353062">
                <text:p>0.353062</text:p>
              </table:table-cell>
              <table:table-cell office:value-type="float" office:value="0.393808">
                <text:p>0.393808</text:p>
              </table:table-cell>
              <table:table-cell office:value-type="float" office:value="0.417039">
                <text:p>0.417039</text:p>
              </table:table-cell>
              <table:table-cell office:value-type="float" office:value="0.434844">
                <text:p>0.434844</text:p>
              </table:table-cell>
              <table:table-cell office:value-type="float" office:value="0.46489">
                <text:p>0.46489</text:p>
              </table:table-cell>
              <table:table-cell office:value-type="float" office:value="0.502183">
                <text:p>0.502183</text:p>
              </table:table-cell>
              <table:table-cell office:value-type="float" office:value="0.573401">
                <text:p>0.573401</text:p>
              </table:table-cell>
              <table:table-cell office:value-type="float" office:value="0.718621">
                <text:p>0.718621</text:p>
              </table:table-cell>
              <table:table-cell office:value-type="float" office:value="0.369806">
                <text:p>0.3698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2937">
                <text:p>0.052937</text:p>
              </table:table-cell>
              <table:table-cell office:value-type="float" office:value="0.201826">
                <text:p>0.201826</text:p>
              </table:table-cell>
              <table:table-cell office:value-type="float" office:value="0.295338">
                <text:p>0.295338</text:p>
              </table:table-cell>
              <table:table-cell office:value-type="float" office:value="0.358007">
                <text:p>0.358007</text:p>
              </table:table-cell>
              <table:table-cell office:value-type="float" office:value="0.397829">
                <text:p>0.397829</text:p>
              </table:table-cell>
              <table:table-cell office:value-type="float" office:value="0.416759">
                <text:p>0.416759</text:p>
              </table:table-cell>
              <table:table-cell office:value-type="float" office:value="0.434552">
                <text:p>0.434552</text:p>
              </table:table-cell>
              <table:table-cell office:value-type="float" office:value="0.464423">
                <text:p>0.464423</text:p>
              </table:table-cell>
              <table:table-cell office:value-type="float" office:value="0.506595">
                <text:p>0.506595</text:p>
              </table:table-cell>
              <table:table-cell office:value-type="float" office:value="0.581641">
                <text:p>0.581641</text:p>
              </table:table-cell>
              <table:table-cell office:value-type="float" office:value="0.718621">
                <text:p>0.718621</text:p>
              </table:table-cell>
              <table:table-cell office:value-type="float" office:value="0.370991">
                <text:p>0.3709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59233">
                <text:p>0.059233</text:p>
              </table:table-cell>
              <table:table-cell office:value-type="float" office:value="0.190479">
                <text:p>0.190479</text:p>
              </table:table-cell>
              <table:table-cell office:value-type="float" office:value="0.27352">
                <text:p>0.27352</text:p>
              </table:table-cell>
              <table:table-cell office:value-type="float" office:value="0.35124">
                <text:p>0.35124</text:p>
              </table:table-cell>
              <table:table-cell office:value-type="float" office:value="0.401755">
                <text:p>0.401755</text:p>
              </table:table-cell>
              <table:table-cell office:value-type="float" office:value="0.420944">
                <text:p>0.420944</text:p>
              </table:table-cell>
              <table:table-cell office:value-type="float" office:value="0.440837">
                <text:p>0.440837</text:p>
              </table:table-cell>
              <table:table-cell office:value-type="float" office:value="0.472404">
                <text:p>0.472404</text:p>
              </table:table-cell>
              <table:table-cell office:value-type="float" office:value="0.514307">
                <text:p>0.514307</text:p>
              </table:table-cell>
              <table:table-cell office:value-type="float" office:value="0.597453">
                <text:p>0.597453</text:p>
              </table:table-cell>
              <table:table-cell office:value-type="float" office:value="0.718621">
                <text:p>0.718621</text:p>
              </table:table-cell>
              <table:table-cell office:value-type="float" office:value="0.372217">
                <text:p>0.3722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8438">
                <text:p>0.028438</text:p>
              </table:table-cell>
              <table:table-cell office:value-type="float" office:value="0.177661">
                <text:p>0.177661</text:p>
              </table:table-cell>
              <table:table-cell office:value-type="float" office:value="0.275041">
                <text:p>0.275041</text:p>
              </table:table-cell>
              <table:table-cell office:value-type="float" office:value="0.34739">
                <text:p>0.34739</text:p>
              </table:table-cell>
              <table:table-cell office:value-type="float" office:value="0.400001">
                <text:p>0.400001</text:p>
              </table:table-cell>
              <table:table-cell office:value-type="float" office:value="0.421863">
                <text:p>0.421863</text:p>
              </table:table-cell>
              <table:table-cell office:value-type="float" office:value="0.441358">
                <text:p>0.441358</text:p>
              </table:table-cell>
              <table:table-cell office:value-type="float" office:value="0.469604">
                <text:p>0.469604</text:p>
              </table:table-cell>
              <table:table-cell office:value-type="float" office:value="0.511522">
                <text:p>0.511522</text:p>
              </table:table-cell>
              <table:table-cell office:value-type="float" office:value="0.596604">
                <text:p>0.596604</text:p>
              </table:table-cell>
              <table:table-cell office:value-type="float" office:value="0.718621">
                <text:p>0.718621</text:p>
              </table:table-cell>
              <table:table-cell office:value-type="float" office:value="0.366948">
                <text:p>0.3669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1789">
                <text:p>0.031789</text:p>
              </table:table-cell>
              <table:table-cell office:value-type="float" office:value="0.196469">
                <text:p>0.196469</text:p>
              </table:table-cell>
              <table:table-cell office:value-type="float" office:value="0.290492">
                <text:p>0.290492</text:p>
              </table:table-cell>
              <table:table-cell office:value-type="float" office:value="0.354273">
                <text:p>0.354273</text:p>
              </table:table-cell>
              <table:table-cell office:value-type="float" office:value="0.40127">
                <text:p>0.40127</text:p>
              </table:table-cell>
              <table:table-cell office:value-type="float" office:value="0.421856">
                <text:p>0.421856</text:p>
              </table:table-cell>
              <table:table-cell office:value-type="float" office:value="0.441198">
                <text:p>0.441198</text:p>
              </table:table-cell>
              <table:table-cell office:value-type="float" office:value="0.465862">
                <text:p>0.465862</text:p>
              </table:table-cell>
              <table:table-cell office:value-type="float" office:value="0.508276">
                <text:p>0.508276</text:p>
              </table:table-cell>
              <table:table-cell office:value-type="float" office:value="0.599835">
                <text:p>0.599835</text:p>
              </table:table-cell>
              <table:table-cell office:value-type="float" office:value="0.718621">
                <text:p>0.718621</text:p>
              </table:table-cell>
              <table:table-cell office:value-type="float" office:value="0.371132">
                <text:p>0.3711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0774">
                <text:p>0.060774</text:p>
              </table:table-cell>
              <table:table-cell office:value-type="float" office:value="0.201912">
                <text:p>0.201912</text:p>
              </table:table-cell>
              <table:table-cell office:value-type="float" office:value="0.306542">
                <text:p>0.306542</text:p>
              </table:table-cell>
              <table:table-cell office:value-type="float" office:value="0.371869">
                <text:p>0.371869</text:p>
              </table:table-cell>
              <table:table-cell office:value-type="float" office:value="0.406872">
                <text:p>0.406872</text:p>
              </table:table-cell>
              <table:table-cell office:value-type="float" office:value="0.425207">
                <text:p>0.425207</text:p>
              </table:table-cell>
              <table:table-cell office:value-type="float" office:value="0.448886">
                <text:p>0.448886</text:p>
              </table:table-cell>
              <table:table-cell office:value-type="float" office:value="0.469873">
                <text:p>0.469873</text:p>
              </table:table-cell>
              <table:table-cell office:value-type="float" office:value="0.506115">
                <text:p>0.506115</text:p>
              </table:table-cell>
              <table:table-cell office:value-type="float" office:value="0.599207">
                <text:p>0.599207</text:p>
              </table:table-cell>
              <table:table-cell office:value-type="float" office:value="0.727313">
                <text:p>0.727313</text:p>
              </table:table-cell>
              <table:table-cell office:value-type="float" office:value="0.379726">
                <text:p>0.37972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76393">
                <text:p>0.076393</text:p>
              </table:table-cell>
              <table:table-cell office:value-type="float" office:value="0.233977">
                <text:p>0.233977</text:p>
              </table:table-cell>
              <table:table-cell office:value-type="float" office:value="0.334104">
                <text:p>0.334104</text:p>
              </table:table-cell>
              <table:table-cell office:value-type="float" office:value="0.389217">
                <text:p>0.389217</text:p>
              </table:table-cell>
              <table:table-cell office:value-type="float" office:value="0.412885">
                <text:p>0.412885</text:p>
              </table:table-cell>
              <table:table-cell office:value-type="float" office:value="0.427342">
                <text:p>0.427342</text:p>
              </table:table-cell>
              <table:table-cell office:value-type="float" office:value="0.453889">
                <text:p>0.453889</text:p>
              </table:table-cell>
              <table:table-cell office:value-type="float" office:value="0.475609">
                <text:p>0.475609</text:p>
              </table:table-cell>
              <table:table-cell office:value-type="float" office:value="0.517329">
                <text:p>0.517329</text:p>
              </table:table-cell>
              <table:table-cell office:value-type="float" office:value="0.621142">
                <text:p>0.621142</text:p>
              </table:table-cell>
              <table:table-cell office:value-type="float" office:value="0.727313">
                <text:p>0.727313</text:p>
              </table:table-cell>
              <table:table-cell office:value-type="float" office:value="0.394189">
                <text:p>0.39418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88421">
                <text:p>0.088421</text:p>
              </table:table-cell>
              <table:table-cell office:value-type="float" office:value="0.243582">
                <text:p>0.243582</text:p>
              </table:table-cell>
              <table:table-cell office:value-type="float" office:value="0.331051">
                <text:p>0.331051</text:p>
              </table:table-cell>
              <table:table-cell office:value-type="float" office:value="0.38524">
                <text:p>0.38524</text:p>
              </table:table-cell>
              <table:table-cell office:value-type="float" office:value="0.41234">
                <text:p>0.41234</text:p>
              </table:table-cell>
              <table:table-cell office:value-type="float" office:value="0.4254">
                <text:p>0.4254</text:p>
              </table:table-cell>
              <table:table-cell office:value-type="float" office:value="0.449443">
                <text:p>0.449443</text:p>
              </table:table-cell>
              <table:table-cell office:value-type="float" office:value="0.475587">
                <text:p>0.475587</text:p>
              </table:table-cell>
              <table:table-cell office:value-type="float" office:value="0.515805">
                <text:p>0.515805</text:p>
              </table:table-cell>
              <table:table-cell office:value-type="float" office:value="0.611288">
                <text:p>0.611288</text:p>
              </table:table-cell>
              <table:table-cell office:value-type="float" office:value="0.727313">
                <text:p>0.727313</text:p>
              </table:table-cell>
              <table:table-cell office:value-type="float" office:value="0.393816">
                <text:p>0.39381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07437">
                <text:p>0.107437</text:p>
              </table:table-cell>
              <table:table-cell office:value-type="float" office:value="0.285771">
                <text:p>0.285771</text:p>
              </table:table-cell>
              <table:table-cell office:value-type="float" office:value="0.36287">
                <text:p>0.36287</text:p>
              </table:table-cell>
              <table:table-cell office:value-type="float" office:value="0.402291">
                <text:p>0.402291</text:p>
              </table:table-cell>
              <table:table-cell office:value-type="float" office:value="0.420628">
                <text:p>0.420628</text:p>
              </table:table-cell>
              <table:table-cell office:value-type="float" office:value="0.43942">
                <text:p>0.43942</text:p>
              </table:table-cell>
              <table:table-cell office:value-type="float" office:value="0.467246">
                <text:p>0.467246</text:p>
              </table:table-cell>
              <table:table-cell office:value-type="float" office:value="0.494872">
                <text:p>0.494872</text:p>
              </table:table-cell>
              <table:table-cell office:value-type="float" office:value="0.542324">
                <text:p>0.542324</text:p>
              </table:table-cell>
              <table:table-cell office:value-type="float" office:value="0.636677">
                <text:p>0.636677</text:p>
              </table:table-cell>
              <table:table-cell office:value-type="float" office:value="0.727313">
                <text:p>0.727313</text:p>
              </table:table-cell>
              <table:table-cell office:value-type="float" office:value="0.415953">
                <text:p>0.4159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36246">
                <text:p>0.136246</text:p>
              </table:table-cell>
              <table:table-cell office:value-type="float" office:value="0.295477">
                <text:p>0.295477</text:p>
              </table:table-cell>
              <table:table-cell office:value-type="float" office:value="0.374516">
                <text:p>0.374516</text:p>
              </table:table-cell>
              <table:table-cell office:value-type="float" office:value="0.407321">
                <text:p>0.407321</text:p>
              </table:table-cell>
              <table:table-cell office:value-type="float" office:value="0.421666">
                <text:p>0.421666</text:p>
              </table:table-cell>
              <table:table-cell office:value-type="float" office:value="0.436214">
                <text:p>0.436214</text:p>
              </table:table-cell>
              <table:table-cell office:value-type="float" office:value="0.464039">
                <text:p>0.464039</text:p>
              </table:table-cell>
              <table:table-cell office:value-type="float" office:value="0.495316">
                <text:p>0.495316</text:p>
              </table:table-cell>
              <table:table-cell office:value-type="float" office:value="0.537426">
                <text:p>0.537426</text:p>
              </table:table-cell>
              <table:table-cell office:value-type="float" office:value="0.628254">
                <text:p>0.628254</text:p>
              </table:table-cell>
              <table:table-cell office:value-type="float" office:value="0.727313">
                <text:p>0.727313</text:p>
              </table:table-cell>
              <table:table-cell office:value-type="float" office:value="0.419647">
                <text:p>0.41964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02821">
                <text:p>0.102821</text:p>
              </table:table-cell>
              <table:table-cell office:value-type="float" office:value="0.279541">
                <text:p>0.279541</text:p>
              </table:table-cell>
              <table:table-cell office:value-type="float" office:value="0.360647">
                <text:p>0.360647</text:p>
              </table:table-cell>
              <table:table-cell office:value-type="float" office:value="0.408325">
                <text:p>0.408325</text:p>
              </table:table-cell>
              <table:table-cell office:value-type="float" office:value="0.425268">
                <text:p>0.425268</text:p>
              </table:table-cell>
              <table:table-cell office:value-type="float" office:value="0.441111">
                <text:p>0.441111</text:p>
              </table:table-cell>
              <table:table-cell office:value-type="float" office:value="0.463408">
                <text:p>0.463408</text:p>
              </table:table-cell>
              <table:table-cell office:value-type="float" office:value="0.496009">
                <text:p>0.496009</text:p>
              </table:table-cell>
              <table:table-cell office:value-type="float" office:value="0.541767">
                <text:p>0.541767</text:p>
              </table:table-cell>
              <table:table-cell office:value-type="float" office:value="0.620505">
                <text:p>0.620505</text:p>
              </table:table-cell>
              <table:table-cell office:value-type="float" office:value="0.727313">
                <text:p>0.727313</text:p>
              </table:table-cell>
              <table:table-cell office:value-type="float" office:value="0.41394">
                <text:p>0.413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49428">
                <text:p>0.149428</text:p>
              </table:table-cell>
              <table:table-cell office:value-type="float" office:value="0.313141">
                <text:p>0.313141</text:p>
              </table:table-cell>
              <table:table-cell office:value-type="float" office:value="0.391498">
                <text:p>0.391498</text:p>
              </table:table-cell>
              <table:table-cell office:value-type="float" office:value="0.418283">
                <text:p>0.418283</text:p>
              </table:table-cell>
              <table:table-cell office:value-type="float" office:value="0.430183">
                <text:p>0.430183</text:p>
              </table:table-cell>
              <table:table-cell office:value-type="float" office:value="0.447554">
                <text:p>0.447554</text:p>
              </table:table-cell>
              <table:table-cell office:value-type="float" office:value="0.470115">
                <text:p>0.470115</text:p>
              </table:table-cell>
              <table:table-cell office:value-type="float" office:value="0.498632">
                <text:p>0.498632</text:p>
              </table:table-cell>
              <table:table-cell office:value-type="float" office:value="0.541012">
                <text:p>0.541012</text:p>
              </table:table-cell>
              <table:table-cell office:value-type="float" office:value="0.613752">
                <text:p>0.613752</text:p>
              </table:table-cell>
              <table:table-cell office:value-type="float" office:value="0.727313">
                <text:p>0.727313</text:p>
              </table:table-cell>
              <table:table-cell office:value-type="float" office:value="0.42736">
                <text:p>0.427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64215">
                <text:p>0.164215</text:p>
              </table:table-cell>
              <table:table-cell office:value-type="float" office:value="0.335522">
                <text:p>0.335522</text:p>
              </table:table-cell>
              <table:table-cell office:value-type="float" office:value="0.397779">
                <text:p>0.397779</text:p>
              </table:table-cell>
              <table:table-cell office:value-type="float" office:value="0.418716">
                <text:p>0.418716</text:p>
              </table:table-cell>
              <table:table-cell office:value-type="float" office:value="0.432488">
                <text:p>0.432488</text:p>
              </table:table-cell>
              <table:table-cell office:value-type="float" office:value="0.453771">
                <text:p>0.453771</text:p>
              </table:table-cell>
              <table:table-cell office:value-type="float" office:value="0.475596">
                <text:p>0.475596</text:p>
              </table:table-cell>
              <table:table-cell office:value-type="float" office:value="0.505434">
                <text:p>0.505434</text:p>
              </table:table-cell>
              <table:table-cell office:value-type="float" office:value="0.547955">
                <text:p>0.547955</text:p>
              </table:table-cell>
              <table:table-cell office:value-type="float" office:value="0.628563">
                <text:p>0.628563</text:p>
              </table:table-cell>
              <table:table-cell office:value-type="float" office:value="0.727313">
                <text:p>0.727313</text:p>
              </table:table-cell>
              <table:table-cell office:value-type="float" office:value="0.436004">
                <text:p>0.43600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5251">
                <text:p>0.185251</text:p>
              </table:table-cell>
              <table:table-cell office:value-type="float" office:value="0.334879">
                <text:p>0.334879</text:p>
              </table:table-cell>
              <table:table-cell office:value-type="float" office:value="0.399758">
                <text:p>0.399758</text:p>
              </table:table-cell>
              <table:table-cell office:value-type="float" office:value="0.418912">
                <text:p>0.418912</text:p>
              </table:table-cell>
              <table:table-cell office:value-type="float" office:value="0.434053">
                <text:p>0.434053</text:p>
              </table:table-cell>
              <table:table-cell office:value-type="float" office:value="0.454763">
                <text:p>0.454763</text:p>
              </table:table-cell>
              <table:table-cell office:value-type="float" office:value="0.4704">
                <text:p>0.4704</text:p>
              </table:table-cell>
              <table:table-cell office:value-type="float" office:value="0.495119">
                <text:p>0.495119</text:p>
              </table:table-cell>
              <table:table-cell office:value-type="float" office:value="0.537167">
                <text:p>0.537167</text:p>
              </table:table-cell>
              <table:table-cell office:value-type="float" office:value="0.625574">
                <text:p>0.625574</text:p>
              </table:table-cell>
              <table:table-cell office:value-type="float" office:value="0.727313">
                <text:p>0.727313</text:p>
              </table:table-cell>
              <table:table-cell office:value-type="float" office:value="0.435587">
                <text:p>0.4355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49303">
                <text:p>0.149303</text:p>
              </table:table-cell>
              <table:table-cell office:value-type="float" office:value="0.345825">
                <text:p>0.345825</text:p>
              </table:table-cell>
              <table:table-cell office:value-type="float" office:value="0.405724">
                <text:p>0.405724</text:p>
              </table:table-cell>
              <table:table-cell office:value-type="float" office:value="0.421794">
                <text:p>0.421794</text:p>
              </table:table-cell>
              <table:table-cell office:value-type="float" office:value="0.440598">
                <text:p>0.440598</text:p>
              </table:table-cell>
              <table:table-cell office:value-type="float" office:value="0.459668">
                <text:p>0.459668</text:p>
              </table:table-cell>
              <table:table-cell office:value-type="float" office:value="0.482275">
                <text:p>0.482275</text:p>
              </table:table-cell>
              <table:table-cell office:value-type="float" office:value="0.516076">
                <text:p>0.516076</text:p>
              </table:table-cell>
              <table:table-cell office:value-type="float" office:value="0.559971">
                <text:p>0.559971</text:p>
              </table:table-cell>
              <table:table-cell office:value-type="float" office:value="0.640597">
                <text:p>0.640597</text:p>
              </table:table-cell>
              <table:table-cell office:value-type="float" office:value="0.733436">
                <text:p>0.733436</text:p>
              </table:table-cell>
              <table:table-cell office:value-type="float" office:value="0.442183">
                <text:p>0.4421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71446">
                <text:p>0.171446</text:p>
              </table:table-cell>
              <table:table-cell office:value-type="float" office:value="0.362419">
                <text:p>0.362419</text:p>
              </table:table-cell>
              <table:table-cell office:value-type="float" office:value="0.410498">
                <text:p>0.410498</text:p>
              </table:table-cell>
              <table:table-cell office:value-type="float" office:value="0.423932">
                <text:p>0.423932</text:p>
              </table:table-cell>
              <table:table-cell office:value-type="float" office:value="0.440745">
                <text:p>0.440745</text:p>
              </table:table-cell>
              <table:table-cell office:value-type="float" office:value="0.462654">
                <text:p>0.462654</text:p>
              </table:table-cell>
              <table:table-cell office:value-type="float" office:value="0.488262">
                <text:p>0.488262</text:p>
              </table:table-cell>
              <table:table-cell office:value-type="float" office:value="0.524439">
                <text:p>0.524439</text:p>
              </table:table-cell>
              <table:table-cell office:value-type="float" office:value="0.575661">
                <text:p>0.575661</text:p>
              </table:table-cell>
              <table:table-cell office:value-type="float" office:value="0.647045">
                <text:p>0.647045</text:p>
              </table:table-cell>
              <table:table-cell office:value-type="float" office:value="0.733436">
                <text:p>0.733436</text:p>
              </table:table-cell>
              <table:table-cell office:value-type="float" office:value="0.45071">
                <text:p>0.4507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84493">
                <text:p>0.184493</text:p>
              </table:table-cell>
              <table:table-cell office:value-type="float" office:value="0.378313">
                <text:p>0.378313</text:p>
              </table:table-cell>
              <table:table-cell office:value-type="float" office:value="0.412897">
                <text:p>0.412897</text:p>
              </table:table-cell>
              <table:table-cell office:value-type="float" office:value="0.426497">
                <text:p>0.426497</text:p>
              </table:table-cell>
              <table:table-cell office:value-type="float" office:value="0.446866">
                <text:p>0.446866</text:p>
              </table:table-cell>
              <table:table-cell office:value-type="float" office:value="0.469854">
                <text:p>0.469854</text:p>
              </table:table-cell>
              <table:table-cell office:value-type="float" office:value="0.498289">
                <text:p>0.498289</text:p>
              </table:table-cell>
              <table:table-cell office:value-type="float" office:value="0.534699">
                <text:p>0.534699</text:p>
              </table:table-cell>
              <table:table-cell office:value-type="float" office:value="0.586593">
                <text:p>0.586593</text:p>
              </table:table-cell>
              <table:table-cell office:value-type="float" office:value="0.663268">
                <text:p>0.663268</text:p>
              </table:table-cell>
              <table:table-cell office:value-type="float" office:value="0.733436">
                <text:p>0.733436</text:p>
              </table:table-cell>
              <table:table-cell office:value-type="float" office:value="0.460177">
                <text:p>0.46017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74508">
                <text:p>0.174508</text:p>
              </table:table-cell>
              <table:table-cell office:value-type="float" office:value="0.348218">
                <text:p>0.348218</text:p>
              </table:table-cell>
              <table:table-cell office:value-type="float" office:value="0.405062">
                <text:p>0.405062</text:p>
              </table:table-cell>
              <table:table-cell office:value-type="float" office:value="0.4209">
                <text:p>0.4209</text:p>
              </table:table-cell>
              <table:table-cell office:value-type="float" office:value="0.437742">
                <text:p>0.437742</text:p>
              </table:table-cell>
              <table:table-cell office:value-type="float" office:value="0.457952">
                <text:p>0.457952</text:p>
              </table:table-cell>
              <table:table-cell office:value-type="float" office:value="0.485261">
                <text:p>0.485261</text:p>
              </table:table-cell>
              <table:table-cell office:value-type="float" office:value="0.516868">
                <text:p>0.516868</text:p>
              </table:table-cell>
              <table:table-cell office:value-type="float" office:value="0.575064">
                <text:p>0.575064</text:p>
              </table:table-cell>
              <table:table-cell office:value-type="float" office:value="0.65085">
                <text:p>0.65085</text:p>
              </table:table-cell>
              <table:table-cell office:value-type="float" office:value="0.733436">
                <text:p>0.733436</text:p>
              </table:table-cell>
              <table:table-cell office:value-type="float" office:value="0.447243">
                <text:p>0.4472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61688">
                <text:p>0.161688</text:p>
              </table:table-cell>
              <table:table-cell office:value-type="float" office:value="0.339318">
                <text:p>0.339318</text:p>
              </table:table-cell>
              <table:table-cell office:value-type="float" office:value="0.404474">
                <text:p>0.404474</text:p>
              </table:table-cell>
              <table:table-cell office:value-type="float" office:value="0.422907">
                <text:p>0.422907</text:p>
              </table:table-cell>
              <table:table-cell office:value-type="float" office:value="0.44395">
                <text:p>0.44395</text:p>
              </table:table-cell>
              <table:table-cell office:value-type="float" office:value="0.469362">
                <text:p>0.469362</text:p>
              </table:table-cell>
              <table:table-cell office:value-type="float" office:value="0.498989">
                <text:p>0.498989</text:p>
              </table:table-cell>
              <table:table-cell office:value-type="float" office:value="0.530086">
                <text:p>0.530086</text:p>
              </table:table-cell>
              <table:table-cell office:value-type="float" office:value="0.584636">
                <text:p>0.584636</text:p>
              </table:table-cell>
              <table:table-cell office:value-type="float" office:value="0.651494">
                <text:p>0.651494</text:p>
              </table:table-cell>
              <table:table-cell office:value-type="float" office:value="0.733436">
                <text:p>0.733436</text:p>
              </table:table-cell>
              <table:table-cell office:value-type="float" office:value="0.45069">
                <text:p>0.450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42991">
                <text:p>0.142991</text:p>
              </table:table-cell>
              <table:table-cell office:value-type="float" office:value="0.327707">
                <text:p>0.327707</text:p>
              </table:table-cell>
              <table:table-cell office:value-type="float" office:value="0.405573">
                <text:p>0.405573</text:p>
              </table:table-cell>
              <table:table-cell office:value-type="float" office:value="0.422684">
                <text:p>0.422684</text:p>
              </table:table-cell>
              <table:table-cell office:value-type="float" office:value="0.445405">
                <text:p>0.445405</text:p>
              </table:table-cell>
              <table:table-cell office:value-type="float" office:value="0.46588">
                <text:p>0.46588</text:p>
              </table:table-cell>
              <table:table-cell office:value-type="float" office:value="0.490992">
                <text:p>0.490992</text:p>
              </table:table-cell>
              <table:table-cell office:value-type="float" office:value="0.523137">
                <text:p>0.523137</text:p>
              </table:table-cell>
              <table:table-cell office:value-type="float" office:value="0.574822">
                <text:p>0.574822</text:p>
              </table:table-cell>
              <table:table-cell office:value-type="float" office:value="0.638034">
                <text:p>0.638034</text:p>
              </table:table-cell>
              <table:table-cell office:value-type="float" office:value="0.733436">
                <text:p>0.733436</text:p>
              </table:table-cell>
              <table:table-cell office:value-type="float" office:value="0.443723">
                <text:p>0.4437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94265">
                <text:p>0.194265</text:p>
              </table:table-cell>
              <table:table-cell office:value-type="float" office:value="0.368799">
                <text:p>0.368799</text:p>
              </table:table-cell>
              <table:table-cell office:value-type="float" office:value="0.413259">
                <text:p>0.413259</text:p>
              </table:table-cell>
              <table:table-cell office:value-type="float" office:value="0.431693">
                <text:p>0.431693</text:p>
              </table:table-cell>
              <table:table-cell office:value-type="float" office:value="0.452545">
                <text:p>0.452545</text:p>
              </table:table-cell>
              <table:table-cell office:value-type="float" office:value="0.471911">
                <text:p>0.471911</text:p>
              </table:table-cell>
              <table:table-cell office:value-type="float" office:value="0.500406">
                <text:p>0.500406</text:p>
              </table:table-cell>
              <table:table-cell office:value-type="float" office:value="0.532426">
                <text:p>0.532426</text:p>
              </table:table-cell>
              <table:table-cell office:value-type="float" office:value="0.573575">
                <text:p>0.573575</text:p>
              </table:table-cell>
              <table:table-cell office:value-type="float" office:value="0.644461">
                <text:p>0.644461</text:p>
              </table:table-cell>
              <table:table-cell office:value-type="float" office:value="0.743742">
                <text:p>0.743742</text:p>
              </table:table-cell>
              <table:table-cell office:value-type="float" office:value="0.458334">
                <text:p>0.4583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18253">
                <text:p>0.218253</text:p>
              </table:table-cell>
              <table:table-cell office:value-type="float" office:value="0.37841">
                <text:p>0.37841</text:p>
              </table:table-cell>
              <table:table-cell office:value-type="float" office:value="0.418838">
                <text:p>0.418838</text:p>
              </table:table-cell>
              <table:table-cell office:value-type="float" office:value="0.437981">
                <text:p>0.437981</text:p>
              </table:table-cell>
              <table:table-cell office:value-type="float" office:value="0.4568">
                <text:p>0.4568</text:p>
              </table:table-cell>
              <table:table-cell office:value-type="float" office:value="0.477365">
                <text:p>0.477365</text:p>
              </table:table-cell>
              <table:table-cell office:value-type="float" office:value="0.50254">
                <text:p>0.50254</text:p>
              </table:table-cell>
              <table:table-cell office:value-type="float" office:value="0.541798">
                <text:p>0.541798</text:p>
              </table:table-cell>
              <table:table-cell office:value-type="float" office:value="0.581798">
                <text:p>0.581798</text:p>
              </table:table-cell>
              <table:table-cell office:value-type="float" office:value="0.655365">
                <text:p>0.655365</text:p>
              </table:table-cell>
              <table:table-cell office:value-type="float" office:value="0.743742">
                <text:p>0.743742</text:p>
              </table:table-cell>
              <table:table-cell office:value-type="float" office:value="0.466915">
                <text:p>0.46691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68283">
                <text:p>0.168283</text:p>
              </table:table-cell>
              <table:table-cell office:value-type="float" office:value="0.347863">
                <text:p>0.347863</text:p>
              </table:table-cell>
              <table:table-cell office:value-type="float" office:value="0.409448">
                <text:p>0.409448</text:p>
              </table:table-cell>
              <table:table-cell office:value-type="float" office:value="0.426058">
                <text:p>0.426058</text:p>
              </table:table-cell>
              <table:table-cell office:value-type="float" office:value="0.446963">
                <text:p>0.446963</text:p>
              </table:table-cell>
              <table:table-cell office:value-type="float" office:value="0.476627">
                <text:p>0.476627</text:p>
              </table:table-cell>
              <table:table-cell office:value-type="float" office:value="0.508507">
                <text:p>0.508507</text:p>
              </table:table-cell>
              <table:table-cell office:value-type="float" office:value="0.549139">
                <text:p>0.549139</text:p>
              </table:table-cell>
              <table:table-cell office:value-type="float" office:value="0.581212">
                <text:p>0.581212</text:p>
              </table:table-cell>
              <table:table-cell office:value-type="float" office:value="0.645555">
                <text:p>0.645555</text:p>
              </table:table-cell>
              <table:table-cell office:value-type="float" office:value="0.743742">
                <text:p>0.743742</text:p>
              </table:table-cell>
              <table:table-cell office:value-type="float" office:value="0.455966">
                <text:p>0.4559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4878">
                <text:p>0.14878</text:p>
              </table:table-cell>
              <table:table-cell office:value-type="float" office:value="0.349415">
                <text:p>0.349415</text:p>
              </table:table-cell>
              <table:table-cell office:value-type="float" office:value="0.4113">
                <text:p>0.4113</text:p>
              </table:table-cell>
              <table:table-cell office:value-type="float" office:value="0.427404">
                <text:p>0.427404</text:p>
              </table:table-cell>
              <table:table-cell office:value-type="float" office:value="0.445745">
                <text:p>0.445745</text:p>
              </table:table-cell>
              <table:table-cell office:value-type="float" office:value="0.473404">
                <text:p>0.473404</text:p>
              </table:table-cell>
              <table:table-cell office:value-type="float" office:value="0.499881">
                <text:p>0.499881</text:p>
              </table:table-cell>
              <table:table-cell office:value-type="float" office:value="0.537144">
                <text:p>0.537144</text:p>
              </table:table-cell>
              <table:table-cell office:value-type="float" office:value="0.573113">
                <text:p>0.573113</text:p>
              </table:table-cell>
              <table:table-cell office:value-type="float" office:value="0.634334">
                <text:p>0.634334</text:p>
              </table:table-cell>
              <table:table-cell office:value-type="float" office:value="0.743742">
                <text:p>0.743742</text:p>
              </table:table-cell>
              <table:table-cell office:value-type="float" office:value="0.450052">
                <text:p>0.4500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73172">
                <text:p>0.173172</text:p>
              </table:table-cell>
              <table:table-cell office:value-type="float" office:value="0.356049">
                <text:p>0.356049</text:p>
              </table:table-cell>
              <table:table-cell office:value-type="float" office:value="0.413823">
                <text:p>0.413823</text:p>
              </table:table-cell>
              <table:table-cell office:value-type="float" office:value="0.432223">
                <text:p>0.432223</text:p>
              </table:table-cell>
              <table:table-cell office:value-type="float" office:value="0.456494">
                <text:p>0.456494</text:p>
              </table:table-cell>
              <table:table-cell office:value-type="float" office:value="0.481888">
                <text:p>0.481888</text:p>
              </table:table-cell>
              <table:table-cell office:value-type="float" office:value="0.508732">
                <text:p>0.508732</text:p>
              </table:table-cell>
              <table:table-cell office:value-type="float" office:value="0.54581">
                <text:p>0.54581</text:p>
              </table:table-cell>
              <table:table-cell office:value-type="float" office:value="0.582112">
                <text:p>0.582112</text:p>
              </table:table-cell>
              <table:table-cell office:value-type="float" office:value="0.637764">
                <text:p>0.637764</text:p>
              </table:table-cell>
              <table:table-cell office:value-type="float" office:value="0.743742">
                <text:p>0.743742</text:p>
              </table:table-cell>
              <table:table-cell office:value-type="float" office:value="0.458807">
                <text:p>0.4588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792">
                <text:p>0.15792</text:p>
              </table:table-cell>
              <table:table-cell office:value-type="float" office:value="0.359297">
                <text:p>0.359297</text:p>
              </table:table-cell>
              <table:table-cell office:value-type="float" office:value="0.413056">
                <text:p>0.413056</text:p>
              </table:table-cell>
              <table:table-cell office:value-type="float" office:value="0.42834">
                <text:p>0.42834</text:p>
              </table:table-cell>
              <table:table-cell office:value-type="float" office:value="0.459518">
                <text:p>0.459518</text:p>
              </table:table-cell>
              <table:table-cell office:value-type="float" office:value="0.488219">
                <text:p>0.488219</text:p>
              </table:table-cell>
              <table:table-cell office:value-type="float" office:value="0.515648">
                <text:p>0.515648</text:p>
              </table:table-cell>
              <table:table-cell office:value-type="float" office:value="0.55157">
                <text:p>0.55157</text:p>
              </table:table-cell>
              <table:table-cell office:value-type="float" office:value="0.589334">
                <text:p>0.589334</text:p>
              </table:table-cell>
              <table:table-cell office:value-type="float" office:value="0.656817">
                <text:p>0.656817</text:p>
              </table:table-cell>
              <table:table-cell office:value-type="float" office:value="0.744831">
                <text:p>0.744831</text:p>
              </table:table-cell>
              <table:table-cell office:value-type="float" office:value="0.461972">
                <text:p>0.4619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11087">
                <text:p>0.211087</text:p>
              </table:table-cell>
              <table:table-cell office:value-type="float" office:value="0.389712">
                <text:p>0.389712</text:p>
              </table:table-cell>
              <table:table-cell office:value-type="float" office:value="0.419363">
                <text:p>0.419363</text:p>
              </table:table-cell>
              <table:table-cell office:value-type="float" office:value="0.436668">
                <text:p>0.436668</text:p>
              </table:table-cell>
              <table:table-cell office:value-type="float" office:value="0.471593">
                <text:p>0.471593</text:p>
              </table:table-cell>
              <table:table-cell office:value-type="float" office:value="0.499388">
                <text:p>0.499388</text:p>
              </table:table-cell>
              <table:table-cell office:value-type="float" office:value="0.519437">
                <text:p>0.519437</text:p>
              </table:table-cell>
              <table:table-cell office:value-type="float" office:value="0.554149">
                <text:p>0.554149</text:p>
              </table:table-cell>
              <table:table-cell office:value-type="float" office:value="0.594227">
                <text:p>0.594227</text:p>
              </table:table-cell>
              <table:table-cell office:value-type="float" office:value="0.666802">
                <text:p>0.666802</text:p>
              </table:table-cell>
              <table:table-cell office:value-type="float" office:value="0.777197">
                <text:p>0.777197</text:p>
              </table:table-cell>
              <table:table-cell office:value-type="float" office:value="0.476243">
                <text:p>0.4762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18875">
                <text:p>0.218875</text:p>
              </table:table-cell>
              <table:table-cell office:value-type="float" office:value="0.401863">
                <text:p>0.401863</text:p>
              </table:table-cell>
              <table:table-cell office:value-type="float" office:value="0.425319">
                <text:p>0.425319</text:p>
              </table:table-cell>
              <table:table-cell office:value-type="float" office:value="0.450968">
                <text:p>0.450968</text:p>
              </table:table-cell>
              <table:table-cell office:value-type="float" office:value="0.478918">
                <text:p>0.478918</text:p>
              </table:table-cell>
              <table:table-cell office:value-type="float" office:value="0.505863">
                <text:p>0.505863</text:p>
              </table:table-cell>
              <table:table-cell office:value-type="float" office:value="0.530349">
                <text:p>0.530349</text:p>
              </table:table-cell>
              <table:table-cell office:value-type="float" office:value="0.570791">
                <text:p>0.570791</text:p>
              </table:table-cell>
              <table:table-cell office:value-type="float" office:value="0.613434">
                <text:p>0.613434</text:p>
              </table:table-cell>
              <table:table-cell office:value-type="float" office:value="0.687576">
                <text:p>0.687576</text:p>
              </table:table-cell>
              <table:table-cell office:value-type="float" office:value="0.777197">
                <text:p>0.777197</text:p>
              </table:table-cell>
              <table:table-cell office:value-type="float" office:value="0.488396">
                <text:p>0.48839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96681">
                <text:p>0.196681</text:p>
              </table:table-cell>
              <table:table-cell office:value-type="float" office:value="0.390246">
                <text:p>0.390246</text:p>
              </table:table-cell>
              <table:table-cell office:value-type="float" office:value="0.421007">
                <text:p>0.421007</text:p>
              </table:table-cell>
              <table:table-cell office:value-type="float" office:value="0.4427">
                <text:p>0.4427</text:p>
              </table:table-cell>
              <table:table-cell office:value-type="float" office:value="0.47063">
                <text:p>0.47063</text:p>
              </table:table-cell>
              <table:table-cell office:value-type="float" office:value="0.497297">
                <text:p>0.497297</text:p>
              </table:table-cell>
              <table:table-cell office:value-type="float" office:value="0.519624">
                <text:p>0.519624</text:p>
              </table:table-cell>
              <table:table-cell office:value-type="float" office:value="0.559112">
                <text:p>0.559112</text:p>
              </table:table-cell>
              <table:table-cell office:value-type="float" office:value="0.606188">
                <text:p>0.606188</text:p>
              </table:table-cell>
              <table:table-cell office:value-type="float" office:value="0.689721">
                <text:p>0.689721</text:p>
              </table:table-cell>
              <table:table-cell office:value-type="float" office:value="0.777197">
                <text:p>0.777197</text:p>
              </table:table-cell>
              <table:table-cell office:value-type="float" office:value="0.479321">
                <text:p>0.4793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90593">
                <text:p>0.190593</text:p>
              </table:table-cell>
              <table:table-cell office:value-type="float" office:value="0.391977">
                <text:p>0.391977</text:p>
              </table:table-cell>
              <table:table-cell office:value-type="float" office:value="0.423075">
                <text:p>0.423075</text:p>
              </table:table-cell>
              <table:table-cell office:value-type="float" office:value="0.443668">
                <text:p>0.443668</text:p>
              </table:table-cell>
              <table:table-cell office:value-type="float" office:value="0.46933">
                <text:p>0.46933</text:p>
              </table:table-cell>
              <table:table-cell office:value-type="float" office:value="0.496076">
                <text:p>0.496076</text:p>
              </table:table-cell>
              <table:table-cell office:value-type="float" office:value="0.523948">
                <text:p>0.523948</text:p>
              </table:table-cell>
              <table:table-cell office:value-type="float" office:value="0.564477">
                <text:p>0.564477</text:p>
              </table:table-cell>
              <table:table-cell office:value-type="float" office:value="0.608395">
                <text:p>0.608395</text:p>
              </table:table-cell>
              <table:table-cell office:value-type="float" office:value="0.691232">
                <text:p>0.691232</text:p>
              </table:table-cell>
              <table:table-cell office:value-type="float" office:value="0.778537">
                <text:p>0.778537</text:p>
              </table:table-cell>
              <table:table-cell office:value-type="float" office:value="0.480277">
                <text:p>0.4802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2721">
                <text:p>0.212721</text:p>
              </table:table-cell>
              <table:table-cell office:value-type="float" office:value="0.400546">
                <text:p>0.400546</text:p>
              </table:table-cell>
              <table:table-cell office:value-type="float" office:value="0.425963">
                <text:p>0.425963</text:p>
              </table:table-cell>
              <table:table-cell office:value-type="float" office:value="0.449623">
                <text:p>0.449623</text:p>
              </table:table-cell>
              <table:table-cell office:value-type="float" office:value="0.473295">
                <text:p>0.473295</text:p>
              </table:table-cell>
              <table:table-cell office:value-type="float" office:value="0.496633">
                <text:p>0.496633</text:p>
              </table:table-cell>
              <table:table-cell office:value-type="float" office:value="0.51802">
                <text:p>0.51802</text:p>
              </table:table-cell>
              <table:table-cell office:value-type="float" office:value="0.555449">
                <text:p>0.555449</text:p>
              </table:table-cell>
              <table:table-cell office:value-type="float" office:value="0.603184">
                <text:p>0.603184</text:p>
              </table:table-cell>
              <table:table-cell office:value-type="float" office:value="0.685062">
                <text:p>0.685062</text:p>
              </table:table-cell>
              <table:table-cell office:value-type="float" office:value="0.778537">
                <text:p>0.778537</text:p>
              </table:table-cell>
              <table:table-cell office:value-type="float" office:value="0.48205">
                <text:p>0.4820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77266">
                <text:p>0.277266</text:p>
              </table:table-cell>
              <table:table-cell office:value-type="float" office:value="0.411263">
                <text:p>0.411263</text:p>
              </table:table-cell>
              <table:table-cell office:value-type="float" office:value="0.428413">
                <text:p>0.428413</text:p>
              </table:table-cell>
              <table:table-cell office:value-type="float" office:value="0.452945">
                <text:p>0.452945</text:p>
              </table:table-cell>
              <table:table-cell office:value-type="float" office:value="0.478766">
                <text:p>0.478766</text:p>
              </table:table-cell>
              <table:table-cell office:value-type="float" office:value="0.502584">
                <text:p>0.502584</text:p>
              </table:table-cell>
              <table:table-cell office:value-type="float" office:value="0.528977">
                <text:p>0.528977</text:p>
              </table:table-cell>
              <table:table-cell office:value-type="float" office:value="0.567426">
                <text:p>0.567426</text:p>
              </table:table-cell>
              <table:table-cell office:value-type="float" office:value="0.612145">
                <text:p>0.612145</text:p>
              </table:table-cell>
              <table:table-cell office:value-type="float" office:value="0.686547">
                <text:p>0.686547</text:p>
              </table:table-cell>
              <table:table-cell office:value-type="float" office:value="0.778537">
                <text:p>0.778537</text:p>
              </table:table-cell>
              <table:table-cell office:value-type="float" office:value="0.494633">
                <text:p>0.4946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50724">
                <text:p>0.250724</text:p>
              </table:table-cell>
              <table:table-cell office:value-type="float" office:value="0.40976">
                <text:p>0.40976</text:p>
              </table:table-cell>
              <table:table-cell office:value-type="float" office:value="0.428309">
                <text:p>0.428309</text:p>
              </table:table-cell>
              <table:table-cell office:value-type="float" office:value="0.449483">
                <text:p>0.449483</text:p>
              </table:table-cell>
              <table:table-cell office:value-type="float" office:value="0.478408">
                <text:p>0.478408</text:p>
              </table:table-cell>
              <table:table-cell office:value-type="float" office:value="0.503324">
                <text:p>0.503324</text:p>
              </table:table-cell>
              <table:table-cell office:value-type="float" office:value="0.525613">
                <text:p>0.525613</text:p>
              </table:table-cell>
              <table:table-cell office:value-type="float" office:value="0.559486">
                <text:p>0.559486</text:p>
              </table:table-cell>
              <table:table-cell office:value-type="float" office:value="0.604051">
                <text:p>0.604051</text:p>
              </table:table-cell>
              <table:table-cell office:value-type="float" office:value="0.681298">
                <text:p>0.681298</text:p>
              </table:table-cell>
              <table:table-cell office:value-type="float" office:value="0.778537">
                <text:p>0.778537</text:p>
              </table:table-cell>
              <table:table-cell office:value-type="float" office:value="0.489046">
                <text:p>0.4890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07806">
                <text:p>0.307806</text:p>
              </table:table-cell>
              <table:table-cell office:value-type="float" office:value="0.413336">
                <text:p>0.413336</text:p>
              </table:table-cell>
              <table:table-cell office:value-type="float" office:value="0.430988">
                <text:p>0.430988</text:p>
              </table:table-cell>
              <table:table-cell office:value-type="float" office:value="0.451978">
                <text:p>0.451978</text:p>
              </table:table-cell>
              <table:table-cell office:value-type="float" office:value="0.479619">
                <text:p>0.479619</text:p>
              </table:table-cell>
              <table:table-cell office:value-type="float" office:value="0.502258">
                <text:p>0.502258</text:p>
              </table:table-cell>
              <table:table-cell office:value-type="float" office:value="0.527688">
                <text:p>0.527688</text:p>
              </table:table-cell>
              <table:table-cell office:value-type="float" office:value="0.563242">
                <text:p>0.563242</text:p>
              </table:table-cell>
              <table:table-cell office:value-type="float" office:value="0.60708">
                <text:p>0.60708</text:p>
              </table:table-cell>
              <table:table-cell office:value-type="float" office:value="0.683853">
                <text:p>0.683853</text:p>
              </table:table-cell>
              <table:table-cell office:value-type="float" office:value="0.778537">
                <text:p>0.778537</text:p>
              </table:table-cell>
              <table:table-cell office:value-type="float" office:value="0.496785">
                <text:p>0.4967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91022">
                <text:p>0.291022</text:p>
              </table:table-cell>
              <table:table-cell office:value-type="float" office:value="0.41597">
                <text:p>0.41597</text:p>
              </table:table-cell>
              <table:table-cell office:value-type="float" office:value="0.436834">
                <text:p>0.436834</text:p>
              </table:table-cell>
              <table:table-cell office:value-type="float" office:value="0.461153">
                <text:p>0.461153</text:p>
              </table:table-cell>
              <table:table-cell office:value-type="float" office:value="0.487143">
                <text:p>0.487143</text:p>
              </table:table-cell>
              <table:table-cell office:value-type="float" office:value="0.509267">
                <text:p>0.509267</text:p>
              </table:table-cell>
              <table:table-cell office:value-type="float" office:value="0.532905">
                <text:p>0.532905</text:p>
              </table:table-cell>
              <table:table-cell office:value-type="float" office:value="0.567831">
                <text:p>0.567831</text:p>
              </table:table-cell>
              <table:table-cell office:value-type="float" office:value="0.620976">
                <text:p>0.620976</text:p>
              </table:table-cell>
              <table:table-cell office:value-type="float" office:value="0.692664">
                <text:p>0.692664</text:p>
              </table:table-cell>
              <table:table-cell office:value-type="float" office:value="0.778537">
                <text:p>0.778537</text:p>
              </table:table-cell>
              <table:table-cell office:value-type="float" office:value="0.501576">
                <text:p>0.5015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14344">
                <text:p>0.314344</text:p>
              </table:table-cell>
              <table:table-cell office:value-type="float" office:value="0.420204">
                <text:p>0.420204</text:p>
              </table:table-cell>
              <table:table-cell office:value-type="float" office:value="0.443151">
                <text:p>0.443151</text:p>
              </table:table-cell>
              <table:table-cell office:value-type="float" office:value="0.463272">
                <text:p>0.463272</text:p>
              </table:table-cell>
              <table:table-cell office:value-type="float" office:value="0.485917">
                <text:p>0.485917</text:p>
              </table:table-cell>
              <table:table-cell office:value-type="float" office:value="0.512262">
                <text:p>0.512262</text:p>
              </table:table-cell>
              <table:table-cell office:value-type="float" office:value="0.535897">
                <text:p>0.535897</text:p>
              </table:table-cell>
              <table:table-cell office:value-type="float" office:value="0.568716">
                <text:p>0.568716</text:p>
              </table:table-cell>
              <table:table-cell office:value-type="float" office:value="0.617114">
                <text:p>0.617114</text:p>
              </table:table-cell>
              <table:table-cell office:value-type="float" office:value="0.681339">
                <text:p>0.681339</text:p>
              </table:table-cell>
              <table:table-cell office:value-type="float" office:value="0.778537">
                <text:p>0.778537</text:p>
              </table:table-cell>
              <table:table-cell office:value-type="float" office:value="0.504221">
                <text:p>0.5042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17877">
                <text:p>0.317877</text:p>
              </table:table-cell>
              <table:table-cell office:value-type="float" office:value="0.419087">
                <text:p>0.419087</text:p>
              </table:table-cell>
              <table:table-cell office:value-type="float" office:value="0.43536">
                <text:p>0.43536</text:p>
              </table:table-cell>
              <table:table-cell office:value-type="float" office:value="0.454839">
                <text:p>0.454839</text:p>
              </table:table-cell>
              <table:table-cell office:value-type="float" office:value="0.480563">
                <text:p>0.480563</text:p>
              </table:table-cell>
              <table:table-cell office:value-type="float" office:value="0.50727">
                <text:p>0.50727</text:p>
              </table:table-cell>
              <table:table-cell office:value-type="float" office:value="0.52723">
                <text:p>0.52723</text:p>
              </table:table-cell>
              <table:table-cell office:value-type="float" office:value="0.560126">
                <text:p>0.560126</text:p>
              </table:table-cell>
              <table:table-cell office:value-type="float" office:value="0.600568">
                <text:p>0.600568</text:p>
              </table:table-cell>
              <table:table-cell office:value-type="float" office:value="0.674644">
                <text:p>0.674644</text:p>
              </table:table-cell>
              <table:table-cell office:value-type="float" office:value="0.778537">
                <text:p>0.778537</text:p>
              </table:table-cell>
              <table:table-cell office:value-type="float" office:value="0.497756">
                <text:p>0.4977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36654">
                <text:p>0.336654</text:p>
              </table:table-cell>
              <table:table-cell office:value-type="float" office:value="0.424667">
                <text:p>0.424667</text:p>
              </table:table-cell>
              <table:table-cell office:value-type="float" office:value="0.444768">
                <text:p>0.444768</text:p>
              </table:table-cell>
              <table:table-cell office:value-type="float" office:value="0.469285">
                <text:p>0.469285</text:p>
              </table:table-cell>
              <table:table-cell office:value-type="float" office:value="0.494531">
                <text:p>0.494531</text:p>
              </table:table-cell>
              <table:table-cell office:value-type="float" office:value="0.515658">
                <text:p>0.515658</text:p>
              </table:table-cell>
              <table:table-cell office:value-type="float" office:value="0.534352">
                <text:p>0.534352</text:p>
              </table:table-cell>
              <table:table-cell office:value-type="float" office:value="0.573319">
                <text:p>0.573319</text:p>
              </table:table-cell>
              <table:table-cell office:value-type="float" office:value="0.622809">
                <text:p>0.622809</text:p>
              </table:table-cell>
              <table:table-cell office:value-type="float" office:value="0.691231">
                <text:p>0.691231</text:p>
              </table:table-cell>
              <table:table-cell office:value-type="float" office:value="0.778537">
                <text:p>0.778537</text:p>
              </table:table-cell>
              <table:table-cell office:value-type="float" office:value="0.510727">
                <text:p>0.5107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38755">
                <text:p>0.338755</text:p>
              </table:table-cell>
              <table:table-cell office:value-type="float" office:value="0.427077">
                <text:p>0.427077</text:p>
              </table:table-cell>
              <table:table-cell office:value-type="float" office:value="0.451554">
                <text:p>0.451554</text:p>
              </table:table-cell>
              <table:table-cell office:value-type="float" office:value="0.477221">
                <text:p>0.477221</text:p>
              </table:table-cell>
              <table:table-cell office:value-type="float" office:value="0.500368">
                <text:p>0.500368</text:p>
              </table:table-cell>
              <table:table-cell office:value-type="float" office:value="0.521106">
                <text:p>0.521106</text:p>
              </table:table-cell>
              <table:table-cell office:value-type="float" office:value="0.549302">
                <text:p>0.549302</text:p>
              </table:table-cell>
              <table:table-cell office:value-type="float" office:value="0.597718">
                <text:p>0.597718</text:p>
              </table:table-cell>
              <table:table-cell office:value-type="float" office:value="0.645552">
                <text:p>0.645552</text:p>
              </table:table-cell>
              <table:table-cell office:value-type="float" office:value="0.708865">
                <text:p>0.708865</text:p>
              </table:table-cell>
              <table:table-cell office:value-type="float" office:value="0.778537">
                <text:p>0.778537</text:p>
              </table:table-cell>
              <table:table-cell office:value-type="float" office:value="0.521752">
                <text:p>0.5217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343929">
                <text:p>0.343929</text:p>
              </table:table-cell>
              <table:table-cell office:value-type="float" office:value="0.430644">
                <text:p>0.430644</text:p>
              </table:table-cell>
              <table:table-cell office:value-type="float" office:value="0.454262">
                <text:p>0.454262</text:p>
              </table:table-cell>
              <table:table-cell office:value-type="float" office:value="0.484446">
                <text:p>0.484446</text:p>
              </table:table-cell>
              <table:table-cell office:value-type="float" office:value="0.51096">
                <text:p>0.51096</text:p>
              </table:table-cell>
              <table:table-cell office:value-type="float" office:value="0.535431">
                <text:p>0.535431</text:p>
              </table:table-cell>
              <table:table-cell office:value-type="float" office:value="0.574134">
                <text:p>0.574134</text:p>
              </table:table-cell>
              <table:table-cell office:value-type="float" office:value="0.614944">
                <text:p>0.614944</text:p>
              </table:table-cell>
              <table:table-cell office:value-type="float" office:value="0.646895">
                <text:p>0.646895</text:p>
              </table:table-cell>
              <table:table-cell office:value-type="float" office:value="0.710261">
                <text:p>0.710261</text:p>
              </table:table-cell>
              <table:table-cell office:value-type="float" office:value="0.778537">
                <text:p>0.778537</text:p>
              </table:table-cell>
              <table:table-cell office:value-type="float" office:value="0.530591">
                <text:p>0.5305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51416">
                <text:p>0.351416</text:p>
              </table:table-cell>
              <table:table-cell office:value-type="float" office:value="0.432639">
                <text:p>0.432639</text:p>
              </table:table-cell>
              <table:table-cell office:value-type="float" office:value="0.462357">
                <text:p>0.462357</text:p>
              </table:table-cell>
              <table:table-cell office:value-type="float" office:value="0.487417">
                <text:p>0.487417</text:p>
              </table:table-cell>
              <table:table-cell office:value-type="float" office:value="0.509215">
                <text:p>0.509215</text:p>
              </table:table-cell>
              <table:table-cell office:value-type="float" office:value="0.525308">
                <text:p>0.525308</text:p>
              </table:table-cell>
              <table:table-cell office:value-type="float" office:value="0.559108">
                <text:p>0.559108</text:p>
              </table:table-cell>
              <table:table-cell office:value-type="float" office:value="0.603989">
                <text:p>0.603989</text:p>
              </table:table-cell>
              <table:table-cell office:value-type="float" office:value="0.644399">
                <text:p>0.644399</text:p>
              </table:table-cell>
              <table:table-cell office:value-type="float" office:value="0.70867">
                <text:p>0.70867</text:p>
              </table:table-cell>
              <table:table-cell office:value-type="float" office:value="0.778537">
                <text:p>0.778537</text:p>
              </table:table-cell>
              <table:table-cell office:value-type="float" office:value="0.528452">
                <text:p>0.5284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37929">
                <text:p>0.337929</text:p>
              </table:table-cell>
              <table:table-cell office:value-type="float" office:value="0.442218">
                <text:p>0.442218</text:p>
              </table:table-cell>
              <table:table-cell office:value-type="float" office:value="0.474407">
                <text:p>0.474407</text:p>
              </table:table-cell>
              <table:table-cell office:value-type="float" office:value="0.498754">
                <text:p>0.498754</text:p>
              </table:table-cell>
              <table:table-cell office:value-type="float" office:value="0.515196">
                <text:p>0.515196</text:p>
              </table:table-cell>
              <table:table-cell office:value-type="float" office:value="0.528151">
                <text:p>0.528151</text:p>
              </table:table-cell>
              <table:table-cell office:value-type="float" office:value="0.563323">
                <text:p>0.563323</text:p>
              </table:table-cell>
              <table:table-cell office:value-type="float" office:value="0.604856">
                <text:p>0.604856</text:p>
              </table:table-cell>
              <table:table-cell office:value-type="float" office:value="0.644268">
                <text:p>0.644268</text:p>
              </table:table-cell>
              <table:table-cell office:value-type="float" office:value="0.713537">
                <text:p>0.713537</text:p>
              </table:table-cell>
              <table:table-cell office:value-type="float" office:value="0.778537">
                <text:p>0.778537</text:p>
              </table:table-cell>
              <table:table-cell office:value-type="float" office:value="0.532264">
                <text:p>0.53226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61658">
                <text:p>0.361658</text:p>
              </table:table-cell>
              <table:table-cell office:value-type="float" office:value="0.448309">
                <text:p>0.448309</text:p>
              </table:table-cell>
              <table:table-cell office:value-type="float" office:value="0.473541">
                <text:p>0.473541</text:p>
              </table:table-cell>
              <table:table-cell office:value-type="float" office:value="0.498793">
                <text:p>0.498793</text:p>
              </table:table-cell>
              <table:table-cell office:value-type="float" office:value="0.518405">
                <text:p>0.518405</text:p>
              </table:table-cell>
              <table:table-cell office:value-type="float" office:value="0.540641">
                <text:p>0.540641</text:p>
              </table:table-cell>
              <table:table-cell office:value-type="float" office:value="0.578047">
                <text:p>0.578047</text:p>
              </table:table-cell>
              <table:table-cell office:value-type="float" office:value="0.614926">
                <text:p>0.614926</text:p>
              </table:table-cell>
              <table:table-cell office:value-type="float" office:value="0.651075">
                <text:p>0.651075</text:p>
              </table:table-cell>
              <table:table-cell office:value-type="float" office:value="0.712508">
                <text:p>0.712508</text:p>
              </table:table-cell>
              <table:table-cell office:value-type="float" office:value="0.778537">
                <text:p>0.778537</text:p>
              </table:table-cell>
              <table:table-cell office:value-type="float" office:value="0.53979">
                <text:p>0.5397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50326">
                <text:p>0.350326</text:p>
              </table:table-cell>
              <table:table-cell office:value-type="float" office:value="0.439">
                <text:p>0.439</text:p>
              </table:table-cell>
              <table:table-cell office:value-type="float" office:value="0.463303">
                <text:p>0.463303</text:p>
              </table:table-cell>
              <table:table-cell office:value-type="float" office:value="0.491346">
                <text:p>0.491346</text:p>
              </table:table-cell>
              <table:table-cell office:value-type="float" office:value="0.512449">
                <text:p>0.512449</text:p>
              </table:table-cell>
              <table:table-cell office:value-type="float" office:value="0.525386">
                <text:p>0.525386</text:p>
              </table:table-cell>
              <table:table-cell office:value-type="float" office:value="0.55479">
                <text:p>0.55479</text:p>
              </table:table-cell>
              <table:table-cell office:value-type="float" office:value="0.597567">
                <text:p>0.597567</text:p>
              </table:table-cell>
              <table:table-cell office:value-type="float" office:value="0.636634">
                <text:p>0.636634</text:p>
              </table:table-cell>
              <table:table-cell office:value-type="float" office:value="0.701543">
                <text:p>0.701543</text:p>
              </table:table-cell>
              <table:table-cell office:value-type="float" office:value="0.778537">
                <text:p>0.778537</text:p>
              </table:table-cell>
              <table:table-cell office:value-type="float" office:value="0.527234">
                <text:p>0.5272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50024">
                <text:p>0.350024</text:p>
              </table:table-cell>
              <table:table-cell office:value-type="float" office:value="0.443048">
                <text:p>0.443048</text:p>
              </table:table-cell>
              <table:table-cell office:value-type="float" office:value="0.47761">
                <text:p>0.47761</text:p>
              </table:table-cell>
              <table:table-cell office:value-type="float" office:value="0.501113">
                <text:p>0.501113</text:p>
              </table:table-cell>
              <table:table-cell office:value-type="float" office:value="0.515255">
                <text:p>0.515255</text:p>
              </table:table-cell>
              <table:table-cell office:value-type="float" office:value="0.527917">
                <text:p>0.527917</text:p>
              </table:table-cell>
              <table:table-cell office:value-type="float" office:value="0.553672">
                <text:p>0.553672</text:p>
              </table:table-cell>
              <table:table-cell office:value-type="float" office:value="0.589805">
                <text:p>0.589805</text:p>
              </table:table-cell>
              <table:table-cell office:value-type="float" office:value="0.634485">
                <text:p>0.634485</text:p>
              </table:table-cell>
              <table:table-cell office:value-type="float" office:value="0.696678">
                <text:p>0.696678</text:p>
              </table:table-cell>
              <table:table-cell office:value-type="float" office:value="0.778537">
                <text:p>0.778537</text:p>
              </table:table-cell>
              <table:table-cell office:value-type="float" office:value="0.528961">
                <text:p>0.5289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32494">
                <text:p>0.332494</text:p>
              </table:table-cell>
              <table:table-cell office:value-type="float" office:value="0.440465">
                <text:p>0.440465</text:p>
              </table:table-cell>
              <table:table-cell office:value-type="float" office:value="0.476131">
                <text:p>0.476131</text:p>
              </table:table-cell>
              <table:table-cell office:value-type="float" office:value="0.498995">
                <text:p>0.498995</text:p>
              </table:table-cell>
              <table:table-cell office:value-type="float" office:value="0.518219">
                <text:p>0.518219</text:p>
              </table:table-cell>
              <table:table-cell office:value-type="float" office:value="0.537137">
                <text:p>0.537137</text:p>
              </table:table-cell>
              <table:table-cell office:value-type="float" office:value="0.570598">
                <text:p>0.570598</text:p>
              </table:table-cell>
              <table:table-cell office:value-type="float" office:value="0.606873">
                <text:p>0.606873</text:p>
              </table:table-cell>
              <table:table-cell office:value-type="float" office:value="0.643754">
                <text:p>0.643754</text:p>
              </table:table-cell>
              <table:table-cell office:value-type="float" office:value="0.707507">
                <text:p>0.707507</text:p>
              </table:table-cell>
              <table:table-cell office:value-type="float" office:value="0.778537">
                <text:p>0.778537</text:p>
              </table:table-cell>
              <table:table-cell office:value-type="float" office:value="0.533217">
                <text:p>0.5332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97376">
                <text:p>0.297376</text:p>
              </table:table-cell>
              <table:table-cell office:value-type="float" office:value="0.434547">
                <text:p>0.434547</text:p>
              </table:table-cell>
              <table:table-cell office:value-type="float" office:value="0.467941">
                <text:p>0.467941</text:p>
              </table:table-cell>
              <table:table-cell office:value-type="float" office:value="0.50218">
                <text:p>0.50218</text:p>
              </table:table-cell>
              <table:table-cell office:value-type="float" office:value="0.521118">
                <text:p>0.521118</text:p>
              </table:table-cell>
              <table:table-cell office:value-type="float" office:value="0.549261">
                <text:p>0.549261</text:p>
              </table:table-cell>
              <table:table-cell office:value-type="float" office:value="0.58785">
                <text:p>0.58785</text:p>
              </table:table-cell>
              <table:table-cell office:value-type="float" office:value="0.620173">
                <text:p>0.620173</text:p>
              </table:table-cell>
              <table:table-cell office:value-type="float" office:value="0.656083">
                <text:p>0.656083</text:p>
              </table:table-cell>
              <table:table-cell office:value-type="float" office:value="0.712179">
                <text:p>0.712179</text:p>
              </table:table-cell>
              <table:table-cell office:value-type="float" office:value="0.778537">
                <text:p>0.778537</text:p>
              </table:table-cell>
              <table:table-cell office:value-type="float" office:value="0.534871">
                <text:p>0.53487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2108">
                <text:p>0.32108</text:p>
              </table:table-cell>
              <table:table-cell office:value-type="float" office:value="0.441645">
                <text:p>0.441645</text:p>
              </table:table-cell>
              <table:table-cell office:value-type="float" office:value="0.481493">
                <text:p>0.481493</text:p>
              </table:table-cell>
              <table:table-cell office:value-type="float" office:value="0.509938">
                <text:p>0.509938</text:p>
              </table:table-cell>
              <table:table-cell office:value-type="float" office:value="0.531226">
                <text:p>0.531226</text:p>
              </table:table-cell>
              <table:table-cell office:value-type="float" office:value="0.567428">
                <text:p>0.567428</text:p>
              </table:table-cell>
              <table:table-cell office:value-type="float" office:value="0.605811">
                <text:p>0.605811</text:p>
              </table:table-cell>
              <table:table-cell office:value-type="float" office:value="0.626421">
                <text:p>0.626421</text:p>
              </table:table-cell>
              <table:table-cell office:value-type="float" office:value="0.657976">
                <text:p>0.657976</text:p>
              </table:table-cell>
              <table:table-cell office:value-type="float" office:value="0.715269">
                <text:p>0.715269</text:p>
              </table:table-cell>
              <table:table-cell office:value-type="float" office:value="0.778537">
                <text:p>0.778537</text:p>
              </table:table-cell>
              <table:table-cell office:value-type="float" office:value="0.545829">
                <text:p>0.54582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59887">
                <text:p>0.359887</text:p>
              </table:table-cell>
              <table:table-cell office:value-type="float" office:value="0.443962">
                <text:p>0.443962</text:p>
              </table:table-cell>
              <table:table-cell office:value-type="float" office:value="0.480326">
                <text:p>0.480326</text:p>
              </table:table-cell>
              <table:table-cell office:value-type="float" office:value="0.50625">
                <text:p>0.50625</text:p>
              </table:table-cell>
              <table:table-cell office:value-type="float" office:value="0.525544">
                <text:p>0.525544</text:p>
              </table:table-cell>
              <table:table-cell office:value-type="float" office:value="0.555512">
                <text:p>0.555512</text:p>
              </table:table-cell>
              <table:table-cell office:value-type="float" office:value="0.588824">
                <text:p>0.588824</text:p>
              </table:table-cell>
              <table:table-cell office:value-type="float" office:value="0.620259">
                <text:p>0.620259</text:p>
              </table:table-cell>
              <table:table-cell office:value-type="float" office:value="0.652748">
                <text:p>0.652748</text:p>
              </table:table-cell>
              <table:table-cell office:value-type="float" office:value="0.711951">
                <text:p>0.711951</text:p>
              </table:table-cell>
              <table:table-cell office:value-type="float" office:value="0.778537">
                <text:p>0.778537</text:p>
              </table:table-cell>
              <table:table-cell office:value-type="float" office:value="0.544526">
                <text:p>0.5445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5954">
                <text:p>0.325954</text:p>
              </table:table-cell>
              <table:table-cell office:value-type="float" office:value="0.444354">
                <text:p>0.444354</text:p>
              </table:table-cell>
              <table:table-cell office:value-type="float" office:value="0.483242">
                <text:p>0.483242</text:p>
              </table:table-cell>
              <table:table-cell office:value-type="float" office:value="0.504276">
                <text:p>0.504276</text:p>
              </table:table-cell>
              <table:table-cell office:value-type="float" office:value="0.523243">
                <text:p>0.523243</text:p>
              </table:table-cell>
              <table:table-cell office:value-type="float" office:value="0.550739">
                <text:p>0.550739</text:p>
              </table:table-cell>
              <table:table-cell office:value-type="float" office:value="0.587988">
                <text:p>0.587988</text:p>
              </table:table-cell>
              <table:table-cell office:value-type="float" office:value="0.614301">
                <text:p>0.614301</text:p>
              </table:table-cell>
              <table:table-cell office:value-type="float" office:value="0.644274">
                <text:p>0.644274</text:p>
              </table:table-cell>
              <table:table-cell office:value-type="float" office:value="0.705302">
                <text:p>0.705302</text:p>
              </table:table-cell>
              <table:table-cell office:value-type="float" office:value="0.778537">
                <text:p>0.778537</text:p>
              </table:table-cell>
              <table:table-cell office:value-type="float" office:value="0.538367">
                <text:p>0.53836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33813">
                <text:p>0.333813</text:p>
              </table:table-cell>
              <table:table-cell office:value-type="float" office:value="0.444406">
                <text:p>0.444406</text:p>
              </table:table-cell>
              <table:table-cell office:value-type="float" office:value="0.48373">
                <text:p>0.48373</text:p>
              </table:table-cell>
              <table:table-cell office:value-type="float" office:value="0.507622">
                <text:p>0.507622</text:p>
              </table:table-cell>
              <table:table-cell office:value-type="float" office:value="0.521474">
                <text:p>0.521474</text:p>
              </table:table-cell>
              <table:table-cell office:value-type="float" office:value="0.554062">
                <text:p>0.554062</text:p>
              </table:table-cell>
              <table:table-cell office:value-type="float" office:value="0.592763">
                <text:p>0.592763</text:p>
              </table:table-cell>
              <table:table-cell office:value-type="float" office:value="0.620466">
                <text:p>0.620466</text:p>
              </table:table-cell>
              <table:table-cell office:value-type="float" office:value="0.646387">
                <text:p>0.646387</text:p>
              </table:table-cell>
              <table:table-cell office:value-type="float" office:value="0.699938">
                <text:p>0.699938</text:p>
              </table:table-cell>
              <table:table-cell office:value-type="float" office:value="0.778537">
                <text:p>0.778537</text:p>
              </table:table-cell>
              <table:table-cell office:value-type="float" office:value="0.540466">
                <text:p>0.5404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50976">
                <text:p>0.350976</text:p>
              </table:table-cell>
              <table:table-cell office:value-type="float" office:value="0.444613">
                <text:p>0.444613</text:p>
              </table:table-cell>
              <table:table-cell office:value-type="float" office:value="0.486368">
                <text:p>0.486368</text:p>
              </table:table-cell>
              <table:table-cell office:value-type="float" office:value="0.510267">
                <text:p>0.510267</text:p>
              </table:table-cell>
              <table:table-cell office:value-type="float" office:value="0.526235">
                <text:p>0.526235</text:p>
              </table:table-cell>
              <table:table-cell office:value-type="float" office:value="0.563983">
                <text:p>0.563983</text:p>
              </table:table-cell>
              <table:table-cell office:value-type="float" office:value="0.598368">
                <text:p>0.598368</text:p>
              </table:table-cell>
              <table:table-cell office:value-type="float" office:value="0.622648">
                <text:p>0.622648</text:p>
              </table:table-cell>
              <table:table-cell office:value-type="float" office:value="0.648091">
                <text:p>0.648091</text:p>
              </table:table-cell>
              <table:table-cell office:value-type="float" office:value="0.704923">
                <text:p>0.704923</text:p>
              </table:table-cell>
              <table:table-cell office:value-type="float" office:value="0.778537">
                <text:p>0.778537</text:p>
              </table:table-cell>
              <table:table-cell office:value-type="float" office:value="0.545647">
                <text:p>0.54564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51234">
                <text:p>0.351234</text:p>
              </table:table-cell>
              <table:table-cell office:value-type="float" office:value="0.43891">
                <text:p>0.43891</text:p>
              </table:table-cell>
              <table:table-cell office:value-type="float" office:value="0.475577">
                <text:p>0.475577</text:p>
              </table:table-cell>
              <table:table-cell office:value-type="float" office:value="0.506774">
                <text:p>0.506774</text:p>
              </table:table-cell>
              <table:table-cell office:value-type="float" office:value="0.522864">
                <text:p>0.522864</text:p>
              </table:table-cell>
              <table:table-cell office:value-type="float" office:value="0.551598">
                <text:p>0.551598</text:p>
              </table:table-cell>
              <table:table-cell office:value-type="float" office:value="0.5896">
                <text:p>0.5896</text:p>
              </table:table-cell>
              <table:table-cell office:value-type="float" office:value="0.618931">
                <text:p>0.618931</text:p>
              </table:table-cell>
              <table:table-cell office:value-type="float" office:value="0.648459">
                <text:p>0.648459</text:p>
              </table:table-cell>
              <table:table-cell office:value-type="float" office:value="0.705849">
                <text:p>0.705849</text:p>
              </table:table-cell>
              <table:table-cell office:value-type="float" office:value="0.778537">
                <text:p>0.778537</text:p>
              </table:table-cell>
              <table:table-cell office:value-type="float" office:value="0.54098">
                <text:p>0.540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45942">
                <text:p>0.345942</text:p>
              </table:table-cell>
              <table:table-cell office:value-type="float" office:value="0.433703">
                <text:p>0.433703</text:p>
              </table:table-cell>
              <table:table-cell office:value-type="float" office:value="0.471661">
                <text:p>0.471661</text:p>
              </table:table-cell>
              <table:table-cell office:value-type="float" office:value="0.507749">
                <text:p>0.507749</text:p>
              </table:table-cell>
              <table:table-cell office:value-type="float" office:value="0.524176">
                <text:p>0.524176</text:p>
              </table:table-cell>
              <table:table-cell office:value-type="float" office:value="0.555283">
                <text:p>0.555283</text:p>
              </table:table-cell>
              <table:table-cell office:value-type="float" office:value="0.591562">
                <text:p>0.591562</text:p>
              </table:table-cell>
              <table:table-cell office:value-type="float" office:value="0.620702">
                <text:p>0.620702</text:p>
              </table:table-cell>
              <table:table-cell office:value-type="float" office:value="0.644007">
                <text:p>0.644007</text:p>
              </table:table-cell>
              <table:table-cell office:value-type="float" office:value="0.706073">
                <text:p>0.706073</text:p>
              </table:table-cell>
              <table:table-cell office:value-type="float" office:value="0.778537">
                <text:p>0.778537</text:p>
              </table:table-cell>
              <table:table-cell office:value-type="float" office:value="0.540086">
                <text:p>0.5400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74203">
                <text:p>0.374203</text:p>
              </table:table-cell>
              <table:table-cell office:value-type="float" office:value="0.457427">
                <text:p>0.457427</text:p>
              </table:table-cell>
              <table:table-cell office:value-type="float" office:value="0.496985">
                <text:p>0.496985</text:p>
              </table:table-cell>
              <table:table-cell office:value-type="float" office:value="0.516997">
                <text:p>0.516997</text:p>
              </table:table-cell>
              <table:table-cell office:value-type="float" office:value="0.536071">
                <text:p>0.536071</text:p>
              </table:table-cell>
              <table:table-cell office:value-type="float" office:value="0.570036">
                <text:p>0.570036</text:p>
              </table:table-cell>
              <table:table-cell office:value-type="float" office:value="0.602695">
                <text:p>0.602695</text:p>
              </table:table-cell>
              <table:table-cell office:value-type="float" office:value="0.626788">
                <text:p>0.626788</text:p>
              </table:table-cell>
              <table:table-cell office:value-type="float" office:value="0.649858">
                <text:p>0.649858</text:p>
              </table:table-cell>
              <table:table-cell office:value-type="float" office:value="0.70966">
                <text:p>0.70966</text:p>
              </table:table-cell>
              <table:table-cell office:value-type="float" office:value="0.778537">
                <text:p>0.778537</text:p>
              </table:table-cell>
              <table:table-cell office:value-type="float" office:value="0.554072">
                <text:p>0.5540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1198">
                <text:p>0.381198</text:p>
              </table:table-cell>
              <table:table-cell office:value-type="float" office:value="0.464752">
                <text:p>0.464752</text:p>
              </table:table-cell>
              <table:table-cell office:value-type="float" office:value="0.497054">
                <text:p>0.497054</text:p>
              </table:table-cell>
              <table:table-cell office:value-type="float" office:value="0.519073">
                <text:p>0.519073</text:p>
              </table:table-cell>
              <table:table-cell office:value-type="float" office:value="0.54332">
                <text:p>0.54332</text:p>
              </table:table-cell>
              <table:table-cell office:value-type="float" office:value="0.574794">
                <text:p>0.574794</text:p>
              </table:table-cell>
              <table:table-cell office:value-type="float" office:value="0.605662">
                <text:p>0.605662</text:p>
              </table:table-cell>
              <table:table-cell office:value-type="float" office:value="0.630345">
                <text:p>0.630345</text:p>
              </table:table-cell>
              <table:table-cell office:value-type="float" office:value="0.656515">
                <text:p>0.656515</text:p>
              </table:table-cell>
              <table:table-cell office:value-type="float" office:value="0.7113">
                <text:p>0.7113</text:p>
              </table:table-cell>
              <table:table-cell office:value-type="float" office:value="0.778537">
                <text:p>0.778537</text:p>
              </table:table-cell>
              <table:table-cell office:value-type="float" office:value="0.558401">
                <text:p>0.55840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8467">
                <text:p>0.38467</text:p>
              </table:table-cell>
              <table:table-cell office:value-type="float" office:value="0.45744">
                <text:p>0.45744</text:p>
              </table:table-cell>
              <table:table-cell office:value-type="float" office:value="0.49654">
                <text:p>0.49654</text:p>
              </table:table-cell>
              <table:table-cell office:value-type="float" office:value="0.521232">
                <text:p>0.521232</text:p>
              </table:table-cell>
              <table:table-cell office:value-type="float" office:value="0.547575">
                <text:p>0.547575</text:p>
              </table:table-cell>
              <table:table-cell office:value-type="float" office:value="0.58272">
                <text:p>0.58272</text:p>
              </table:table-cell>
              <table:table-cell office:value-type="float" office:value="0.616598">
                <text:p>0.616598</text:p>
              </table:table-cell>
              <table:table-cell office:value-type="float" office:value="0.635815">
                <text:p>0.635815</text:p>
              </table:table-cell>
              <table:table-cell office:value-type="float" office:value="0.672353">
                <text:p>0.672353</text:p>
              </table:table-cell>
              <table:table-cell office:value-type="float" office:value="0.720392">
                <text:p>0.720392</text:p>
              </table:table-cell>
              <table:table-cell office:value-type="float" office:value="0.778537">
                <text:p>0.778537</text:p>
              </table:table-cell>
              <table:table-cell office:value-type="float" office:value="0.563534">
                <text:p>0.56353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92769">
                <text:p>0.392769</text:p>
              </table:table-cell>
              <table:table-cell office:value-type="float" office:value="0.456212">
                <text:p>0.456212</text:p>
              </table:table-cell>
              <table:table-cell office:value-type="float" office:value="0.495159">
                <text:p>0.495159</text:p>
              </table:table-cell>
              <table:table-cell office:value-type="float" office:value="0.520586">
                <text:p>0.520586</text:p>
              </table:table-cell>
              <table:table-cell office:value-type="float" office:value="0.551381">
                <text:p>0.551381</text:p>
              </table:table-cell>
              <table:table-cell office:value-type="float" office:value="0.579859">
                <text:p>0.579859</text:p>
              </table:table-cell>
              <table:table-cell office:value-type="float" office:value="0.611581">
                <text:p>0.611581</text:p>
              </table:table-cell>
              <table:table-cell office:value-type="float" office:value="0.635444">
                <text:p>0.635444</text:p>
              </table:table-cell>
              <table:table-cell office:value-type="float" office:value="0.665565">
                <text:p>0.665565</text:p>
              </table:table-cell>
              <table:table-cell office:value-type="float" office:value="0.719725">
                <text:p>0.719725</text:p>
              </table:table-cell>
              <table:table-cell office:value-type="float" office:value="0.778537">
                <text:p>0.778537</text:p>
              </table:table-cell>
              <table:table-cell office:value-type="float" office:value="0.562828">
                <text:p>0.56282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90782">
                <text:p>0.390782</text:p>
              </table:table-cell>
              <table:table-cell office:value-type="float" office:value="0.455815">
                <text:p>0.455815</text:p>
              </table:table-cell>
              <table:table-cell office:value-type="float" office:value="0.504135">
                <text:p>0.504135</text:p>
              </table:table-cell>
              <table:table-cell office:value-type="float" office:value="0.535268">
                <text:p>0.535268</text:p>
              </table:table-cell>
              <table:table-cell office:value-type="float" office:value="0.56756">
                <text:p>0.56756</text:p>
              </table:table-cell>
              <table:table-cell office:value-type="float" office:value="0.595577">
                <text:p>0.595577</text:p>
              </table:table-cell>
              <table:table-cell office:value-type="float" office:value="0.62228">
                <text:p>0.62228</text:p>
              </table:table-cell>
              <table:table-cell office:value-type="float" office:value="0.643461">
                <text:p>0.643461</text:p>
              </table:table-cell>
              <table:table-cell office:value-type="float" office:value="0.677853">
                <text:p>0.677853</text:p>
              </table:table-cell>
              <table:table-cell office:value-type="float" office:value="0.728578">
                <text:p>0.728578</text:p>
              </table:table-cell>
              <table:table-cell office:value-type="float" office:value="0.778537">
                <text:p>0.778537</text:p>
              </table:table-cell>
              <table:table-cell office:value-type="float" office:value="0.572131">
                <text:p>0.57213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17744">
                <text:p>0.417744</text:p>
              </table:table-cell>
              <table:table-cell office:value-type="float" office:value="0.477553">
                <text:p>0.477553</text:p>
              </table:table-cell>
              <table:table-cell office:value-type="float" office:value="0.518396">
                <text:p>0.518396</text:p>
              </table:table-cell>
              <table:table-cell office:value-type="float" office:value="0.547626">
                <text:p>0.547626</text:p>
              </table:table-cell>
              <table:table-cell office:value-type="float" office:value="0.577536">
                <text:p>0.577536</text:p>
              </table:table-cell>
              <table:table-cell office:value-type="float" office:value="0.607914">
                <text:p>0.607914</text:p>
              </table:table-cell>
              <table:table-cell office:value-type="float" office:value="0.627758">
                <text:p>0.627758</text:p>
              </table:table-cell>
              <table:table-cell office:value-type="float" office:value="0.650119">
                <text:p>0.650119</text:p>
              </table:table-cell>
              <table:table-cell office:value-type="float" office:value="0.689841">
                <text:p>0.689841</text:p>
              </table:table-cell>
              <table:table-cell office:value-type="float" office:value="0.725265">
                <text:p>0.725265</text:p>
              </table:table-cell>
              <table:table-cell office:value-type="float" office:value="0.778537">
                <text:p>0.778537</text:p>
              </table:table-cell>
              <table:table-cell office:value-type="float" office:value="0.583975">
                <text:p>0.5839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2197">
                <text:p>0.42197</text:p>
              </table:table-cell>
              <table:table-cell office:value-type="float" office:value="0.483515">
                <text:p>0.483515</text:p>
              </table:table-cell>
              <table:table-cell office:value-type="float" office:value="0.513895">
                <text:p>0.513895</text:p>
              </table:table-cell>
              <table:table-cell office:value-type="float" office:value="0.538083">
                <text:p>0.538083</text:p>
              </table:table-cell>
              <table:table-cell office:value-type="float" office:value="0.578839">
                <text:p>0.578839</text:p>
              </table:table-cell>
              <table:table-cell office:value-type="float" office:value="0.610077">
                <text:p>0.610077</text:p>
              </table:table-cell>
              <table:table-cell office:value-type="float" office:value="0.624772">
                <text:p>0.624772</text:p>
              </table:table-cell>
              <table:table-cell office:value-type="float" office:value="0.646497">
                <text:p>0.646497</text:p>
              </table:table-cell>
              <table:table-cell office:value-type="float" office:value="0.681872">
                <text:p>0.681872</text:p>
              </table:table-cell>
              <table:table-cell office:value-type="float" office:value="0.724617">
                <text:p>0.724617</text:p>
              </table:table-cell>
              <table:table-cell office:value-type="float" office:value="0.778537">
                <text:p>0.778537</text:p>
              </table:table-cell>
              <table:table-cell office:value-type="float" office:value="0.582414">
                <text:p>0.5824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28437">
                <text:p>0.428437</text:p>
              </table:table-cell>
              <table:table-cell office:value-type="float" office:value="0.484894">
                <text:p>0.484894</text:p>
              </table:table-cell>
              <table:table-cell office:value-type="float" office:value="0.517898">
                <text:p>0.517898</text:p>
              </table:table-cell>
              <table:table-cell office:value-type="float" office:value="0.538752">
                <text:p>0.538752</text:p>
              </table:table-cell>
              <table:table-cell office:value-type="float" office:value="0.57397">
                <text:p>0.57397</text:p>
              </table:table-cell>
              <table:table-cell office:value-type="float" office:value="0.600131">
                <text:p>0.600131</text:p>
              </table:table-cell>
              <table:table-cell office:value-type="float" office:value="0.62147">
                <text:p>0.62147</text:p>
              </table:table-cell>
              <table:table-cell office:value-type="float" office:value="0.64463">
                <text:p>0.64463</text:p>
              </table:table-cell>
              <table:table-cell office:value-type="float" office:value="0.682071">
                <text:p>0.682071</text:p>
              </table:table-cell>
              <table:table-cell office:value-type="float" office:value="0.721727">
                <text:p>0.721727</text:p>
              </table:table-cell>
              <table:table-cell office:value-type="float" office:value="0.778537">
                <text:p>0.778537</text:p>
              </table:table-cell>
              <table:table-cell office:value-type="float" office:value="0.581398">
                <text:p>0.58139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15206">
                <text:p>0.415206</text:p>
              </table:table-cell>
              <table:table-cell office:value-type="float" office:value="0.46985">
                <text:p>0.46985</text:p>
              </table:table-cell>
              <table:table-cell office:value-type="float" office:value="0.514572">
                <text:p>0.514572</text:p>
              </table:table-cell>
              <table:table-cell office:value-type="float" office:value="0.537335">
                <text:p>0.537335</text:p>
              </table:table-cell>
              <table:table-cell office:value-type="float" office:value="0.571719">
                <text:p>0.571719</text:p>
              </table:table-cell>
              <table:table-cell office:value-type="float" office:value="0.602241">
                <text:p>0.602241</text:p>
              </table:table-cell>
              <table:table-cell office:value-type="float" office:value="0.624717">
                <text:p>0.624717</text:p>
              </table:table-cell>
              <table:table-cell office:value-type="float" office:value="0.647239">
                <text:p>0.647239</text:p>
              </table:table-cell>
              <table:table-cell office:value-type="float" office:value="0.685349">
                <text:p>0.685349</text:p>
              </table:table-cell>
              <table:table-cell office:value-type="float" office:value="0.723653">
                <text:p>0.723653</text:p>
              </table:table-cell>
              <table:table-cell office:value-type="float" office:value="0.778537">
                <text:p>0.778537</text:p>
              </table:table-cell>
              <table:table-cell office:value-type="float" office:value="0.579188">
                <text:p>0.5791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17426">
                <text:p>0.417426</text:p>
              </table:table-cell>
              <table:table-cell office:value-type="float" office:value="0.480316">
                <text:p>0.480316</text:p>
              </table:table-cell>
              <table:table-cell office:value-type="float" office:value="0.517044">
                <text:p>0.517044</text:p>
              </table:table-cell>
              <table:table-cell office:value-type="float" office:value="0.544067">
                <text:p>0.544067</text:p>
              </table:table-cell>
              <table:table-cell office:value-type="float" office:value="0.577334">
                <text:p>0.577334</text:p>
              </table:table-cell>
              <table:table-cell office:value-type="float" office:value="0.602107">
                <text:p>0.602107</text:p>
              </table:table-cell>
              <table:table-cell office:value-type="float" office:value="0.625615">
                <text:p>0.625615</text:p>
              </table:table-cell>
              <table:table-cell office:value-type="float" office:value="0.649775">
                <text:p>0.649775</text:p>
              </table:table-cell>
              <table:table-cell office:value-type="float" office:value="0.6859">
                <text:p>0.6859</text:p>
              </table:table-cell>
              <table:table-cell office:value-type="float" office:value="0.725784">
                <text:p>0.725784</text:p>
              </table:table-cell>
              <table:table-cell office:value-type="float" office:value="0.778537">
                <text:p>0.778537</text:p>
              </table:table-cell>
              <table:table-cell office:value-type="float" office:value="0.582537">
                <text:p>0.58253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20832">
                <text:p>0.420832</text:p>
              </table:table-cell>
              <table:table-cell office:value-type="float" office:value="0.493529">
                <text:p>0.493529</text:p>
              </table:table-cell>
              <table:table-cell office:value-type="float" office:value="0.524739">
                <text:p>0.524739</text:p>
              </table:table-cell>
              <table:table-cell office:value-type="float" office:value="0.54949">
                <text:p>0.54949</text:p>
              </table:table-cell>
              <table:table-cell office:value-type="float" office:value="0.580886">
                <text:p>0.580886</text:p>
              </table:table-cell>
              <table:table-cell office:value-type="float" office:value="0.60162">
                <text:p>0.60162</text:p>
              </table:table-cell>
              <table:table-cell office:value-type="float" office:value="0.624282">
                <text:p>0.624282</text:p>
              </table:table-cell>
              <table:table-cell office:value-type="float" office:value="0.652574">
                <text:p>0.652574</text:p>
              </table:table-cell>
              <table:table-cell office:value-type="float" office:value="0.68839">
                <text:p>0.68839</text:p>
              </table:table-cell>
              <table:table-cell office:value-type="float" office:value="0.728336">
                <text:p>0.728336</text:p>
              </table:table-cell>
              <table:table-cell office:value-type="float" office:value="0.778537">
                <text:p>0.778537</text:p>
              </table:table-cell>
              <table:table-cell office:value-type="float" office:value="0.586468">
                <text:p>0.5864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18315">
                <text:p>0.418315</text:p>
              </table:table-cell>
              <table:table-cell office:value-type="float" office:value="0.489681">
                <text:p>0.489681</text:p>
              </table:table-cell>
              <table:table-cell office:value-type="float" office:value="0.522797">
                <text:p>0.522797</text:p>
              </table:table-cell>
              <table:table-cell office:value-type="float" office:value="0.557987">
                <text:p>0.557987</text:p>
              </table:table-cell>
              <table:table-cell office:value-type="float" office:value="0.586977">
                <text:p>0.586977</text:p>
              </table:table-cell>
              <table:table-cell office:value-type="float" office:value="0.609901">
                <text:p>0.609901</text:p>
              </table:table-cell>
              <table:table-cell office:value-type="float" office:value="0.631416">
                <text:p>0.631416</text:p>
              </table:table-cell>
              <table:table-cell office:value-type="float" office:value="0.669281">
                <text:p>0.669281</text:p>
              </table:table-cell>
              <table:table-cell office:value-type="float" office:value="0.70018">
                <text:p>0.70018</text:p>
              </table:table-cell>
              <table:table-cell office:value-type="float" office:value="0.733952">
                <text:p>0.733952</text:p>
              </table:table-cell>
              <table:table-cell office:value-type="float" office:value="0.778537">
                <text:p>0.778537</text:p>
              </table:table-cell>
              <table:table-cell office:value-type="float" office:value="0.592049">
                <text:p>0.5920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00604">
                <text:p>0.400604</text:p>
              </table:table-cell>
              <table:table-cell office:value-type="float" office:value="0.492453">
                <text:p>0.492453</text:p>
              </table:table-cell>
              <table:table-cell office:value-type="float" office:value="0.524268">
                <text:p>0.524268</text:p>
              </table:table-cell>
              <table:table-cell office:value-type="float" office:value="0.554004">
                <text:p>0.554004</text:p>
              </table:table-cell>
              <table:table-cell office:value-type="float" office:value="0.586159">
                <text:p>0.586159</text:p>
              </table:table-cell>
              <table:table-cell office:value-type="float" office:value="0.608412">
                <text:p>0.608412</text:p>
              </table:table-cell>
              <table:table-cell office:value-type="float" office:value="0.634238">
                <text:p>0.634238</text:p>
              </table:table-cell>
              <table:table-cell office:value-type="float" office:value="0.663166">
                <text:p>0.663166</text:p>
              </table:table-cell>
              <table:table-cell office:value-type="float" office:value="0.6933">
                <text:p>0.6933</text:p>
              </table:table-cell>
              <table:table-cell office:value-type="float" office:value="0.729772">
                <text:p>0.729772</text:p>
              </table:table-cell>
              <table:table-cell office:value-type="float" office:value="0.778537">
                <text:p>0.778537</text:p>
              </table:table-cell>
              <table:table-cell office:value-type="float" office:value="0.588638">
                <text:p>0.58863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36041">
                <text:p>0.436041</text:p>
              </table:table-cell>
              <table:table-cell office:value-type="float" office:value="0.500789">
                <text:p>0.500789</text:p>
              </table:table-cell>
              <table:table-cell office:value-type="float" office:value="0.532236">
                <text:p>0.532236</text:p>
              </table:table-cell>
              <table:table-cell office:value-type="float" office:value="0.5656">
                <text:p>0.5656</text:p>
              </table:table-cell>
              <table:table-cell office:value-type="float" office:value="0.591969">
                <text:p>0.591969</text:p>
              </table:table-cell>
              <table:table-cell office:value-type="float" office:value="0.619079">
                <text:p>0.619079</text:p>
              </table:table-cell>
              <table:table-cell office:value-type="float" office:value="0.641958">
                <text:p>0.641958</text:p>
              </table:table-cell>
              <table:table-cell office:value-type="float" office:value="0.66212">
                <text:p>0.66212</text:p>
              </table:table-cell>
              <table:table-cell office:value-type="float" office:value="0.688287">
                <text:p>0.688287</text:p>
              </table:table-cell>
              <table:table-cell office:value-type="float" office:value="0.729214">
                <text:p>0.729214</text:p>
              </table:table-cell>
              <table:table-cell office:value-type="float" office:value="0.778537">
                <text:p>0.778537</text:p>
              </table:table-cell>
              <table:table-cell office:value-type="float" office:value="0.596729">
                <text:p>0.5967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43416">
                <text:p>0.443416</text:p>
              </table:table-cell>
              <table:table-cell office:value-type="float" office:value="0.506186">
                <text:p>0.506186</text:p>
              </table:table-cell>
              <table:table-cell office:value-type="float" office:value="0.538332">
                <text:p>0.538332</text:p>
              </table:table-cell>
              <table:table-cell office:value-type="float" office:value="0.569534">
                <text:p>0.569534</text:p>
              </table:table-cell>
              <table:table-cell office:value-type="float" office:value="0.597379">
                <text:p>0.597379</text:p>
              </table:table-cell>
              <table:table-cell office:value-type="float" office:value="0.623938">
                <text:p>0.623938</text:p>
              </table:table-cell>
              <table:table-cell office:value-type="float" office:value="0.64705">
                <text:p>0.64705</text:p>
              </table:table-cell>
              <table:table-cell office:value-type="float" office:value="0.670522">
                <text:p>0.670522</text:p>
              </table:table-cell>
              <table:table-cell office:value-type="float" office:value="0.698397">
                <text:p>0.698397</text:p>
              </table:table-cell>
              <table:table-cell office:value-type="float" office:value="0.728273">
                <text:p>0.728273</text:p>
              </table:table-cell>
              <table:table-cell office:value-type="float" office:value="0.778537">
                <text:p>0.778537</text:p>
              </table:table-cell>
              <table:table-cell office:value-type="float" office:value="0.602303">
                <text:p>0.60230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43272">
                <text:p>0.443272</text:p>
              </table:table-cell>
              <table:table-cell office:value-type="float" office:value="0.517069">
                <text:p>0.517069</text:p>
              </table:table-cell>
              <table:table-cell office:value-type="float" office:value="0.553068">
                <text:p>0.553068</text:p>
              </table:table-cell>
              <table:table-cell office:value-type="float" office:value="0.584955">
                <text:p>0.584955</text:p>
              </table:table-cell>
              <table:table-cell office:value-type="float" office:value="0.610749">
                <text:p>0.610749</text:p>
              </table:table-cell>
              <table:table-cell office:value-type="float" office:value="0.638406">
                <text:p>0.638406</text:p>
              </table:table-cell>
              <table:table-cell office:value-type="float" office:value="0.658982">
                <text:p>0.658982</text:p>
              </table:table-cell>
              <table:table-cell office:value-type="float" office:value="0.677541">
                <text:p>0.677541</text:p>
              </table:table-cell>
              <table:table-cell office:value-type="float" office:value="0.702718">
                <text:p>0.702718</text:p>
              </table:table-cell>
              <table:table-cell office:value-type="float" office:value="0.727303">
                <text:p>0.727303</text:p>
              </table:table-cell>
              <table:table-cell office:value-type="float" office:value="0.778537">
                <text:p>0.778537</text:p>
              </table:table-cell>
              <table:table-cell office:value-type="float" office:value="0.611406">
                <text:p>0.61140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45706">
                <text:p>0.445706</text:p>
              </table:table-cell>
              <table:table-cell office:value-type="float" office:value="0.51967">
                <text:p>0.51967</text:p>
              </table:table-cell>
              <table:table-cell office:value-type="float" office:value="0.548867">
                <text:p>0.548867</text:p>
              </table:table-cell>
              <table:table-cell office:value-type="float" office:value="0.577189">
                <text:p>0.577189</text:p>
              </table:table-cell>
              <table:table-cell office:value-type="float" office:value="0.604466">
                <text:p>0.604466</text:p>
              </table:table-cell>
              <table:table-cell office:value-type="float" office:value="0.634553">
                <text:p>0.634553</text:p>
              </table:table-cell>
              <table:table-cell office:value-type="float" office:value="0.659264">
                <text:p>0.659264</text:p>
              </table:table-cell>
              <table:table-cell office:value-type="float" office:value="0.679988">
                <text:p>0.679988</text:p>
              </table:table-cell>
              <table:table-cell office:value-type="float" office:value="0.70396">
                <text:p>0.70396</text:p>
              </table:table-cell>
              <table:table-cell office:value-type="float" office:value="0.734291">
                <text:p>0.734291</text:p>
              </table:table-cell>
              <table:table-cell office:value-type="float" office:value="0.778537">
                <text:p>0.778537</text:p>
              </table:table-cell>
              <table:table-cell office:value-type="float" office:value="0.610795">
                <text:p>0.61079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58666">
                <text:p>0.458666</text:p>
              </table:table-cell>
              <table:table-cell office:value-type="float" office:value="0.524202">
                <text:p>0.524202</text:p>
              </table:table-cell>
              <table:table-cell office:value-type="float" office:value="0.55377">
                <text:p>0.55377</text:p>
              </table:table-cell>
              <table:table-cell office:value-type="float" office:value="0.579537">
                <text:p>0.579537</text:p>
              </table:table-cell>
              <table:table-cell office:value-type="float" office:value="0.602666">
                <text:p>0.602666</text:p>
              </table:table-cell>
              <table:table-cell office:value-type="float" office:value="0.626387">
                <text:p>0.626387</text:p>
              </table:table-cell>
              <table:table-cell office:value-type="float" office:value="0.652907">
                <text:p>0.652907</text:p>
              </table:table-cell>
              <table:table-cell office:value-type="float" office:value="0.673232">
                <text:p>0.673232</text:p>
              </table:table-cell>
              <table:table-cell office:value-type="float" office:value="0.700083">
                <text:p>0.700083</text:p>
              </table:table-cell>
              <table:table-cell office:value-type="float" office:value="0.730164">
                <text:p>0.730164</text:p>
              </table:table-cell>
              <table:table-cell office:value-type="float" office:value="0.778537">
                <text:p>0.778537</text:p>
              </table:table-cell>
              <table:table-cell office:value-type="float" office:value="0.610161">
                <text:p>0.61016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51418">
                <text:p>0.451418</text:p>
              </table:table-cell>
              <table:table-cell office:value-type="float" office:value="0.527496">
                <text:p>0.527496</text:p>
              </table:table-cell>
              <table:table-cell office:value-type="float" office:value="0.560499">
                <text:p>0.560499</text:p>
              </table:table-cell>
              <table:table-cell office:value-type="float" office:value="0.587724">
                <text:p>0.587724</text:p>
              </table:table-cell>
              <table:table-cell office:value-type="float" office:value="0.61584">
                <text:p>0.61584</text:p>
              </table:table-cell>
              <table:table-cell office:value-type="float" office:value="0.635105">
                <text:p>0.635105</text:p>
              </table:table-cell>
              <table:table-cell office:value-type="float" office:value="0.658194">
                <text:p>0.658194</text:p>
              </table:table-cell>
              <table:table-cell office:value-type="float" office:value="0.675825">
                <text:p>0.675825</text:p>
              </table:table-cell>
              <table:table-cell office:value-type="float" office:value="0.70069">
                <text:p>0.70069</text:p>
              </table:table-cell>
              <table:table-cell office:value-type="float" office:value="0.734094">
                <text:p>0.734094</text:p>
              </table:table-cell>
              <table:table-cell office:value-type="float" office:value="0.778537">
                <text:p>0.778537</text:p>
              </table:table-cell>
              <table:table-cell office:value-type="float" office:value="0.614688">
                <text:p>0.61468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44808">
                <text:p>0.444808</text:p>
              </table:table-cell>
              <table:table-cell office:value-type="float" office:value="0.522333">
                <text:p>0.522333</text:p>
              </table:table-cell>
              <table:table-cell office:value-type="float" office:value="0.551202">
                <text:p>0.551202</text:p>
              </table:table-cell>
              <table:table-cell office:value-type="float" office:value="0.5831">
                <text:p>0.5831</text:p>
              </table:table-cell>
              <table:table-cell office:value-type="float" office:value="0.612316">
                <text:p>0.612316</text:p>
              </table:table-cell>
              <table:table-cell office:value-type="float" office:value="0.635358">
                <text:p>0.635358</text:p>
              </table:table-cell>
              <table:table-cell office:value-type="float" office:value="0.658553">
                <text:p>0.658553</text:p>
              </table:table-cell>
              <table:table-cell office:value-type="float" office:value="0.676191">
                <text:p>0.676191</text:p>
              </table:table-cell>
              <table:table-cell office:value-type="float" office:value="0.700168">
                <text:p>0.700168</text:p>
              </table:table-cell>
              <table:table-cell office:value-type="float" office:value="0.728389">
                <text:p>0.728389</text:p>
              </table:table-cell>
              <table:table-cell office:value-type="float" office:value="0.778537">
                <text:p>0.778537</text:p>
              </table:table-cell>
              <table:table-cell office:value-type="float" office:value="0.611242">
                <text:p>0.6112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68781">
                <text:p>0.468781</text:p>
              </table:table-cell>
              <table:table-cell office:value-type="float" office:value="0.539772">
                <text:p>0.539772</text:p>
              </table:table-cell>
              <table:table-cell office:value-type="float" office:value="0.577305">
                <text:p>0.577305</text:p>
              </table:table-cell>
              <table:table-cell office:value-type="float" office:value="0.606326">
                <text:p>0.606326</text:p>
              </table:table-cell>
              <table:table-cell office:value-type="float" office:value="0.633459">
                <text:p>0.633459</text:p>
              </table:table-cell>
              <table:table-cell office:value-type="float" office:value="0.655112">
                <text:p>0.655112</text:p>
              </table:table-cell>
              <table:table-cell office:value-type="float" office:value="0.67466">
                <text:p>0.67466</text:p>
              </table:table-cell>
              <table:table-cell office:value-type="float" office:value="0.694633">
                <text:p>0.694633</text:p>
              </table:table-cell>
              <table:table-cell office:value-type="float" office:value="0.712422">
                <text:p>0.712422</text:p>
              </table:table-cell>
              <table:table-cell office:value-type="float" office:value="0.732457">
                <text:p>0.732457</text:p>
              </table:table-cell>
              <table:table-cell office:value-type="float" office:value="0.778537">
                <text:p>0.778537</text:p>
              </table:table-cell>
              <table:table-cell office:value-type="float" office:value="0.629493">
                <text:p>0.6294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79899">
                <text:p>0.479899</text:p>
              </table:table-cell>
              <table:table-cell office:value-type="float" office:value="0.544364">
                <text:p>0.544364</text:p>
              </table:table-cell>
              <table:table-cell office:value-type="float" office:value="0.578654">
                <text:p>0.578654</text:p>
              </table:table-cell>
              <table:table-cell office:value-type="float" office:value="0.604947">
                <text:p>0.604947</text:p>
              </table:table-cell>
              <table:table-cell office:value-type="float" office:value="0.630532">
                <text:p>0.630532</text:p>
              </table:table-cell>
              <table:table-cell office:value-type="float" office:value="0.65482">
                <text:p>0.65482</text:p>
              </table:table-cell>
              <table:table-cell office:value-type="float" office:value="0.67382">
                <text:p>0.67382</text:p>
              </table:table-cell>
              <table:table-cell office:value-type="float" office:value="0.692145">
                <text:p>0.692145</text:p>
              </table:table-cell>
              <table:table-cell office:value-type="float" office:value="0.710774">
                <text:p>0.710774</text:p>
              </table:table-cell>
              <table:table-cell office:value-type="float" office:value="0.734472">
                <text:p>0.734472</text:p>
              </table:table-cell>
              <table:table-cell office:value-type="float" office:value="0.778537">
                <text:p>0.778537</text:p>
              </table:table-cell>
              <table:table-cell office:value-type="float" office:value="0.630443">
                <text:p>0.63044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16833">
                <text:p>0.516833</text:p>
              </table:table-cell>
              <table:table-cell office:value-type="float" office:value="0.577214">
                <text:p>0.577214</text:p>
              </table:table-cell>
              <table:table-cell office:value-type="float" office:value="0.605877">
                <text:p>0.605877</text:p>
              </table:table-cell>
              <table:table-cell office:value-type="float" office:value="0.624819">
                <text:p>0.624819</text:p>
              </table:table-cell>
              <table:table-cell office:value-type="float" office:value="0.645685">
                <text:p>0.645685</text:p>
              </table:table-cell>
              <table:table-cell office:value-type="float" office:value="0.664809">
                <text:p>0.664809</text:p>
              </table:table-cell>
              <table:table-cell office:value-type="float" office:value="0.681824">
                <text:p>0.681824</text:p>
              </table:table-cell>
              <table:table-cell office:value-type="float" office:value="0.700951">
                <text:p>0.700951</text:p>
              </table:table-cell>
              <table:table-cell office:value-type="float" office:value="0.716135">
                <text:p>0.716135</text:p>
              </table:table-cell>
              <table:table-cell office:value-type="float" office:value="0.735711">
                <text:p>0.735711</text:p>
              </table:table-cell>
              <table:table-cell office:value-type="float" office:value="0.778537">
                <text:p>0.778537</text:p>
              </table:table-cell>
              <table:table-cell office:value-type="float" office:value="0.646986">
                <text:p>0.6469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13966">
                <text:p>0.513966</text:p>
              </table:table-cell>
              <table:table-cell office:value-type="float" office:value="0.571714">
                <text:p>0.571714</text:p>
              </table:table-cell>
              <table:table-cell office:value-type="float" office:value="0.606378">
                <text:p>0.606378</text:p>
              </table:table-cell>
              <table:table-cell office:value-type="float" office:value="0.629276">
                <text:p>0.629276</text:p>
              </table:table-cell>
              <table:table-cell office:value-type="float" office:value="0.651159">
                <text:p>0.651159</text:p>
              </table:table-cell>
              <table:table-cell office:value-type="float" office:value="0.666563">
                <text:p>0.666563</text:p>
              </table:table-cell>
              <table:table-cell office:value-type="float" office:value="0.688031">
                <text:p>0.688031</text:p>
              </table:table-cell>
              <table:table-cell office:value-type="float" office:value="0.705086">
                <text:p>0.705086</text:p>
              </table:table-cell>
              <table:table-cell office:value-type="float" office:value="0.715921">
                <text:p>0.715921</text:p>
              </table:table-cell>
              <table:table-cell office:value-type="float" office:value="0.739985">
                <text:p>0.739985</text:p>
              </table:table-cell>
              <table:table-cell office:value-type="float" office:value="0.778537">
                <text:p>0.778537</text:p>
              </table:table-cell>
              <table:table-cell office:value-type="float" office:value="0.648808">
                <text:p>0.64880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1425">
                <text:p>0.51425</text:p>
              </table:table-cell>
              <table:table-cell office:value-type="float" office:value="0.576722">
                <text:p>0.576722</text:p>
              </table:table-cell>
              <table:table-cell office:value-type="float" office:value="0.610893">
                <text:p>0.610893</text:p>
              </table:table-cell>
              <table:table-cell office:value-type="float" office:value="0.636728">
                <text:p>0.636728</text:p>
              </table:table-cell>
              <table:table-cell office:value-type="float" office:value="0.656562">
                <text:p>0.656562</text:p>
              </table:table-cell>
              <table:table-cell office:value-type="float" office:value="0.674567">
                <text:p>0.674567</text:p>
              </table:table-cell>
              <table:table-cell office:value-type="float" office:value="0.693591">
                <text:p>0.693591</text:p>
              </table:table-cell>
              <table:table-cell office:value-type="float" office:value="0.707405">
                <text:p>0.707405</text:p>
              </table:table-cell>
              <table:table-cell office:value-type="float" office:value="0.716842">
                <text:p>0.716842</text:p>
              </table:table-cell>
              <table:table-cell office:value-type="float" office:value="0.745241">
                <text:p>0.745241</text:p>
              </table:table-cell>
              <table:table-cell office:value-type="float" office:value="0.778537">
                <text:p>0.778537</text:p>
              </table:table-cell>
              <table:table-cell office:value-type="float" office:value="0.65328">
                <text:p>0.6532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9739">
                <text:p>0.49739</text:p>
              </table:table-cell>
              <table:table-cell office:value-type="float" office:value="0.557636">
                <text:p>0.557636</text:p>
              </table:table-cell>
              <table:table-cell office:value-type="float" office:value="0.600597">
                <text:p>0.600597</text:p>
              </table:table-cell>
              <table:table-cell office:value-type="float" office:value="0.626098">
                <text:p>0.626098</text:p>
              </table:table-cell>
              <table:table-cell office:value-type="float" office:value="0.646664">
                <text:p>0.646664</text:p>
              </table:table-cell>
              <table:table-cell office:value-type="float" office:value="0.665781">
                <text:p>0.665781</text:p>
              </table:table-cell>
              <table:table-cell office:value-type="float" office:value="0.684868">
                <text:p>0.684868</text:p>
              </table:table-cell>
              <table:table-cell office:value-type="float" office:value="0.705164">
                <text:p>0.705164</text:p>
              </table:table-cell>
              <table:table-cell office:value-type="float" office:value="0.71624">
                <text:p>0.71624</text:p>
              </table:table-cell>
              <table:table-cell office:value-type="float" office:value="0.742062">
                <text:p>0.742062</text:p>
              </table:table-cell>
              <table:table-cell office:value-type="float" office:value="0.778537">
                <text:p>0.778537</text:p>
              </table:table-cell>
              <table:table-cell office:value-type="float" office:value="0.64425">
                <text:p>0.64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8048">
                <text:p>0.48048</text:p>
              </table:table-cell>
              <table:table-cell office:value-type="float" office:value="0.540762">
                <text:p>0.540762</text:p>
              </table:table-cell>
              <table:table-cell office:value-type="float" office:value="0.584795">
                <text:p>0.584795</text:p>
              </table:table-cell>
              <table:table-cell office:value-type="float" office:value="0.614694">
                <text:p>0.614694</text:p>
              </table:table-cell>
              <table:table-cell office:value-type="float" office:value="0.636726">
                <text:p>0.636726</text:p>
              </table:table-cell>
              <table:table-cell office:value-type="float" office:value="0.658182">
                <text:p>0.658182</text:p>
              </table:table-cell>
              <table:table-cell office:value-type="float" office:value="0.67581">
                <text:p>0.67581</text:p>
              </table:table-cell>
              <table:table-cell office:value-type="float" office:value="0.6999">
                <text:p>0.6999</text:p>
              </table:table-cell>
              <table:table-cell office:value-type="float" office:value="0.712706">
                <text:p>0.712706</text:p>
              </table:table-cell>
              <table:table-cell office:value-type="float" office:value="0.736276">
                <text:p>0.736276</text:p>
              </table:table-cell>
              <table:table-cell office:value-type="float" office:value="0.778537">
                <text:p>0.778537</text:p>
              </table:table-cell>
              <table:table-cell office:value-type="float" office:value="0.634033">
                <text:p>0.63403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12239">
                <text:p>0.512239</text:p>
              </table:table-cell>
              <table:table-cell office:value-type="float" office:value="0.571104">
                <text:p>0.571104</text:p>
              </table:table-cell>
              <table:table-cell office:value-type="float" office:value="0.603232">
                <text:p>0.603232</text:p>
              </table:table-cell>
              <table:table-cell office:value-type="float" office:value="0.624707">
                <text:p>0.624707</text:p>
              </table:table-cell>
              <table:table-cell office:value-type="float" office:value="0.646035">
                <text:p>0.646035</text:p>
              </table:table-cell>
              <table:table-cell office:value-type="float" office:value="0.662706">
                <text:p>0.662706</text:p>
              </table:table-cell>
              <table:table-cell office:value-type="float" office:value="0.685355">
                <text:p>0.685355</text:p>
              </table:table-cell>
              <table:table-cell office:value-type="float" office:value="0.705424">
                <text:p>0.705424</text:p>
              </table:table-cell>
              <table:table-cell office:value-type="float" office:value="0.716237">
                <text:p>0.716237</text:p>
              </table:table-cell>
              <table:table-cell office:value-type="float" office:value="0.741422">
                <text:p>0.7414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46846">
                <text:p>0.64684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97334">
                <text:p>0.497334</text:p>
              </table:table-cell>
              <table:table-cell office:value-type="float" office:value="0.569528">
                <text:p>0.569528</text:p>
              </table:table-cell>
              <table:table-cell office:value-type="float" office:value="0.60548">
                <text:p>0.60548</text:p>
              </table:table-cell>
              <table:table-cell office:value-type="float" office:value="0.625823">
                <text:p>0.625823</text:p>
              </table:table-cell>
              <table:table-cell office:value-type="float" office:value="0.646188">
                <text:p>0.646188</text:p>
              </table:table-cell>
              <table:table-cell office:value-type="float" office:value="0.666503">
                <text:p>0.666503</text:p>
              </table:table-cell>
              <table:table-cell office:value-type="float" office:value="0.68817">
                <text:p>0.68817</text:p>
              </table:table-cell>
              <table:table-cell office:value-type="float" office:value="0.70515">
                <text:p>0.70515</text:p>
              </table:table-cell>
              <table:table-cell office:value-type="float" office:value="0.716516">
                <text:p>0.716516</text:p>
              </table:table-cell>
              <table:table-cell office:value-type="float" office:value="0.736554">
                <text:p>0.736554</text:p>
              </table:table-cell>
              <table:table-cell office:value-type="float" office:value="0.778537">
                <text:p>0.778537</text:p>
              </table:table-cell>
              <table:table-cell office:value-type="float" office:value="0.645725">
                <text:p>0.6457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927">
                <text:p>0.4927</text:p>
              </table:table-cell>
              <table:table-cell office:value-type="float" office:value="0.563361">
                <text:p>0.563361</text:p>
              </table:table-cell>
              <table:table-cell office:value-type="float" office:value="0.60582">
                <text:p>0.60582</text:p>
              </table:table-cell>
              <table:table-cell office:value-type="float" office:value="0.626364">
                <text:p>0.626364</text:p>
              </table:table-cell>
              <table:table-cell office:value-type="float" office:value="0.647498">
                <text:p>0.647498</text:p>
              </table:table-cell>
              <table:table-cell office:value-type="float" office:value="0.666836">
                <text:p>0.666836</text:p>
              </table:table-cell>
              <table:table-cell office:value-type="float" office:value="0.692341">
                <text:p>0.692341</text:p>
              </table:table-cell>
              <table:table-cell office:value-type="float" office:value="0.709421">
                <text:p>0.709421</text:p>
              </table:table-cell>
              <table:table-cell office:value-type="float" office:value="0.718055">
                <text:p>0.718055</text:p>
              </table:table-cell>
              <table:table-cell office:value-type="float" office:value="0.738653">
                <text:p>0.738653</text:p>
              </table:table-cell>
              <table:table-cell office:value-type="float" office:value="0.778537">
                <text:p>0.778537</text:p>
              </table:table-cell>
              <table:table-cell office:value-type="float" office:value="0.646105">
                <text:p>0.64610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8231">
                <text:p>0.48231</text:p>
              </table:table-cell>
              <table:table-cell office:value-type="float" office:value="0.564546">
                <text:p>0.564546</text:p>
              </table:table-cell>
              <table:table-cell office:value-type="float" office:value="0.615208">
                <text:p>0.615208</text:p>
              </table:table-cell>
              <table:table-cell office:value-type="float" office:value="0.634461">
                <text:p>0.634461</text:p>
              </table:table-cell>
              <table:table-cell office:value-type="float" office:value="0.654682">
                <text:p>0.654682</text:p>
              </table:table-cell>
              <table:table-cell office:value-type="float" office:value="0.673239">
                <text:p>0.673239</text:p>
              </table:table-cell>
              <table:table-cell office:value-type="float" office:value="0.695006">
                <text:p>0.695006</text:p>
              </table:table-cell>
              <table:table-cell office:value-type="float" office:value="0.709027">
                <text:p>0.709027</text:p>
              </table:table-cell>
              <table:table-cell office:value-type="float" office:value="0.717401">
                <text:p>0.717401</text:p>
              </table:table-cell>
              <table:table-cell office:value-type="float" office:value="0.735035">
                <text:p>0.735035</text:p>
              </table:table-cell>
              <table:table-cell office:value-type="float" office:value="0.778537">
                <text:p>0.778537</text:p>
              </table:table-cell>
              <table:table-cell office:value-type="float" office:value="0.648091">
                <text:p>0.64809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79932">
                <text:p>0.479932</text:p>
              </table:table-cell>
              <table:table-cell office:value-type="float" office:value="0.567973">
                <text:p>0.567973</text:p>
              </table:table-cell>
              <table:table-cell office:value-type="float" office:value="0.614726">
                <text:p>0.614726</text:p>
              </table:table-cell>
              <table:table-cell office:value-type="float" office:value="0.636747">
                <text:p>0.636747</text:p>
              </table:table-cell>
              <table:table-cell office:value-type="float" office:value="0.658565">
                <text:p>0.658565</text:p>
              </table:table-cell>
              <table:table-cell office:value-type="float" office:value="0.678896">
                <text:p>0.678896</text:p>
              </table:table-cell>
              <table:table-cell office:value-type="float" office:value="0.697683">
                <text:p>0.697683</text:p>
              </table:table-cell>
              <table:table-cell office:value-type="float" office:value="0.708776">
                <text:p>0.708776</text:p>
              </table:table-cell>
              <table:table-cell office:value-type="float" office:value="0.718174">
                <text:p>0.718174</text:p>
              </table:table-cell>
              <table:table-cell office:value-type="float" office:value="0.734394">
                <text:p>0.734394</text:p>
              </table:table-cell>
              <table:table-cell office:value-type="float" office:value="0.778537">
                <text:p>0.778537</text:p>
              </table:table-cell>
              <table:table-cell office:value-type="float" office:value="0.649587">
                <text:p>0.6495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72175">
                <text:p>0.472175</text:p>
              </table:table-cell>
              <table:table-cell office:value-type="float" office:value="0.542005">
                <text:p>0.542005</text:p>
              </table:table-cell>
              <table:table-cell office:value-type="float" office:value="0.603153">
                <text:p>0.603153</text:p>
              </table:table-cell>
              <table:table-cell office:value-type="float" office:value="0.634672">
                <text:p>0.634672</text:p>
              </table:table-cell>
              <table:table-cell office:value-type="float" office:value="0.657392">
                <text:p>0.657392</text:p>
              </table:table-cell>
              <table:table-cell office:value-type="float" office:value="0.676458">
                <text:p>0.676458</text:p>
              </table:table-cell>
              <table:table-cell office:value-type="float" office:value="0.69597">
                <text:p>0.69597</text:p>
              </table:table-cell>
              <table:table-cell office:value-type="float" office:value="0.708947">
                <text:p>0.708947</text:p>
              </table:table-cell>
              <table:table-cell office:value-type="float" office:value="0.719892">
                <text:p>0.719892</text:p>
              </table:table-cell>
              <table:table-cell office:value-type="float" office:value="0.738367">
                <text:p>0.738367</text:p>
              </table:table-cell>
              <table:table-cell office:value-type="float" office:value="0.778537">
                <text:p>0.778537</text:p>
              </table:table-cell>
              <table:table-cell office:value-type="float" office:value="0.644903">
                <text:p>0.64490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82618">
                <text:p>0.482618</text:p>
              </table:table-cell>
              <table:table-cell office:value-type="float" office:value="0.559177">
                <text:p>0.559177</text:p>
              </table:table-cell>
              <table:table-cell office:value-type="float" office:value="0.614855">
                <text:p>0.614855</text:p>
              </table:table-cell>
              <table:table-cell office:value-type="float" office:value="0.63811">
                <text:p>0.63811</text:p>
              </table:table-cell>
              <table:table-cell office:value-type="float" office:value="0.658382">
                <text:p>0.658382</text:p>
              </table:table-cell>
              <table:table-cell office:value-type="float" office:value="0.677362">
                <text:p>0.677362</text:p>
              </table:table-cell>
              <table:table-cell office:value-type="float" office:value="0.696174">
                <text:p>0.696174</text:p>
              </table:table-cell>
              <table:table-cell office:value-type="float" office:value="0.708155">
                <text:p>0.708155</text:p>
              </table:table-cell>
              <table:table-cell office:value-type="float" office:value="0.716757">
                <text:p>0.716757</text:p>
              </table:table-cell>
              <table:table-cell office:value-type="float" office:value="0.730607">
                <text:p>0.730607</text:p>
              </table:table-cell>
              <table:table-cell office:value-type="float" office:value="0.778537">
                <text:p>0.778537</text:p>
              </table:table-cell>
              <table:table-cell office:value-type="float" office:value="0.648219">
                <text:p>0.64821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93244">
                <text:p>0.493244</text:p>
              </table:table-cell>
              <table:table-cell office:value-type="float" office:value="0.555574">
                <text:p>0.555574</text:p>
              </table:table-cell>
              <table:table-cell office:value-type="float" office:value="0.605105">
                <text:p>0.605105</text:p>
              </table:table-cell>
              <table:table-cell office:value-type="float" office:value="0.629478">
                <text:p>0.629478</text:p>
              </table:table-cell>
              <table:table-cell office:value-type="float" office:value="0.654511">
                <text:p>0.654511</text:p>
              </table:table-cell>
              <table:table-cell office:value-type="float" office:value="0.678029">
                <text:p>0.678029</text:p>
              </table:table-cell>
              <table:table-cell office:value-type="float" office:value="0.696128">
                <text:p>0.696128</text:p>
              </table:table-cell>
              <table:table-cell office:value-type="float" office:value="0.706159">
                <text:p>0.706159</text:p>
              </table:table-cell>
              <table:table-cell office:value-type="float" office:value="0.714548">
                <text:p>0.714548</text:p>
              </table:table-cell>
              <table:table-cell office:value-type="float" office:value="0.730186">
                <text:p>0.730186</text:p>
              </table:table-cell>
              <table:table-cell office:value-type="float" office:value="0.778537">
                <text:p>0.778537</text:p>
              </table:table-cell>
              <table:table-cell office:value-type="float" office:value="0.646296">
                <text:p>0.64629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95598">
                <text:p>0.495598</text:p>
              </table:table-cell>
              <table:table-cell office:value-type="float" office:value="0.560087">
                <text:p>0.560087</text:p>
              </table:table-cell>
              <table:table-cell office:value-type="float" office:value="0.612761">
                <text:p>0.612761</text:p>
              </table:table-cell>
              <table:table-cell office:value-type="float" office:value="0.639334">
                <text:p>0.639334</text:p>
              </table:table-cell>
              <table:table-cell office:value-type="float" office:value="0.664576">
                <text:p>0.664576</text:p>
              </table:table-cell>
              <table:table-cell office:value-type="float" office:value="0.686496">
                <text:p>0.686496</text:p>
              </table:table-cell>
              <table:table-cell office:value-type="float" office:value="0.698606">
                <text:p>0.698606</text:p>
              </table:table-cell>
              <table:table-cell office:value-type="float" office:value="0.706748">
                <text:p>0.706748</text:p>
              </table:table-cell>
              <table:table-cell office:value-type="float" office:value="0.71457">
                <text:p>0.71457</text:p>
              </table:table-cell>
              <table:table-cell office:value-type="float" office:value="0.731289">
                <text:p>0.731289</text:p>
              </table:table-cell>
              <table:table-cell office:value-type="float" office:value="0.778537">
                <text:p>0.778537</text:p>
              </table:table-cell>
              <table:table-cell office:value-type="float" office:value="0.651007">
                <text:p>0.65100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82416">
                <text:p>0.482416</text:p>
              </table:table-cell>
              <table:table-cell office:value-type="float" office:value="0.545447">
                <text:p>0.545447</text:p>
              </table:table-cell>
              <table:table-cell office:value-type="float" office:value="0.610287">
                <text:p>0.610287</text:p>
              </table:table-cell>
              <table:table-cell office:value-type="float" office:value="0.645721">
                <text:p>0.645721</text:p>
              </table:table-cell>
              <table:table-cell office:value-type="float" office:value="0.672413">
                <text:p>0.672413</text:p>
              </table:table-cell>
              <table:table-cell office:value-type="float" office:value="0.691812">
                <text:p>0.691812</text:p>
              </table:table-cell>
              <table:table-cell office:value-type="float" office:value="0.70168">
                <text:p>0.70168</text:p>
              </table:table-cell>
              <table:table-cell office:value-type="float" office:value="0.709572">
                <text:p>0.709572</text:p>
              </table:table-cell>
              <table:table-cell office:value-type="float" office:value="0.717132">
                <text:p>0.717132</text:p>
              </table:table-cell>
              <table:table-cell office:value-type="float" office:value="0.732554">
                <text:p>0.732554</text:p>
              </table:table-cell>
              <table:table-cell office:value-type="float" office:value="0.778537">
                <text:p>0.778537</text:p>
              </table:table-cell>
              <table:table-cell office:value-type="float" office:value="0.650903">
                <text:p>0.65090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88514">
                <text:p>0.488514</text:p>
              </table:table-cell>
              <table:table-cell office:value-type="float" office:value="0.540736">
                <text:p>0.540736</text:p>
              </table:table-cell>
              <table:table-cell office:value-type="float" office:value="0.61099">
                <text:p>0.61099</text:p>
              </table:table-cell>
              <table:table-cell office:value-type="float" office:value="0.642776">
                <text:p>0.642776</text:p>
              </table:table-cell>
              <table:table-cell office:value-type="float" office:value="0.667268">
                <text:p>0.667268</text:p>
              </table:table-cell>
              <table:table-cell office:value-type="float" office:value="0.689431">
                <text:p>0.689431</text:p>
              </table:table-cell>
              <table:table-cell office:value-type="float" office:value="0.701155">
                <text:p>0.701155</text:p>
              </table:table-cell>
              <table:table-cell office:value-type="float" office:value="0.709623">
                <text:p>0.709623</text:p>
              </table:table-cell>
              <table:table-cell office:value-type="float" office:value="0.716747">
                <text:p>0.716747</text:p>
              </table:table-cell>
              <table:table-cell office:value-type="float" office:value="0.731543">
                <text:p>0.731543</text:p>
              </table:table-cell>
              <table:table-cell office:value-type="float" office:value="0.778537">
                <text:p>0.778537</text:p>
              </table:table-cell>
              <table:table-cell office:value-type="float" office:value="0.649878">
                <text:p>0.64987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485538">
                <text:p>0.485538</text:p>
              </table:table-cell>
              <table:table-cell office:value-type="float" office:value="0.541605">
                <text:p>0.541605</text:p>
              </table:table-cell>
              <table:table-cell office:value-type="float" office:value="0.62156">
                <text:p>0.62156</text:p>
              </table:table-cell>
              <table:table-cell office:value-type="float" office:value="0.64715">
                <text:p>0.64715</text:p>
              </table:table-cell>
              <table:table-cell office:value-type="float" office:value="0.670037">
                <text:p>0.670037</text:p>
              </table:table-cell>
              <table:table-cell office:value-type="float" office:value="0.690077">
                <text:p>0.690077</text:p>
              </table:table-cell>
              <table:table-cell office:value-type="float" office:value="0.701122">
                <text:p>0.701122</text:p>
              </table:table-cell>
              <table:table-cell office:value-type="float" office:value="0.710098">
                <text:p>0.710098</text:p>
              </table:table-cell>
              <table:table-cell office:value-type="float" office:value="0.716223">
                <text:p>0.716223</text:p>
              </table:table-cell>
              <table:table-cell office:value-type="float" office:value="0.733552">
                <text:p>0.733552</text:p>
              </table:table-cell>
              <table:table-cell office:value-type="float" office:value="0.778537">
                <text:p>0.778537</text:p>
              </table:table-cell>
              <table:table-cell office:value-type="float" office:value="0.651696">
                <text:p>0.65169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92595">
                <text:p>0.492595</text:p>
              </table:table-cell>
              <table:table-cell office:value-type="float" office:value="0.564766">
                <text:p>0.564766</text:p>
              </table:table-cell>
              <table:table-cell office:value-type="float" office:value="0.633731">
                <text:p>0.633731</text:p>
              </table:table-cell>
              <table:table-cell office:value-type="float" office:value="0.660648">
                <text:p>0.660648</text:p>
              </table:table-cell>
              <table:table-cell office:value-type="float" office:value="0.677031">
                <text:p>0.677031</text:p>
              </table:table-cell>
              <table:table-cell office:value-type="float" office:value="0.692503">
                <text:p>0.692503</text:p>
              </table:table-cell>
              <table:table-cell office:value-type="float" office:value="0.701316">
                <text:p>0.701316</text:p>
              </table:table-cell>
              <table:table-cell office:value-type="float" office:value="0.709456">
                <text:p>0.709456</text:p>
              </table:table-cell>
              <table:table-cell office:value-type="float" office:value="0.717113">
                <text:p>0.717113</text:p>
              </table:table-cell>
              <table:table-cell office:value-type="float" office:value="0.73414">
                <text:p>0.73414</text:p>
              </table:table-cell>
              <table:table-cell office:value-type="float" office:value="0.778537">
                <text:p>0.778537</text:p>
              </table:table-cell>
              <table:table-cell office:value-type="float" office:value="0.65833">
                <text:p>0.658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493555">
                <text:p>0.493555</text:p>
              </table:table-cell>
              <table:table-cell office:value-type="float" office:value="0.556283">
                <text:p>0.556283</text:p>
              </table:table-cell>
              <table:table-cell office:value-type="float" office:value="0.620921">
                <text:p>0.620921</text:p>
              </table:table-cell>
              <table:table-cell office:value-type="float" office:value="0.653254">
                <text:p>0.653254</text:p>
              </table:table-cell>
              <table:table-cell office:value-type="float" office:value="0.674142">
                <text:p>0.674142</text:p>
              </table:table-cell>
              <table:table-cell office:value-type="float" office:value="0.690972">
                <text:p>0.690972</text:p>
              </table:table-cell>
              <table:table-cell office:value-type="float" office:value="0.701411">
                <text:p>0.701411</text:p>
              </table:table-cell>
              <table:table-cell office:value-type="float" office:value="0.708216">
                <text:p>0.708216</text:p>
              </table:table-cell>
              <table:table-cell office:value-type="float" office:value="0.716828">
                <text:p>0.716828</text:p>
              </table:table-cell>
              <table:table-cell office:value-type="float" office:value="0.732756">
                <text:p>0.732756</text:p>
              </table:table-cell>
              <table:table-cell office:value-type="float" office:value="0.778537">
                <text:p>0.778537</text:p>
              </table:table-cell>
              <table:table-cell office:value-type="float" office:value="0.654834">
                <text:p>0.6548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86179">
                <text:p>0.486179</text:p>
              </table:table-cell>
              <table:table-cell office:value-type="float" office:value="0.555502">
                <text:p>0.555502</text:p>
              </table:table-cell>
              <table:table-cell office:value-type="float" office:value="0.619861">
                <text:p>0.619861</text:p>
              </table:table-cell>
              <table:table-cell office:value-type="float" office:value="0.649293">
                <text:p>0.649293</text:p>
              </table:table-cell>
              <table:table-cell office:value-type="float" office:value="0.669257">
                <text:p>0.669257</text:p>
              </table:table-cell>
              <table:table-cell office:value-type="float" office:value="0.684426">
                <text:p>0.684426</text:p>
              </table:table-cell>
              <table:table-cell office:value-type="float" office:value="0.697251">
                <text:p>0.697251</text:p>
              </table:table-cell>
              <table:table-cell office:value-type="float" office:value="0.705722">
                <text:p>0.705722</text:p>
              </table:table-cell>
              <table:table-cell office:value-type="float" office:value="0.713715">
                <text:p>0.713715</text:p>
              </table:table-cell>
              <table:table-cell office:value-type="float" office:value="0.731674">
                <text:p>0.731674</text:p>
              </table:table-cell>
              <table:table-cell office:value-type="float" office:value="0.778537">
                <text:p>0.778537</text:p>
              </table:table-cell>
              <table:table-cell office:value-type="float" office:value="0.651288">
                <text:p>0.65128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488888">
                <text:p>0.488888</text:p>
              </table:table-cell>
              <table:table-cell office:value-type="float" office:value="0.575134">
                <text:p>0.575134</text:p>
              </table:table-cell>
              <table:table-cell office:value-type="float" office:value="0.624069">
                <text:p>0.624069</text:p>
              </table:table-cell>
              <table:table-cell office:value-type="float" office:value="0.651306">
                <text:p>0.651306</text:p>
              </table:table-cell>
              <table:table-cell office:value-type="float" office:value="0.669194">
                <text:p>0.669194</text:p>
              </table:table-cell>
              <table:table-cell office:value-type="float" office:value="0.68855">
                <text:p>0.68855</text:p>
              </table:table-cell>
              <table:table-cell office:value-type="float" office:value="0.700523">
                <text:p>0.700523</text:p>
              </table:table-cell>
              <table:table-cell office:value-type="float" office:value="0.707713">
                <text:p>0.707713</text:p>
              </table:table-cell>
              <table:table-cell office:value-type="float" office:value="0.716304">
                <text:p>0.716304</text:p>
              </table:table-cell>
              <table:table-cell office:value-type="float" office:value="0.732751">
                <text:p>0.732751</text:p>
              </table:table-cell>
              <table:table-cell office:value-type="float" office:value="0.778537">
                <text:p>0.778537</text:p>
              </table:table-cell>
              <table:table-cell office:value-type="float" office:value="0.655443">
                <text:p>0.6554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98839">
                <text:p>0.498839</text:p>
              </table:table-cell>
              <table:table-cell office:value-type="float" office:value="0.581141">
                <text:p>0.581141</text:p>
              </table:table-cell>
              <table:table-cell office:value-type="float" office:value="0.629283">
                <text:p>0.629283</text:p>
              </table:table-cell>
              <table:table-cell office:value-type="float" office:value="0.653651">
                <text:p>0.653651</text:p>
              </table:table-cell>
              <table:table-cell office:value-type="float" office:value="0.671881">
                <text:p>0.671881</text:p>
              </table:table-cell>
              <table:table-cell office:value-type="float" office:value="0.690755">
                <text:p>0.690755</text:p>
              </table:table-cell>
              <table:table-cell office:value-type="float" office:value="0.701842">
                <text:p>0.701842</text:p>
              </table:table-cell>
              <table:table-cell office:value-type="float" office:value="0.709176">
                <text:p>0.709176</text:p>
              </table:table-cell>
              <table:table-cell office:value-type="float" office:value="0.7174">
                <text:p>0.7174</text:p>
              </table:table-cell>
              <table:table-cell office:value-type="float" office:value="0.732486">
                <text:p>0.732486</text:p>
              </table:table-cell>
              <table:table-cell office:value-type="float" office:value="0.778537">
                <text:p>0.778537</text:p>
              </table:table-cell>
              <table:table-cell office:value-type="float" office:value="0.658646">
                <text:p>0.65864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01696">
                <text:p>0.501696</text:p>
              </table:table-cell>
              <table:table-cell office:value-type="float" office:value="0.5763">
                <text:p>0.5763</text:p>
              </table:table-cell>
              <table:table-cell office:value-type="float" office:value="0.62346">
                <text:p>0.62346</text:p>
              </table:table-cell>
              <table:table-cell office:value-type="float" office:value="0.652614">
                <text:p>0.652614</text:p>
              </table:table-cell>
              <table:table-cell office:value-type="float" office:value="0.672206">
                <text:p>0.672206</text:p>
              </table:table-cell>
              <table:table-cell office:value-type="float" office:value="0.691083">
                <text:p>0.691083</text:p>
              </table:table-cell>
              <table:table-cell office:value-type="float" office:value="0.702369">
                <text:p>0.702369</text:p>
              </table:table-cell>
              <table:table-cell office:value-type="float" office:value="0.709221">
                <text:p>0.709221</text:p>
              </table:table-cell>
              <table:table-cell office:value-type="float" office:value="0.717808">
                <text:p>0.717808</text:p>
              </table:table-cell>
              <table:table-cell office:value-type="float" office:value="0.735839">
                <text:p>0.735839</text:p>
              </table:table-cell>
              <table:table-cell office:value-type="float" office:value="0.778537">
                <text:p>0.778537</text:p>
              </table:table-cell>
              <table:table-cell office:value-type="float" office:value="0.65826">
                <text:p>0.6582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16208">
                <text:p>0.516208</text:p>
              </table:table-cell>
              <table:table-cell office:value-type="float" office:value="0.576888">
                <text:p>0.576888</text:p>
              </table:table-cell>
              <table:table-cell office:value-type="float" office:value="0.630689">
                <text:p>0.630689</text:p>
              </table:table-cell>
              <table:table-cell office:value-type="float" office:value="0.655873">
                <text:p>0.655873</text:p>
              </table:table-cell>
              <table:table-cell office:value-type="float" office:value="0.676663">
                <text:p>0.676663</text:p>
              </table:table-cell>
              <table:table-cell office:value-type="float" office:value="0.693127">
                <text:p>0.693127</text:p>
              </table:table-cell>
              <table:table-cell office:value-type="float" office:value="0.702593">
                <text:p>0.702593</text:p>
              </table:table-cell>
              <table:table-cell office:value-type="float" office:value="0.710728">
                <text:p>0.710728</text:p>
              </table:table-cell>
              <table:table-cell office:value-type="float" office:value="0.718553">
                <text:p>0.718553</text:p>
              </table:table-cell>
              <table:table-cell office:value-type="float" office:value="0.737964">
                <text:p>0.737964</text:p>
              </table:table-cell>
              <table:table-cell office:value-type="float" office:value="0.778537">
                <text:p>0.778537</text:p>
              </table:table-cell>
              <table:table-cell office:value-type="float" office:value="0.661929">
                <text:p>0.66192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07593">
                <text:p>0.507593</text:p>
              </table:table-cell>
              <table:table-cell office:value-type="float" office:value="0.561885">
                <text:p>0.561885</text:p>
              </table:table-cell>
              <table:table-cell office:value-type="float" office:value="0.62134">
                <text:p>0.62134</text:p>
              </table:table-cell>
              <table:table-cell office:value-type="float" office:value="0.654291">
                <text:p>0.654291</text:p>
              </table:table-cell>
              <table:table-cell office:value-type="float" office:value="0.677096">
                <text:p>0.677096</text:p>
              </table:table-cell>
              <table:table-cell office:value-type="float" office:value="0.692041">
                <text:p>0.692041</text:p>
              </table:table-cell>
              <table:table-cell office:value-type="float" office:value="0.703719">
                <text:p>0.703719</text:p>
              </table:table-cell>
              <table:table-cell office:value-type="float" office:value="0.711082">
                <text:p>0.711082</text:p>
              </table:table-cell>
              <table:table-cell office:value-type="float" office:value="0.718952">
                <text:p>0.718952</text:p>
              </table:table-cell>
              <table:table-cell office:value-type="float" office:value="0.741731">
                <text:p>0.741731</text:p>
              </table:table-cell>
              <table:table-cell office:value-type="float" office:value="0.778537">
                <text:p>0.778537</text:p>
              </table:table-cell>
              <table:table-cell office:value-type="float" office:value="0.658973">
                <text:p>0.6589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03849">
                <text:p>0.503849</text:p>
              </table:table-cell>
              <table:table-cell office:value-type="float" office:value="0.559865">
                <text:p>0.559865</text:p>
              </table:table-cell>
              <table:table-cell office:value-type="float" office:value="0.608418">
                <text:p>0.608418</text:p>
              </table:table-cell>
              <table:table-cell office:value-type="float" office:value="0.641327">
                <text:p>0.641327</text:p>
              </table:table-cell>
              <table:table-cell office:value-type="float" office:value="0.661493">
                <text:p>0.661493</text:p>
              </table:table-cell>
              <table:table-cell office:value-type="float" office:value="0.682317">
                <text:p>0.682317</text:p>
              </table:table-cell>
              <table:table-cell office:value-type="float" office:value="0.697703">
                <text:p>0.697703</text:p>
              </table:table-cell>
              <table:table-cell office:value-type="float" office:value="0.707038">
                <text:p>0.707038</text:p>
              </table:table-cell>
              <table:table-cell office:value-type="float" office:value="0.717466">
                <text:p>0.717466</text:p>
              </table:table-cell>
              <table:table-cell office:value-type="float" office:value="0.737837">
                <text:p>0.737837</text:p>
              </table:table-cell>
              <table:table-cell office:value-type="float" office:value="0.778537">
                <text:p>0.778537</text:p>
              </table:table-cell>
              <table:table-cell office:value-type="float" office:value="0.651731">
                <text:p>0.65173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09939">
                <text:p>0.509939</text:p>
              </table:table-cell>
              <table:table-cell office:value-type="float" office:value="0.5625">
                <text:p>0.5625</text:p>
              </table:table-cell>
              <table:table-cell office:value-type="float" office:value="0.613789">
                <text:p>0.613789</text:p>
              </table:table-cell>
              <table:table-cell office:value-type="float" office:value="0.649492">
                <text:p>0.649492</text:p>
              </table:table-cell>
              <table:table-cell office:value-type="float" office:value="0.676291">
                <text:p>0.676291</text:p>
              </table:table-cell>
              <table:table-cell office:value-type="float" office:value="0.692269">
                <text:p>0.692269</text:p>
              </table:table-cell>
              <table:table-cell office:value-type="float" office:value="0.703111">
                <text:p>0.703111</text:p>
              </table:table-cell>
              <table:table-cell office:value-type="float" office:value="0.710625">
                <text:p>0.710625</text:p>
              </table:table-cell>
              <table:table-cell office:value-type="float" office:value="0.718987">
                <text:p>0.718987</text:p>
              </table:table-cell>
              <table:table-cell office:value-type="float" office:value="0.738613">
                <text:p>0.738613</text:p>
              </table:table-cell>
              <table:table-cell office:value-type="float" office:value="0.778537">
                <text:p>0.778537</text:p>
              </table:table-cell>
              <table:table-cell office:value-type="float" office:value="0.657562">
                <text:p>0.6575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93046">
                <text:p>0.493046</text:p>
              </table:table-cell>
              <table:table-cell office:value-type="float" office:value="0.5561">
                <text:p>0.5561</text:p>
              </table:table-cell>
              <table:table-cell office:value-type="float" office:value="0.610067">
                <text:p>0.610067</text:p>
              </table:table-cell>
              <table:table-cell office:value-type="float" office:value="0.652814">
                <text:p>0.652814</text:p>
              </table:table-cell>
              <table:table-cell office:value-type="float" office:value="0.679242">
                <text:p>0.679242</text:p>
              </table:table-cell>
              <table:table-cell office:value-type="float" office:value="0.694631">
                <text:p>0.694631</text:p>
              </table:table-cell>
              <table:table-cell office:value-type="float" office:value="0.705383">
                <text:p>0.705383</text:p>
              </table:table-cell>
              <table:table-cell office:value-type="float" office:value="0.713127">
                <text:p>0.713127</text:p>
              </table:table-cell>
              <table:table-cell office:value-type="float" office:value="0.721571">
                <text:p>0.721571</text:p>
              </table:table-cell>
              <table:table-cell office:value-type="float" office:value="0.741476">
                <text:p>0.741476</text:p>
              </table:table-cell>
              <table:table-cell office:value-type="float" office:value="0.778537">
                <text:p>0.778537</text:p>
              </table:table-cell>
              <table:table-cell office:value-type="float" office:value="0.656746">
                <text:p>0.65674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492081">
                <text:p>0.492081</text:p>
              </table:table-cell>
              <table:table-cell office:value-type="float" office:value="0.559278">
                <text:p>0.559278</text:p>
              </table:table-cell>
              <table:table-cell office:value-type="float" office:value="0.619656">
                <text:p>0.619656</text:p>
              </table:table-cell>
              <table:table-cell office:value-type="float" office:value="0.651523">
                <text:p>0.651523</text:p>
              </table:table-cell>
              <table:table-cell office:value-type="float" office:value="0.676637">
                <text:p>0.676637</text:p>
              </table:table-cell>
              <table:table-cell office:value-type="float" office:value="0.693686">
                <text:p>0.693686</text:p>
              </table:table-cell>
              <table:table-cell office:value-type="float" office:value="0.704177">
                <text:p>0.704177</text:p>
              </table:table-cell>
              <table:table-cell office:value-type="float" office:value="0.712735">
                <text:p>0.712735</text:p>
              </table:table-cell>
              <table:table-cell office:value-type="float" office:value="0.720125">
                <text:p>0.720125</text:p>
              </table:table-cell>
              <table:table-cell office:value-type="float" office:value="0.741047">
                <text:p>0.741047</text:p>
              </table:table-cell>
              <table:table-cell office:value-type="float" office:value="0.778537">
                <text:p>0.778537</text:p>
              </table:table-cell>
              <table:table-cell office:value-type="float" office:value="0.657094">
                <text:p>0.6570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18708">
                <text:p>0.518708</text:p>
              </table:table-cell>
              <table:table-cell office:value-type="float" office:value="0.585748">
                <text:p>0.585748</text:p>
              </table:table-cell>
              <table:table-cell office:value-type="float" office:value="0.631275">
                <text:p>0.631275</text:p>
              </table:table-cell>
              <table:table-cell office:value-type="float" office:value="0.658604">
                <text:p>0.658604</text:p>
              </table:table-cell>
              <table:table-cell office:value-type="float" office:value="0.682604">
                <text:p>0.682604</text:p>
              </table:table-cell>
              <table:table-cell office:value-type="float" office:value="0.69523">
                <text:p>0.69523</text:p>
              </table:table-cell>
              <table:table-cell office:value-type="float" office:value="0.705354">
                <text:p>0.705354</text:p>
              </table:table-cell>
              <table:table-cell office:value-type="float" office:value="0.71263">
                <text:p>0.71263</text:p>
              </table:table-cell>
              <table:table-cell office:value-type="float" office:value="0.721516">
                <text:p>0.721516</text:p>
              </table:table-cell>
              <table:table-cell office:value-type="float" office:value="0.742265">
                <text:p>0.742265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393">
                <text:p>0.66539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36488">
                <text:p>0.536488</text:p>
              </table:table-cell>
              <table:table-cell office:value-type="float" office:value="0.62145">
                <text:p>0.62145</text:p>
              </table:table-cell>
              <table:table-cell office:value-type="float" office:value="0.655388">
                <text:p>0.655388</text:p>
              </table:table-cell>
              <table:table-cell office:value-type="float" office:value="0.678587">
                <text:p>0.678587</text:p>
              </table:table-cell>
              <table:table-cell office:value-type="float" office:value="0.693026">
                <text:p>0.693026</text:p>
              </table:table-cell>
              <table:table-cell office:value-type="float" office:value="0.702419">
                <text:p>0.702419</text:p>
              </table:table-cell>
              <table:table-cell office:value-type="float" office:value="0.710014">
                <text:p>0.710014</text:p>
              </table:table-cell>
              <table:table-cell office:value-type="float" office:value="0.715068">
                <text:p>0.715068</text:p>
              </table:table-cell>
              <table:table-cell office:value-type="float" office:value="0.723189">
                <text:p>0.723189</text:p>
              </table:table-cell>
              <table:table-cell office:value-type="float" office:value="0.742935">
                <text:p>0.742935</text:p>
              </table:table-cell>
              <table:table-cell office:value-type="float" office:value="0.778537">
                <text:p>0.778537</text:p>
              </table:table-cell>
              <table:table-cell office:value-type="float" office:value="0.677857">
                <text:p>0.67785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38939">
                <text:p>0.538939</text:p>
              </table:table-cell>
              <table:table-cell office:value-type="float" office:value="0.62935">
                <text:p>0.62935</text:p>
              </table:table-cell>
              <table:table-cell office:value-type="float" office:value="0.659405">
                <text:p>0.659405</text:p>
              </table:table-cell>
              <table:table-cell office:value-type="float" office:value="0.678008">
                <text:p>0.678008</text:p>
              </table:table-cell>
              <table:table-cell office:value-type="float" office:value="0.691616">
                <text:p>0.691616</text:p>
              </table:table-cell>
              <table:table-cell office:value-type="float" office:value="0.701263">
                <text:p>0.701263</text:p>
              </table:table-cell>
              <table:table-cell office:value-type="float" office:value="0.708421">
                <text:p>0.708421</text:p>
              </table:table-cell>
              <table:table-cell office:value-type="float" office:value="0.714487">
                <text:p>0.714487</text:p>
              </table:table-cell>
              <table:table-cell office:value-type="float" office:value="0.720796">
                <text:p>0.720796</text:p>
              </table:table-cell>
              <table:table-cell office:value-type="float" office:value="0.740265">
                <text:p>0.740265</text:p>
              </table:table-cell>
              <table:table-cell office:value-type="float" office:value="0.778537">
                <text:p>0.778537</text:p>
              </table:table-cell>
              <table:table-cell office:value-type="float" office:value="0.678255">
                <text:p>0.6782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21355">
                <text:p>0.521355</text:p>
              </table:table-cell>
              <table:table-cell office:value-type="float" office:value="0.613456">
                <text:p>0.613456</text:p>
              </table:table-cell>
              <table:table-cell office:value-type="float" office:value="0.653134">
                <text:p>0.653134</text:p>
              </table:table-cell>
              <table:table-cell office:value-type="float" office:value="0.672141">
                <text:p>0.672141</text:p>
              </table:table-cell>
              <table:table-cell office:value-type="float" office:value="0.688673">
                <text:p>0.688673</text:p>
              </table:table-cell>
              <table:table-cell office:value-type="float" office:value="0.699842">
                <text:p>0.699842</text:p>
              </table:table-cell>
              <table:table-cell office:value-type="float" office:value="0.707782">
                <text:p>0.707782</text:p>
              </table:table-cell>
              <table:table-cell office:value-type="float" office:value="0.714771">
                <text:p>0.714771</text:p>
              </table:table-cell>
              <table:table-cell office:value-type="float" office:value="0.720756">
                <text:p>0.720756</text:p>
              </table:table-cell>
              <table:table-cell office:value-type="float" office:value="0.743167">
                <text:p>0.743167</text:p>
              </table:table-cell>
              <table:table-cell office:value-type="float" office:value="0.778537">
                <text:p>0.778537</text:p>
              </table:table-cell>
              <table:table-cell office:value-type="float" office:value="0.673508">
                <text:p>0.67350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11236">
                <text:p>0.511236</text:p>
              </table:table-cell>
              <table:table-cell office:value-type="float" office:value="0.573795">
                <text:p>0.573795</text:p>
              </table:table-cell>
              <table:table-cell office:value-type="float" office:value="0.638156">
                <text:p>0.638156</text:p>
              </table:table-cell>
              <table:table-cell office:value-type="float" office:value="0.662611">
                <text:p>0.662611</text:p>
              </table:table-cell>
              <table:table-cell office:value-type="float" office:value="0.681428">
                <text:p>0.681428</text:p>
              </table:table-cell>
              <table:table-cell office:value-type="float" office:value="0.695601">
                <text:p>0.695601</text:p>
              </table:table-cell>
              <table:table-cell office:value-type="float" office:value="0.705131">
                <text:p>0.705131</text:p>
              </table:table-cell>
              <table:table-cell office:value-type="float" office:value="0.712671">
                <text:p>0.712671</text:p>
              </table:table-cell>
              <table:table-cell office:value-type="float" office:value="0.719982">
                <text:p>0.719982</text:p>
              </table:table-cell>
              <table:table-cell office:value-type="float" office:value="0.740914">
                <text:p>0.740914</text:p>
              </table:table-cell>
              <table:table-cell office:value-type="float" office:value="0.778537">
                <text:p>0.778537</text:p>
              </table:table-cell>
              <table:table-cell office:value-type="float" office:value="0.664152">
                <text:p>0.6641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0462">
                <text:p>0.50462</text:p>
              </table:table-cell>
              <table:table-cell office:value-type="float" office:value="0.560585">
                <text:p>0.560585</text:p>
              </table:table-cell>
              <table:table-cell office:value-type="float" office:value="0.631296">
                <text:p>0.631296</text:p>
              </table:table-cell>
              <table:table-cell office:value-type="float" office:value="0.657813">
                <text:p>0.657813</text:p>
              </table:table-cell>
              <table:table-cell office:value-type="float" office:value="0.679289">
                <text:p>0.679289</text:p>
              </table:table-cell>
              <table:table-cell office:value-type="float" office:value="0.694439">
                <text:p>0.694439</text:p>
              </table:table-cell>
              <table:table-cell office:value-type="float" office:value="0.704642">
                <text:p>0.704642</text:p>
              </table:table-cell>
              <table:table-cell office:value-type="float" office:value="0.712561">
                <text:p>0.712561</text:p>
              </table:table-cell>
              <table:table-cell office:value-type="float" office:value="0.721325">
                <text:p>0.721325</text:p>
              </table:table-cell>
              <table:table-cell office:value-type="float" office:value="0.743468">
                <text:p>0.743468</text:p>
              </table:table-cell>
              <table:table-cell office:value-type="float" office:value="0.778537">
                <text:p>0.778537</text:p>
              </table:table-cell>
              <table:table-cell office:value-type="float" office:value="0.661004">
                <text:p>0.66100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11292">
                <text:p>0.511292</text:p>
              </table:table-cell>
              <table:table-cell office:value-type="float" office:value="0.5793">
                <text:p>0.5793</text:p>
              </table:table-cell>
              <table:table-cell office:value-type="float" office:value="0.638024">
                <text:p>0.638024</text:p>
              </table:table-cell>
              <table:table-cell office:value-type="float" office:value="0.65931">
                <text:p>0.65931</text:p>
              </table:table-cell>
              <table:table-cell office:value-type="float" office:value="0.681478">
                <text:p>0.681478</text:p>
              </table:table-cell>
              <table:table-cell office:value-type="float" office:value="0.69728">
                <text:p>0.69728</text:p>
              </table:table-cell>
              <table:table-cell office:value-type="float" office:value="0.707285">
                <text:p>0.707285</text:p>
              </table:table-cell>
              <table:table-cell office:value-type="float" office:value="0.715569">
                <text:p>0.715569</text:p>
              </table:table-cell>
              <table:table-cell office:value-type="float" office:value="0.724533">
                <text:p>0.724533</text:p>
              </table:table-cell>
              <table:table-cell office:value-type="float" office:value="0.743343">
                <text:p>0.743343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741">
                <text:p>0.66574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09802">
                <text:p>0.509802</text:p>
              </table:table-cell>
              <table:table-cell office:value-type="float" office:value="0.609796">
                <text:p>0.609796</text:p>
              </table:table-cell>
              <table:table-cell office:value-type="float" office:value="0.650257">
                <text:p>0.650257</text:p>
              </table:table-cell>
              <table:table-cell office:value-type="float" office:value="0.669527">
                <text:p>0.669527</text:p>
              </table:table-cell>
              <table:table-cell office:value-type="float" office:value="0.686196">
                <text:p>0.686196</text:p>
              </table:table-cell>
              <table:table-cell office:value-type="float" office:value="0.699415">
                <text:p>0.699415</text:p>
              </table:table-cell>
              <table:table-cell office:value-type="float" office:value="0.707264">
                <text:p>0.707264</text:p>
              </table:table-cell>
              <table:table-cell office:value-type="float" office:value="0.714646">
                <text:p>0.714646</text:p>
              </table:table-cell>
              <table:table-cell office:value-type="float" office:value="0.7232">
                <text:p>0.7232</text:p>
              </table:table-cell>
              <table:table-cell office:value-type="float" office:value="0.741314">
                <text:p>0.741314</text:p>
              </table:table-cell>
              <table:table-cell office:value-type="float" office:value="0.778537">
                <text:p>0.778537</text:p>
              </table:table-cell>
              <table:table-cell office:value-type="float" office:value="0.671142">
                <text:p>0.67114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29129">
                <text:p>0.529129</text:p>
              </table:table-cell>
              <table:table-cell office:value-type="float" office:value="0.614155">
                <text:p>0.614155</text:p>
              </table:table-cell>
              <table:table-cell office:value-type="float" office:value="0.651191">
                <text:p>0.651191</text:p>
              </table:table-cell>
              <table:table-cell office:value-type="float" office:value="0.675975">
                <text:p>0.675975</text:p>
              </table:table-cell>
              <table:table-cell office:value-type="float" office:value="0.692079">
                <text:p>0.692079</text:p>
              </table:table-cell>
              <table:table-cell office:value-type="float" office:value="0.703218">
                <text:p>0.703218</text:p>
              </table:table-cell>
              <table:table-cell office:value-type="float" office:value="0.708613">
                <text:p>0.708613</text:p>
              </table:table-cell>
              <table:table-cell office:value-type="float" office:value="0.715845">
                <text:p>0.715845</text:p>
              </table:table-cell>
              <table:table-cell office:value-type="float" office:value="0.722895">
                <text:p>0.722895</text:p>
              </table:table-cell>
              <table:table-cell office:value-type="float" office:value="0.743457">
                <text:p>0.743457</text:p>
              </table:table-cell>
              <table:table-cell office:value-type="float" office:value="0.778537">
                <text:p>0.778537</text:p>
              </table:table-cell>
              <table:table-cell office:value-type="float" office:value="0.675656">
                <text:p>0.67565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32281">
                <text:p>0.532281</text:p>
              </table:table-cell>
              <table:table-cell office:value-type="float" office:value="0.637231">
                <text:p>0.637231</text:p>
              </table:table-cell>
              <table:table-cell office:value-type="float" office:value="0.67531">
                <text:p>0.67531</text:p>
              </table:table-cell>
              <table:table-cell office:value-type="float" office:value="0.691358">
                <text:p>0.691358</text:p>
              </table:table-cell>
              <table:table-cell office:value-type="float" office:value="0.700033">
                <text:p>0.700033</text:p>
              </table:table-cell>
              <table:table-cell office:value-type="float" office:value="0.70605">
                <text:p>0.70605</text:p>
              </table:table-cell>
              <table:table-cell office:value-type="float" office:value="0.711837">
                <text:p>0.711837</text:p>
              </table:table-cell>
              <table:table-cell office:value-type="float" office:value="0.717596">
                <text:p>0.717596</text:p>
              </table:table-cell>
              <table:table-cell office:value-type="float" office:value="0.72429">
                <text:p>0.72429</text:p>
              </table:table-cell>
              <table:table-cell office:value-type="float" office:value="0.744539">
                <text:p>0.744539</text:p>
              </table:table-cell>
              <table:table-cell office:value-type="float" office:value="0.778537">
                <text:p>0.778537</text:p>
              </table:table-cell>
              <table:table-cell office:value-type="float" office:value="0.684052">
                <text:p>0.6840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20343">
                <text:p>0.520343</text:p>
              </table:table-cell>
              <table:table-cell office:value-type="float" office:value="0.612426">
                <text:p>0.612426</text:p>
              </table:table-cell>
              <table:table-cell office:value-type="float" office:value="0.660297">
                <text:p>0.660297</text:p>
              </table:table-cell>
              <table:table-cell office:value-type="float" office:value="0.680964">
                <text:p>0.680964</text:p>
              </table:table-cell>
              <table:table-cell office:value-type="float" office:value="0.694386">
                <text:p>0.694386</text:p>
              </table:table-cell>
              <table:table-cell office:value-type="float" office:value="0.702575">
                <text:p>0.702575</text:p>
              </table:table-cell>
              <table:table-cell office:value-type="float" office:value="0.709451">
                <text:p>0.709451</text:p>
              </table:table-cell>
              <table:table-cell office:value-type="float" office:value="0.715268">
                <text:p>0.715268</text:p>
              </table:table-cell>
              <table:table-cell office:value-type="float" office:value="0.722935">
                <text:p>0.722935</text:p>
              </table:table-cell>
              <table:table-cell office:value-type="float" office:value="0.744322">
                <text:p>0.7443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6297">
                <text:p>0.676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05294">
                <text:p>0.505294</text:p>
              </table:table-cell>
              <table:table-cell office:value-type="float" office:value="0.603113">
                <text:p>0.603113</text:p>
              </table:table-cell>
              <table:table-cell office:value-type="float" office:value="0.661014">
                <text:p>0.661014</text:p>
              </table:table-cell>
              <table:table-cell office:value-type="float" office:value="0.683801">
                <text:p>0.683801</text:p>
              </table:table-cell>
              <table:table-cell office:value-type="float" office:value="0.696213">
                <text:p>0.696213</text:p>
              </table:table-cell>
              <table:table-cell office:value-type="float" office:value="0.704263">
                <text:p>0.704263</text:p>
              </table:table-cell>
              <table:table-cell office:value-type="float" office:value="0.710035">
                <text:p>0.710035</text:p>
              </table:table-cell>
              <table:table-cell office:value-type="float" office:value="0.71611">
                <text:p>0.71611</text:p>
              </table:table-cell>
              <table:table-cell office:value-type="float" office:value="0.725888">
                <text:p>0.725888</text:p>
              </table:table-cell>
              <table:table-cell office:value-type="float" office:value="0.746022">
                <text:p>0.7460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5175">
                <text:p>0.67517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37151">
                <text:p>0.537151</text:p>
              </table:table-cell>
              <table:table-cell office:value-type="float" office:value="0.640124">
                <text:p>0.640124</text:p>
              </table:table-cell>
              <table:table-cell office:value-type="float" office:value="0.668692">
                <text:p>0.668692</text:p>
              </table:table-cell>
              <table:table-cell office:value-type="float" office:value="0.689221">
                <text:p>0.689221</text:p>
              </table:table-cell>
              <table:table-cell office:value-type="float" office:value="0.700855">
                <text:p>0.700855</text:p>
              </table:table-cell>
              <table:table-cell office:value-type="float" office:value="0.708013">
                <text:p>0.708013</text:p>
              </table:table-cell>
              <table:table-cell office:value-type="float" office:value="0.713317">
                <text:p>0.713317</text:p>
              </table:table-cell>
              <table:table-cell office:value-type="float" office:value="0.718409">
                <text:p>0.718409</text:p>
              </table:table-cell>
              <table:table-cell office:value-type="float" office:value="0.727194">
                <text:p>0.727194</text:p>
              </table:table-cell>
              <table:table-cell office:value-type="float" office:value="0.748669">
                <text:p>0.748669</text:p>
              </table:table-cell>
              <table:table-cell office:value-type="float" office:value="0.778537">
                <text:p>0.778537</text:p>
              </table:table-cell>
              <table:table-cell office:value-type="float" office:value="0.685165">
                <text:p>0.68516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853">
                <text:p>0.5853</text:p>
              </table:table-cell>
              <table:table-cell office:value-type="float" office:value="0.656139">
                <text:p>0.656139</text:p>
              </table:table-cell>
              <table:table-cell office:value-type="float" office:value="0.677214">
                <text:p>0.677214</text:p>
              </table:table-cell>
              <table:table-cell office:value-type="float" office:value="0.693501">
                <text:p>0.693501</text:p>
              </table:table-cell>
              <table:table-cell office:value-type="float" office:value="0.702643">
                <text:p>0.702643</text:p>
              </table:table-cell>
              <table:table-cell office:value-type="float" office:value="0.70827">
                <text:p>0.70827</text:p>
              </table:table-cell>
              <table:table-cell office:value-type="float" office:value="0.713178">
                <text:p>0.713178</text:p>
              </table:table-cell>
              <table:table-cell office:value-type="float" office:value="0.719053">
                <text:p>0.719053</text:p>
              </table:table-cell>
              <table:table-cell office:value-type="float" office:value="0.727832">
                <text:p>0.727832</text:p>
              </table:table-cell>
              <table:table-cell office:value-type="float" office:value="0.745827">
                <text:p>0.745827</text:p>
              </table:table-cell>
              <table:table-cell office:value-type="float" office:value="0.778537">
                <text:p>0.778537</text:p>
              </table:table-cell>
              <table:table-cell office:value-type="float" office:value="0.692896">
                <text:p>0.69289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74562">
                <text:p>0.574562</text:p>
              </table:table-cell>
              <table:table-cell office:value-type="float" office:value="0.656595">
                <text:p>0.656595</text:p>
              </table:table-cell>
              <table:table-cell office:value-type="float" office:value="0.67984">
                <text:p>0.67984</text:p>
              </table:table-cell>
              <table:table-cell office:value-type="float" office:value="0.695339">
                <text:p>0.695339</text:p>
              </table:table-cell>
              <table:table-cell office:value-type="float" office:value="0.703997">
                <text:p>0.703997</text:p>
              </table:table-cell>
              <table:table-cell office:value-type="float" office:value="0.709341">
                <text:p>0.709341</text:p>
              </table:table-cell>
              <table:table-cell office:value-type="float" office:value="0.714221">
                <text:p>0.714221</text:p>
              </table:table-cell>
              <table:table-cell office:value-type="float" office:value="0.719101">
                <text:p>0.719101</text:p>
              </table:table-cell>
              <table:table-cell office:value-type="float" office:value="0.727609">
                <text:p>0.727609</text:p>
              </table:table-cell>
              <table:table-cell office:value-type="float" office:value="0.750252">
                <text:p>0.750252</text:p>
              </table:table-cell>
              <table:table-cell office:value-type="float" office:value="0.778537">
                <text:p>0.778537</text:p>
              </table:table-cell>
              <table:table-cell office:value-type="float" office:value="0.693086">
                <text:p>0.6930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5377">
                <text:p>0.545377</text:p>
              </table:table-cell>
              <table:table-cell office:value-type="float" office:value="0.646175">
                <text:p>0.646175</text:p>
              </table:table-cell>
              <table:table-cell office:value-type="float" office:value="0.676307">
                <text:p>0.676307</text:p>
              </table:table-cell>
              <table:table-cell office:value-type="float" office:value="0.692605">
                <text:p>0.692605</text:p>
              </table:table-cell>
              <table:table-cell office:value-type="float" office:value="0.704488">
                <text:p>0.704488</text:p>
              </table:table-cell>
              <table:table-cell office:value-type="float" office:value="0.710062">
                <text:p>0.710062</text:p>
              </table:table-cell>
              <table:table-cell office:value-type="float" office:value="0.715347">
                <text:p>0.715347</text:p>
              </table:table-cell>
              <table:table-cell office:value-type="float" office:value="0.720985">
                <text:p>0.720985</text:p>
              </table:table-cell>
              <table:table-cell office:value-type="float" office:value="0.731513">
                <text:p>0.731513</text:p>
              </table:table-cell>
              <table:table-cell office:value-type="float" office:value="0.752197">
                <text:p>0.752197</text:p>
              </table:table-cell>
              <table:table-cell office:value-type="float" office:value="0.778537">
                <text:p>0.778537</text:p>
              </table:table-cell>
              <table:table-cell office:value-type="float" office:value="0.689506">
                <text:p>0.68950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39492">
                <text:p>0.539492</text:p>
              </table:table-cell>
              <table:table-cell office:value-type="float" office:value="0.635525">
                <text:p>0.635525</text:p>
              </table:table-cell>
              <table:table-cell office:value-type="float" office:value="0.679446">
                <text:p>0.679446</text:p>
              </table:table-cell>
              <table:table-cell office:value-type="float" office:value="0.696767">
                <text:p>0.696767</text:p>
              </table:table-cell>
              <table:table-cell office:value-type="float" office:value="0.705711">
                <text:p>0.705711</text:p>
              </table:table-cell>
              <table:table-cell office:value-type="float" office:value="0.71152">
                <text:p>0.71152</text:p>
              </table:table-cell>
              <table:table-cell office:value-type="float" office:value="0.716431">
                <text:p>0.716431</text:p>
              </table:table-cell>
              <table:table-cell office:value-type="float" office:value="0.723524">
                <text:p>0.723524</text:p>
              </table:table-cell>
              <table:table-cell office:value-type="float" office:value="0.732972">
                <text:p>0.732972</text:p>
              </table:table-cell>
              <table:table-cell office:value-type="float" office:value="0.753566">
                <text:p>0.753566</text:p>
              </table:table-cell>
              <table:table-cell office:value-type="float" office:value="0.778537">
                <text:p>0.778537</text:p>
              </table:table-cell>
              <table:table-cell office:value-type="float" office:value="0.689495">
                <text:p>0.68949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12438">
                <text:p>0.512438</text:p>
              </table:table-cell>
              <table:table-cell office:value-type="float" office:value="0.613288">
                <text:p>0.613288</text:p>
              </table:table-cell>
              <table:table-cell office:value-type="float" office:value="0.670033">
                <text:p>0.670033</text:p>
              </table:table-cell>
              <table:table-cell office:value-type="float" office:value="0.69141">
                <text:p>0.69141</text:p>
              </table:table-cell>
              <table:table-cell office:value-type="float" office:value="0.702804">
                <text:p>0.702804</text:p>
              </table:table-cell>
              <table:table-cell office:value-type="float" office:value="0.709531">
                <text:p>0.709531</text:p>
              </table:table-cell>
              <table:table-cell office:value-type="float" office:value="0.714538">
                <text:p>0.714538</text:p>
              </table:table-cell>
              <table:table-cell office:value-type="float" office:value="0.720265">
                <text:p>0.720265</text:p>
              </table:table-cell>
              <table:table-cell office:value-type="float" office:value="0.728075">
                <text:p>0.728075</text:p>
              </table:table-cell>
              <table:table-cell office:value-type="float" office:value="0.747392">
                <text:p>0.74739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0977">
                <text:p>0.68097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16768">
                <text:p>0.516768</text:p>
              </table:table-cell>
              <table:table-cell office:value-type="float" office:value="0.618181">
                <text:p>0.618181</text:p>
              </table:table-cell>
              <table:table-cell office:value-type="float" office:value="0.667931">
                <text:p>0.667931</text:p>
              </table:table-cell>
              <table:table-cell office:value-type="float" office:value="0.691123">
                <text:p>0.691123</text:p>
              </table:table-cell>
              <table:table-cell office:value-type="float" office:value="0.702162">
                <text:p>0.702162</text:p>
              </table:table-cell>
              <table:table-cell office:value-type="float" office:value="0.708294">
                <text:p>0.708294</text:p>
              </table:table-cell>
              <table:table-cell office:value-type="float" office:value="0.7141">
                <text:p>0.7141</text:p>
              </table:table-cell>
              <table:table-cell office:value-type="float" office:value="0.719786">
                <text:p>0.719786</text:p>
              </table:table-cell>
              <table:table-cell office:value-type="float" office:value="0.726905">
                <text:p>0.726905</text:p>
              </table:table-cell>
              <table:table-cell office:value-type="float" office:value="0.745939">
                <text:p>0.745939</text:p>
              </table:table-cell>
              <table:table-cell office:value-type="float" office:value="0.778537">
                <text:p>0.778537</text:p>
              </table:table-cell>
              <table:table-cell office:value-type="float" office:value="0.681119">
                <text:p>0.68111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11069">
                <text:p>0.511069</text:p>
              </table:table-cell>
              <table:table-cell office:value-type="float" office:value="0.616116">
                <text:p>0.616116</text:p>
              </table:table-cell>
              <table:table-cell office:value-type="float" office:value="0.666529">
                <text:p>0.666529</text:p>
              </table:table-cell>
              <table:table-cell office:value-type="float" office:value="0.690671">
                <text:p>0.690671</text:p>
              </table:table-cell>
              <table:table-cell office:value-type="float" office:value="0.701968">
                <text:p>0.701968</text:p>
              </table:table-cell>
              <table:table-cell office:value-type="float" office:value="0.708929">
                <text:p>0.708929</text:p>
              </table:table-cell>
              <table:table-cell office:value-type="float" office:value="0.714807">
                <text:p>0.714807</text:p>
              </table:table-cell>
              <table:table-cell office:value-type="float" office:value="0.721162">
                <text:p>0.721162</text:p>
              </table:table-cell>
              <table:table-cell office:value-type="float" office:value="0.729378">
                <text:p>0.729378</text:p>
              </table:table-cell>
              <table:table-cell office:value-type="float" office:value="0.748105">
                <text:p>0.748105</text:p>
              </table:table-cell>
              <table:table-cell office:value-type="float" office:value="0.778537">
                <text:p>0.778537</text:p>
              </table:table-cell>
              <table:table-cell office:value-type="float" office:value="0.680873">
                <text:p>0.68087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25441">
                <text:p>0.525441</text:p>
              </table:table-cell>
              <table:table-cell office:value-type="float" office:value="0.613624">
                <text:p>0.613624</text:p>
              </table:table-cell>
              <table:table-cell office:value-type="float" office:value="0.665997">
                <text:p>0.665997</text:p>
              </table:table-cell>
              <table:table-cell office:value-type="float" office:value="0.688333">
                <text:p>0.688333</text:p>
              </table:table-cell>
              <table:table-cell office:value-type="float" office:value="0.701349">
                <text:p>0.701349</text:p>
              </table:table-cell>
              <table:table-cell office:value-type="float" office:value="0.7087">
                <text:p>0.7087</text:p>
              </table:table-cell>
              <table:table-cell office:value-type="float" office:value="0.7154">
                <text:p>0.7154</text:p>
              </table:table-cell>
              <table:table-cell office:value-type="float" office:value="0.720866">
                <text:p>0.720866</text:p>
              </table:table-cell>
              <table:table-cell office:value-type="float" office:value="0.727519">
                <text:p>0.727519</text:p>
              </table:table-cell>
              <table:table-cell office:value-type="float" office:value="0.746982">
                <text:p>0.74698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1421">
                <text:p>0.68142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1758">
                <text:p>0.51758</text:p>
              </table:table-cell>
              <table:table-cell office:value-type="float" office:value="0.604743">
                <text:p>0.604743</text:p>
              </table:table-cell>
              <table:table-cell office:value-type="float" office:value="0.657849">
                <text:p>0.657849</text:p>
              </table:table-cell>
              <table:table-cell office:value-type="float" office:value="0.685683">
                <text:p>0.685683</text:p>
              </table:table-cell>
              <table:table-cell office:value-type="float" office:value="0.7005">
                <text:p>0.7005</text:p>
              </table:table-cell>
              <table:table-cell office:value-type="float" office:value="0.706981">
                <text:p>0.706981</text:p>
              </table:table-cell>
              <table:table-cell office:value-type="float" office:value="0.712448">
                <text:p>0.712448</text:p>
              </table:table-cell>
              <table:table-cell office:value-type="float" office:value="0.718048">
                <text:p>0.718048</text:p>
              </table:table-cell>
              <table:table-cell office:value-type="float" office:value="0.725019">
                <text:p>0.725019</text:p>
              </table:table-cell>
              <table:table-cell office:value-type="float" office:value="0.743248">
                <text:p>0.743248</text:p>
              </table:table-cell>
              <table:table-cell office:value-type="float" office:value="0.778537">
                <text:p>0.778537</text:p>
              </table:table-cell>
              <table:table-cell office:value-type="float" office:value="0.67721">
                <text:p>0.6772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05313">
                <text:p>0.505313</text:p>
              </table:table-cell>
              <table:table-cell office:value-type="float" office:value="0.590801">
                <text:p>0.590801</text:p>
              </table:table-cell>
              <table:table-cell office:value-type="float" office:value="0.653409">
                <text:p>0.653409</text:p>
              </table:table-cell>
              <table:table-cell office:value-type="float" office:value="0.680762">
                <text:p>0.680762</text:p>
              </table:table-cell>
              <table:table-cell office:value-type="float" office:value="0.698651">
                <text:p>0.698651</text:p>
              </table:table-cell>
              <table:table-cell office:value-type="float" office:value="0.705743">
                <text:p>0.705743</text:p>
              </table:table-cell>
              <table:table-cell office:value-type="float" office:value="0.711822">
                <text:p>0.711822</text:p>
              </table:table-cell>
              <table:table-cell office:value-type="float" office:value="0.718636">
                <text:p>0.718636</text:p>
              </table:table-cell>
              <table:table-cell office:value-type="float" office:value="0.725756">
                <text:p>0.725756</text:p>
              </table:table-cell>
              <table:table-cell office:value-type="float" office:value="0.745746">
                <text:p>0.74574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3664">
                <text:p>0.67366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04601">
                <text:p>0.504601</text:p>
              </table:table-cell>
              <table:table-cell office:value-type="float" office:value="0.578571">
                <text:p>0.578571</text:p>
              </table:table-cell>
              <table:table-cell office:value-type="float" office:value="0.653738">
                <text:p>0.653738</text:p>
              </table:table-cell>
              <table:table-cell office:value-type="float" office:value="0.683168">
                <text:p>0.683168</text:p>
              </table:table-cell>
              <table:table-cell office:value-type="float" office:value="0.698858">
                <text:p>0.698858</text:p>
              </table:table-cell>
              <table:table-cell office:value-type="float" office:value="0.70667">
                <text:p>0.70667</text:p>
              </table:table-cell>
              <table:table-cell office:value-type="float" office:value="0.712459">
                <text:p>0.712459</text:p>
              </table:table-cell>
              <table:table-cell office:value-type="float" office:value="0.718834">
                <text:p>0.718834</text:p>
              </table:table-cell>
              <table:table-cell office:value-type="float" office:value="0.726255">
                <text:p>0.726255</text:p>
              </table:table-cell>
              <table:table-cell office:value-type="float" office:value="0.746952">
                <text:p>0.74695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3011">
                <text:p>0.67301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09414">
                <text:p>0.509414</text:p>
              </table:table-cell>
              <table:table-cell office:value-type="float" office:value="0.577084">
                <text:p>0.577084</text:p>
              </table:table-cell>
              <table:table-cell office:value-type="float" office:value="0.640665">
                <text:p>0.640665</text:p>
              </table:table-cell>
              <table:table-cell office:value-type="float" office:value="0.678693">
                <text:p>0.678693</text:p>
              </table:table-cell>
              <table:table-cell office:value-type="float" office:value="0.697405">
                <text:p>0.697405</text:p>
              </table:table-cell>
              <table:table-cell office:value-type="float" office:value="0.707306">
                <text:p>0.707306</text:p>
              </table:table-cell>
              <table:table-cell office:value-type="float" office:value="0.71335">
                <text:p>0.71335</text:p>
              </table:table-cell>
              <table:table-cell office:value-type="float" office:value="0.719602">
                <text:p>0.719602</text:p>
              </table:table-cell>
              <table:table-cell office:value-type="float" office:value="0.726196">
                <text:p>0.726196</text:p>
              </table:table-cell>
              <table:table-cell office:value-type="float" office:value="0.744911">
                <text:p>0.744911</text:p>
              </table:table-cell>
              <table:table-cell office:value-type="float" office:value="0.778537">
                <text:p>0.778537</text:p>
              </table:table-cell>
              <table:table-cell office:value-type="float" office:value="0.671463">
                <text:p>0.67146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18763">
                <text:p>0.518763</text:p>
              </table:table-cell>
              <table:table-cell office:value-type="float" office:value="0.577039">
                <text:p>0.577039</text:p>
              </table:table-cell>
              <table:table-cell office:value-type="float" office:value="0.643527">
                <text:p>0.643527</text:p>
              </table:table-cell>
              <table:table-cell office:value-type="float" office:value="0.676603">
                <text:p>0.676603</text:p>
              </table:table-cell>
              <table:table-cell office:value-type="float" office:value="0.694878">
                <text:p>0.694878</text:p>
              </table:table-cell>
              <table:table-cell office:value-type="float" office:value="0.705463">
                <text:p>0.705463</text:p>
              </table:table-cell>
              <table:table-cell office:value-type="float" office:value="0.713595">
                <text:p>0.713595</text:p>
              </table:table-cell>
              <table:table-cell office:value-type="float" office:value="0.720075">
                <text:p>0.720075</text:p>
              </table:table-cell>
              <table:table-cell office:value-type="float" office:value="0.725819">
                <text:p>0.725819</text:p>
              </table:table-cell>
              <table:table-cell office:value-type="float" office:value="0.744572">
                <text:p>0.74457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2033">
                <text:p>0.67203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14647">
                <text:p>0.514647</text:p>
              </table:table-cell>
              <table:table-cell office:value-type="float" office:value="0.591365">
                <text:p>0.591365</text:p>
              </table:table-cell>
              <table:table-cell office:value-type="float" office:value="0.655197">
                <text:p>0.655197</text:p>
              </table:table-cell>
              <table:table-cell office:value-type="float" office:value="0.683517">
                <text:p>0.683517</text:p>
              </table:table-cell>
              <table:table-cell office:value-type="float" office:value="0.701092">
                <text:p>0.701092</text:p>
              </table:table-cell>
              <table:table-cell office:value-type="float" office:value="0.7079">
                <text:p>0.7079</text:p>
              </table:table-cell>
              <table:table-cell office:value-type="float" office:value="0.713551">
                <text:p>0.713551</text:p>
              </table:table-cell>
              <table:table-cell office:value-type="float" office:value="0.719209">
                <text:p>0.719209</text:p>
              </table:table-cell>
              <table:table-cell office:value-type="float" office:value="0.724803">
                <text:p>0.724803</text:p>
              </table:table-cell>
              <table:table-cell office:value-type="float" office:value="0.743288">
                <text:p>0.743288</text:p>
              </table:table-cell>
              <table:table-cell office:value-type="float" office:value="0.778537">
                <text:p>0.778537</text:p>
              </table:table-cell>
              <table:table-cell office:value-type="float" office:value="0.675457">
                <text:p>0.67545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92896">
                <text:p>0.492896</text:p>
              </table:table-cell>
              <table:table-cell office:value-type="float" office:value="0.571921">
                <text:p>0.571921</text:p>
              </table:table-cell>
              <table:table-cell office:value-type="float" office:value="0.642802">
                <text:p>0.642802</text:p>
              </table:table-cell>
              <table:table-cell office:value-type="float" office:value="0.676195">
                <text:p>0.676195</text:p>
              </table:table-cell>
              <table:table-cell office:value-type="float" office:value="0.699349">
                <text:p>0.699349</text:p>
              </table:table-cell>
              <table:table-cell office:value-type="float" office:value="0.707459">
                <text:p>0.707459</text:p>
              </table:table-cell>
              <table:table-cell office:value-type="float" office:value="0.712616">
                <text:p>0.712616</text:p>
              </table:table-cell>
              <table:table-cell office:value-type="float" office:value="0.718252">
                <text:p>0.718252</text:p>
              </table:table-cell>
              <table:table-cell office:value-type="float" office:value="0.724821">
                <text:p>0.724821</text:p>
              </table:table-cell>
              <table:table-cell office:value-type="float" office:value="0.74531">
                <text:p>0.7453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9162">
                <text:p>0.66916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487539">
                <text:p>0.487539</text:p>
              </table:table-cell>
              <table:table-cell office:value-type="float" office:value="0.557174">
                <text:p>0.557174</text:p>
              </table:table-cell>
              <table:table-cell office:value-type="float" office:value="0.62008">
                <text:p>0.62008</text:p>
              </table:table-cell>
              <table:table-cell office:value-type="float" office:value="0.66438">
                <text:p>0.66438</text:p>
              </table:table-cell>
              <table:table-cell office:value-type="float" office:value="0.693381">
                <text:p>0.693381</text:p>
              </table:table-cell>
              <table:table-cell office:value-type="float" office:value="0.706331">
                <text:p>0.706331</text:p>
              </table:table-cell>
              <table:table-cell office:value-type="float" office:value="0.713389">
                <text:p>0.713389</text:p>
              </table:table-cell>
              <table:table-cell office:value-type="float" office:value="0.719668">
                <text:p>0.719668</text:p>
              </table:table-cell>
              <table:table-cell office:value-type="float" office:value="0.727094">
                <text:p>0.727094</text:p>
              </table:table-cell>
              <table:table-cell office:value-type="float" office:value="0.746375">
                <text:p>0.746375</text:p>
              </table:table-cell>
              <table:table-cell office:value-type="float" office:value="0.778537">
                <text:p>0.778537</text:p>
              </table:table-cell>
              <table:table-cell office:value-type="float" office:value="0.663541">
                <text:p>0.66354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49582">
                <text:p>0.49582</text:p>
              </table:table-cell>
              <table:table-cell office:value-type="float" office:value="0.577341">
                <text:p>0.577341</text:p>
              </table:table-cell>
              <table:table-cell office:value-type="float" office:value="0.627693">
                <text:p>0.627693</text:p>
              </table:table-cell>
              <table:table-cell office:value-type="float" office:value="0.665113">
                <text:p>0.665113</text:p>
              </table:table-cell>
              <table:table-cell office:value-type="float" office:value="0.690195">
                <text:p>0.690195</text:p>
              </table:table-cell>
              <table:table-cell office:value-type="float" office:value="0.703408">
                <text:p>0.703408</text:p>
              </table:table-cell>
              <table:table-cell office:value-type="float" office:value="0.710432">
                <text:p>0.710432</text:p>
              </table:table-cell>
              <table:table-cell office:value-type="float" office:value="0.716562">
                <text:p>0.716562</text:p>
              </table:table-cell>
              <table:table-cell office:value-type="float" office:value="0.723727">
                <text:p>0.723727</text:p>
              </table:table-cell>
              <table:table-cell office:value-type="float" office:value="0.743891">
                <text:p>0.74389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418">
                <text:p>0.6654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06173">
                <text:p>0.506173</text:p>
              </table:table-cell>
              <table:table-cell office:value-type="float" office:value="0.5698">
                <text:p>0.5698</text:p>
              </table:table-cell>
              <table:table-cell office:value-type="float" office:value="0.625411">
                <text:p>0.625411</text:p>
              </table:table-cell>
              <table:table-cell office:value-type="float" office:value="0.66123">
                <text:p>0.66123</text:p>
              </table:table-cell>
              <table:table-cell office:value-type="float" office:value="0.689276">
                <text:p>0.689276</text:p>
              </table:table-cell>
              <table:table-cell office:value-type="float" office:value="0.703501">
                <text:p>0.703501</text:p>
              </table:table-cell>
              <table:table-cell office:value-type="float" office:value="0.711692">
                <text:p>0.711692</text:p>
              </table:table-cell>
              <table:table-cell office:value-type="float" office:value="0.717726">
                <text:p>0.717726</text:p>
              </table:table-cell>
              <table:table-cell office:value-type="float" office:value="0.723961">
                <text:p>0.723961</text:p>
              </table:table-cell>
              <table:table-cell office:value-type="float" office:value="0.743215">
                <text:p>0.743215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198">
                <text:p>0.66519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90431">
                <text:p>0.490431</text:p>
              </table:table-cell>
              <table:table-cell office:value-type="float" office:value="0.555359">
                <text:p>0.555359</text:p>
              </table:table-cell>
              <table:table-cell office:value-type="float" office:value="0.621247">
                <text:p>0.621247</text:p>
              </table:table-cell>
              <table:table-cell office:value-type="float" office:value="0.654463">
                <text:p>0.654463</text:p>
              </table:table-cell>
              <table:table-cell office:value-type="float" office:value="0.682125">
                <text:p>0.682125</text:p>
              </table:table-cell>
              <table:table-cell office:value-type="float" office:value="0.7017">
                <text:p>0.7017</text:p>
              </table:table-cell>
              <table:table-cell office:value-type="float" office:value="0.709398">
                <text:p>0.709398</text:p>
              </table:table-cell>
              <table:table-cell office:value-type="float" office:value="0.716256">
                <text:p>0.716256</text:p>
              </table:table-cell>
              <table:table-cell office:value-type="float" office:value="0.724514">
                <text:p>0.724514</text:p>
              </table:table-cell>
              <table:table-cell office:value-type="float" office:value="0.748003">
                <text:p>0.748003</text:p>
              </table:table-cell>
              <table:table-cell office:value-type="float" office:value="0.778537">
                <text:p>0.778537</text:p>
              </table:table-cell>
              <table:table-cell office:value-type="float" office:value="0.66035">
                <text:p>0.6603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9484">
                <text:p>0.49484</text:p>
              </table:table-cell>
              <table:table-cell office:value-type="float" office:value="0.567943">
                <text:p>0.567943</text:p>
              </table:table-cell>
              <table:table-cell office:value-type="float" office:value="0.629821">
                <text:p>0.629821</text:p>
              </table:table-cell>
              <table:table-cell office:value-type="float" office:value="0.662301">
                <text:p>0.662301</text:p>
              </table:table-cell>
              <table:table-cell office:value-type="float" office:value="0.689932">
                <text:p>0.689932</text:p>
              </table:table-cell>
              <table:table-cell office:value-type="float" office:value="0.70311">
                <text:p>0.70311</text:p>
              </table:table-cell>
              <table:table-cell office:value-type="float" office:value="0.710604">
                <text:p>0.710604</text:p>
              </table:table-cell>
              <table:table-cell office:value-type="float" office:value="0.717789">
                <text:p>0.717789</text:p>
              </table:table-cell>
              <table:table-cell office:value-type="float" office:value="0.725948">
                <text:p>0.725948</text:p>
              </table:table-cell>
              <table:table-cell office:value-type="float" office:value="0.748085">
                <text:p>0.748085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037">
                <text:p>0.66503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98621">
                <text:p>0.498621</text:p>
              </table:table-cell>
              <table:table-cell office:value-type="float" office:value="0.582087">
                <text:p>0.582087</text:p>
              </table:table-cell>
              <table:table-cell office:value-type="float" office:value="0.648234">
                <text:p>0.648234</text:p>
              </table:table-cell>
              <table:table-cell office:value-type="float" office:value="0.68133">
                <text:p>0.68133</text:p>
              </table:table-cell>
              <table:table-cell office:value-type="float" office:value="0.699743">
                <text:p>0.699743</text:p>
              </table:table-cell>
              <table:table-cell office:value-type="float" office:value="0.70814">
                <text:p>0.70814</text:p>
              </table:table-cell>
              <table:table-cell office:value-type="float" office:value="0.713676">
                <text:p>0.713676</text:p>
              </table:table-cell>
              <table:table-cell office:value-type="float" office:value="0.719905">
                <text:p>0.719905</text:p>
              </table:table-cell>
              <table:table-cell office:value-type="float" office:value="0.728371">
                <text:p>0.728371</text:p>
              </table:table-cell>
              <table:table-cell office:value-type="float" office:value="0.752226">
                <text:p>0.75222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3233">
                <text:p>0.6732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90586">
                <text:p>0.490586</text:p>
              </table:table-cell>
              <table:table-cell office:value-type="float" office:value="0.557501">
                <text:p>0.557501</text:p>
              </table:table-cell>
              <table:table-cell office:value-type="float" office:value="0.631736">
                <text:p>0.631736</text:p>
              </table:table-cell>
              <table:table-cell office:value-type="float" office:value="0.668464">
                <text:p>0.668464</text:p>
              </table:table-cell>
              <table:table-cell office:value-type="float" office:value="0.694232">
                <text:p>0.694232</text:p>
              </table:table-cell>
              <table:table-cell office:value-type="float" office:value="0.70682">
                <text:p>0.70682</text:p>
              </table:table-cell>
              <table:table-cell office:value-type="float" office:value="0.71205">
                <text:p>0.71205</text:p>
              </table:table-cell>
              <table:table-cell office:value-type="float" office:value="0.717737">
                <text:p>0.717737</text:p>
              </table:table-cell>
              <table:table-cell office:value-type="float" office:value="0.725159">
                <text:p>0.725159</text:p>
              </table:table-cell>
              <table:table-cell office:value-type="float" office:value="0.748851">
                <text:p>0.74885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314">
                <text:p>0.6653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07894">
                <text:p>0.507894</text:p>
              </table:table-cell>
              <table:table-cell office:value-type="float" office:value="0.559873">
                <text:p>0.559873</text:p>
              </table:table-cell>
              <table:table-cell office:value-type="float" office:value="0.622991">
                <text:p>0.622991</text:p>
              </table:table-cell>
              <table:table-cell office:value-type="float" office:value="0.664018">
                <text:p>0.664018</text:p>
              </table:table-cell>
              <table:table-cell office:value-type="float" office:value="0.693208">
                <text:p>0.693208</text:p>
              </table:table-cell>
              <table:table-cell office:value-type="float" office:value="0.706084">
                <text:p>0.706084</text:p>
              </table:table-cell>
              <table:table-cell office:value-type="float" office:value="0.712153">
                <text:p>0.712153</text:p>
              </table:table-cell>
              <table:table-cell office:value-type="float" office:value="0.718423">
                <text:p>0.718423</text:p>
              </table:table-cell>
              <table:table-cell office:value-type="float" office:value="0.725828">
                <text:p>0.725828</text:p>
              </table:table-cell>
              <table:table-cell office:value-type="float" office:value="0.746881">
                <text:p>0.74688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5735">
                <text:p>0.66573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05766">
                <text:p>0.505766</text:p>
              </table:table-cell>
              <table:table-cell office:value-type="float" office:value="0.559068">
                <text:p>0.559068</text:p>
              </table:table-cell>
              <table:table-cell office:value-type="float" office:value="0.619272">
                <text:p>0.619272</text:p>
              </table:table-cell>
              <table:table-cell office:value-type="float" office:value="0.659707">
                <text:p>0.659707</text:p>
              </table:table-cell>
              <table:table-cell office:value-type="float" office:value="0.690662">
                <text:p>0.690662</text:p>
              </table:table-cell>
              <table:table-cell office:value-type="float" office:value="0.705493">
                <text:p>0.705493</text:p>
              </table:table-cell>
              <table:table-cell office:value-type="float" office:value="0.711333">
                <text:p>0.711333</text:p>
              </table:table-cell>
              <table:table-cell office:value-type="float" office:value="0.718219">
                <text:p>0.718219</text:p>
              </table:table-cell>
              <table:table-cell office:value-type="float" office:value="0.725141">
                <text:p>0.725141</text:p>
              </table:table-cell>
              <table:table-cell office:value-type="float" office:value="0.747531">
                <text:p>0.74753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4219">
                <text:p>0.66421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92836">
                <text:p>0.492836</text:p>
              </table:table-cell>
              <table:table-cell office:value-type="float" office:value="0.56274">
                <text:p>0.56274</text:p>
              </table:table-cell>
              <table:table-cell office:value-type="float" office:value="0.627142">
                <text:p>0.627142</text:p>
              </table:table-cell>
              <table:table-cell office:value-type="float" office:value="0.666289">
                <text:p>0.666289</text:p>
              </table:table-cell>
              <table:table-cell office:value-type="float" office:value="0.690341">
                <text:p>0.690341</text:p>
              </table:table-cell>
              <table:table-cell office:value-type="float" office:value="0.705456">
                <text:p>0.705456</text:p>
              </table:table-cell>
              <table:table-cell office:value-type="float" office:value="0.710738">
                <text:p>0.710738</text:p>
              </table:table-cell>
              <table:table-cell office:value-type="float" office:value="0.717342">
                <text:p>0.717342</text:p>
              </table:table-cell>
              <table:table-cell office:value-type="float" office:value="0.725318">
                <text:p>0.725318</text:p>
              </table:table-cell>
              <table:table-cell office:value-type="float" office:value="0.746878">
                <text:p>0.746878</text:p>
              </table:table-cell>
              <table:table-cell office:value-type="float" office:value="0.778537">
                <text:p>0.778537</text:p>
              </table:table-cell>
              <table:table-cell office:value-type="float" office:value="0.664508">
                <text:p>0.66450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60244">
                <text:p>0.460244</text:p>
              </table:table-cell>
              <table:table-cell office:value-type="float" office:value="0.544698">
                <text:p>0.544698</text:p>
              </table:table-cell>
              <table:table-cell office:value-type="float" office:value="0.60408">
                <text:p>0.60408</text:p>
              </table:table-cell>
              <table:table-cell office:value-type="float" office:value="0.647939">
                <text:p>0.647939</text:p>
              </table:table-cell>
              <table:table-cell office:value-type="float" office:value="0.683077">
                <text:p>0.683077</text:p>
              </table:table-cell>
              <table:table-cell office:value-type="float" office:value="0.701032">
                <text:p>0.701032</text:p>
              </table:table-cell>
              <table:table-cell office:value-type="float" office:value="0.709493">
                <text:p>0.709493</text:p>
              </table:table-cell>
              <table:table-cell office:value-type="float" office:value="0.71701">
                <text:p>0.71701</text:p>
              </table:table-cell>
              <table:table-cell office:value-type="float" office:value="0.726837">
                <text:p>0.726837</text:p>
              </table:table-cell>
              <table:table-cell office:value-type="float" office:value="0.74997">
                <text:p>0.74997</text:p>
              </table:table-cell>
              <table:table-cell office:value-type="float" office:value="0.778537">
                <text:p>0.778537</text:p>
              </table:table-cell>
              <table:table-cell office:value-type="float" office:value="0.654438">
                <text:p>0.65443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78244">
                <text:p>0.478244</text:p>
              </table:table-cell>
              <table:table-cell office:value-type="float" office:value="0.565908">
                <text:p>0.565908</text:p>
              </table:table-cell>
              <table:table-cell office:value-type="float" office:value="0.625381">
                <text:p>0.625381</text:p>
              </table:table-cell>
              <table:table-cell office:value-type="float" office:value="0.667639">
                <text:p>0.667639</text:p>
              </table:table-cell>
              <table:table-cell office:value-type="float" office:value="0.691976">
                <text:p>0.691976</text:p>
              </table:table-cell>
              <table:table-cell office:value-type="float" office:value="0.705315">
                <text:p>0.705315</text:p>
              </table:table-cell>
              <table:table-cell office:value-type="float" office:value="0.711977">
                <text:p>0.711977</text:p>
              </table:table-cell>
              <table:table-cell office:value-type="float" office:value="0.719921">
                <text:p>0.719921</text:p>
              </table:table-cell>
              <table:table-cell office:value-type="float" office:value="0.728066">
                <text:p>0.728066</text:p>
              </table:table-cell>
              <table:table-cell office:value-type="float" office:value="0.751321">
                <text:p>0.75132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4575">
                <text:p>0.6645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95406">
                <text:p>0.495406</text:p>
              </table:table-cell>
              <table:table-cell office:value-type="float" office:value="0.585289">
                <text:p>0.585289</text:p>
              </table:table-cell>
              <table:table-cell office:value-type="float" office:value="0.64597">
                <text:p>0.64597</text:p>
              </table:table-cell>
              <table:table-cell office:value-type="float" office:value="0.677255">
                <text:p>0.677255</text:p>
              </table:table-cell>
              <table:table-cell office:value-type="float" office:value="0.69634">
                <text:p>0.69634</text:p>
              </table:table-cell>
              <table:table-cell office:value-type="float" office:value="0.707482">
                <text:p>0.707482</text:p>
              </table:table-cell>
              <table:table-cell office:value-type="float" office:value="0.71361">
                <text:p>0.71361</text:p>
              </table:table-cell>
              <table:table-cell office:value-type="float" office:value="0.719573">
                <text:p>0.719573</text:p>
              </table:table-cell>
              <table:table-cell office:value-type="float" office:value="0.726664">
                <text:p>0.726664</text:p>
              </table:table-cell>
              <table:table-cell office:value-type="float" office:value="0.747736">
                <text:p>0.74773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1533">
                <text:p>0.67153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00501">
                <text:p>0.500501</text:p>
              </table:table-cell>
              <table:table-cell office:value-type="float" office:value="0.594702">
                <text:p>0.594702</text:p>
              </table:table-cell>
              <table:table-cell office:value-type="float" office:value="0.649454">
                <text:p>0.649454</text:p>
              </table:table-cell>
              <table:table-cell office:value-type="float" office:value="0.678052">
                <text:p>0.678052</text:p>
              </table:table-cell>
              <table:table-cell office:value-type="float" office:value="0.695294">
                <text:p>0.695294</text:p>
              </table:table-cell>
              <table:table-cell office:value-type="float" office:value="0.70585">
                <text:p>0.70585</text:p>
              </table:table-cell>
              <table:table-cell office:value-type="float" office:value="0.711254">
                <text:p>0.711254</text:p>
              </table:table-cell>
              <table:table-cell office:value-type="float" office:value="0.717774">
                <text:p>0.717774</text:p>
              </table:table-cell>
              <table:table-cell office:value-type="float" office:value="0.72451">
                <text:p>0.72451</text:p>
              </table:table-cell>
              <table:table-cell office:value-type="float" office:value="0.744554">
                <text:p>0.744554</text:p>
              </table:table-cell>
              <table:table-cell office:value-type="float" office:value="0.778537">
                <text:p>0.778537</text:p>
              </table:table-cell>
              <table:table-cell office:value-type="float" office:value="0.672195">
                <text:p>0.67219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22272">
                <text:p>0.522272</text:p>
              </table:table-cell>
              <table:table-cell office:value-type="float" office:value="0.603227">
                <text:p>0.603227</text:p>
              </table:table-cell>
              <table:table-cell office:value-type="float" office:value="0.659927">
                <text:p>0.659927</text:p>
              </table:table-cell>
              <table:table-cell office:value-type="float" office:value="0.686052">
                <text:p>0.686052</text:p>
              </table:table-cell>
              <table:table-cell office:value-type="float" office:value="0.700264">
                <text:p>0.700264</text:p>
              </table:table-cell>
              <table:table-cell office:value-type="float" office:value="0.707674">
                <text:p>0.707674</text:p>
              </table:table-cell>
              <table:table-cell office:value-type="float" office:value="0.712378">
                <text:p>0.712378</text:p>
              </table:table-cell>
              <table:table-cell office:value-type="float" office:value="0.718634">
                <text:p>0.718634</text:p>
              </table:table-cell>
              <table:table-cell office:value-type="float" office:value="0.725365">
                <text:p>0.725365</text:p>
              </table:table-cell>
              <table:table-cell office:value-type="float" office:value="0.746689">
                <text:p>0.746689</text:p>
              </table:table-cell>
              <table:table-cell office:value-type="float" office:value="0.778537">
                <text:p>0.778537</text:p>
              </table:table-cell>
              <table:table-cell office:value-type="float" office:value="0.678248">
                <text:p>0.6782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17896">
                <text:p>0.517896</text:p>
              </table:table-cell>
              <table:table-cell office:value-type="float" office:value="0.610135">
                <text:p>0.610135</text:p>
              </table:table-cell>
              <table:table-cell office:value-type="float" office:value="0.659112">
                <text:p>0.659112</text:p>
              </table:table-cell>
              <table:table-cell office:value-type="float" office:value="0.683967">
                <text:p>0.683967</text:p>
              </table:table-cell>
              <table:table-cell office:value-type="float" office:value="0.697593">
                <text:p>0.697593</text:p>
              </table:table-cell>
              <table:table-cell office:value-type="float" office:value="0.707399">
                <text:p>0.707399</text:p>
              </table:table-cell>
              <table:table-cell office:value-type="float" office:value="0.712904">
                <text:p>0.712904</text:p>
              </table:table-cell>
              <table:table-cell office:value-type="float" office:value="0.719037">
                <text:p>0.719037</text:p>
              </table:table-cell>
              <table:table-cell office:value-type="float" office:value="0.725488">
                <text:p>0.725488</text:p>
              </table:table-cell>
              <table:table-cell office:value-type="float" office:value="0.749302">
                <text:p>0.74930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8283">
                <text:p>0.67828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15782">
                <text:p>0.515782</text:p>
              </table:table-cell>
              <table:table-cell office:value-type="float" office:value="0.599222">
                <text:p>0.599222</text:p>
              </table:table-cell>
              <table:table-cell office:value-type="float" office:value="0.655821">
                <text:p>0.655821</text:p>
              </table:table-cell>
              <table:table-cell office:value-type="float" office:value="0.684575">
                <text:p>0.684575</text:p>
              </table:table-cell>
              <table:table-cell office:value-type="float" office:value="0.69619">
                <text:p>0.69619</text:p>
              </table:table-cell>
              <table:table-cell office:value-type="float" office:value="0.704611">
                <text:p>0.704611</text:p>
              </table:table-cell>
              <table:table-cell office:value-type="float" office:value="0.711484">
                <text:p>0.711484</text:p>
              </table:table-cell>
              <table:table-cell office:value-type="float" office:value="0.718684">
                <text:p>0.718684</text:p>
              </table:table-cell>
              <table:table-cell office:value-type="float" office:value="0.727199">
                <text:p>0.727199</text:p>
              </table:table-cell>
              <table:table-cell office:value-type="float" office:value="0.749522">
                <text:p>0.7495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6309">
                <text:p>0.67630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26024">
                <text:p>0.526024</text:p>
              </table:table-cell>
              <table:table-cell office:value-type="float" office:value="0.626786">
                <text:p>0.626786</text:p>
              </table:table-cell>
              <table:table-cell office:value-type="float" office:value="0.671046">
                <text:p>0.671046</text:p>
              </table:table-cell>
              <table:table-cell office:value-type="float" office:value="0.691275">
                <text:p>0.691275</text:p>
              </table:table-cell>
              <table:table-cell office:value-type="float" office:value="0.701111">
                <text:p>0.701111</text:p>
              </table:table-cell>
              <table:table-cell office:value-type="float" office:value="0.707442">
                <text:p>0.707442</text:p>
              </table:table-cell>
              <table:table-cell office:value-type="float" office:value="0.712944">
                <text:p>0.712944</text:p>
              </table:table-cell>
              <table:table-cell office:value-type="float" office:value="0.718337">
                <text:p>0.718337</text:p>
              </table:table-cell>
              <table:table-cell office:value-type="float" office:value="0.723426">
                <text:p>0.723426</text:p>
              </table:table-cell>
              <table:table-cell office:value-type="float" office:value="0.73886">
                <text:p>0.73886</text:p>
              </table:table-cell>
              <table:table-cell office:value-type="float" office:value="0.778537">
                <text:p>0.778537</text:p>
              </table:table-cell>
              <table:table-cell office:value-type="float" office:value="0.681725">
                <text:p>0.6817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36998">
                <text:p>0.536998</text:p>
              </table:table-cell>
              <table:table-cell office:value-type="float" office:value="0.633888">
                <text:p>0.633888</text:p>
              </table:table-cell>
              <table:table-cell office:value-type="float" office:value="0.671075">
                <text:p>0.671075</text:p>
              </table:table-cell>
              <table:table-cell office:value-type="float" office:value="0.691235">
                <text:p>0.691235</text:p>
              </table:table-cell>
              <table:table-cell office:value-type="float" office:value="0.702879">
                <text:p>0.702879</text:p>
              </table:table-cell>
              <table:table-cell office:value-type="float" office:value="0.708676">
                <text:p>0.708676</text:p>
              </table:table-cell>
              <table:table-cell office:value-type="float" office:value="0.713867">
                <text:p>0.713867</text:p>
              </table:table-cell>
              <table:table-cell office:value-type="float" office:value="0.718867">
                <text:p>0.718867</text:p>
              </table:table-cell>
              <table:table-cell office:value-type="float" office:value="0.724853">
                <text:p>0.724853</text:p>
              </table:table-cell>
              <table:table-cell office:value-type="float" office:value="0.744222">
                <text:p>0.7442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4656">
                <text:p>0.68465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4993">
                <text:p>0.54993</text:p>
              </table:table-cell>
              <table:table-cell office:value-type="float" office:value="0.64171">
                <text:p>0.64171</text:p>
              </table:table-cell>
              <table:table-cell office:value-type="float" office:value="0.670339">
                <text:p>0.670339</text:p>
              </table:table-cell>
              <table:table-cell office:value-type="float" office:value="0.691662">
                <text:p>0.691662</text:p>
              </table:table-cell>
              <table:table-cell office:value-type="float" office:value="0.703648">
                <text:p>0.703648</text:p>
              </table:table-cell>
              <table:table-cell office:value-type="float" office:value="0.710082">
                <text:p>0.710082</text:p>
              </table:table-cell>
              <table:table-cell office:value-type="float" office:value="0.714706">
                <text:p>0.714706</text:p>
              </table:table-cell>
              <table:table-cell office:value-type="float" office:value="0.719099">
                <text:p>0.719099</text:p>
              </table:table-cell>
              <table:table-cell office:value-type="float" office:value="0.724717">
                <text:p>0.724717</text:p>
              </table:table-cell>
              <table:table-cell office:value-type="float" office:value="0.746096">
                <text:p>0.746096</text:p>
              </table:table-cell>
              <table:table-cell office:value-type="float" office:value="0.778537">
                <text:p>0.778537</text:p>
              </table:table-cell>
              <table:table-cell office:value-type="float" office:value="0.687199">
                <text:p>0.6871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26076">
                <text:p>0.526076</text:p>
              </table:table-cell>
              <table:table-cell office:value-type="float" office:value="0.62573">
                <text:p>0.62573</text:p>
              </table:table-cell>
              <table:table-cell office:value-type="float" office:value="0.665977">
                <text:p>0.665977</text:p>
              </table:table-cell>
              <table:table-cell office:value-type="float" office:value="0.694664">
                <text:p>0.694664</text:p>
              </table:table-cell>
              <table:table-cell office:value-type="float" office:value="0.706373">
                <text:p>0.706373</text:p>
              </table:table-cell>
              <table:table-cell office:value-type="float" office:value="0.71219">
                <text:p>0.71219</text:p>
              </table:table-cell>
              <table:table-cell office:value-type="float" office:value="0.7166">
                <text:p>0.7166</text:p>
              </table:table-cell>
              <table:table-cell office:value-type="float" office:value="0.721306">
                <text:p>0.721306</text:p>
              </table:table-cell>
              <table:table-cell office:value-type="float" office:value="0.727478">
                <text:p>0.727478</text:p>
              </table:table-cell>
              <table:table-cell office:value-type="float" office:value="0.746235">
                <text:p>0.746235</text:p>
              </table:table-cell>
              <table:table-cell office:value-type="float" office:value="0.778537">
                <text:p>0.778537</text:p>
              </table:table-cell>
              <table:table-cell office:value-type="float" office:value="0.684263">
                <text:p>0.6842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2172">
                <text:p>0.52172</text:p>
              </table:table-cell>
              <table:table-cell office:value-type="float" office:value="0.619443">
                <text:p>0.619443</text:p>
              </table:table-cell>
              <table:table-cell office:value-type="float" office:value="0.665655">
                <text:p>0.665655</text:p>
              </table:table-cell>
              <table:table-cell office:value-type="float" office:value="0.694942">
                <text:p>0.694942</text:p>
              </table:table-cell>
              <table:table-cell office:value-type="float" office:value="0.707555">
                <text:p>0.707555</text:p>
              </table:table-cell>
              <table:table-cell office:value-type="float" office:value="0.71312">
                <text:p>0.71312</text:p>
              </table:table-cell>
              <table:table-cell office:value-type="float" office:value="0.718817">
                <text:p>0.718817</text:p>
              </table:table-cell>
              <table:table-cell office:value-type="float" office:value="0.724015">
                <text:p>0.724015</text:p>
              </table:table-cell>
              <table:table-cell office:value-type="float" office:value="0.729678">
                <text:p>0.729678</text:p>
              </table:table-cell>
              <table:table-cell office:value-type="float" office:value="0.750625">
                <text:p>0.750625</text:p>
              </table:table-cell>
              <table:table-cell office:value-type="float" office:value="0.778537">
                <text:p>0.778537</text:p>
              </table:table-cell>
              <table:table-cell office:value-type="float" office:value="0.684557">
                <text:p>0.6845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32631">
                <text:p>0.532631</text:p>
              </table:table-cell>
              <table:table-cell office:value-type="float" office:value="0.636642">
                <text:p>0.636642</text:p>
              </table:table-cell>
              <table:table-cell office:value-type="float" office:value="0.674004">
                <text:p>0.674004</text:p>
              </table:table-cell>
              <table:table-cell office:value-type="float" office:value="0.697785">
                <text:p>0.697785</text:p>
              </table:table-cell>
              <table:table-cell office:value-type="float" office:value="0.707489">
                <text:p>0.707489</text:p>
              </table:table-cell>
              <table:table-cell office:value-type="float" office:value="0.713372">
                <text:p>0.713372</text:p>
              </table:table-cell>
              <table:table-cell office:value-type="float" office:value="0.718707">
                <text:p>0.718707</text:p>
              </table:table-cell>
              <table:table-cell office:value-type="float" office:value="0.723574">
                <text:p>0.723574</text:p>
              </table:table-cell>
              <table:table-cell office:value-type="float" office:value="0.730246">
                <text:p>0.730246</text:p>
              </table:table-cell>
              <table:table-cell office:value-type="float" office:value="0.74792">
                <text:p>0.7479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8237">
                <text:p>0.68823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35287">
                <text:p>0.535287</text:p>
              </table:table-cell>
              <table:table-cell office:value-type="float" office:value="0.636594">
                <text:p>0.636594</text:p>
              </table:table-cell>
              <table:table-cell office:value-type="float" office:value="0.673557">
                <text:p>0.673557</text:p>
              </table:table-cell>
              <table:table-cell office:value-type="float" office:value="0.698794">
                <text:p>0.698794</text:p>
              </table:table-cell>
              <table:table-cell office:value-type="float" office:value="0.707674">
                <text:p>0.707674</text:p>
              </table:table-cell>
              <table:table-cell office:value-type="float" office:value="0.713409">
                <text:p>0.713409</text:p>
              </table:table-cell>
              <table:table-cell office:value-type="float" office:value="0.718485">
                <text:p>0.718485</text:p>
              </table:table-cell>
              <table:table-cell office:value-type="float" office:value="0.723404">
                <text:p>0.723404</text:p>
              </table:table-cell>
              <table:table-cell office:value-type="float" office:value="0.729227">
                <text:p>0.729227</text:p>
              </table:table-cell>
              <table:table-cell office:value-type="float" office:value="0.751791">
                <text:p>0.751791</text:p>
              </table:table-cell>
              <table:table-cell office:value-type="float" office:value="0.778537">
                <text:p>0.778537</text:p>
              </table:table-cell>
              <table:table-cell office:value-type="float" office:value="0.688822">
                <text:p>0.68882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46317">
                <text:p>0.546317</text:p>
              </table:table-cell>
              <table:table-cell office:value-type="float" office:value="0.640567">
                <text:p>0.640567</text:p>
              </table:table-cell>
              <table:table-cell office:value-type="float" office:value="0.674511">
                <text:p>0.674511</text:p>
              </table:table-cell>
              <table:table-cell office:value-type="float" office:value="0.695139">
                <text:p>0.695139</text:p>
              </table:table-cell>
              <table:table-cell office:value-type="float" office:value="0.70508">
                <text:p>0.70508</text:p>
              </table:table-cell>
              <table:table-cell office:value-type="float" office:value="0.712577">
                <text:p>0.712577</text:p>
              </table:table-cell>
              <table:table-cell office:value-type="float" office:value="0.719036">
                <text:p>0.719036</text:p>
              </table:table-cell>
              <table:table-cell office:value-type="float" office:value="0.723881">
                <text:p>0.723881</text:p>
              </table:table-cell>
              <table:table-cell office:value-type="float" office:value="0.730533">
                <text:p>0.730533</text:p>
              </table:table-cell>
              <table:table-cell office:value-type="float" office:value="0.755928">
                <text:p>0.755928</text:p>
              </table:table-cell>
              <table:table-cell office:value-type="float" office:value="0.778537">
                <text:p>0.778537</text:p>
              </table:table-cell>
              <table:table-cell office:value-type="float" office:value="0.690357">
                <text:p>0.69035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11548">
                <text:p>0.511548</text:p>
              </table:table-cell>
              <table:table-cell office:value-type="float" office:value="0.628566">
                <text:p>0.628566</text:p>
              </table:table-cell>
              <table:table-cell office:value-type="float" office:value="0.668904">
                <text:p>0.668904</text:p>
              </table:table-cell>
              <table:table-cell office:value-type="float" office:value="0.692025">
                <text:p>0.692025</text:p>
              </table:table-cell>
              <table:table-cell office:value-type="float" office:value="0.702435">
                <text:p>0.702435</text:p>
              </table:table-cell>
              <table:table-cell office:value-type="float" office:value="0.709022">
                <text:p>0.709022</text:p>
              </table:table-cell>
              <table:table-cell office:value-type="float" office:value="0.714879">
                <text:p>0.714879</text:p>
              </table:table-cell>
              <table:table-cell office:value-type="float" office:value="0.719849">
                <text:p>0.719849</text:p>
              </table:table-cell>
              <table:table-cell office:value-type="float" office:value="0.7266">
                <text:p>0.7266</text:p>
              </table:table-cell>
              <table:table-cell office:value-type="float" office:value="0.748234">
                <text:p>0.748234</text:p>
              </table:table-cell>
              <table:table-cell office:value-type="float" office:value="0.778537">
                <text:p>0.778537</text:p>
              </table:table-cell>
              <table:table-cell office:value-type="float" office:value="0.682206">
                <text:p>0.68220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06418">
                <text:p>0.506418</text:p>
              </table:table-cell>
              <table:table-cell office:value-type="float" office:value="0.638803">
                <text:p>0.638803</text:p>
              </table:table-cell>
              <table:table-cell office:value-type="float" office:value="0.673037">
                <text:p>0.673037</text:p>
              </table:table-cell>
              <table:table-cell office:value-type="float" office:value="0.696733">
                <text:p>0.696733</text:p>
              </table:table-cell>
              <table:table-cell office:value-type="float" office:value="0.705101">
                <text:p>0.705101</text:p>
              </table:table-cell>
              <table:table-cell office:value-type="float" office:value="0.710297">
                <text:p>0.710297</text:p>
              </table:table-cell>
              <table:table-cell office:value-type="float" office:value="0.714503">
                <text:p>0.714503</text:p>
              </table:table-cell>
              <table:table-cell office:value-type="float" office:value="0.718798">
                <text:p>0.718798</text:p>
              </table:table-cell>
              <table:table-cell office:value-type="float" office:value="0.726018">
                <text:p>0.726018</text:p>
              </table:table-cell>
              <table:table-cell office:value-type="float" office:value="0.74316">
                <text:p>0.74316</text:p>
              </table:table-cell>
              <table:table-cell office:value-type="float" office:value="0.778537">
                <text:p>0.778537</text:p>
              </table:table-cell>
              <table:table-cell office:value-type="float" office:value="0.683287">
                <text:p>0.68328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12306">
                <text:p>0.512306</text:p>
              </table:table-cell>
              <table:table-cell office:value-type="float" office:value="0.631926">
                <text:p>0.631926</text:p>
              </table:table-cell>
              <table:table-cell office:value-type="float" office:value="0.6659">
                <text:p>0.6659</text:p>
              </table:table-cell>
              <table:table-cell office:value-type="float" office:value="0.692061">
                <text:p>0.692061</text:p>
              </table:table-cell>
              <table:table-cell office:value-type="float" office:value="0.705519">
                <text:p>0.705519</text:p>
              </table:table-cell>
              <table:table-cell office:value-type="float" office:value="0.710835">
                <text:p>0.710835</text:p>
              </table:table-cell>
              <table:table-cell office:value-type="float" office:value="0.715468">
                <text:p>0.715468</text:p>
              </table:table-cell>
              <table:table-cell office:value-type="float" office:value="0.719328">
                <text:p>0.719328</text:p>
              </table:table-cell>
              <table:table-cell office:value-type="float" office:value="0.724905">
                <text:p>0.724905</text:p>
              </table:table-cell>
              <table:table-cell office:value-type="float" office:value="0.744887">
                <text:p>0.744887</text:p>
              </table:table-cell>
              <table:table-cell office:value-type="float" office:value="0.778537">
                <text:p>0.778537</text:p>
              </table:table-cell>
              <table:table-cell office:value-type="float" office:value="0.682314">
                <text:p>0.68231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04946">
                <text:p>0.504946</text:p>
              </table:table-cell>
              <table:table-cell office:value-type="float" office:value="0.635188">
                <text:p>0.635188</text:p>
              </table:table-cell>
              <table:table-cell office:value-type="float" office:value="0.668648">
                <text:p>0.668648</text:p>
              </table:table-cell>
              <table:table-cell office:value-type="float" office:value="0.687699">
                <text:p>0.687699</text:p>
              </table:table-cell>
              <table:table-cell office:value-type="float" office:value="0.702936">
                <text:p>0.702936</text:p>
              </table:table-cell>
              <table:table-cell office:value-type="float" office:value="0.709456">
                <text:p>0.709456</text:p>
              </table:table-cell>
              <table:table-cell office:value-type="float" office:value="0.714878">
                <text:p>0.714878</text:p>
              </table:table-cell>
              <table:table-cell office:value-type="float" office:value="0.718586">
                <text:p>0.718586</text:p>
              </table:table-cell>
              <table:table-cell office:value-type="float" office:value="0.724475">
                <text:p>0.724475</text:p>
              </table:table-cell>
              <table:table-cell office:value-type="float" office:value="0.745952">
                <text:p>0.74595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1276">
                <text:p>0.68127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29324">
                <text:p>0.529324</text:p>
              </table:table-cell>
              <table:table-cell office:value-type="float" office:value="0.634335">
                <text:p>0.634335</text:p>
              </table:table-cell>
              <table:table-cell office:value-type="float" office:value="0.665652">
                <text:p>0.665652</text:p>
              </table:table-cell>
              <table:table-cell office:value-type="float" office:value="0.68924">
                <text:p>0.68924</text:p>
              </table:table-cell>
              <table:table-cell office:value-type="float" office:value="0.703682">
                <text:p>0.703682</text:p>
              </table:table-cell>
              <table:table-cell office:value-type="float" office:value="0.710992">
                <text:p>0.710992</text:p>
              </table:table-cell>
              <table:table-cell office:value-type="float" office:value="0.715778">
                <text:p>0.715778</text:p>
              </table:table-cell>
              <table:table-cell office:value-type="float" office:value="0.71945">
                <text:p>0.71945</text:p>
              </table:table-cell>
              <table:table-cell office:value-type="float" office:value="0.726175">
                <text:p>0.726175</text:p>
              </table:table-cell>
              <table:table-cell office:value-type="float" office:value="0.750027">
                <text:p>0.750027</text:p>
              </table:table-cell>
              <table:table-cell office:value-type="float" office:value="0.778537">
                <text:p>0.778537</text:p>
              </table:table-cell>
              <table:table-cell office:value-type="float" office:value="0.684466">
                <text:p>0.68446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51521">
                <text:p>0.551521</text:p>
              </table:table-cell>
              <table:table-cell office:value-type="float" office:value="0.647403">
                <text:p>0.647403</text:p>
              </table:table-cell>
              <table:table-cell office:value-type="float" office:value="0.671535">
                <text:p>0.671535</text:p>
              </table:table-cell>
              <table:table-cell office:value-type="float" office:value="0.693638">
                <text:p>0.693638</text:p>
              </table:table-cell>
              <table:table-cell office:value-type="float" office:value="0.706348">
                <text:p>0.706348</text:p>
              </table:table-cell>
              <table:table-cell office:value-type="float" office:value="0.711441">
                <text:p>0.711441</text:p>
              </table:table-cell>
              <table:table-cell office:value-type="float" office:value="0.715915">
                <text:p>0.715915</text:p>
              </table:table-cell>
              <table:table-cell office:value-type="float" office:value="0.719973">
                <text:p>0.719973</text:p>
              </table:table-cell>
              <table:table-cell office:value-type="float" office:value="0.72594">
                <text:p>0.72594</text:p>
              </table:table-cell>
              <table:table-cell office:value-type="float" office:value="0.747818">
                <text:p>0.747818</text:p>
              </table:table-cell>
              <table:table-cell office:value-type="float" office:value="0.778537">
                <text:p>0.778537</text:p>
              </table:table-cell>
              <table:table-cell office:value-type="float" office:value="0.689153">
                <text:p>0.68915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66411">
                <text:p>0.566411</text:p>
              </table:table-cell>
              <table:table-cell office:value-type="float" office:value="0.665943">
                <text:p>0.665943</text:p>
              </table:table-cell>
              <table:table-cell office:value-type="float" office:value="0.683153">
                <text:p>0.683153</text:p>
              </table:table-cell>
              <table:table-cell office:value-type="float" office:value="0.701869">
                <text:p>0.701869</text:p>
              </table:table-cell>
              <table:table-cell office:value-type="float" office:value="0.709558">
                <text:p>0.709558</text:p>
              </table:table-cell>
              <table:table-cell office:value-type="float" office:value="0.713591">
                <text:p>0.713591</text:p>
              </table:table-cell>
              <table:table-cell office:value-type="float" office:value="0.717991">
                <text:p>0.717991</text:p>
              </table:table-cell>
              <table:table-cell office:value-type="float" office:value="0.72192">
                <text:p>0.72192</text:p>
              </table:table-cell>
              <table:table-cell office:value-type="float" office:value="0.728218">
                <text:p>0.728218</text:p>
              </table:table-cell>
              <table:table-cell office:value-type="float" office:value="0.75187">
                <text:p>0.75187</text:p>
              </table:table-cell>
              <table:table-cell office:value-type="float" office:value="0.778537">
                <text:p>0.778537</text:p>
              </table:table-cell>
              <table:table-cell office:value-type="float" office:value="0.696052">
                <text:p>0.6960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9081">
                <text:p>0.59081</text:p>
              </table:table-cell>
              <table:table-cell office:value-type="float" office:value="0.665221">
                <text:p>0.665221</text:p>
              </table:table-cell>
              <table:table-cell office:value-type="float" office:value="0.686117">
                <text:p>0.686117</text:p>
              </table:table-cell>
              <table:table-cell office:value-type="float" office:value="0.70495">
                <text:p>0.70495</text:p>
              </table:table-cell>
              <table:table-cell office:value-type="float" office:value="0.71138">
                <text:p>0.71138</text:p>
              </table:table-cell>
              <table:table-cell office:value-type="float" office:value="0.715217">
                <text:p>0.715217</text:p>
              </table:table-cell>
              <table:table-cell office:value-type="float" office:value="0.718634">
                <text:p>0.718634</text:p>
              </table:table-cell>
              <table:table-cell office:value-type="float" office:value="0.72337">
                <text:p>0.72337</text:p>
              </table:table-cell>
              <table:table-cell office:value-type="float" office:value="0.728797">
                <text:p>0.728797</text:p>
              </table:table-cell>
              <table:table-cell office:value-type="float" office:value="0.752355">
                <text:p>0.752355</text:p>
              </table:table-cell>
              <table:table-cell office:value-type="float" office:value="0.778537">
                <text:p>0.778537</text:p>
              </table:table-cell>
              <table:table-cell office:value-type="float" office:value="0.699685">
                <text:p>0.69968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80141">
                <text:p>0.580141</text:p>
              </table:table-cell>
              <table:table-cell office:value-type="float" office:value="0.660378">
                <text:p>0.660378</text:p>
              </table:table-cell>
              <table:table-cell office:value-type="float" office:value="0.682367">
                <text:p>0.682367</text:p>
              </table:table-cell>
              <table:table-cell office:value-type="float" office:value="0.700843">
                <text:p>0.700843</text:p>
              </table:table-cell>
              <table:table-cell office:value-type="float" office:value="0.710176">
                <text:p>0.710176</text:p>
              </table:table-cell>
              <table:table-cell office:value-type="float" office:value="0.715005">
                <text:p>0.715005</text:p>
              </table:table-cell>
              <table:table-cell office:value-type="float" office:value="0.718056">
                <text:p>0.718056</text:p>
              </table:table-cell>
              <table:table-cell office:value-type="float" office:value="0.722781">
                <text:p>0.722781</text:p>
              </table:table-cell>
              <table:table-cell office:value-type="float" office:value="0.728435">
                <text:p>0.728435</text:p>
              </table:table-cell>
              <table:table-cell office:value-type="float" office:value="0.750442">
                <text:p>0.750442</text:p>
              </table:table-cell>
              <table:table-cell office:value-type="float" office:value="0.778537">
                <text:p>0.778537</text:p>
              </table:table-cell>
              <table:table-cell office:value-type="float" office:value="0.696862">
                <text:p>0.69686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81212">
                <text:p>0.581212</text:p>
              </table:table-cell>
              <table:table-cell office:value-type="float" office:value="0.661667">
                <text:p>0.661667</text:p>
              </table:table-cell>
              <table:table-cell office:value-type="float" office:value="0.686694">
                <text:p>0.686694</text:p>
              </table:table-cell>
              <table:table-cell office:value-type="float" office:value="0.701178">
                <text:p>0.701178</text:p>
              </table:table-cell>
              <table:table-cell office:value-type="float" office:value="0.708959">
                <text:p>0.708959</text:p>
              </table:table-cell>
              <table:table-cell office:value-type="float" office:value="0.714212">
                <text:p>0.714212</text:p>
              </table:table-cell>
              <table:table-cell office:value-type="float" office:value="0.717524">
                <text:p>0.717524</text:p>
              </table:table-cell>
              <table:table-cell office:value-type="float" office:value="0.72174">
                <text:p>0.72174</text:p>
              </table:table-cell>
              <table:table-cell office:value-type="float" office:value="0.728069">
                <text:p>0.728069</text:p>
              </table:table-cell>
              <table:table-cell office:value-type="float" office:value="0.748562">
                <text:p>0.748562</text:p>
              </table:table-cell>
              <table:table-cell office:value-type="float" office:value="0.778537">
                <text:p>0.778537</text:p>
              </table:table-cell>
              <table:table-cell office:value-type="float" office:value="0.696982">
                <text:p>0.6969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59058">
                <text:p>0.559058</text:p>
              </table:table-cell>
              <table:table-cell office:value-type="float" office:value="0.658252">
                <text:p>0.658252</text:p>
              </table:table-cell>
              <table:table-cell office:value-type="float" office:value="0.688026">
                <text:p>0.688026</text:p>
              </table:table-cell>
              <table:table-cell office:value-type="float" office:value="0.701967">
                <text:p>0.701967</text:p>
              </table:table-cell>
              <table:table-cell office:value-type="float" office:value="0.709701">
                <text:p>0.709701</text:p>
              </table:table-cell>
              <table:table-cell office:value-type="float" office:value="0.713955">
                <text:p>0.713955</text:p>
              </table:table-cell>
              <table:table-cell office:value-type="float" office:value="0.717257">
                <text:p>0.717257</text:p>
              </table:table-cell>
              <table:table-cell office:value-type="float" office:value="0.721508">
                <text:p>0.721508</text:p>
              </table:table-cell>
              <table:table-cell office:value-type="float" office:value="0.729336">
                <text:p>0.729336</text:p>
              </table:table-cell>
              <table:table-cell office:value-type="float" office:value="0.750573">
                <text:p>0.750573</text:p>
              </table:table-cell>
              <table:table-cell office:value-type="float" office:value="0.778537">
                <text:p>0.778537</text:p>
              </table:table-cell>
              <table:table-cell office:value-type="float" office:value="0.694963">
                <text:p>0.69496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39107">
                <text:p>0.539107</text:p>
              </table:table-cell>
              <table:table-cell office:value-type="float" office:value="0.65655">
                <text:p>0.65655</text:p>
              </table:table-cell>
              <table:table-cell office:value-type="float" office:value="0.681214">
                <text:p>0.681214</text:p>
              </table:table-cell>
              <table:table-cell office:value-type="float" office:value="0.699962">
                <text:p>0.699962</text:p>
              </table:table-cell>
              <table:table-cell office:value-type="float" office:value="0.709757">
                <text:p>0.709757</text:p>
              </table:table-cell>
              <table:table-cell office:value-type="float" office:value="0.714343">
                <text:p>0.714343</text:p>
              </table:table-cell>
              <table:table-cell office:value-type="float" office:value="0.717529">
                <text:p>0.717529</text:p>
              </table:table-cell>
              <table:table-cell office:value-type="float" office:value="0.72123">
                <text:p>0.72123</text:p>
              </table:table-cell>
              <table:table-cell office:value-type="float" office:value="0.727459">
                <text:p>0.727459</text:p>
              </table:table-cell>
              <table:table-cell office:value-type="float" office:value="0.745222">
                <text:p>0.745222</text:p>
              </table:table-cell>
              <table:table-cell office:value-type="float" office:value="0.778537">
                <text:p>0.778537</text:p>
              </table:table-cell>
              <table:table-cell office:value-type="float" office:value="0.691237">
                <text:p>0.69123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79508">
                <text:p>0.579508</text:p>
              </table:table-cell>
              <table:table-cell office:value-type="float" office:value="0.65796">
                <text:p>0.65796</text:p>
              </table:table-cell>
              <table:table-cell office:value-type="float" office:value="0.684519">
                <text:p>0.684519</text:p>
              </table:table-cell>
              <table:table-cell office:value-type="float" office:value="0.701112">
                <text:p>0.701112</text:p>
              </table:table-cell>
              <table:table-cell office:value-type="float" office:value="0.708852">
                <text:p>0.708852</text:p>
              </table:table-cell>
              <table:table-cell office:value-type="float" office:value="0.714125">
                <text:p>0.714125</text:p>
              </table:table-cell>
              <table:table-cell office:value-type="float" office:value="0.717782">
                <text:p>0.717782</text:p>
              </table:table-cell>
              <table:table-cell office:value-type="float" office:value="0.722293">
                <text:p>0.722293</text:p>
              </table:table-cell>
              <table:table-cell office:value-type="float" office:value="0.727316">
                <text:p>0.727316</text:p>
              </table:table-cell>
              <table:table-cell office:value-type="float" office:value="0.743947">
                <text:p>0.743947</text:p>
              </table:table-cell>
              <table:table-cell office:value-type="float" office:value="0.778537">
                <text:p>0.778537</text:p>
              </table:table-cell>
              <table:table-cell office:value-type="float" office:value="0.695741">
                <text:p>0.6957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57681">
                <text:p>0.557681</text:p>
              </table:table-cell>
              <table:table-cell office:value-type="float" office:value="0.649684">
                <text:p>0.649684</text:p>
              </table:table-cell>
              <table:table-cell office:value-type="float" office:value="0.675894">
                <text:p>0.675894</text:p>
              </table:table-cell>
              <table:table-cell office:value-type="float" office:value="0.699117">
                <text:p>0.699117</text:p>
              </table:table-cell>
              <table:table-cell office:value-type="float" office:value="0.707037">
                <text:p>0.707037</text:p>
              </table:table-cell>
              <table:table-cell office:value-type="float" office:value="0.711835">
                <text:p>0.711835</text:p>
              </table:table-cell>
              <table:table-cell office:value-type="float" office:value="0.715875">
                <text:p>0.715875</text:p>
              </table:table-cell>
              <table:table-cell office:value-type="float" office:value="0.720144">
                <text:p>0.720144</text:p>
              </table:table-cell>
              <table:table-cell office:value-type="float" office:value="0.725246">
                <text:p>0.725246</text:p>
              </table:table-cell>
              <table:table-cell office:value-type="float" office:value="0.742153">
                <text:p>0.742153</text:p>
              </table:table-cell>
              <table:table-cell office:value-type="float" office:value="0.778537">
                <text:p>0.778537</text:p>
              </table:table-cell>
              <table:table-cell office:value-type="float" office:value="0.690466">
                <text:p>0.69046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61854">
                <text:p>0.561854</text:p>
              </table:table-cell>
              <table:table-cell office:value-type="float" office:value="0.650435">
                <text:p>0.650435</text:p>
              </table:table-cell>
              <table:table-cell office:value-type="float" office:value="0.675375">
                <text:p>0.675375</text:p>
              </table:table-cell>
              <table:table-cell office:value-type="float" office:value="0.699273">
                <text:p>0.699273</text:p>
              </table:table-cell>
              <table:table-cell office:value-type="float" office:value="0.707826">
                <text:p>0.707826</text:p>
              </table:table-cell>
              <table:table-cell office:value-type="float" office:value="0.711781">
                <text:p>0.711781</text:p>
              </table:table-cell>
              <table:table-cell office:value-type="float" office:value="0.715939">
                <text:p>0.715939</text:p>
              </table:table-cell>
              <table:table-cell office:value-type="float" office:value="0.720098">
                <text:p>0.720098</text:p>
              </table:table-cell>
              <table:table-cell office:value-type="float" office:value="0.724983">
                <text:p>0.724983</text:p>
              </table:table-cell>
              <table:table-cell office:value-type="float" office:value="0.742841">
                <text:p>0.742841</text:p>
              </table:table-cell>
              <table:table-cell office:value-type="float" office:value="0.778537">
                <text:p>0.778537</text:p>
              </table:table-cell>
              <table:table-cell office:value-type="float" office:value="0.69104">
                <text:p>0.6910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60938">
                <text:p>0.560938</text:p>
              </table:table-cell>
              <table:table-cell office:value-type="float" office:value="0.646863">
                <text:p>0.646863</text:p>
              </table:table-cell>
              <table:table-cell office:value-type="float" office:value="0.668749">
                <text:p>0.668749</text:p>
              </table:table-cell>
              <table:table-cell office:value-type="float" office:value="0.691176">
                <text:p>0.691176</text:p>
              </table:table-cell>
              <table:table-cell office:value-type="float" office:value="0.704745">
                <text:p>0.704745</text:p>
              </table:table-cell>
              <table:table-cell office:value-type="float" office:value="0.710769">
                <text:p>0.710769</text:p>
              </table:table-cell>
              <table:table-cell office:value-type="float" office:value="0.714803">
                <text:p>0.714803</text:p>
              </table:table-cell>
              <table:table-cell office:value-type="float" office:value="0.718346">
                <text:p>0.718346</text:p>
              </table:table-cell>
              <table:table-cell office:value-type="float" office:value="0.723715">
                <text:p>0.723715</text:p>
              </table:table-cell>
              <table:table-cell office:value-type="float" office:value="0.745052">
                <text:p>0.74505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8516">
                <text:p>0.68851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48982">
                <text:p>0.548982</text:p>
              </table:table-cell>
              <table:table-cell office:value-type="float" office:value="0.646557">
                <text:p>0.646557</text:p>
              </table:table-cell>
              <table:table-cell office:value-type="float" office:value="0.66857">
                <text:p>0.66857</text:p>
              </table:table-cell>
              <table:table-cell office:value-type="float" office:value="0.690541">
                <text:p>0.690541</text:p>
              </table:table-cell>
              <table:table-cell office:value-type="float" office:value="0.703855">
                <text:p>0.703855</text:p>
              </table:table-cell>
              <table:table-cell office:value-type="float" office:value="0.71152">
                <text:p>0.71152</text:p>
              </table:table-cell>
              <table:table-cell office:value-type="float" office:value="0.715312">
                <text:p>0.715312</text:p>
              </table:table-cell>
              <table:table-cell office:value-type="float" office:value="0.719286">
                <text:p>0.719286</text:p>
              </table:table-cell>
              <table:table-cell office:value-type="float" office:value="0.724509">
                <text:p>0.724509</text:p>
              </table:table-cell>
              <table:table-cell office:value-type="float" office:value="0.744014">
                <text:p>0.744014</text:p>
              </table:table-cell>
              <table:table-cell office:value-type="float" office:value="0.778537">
                <text:p>0.778537</text:p>
              </table:table-cell>
              <table:table-cell office:value-type="float" office:value="0.687315">
                <text:p>0.6873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7487">
                <text:p>0.517487</text:p>
              </table:table-cell>
              <table:table-cell office:value-type="float" office:value="0.640883">
                <text:p>0.640883</text:p>
              </table:table-cell>
              <table:table-cell office:value-type="float" office:value="0.6669">
                <text:p>0.6669</text:p>
              </table:table-cell>
              <table:table-cell office:value-type="float" office:value="0.687267">
                <text:p>0.687267</text:p>
              </table:table-cell>
              <table:table-cell office:value-type="float" office:value="0.701773">
                <text:p>0.701773</text:p>
              </table:table-cell>
              <table:table-cell office:value-type="float" office:value="0.710243">
                <text:p>0.710243</text:p>
              </table:table-cell>
              <table:table-cell office:value-type="float" office:value="0.714452">
                <text:p>0.714452</text:p>
              </table:table-cell>
              <table:table-cell office:value-type="float" office:value="0.718047">
                <text:p>0.718047</text:p>
              </table:table-cell>
              <table:table-cell office:value-type="float" office:value="0.724062">
                <text:p>0.724062</text:p>
              </table:table-cell>
              <table:table-cell office:value-type="float" office:value="0.746141">
                <text:p>0.746141</text:p>
              </table:table-cell>
              <table:table-cell office:value-type="float" office:value="0.778537">
                <text:p>0.778537</text:p>
              </table:table-cell>
              <table:table-cell office:value-type="float" office:value="0.682725">
                <text:p>0.68272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05353">
                <text:p>0.505353</text:p>
              </table:table-cell>
              <table:table-cell office:value-type="float" office:value="0.632269">
                <text:p>0.632269</text:p>
              </table:table-cell>
              <table:table-cell office:value-type="float" office:value="0.662517">
                <text:p>0.662517</text:p>
              </table:table-cell>
              <table:table-cell office:value-type="float" office:value="0.687293">
                <text:p>0.687293</text:p>
              </table:table-cell>
              <table:table-cell office:value-type="float" office:value="0.701599">
                <text:p>0.701599</text:p>
              </table:table-cell>
              <table:table-cell office:value-type="float" office:value="0.710116">
                <text:p>0.710116</text:p>
              </table:table-cell>
              <table:table-cell office:value-type="float" office:value="0.714552">
                <text:p>0.714552</text:p>
              </table:table-cell>
              <table:table-cell office:value-type="float" office:value="0.717943">
                <text:p>0.717943</text:p>
              </table:table-cell>
              <table:table-cell office:value-type="float" office:value="0.723823">
                <text:p>0.723823</text:p>
              </table:table-cell>
              <table:table-cell office:value-type="float" office:value="0.743323">
                <text:p>0.743323</text:p>
              </table:table-cell>
              <table:table-cell office:value-type="float" office:value="0.778537">
                <text:p>0.778537</text:p>
              </table:table-cell>
              <table:table-cell office:value-type="float" office:value="0.679879">
                <text:p>0.67987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515984">
                <text:p>0.515984</text:p>
              </table:table-cell>
              <table:table-cell office:value-type="float" office:value="0.633049">
                <text:p>0.633049</text:p>
              </table:table-cell>
              <table:table-cell office:value-type="float" office:value="0.668954">
                <text:p>0.668954</text:p>
              </table:table-cell>
              <table:table-cell office:value-type="float" office:value="0.69647">
                <text:p>0.69647</text:p>
              </table:table-cell>
              <table:table-cell office:value-type="float" office:value="0.706578">
                <text:p>0.706578</text:p>
              </table:table-cell>
              <table:table-cell office:value-type="float" office:value="0.711562">
                <text:p>0.711562</text:p>
              </table:table-cell>
              <table:table-cell office:value-type="float" office:value="0.715276">
                <text:p>0.715276</text:p>
              </table:table-cell>
              <table:table-cell office:value-type="float" office:value="0.719063">
                <text:p>0.719063</text:p>
              </table:table-cell>
              <table:table-cell office:value-type="float" office:value="0.724556">
                <text:p>0.724556</text:p>
              </table:table-cell>
              <table:table-cell office:value-type="float" office:value="0.743132">
                <text:p>0.74313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3462">
                <text:p>0.68346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52514">
                <text:p>0.552514</text:p>
              </table:table-cell>
              <table:table-cell office:value-type="float" office:value="0.638136">
                <text:p>0.638136</text:p>
              </table:table-cell>
              <table:table-cell office:value-type="float" office:value="0.672038">
                <text:p>0.672038</text:p>
              </table:table-cell>
              <table:table-cell office:value-type="float" office:value="0.69475">
                <text:p>0.69475</text:p>
              </table:table-cell>
              <table:table-cell office:value-type="float" office:value="0.707564">
                <text:p>0.707564</text:p>
              </table:table-cell>
              <table:table-cell office:value-type="float" office:value="0.712215">
                <text:p>0.712215</text:p>
              </table:table-cell>
              <table:table-cell office:value-type="float" office:value="0.715629">
                <text:p>0.715629</text:p>
              </table:table-cell>
              <table:table-cell office:value-type="float" office:value="0.71974">
                <text:p>0.71974</text:p>
              </table:table-cell>
              <table:table-cell office:value-type="float" office:value="0.724838">
                <text:p>0.724838</text:p>
              </table:table-cell>
              <table:table-cell office:value-type="float" office:value="0.745868">
                <text:p>0.745868</text:p>
              </table:table-cell>
              <table:table-cell office:value-type="float" office:value="0.778537">
                <text:p>0.778537</text:p>
              </table:table-cell>
              <table:table-cell office:value-type="float" office:value="0.688329">
                <text:p>0.68832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26997">
                <text:p>0.526997</text:p>
              </table:table-cell>
              <table:table-cell office:value-type="float" office:value="0.627282">
                <text:p>0.627282</text:p>
              </table:table-cell>
              <table:table-cell office:value-type="float" office:value="0.665439">
                <text:p>0.665439</text:p>
              </table:table-cell>
              <table:table-cell office:value-type="float" office:value="0.691764">
                <text:p>0.691764</text:p>
              </table:table-cell>
              <table:table-cell office:value-type="float" office:value="0.7028">
                <text:p>0.7028</text:p>
              </table:table-cell>
              <table:table-cell office:value-type="float" office:value="0.709948">
                <text:p>0.709948</text:p>
              </table:table-cell>
              <table:table-cell office:value-type="float" office:value="0.714611">
                <text:p>0.714611</text:p>
              </table:table-cell>
              <table:table-cell office:value-type="float" office:value="0.71928">
                <text:p>0.71928</text:p>
              </table:table-cell>
              <table:table-cell office:value-type="float" office:value="0.724569">
                <text:p>0.724569</text:p>
              </table:table-cell>
              <table:table-cell office:value-type="float" office:value="0.744562">
                <text:p>0.744562</text:p>
              </table:table-cell>
              <table:table-cell office:value-type="float" office:value="0.778537">
                <text:p>0.778537</text:p>
              </table:table-cell>
              <table:table-cell office:value-type="float" office:value="0.682725">
                <text:p>0.6827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34875">
                <text:p>0.534875</text:p>
              </table:table-cell>
              <table:table-cell office:value-type="float" office:value="0.631951">
                <text:p>0.631951</text:p>
              </table:table-cell>
              <table:table-cell office:value-type="float" office:value="0.663943">
                <text:p>0.663943</text:p>
              </table:table-cell>
              <table:table-cell office:value-type="float" office:value="0.692203">
                <text:p>0.692203</text:p>
              </table:table-cell>
              <table:table-cell office:value-type="float" office:value="0.702725">
                <text:p>0.702725</text:p>
              </table:table-cell>
              <table:table-cell office:value-type="float" office:value="0.708732">
                <text:p>0.708732</text:p>
              </table:table-cell>
              <table:table-cell office:value-type="float" office:value="0.713299">
                <text:p>0.713299</text:p>
              </table:table-cell>
              <table:table-cell office:value-type="float" office:value="0.717502">
                <text:p>0.717502</text:p>
              </table:table-cell>
              <table:table-cell office:value-type="float" office:value="0.72249">
                <text:p>0.72249</text:p>
              </table:table-cell>
              <table:table-cell office:value-type="float" office:value="0.73791">
                <text:p>0.73791</text:p>
              </table:table-cell>
              <table:table-cell office:value-type="float" office:value="0.778537">
                <text:p>0.778537</text:p>
              </table:table-cell>
              <table:table-cell office:value-type="float" office:value="0.682563">
                <text:p>0.68256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540804">
                <text:p>0.540804</text:p>
              </table:table-cell>
              <table:table-cell office:value-type="float" office:value="0.639957">
                <text:p>0.639957</text:p>
              </table:table-cell>
              <table:table-cell office:value-type="float" office:value="0.673288">
                <text:p>0.673288</text:p>
              </table:table-cell>
              <table:table-cell office:value-type="float" office:value="0.697035">
                <text:p>0.697035</text:p>
              </table:table-cell>
              <table:table-cell office:value-type="float" office:value="0.70502">
                <text:p>0.70502</text:p>
              </table:table-cell>
              <table:table-cell office:value-type="float" office:value="0.710575">
                <text:p>0.710575</text:p>
              </table:table-cell>
              <table:table-cell office:value-type="float" office:value="0.714005">
                <text:p>0.714005</text:p>
              </table:table-cell>
              <table:table-cell office:value-type="float" office:value="0.717914">
                <text:p>0.717914</text:p>
              </table:table-cell>
              <table:table-cell office:value-type="float" office:value="0.722384">
                <text:p>0.722384</text:p>
              </table:table-cell>
              <table:table-cell office:value-type="float" office:value="0.739143">
                <text:p>0.739143</text:p>
              </table:table-cell>
              <table:table-cell office:value-type="float" office:value="0.778537">
                <text:p>0.778537</text:p>
              </table:table-cell>
              <table:table-cell office:value-type="float" office:value="0.686012">
                <text:p>0.68601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23816">
                <text:p>0.523816</text:p>
              </table:table-cell>
              <table:table-cell office:value-type="float" office:value="0.613064">
                <text:p>0.613064</text:p>
              </table:table-cell>
              <table:table-cell office:value-type="float" office:value="0.655635">
                <text:p>0.655635</text:p>
              </table:table-cell>
              <table:table-cell office:value-type="float" office:value="0.682989">
                <text:p>0.682989</text:p>
              </table:table-cell>
              <table:table-cell office:value-type="float" office:value="0.700374">
                <text:p>0.700374</text:p>
              </table:table-cell>
              <table:table-cell office:value-type="float" office:value="0.709029">
                <text:p>0.709029</text:p>
              </table:table-cell>
              <table:table-cell office:value-type="float" office:value="0.712981">
                <text:p>0.712981</text:p>
              </table:table-cell>
              <table:table-cell office:value-type="float" office:value="0.716941">
                <text:p>0.716941</text:p>
              </table:table-cell>
              <table:table-cell office:value-type="float" office:value="0.722002">
                <text:p>0.722002</text:p>
              </table:table-cell>
              <table:table-cell office:value-type="float" office:value="0.738961">
                <text:p>0.738961</text:p>
              </table:table-cell>
              <table:table-cell office:value-type="float" office:value="0.778537">
                <text:p>0.778537</text:p>
              </table:table-cell>
              <table:table-cell office:value-type="float" office:value="0.677579">
                <text:p>0.67757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07038">
                <text:p>0.507038</text:p>
              </table:table-cell>
              <table:table-cell office:value-type="float" office:value="0.592687">
                <text:p>0.592687</text:p>
              </table:table-cell>
              <table:table-cell office:value-type="float" office:value="0.64972">
                <text:p>0.64972</text:p>
              </table:table-cell>
              <table:table-cell office:value-type="float" office:value="0.680197">
                <text:p>0.680197</text:p>
              </table:table-cell>
              <table:table-cell office:value-type="float" office:value="0.699834">
                <text:p>0.699834</text:p>
              </table:table-cell>
              <table:table-cell office:value-type="float" office:value="0.708526">
                <text:p>0.708526</text:p>
              </table:table-cell>
              <table:table-cell office:value-type="float" office:value="0.713164">
                <text:p>0.713164</text:p>
              </table:table-cell>
              <table:table-cell office:value-type="float" office:value="0.716721">
                <text:p>0.716721</text:p>
              </table:table-cell>
              <table:table-cell office:value-type="float" office:value="0.721593">
                <text:p>0.721593</text:p>
              </table:table-cell>
              <table:table-cell office:value-type="float" office:value="0.735463">
                <text:p>0.735463</text:p>
              </table:table-cell>
              <table:table-cell office:value-type="float" office:value="0.778537">
                <text:p>0.778537</text:p>
              </table:table-cell>
              <table:table-cell office:value-type="float" office:value="0.672494">
                <text:p>0.67249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04958">
                <text:p>0.504958</text:p>
              </table:table-cell>
              <table:table-cell office:value-type="float" office:value="0.571476">
                <text:p>0.571476</text:p>
              </table:table-cell>
              <table:table-cell office:value-type="float" office:value="0.641438">
                <text:p>0.641438</text:p>
              </table:table-cell>
              <table:table-cell office:value-type="float" office:value="0.681186">
                <text:p>0.681186</text:p>
              </table:table-cell>
              <table:table-cell office:value-type="float" office:value="0.699438">
                <text:p>0.699438</text:p>
              </table:table-cell>
              <table:table-cell office:value-type="float" office:value="0.709264">
                <text:p>0.709264</text:p>
              </table:table-cell>
              <table:table-cell office:value-type="float" office:value="0.713857">
                <text:p>0.713857</text:p>
              </table:table-cell>
              <table:table-cell office:value-type="float" office:value="0.717688">
                <text:p>0.717688</text:p>
              </table:table-cell>
              <table:table-cell office:value-type="float" office:value="0.721896">
                <text:p>0.721896</text:p>
              </table:table-cell>
              <table:table-cell office:value-type="float" office:value="0.733891">
                <text:p>0.733891</text:p>
              </table:table-cell>
              <table:table-cell office:value-type="float" office:value="0.778537">
                <text:p>0.778537</text:p>
              </table:table-cell>
              <table:table-cell office:value-type="float" office:value="0.669509">
                <text:p>0.6695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2973">
                <text:p>0.502973</text:p>
              </table:table-cell>
              <table:table-cell office:value-type="float" office:value="0.573723">
                <text:p>0.573723</text:p>
              </table:table-cell>
              <table:table-cell office:value-type="float" office:value="0.647654">
                <text:p>0.647654</text:p>
              </table:table-cell>
              <table:table-cell office:value-type="float" office:value="0.68249">
                <text:p>0.68249</text:p>
              </table:table-cell>
              <table:table-cell office:value-type="float" office:value="0.701435">
                <text:p>0.701435</text:p>
              </table:table-cell>
              <table:table-cell office:value-type="float" office:value="0.710467">
                <text:p>0.710467</text:p>
              </table:table-cell>
              <table:table-cell office:value-type="float" office:value="0.714216">
                <text:p>0.714216</text:p>
              </table:table-cell>
              <table:table-cell office:value-type="float" office:value="0.717562">
                <text:p>0.717562</text:p>
              </table:table-cell>
              <table:table-cell office:value-type="float" office:value="0.721906">
                <text:p>0.721906</text:p>
              </table:table-cell>
              <table:table-cell office:value-type="float" office:value="0.732799">
                <text:p>0.732799</text:p>
              </table:table-cell>
              <table:table-cell office:value-type="float" office:value="0.778537">
                <text:p>0.778537</text:p>
              </table:table-cell>
              <table:table-cell office:value-type="float" office:value="0.670523">
                <text:p>0.67052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07743">
                <text:p>0.507743</text:p>
              </table:table-cell>
              <table:table-cell office:value-type="float" office:value="0.60024">
                <text:p>0.60024</text:p>
              </table:table-cell>
              <table:table-cell office:value-type="float" office:value="0.655877">
                <text:p>0.655877</text:p>
              </table:table-cell>
              <table:table-cell office:value-type="float" office:value="0.687167">
                <text:p>0.687167</text:p>
              </table:table-cell>
              <table:table-cell office:value-type="float" office:value="0.702991">
                <text:p>0.702991</text:p>
              </table:table-cell>
              <table:table-cell office:value-type="float" office:value="0.710741">
                <text:p>0.710741</text:p>
              </table:table-cell>
              <table:table-cell office:value-type="float" office:value="0.714751">
                <text:p>0.714751</text:p>
              </table:table-cell>
              <table:table-cell office:value-type="float" office:value="0.718811">
                <text:p>0.718811</text:p>
              </table:table-cell>
              <table:table-cell office:value-type="float" office:value="0.722937">
                <text:p>0.722937</text:p>
              </table:table-cell>
              <table:table-cell office:value-type="float" office:value="0.73226">
                <text:p>0.7322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5352">
                <text:p>0.67535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1162">
                <text:p>0.51162</text:p>
              </table:table-cell>
              <table:table-cell office:value-type="float" office:value="0.594342">
                <text:p>0.594342</text:p>
              </table:table-cell>
              <table:table-cell office:value-type="float" office:value="0.658409">
                <text:p>0.658409</text:p>
              </table:table-cell>
              <table:table-cell office:value-type="float" office:value="0.690331">
                <text:p>0.690331</text:p>
              </table:table-cell>
              <table:table-cell office:value-type="float" office:value="0.702545">
                <text:p>0.702545</text:p>
              </table:table-cell>
              <table:table-cell office:value-type="float" office:value="0.710295">
                <text:p>0.710295</text:p>
              </table:table-cell>
              <table:table-cell office:value-type="float" office:value="0.715458">
                <text:p>0.715458</text:p>
              </table:table-cell>
              <table:table-cell office:value-type="float" office:value="0.719535">
                <text:p>0.719535</text:p>
              </table:table-cell>
              <table:table-cell office:value-type="float" office:value="0.723511">
                <text:p>0.723511</text:p>
              </table:table-cell>
              <table:table-cell office:value-type="float" office:value="0.734626">
                <text:p>0.73462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6067">
                <text:p>0.67606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10235">
                <text:p>0.510235</text:p>
              </table:table-cell>
              <table:table-cell office:value-type="float" office:value="0.590695">
                <text:p>0.590695</text:p>
              </table:table-cell>
              <table:table-cell office:value-type="float" office:value="0.658099">
                <text:p>0.658099</text:p>
              </table:table-cell>
              <table:table-cell office:value-type="float" office:value="0.684712">
                <text:p>0.684712</text:p>
              </table:table-cell>
              <table:table-cell office:value-type="float" office:value="0.701407">
                <text:p>0.701407</text:p>
              </table:table-cell>
              <table:table-cell office:value-type="float" office:value="0.710332">
                <text:p>0.710332</text:p>
              </table:table-cell>
              <table:table-cell office:value-type="float" office:value="0.715427">
                <text:p>0.715427</text:p>
              </table:table-cell>
              <table:table-cell office:value-type="float" office:value="0.719905">
                <text:p>0.719905</text:p>
              </table:table-cell>
              <table:table-cell office:value-type="float" office:value="0.72374">
                <text:p>0.72374</text:p>
              </table:table-cell>
              <table:table-cell office:value-type="float" office:value="0.735246">
                <text:p>0.73524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498">
                <text:p>0.6749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08625">
                <text:p>0.508625</text:p>
              </table:table-cell>
              <table:table-cell office:value-type="float" office:value="0.568566">
                <text:p>0.568566</text:p>
              </table:table-cell>
              <table:table-cell office:value-type="float" office:value="0.650655">
                <text:p>0.650655</text:p>
              </table:table-cell>
              <table:table-cell office:value-type="float" office:value="0.686595">
                <text:p>0.686595</text:p>
              </table:table-cell>
              <table:table-cell office:value-type="float" office:value="0.705385">
                <text:p>0.705385</text:p>
              </table:table-cell>
              <table:table-cell office:value-type="float" office:value="0.712042">
                <text:p>0.712042</text:p>
              </table:table-cell>
              <table:table-cell office:value-type="float" office:value="0.716577">
                <text:p>0.716577</text:p>
              </table:table-cell>
              <table:table-cell office:value-type="float" office:value="0.720512">
                <text:p>0.720512</text:p>
              </table:table-cell>
              <table:table-cell office:value-type="float" office:value="0.724664">
                <text:p>0.724664</text:p>
              </table:table-cell>
              <table:table-cell office:value-type="float" office:value="0.73688">
                <text:p>0.73688</text:p>
              </table:table-cell>
              <table:table-cell office:value-type="float" office:value="0.778537">
                <text:p>0.778537</text:p>
              </table:table-cell>
              <table:table-cell office:value-type="float" office:value="0.67305">
                <text:p>0.6730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04733">
                <text:p>0.504733</text:p>
              </table:table-cell>
              <table:table-cell office:value-type="float" office:value="0.579685">
                <text:p>0.579685</text:p>
              </table:table-cell>
              <table:table-cell office:value-type="float" office:value="0.659239">
                <text:p>0.659239</text:p>
              </table:table-cell>
              <table:table-cell office:value-type="float" office:value="0.691763">
                <text:p>0.691763</text:p>
              </table:table-cell>
              <table:table-cell office:value-type="float" office:value="0.704965">
                <text:p>0.704965</text:p>
              </table:table-cell>
              <table:table-cell office:value-type="float" office:value="0.712389">
                <text:p>0.712389</text:p>
              </table:table-cell>
              <table:table-cell office:value-type="float" office:value="0.716964">
                <text:p>0.716964</text:p>
              </table:table-cell>
              <table:table-cell office:value-type="float" office:value="0.720382">
                <text:p>0.720382</text:p>
              </table:table-cell>
              <table:table-cell office:value-type="float" office:value="0.724469">
                <text:p>0.724469</text:p>
              </table:table-cell>
              <table:table-cell office:value-type="float" office:value="0.736614">
                <text:p>0.736614</text:p>
              </table:table-cell>
              <table:table-cell office:value-type="float" office:value="0.778537">
                <text:p>0.778537</text:p>
              </table:table-cell>
              <table:table-cell office:value-type="float" office:value="0.67512">
                <text:p>0.6751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07575">
                <text:p>0.507575</text:p>
              </table:table-cell>
              <table:table-cell office:value-type="float" office:value="0.587623">
                <text:p>0.587623</text:p>
              </table:table-cell>
              <table:table-cell office:value-type="float" office:value="0.659697">
                <text:p>0.659697</text:p>
              </table:table-cell>
              <table:table-cell office:value-type="float" office:value="0.688245">
                <text:p>0.688245</text:p>
              </table:table-cell>
              <table:table-cell office:value-type="float" office:value="0.706267">
                <text:p>0.706267</text:p>
              </table:table-cell>
              <table:table-cell office:value-type="float" office:value="0.713293">
                <text:p>0.713293</text:p>
              </table:table-cell>
              <table:table-cell office:value-type="float" office:value="0.717491">
                <text:p>0.717491</text:p>
              </table:table-cell>
              <table:table-cell office:value-type="float" office:value="0.721073">
                <text:p>0.721073</text:p>
              </table:table-cell>
              <table:table-cell office:value-type="float" office:value="0.727082">
                <text:p>0.727082</text:p>
              </table:table-cell>
              <table:table-cell office:value-type="float" office:value="0.73974">
                <text:p>0.73974</text:p>
              </table:table-cell>
              <table:table-cell office:value-type="float" office:value="0.778537">
                <text:p>0.778537</text:p>
              </table:table-cell>
              <table:table-cell office:value-type="float" office:value="0.676809">
                <text:p>0.67680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20462">
                <text:p>0.520462</text:p>
              </table:table-cell>
              <table:table-cell office:value-type="float" office:value="0.617054">
                <text:p>0.617054</text:p>
              </table:table-cell>
              <table:table-cell office:value-type="float" office:value="0.66976">
                <text:p>0.66976</text:p>
              </table:table-cell>
              <table:table-cell office:value-type="float" office:value="0.692575">
                <text:p>0.692575</text:p>
              </table:table-cell>
              <table:table-cell office:value-type="float" office:value="0.706135">
                <text:p>0.706135</text:p>
              </table:table-cell>
              <table:table-cell office:value-type="float" office:value="0.713094">
                <text:p>0.713094</text:p>
              </table:table-cell>
              <table:table-cell office:value-type="float" office:value="0.716461">
                <text:p>0.716461</text:p>
              </table:table-cell>
              <table:table-cell office:value-type="float" office:value="0.720263">
                <text:p>0.720263</text:p>
              </table:table-cell>
              <table:table-cell office:value-type="float" office:value="0.725642">
                <text:p>0.725642</text:p>
              </table:table-cell>
              <table:table-cell office:value-type="float" office:value="0.737768">
                <text:p>0.737768</text:p>
              </table:table-cell>
              <table:table-cell office:value-type="float" office:value="0.778537">
                <text:p>0.778537</text:p>
              </table:table-cell>
              <table:table-cell office:value-type="float" office:value="0.681922">
                <text:p>0.68192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31736">
                <text:p>0.531736</text:p>
              </table:table-cell>
              <table:table-cell office:value-type="float" office:value="0.632859">
                <text:p>0.632859</text:p>
              </table:table-cell>
              <table:table-cell office:value-type="float" office:value="0.676091">
                <text:p>0.676091</text:p>
              </table:table-cell>
              <table:table-cell office:value-type="float" office:value="0.696577">
                <text:p>0.696577</text:p>
              </table:table-cell>
              <table:table-cell office:value-type="float" office:value="0.706722">
                <text:p>0.706722</text:p>
              </table:table-cell>
              <table:table-cell office:value-type="float" office:value="0.713791">
                <text:p>0.713791</text:p>
              </table:table-cell>
              <table:table-cell office:value-type="float" office:value="0.71733">
                <text:p>0.71733</text:p>
              </table:table-cell>
              <table:table-cell office:value-type="float" office:value="0.721457">
                <text:p>0.721457</text:p>
              </table:table-cell>
              <table:table-cell office:value-type="float" office:value="0.725993">
                <text:p>0.725993</text:p>
              </table:table-cell>
              <table:table-cell office:value-type="float" office:value="0.738577">
                <text:p>0.738577</text:p>
              </table:table-cell>
              <table:table-cell office:value-type="float" office:value="0.778537">
                <text:p>0.778537</text:p>
              </table:table-cell>
              <table:table-cell office:value-type="float" office:value="0.686113">
                <text:p>0.68611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04444">
                <text:p>0.504444</text:p>
              </table:table-cell>
              <table:table-cell office:value-type="float" office:value="0.601301">
                <text:p>0.601301</text:p>
              </table:table-cell>
              <table:table-cell office:value-type="float" office:value="0.667782">
                <text:p>0.667782</text:p>
              </table:table-cell>
              <table:table-cell office:value-type="float" office:value="0.689469">
                <text:p>0.689469</text:p>
              </table:table-cell>
              <table:table-cell office:value-type="float" office:value="0.702434">
                <text:p>0.702434</text:p>
              </table:table-cell>
              <table:table-cell office:value-type="float" office:value="0.711699">
                <text:p>0.711699</text:p>
              </table:table-cell>
              <table:table-cell office:value-type="float" office:value="0.716804">
                <text:p>0.716804</text:p>
              </table:table-cell>
              <table:table-cell office:value-type="float" office:value="0.721115">
                <text:p>0.721115</text:p>
              </table:table-cell>
              <table:table-cell office:value-type="float" office:value="0.72597">
                <text:p>0.72597</text:p>
              </table:table-cell>
              <table:table-cell office:value-type="float" office:value="0.737132">
                <text:p>0.737132</text:p>
              </table:table-cell>
              <table:table-cell office:value-type="float" office:value="0.778537">
                <text:p>0.778537</text:p>
              </table:table-cell>
              <table:table-cell office:value-type="float" office:value="0.677815">
                <text:p>0.6778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92591">
                <text:p>0.492591</text:p>
              </table:table-cell>
              <table:table-cell office:value-type="float" office:value="0.578819">
                <text:p>0.578819</text:p>
              </table:table-cell>
              <table:table-cell office:value-type="float" office:value="0.65543">
                <text:p>0.65543</text:p>
              </table:table-cell>
              <table:table-cell office:value-type="float" office:value="0.681825">
                <text:p>0.681825</text:p>
              </table:table-cell>
              <table:table-cell office:value-type="float" office:value="0.69944">
                <text:p>0.69944</text:p>
              </table:table-cell>
              <table:table-cell office:value-type="float" office:value="0.709224">
                <text:p>0.709224</text:p>
              </table:table-cell>
              <table:table-cell office:value-type="float" office:value="0.715733">
                <text:p>0.715733</text:p>
              </table:table-cell>
              <table:table-cell office:value-type="float" office:value="0.72051">
                <text:p>0.72051</text:p>
              </table:table-cell>
              <table:table-cell office:value-type="float" office:value="0.725672">
                <text:p>0.725672</text:p>
              </table:table-cell>
              <table:table-cell office:value-type="float" office:value="0.739996">
                <text:p>0.739996</text:p>
              </table:table-cell>
              <table:table-cell office:value-type="float" office:value="0.778537">
                <text:p>0.778537</text:p>
              </table:table-cell>
              <table:table-cell office:value-type="float" office:value="0.671924">
                <text:p>0.67192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97037">
                <text:p>0.497037</text:p>
              </table:table-cell>
              <table:table-cell office:value-type="float" office:value="0.58416">
                <text:p>0.58416</text:p>
              </table:table-cell>
              <table:table-cell office:value-type="float" office:value="0.660548">
                <text:p>0.660548</text:p>
              </table:table-cell>
              <table:table-cell office:value-type="float" office:value="0.688639">
                <text:p>0.688639</text:p>
              </table:table-cell>
              <table:table-cell office:value-type="float" office:value="0.702704">
                <text:p>0.702704</text:p>
              </table:table-cell>
              <table:table-cell office:value-type="float" office:value="0.710123">
                <text:p>0.710123</text:p>
              </table:table-cell>
              <table:table-cell office:value-type="float" office:value="0.715795">
                <text:p>0.715795</text:p>
              </table:table-cell>
              <table:table-cell office:value-type="float" office:value="0.720594">
                <text:p>0.720594</text:p>
              </table:table-cell>
              <table:table-cell office:value-type="float" office:value="0.724718">
                <text:p>0.724718</text:p>
              </table:table-cell>
              <table:table-cell office:value-type="float" office:value="0.738748">
                <text:p>0.738748</text:p>
              </table:table-cell>
              <table:table-cell office:value-type="float" office:value="0.778537">
                <text:p>0.778537</text:p>
              </table:table-cell>
              <table:table-cell office:value-type="float" office:value="0.674307">
                <text:p>0.67430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03802">
                <text:p>0.503802</text:p>
              </table:table-cell>
              <table:table-cell office:value-type="float" office:value="0.567254">
                <text:p>0.567254</text:p>
              </table:table-cell>
              <table:table-cell office:value-type="float" office:value="0.651606">
                <text:p>0.651606</text:p>
              </table:table-cell>
              <table:table-cell office:value-type="float" office:value="0.683094">
                <text:p>0.683094</text:p>
              </table:table-cell>
              <table:table-cell office:value-type="float" office:value="0.699372">
                <text:p>0.699372</text:p>
              </table:table-cell>
              <table:table-cell office:value-type="float" office:value="0.708989">
                <text:p>0.708989</text:p>
              </table:table-cell>
              <table:table-cell office:value-type="float" office:value="0.714604">
                <text:p>0.714604</text:p>
              </table:table-cell>
              <table:table-cell office:value-type="float" office:value="0.720613">
                <text:p>0.720613</text:p>
              </table:table-cell>
              <table:table-cell office:value-type="float" office:value="0.726361">
                <text:p>0.726361</text:p>
              </table:table-cell>
              <table:table-cell office:value-type="float" office:value="0.738629">
                <text:p>0.738629</text:p>
              </table:table-cell>
              <table:table-cell office:value-type="float" office:value="0.778976">
                <text:p>0.778976</text:p>
              </table:table-cell>
              <table:table-cell office:value-type="float" office:value="0.671432">
                <text:p>0.67143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94665">
                <text:p>0.494665</text:p>
              </table:table-cell>
              <table:table-cell office:value-type="float" office:value="0.558723">
                <text:p>0.558723</text:p>
              </table:table-cell>
              <table:table-cell office:value-type="float" office:value="0.652062">
                <text:p>0.652062</text:p>
              </table:table-cell>
              <table:table-cell office:value-type="float" office:value="0.681382">
                <text:p>0.681382</text:p>
              </table:table-cell>
              <table:table-cell office:value-type="float" office:value="0.69968">
                <text:p>0.69968</text:p>
              </table:table-cell>
              <table:table-cell office:value-type="float" office:value="0.709712">
                <text:p>0.709712</text:p>
              </table:table-cell>
              <table:table-cell office:value-type="float" office:value="0.716451">
                <text:p>0.716451</text:p>
              </table:table-cell>
              <table:table-cell office:value-type="float" office:value="0.722495">
                <text:p>0.722495</text:p>
              </table:table-cell>
              <table:table-cell office:value-type="float" office:value="0.727844">
                <text:p>0.727844</text:p>
              </table:table-cell>
              <table:table-cell office:value-type="float" office:value="0.740214">
                <text:p>0.740214</text:p>
              </table:table-cell>
              <table:table-cell office:value-type="float" office:value="0.778976">
                <text:p>0.778976</text:p>
              </table:table-cell>
              <table:table-cell office:value-type="float" office:value="0.670323">
                <text:p>0.67032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88439">
                <text:p>0.488439</text:p>
              </table:table-cell>
              <table:table-cell office:value-type="float" office:value="0.538389">
                <text:p>0.538389</text:p>
              </table:table-cell>
              <table:table-cell office:value-type="float" office:value="0.630937">
                <text:p>0.630937</text:p>
              </table:table-cell>
              <table:table-cell office:value-type="float" office:value="0.67307">
                <text:p>0.67307</text:p>
              </table:table-cell>
              <table:table-cell office:value-type="float" office:value="0.692046">
                <text:p>0.692046</text:p>
              </table:table-cell>
              <table:table-cell office:value-type="float" office:value="0.70582">
                <text:p>0.70582</text:p>
              </table:table-cell>
              <table:table-cell office:value-type="float" office:value="0.713185">
                <text:p>0.713185</text:p>
              </table:table-cell>
              <table:table-cell office:value-type="float" office:value="0.719171">
                <text:p>0.719171</text:p>
              </table:table-cell>
              <table:table-cell office:value-type="float" office:value="0.724081">
                <text:p>0.724081</text:p>
              </table:table-cell>
              <table:table-cell office:value-type="float" office:value="0.740002">
                <text:p>0.740002</text:p>
              </table:table-cell>
              <table:table-cell office:value-type="float" office:value="0.778976">
                <text:p>0.778976</text:p>
              </table:table-cell>
              <table:table-cell office:value-type="float" office:value="0.662514">
                <text:p>0.66251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07314">
                <text:p>0.507314</text:p>
              </table:table-cell>
              <table:table-cell office:value-type="float" office:value="0.602176">
                <text:p>0.602176</text:p>
              </table:table-cell>
              <table:table-cell office:value-type="float" office:value="0.664383">
                <text:p>0.664383</text:p>
              </table:table-cell>
              <table:table-cell office:value-type="float" office:value="0.687199">
                <text:p>0.687199</text:p>
              </table:table-cell>
              <table:table-cell office:value-type="float" office:value="0.701584">
                <text:p>0.701584</text:p>
              </table:table-cell>
              <table:table-cell office:value-type="float" office:value="0.709106">
                <text:p>0.709106</text:p>
              </table:table-cell>
              <table:table-cell office:value-type="float" office:value="0.714689">
                <text:p>0.714689</text:p>
              </table:table-cell>
              <table:table-cell office:value-type="float" office:value="0.719875">
                <text:p>0.719875</text:p>
              </table:table-cell>
              <table:table-cell office:value-type="float" office:value="0.725229">
                <text:p>0.725229</text:p>
              </table:table-cell>
              <table:table-cell office:value-type="float" office:value="0.741261">
                <text:p>0.741261</text:p>
              </table:table-cell>
              <table:table-cell office:value-type="float" office:value="0.778976">
                <text:p>0.778976</text:p>
              </table:table-cell>
              <table:table-cell office:value-type="float" office:value="0.677282">
                <text:p>0.67728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9413">
                <text:p>0.49413</text:p>
              </table:table-cell>
              <table:table-cell office:value-type="float" office:value="0.586569">
                <text:p>0.586569</text:p>
              </table:table-cell>
              <table:table-cell office:value-type="float" office:value="0.662637">
                <text:p>0.662637</text:p>
              </table:table-cell>
              <table:table-cell office:value-type="float" office:value="0.688046">
                <text:p>0.688046</text:p>
              </table:table-cell>
              <table:table-cell office:value-type="float" office:value="0.70213">
                <text:p>0.70213</text:p>
              </table:table-cell>
              <table:table-cell office:value-type="float" office:value="0.710292">
                <text:p>0.710292</text:p>
              </table:table-cell>
              <table:table-cell office:value-type="float" office:value="0.716382">
                <text:p>0.716382</text:p>
              </table:table-cell>
              <table:table-cell office:value-type="float" office:value="0.721656">
                <text:p>0.721656</text:p>
              </table:table-cell>
              <table:table-cell office:value-type="float" office:value="0.728152">
                <text:p>0.728152</text:p>
              </table:table-cell>
              <table:table-cell office:value-type="float" office:value="0.745182">
                <text:p>0.745182</text:p>
              </table:table-cell>
              <table:table-cell office:value-type="float" office:value="0.778976">
                <text:p>0.778976</text:p>
              </table:table-cell>
              <table:table-cell office:value-type="float" office:value="0.675518">
                <text:p>0.67551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92236">
                <text:p>0.492236</text:p>
              </table:table-cell>
              <table:table-cell office:value-type="float" office:value="0.609367">
                <text:p>0.609367</text:p>
              </table:table-cell>
              <table:table-cell office:value-type="float" office:value="0.673258">
                <text:p>0.673258</text:p>
              </table:table-cell>
              <table:table-cell office:value-type="float" office:value="0.693182">
                <text:p>0.693182</text:p>
              </table:table-cell>
              <table:table-cell office:value-type="float" office:value="0.706774">
                <text:p>0.706774</text:p>
              </table:table-cell>
              <table:table-cell office:value-type="float" office:value="0.713134">
                <text:p>0.713134</text:p>
              </table:table-cell>
              <table:table-cell office:value-type="float" office:value="0.717819">
                <text:p>0.717819</text:p>
              </table:table-cell>
              <table:table-cell office:value-type="float" office:value="0.722553">
                <text:p>0.722553</text:p>
              </table:table-cell>
              <table:table-cell office:value-type="float" office:value="0.72852">
                <text:p>0.72852</text:p>
              </table:table-cell>
              <table:table-cell office:value-type="float" office:value="0.745716">
                <text:p>0.74571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0256">
                <text:p>0.68025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5516">
                <text:p>0.505516</text:p>
              </table:table-cell>
              <table:table-cell office:value-type="float" office:value="0.625104">
                <text:p>0.625104</text:p>
              </table:table-cell>
              <table:table-cell office:value-type="float" office:value="0.678993">
                <text:p>0.678993</text:p>
              </table:table-cell>
              <table:table-cell office:value-type="float" office:value="0.696625">
                <text:p>0.696625</text:p>
              </table:table-cell>
              <table:table-cell office:value-type="float" office:value="0.707664">
                <text:p>0.707664</text:p>
              </table:table-cell>
              <table:table-cell office:value-type="float" office:value="0.713974">
                <text:p>0.713974</text:p>
              </table:table-cell>
              <table:table-cell office:value-type="float" office:value="0.718407">
                <text:p>0.718407</text:p>
              </table:table-cell>
              <table:table-cell office:value-type="float" office:value="0.722628">
                <text:p>0.722628</text:p>
              </table:table-cell>
              <table:table-cell office:value-type="float" office:value="0.729067">
                <text:p>0.729067</text:p>
              </table:table-cell>
              <table:table-cell office:value-type="float" office:value="0.742913">
                <text:p>0.742913</text:p>
              </table:table-cell>
              <table:table-cell office:value-type="float" office:value="0.778976">
                <text:p>0.778976</text:p>
              </table:table-cell>
              <table:table-cell office:value-type="float" office:value="0.684089">
                <text:p>0.68408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4904">
                <text:p>0.514904</text:p>
              </table:table-cell>
              <table:table-cell office:value-type="float" office:value="0.603842">
                <text:p>0.603842</text:p>
              </table:table-cell>
              <table:table-cell office:value-type="float" office:value="0.669134">
                <text:p>0.669134</text:p>
              </table:table-cell>
              <table:table-cell office:value-type="float" office:value="0.692802">
                <text:p>0.692802</text:p>
              </table:table-cell>
              <table:table-cell office:value-type="float" office:value="0.705843">
                <text:p>0.705843</text:p>
              </table:table-cell>
              <table:table-cell office:value-type="float" office:value="0.713302">
                <text:p>0.713302</text:p>
              </table:table-cell>
              <table:table-cell office:value-type="float" office:value="0.718178">
                <text:p>0.718178</text:p>
              </table:table-cell>
              <table:table-cell office:value-type="float" office:value="0.722567">
                <text:p>0.722567</text:p>
              </table:table-cell>
              <table:table-cell office:value-type="float" office:value="0.728338">
                <text:p>0.728338</text:p>
              </table:table-cell>
              <table:table-cell office:value-type="float" office:value="0.745613">
                <text:p>0.745613</text:p>
              </table:table-cell>
              <table:table-cell office:value-type="float" office:value="0.778976">
                <text:p>0.778976</text:p>
              </table:table-cell>
              <table:table-cell office:value-type="float" office:value="0.681452">
                <text:p>0.6814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775">
                <text:p>0.52775</text:p>
              </table:table-cell>
              <table:table-cell office:value-type="float" office:value="0.619899">
                <text:p>0.619899</text:p>
              </table:table-cell>
              <table:table-cell office:value-type="float" office:value="0.671809">
                <text:p>0.671809</text:p>
              </table:table-cell>
              <table:table-cell office:value-type="float" office:value="0.693608">
                <text:p>0.693608</text:p>
              </table:table-cell>
              <table:table-cell office:value-type="float" office:value="0.707105">
                <text:p>0.707105</text:p>
              </table:table-cell>
              <table:table-cell office:value-type="float" office:value="0.713764">
                <text:p>0.713764</text:p>
              </table:table-cell>
              <table:table-cell office:value-type="float" office:value="0.718852">
                <text:p>0.718852</text:p>
              </table:table-cell>
              <table:table-cell office:value-type="float" office:value="0.723726">
                <text:p>0.723726</text:p>
              </table:table-cell>
              <table:table-cell office:value-type="float" office:value="0.729506">
                <text:p>0.729506</text:p>
              </table:table-cell>
              <table:table-cell office:value-type="float" office:value="0.748052">
                <text:p>0.748052</text:p>
              </table:table-cell>
              <table:table-cell office:value-type="float" office:value="0.778976">
                <text:p>0.778976</text:p>
              </table:table-cell>
              <table:table-cell office:value-type="float" office:value="0.685407">
                <text:p>0.6854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38098">
                <text:p>0.538098</text:p>
              </table:table-cell>
              <table:table-cell office:value-type="float" office:value="0.644212">
                <text:p>0.644212</text:p>
              </table:table-cell>
              <table:table-cell office:value-type="float" office:value="0.683014">
                <text:p>0.683014</text:p>
              </table:table-cell>
              <table:table-cell office:value-type="float" office:value="0.697842">
                <text:p>0.697842</text:p>
              </table:table-cell>
              <table:table-cell office:value-type="float" office:value="0.709854">
                <text:p>0.709854</text:p>
              </table:table-cell>
              <table:table-cell office:value-type="float" office:value="0.716233">
                <text:p>0.716233</text:p>
              </table:table-cell>
              <table:table-cell office:value-type="float" office:value="0.720637">
                <text:p>0.720637</text:p>
              </table:table-cell>
              <table:table-cell office:value-type="float" office:value="0.724905">
                <text:p>0.724905</text:p>
              </table:table-cell>
              <table:table-cell office:value-type="float" office:value="0.73023">
                <text:p>0.73023</text:p>
              </table:table-cell>
              <table:table-cell office:value-type="float" office:value="0.748859">
                <text:p>0.748859</text:p>
              </table:table-cell>
              <table:table-cell office:value-type="float" office:value="0.778976">
                <text:p>0.778976</text:p>
              </table:table-cell>
              <table:table-cell office:value-type="float" office:value="0.691388">
                <text:p>0.69138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08235">
                <text:p>0.508235</text:p>
              </table:table-cell>
              <table:table-cell office:value-type="float" office:value="0.63941">
                <text:p>0.63941</text:p>
              </table:table-cell>
              <table:table-cell office:value-type="float" office:value="0.675498">
                <text:p>0.675498</text:p>
              </table:table-cell>
              <table:table-cell office:value-type="float" office:value="0.695978">
                <text:p>0.695978</text:p>
              </table:table-cell>
              <table:table-cell office:value-type="float" office:value="0.70919">
                <text:p>0.70919</text:p>
              </table:table-cell>
              <table:table-cell office:value-type="float" office:value="0.71618">
                <text:p>0.71618</text:p>
              </table:table-cell>
              <table:table-cell office:value-type="float" office:value="0.720623">
                <text:p>0.720623</text:p>
              </table:table-cell>
              <table:table-cell office:value-type="float" office:value="0.725064">
                <text:p>0.725064</text:p>
              </table:table-cell>
              <table:table-cell office:value-type="float" office:value="0.730546">
                <text:p>0.730546</text:p>
              </table:table-cell>
              <table:table-cell office:value-type="float" office:value="0.748695">
                <text:p>0.748695</text:p>
              </table:table-cell>
              <table:table-cell office:value-type="float" office:value="0.778976">
                <text:p>0.778976</text:p>
              </table:table-cell>
              <table:table-cell office:value-type="float" office:value="0.686942">
                <text:p>0.68694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21916">
                <text:p>0.521916</text:p>
              </table:table-cell>
              <table:table-cell office:value-type="float" office:value="0.632501">
                <text:p>0.632501</text:p>
              </table:table-cell>
              <table:table-cell office:value-type="float" office:value="0.674576">
                <text:p>0.674576</text:p>
              </table:table-cell>
              <table:table-cell office:value-type="float" office:value="0.695889">
                <text:p>0.695889</text:p>
              </table:table-cell>
              <table:table-cell office:value-type="float" office:value="0.709528">
                <text:p>0.709528</text:p>
              </table:table-cell>
              <table:table-cell office:value-type="float" office:value="0.716161">
                <text:p>0.716161</text:p>
              </table:table-cell>
              <table:table-cell office:value-type="float" office:value="0.720647">
                <text:p>0.720647</text:p>
              </table:table-cell>
              <table:table-cell office:value-type="float" office:value="0.725406">
                <text:p>0.725406</text:p>
              </table:table-cell>
              <table:table-cell office:value-type="float" office:value="0.730731">
                <text:p>0.730731</text:p>
              </table:table-cell>
              <table:table-cell office:value-type="float" office:value="0.747822">
                <text:p>0.747822</text:p>
              </table:table-cell>
              <table:table-cell office:value-type="float" office:value="0.778976">
                <text:p>0.778976</text:p>
              </table:table-cell>
              <table:table-cell office:value-type="float" office:value="0.687518">
                <text:p>0.68751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18473">
                <text:p>0.518473</text:p>
              </table:table-cell>
              <table:table-cell office:value-type="float" office:value="0.631607">
                <text:p>0.631607</text:p>
              </table:table-cell>
              <table:table-cell office:value-type="float" office:value="0.678048">
                <text:p>0.678048</text:p>
              </table:table-cell>
              <table:table-cell office:value-type="float" office:value="0.698628">
                <text:p>0.698628</text:p>
              </table:table-cell>
              <table:table-cell office:value-type="float" office:value="0.709693">
                <text:p>0.709693</text:p>
              </table:table-cell>
              <table:table-cell office:value-type="float" office:value="0.716257">
                <text:p>0.716257</text:p>
              </table:table-cell>
              <table:table-cell office:value-type="float" office:value="0.72018">
                <text:p>0.72018</text:p>
              </table:table-cell>
              <table:table-cell office:value-type="float" office:value="0.724994">
                <text:p>0.724994</text:p>
              </table:table-cell>
              <table:table-cell office:value-type="float" office:value="0.730924">
                <text:p>0.730924</text:p>
              </table:table-cell>
              <table:table-cell office:value-type="float" office:value="0.747799">
                <text:p>0.747799</text:p>
              </table:table-cell>
              <table:table-cell office:value-type="float" office:value="0.778976">
                <text:p>0.778976</text:p>
              </table:table-cell>
              <table:table-cell office:value-type="float" office:value="0.68766">
                <text:p>0.6876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08295">
                <text:p>0.508295</text:p>
              </table:table-cell>
              <table:table-cell office:value-type="float" office:value="0.600964">
                <text:p>0.600964</text:p>
              </table:table-cell>
              <table:table-cell office:value-type="float" office:value="0.660758">
                <text:p>0.660758</text:p>
              </table:table-cell>
              <table:table-cell office:value-type="float" office:value="0.687526">
                <text:p>0.687526</text:p>
              </table:table-cell>
              <table:table-cell office:value-type="float" office:value="0.707107">
                <text:p>0.707107</text:p>
              </table:table-cell>
              <table:table-cell office:value-type="float" office:value="0.713913">
                <text:p>0.713913</text:p>
              </table:table-cell>
              <table:table-cell office:value-type="float" office:value="0.719087">
                <text:p>0.719087</text:p>
              </table:table-cell>
              <table:table-cell office:value-type="float" office:value="0.723885">
                <text:p>0.723885</text:p>
              </table:table-cell>
              <table:table-cell office:value-type="float" office:value="0.729879">
                <text:p>0.729879</text:p>
              </table:table-cell>
              <table:table-cell office:value-type="float" office:value="0.746176">
                <text:p>0.746176</text:p>
              </table:table-cell>
              <table:table-cell office:value-type="float" office:value="0.778976">
                <text:p>0.778976</text:p>
              </table:table-cell>
              <table:table-cell office:value-type="float" office:value="0.679759">
                <text:p>0.67975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34498">
                <text:p>0.534498</text:p>
              </table:table-cell>
              <table:table-cell office:value-type="float" office:value="0.62434">
                <text:p>0.62434</text:p>
              </table:table-cell>
              <table:table-cell office:value-type="float" office:value="0.662891">
                <text:p>0.662891</text:p>
              </table:table-cell>
              <table:table-cell office:value-type="float" office:value="0.683877">
                <text:p>0.683877</text:p>
              </table:table-cell>
              <table:table-cell office:value-type="float" office:value="0.704799">
                <text:p>0.704799</text:p>
              </table:table-cell>
              <table:table-cell office:value-type="float" office:value="0.71218">
                <text:p>0.71218</text:p>
              </table:table-cell>
              <table:table-cell office:value-type="float" office:value="0.717829">
                <text:p>0.717829</text:p>
              </table:table-cell>
              <table:table-cell office:value-type="float" office:value="0.722276">
                <text:p>0.722276</text:p>
              </table:table-cell>
              <table:table-cell office:value-type="float" office:value="0.727824">
                <text:p>0.727824</text:p>
              </table:table-cell>
              <table:table-cell office:value-type="float" office:value="0.743756">
                <text:p>0.74375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3427">
                <text:p>0.68342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5125">
                <text:p>0.55125</text:p>
              </table:table-cell>
              <table:table-cell office:value-type="float" office:value="0.646353">
                <text:p>0.646353</text:p>
              </table:table-cell>
              <table:table-cell office:value-type="float" office:value="0.672066">
                <text:p>0.672066</text:p>
              </table:table-cell>
              <table:table-cell office:value-type="float" office:value="0.695505">
                <text:p>0.695505</text:p>
              </table:table-cell>
              <table:table-cell office:value-type="float" office:value="0.709601">
                <text:p>0.709601</text:p>
              </table:table-cell>
              <table:table-cell office:value-type="float" office:value="0.715644">
                <text:p>0.715644</text:p>
              </table:table-cell>
              <table:table-cell office:value-type="float" office:value="0.720302">
                <text:p>0.720302</text:p>
              </table:table-cell>
              <table:table-cell office:value-type="float" office:value="0.72497">
                <text:p>0.72497</text:p>
              </table:table-cell>
              <table:table-cell office:value-type="float" office:value="0.730571">
                <text:p>0.730571</text:p>
              </table:table-cell>
              <table:table-cell office:value-type="float" office:value="0.747824">
                <text:p>0.747824</text:p>
              </table:table-cell>
              <table:table-cell office:value-type="float" office:value="0.778976">
                <text:p>0.778976</text:p>
              </table:table-cell>
              <table:table-cell office:value-type="float" office:value="0.691409">
                <text:p>0.69140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54358">
                <text:p>0.554358</text:p>
              </table:table-cell>
              <table:table-cell office:value-type="float" office:value="0.650173">
                <text:p>0.650173</text:p>
              </table:table-cell>
              <table:table-cell office:value-type="float" office:value="0.679279">
                <text:p>0.679279</text:p>
              </table:table-cell>
              <table:table-cell office:value-type="float" office:value="0.699529">
                <text:p>0.699529</text:p>
              </table:table-cell>
              <table:table-cell office:value-type="float" office:value="0.709538">
                <text:p>0.709538</text:p>
              </table:table-cell>
              <table:table-cell office:value-type="float" office:value="0.715624">
                <text:p>0.715624</text:p>
              </table:table-cell>
              <table:table-cell office:value-type="float" office:value="0.721154">
                <text:p>0.721154</text:p>
              </table:table-cell>
              <table:table-cell office:value-type="float" office:value="0.725708">
                <text:p>0.725708</text:p>
              </table:table-cell>
              <table:table-cell office:value-type="float" office:value="0.730472">
                <text:p>0.730472</text:p>
              </table:table-cell>
              <table:table-cell office:value-type="float" office:value="0.743895">
                <text:p>0.743895</text:p>
              </table:table-cell>
              <table:table-cell office:value-type="float" office:value="0.778976">
                <text:p>0.778976</text:p>
              </table:table-cell>
              <table:table-cell office:value-type="float" office:value="0.692973">
                <text:p>0.69297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50299">
                <text:p>0.550299</text:p>
              </table:table-cell>
              <table:table-cell office:value-type="float" office:value="0.647103">
                <text:p>0.647103</text:p>
              </table:table-cell>
              <table:table-cell office:value-type="float" office:value="0.676695">
                <text:p>0.676695</text:p>
              </table:table-cell>
              <table:table-cell office:value-type="float" office:value="0.695039">
                <text:p>0.695039</text:p>
              </table:table-cell>
              <table:table-cell office:value-type="float" office:value="0.707564">
                <text:p>0.707564</text:p>
              </table:table-cell>
              <table:table-cell office:value-type="float" office:value="0.712755">
                <text:p>0.712755</text:p>
              </table:table-cell>
              <table:table-cell office:value-type="float" office:value="0.717989">
                <text:p>0.717989</text:p>
              </table:table-cell>
              <table:table-cell office:value-type="float" office:value="0.72234">
                <text:p>0.72234</text:p>
              </table:table-cell>
              <table:table-cell office:value-type="float" office:value="0.728127">
                <text:p>0.728127</text:p>
              </table:table-cell>
              <table:table-cell office:value-type="float" office:value="0.743722">
                <text:p>0.743722</text:p>
              </table:table-cell>
              <table:table-cell office:value-type="float" office:value="0.778976">
                <text:p>0.778976</text:p>
              </table:table-cell>
              <table:table-cell office:value-type="float" office:value="0.690163">
                <text:p>0.6901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39412">
                <text:p>0.539412</text:p>
              </table:table-cell>
              <table:table-cell office:value-type="float" office:value="0.640856">
                <text:p>0.640856</text:p>
              </table:table-cell>
              <table:table-cell office:value-type="float" office:value="0.675829">
                <text:p>0.675829</text:p>
              </table:table-cell>
              <table:table-cell office:value-type="float" office:value="0.692002">
                <text:p>0.692002</text:p>
              </table:table-cell>
              <table:table-cell office:value-type="float" office:value="0.702902">
                <text:p>0.702902</text:p>
              </table:table-cell>
              <table:table-cell office:value-type="float" office:value="0.711201">
                <text:p>0.711201</text:p>
              </table:table-cell>
              <table:table-cell office:value-type="float" office:value="0.717359">
                <text:p>0.717359</text:p>
              </table:table-cell>
              <table:table-cell office:value-type="float" office:value="0.723878">
                <text:p>0.723878</text:p>
              </table:table-cell>
              <table:table-cell office:value-type="float" office:value="0.729097">
                <text:p>0.729097</text:p>
              </table:table-cell>
              <table:table-cell office:value-type="float" office:value="0.743985">
                <text:p>0.743985</text:p>
              </table:table-cell>
              <table:table-cell office:value-type="float" office:value="0.778976">
                <text:p>0.778976</text:p>
              </table:table-cell>
              <table:table-cell office:value-type="float" office:value="0.687652">
                <text:p>0.68765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41863">
                <text:p>0.541863</text:p>
              </table:table-cell>
              <table:table-cell office:value-type="float" office:value="0.641335">
                <text:p>0.641335</text:p>
              </table:table-cell>
              <table:table-cell office:value-type="float" office:value="0.672449">
                <text:p>0.672449</text:p>
              </table:table-cell>
              <table:table-cell office:value-type="float" office:value="0.691184">
                <text:p>0.691184</text:p>
              </table:table-cell>
              <table:table-cell office:value-type="float" office:value="0.702459">
                <text:p>0.702459</text:p>
              </table:table-cell>
              <table:table-cell office:value-type="float" office:value="0.71008">
                <text:p>0.71008</text:p>
              </table:table-cell>
              <table:table-cell office:value-type="float" office:value="0.715397">
                <text:p>0.715397</text:p>
              </table:table-cell>
              <table:table-cell office:value-type="float" office:value="0.722102">
                <text:p>0.722102</text:p>
              </table:table-cell>
              <table:table-cell office:value-type="float" office:value="0.728167">
                <text:p>0.728167</text:p>
              </table:table-cell>
              <table:table-cell office:value-type="float" office:value="0.741686">
                <text:p>0.74168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6672">
                <text:p>0.68667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08253">
                <text:p>0.508253</text:p>
              </table:table-cell>
              <table:table-cell office:value-type="float" office:value="0.634014">
                <text:p>0.634014</text:p>
              </table:table-cell>
              <table:table-cell office:value-type="float" office:value="0.66667">
                <text:p>0.66667</text:p>
              </table:table-cell>
              <table:table-cell office:value-type="float" office:value="0.690901">
                <text:p>0.690901</text:p>
              </table:table-cell>
              <table:table-cell office:value-type="float" office:value="0.703875">
                <text:p>0.703875</text:p>
              </table:table-cell>
              <table:table-cell office:value-type="float" office:value="0.710253">
                <text:p>0.710253</text:p>
              </table:table-cell>
              <table:table-cell office:value-type="float" office:value="0.714593">
                <text:p>0.714593</text:p>
              </table:table-cell>
              <table:table-cell office:value-type="float" office:value="0.720397">
                <text:p>0.720397</text:p>
              </table:table-cell>
              <table:table-cell office:value-type="float" office:value="0.726513">
                <text:p>0.726513</text:p>
              </table:table-cell>
              <table:table-cell office:value-type="float" office:value="0.742466">
                <text:p>0.74246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1794">
                <text:p>0.68179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33911">
                <text:p>0.533911</text:p>
              </table:table-cell>
              <table:table-cell office:value-type="float" office:value="0.650435">
                <text:p>0.650435</text:p>
              </table:table-cell>
              <table:table-cell office:value-type="float" office:value="0.679621">
                <text:p>0.679621</text:p>
              </table:table-cell>
              <table:table-cell office:value-type="float" office:value="0.700729">
                <text:p>0.700729</text:p>
              </table:table-cell>
              <table:table-cell office:value-type="float" office:value="0.70878">
                <text:p>0.70878</text:p>
              </table:table-cell>
              <table:table-cell office:value-type="float" office:value="0.71261">
                <text:p>0.71261</text:p>
              </table:table-cell>
              <table:table-cell office:value-type="float" office:value="0.716945">
                <text:p>0.716945</text:p>
              </table:table-cell>
              <table:table-cell office:value-type="float" office:value="0.721897">
                <text:p>0.721897</text:p>
              </table:table-cell>
              <table:table-cell office:value-type="float" office:value="0.728045">
                <text:p>0.728045</text:p>
              </table:table-cell>
              <table:table-cell office:value-type="float" office:value="0.741173">
                <text:p>0.741173</text:p>
              </table:table-cell>
              <table:table-cell office:value-type="float" office:value="0.778976">
                <text:p>0.778976</text:p>
              </table:table-cell>
              <table:table-cell office:value-type="float" office:value="0.689414">
                <text:p>0.68941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499922">
                <text:p>0.499922</text:p>
              </table:table-cell>
              <table:table-cell office:value-type="float" office:value="0.63697">
                <text:p>0.63697</text:p>
              </table:table-cell>
              <table:table-cell office:value-type="float" office:value="0.675633">
                <text:p>0.675633</text:p>
              </table:table-cell>
              <table:table-cell office:value-type="float" office:value="0.696916">
                <text:p>0.696916</text:p>
              </table:table-cell>
              <table:table-cell office:value-type="float" office:value="0.707323">
                <text:p>0.707323</text:p>
              </table:table-cell>
              <table:table-cell office:value-type="float" office:value="0.712024">
                <text:p>0.712024</text:p>
              </table:table-cell>
              <table:table-cell office:value-type="float" office:value="0.716048">
                <text:p>0.716048</text:p>
              </table:table-cell>
              <table:table-cell office:value-type="float" office:value="0.720206">
                <text:p>0.720206</text:p>
              </table:table-cell>
              <table:table-cell office:value-type="float" office:value="0.726924">
                <text:p>0.726924</text:p>
              </table:table-cell>
              <table:table-cell office:value-type="float" office:value="0.741725">
                <text:p>0.741725</text:p>
              </table:table-cell>
              <table:table-cell office:value-type="float" office:value="0.778976">
                <text:p>0.778976</text:p>
              </table:table-cell>
              <table:table-cell office:value-type="float" office:value="0.683369">
                <text:p>0.68336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22319">
                <text:p>0.522319</text:p>
              </table:table-cell>
              <table:table-cell office:value-type="float" office:value="0.635866">
                <text:p>0.635866</text:p>
              </table:table-cell>
              <table:table-cell office:value-type="float" office:value="0.671405">
                <text:p>0.671405</text:p>
              </table:table-cell>
              <table:table-cell office:value-type="float" office:value="0.696584">
                <text:p>0.696584</text:p>
              </table:table-cell>
              <table:table-cell office:value-type="float" office:value="0.705652">
                <text:p>0.705652</text:p>
              </table:table-cell>
              <table:table-cell office:value-type="float" office:value="0.710453">
                <text:p>0.710453</text:p>
              </table:table-cell>
              <table:table-cell office:value-type="float" office:value="0.714977">
                <text:p>0.714977</text:p>
              </table:table-cell>
              <table:table-cell office:value-type="float" office:value="0.719435">
                <text:p>0.719435</text:p>
              </table:table-cell>
              <table:table-cell office:value-type="float" office:value="0.726064">
                <text:p>0.726064</text:p>
              </table:table-cell>
              <table:table-cell office:value-type="float" office:value="0.745532">
                <text:p>0.745532</text:p>
              </table:table-cell>
              <table:table-cell office:value-type="float" office:value="0.778976">
                <text:p>0.778976</text:p>
              </table:table-cell>
              <table:table-cell office:value-type="float" office:value="0.684829">
                <text:p>0.68482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19012">
                <text:p>0.519012</text:p>
              </table:table-cell>
              <table:table-cell office:value-type="float" office:value="0.62437">
                <text:p>0.62437</text:p>
              </table:table-cell>
              <table:table-cell office:value-type="float" office:value="0.678321">
                <text:p>0.678321</text:p>
              </table:table-cell>
              <table:table-cell office:value-type="float" office:value="0.701572">
                <text:p>0.701572</text:p>
              </table:table-cell>
              <table:table-cell office:value-type="float" office:value="0.708286">
                <text:p>0.708286</text:p>
              </table:table-cell>
              <table:table-cell office:value-type="float" office:value="0.711561">
                <text:p>0.711561</text:p>
              </table:table-cell>
              <table:table-cell office:value-type="float" office:value="0.715635">
                <text:p>0.715635</text:p>
              </table:table-cell>
              <table:table-cell office:value-type="float" office:value="0.720059">
                <text:p>0.720059</text:p>
              </table:table-cell>
              <table:table-cell office:value-type="float" office:value="0.726085">
                <text:p>0.726085</text:p>
              </table:table-cell>
              <table:table-cell office:value-type="float" office:value="0.744811">
                <text:p>0.744811</text:p>
              </table:table-cell>
              <table:table-cell office:value-type="float" office:value="0.778976">
                <text:p>0.778976</text:p>
              </table:table-cell>
              <table:table-cell office:value-type="float" office:value="0.684971">
                <text:p>0.68497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19079">
                <text:p>0.519079</text:p>
              </table:table-cell>
              <table:table-cell office:value-type="float" office:value="0.628834">
                <text:p>0.628834</text:p>
              </table:table-cell>
              <table:table-cell office:value-type="float" office:value="0.675476">
                <text:p>0.675476</text:p>
              </table:table-cell>
              <table:table-cell office:value-type="float" office:value="0.697243">
                <text:p>0.697243</text:p>
              </table:table-cell>
              <table:table-cell office:value-type="float" office:value="0.707096">
                <text:p>0.707096</text:p>
              </table:table-cell>
              <table:table-cell office:value-type="float" office:value="0.710793">
                <text:p>0.710793</text:p>
              </table:table-cell>
              <table:table-cell office:value-type="float" office:value="0.714492">
                <text:p>0.714492</text:p>
              </table:table-cell>
              <table:table-cell office:value-type="float" office:value="0.719487">
                <text:p>0.719487</text:p>
              </table:table-cell>
              <table:table-cell office:value-type="float" office:value="0.725525">
                <text:p>0.725525</text:p>
              </table:table-cell>
              <table:table-cell office:value-type="float" office:value="0.746856">
                <text:p>0.74685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4488">
                <text:p>0.68448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22436">
                <text:p>0.522436</text:p>
              </table:table-cell>
              <table:table-cell office:value-type="float" office:value="0.638783">
                <text:p>0.638783</text:p>
              </table:table-cell>
              <table:table-cell office:value-type="float" office:value="0.675845">
                <text:p>0.675845</text:p>
              </table:table-cell>
              <table:table-cell office:value-type="float" office:value="0.696717">
                <text:p>0.696717</text:p>
              </table:table-cell>
              <table:table-cell office:value-type="float" office:value="0.706174">
                <text:p>0.706174</text:p>
              </table:table-cell>
              <table:table-cell office:value-type="float" office:value="0.711454">
                <text:p>0.711454</text:p>
              </table:table-cell>
              <table:table-cell office:value-type="float" office:value="0.715785">
                <text:p>0.715785</text:p>
              </table:table-cell>
              <table:table-cell office:value-type="float" office:value="0.720384">
                <text:p>0.720384</text:p>
              </table:table-cell>
              <table:table-cell office:value-type="float" office:value="0.726157">
                <text:p>0.726157</text:p>
              </table:table-cell>
              <table:table-cell office:value-type="float" office:value="0.747876">
                <text:p>0.747876</text:p>
              </table:table-cell>
              <table:table-cell office:value-type="float" office:value="0.778976">
                <text:p>0.778976</text:p>
              </table:table-cell>
              <table:table-cell office:value-type="float" office:value="0.686161">
                <text:p>0.68616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18661">
                <text:p>0.518661</text:p>
              </table:table-cell>
              <table:table-cell office:value-type="float" office:value="0.642313">
                <text:p>0.642313</text:p>
              </table:table-cell>
              <table:table-cell office:value-type="float" office:value="0.680409">
                <text:p>0.680409</text:p>
              </table:table-cell>
              <table:table-cell office:value-type="float" office:value="0.702342">
                <text:p>0.702342</text:p>
              </table:table-cell>
              <table:table-cell office:value-type="float" office:value="0.709844">
                <text:p>0.709844</text:p>
              </table:table-cell>
              <table:table-cell office:value-type="float" office:value="0.713648">
                <text:p>0.713648</text:p>
              </table:table-cell>
              <table:table-cell office:value-type="float" office:value="0.717396">
                <text:p>0.717396</text:p>
              </table:table-cell>
              <table:table-cell office:value-type="float" office:value="0.721772">
                <text:p>0.721772</text:p>
              </table:table-cell>
              <table:table-cell office:value-type="float" office:value="0.727929">
                <text:p>0.727929</text:p>
              </table:table-cell>
              <table:table-cell office:value-type="float" office:value="0.754308">
                <text:p>0.754308</text:p>
              </table:table-cell>
              <table:table-cell office:value-type="float" office:value="0.779552">
                <text:p>0.779552</text:p>
              </table:table-cell>
              <table:table-cell office:value-type="float" office:value="0.688862">
                <text:p>0.68886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58335">
                <text:p>0.558335</text:p>
              </table:table-cell>
              <table:table-cell office:value-type="float" office:value="0.649282">
                <text:p>0.649282</text:p>
              </table:table-cell>
              <table:table-cell office:value-type="float" office:value="0.682594">
                <text:p>0.682594</text:p>
              </table:table-cell>
              <table:table-cell office:value-type="float" office:value="0.701462">
                <text:p>0.701462</text:p>
              </table:table-cell>
              <table:table-cell office:value-type="float" office:value="0.709614">
                <text:p>0.709614</text:p>
              </table:table-cell>
              <table:table-cell office:value-type="float" office:value="0.714531">
                <text:p>0.714531</text:p>
              </table:table-cell>
              <table:table-cell office:value-type="float" office:value="0.71777">
                <text:p>0.71777</text:p>
              </table:table-cell>
              <table:table-cell office:value-type="float" office:value="0.722678">
                <text:p>0.722678</text:p>
              </table:table-cell>
              <table:table-cell office:value-type="float" office:value="0.728813">
                <text:p>0.728813</text:p>
              </table:table-cell>
              <table:table-cell office:value-type="float" office:value="0.751226">
                <text:p>0.751226</text:p>
              </table:table-cell>
              <table:table-cell office:value-type="float" office:value="0.779552">
                <text:p>0.779552</text:p>
              </table:table-cell>
              <table:table-cell office:value-type="float" office:value="0.69363">
                <text:p>0.6936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43888">
                <text:p>0.543888</text:p>
              </table:table-cell>
              <table:table-cell office:value-type="float" office:value="0.646113">
                <text:p>0.646113</text:p>
              </table:table-cell>
              <table:table-cell office:value-type="float" office:value="0.677236">
                <text:p>0.677236</text:p>
              </table:table-cell>
              <table:table-cell office:value-type="float" office:value="0.700118">
                <text:p>0.700118</text:p>
              </table:table-cell>
              <table:table-cell office:value-type="float" office:value="0.709646">
                <text:p>0.709646</text:p>
              </table:table-cell>
              <table:table-cell office:value-type="float" office:value="0.714227">
                <text:p>0.714227</text:p>
              </table:table-cell>
              <table:table-cell office:value-type="float" office:value="0.717435">
                <text:p>0.717435</text:p>
              </table:table-cell>
              <table:table-cell office:value-type="float" office:value="0.722331">
                <text:p>0.722331</text:p>
              </table:table-cell>
              <table:table-cell office:value-type="float" office:value="0.729145">
                <text:p>0.729145</text:p>
              </table:table-cell>
              <table:table-cell office:value-type="float" office:value="0.749602">
                <text:p>0.749602</text:p>
              </table:table-cell>
              <table:table-cell office:value-type="float" office:value="0.779552">
                <text:p>0.779552</text:p>
              </table:table-cell>
              <table:table-cell office:value-type="float" office:value="0.690974">
                <text:p>0.69097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48802">
                <text:p>0.548802</text:p>
              </table:table-cell>
              <table:table-cell office:value-type="float" office:value="0.650893">
                <text:p>0.650893</text:p>
              </table:table-cell>
              <table:table-cell office:value-type="float" office:value="0.687911">
                <text:p>0.687911</text:p>
              </table:table-cell>
              <table:table-cell office:value-type="float" office:value="0.705326">
                <text:p>0.705326</text:p>
              </table:table-cell>
              <table:table-cell office:value-type="float" office:value="0.711671">
                <text:p>0.711671</text:p>
              </table:table-cell>
              <table:table-cell office:value-type="float" office:value="0.715022">
                <text:p>0.715022</text:p>
              </table:table-cell>
              <table:table-cell office:value-type="float" office:value="0.718497">
                <text:p>0.718497</text:p>
              </table:table-cell>
              <table:table-cell office:value-type="float" office:value="0.723914">
                <text:p>0.723914</text:p>
              </table:table-cell>
              <table:table-cell office:value-type="float" office:value="0.729666">
                <text:p>0.729666</text:p>
              </table:table-cell>
              <table:table-cell office:value-type="float" office:value="0.750123">
                <text:p>0.750123</text:p>
              </table:table-cell>
              <table:table-cell office:value-type="float" office:value="0.779552">
                <text:p>0.779552</text:p>
              </table:table-cell>
              <table:table-cell office:value-type="float" office:value="0.694182">
                <text:p>0.69418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66318">
                <text:p>0.566318</text:p>
              </table:table-cell>
              <table:table-cell office:value-type="float" office:value="0.6478">
                <text:p>0.6478</text:p>
              </table:table-cell>
              <table:table-cell office:value-type="float" office:value="0.685902">
                <text:p>0.685902</text:p>
              </table:table-cell>
              <table:table-cell office:value-type="float" office:value="0.701728">
                <text:p>0.701728</text:p>
              </table:table-cell>
              <table:table-cell office:value-type="float" office:value="0.710705">
                <text:p>0.710705</text:p>
              </table:table-cell>
              <table:table-cell office:value-type="float" office:value="0.715269">
                <text:p>0.715269</text:p>
              </table:table-cell>
              <table:table-cell office:value-type="float" office:value="0.719532">
                <text:p>0.719532</text:p>
              </table:table-cell>
              <table:table-cell office:value-type="float" office:value="0.723902">
                <text:p>0.723902</text:p>
              </table:table-cell>
              <table:table-cell office:value-type="float" office:value="0.728868">
                <text:p>0.728868</text:p>
              </table:table-cell>
              <table:table-cell office:value-type="float" office:value="0.748896">
                <text:p>0.748896</text:p>
              </table:table-cell>
              <table:table-cell office:value-type="float" office:value="0.779552">
                <text:p>0.779552</text:p>
              </table:table-cell>
              <table:table-cell office:value-type="float" office:value="0.694892">
                <text:p>0.69489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84417">
                <text:p>0.584417</text:p>
              </table:table-cell>
              <table:table-cell office:value-type="float" office:value="0.662703">
                <text:p>0.662703</text:p>
              </table:table-cell>
              <table:table-cell office:value-type="float" office:value="0.68886">
                <text:p>0.68886</text:p>
              </table:table-cell>
              <table:table-cell office:value-type="float" office:value="0.704281">
                <text:p>0.704281</text:p>
              </table:table-cell>
              <table:table-cell office:value-type="float" office:value="0.711255">
                <text:p>0.711255</text:p>
              </table:table-cell>
              <table:table-cell office:value-type="float" office:value="0.715652">
                <text:p>0.715652</text:p>
              </table:table-cell>
              <table:table-cell office:value-type="float" office:value="0.72085">
                <text:p>0.72085</text:p>
              </table:table-cell>
              <table:table-cell office:value-type="float" office:value="0.725264">
                <text:p>0.725264</text:p>
              </table:table-cell>
              <table:table-cell office:value-type="float" office:value="0.732346">
                <text:p>0.732346</text:p>
              </table:table-cell>
              <table:table-cell office:value-type="float" office:value="0.756972">
                <text:p>0.756972</text:p>
              </table:table-cell>
              <table:table-cell office:value-type="float" office:value="0.779552">
                <text:p>0.779552</text:p>
              </table:table-cell>
              <table:table-cell office:value-type="float" office:value="0.70026">
                <text:p>0.7002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11026">
                <text:p>0.611026</text:p>
              </table:table-cell>
              <table:table-cell office:value-type="float" office:value="0.668342">
                <text:p>0.668342</text:p>
              </table:table-cell>
              <table:table-cell office:value-type="float" office:value="0.689165">
                <text:p>0.689165</text:p>
              </table:table-cell>
              <table:table-cell office:value-type="float" office:value="0.703754">
                <text:p>0.703754</text:p>
              </table:table-cell>
              <table:table-cell office:value-type="float" office:value="0.710975">
                <text:p>0.710975</text:p>
              </table:table-cell>
              <table:table-cell office:value-type="float" office:value="0.715345">
                <text:p>0.715345</text:p>
              </table:table-cell>
              <table:table-cell office:value-type="float" office:value="0.720105">
                <text:p>0.720105</text:p>
              </table:table-cell>
              <table:table-cell office:value-type="float" office:value="0.723657">
                <text:p>0.723657</text:p>
              </table:table-cell>
              <table:table-cell office:value-type="float" office:value="0.729953">
                <text:p>0.729953</text:p>
              </table:table-cell>
              <table:table-cell office:value-type="float" office:value="0.749053">
                <text:p>0.749053</text:p>
              </table:table-cell>
              <table:table-cell office:value-type="float" office:value="0.779552">
                <text:p>0.779552</text:p>
              </table:table-cell>
              <table:table-cell office:value-type="float" office:value="0.702137">
                <text:p>0.70213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87278">
                <text:p>0.587278</text:p>
              </table:table-cell>
              <table:table-cell office:value-type="float" office:value="0.659988">
                <text:p>0.659988</text:p>
              </table:table-cell>
              <table:table-cell office:value-type="float" office:value="0.685125">
                <text:p>0.685125</text:p>
              </table:table-cell>
              <table:table-cell office:value-type="float" office:value="0.701702">
                <text:p>0.701702</text:p>
              </table:table-cell>
              <table:table-cell office:value-type="float" office:value="0.708962">
                <text:p>0.708962</text:p>
              </table:table-cell>
              <table:table-cell office:value-type="float" office:value="0.714296">
                <text:p>0.714296</text:p>
              </table:table-cell>
              <table:table-cell office:value-type="float" office:value="0.719714">
                <text:p>0.719714</text:p>
              </table:table-cell>
              <table:table-cell office:value-type="float" office:value="0.723905">
                <text:p>0.723905</text:p>
              </table:table-cell>
              <table:table-cell office:value-type="float" office:value="0.73011">
                <text:p>0.73011</text:p>
              </table:table-cell>
              <table:table-cell office:value-type="float" office:value="0.748463">
                <text:p>0.748463</text:p>
              </table:table-cell>
              <table:table-cell office:value-type="float" office:value="0.779552">
                <text:p>0.779552</text:p>
              </table:table-cell>
              <table:table-cell office:value-type="float" office:value="0.697954">
                <text:p>0.69795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52354">
                <text:p>0.552354</text:p>
              </table:table-cell>
              <table:table-cell office:value-type="float" office:value="0.652547">
                <text:p>0.652547</text:p>
              </table:table-cell>
              <table:table-cell office:value-type="float" office:value="0.6795">
                <text:p>0.6795</text:p>
              </table:table-cell>
              <table:table-cell office:value-type="float" office:value="0.701263">
                <text:p>0.701263</text:p>
              </table:table-cell>
              <table:table-cell office:value-type="float" office:value="0.710843">
                <text:p>0.710843</text:p>
              </table:table-cell>
              <table:table-cell office:value-type="float" office:value="0.71679">
                <text:p>0.71679</text:p>
              </table:table-cell>
              <table:table-cell office:value-type="float" office:value="0.721165">
                <text:p>0.721165</text:p>
              </table:table-cell>
              <table:table-cell office:value-type="float" office:value="0.725468">
                <text:p>0.725468</text:p>
              </table:table-cell>
              <table:table-cell office:value-type="float" office:value="0.730835">
                <text:p>0.730835</text:p>
              </table:table-cell>
              <table:table-cell office:value-type="float" office:value="0.753337">
                <text:p>0.753337</text:p>
              </table:table-cell>
              <table:table-cell office:value-type="float" office:value="0.779552">
                <text:p>0.779552</text:p>
              </table:table-cell>
              <table:table-cell office:value-type="float" office:value="0.69441">
                <text:p>0.6944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50886">
                <text:p>0.550886</text:p>
              </table:table-cell>
              <table:table-cell office:value-type="float" office:value="0.640655">
                <text:p>0.640655</text:p>
              </table:table-cell>
              <table:table-cell office:value-type="float" office:value="0.675965">
                <text:p>0.675965</text:p>
              </table:table-cell>
              <table:table-cell office:value-type="float" office:value="0.702301">
                <text:p>0.702301</text:p>
              </table:table-cell>
              <table:table-cell office:value-type="float" office:value="0.712653">
                <text:p>0.712653</text:p>
              </table:table-cell>
              <table:table-cell office:value-type="float" office:value="0.717665">
                <text:p>0.717665</text:p>
              </table:table-cell>
              <table:table-cell office:value-type="float" office:value="0.721216">
                <text:p>0.721216</text:p>
              </table:table-cell>
              <table:table-cell office:value-type="float" office:value="0.72479">
                <text:p>0.72479</text:p>
              </table:table-cell>
              <table:table-cell office:value-type="float" office:value="0.730131">
                <text:p>0.730131</text:p>
              </table:table-cell>
              <table:table-cell office:value-type="float" office:value="0.751392">
                <text:p>0.751392</text:p>
              </table:table-cell>
              <table:table-cell office:value-type="float" office:value="0.779552">
                <text:p>0.779552</text:p>
              </table:table-cell>
              <table:table-cell office:value-type="float" office:value="0.692765">
                <text:p>0.69276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59492">
                <text:p>0.559492</text:p>
              </table:table-cell>
              <table:table-cell office:value-type="float" office:value="0.650904">
                <text:p>0.650904</text:p>
              </table:table-cell>
              <table:table-cell office:value-type="float" office:value="0.675073">
                <text:p>0.675073</text:p>
              </table:table-cell>
              <table:table-cell office:value-type="float" office:value="0.693231">
                <text:p>0.693231</text:p>
              </table:table-cell>
              <table:table-cell office:value-type="float" office:value="0.707972">
                <text:p>0.707972</text:p>
              </table:table-cell>
              <table:table-cell office:value-type="float" office:value="0.714285">
                <text:p>0.714285</text:p>
              </table:table-cell>
              <table:table-cell office:value-type="float" office:value="0.719287">
                <text:p>0.719287</text:p>
              </table:table-cell>
              <table:table-cell office:value-type="float" office:value="0.723438">
                <text:p>0.723438</text:p>
              </table:table-cell>
              <table:table-cell office:value-type="float" office:value="0.7291">
                <text:p>0.7291</text:p>
              </table:table-cell>
              <table:table-cell office:value-type="float" office:value="0.749107">
                <text:p>0.749107</text:p>
              </table:table-cell>
              <table:table-cell office:value-type="float" office:value="0.779552">
                <text:p>0.779552</text:p>
              </table:table-cell>
              <table:table-cell office:value-type="float" office:value="0.692189">
                <text:p>0.6921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64363">
                <text:p>0.564363</text:p>
              </table:table-cell>
              <table:table-cell office:value-type="float" office:value="0.642598">
                <text:p>0.642598</text:p>
              </table:table-cell>
              <table:table-cell office:value-type="float" office:value="0.669576">
                <text:p>0.669576</text:p>
              </table:table-cell>
              <table:table-cell office:value-type="float" office:value="0.690091">
                <text:p>0.690091</text:p>
              </table:table-cell>
              <table:table-cell office:value-type="float" office:value="0.708121">
                <text:p>0.708121</text:p>
              </table:table-cell>
              <table:table-cell office:value-type="float" office:value="0.714463">
                <text:p>0.714463</text:p>
              </table:table-cell>
              <table:table-cell office:value-type="float" office:value="0.719611">
                <text:p>0.719611</text:p>
              </table:table-cell>
              <table:table-cell office:value-type="float" office:value="0.723832">
                <text:p>0.723832</text:p>
              </table:table-cell>
              <table:table-cell office:value-type="float" office:value="0.730236">
                <text:p>0.730236</text:p>
              </table:table-cell>
              <table:table-cell office:value-type="float" office:value="0.755274">
                <text:p>0.755274</text:p>
              </table:table-cell>
              <table:table-cell office:value-type="float" office:value="0.781703">
                <text:p>0.781703</text:p>
              </table:table-cell>
              <table:table-cell office:value-type="float" office:value="0.691816">
                <text:p>0.69181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75503">
                <text:p>0.575503</text:p>
              </table:table-cell>
              <table:table-cell office:value-type="float" office:value="0.647639">
                <text:p>0.647639</text:p>
              </table:table-cell>
              <table:table-cell office:value-type="float" office:value="0.672092">
                <text:p>0.672092</text:p>
              </table:table-cell>
              <table:table-cell office:value-type="float" office:value="0.691598">
                <text:p>0.691598</text:p>
              </table:table-cell>
              <table:table-cell office:value-type="float" office:value="0.707906">
                <text:p>0.707906</text:p>
              </table:table-cell>
              <table:table-cell office:value-type="float" office:value="0.715147">
                <text:p>0.715147</text:p>
              </table:table-cell>
              <table:table-cell office:value-type="float" office:value="0.720013">
                <text:p>0.720013</text:p>
              </table:table-cell>
              <table:table-cell office:value-type="float" office:value="0.724252">
                <text:p>0.724252</text:p>
              </table:table-cell>
              <table:table-cell office:value-type="float" office:value="0.730234">
                <text:p>0.730234</text:p>
              </table:table-cell>
              <table:table-cell office:value-type="float" office:value="0.750557">
                <text:p>0.750557</text:p>
              </table:table-cell>
              <table:table-cell office:value-type="float" office:value="0.781703">
                <text:p>0.781703</text:p>
              </table:table-cell>
              <table:table-cell office:value-type="float" office:value="0.693494">
                <text:p>0.69349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54314">
                <text:p>0.554314</text:p>
              </table:table-cell>
              <table:table-cell office:value-type="float" office:value="0.640785">
                <text:p>0.640785</text:p>
              </table:table-cell>
              <table:table-cell office:value-type="float" office:value="0.668468">
                <text:p>0.668468</text:p>
              </table:table-cell>
              <table:table-cell office:value-type="float" office:value="0.693814">
                <text:p>0.693814</text:p>
              </table:table-cell>
              <table:table-cell office:value-type="float" office:value="0.708299">
                <text:p>0.708299</text:p>
              </table:table-cell>
              <table:table-cell office:value-type="float" office:value="0.713837">
                <text:p>0.713837</text:p>
              </table:table-cell>
              <table:table-cell office:value-type="float" office:value="0.717819">
                <text:p>0.717819</text:p>
              </table:table-cell>
              <table:table-cell office:value-type="float" office:value="0.722249">
                <text:p>0.722249</text:p>
              </table:table-cell>
              <table:table-cell office:value-type="float" office:value="0.728075">
                <text:p>0.728075</text:p>
              </table:table-cell>
              <table:table-cell office:value-type="float" office:value="0.748915">
                <text:p>0.748915</text:p>
              </table:table-cell>
              <table:table-cell office:value-type="float" office:value="0.781703">
                <text:p>0.781703</text:p>
              </table:table-cell>
              <table:table-cell office:value-type="float" office:value="0.689658">
                <text:p>0.68965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66657">
                <text:p>0.566657</text:p>
              </table:table-cell>
              <table:table-cell office:value-type="float" office:value="0.647284">
                <text:p>0.647284</text:p>
              </table:table-cell>
              <table:table-cell office:value-type="float" office:value="0.675697">
                <text:p>0.675697</text:p>
              </table:table-cell>
              <table:table-cell office:value-type="float" office:value="0.698238">
                <text:p>0.698238</text:p>
              </table:table-cell>
              <table:table-cell office:value-type="float" office:value="0.710213">
                <text:p>0.710213</text:p>
              </table:table-cell>
              <table:table-cell office:value-type="float" office:value="0.714425">
                <text:p>0.714425</text:p>
              </table:table-cell>
              <table:table-cell office:value-type="float" office:value="0.718986">
                <text:p>0.718986</text:p>
              </table:table-cell>
              <table:table-cell office:value-type="float" office:value="0.723955">
                <text:p>0.723955</text:p>
              </table:table-cell>
              <table:table-cell office:value-type="float" office:value="0.729219">
                <text:p>0.729219</text:p>
              </table:table-cell>
              <table:table-cell office:value-type="float" office:value="0.747291">
                <text:p>0.747291</text:p>
              </table:table-cell>
              <table:table-cell office:value-type="float" office:value="0.781703">
                <text:p>0.781703</text:p>
              </table:table-cell>
              <table:table-cell office:value-type="float" office:value="0.693197">
                <text:p>0.69319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7446">
                <text:p>0.567446</text:p>
              </table:table-cell>
              <table:table-cell office:value-type="float" office:value="0.649376">
                <text:p>0.649376</text:p>
              </table:table-cell>
              <table:table-cell office:value-type="float" office:value="0.677737">
                <text:p>0.677737</text:p>
              </table:table-cell>
              <table:table-cell office:value-type="float" office:value="0.695864">
                <text:p>0.695864</text:p>
              </table:table-cell>
              <table:table-cell office:value-type="float" office:value="0.708745">
                <text:p>0.708745</text:p>
              </table:table-cell>
              <table:table-cell office:value-type="float" office:value="0.713972">
                <text:p>0.713972</text:p>
              </table:table-cell>
              <table:table-cell office:value-type="float" office:value="0.719391">
                <text:p>0.719391</text:p>
              </table:table-cell>
              <table:table-cell office:value-type="float" office:value="0.723883">
                <text:p>0.723883</text:p>
              </table:table-cell>
              <table:table-cell office:value-type="float" office:value="0.72942">
                <text:p>0.72942</text:p>
              </table:table-cell>
              <table:table-cell office:value-type="float" office:value="0.75169">
                <text:p>0.75169</text:p>
              </table:table-cell>
              <table:table-cell office:value-type="float" office:value="0.785483">
                <text:p>0.785483</text:p>
              </table:table-cell>
              <table:table-cell office:value-type="float" office:value="0.693753">
                <text:p>0.69375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4258">
                <text:p>0.54258</text:p>
              </table:table-cell>
              <table:table-cell office:value-type="float" office:value="0.651997">
                <text:p>0.651997</text:p>
              </table:table-cell>
              <table:table-cell office:value-type="float" office:value="0.678303">
                <text:p>0.678303</text:p>
              </table:table-cell>
              <table:table-cell office:value-type="float" office:value="0.701826">
                <text:p>0.701826</text:p>
              </table:table-cell>
              <table:table-cell office:value-type="float" office:value="0.711456">
                <text:p>0.711456</text:p>
              </table:table-cell>
              <table:table-cell office:value-type="float" office:value="0.715556">
                <text:p>0.715556</text:p>
              </table:table-cell>
              <table:table-cell office:value-type="float" office:value="0.719684">
                <text:p>0.719684</text:p>
              </table:table-cell>
              <table:table-cell office:value-type="float" office:value="0.723909">
                <text:p>0.723909</text:p>
              </table:table-cell>
              <table:table-cell office:value-type="float" office:value="0.729294">
                <text:p>0.729294</text:p>
              </table:table-cell>
              <table:table-cell office:value-type="float" office:value="0.751206">
                <text:p>0.751206</text:p>
              </table:table-cell>
              <table:table-cell office:value-type="float" office:value="0.785483">
                <text:p>0.785483</text:p>
              </table:table-cell>
              <table:table-cell office:value-type="float" office:value="0.692581">
                <text:p>0.69258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25705">
                <text:p>0.525705</text:p>
              </table:table-cell>
              <table:table-cell office:value-type="float" office:value="0.637697">
                <text:p>0.637697</text:p>
              </table:table-cell>
              <table:table-cell office:value-type="float" office:value="0.668725">
                <text:p>0.668725</text:p>
              </table:table-cell>
              <table:table-cell office:value-type="float" office:value="0.694362">
                <text:p>0.694362</text:p>
              </table:table-cell>
              <table:table-cell office:value-type="float" office:value="0.707385">
                <text:p>0.707385</text:p>
              </table:table-cell>
              <table:table-cell office:value-type="float" office:value="0.714405">
                <text:p>0.714405</text:p>
              </table:table-cell>
              <table:table-cell office:value-type="float" office:value="0.719734">
                <text:p>0.719734</text:p>
              </table:table-cell>
              <table:table-cell office:value-type="float" office:value="0.724361">
                <text:p>0.724361</text:p>
              </table:table-cell>
              <table:table-cell office:value-type="float" office:value="0.73061">
                <text:p>0.73061</text:p>
              </table:table-cell>
              <table:table-cell office:value-type="float" office:value="0.75523">
                <text:p>0.75523</text:p>
              </table:table-cell>
              <table:table-cell office:value-type="float" office:value="0.785483">
                <text:p>0.785483</text:p>
              </table:table-cell>
              <table:table-cell office:value-type="float" office:value="0.687821">
                <text:p>0.68782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51358">
                <text:p>0.551358</text:p>
              </table:table-cell>
              <table:table-cell office:value-type="float" office:value="0.644766">
                <text:p>0.644766</text:p>
              </table:table-cell>
              <table:table-cell office:value-type="float" office:value="0.670042">
                <text:p>0.670042</text:p>
              </table:table-cell>
              <table:table-cell office:value-type="float" office:value="0.693447">
                <text:p>0.693447</text:p>
              </table:table-cell>
              <table:table-cell office:value-type="float" office:value="0.707214">
                <text:p>0.707214</text:p>
              </table:table-cell>
              <table:table-cell office:value-type="float" office:value="0.714487">
                <text:p>0.714487</text:p>
              </table:table-cell>
              <table:table-cell office:value-type="float" office:value="0.719">
                <text:p>0.719</text:p>
              </table:table-cell>
              <table:table-cell office:value-type="float" office:value="0.724178">
                <text:p>0.724178</text:p>
              </table:table-cell>
              <table:table-cell office:value-type="float" office:value="0.72966">
                <text:p>0.72966</text:p>
              </table:table-cell>
              <table:table-cell office:value-type="float" office:value="0.752638">
                <text:p>0.752638</text:p>
              </table:table-cell>
              <table:table-cell office:value-type="float" office:value="0.785483">
                <text:p>0.785483</text:p>
              </table:table-cell>
              <table:table-cell office:value-type="float" office:value="0.690679">
                <text:p>0.69067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79606">
                <text:p>0.579606</text:p>
              </table:table-cell>
              <table:table-cell office:value-type="float" office:value="0.658298">
                <text:p>0.658298</text:p>
              </table:table-cell>
              <table:table-cell office:value-type="float" office:value="0.680371">
                <text:p>0.680371</text:p>
              </table:table-cell>
              <table:table-cell office:value-type="float" office:value="0.700808">
                <text:p>0.700808</text:p>
              </table:table-cell>
              <table:table-cell office:value-type="float" office:value="0.709954">
                <text:p>0.709954</text:p>
              </table:table-cell>
              <table:table-cell office:value-type="float" office:value="0.715827">
                <text:p>0.715827</text:p>
              </table:table-cell>
              <table:table-cell office:value-type="float" office:value="0.720837">
                <text:p>0.720837</text:p>
              </table:table-cell>
              <table:table-cell office:value-type="float" office:value="0.725105">
                <text:p>0.725105</text:p>
              </table:table-cell>
              <table:table-cell office:value-type="float" office:value="0.733911">
                <text:p>0.733911</text:p>
              </table:table-cell>
              <table:table-cell office:value-type="float" office:value="0.760161">
                <text:p>0.760161</text:p>
              </table:table-cell>
              <table:table-cell office:value-type="float" office:value="0.785483">
                <text:p>0.785483</text:p>
              </table:table-cell>
              <table:table-cell office:value-type="float" office:value="0.698488">
                <text:p>0.69848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99256">
                <text:p>0.599256</text:p>
              </table:table-cell>
              <table:table-cell office:value-type="float" office:value="0.663798">
                <text:p>0.663798</text:p>
              </table:table-cell>
              <table:table-cell office:value-type="float" office:value="0.68952">
                <text:p>0.68952</text:p>
              </table:table-cell>
              <table:table-cell office:value-type="float" office:value="0.70292">
                <text:p>0.70292</text:p>
              </table:table-cell>
              <table:table-cell office:value-type="float" office:value="0.709746">
                <text:p>0.709746</text:p>
              </table:table-cell>
              <table:table-cell office:value-type="float" office:value="0.714815">
                <text:p>0.714815</text:p>
              </table:table-cell>
              <table:table-cell office:value-type="float" office:value="0.7192">
                <text:p>0.7192</text:p>
              </table:table-cell>
              <table:table-cell office:value-type="float" office:value="0.724162">
                <text:p>0.724162</text:p>
              </table:table-cell>
              <table:table-cell office:value-type="float" office:value="0.732151">
                <text:p>0.732151</text:p>
              </table:table-cell>
              <table:table-cell office:value-type="float" office:value="0.756803">
                <text:p>0.756803</text:p>
              </table:table-cell>
              <table:table-cell office:value-type="float" office:value="0.785483">
                <text:p>0.785483</text:p>
              </table:table-cell>
              <table:table-cell office:value-type="float" office:value="0.701237">
                <text:p>0.70123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9269">
                <text:p>0.59269</text:p>
              </table:table-cell>
              <table:table-cell office:value-type="float" office:value="0.66822">
                <text:p>0.66822</text:p>
              </table:table-cell>
              <table:table-cell office:value-type="float" office:value="0.693294">
                <text:p>0.693294</text:p>
              </table:table-cell>
              <table:table-cell office:value-type="float" office:value="0.70536">
                <text:p>0.70536</text:p>
              </table:table-cell>
              <table:table-cell office:value-type="float" office:value="0.711149">
                <text:p>0.711149</text:p>
              </table:table-cell>
              <table:table-cell office:value-type="float" office:value="0.716067">
                <text:p>0.716067</text:p>
              </table:table-cell>
              <table:table-cell office:value-type="float" office:value="0.720593">
                <text:p>0.720593</text:p>
              </table:table-cell>
              <table:table-cell office:value-type="float" office:value="0.725561">
                <text:p>0.725561</text:p>
              </table:table-cell>
              <table:table-cell office:value-type="float" office:value="0.731459">
                <text:p>0.731459</text:p>
              </table:table-cell>
              <table:table-cell office:value-type="float" office:value="0.754686">
                <text:p>0.754686</text:p>
              </table:table-cell>
              <table:table-cell office:value-type="float" office:value="0.785483">
                <text:p>0.785483</text:p>
              </table:table-cell>
              <table:table-cell office:value-type="float" office:value="0.701908">
                <text:p>0.70190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87618">
                <text:p>0.587618</text:p>
              </table:table-cell>
              <table:table-cell office:value-type="float" office:value="0.675062">
                <text:p>0.675062</text:p>
              </table:table-cell>
              <table:table-cell office:value-type="float" office:value="0.697241">
                <text:p>0.697241</text:p>
              </table:table-cell>
              <table:table-cell office:value-type="float" office:value="0.707015">
                <text:p>0.707015</text:p>
              </table:table-cell>
              <table:table-cell office:value-type="float" office:value="0.713001">
                <text:p>0.713001</text:p>
              </table:table-cell>
              <table:table-cell office:value-type="float" office:value="0.71756">
                <text:p>0.71756</text:p>
              </table:table-cell>
              <table:table-cell office:value-type="float" office:value="0.722163">
                <text:p>0.722163</text:p>
              </table:table-cell>
              <table:table-cell office:value-type="float" office:value="0.72649">
                <text:p>0.72649</text:p>
              </table:table-cell>
              <table:table-cell office:value-type="float" office:value="0.736366">
                <text:p>0.736366</text:p>
              </table:table-cell>
              <table:table-cell office:value-type="float" office:value="0.758238">
                <text:p>0.758238</text:p>
              </table:table-cell>
              <table:table-cell office:value-type="float" office:value="0.785483">
                <text:p>0.785483</text:p>
              </table:table-cell>
              <table:table-cell office:value-type="float" office:value="0.704075">
                <text:p>0.70407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0722">
                <text:p>0.600722</text:p>
              </table:table-cell>
              <table:table-cell office:value-type="float" office:value="0.677164">
                <text:p>0.677164</text:p>
              </table:table-cell>
              <table:table-cell office:value-type="float" office:value="0.700714">
                <text:p>0.700714</text:p>
              </table:table-cell>
              <table:table-cell office:value-type="float" office:value="0.708821">
                <text:p>0.708821</text:p>
              </table:table-cell>
              <table:table-cell office:value-type="float" office:value="0.714745">
                <text:p>0.714745</text:p>
              </table:table-cell>
              <table:table-cell office:value-type="float" office:value="0.718406">
                <text:p>0.718406</text:p>
              </table:table-cell>
              <table:table-cell office:value-type="float" office:value="0.722838">
                <text:p>0.722838</text:p>
              </table:table-cell>
              <table:table-cell office:value-type="float" office:value="0.728824">
                <text:p>0.728824</text:p>
              </table:table-cell>
              <table:table-cell office:value-type="float" office:value="0.742691">
                <text:p>0.742691</text:p>
              </table:table-cell>
              <table:table-cell office:value-type="float" office:value="0.763459">
                <text:p>0.763459</text:p>
              </table:table-cell>
              <table:table-cell office:value-type="float" office:value="0.785483">
                <text:p>0.785483</text:p>
              </table:table-cell>
              <table:table-cell office:value-type="float" office:value="0.707838">
                <text:p>0.70783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211">
                <text:p>0.61211</text:p>
              </table:table-cell>
              <table:table-cell office:value-type="float" office:value="0.677189">
                <text:p>0.677189</text:p>
              </table:table-cell>
              <table:table-cell office:value-type="float" office:value="0.700641">
                <text:p>0.700641</text:p>
              </table:table-cell>
              <table:table-cell office:value-type="float" office:value="0.70838">
                <text:p>0.70838</text:p>
              </table:table-cell>
              <table:table-cell office:value-type="float" office:value="0.714995">
                <text:p>0.714995</text:p>
              </table:table-cell>
              <table:table-cell office:value-type="float" office:value="0.71839">
                <text:p>0.71839</text:p>
              </table:table-cell>
              <table:table-cell office:value-type="float" office:value="0.722444">
                <text:p>0.722444</text:p>
              </table:table-cell>
              <table:table-cell office:value-type="float" office:value="0.728721">
                <text:p>0.728721</text:p>
              </table:table-cell>
              <table:table-cell office:value-type="float" office:value="0.742007">
                <text:p>0.742007</text:p>
              </table:table-cell>
              <table:table-cell office:value-type="float" office:value="0.761981">
                <text:p>0.761981</text:p>
              </table:table-cell>
              <table:table-cell office:value-type="float" office:value="0.785483">
                <text:p>0.785483</text:p>
              </table:table-cell>
              <table:table-cell office:value-type="float" office:value="0.708686">
                <text:p>0.70868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10254">
                <text:p>0.610254</text:p>
              </table:table-cell>
              <table:table-cell office:value-type="float" office:value="0.67695">
                <text:p>0.67695</text:p>
              </table:table-cell>
              <table:table-cell office:value-type="float" office:value="0.695577">
                <text:p>0.695577</text:p>
              </table:table-cell>
              <table:table-cell office:value-type="float" office:value="0.707916">
                <text:p>0.707916</text:p>
              </table:table-cell>
              <table:table-cell office:value-type="float" office:value="0.714531">
                <text:p>0.714531</text:p>
              </table:table-cell>
              <table:table-cell office:value-type="float" office:value="0.718319">
                <text:p>0.718319</text:p>
              </table:table-cell>
              <table:table-cell office:value-type="float" office:value="0.723629">
                <text:p>0.723629</text:p>
              </table:table-cell>
              <table:table-cell office:value-type="float" office:value="0.730995">
                <text:p>0.730995</text:p>
              </table:table-cell>
              <table:table-cell office:value-type="float" office:value="0.750407">
                <text:p>0.750407</text:p>
              </table:table-cell>
              <table:table-cell office:value-type="float" office:value="0.764253">
                <text:p>0.764253</text:p>
              </table:table-cell>
              <table:table-cell office:value-type="float" office:value="0.785483">
                <text:p>0.785483</text:p>
              </table:table-cell>
              <table:table-cell office:value-type="float" office:value="0.709283">
                <text:p>0.70928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98867">
                <text:p>0.598867</text:p>
              </table:table-cell>
              <table:table-cell office:value-type="float" office:value="0.668957">
                <text:p>0.668957</text:p>
              </table:table-cell>
              <table:table-cell office:value-type="float" office:value="0.688733">
                <text:p>0.688733</text:p>
              </table:table-cell>
              <table:table-cell office:value-type="float" office:value="0.703598">
                <text:p>0.703598</text:p>
              </table:table-cell>
              <table:table-cell office:value-type="float" office:value="0.714158">
                <text:p>0.714158</text:p>
              </table:table-cell>
              <table:table-cell office:value-type="float" office:value="0.719194">
                <text:p>0.719194</text:p>
              </table:table-cell>
              <table:table-cell office:value-type="float" office:value="0.725007">
                <text:p>0.725007</text:p>
              </table:table-cell>
              <table:table-cell office:value-type="float" office:value="0.731764">
                <text:p>0.731764</text:p>
              </table:table-cell>
              <table:table-cell office:value-type="float" office:value="0.749161">
                <text:p>0.749161</text:p>
              </table:table-cell>
              <table:table-cell office:value-type="float" office:value="0.763124">
                <text:p>0.763124</text:p>
              </table:table-cell>
              <table:table-cell office:value-type="float" office:value="0.785483">
                <text:p>0.785483</text:p>
              </table:table-cell>
              <table:table-cell office:value-type="float" office:value="0.706256">
                <text:p>0.70625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01988">
                <text:p>0.601988</text:p>
              </table:table-cell>
              <table:table-cell office:value-type="float" office:value="0.678722">
                <text:p>0.678722</text:p>
              </table:table-cell>
              <table:table-cell office:value-type="float" office:value="0.697868">
                <text:p>0.697868</text:p>
              </table:table-cell>
              <table:table-cell office:value-type="float" office:value="0.709966">
                <text:p>0.709966</text:p>
              </table:table-cell>
              <table:table-cell office:value-type="float" office:value="0.71571">
                <text:p>0.71571</text:p>
              </table:table-cell>
              <table:table-cell office:value-type="float" office:value="0.719843">
                <text:p>0.719843</text:p>
              </table:table-cell>
              <table:table-cell office:value-type="float" office:value="0.725646">
                <text:p>0.725646</text:p>
              </table:table-cell>
              <table:table-cell office:value-type="float" office:value="0.730444">
                <text:p>0.730444</text:p>
              </table:table-cell>
              <table:table-cell office:value-type="float" office:value="0.744842">
                <text:p>0.744842</text:p>
              </table:table-cell>
              <table:table-cell office:value-type="float" office:value="0.761688">
                <text:p>0.761688</text:p>
              </table:table-cell>
              <table:table-cell office:value-type="float" office:value="0.785483">
                <text:p>0.785483</text:p>
              </table:table-cell>
              <table:table-cell office:value-type="float" office:value="0.708672">
                <text:p>0.70867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8382">
                <text:p>0.58382</text:p>
              </table:table-cell>
              <table:table-cell office:value-type="float" office:value="0.679838">
                <text:p>0.679838</text:p>
              </table:table-cell>
              <table:table-cell office:value-type="float" office:value="0.701213">
                <text:p>0.701213</text:p>
              </table:table-cell>
              <table:table-cell office:value-type="float" office:value="0.711714">
                <text:p>0.711714</text:p>
              </table:table-cell>
              <table:table-cell office:value-type="float" office:value="0.716353">
                <text:p>0.716353</text:p>
              </table:table-cell>
              <table:table-cell office:value-type="float" office:value="0.720533">
                <text:p>0.720533</text:p>
              </table:table-cell>
              <table:table-cell office:value-type="float" office:value="0.725763">
                <text:p>0.725763</text:p>
              </table:table-cell>
              <table:table-cell office:value-type="float" office:value="0.73177">
                <text:p>0.73177</text:p>
              </table:table-cell>
              <table:table-cell office:value-type="float" office:value="0.744345">
                <text:p>0.744345</text:p>
              </table:table-cell>
              <table:table-cell office:value-type="float" office:value="0.762023">
                <text:p>0.762023</text:p>
              </table:table-cell>
              <table:table-cell office:value-type="float" office:value="0.785483">
                <text:p>0.785483</text:p>
              </table:table-cell>
              <table:table-cell office:value-type="float" office:value="0.707737">
                <text:p>0.70773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31556">
                <text:p>0.531556</text:p>
              </table:table-cell>
              <table:table-cell office:value-type="float" office:value="0.679171">
                <text:p>0.679171</text:p>
              </table:table-cell>
              <table:table-cell office:value-type="float" office:value="0.699134">
                <text:p>0.699134</text:p>
              </table:table-cell>
              <table:table-cell office:value-type="float" office:value="0.710252">
                <text:p>0.710252</text:p>
              </table:table-cell>
              <table:table-cell office:value-type="float" office:value="0.715763">
                <text:p>0.715763</text:p>
              </table:table-cell>
              <table:table-cell office:value-type="float" office:value="0.720305">
                <text:p>0.720305</text:p>
              </table:table-cell>
              <table:table-cell office:value-type="float" office:value="0.725495">
                <text:p>0.725495</text:p>
              </table:table-cell>
              <table:table-cell office:value-type="float" office:value="0.731805">
                <text:p>0.731805</text:p>
              </table:table-cell>
              <table:table-cell office:value-type="float" office:value="0.744034">
                <text:p>0.744034</text:p>
              </table:table-cell>
              <table:table-cell office:value-type="float" office:value="0.761272">
                <text:p>0.761272</text:p>
              </table:table-cell>
              <table:table-cell office:value-type="float" office:value="0.785483">
                <text:p>0.785483</text:p>
              </table:table-cell>
              <table:table-cell office:value-type="float" office:value="0.701879">
                <text:p>0.70187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60489">
                <text:p>0.560489</text:p>
              </table:table-cell>
              <table:table-cell office:value-type="float" office:value="0.681841">
                <text:p>0.681841</text:p>
              </table:table-cell>
              <table:table-cell office:value-type="float" office:value="0.702174">
                <text:p>0.702174</text:p>
              </table:table-cell>
              <table:table-cell office:value-type="float" office:value="0.71117">
                <text:p>0.71117</text:p>
              </table:table-cell>
              <table:table-cell office:value-type="float" office:value="0.715718">
                <text:p>0.715718</text:p>
              </table:table-cell>
              <table:table-cell office:value-type="float" office:value="0.719672">
                <text:p>0.719672</text:p>
              </table:table-cell>
              <table:table-cell office:value-type="float" office:value="0.72485">
                <text:p>0.72485</text:p>
              </table:table-cell>
              <table:table-cell office:value-type="float" office:value="0.7319">
                <text:p>0.7319</text:p>
              </table:table-cell>
              <table:table-cell office:value-type="float" office:value="0.746588">
                <text:p>0.746588</text:p>
              </table:table-cell>
              <table:table-cell office:value-type="float" office:value="0.762823">
                <text:p>0.762823</text:p>
              </table:table-cell>
              <table:table-cell office:value-type="float" office:value="0.785483">
                <text:p>0.785483</text:p>
              </table:table-cell>
              <table:table-cell office:value-type="float" office:value="0.705722">
                <text:p>0.705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